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7.69pt"/>
    </style:style>
    <style:style style:name="co2" style:family="table-column">
      <style:table-column-properties fo:break-before="auto" style:column-width="158.4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ime_series_covid_19_deat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number-columns-repeated="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8" table:default-cell-style-name="Default"/>
        <table:table-column table:style-name="co6" table:number-columns-repeated="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0" table:default-cell-style-name="Default"/>
        <table:table-column table:style-name="co6" table:number-columns-repeated="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9" table:default-cell-style-name="Default"/>
        <table:table-column table:style-name="co6" table:number-columns-repeated="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0" table:default-cell-style-name="Default"/>
        <table:table-column table:style-name="co6" table:number-columns-repeated="9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vince/State</text:p>
          </table:table-cell>
          <table:table-cell office:value-type="string" calcext:value-type="string">
            <text:p>Country/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style-name="ce1" office:value-type="string" calcext:value-type="string">
            <text:p>1/22/20</text:p>
          </table:table-cell>
          <table:table-cell table:style-name="ce1" office:value-type="string" calcext:value-type="string">
            <text:p>1/23/20</text:p>
          </table:table-cell>
          <table:table-cell table:style-name="ce1" office:value-type="string" calcext:value-type="string">
            <text:p>1/24/20</text:p>
          </table:table-cell>
          <table:table-cell table:style-name="ce1" office:value-type="string" calcext:value-type="string">
            <text:p>1/25/20</text:p>
          </table:table-cell>
          <table:table-cell table:style-name="ce1" office:value-type="string" calcext:value-type="string">
            <text:p>1/26/20</text:p>
          </table:table-cell>
          <table:table-cell table:style-name="ce1" office:value-type="string" calcext:value-type="string">
            <text:p>1/27/20</text:p>
          </table:table-cell>
          <table:table-cell table:style-name="ce1" office:value-type="string" calcext:value-type="string">
            <text:p>1/28/20</text:p>
          </table:table-cell>
          <table:table-cell table:style-name="ce1" office:value-type="string" calcext:value-type="string">
            <text:p>1/29/20</text:p>
          </table:table-cell>
          <table:table-cell table:style-name="ce1" office:value-type="string" calcext:value-type="string">
            <text:p>1/30/20</text:p>
          </table:table-cell>
          <table:table-cell table:style-name="ce1" office:value-type="string" calcext:value-type="string">
            <text:p>1/31/20</text:p>
          </table:table-cell>
          <table:table-cell table:style-name="ce1" office:value-type="string" calcext:value-type="string">
            <text:p>2/1/20</text:p>
          </table:table-cell>
          <table:table-cell table:style-name="ce1" office:value-type="string" calcext:value-type="string">
            <text:p>2/2/20</text:p>
          </table:table-cell>
          <table:table-cell table:style-name="ce1" office:value-type="string" calcext:value-type="string">
            <text:p>2/3/20</text:p>
          </table:table-cell>
          <table:table-cell table:style-name="ce1" office:value-type="string" calcext:value-type="string">
            <text:p>2/4/20</text:p>
          </table:table-cell>
          <table:table-cell table:style-name="ce1" office:value-type="string" calcext:value-type="string">
            <text:p>2/5/20</text:p>
          </table:table-cell>
          <table:table-cell table:style-name="ce1" office:value-type="string" calcext:value-type="string">
            <text:p>2/6/20</text:p>
          </table:table-cell>
          <table:table-cell table:style-name="ce1" office:value-type="string" calcext:value-type="string">
            <text:p>2/7/20</text:p>
          </table:table-cell>
          <table:table-cell table:style-name="ce1" office:value-type="string" calcext:value-type="string">
            <text:p>2/8/20</text:p>
          </table:table-cell>
          <table:table-cell table:style-name="ce1" office:value-type="string" calcext:value-type="string">
            <text:p>2/9/20</text:p>
          </table:table-cell>
          <table:table-cell table:style-name="ce1" office:value-type="string" calcext:value-type="string">
            <text:p>2/10/20</text:p>
          </table:table-cell>
          <table:table-cell table:style-name="ce1" office:value-type="string" calcext:value-type="string">
            <text:p>2/11/20</text:p>
          </table:table-cell>
          <table:table-cell table:style-name="ce1" office:value-type="string" calcext:value-type="string">
            <text:p>2/12/20</text:p>
          </table:table-cell>
          <table:table-cell table:style-name="ce1" office:value-type="string" calcext:value-type="string">
            <text:p>2/13/20</text:p>
          </table:table-cell>
          <table:table-cell table:style-name="ce1" office:value-type="string" calcext:value-type="string">
            <text:p>2/14/20</text:p>
          </table:table-cell>
          <table:table-cell table:style-name="ce1" office:value-type="string" calcext:value-type="string">
            <text:p>2/15/20</text:p>
          </table:table-cell>
          <table:table-cell table:style-name="ce1" office:value-type="string" calcext:value-type="string">
            <text:p>2/16/20</text:p>
          </table:table-cell>
          <table:table-cell table:style-name="ce1" office:value-type="string" calcext:value-type="string">
            <text:p>2/17/20</text:p>
          </table:table-cell>
          <table:table-cell table:style-name="ce1" office:value-type="string" calcext:value-type="string">
            <text:p>2/18/20</text:p>
          </table:table-cell>
          <table:table-cell table:style-name="ce1" office:value-type="string" calcext:value-type="string">
            <text:p>2/19/20</text:p>
          </table:table-cell>
          <table:table-cell table:style-name="ce1" office:value-type="string" calcext:value-type="string">
            <text:p>2/20/20</text:p>
          </table:table-cell>
          <table:table-cell table:style-name="ce1" office:value-type="string" calcext:value-type="string">
            <text:p>2/21/20</text:p>
          </table:table-cell>
          <table:table-cell table:style-name="ce1" office:value-type="string" calcext:value-type="string">
            <text:p>2/22/20</text:p>
          </table:table-cell>
          <table:table-cell table:style-name="ce1" office:value-type="string" calcext:value-type="string">
            <text:p>2/23/20</text:p>
          </table:table-cell>
          <table:table-cell table:style-name="ce1" office:value-type="string" calcext:value-type="string">
            <text:p>2/24/20</text:p>
          </table:table-cell>
          <table:table-cell table:style-name="ce1" office:value-type="string" calcext:value-type="string">
            <text:p>2/25/20</text:p>
          </table:table-cell>
          <table:table-cell table:style-name="ce1" office:value-type="string" calcext:value-type="string">
            <text:p>2/26/20</text:p>
          </table:table-cell>
          <table:table-cell table:style-name="ce1" office:value-type="string" calcext:value-type="string">
            <text:p>2/27/20</text:p>
          </table:table-cell>
          <table:table-cell table:style-name="ce1" office:value-type="string" calcext:value-type="string">
            <text:p>2/28/20</text:p>
          </table:table-cell>
          <table:table-cell table:style-name="ce1" office:value-type="string" calcext:value-type="string">
            <text:p>2/29/20</text:p>
          </table:table-cell>
          <table:table-cell table:style-name="ce1" office:value-type="string" calcext:value-type="string">
            <text:p>3/1/20</text:p>
          </table:table-cell>
          <table:table-cell table:style-name="ce1" office:value-type="string" calcext:value-type="string">
            <text:p>3/2/20</text:p>
          </table:table-cell>
          <table:table-cell table:style-name="ce1" office:value-type="string" calcext:value-type="string">
            <text:p>3/3/20</text:p>
          </table:table-cell>
          <table:table-cell table:style-name="ce1" office:value-type="string" calcext:value-type="string">
            <text:p>3/4/20</text:p>
          </table:table-cell>
          <table:table-cell table:style-name="ce1" office:value-type="string" calcext:value-type="string">
            <text:p>3/5/20</text:p>
          </table:table-cell>
          <table:table-cell table:style-name="ce1" office:value-type="string" calcext:value-type="string">
            <text:p>3/6/20</text:p>
          </table:table-cell>
          <table:table-cell table:style-name="ce1" office:value-type="string" calcext:value-type="string">
            <text:p>3/7/20</text:p>
          </table:table-cell>
          <table:table-cell table:style-name="ce1" office:value-type="string" calcext:value-type="string">
            <text:p>3/8/20</text:p>
          </table:table-cell>
          <table:table-cell table:style-name="ce1" office:value-type="string" calcext:value-type="string">
            <text:p>3/9/20</text:p>
          </table:table-cell>
          <table:table-cell table:style-name="ce1" office:value-type="string" calcext:value-type="string">
            <text:p>3/10/20</text:p>
          </table:table-cell>
          <table:table-cell table:style-name="ce1" office:value-type="string" calcext:value-type="string">
            <text:p>3/11/20</text:p>
          </table:table-cell>
          <table:table-cell table:style-name="ce1" office:value-type="string" calcext:value-type="string">
            <text:p>3/12/20</text:p>
          </table:table-cell>
          <table:table-cell table:style-name="ce1" office:value-type="string" calcext:value-type="string">
            <text:p>3/13/20</text:p>
          </table:table-cell>
          <table:table-cell table:style-name="ce1" office:value-type="string" calcext:value-type="string">
            <text:p>3/14/20</text:p>
          </table:table-cell>
          <table:table-cell table:style-name="ce1" office:value-type="string" calcext:value-type="string">
            <text:p>3/15/20</text:p>
          </table:table-cell>
          <table:table-cell table:style-name="ce1" office:value-type="string" calcext:value-type="string">
            <text:p>3/16/20</text:p>
          </table:table-cell>
          <table:table-cell table:style-name="ce1" office:value-type="string" calcext:value-type="string">
            <text:p>3/17/20</text:p>
          </table:table-cell>
          <table:table-cell table:style-name="ce1" office:value-type="string" calcext:value-type="string">
            <text:p>3/18/20</text:p>
          </table:table-cell>
          <table:table-cell table:style-name="ce1" office:value-type="string" calcext:value-type="string">
            <text:p>3/19/20</text:p>
          </table:table-cell>
          <table:table-cell table:style-name="ce1" office:value-type="string" calcext:value-type="string">
            <text:p>3/20/20</text:p>
          </table:table-cell>
          <table:table-cell table:style-name="ce1" office:value-type="string" calcext:value-type="string">
            <text:p>3/21/20</text:p>
          </table:table-cell>
          <table:table-cell table:style-name="ce1" office:value-type="string" calcext:value-type="string">
            <text:p>3/22/20</text:p>
          </table:table-cell>
          <table:table-cell table:style-name="ce1" office:value-type="string" calcext:value-type="string">
            <text:p>3/23/20</text:p>
          </table:table-cell>
          <table:table-cell table:style-name="ce1" office:value-type="string" calcext:value-type="string">
            <text:p>3/24/20</text:p>
          </table:table-cell>
          <table:table-cell table:style-name="ce1" office:value-type="string" calcext:value-type="string">
            <text:p>3/25/20</text:p>
          </table:table-cell>
          <table:table-cell table:style-name="ce1" office:value-type="string" calcext:value-type="string">
            <text:p>3/26/20</text:p>
          </table:table-cell>
          <table:table-cell table:style-name="ce1" office:value-type="string" calcext:value-type="string">
            <text:p>3/27/20</text:p>
          </table:table-cell>
          <table:table-cell table:style-name="ce1" office:value-type="string" calcext:value-type="string">
            <text:p>3/28/20</text:p>
          </table:table-cell>
          <table:table-cell table:style-name="ce1" office:value-type="string" calcext:value-type="string">
            <text:p>3/29/20</text:p>
          </table:table-cell>
          <table:table-cell table:style-name="ce1" office:value-type="string" calcext:value-type="string">
            <text:p>3/30/20</text:p>
          </table:table-cell>
          <table:table-cell table:style-name="ce1" office:value-type="string" calcext:value-type="string">
            <text:p>3/31/20</text:p>
          </table:table-cell>
          <table:table-cell table:style-name="ce1" office:value-type="string" calcext:value-type="string">
            <text:p>4/1/20</text:p>
          </table:table-cell>
          <table:table-cell table:style-name="ce1" office:value-type="string" calcext:value-type="string">
            <text:p>4/2/20</text:p>
          </table:table-cell>
          <table:table-cell table:style-name="ce1" office:value-type="string" calcext:value-type="string">
            <text:p>4/3/20</text:p>
          </table:table-cell>
          <table:table-cell table:style-name="ce1" office:value-type="string" calcext:value-type="string">
            <text:p>4/4/20</text:p>
          </table:table-cell>
          <table:table-cell table:style-name="ce1" office:value-type="string" calcext:value-type="string">
            <text:p>4/5/20</text:p>
          </table:table-cell>
          <table:table-cell table:style-name="ce1" office:value-type="string" calcext:value-type="string">
            <text:p>4/6/20</text:p>
          </table:table-cell>
          <table:table-cell table:style-name="ce1" office:value-type="string" calcext:value-type="string">
            <text:p>4/7/20</text:p>
          </table:table-cell>
          <table:table-cell table:style-name="ce1" office:value-type="string" calcext:value-type="string">
            <text:p>4/8/20</text:p>
          </table:table-cell>
          <table:table-cell table:style-name="ce1" office:value-type="string" calcext:value-type="string">
            <text:p>4/9/20</text:p>
          </table:table-cell>
          <table:table-cell table:style-name="ce1" office:value-type="string" calcext:value-type="string">
            <text:p>4/10/20</text:p>
          </table:table-cell>
          <table:table-cell table:style-name="ce1" office:value-type="string" calcext:value-type="string">
            <text:p>4/11/20</text:p>
          </table:table-cell>
          <table:table-cell table:style-name="ce1" office:value-type="string" calcext:value-type="string">
            <text:p>4/12/20</text:p>
          </table:table-cell>
          <table:table-cell table:style-name="ce1" office:value-type="string" calcext:value-type="string">
            <text:p>4/13/20</text:p>
          </table:table-cell>
          <table:table-cell table:style-name="ce1" office:value-type="string" calcext:value-type="string">
            <text:p>4/14/20</text:p>
          </table:table-cell>
          <table:table-cell table:style-name="ce1" office:value-type="string" calcext:value-type="string">
            <text:p>4/15/20</text:p>
          </table:table-cell>
          <table:table-cell table:style-name="ce1" office:value-type="string" calcext:value-type="string">
            <text:p>4/16/20</text:p>
          </table:table-cell>
          <table:table-cell table:style-name="ce1" office:value-type="string" calcext:value-type="string">
            <text:p>4/17/20</text:p>
          </table:table-cell>
          <table:table-cell table:style-name="ce1" office:value-type="string" calcext:value-type="string">
            <text:p>4/18/20</text:p>
          </table:table-cell>
          <table:table-cell table:style-name="ce1" office:value-type="string" calcext:value-type="string">
            <text:p>4/19/20</text:p>
          </table:table-cell>
          <table:table-cell table:style-name="ce1" office:value-type="string" calcext:value-type="string">
            <text:p>4/20/20</text:p>
          </table:table-cell>
          <table:table-cell table:style-name="ce1" office:value-type="string" calcext:value-type="string">
            <text:p>4/21/20</text:p>
          </table:table-cell>
          <table:table-cell table:style-name="ce1" office:value-type="string" calcext:value-type="string">
            <text:p>4/22/20</text:p>
          </table:table-cell>
          <table:table-cell table:style-name="ce1" office:value-type="string" calcext:value-type="string">
            <text:p>4/23/20</text:p>
          </table:table-cell>
          <table:table-cell table:style-name="ce1" office:value-type="string" calcext:value-type="string">
            <text:p>4/24/20</text:p>
          </table:table-cell>
          <table:table-cell table:style-name="ce1" office:value-type="string" calcext:value-type="string">
            <text:p>4/25/20</text:p>
          </table:table-cell>
          <table:table-cell table:style-name="ce1" office:value-type="string" calcext:value-type="string">
            <text:p>4/26/20</text:p>
          </table:table-cell>
          <table:table-cell table:style-name="ce1" office:value-type="string" calcext:value-type="string">
            <text:p>4/27/20</text:p>
          </table:table-cell>
          <table:table-cell table:style-name="ce1" office:value-type="string" calcext:value-type="string">
            <text:p>4/28/20</text:p>
          </table:table-cell>
          <table:table-cell table:style-name="ce1" office:value-type="string" calcext:value-type="string">
            <text:p>4/29/20</text:p>
          </table:table-cell>
          <table:table-cell table:style-name="ce1" office:value-type="string" calcext:value-type="string">
            <text:p>4/30/20</text:p>
          </table:table-cell>
          <table:table-cell table:style-name="ce1" office:value-type="string" calcext:value-type="string">
            <text:p>5/1/20</text:p>
          </table:table-cell>
          <table:table-cell table:style-name="ce1" office:value-type="string" calcext:value-type="string">
            <text:p>5/2/20</text:p>
          </table:table-cell>
          <table:table-cell table:style-name="ce1" office:value-type="string" calcext:value-type="string">
            <text:p>5/3/20</text:p>
          </table:table-cell>
          <table:table-cell table:style-name="ce1" office:value-type="string" calcext:value-type="string">
            <text:p>5/4/20</text:p>
          </table:table-cell>
          <table:table-cell table:style-name="ce1" office:value-type="string" calcext:value-type="string">
            <text:p>5/5/20</text:p>
          </table:table-cell>
          <table:table-cell table:style-name="ce1" office:value-type="string" calcext:value-type="string">
            <text:p>5/6/20</text:p>
          </table:table-cell>
          <table:table-cell table:style-name="ce1" office:value-type="string" calcext:value-type="string">
            <text:p>5/7/20</text:p>
          </table:table-cell>
          <table:table-cell table:style-name="ce1" office:value-type="string" calcext:value-type="string">
            <text:p>5/8/20</text:p>
          </table:table-cell>
          <table:table-cell table:style-name="ce1" office:value-type="string" calcext:value-type="string">
            <text:p>5/9/20</text:p>
          </table:table-cell>
          <table:table-cell table:style-name="ce1" office:value-type="string" calcext:value-type="string">
            <text:p>5/10/20</text:p>
          </table:table-cell>
          <table:table-cell table:style-name="ce1" office:value-type="string" calcext:value-type="string">
            <text:p>5/11/20</text:p>
          </table:table-cell>
          <table:table-cell table:style-name="ce1" office:value-type="string" calcext:value-type="string">
            <text:p>5/12/20</text:p>
          </table:table-cell>
          <table:table-cell table:style-name="ce1" office:value-type="string" calcext:value-type="string">
            <text:p>5/13/20</text:p>
          </table:table-cell>
          <table:table-cell table:style-name="ce1" office:value-type="string" calcext:value-type="string">
            <text:p>5/14/20</text:p>
          </table:table-cell>
          <table:table-cell table:style-name="ce1" office:value-type="string" calcext:value-type="string">
            <text:p>5/15/20</text:p>
          </table:table-cell>
          <table:table-cell table:style-name="ce1" office:value-type="string" calcext:value-type="string">
            <text:p>5/16/20</text:p>
          </table:table-cell>
          <table:table-cell table:style-name="ce1" office:value-type="string" calcext:value-type="string">
            <text:p>5/17/20</text:p>
          </table:table-cell>
          <table:table-cell table:style-name="ce1" office:value-type="string" calcext:value-type="string">
            <text:p>5/18/20</text:p>
          </table:table-cell>
          <table:table-cell table:style-name="ce1" office:value-type="string" calcext:value-type="string">
            <text:p>5/19/20</text:p>
          </table:table-cell>
          <table:table-cell table:style-name="ce1" office:value-type="string" calcext:value-type="string">
            <text:p>5/20/20</text:p>
          </table:table-cell>
          <table:table-cell table:style-name="ce1" office:value-type="string" calcext:value-type="string">
            <text:p>5/21/20</text:p>
          </table:table-cell>
          <table:table-cell table:style-name="ce1" office:value-type="string" calcext:value-type="string">
            <text:p>5/22/20</text:p>
          </table:table-cell>
          <table:table-cell table:style-name="ce1" office:value-type="string" calcext:value-type="string">
            <text:p>5/23/20</text:p>
          </table:table-cell>
          <table:table-cell table:style-name="ce1" office:value-type="string" calcext:value-type="string">
            <text:p>5/24/20</text:p>
          </table:table-cell>
          <table:table-cell table:style-name="ce1" office:value-type="string" calcext:value-type="string">
            <text:p>5/25/20</text:p>
          </table:table-cell>
          <table:table-cell table:style-name="ce1" office:value-type="string" calcext:value-type="string">
            <text:p>5/26/20</text:p>
          </table:table-cell>
          <table:table-cell table:style-name="ce1" office:value-type="string" calcext:value-type="string">
            <text:p>5/27/20</text:p>
          </table:table-cell>
          <table:table-cell table:style-name="ce1" office:value-type="string" calcext:value-type="string">
            <text:p>5/28/20</text:p>
          </table:table-cell>
          <table:table-cell table:style-name="ce1" office:value-type="string" calcext:value-type="string">
            <text:p>5/29/20</text:p>
          </table:table-cell>
          <table:table-cell table:style-name="ce1" office:value-type="string" calcext:value-type="string">
            <text:p>5/30/20</text:p>
          </table:table-cell>
          <table:table-cell table:style-name="ce1" office:value-type="string" calcext:value-type="string">
            <text:p>5/31/20</text:p>
          </table:table-cell>
          <table:table-cell table:style-name="ce1" office:value-type="string" calcext:value-type="string">
            <text:p>6/1/20</text:p>
          </table:table-cell>
          <table:table-cell table:style-name="ce1" office:value-type="string" calcext:value-type="string">
            <text:p>6/2/20</text:p>
          </table:table-cell>
          <table:table-cell table:style-name="ce1" office:value-type="string" calcext:value-type="string">
            <text:p>6/3/20</text:p>
          </table:table-cell>
          <table:table-cell table:style-name="ce1" office:value-type="string" calcext:value-type="string">
            <text:p>6/4/20</text:p>
          </table:table-cell>
          <table:table-cell table:style-name="ce1" office:value-type="string" calcext:value-type="string">
            <text:p>6/5/20</text:p>
          </table:table-cell>
          <table:table-cell table:style-name="ce1" office:value-type="string" calcext:value-type="string">
            <text:p>6/6/20</text:p>
          </table:table-cell>
          <table:table-cell table:style-name="ce1" office:value-type="string" calcext:value-type="string">
            <text:p>6/7/20</text:p>
          </table:table-cell>
          <table:table-cell table:style-name="ce1" office:value-type="string" calcext:value-type="string">
            <text:p>6/8/20</text:p>
          </table:table-cell>
          <table:table-cell table:style-name="ce1" office:value-type="string" calcext:value-type="string">
            <text:p>6/9/20</text:p>
          </table:table-cell>
          <table:table-cell table:style-name="ce1" office:value-type="string" calcext:value-type="string">
            <text:p>6/10/20</text:p>
          </table:table-cell>
          <table:table-cell table:style-name="ce1" office:value-type="string" calcext:value-type="string">
            <text:p>6/11/20</text:p>
          </table:table-cell>
          <table:table-cell table:style-name="ce1" office:value-type="string" calcext:value-type="string">
            <text:p>6/12/20</text:p>
          </table:table-cell>
        </table:table-row>
        <table:table-row-group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fghanistan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65" calcext:value-type="float">
                <text:p>65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5" calcext:value-type="float">
                <text:p>25</text:p>
              </table:table-cell>
              <table:table-cell table:number-columns-repeated="3" office:value-type="float" office:value="30" calcext:value-type="float">
                <text:p>30</text:p>
              </table:table-cell>
              <table:table-cell office:value-type="float" office:value="33" calcext:value-type="float">
                <text:p>33</text:p>
              </table:table-cell>
              <table:table-cell table:number-columns-repeated="2" office:value-type="float" office:value="36" calcext:value-type="float">
                <text:p>36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5" calcext:value-type="float">
                <text:p>95</text:p>
              </table:table-cell>
              <table:table-cell office:value-type="float" office:value="104" calcext:value-type="float">
                <text:p>104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109" calcext:value-type="float">
                <text:p>109</text:p>
              </table:table-cell>
              <table:table-cell office:value-type="float" office:value="115" calcext:value-type="float">
                <text:p>115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53" calcext:value-type="float">
                <text:p>153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73" calcext:value-type="float">
                <text:p>173</text:p>
              </table:table-cell>
              <table:table-cell office:value-type="float" office:value="178" calcext:value-type="float">
                <text:p>178</text:p>
              </table:table-cell>
              <table:table-cell office:value-type="float" office:value="187" calcext:value-type="float">
                <text:p>187</text:p>
              </table:table-cell>
              <table:table-cell office:value-type="float" office:value="193" calcext:value-type="float">
                <text:p>193</text:p>
              </table:table-cell>
              <table:table-cell office:value-type="float" office:value="205" calcext:value-type="float">
                <text:p>205</text:p>
              </table:table-cell>
              <table:table-cell office:value-type="float" office:value="216" calcext:value-type="float">
                <text:p>216</text:p>
              </table:table-cell>
              <table:table-cell office:value-type="float" office:value="218" calcext:value-type="float">
                <text:p>218</text:p>
              </table:table-cell>
              <table:table-cell office:value-type="float" office:value="219" calcext:value-type="float">
                <text:p>219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27" calcext:value-type="float">
                <text:p>227</text:p>
              </table:table-cell>
              <table:table-cell office:value-type="float" office:value="235" calcext:value-type="float">
                <text:p>235</text:p>
              </table:table-cell>
              <table:table-cell office:value-type="float" office:value="246" calcext:value-type="float">
                <text:p>246</text:p>
              </table:table-cell>
              <table:table-cell office:value-type="float" office:value="249" calcext:value-type="float">
                <text:p>249</text:p>
              </table:table-cell>
              <table:table-cell office:value-type="float" office:value="257" calcext:value-type="float">
                <text:p>257</text:p>
              </table:table-cell>
              <table:table-cell office:value-type="float" office:value="265" calcext:value-type="float">
                <text:p>265</text:p>
              </table:table-cell>
              <table:table-cell office:value-type="float" office:value="270" calcext:value-type="float">
                <text:p>270</text:p>
              </table:table-cell>
              <table:table-cell office:value-type="float" office:value="294" calcext:value-type="float">
                <text:p>294</text:p>
              </table:table-cell>
              <table:table-cell office:value-type="float" office:value="300" calcext:value-type="float">
                <text:p>300</text:p>
              </table:table-cell>
              <table:table-cell office:value-type="float" office:value="309" calcext:value-type="float">
                <text:p>309</text:p>
              </table:table-cell>
              <table:table-cell office:value-type="float" office:value="327" calcext:value-type="float">
                <text:p>327</text:p>
              </table:table-cell>
              <table:table-cell office:value-type="float" office:value="357" calcext:value-type="float">
                <text:p>357</text:p>
              </table:table-cell>
              <table:table-cell office:value-type="float" office:value="369" calcext:value-type="float">
                <text:p>369</text:p>
              </table:table-cell>
              <table:table-cell office:value-type="float" office:value="384" calcext:value-type="float">
                <text:p>384</text:p>
              </table:table-cell>
              <table:table-cell office:value-type="float" office:value="405" calcext:value-type="float">
                <text:p>405</text:p>
              </table:table-cell>
              <table:table-cell office:value-type="float" office:value="426" calcext:value-type="float">
                <text:p>426</text:p>
              </table:table-cell>
              <table:table-cell office:value-type="float" office:value="446" calcext:value-type="float">
                <text:p>44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fghanistan Result</text:p>
            </table:table-cell>
            <table:table-cell table:number-columns-repeated="2"/>
            <table:table-cell table:number-columns-repeated="60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7" office:value-type="float" office:value="4" calcext:value-type="float">
              <text:p>4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office:value-type="float" office:value="11" calcext:value-type="float">
              <text:p>11</text:p>
            </table:table-cell>
            <table:table-cell table:number-columns-repeated="2" office:value-type="float" office:value="14" calcext:value-type="float">
              <text:p>14</text:p>
            </table:table-cell>
            <table:table-cell table:number-columns-repeated="2" office:value-type="float" office:value="15" calcext:value-type="float">
              <text:p>15</text:p>
            </table:table-cell>
            <table:table-cell table:number-columns-repeated="2" office:value-type="float" office:value="18" calcext:value-type="float">
              <text:p>18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5" calcext:value-type="float">
              <text:p>25</text:p>
            </table:table-cell>
            <table:table-cell table:number-columns-repeated="3" office:value-type="float" office:value="30" calcext:value-type="float">
              <text:p>30</text:p>
            </table:table-cell>
            <table:table-cell office:value-type="float" office:value="33" calcext:value-type="float">
              <text:p>33</text:p>
            </table:table-cell>
            <table:table-cell table:number-columns-repeated="2"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68" calcext:value-type="float">
              <text:p>68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5" calcext:value-type="float">
              <text:p>95</text:p>
            </table:table-cell>
            <table:table-cell office:value-type="float" office:value="104" calcext:value-type="float">
              <text:p>104</text:p>
            </table:table-cell>
            <table:table-cell office:value-type="float" office:value="106" calcext:value-type="float">
              <text:p>106</text:p>
            </table:table-cell>
            <table:table-cell office:value-type="float" office:value="109" calcext:value-type="float">
              <text:p>109</text:p>
            </table:table-cell>
            <table:table-cell office:value-type="float" office:value="115" calcext:value-type="float">
              <text:p>115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27" calcext:value-type="float">
              <text:p>127</text:p>
            </table:table-cell>
            <table:table-cell office:value-type="float" office:value="132" calcext:value-type="float">
              <text:p>132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53" calcext:value-type="float">
              <text:p>153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73" calcext:value-type="float">
              <text:p>173</text:p>
            </table:table-cell>
            <table:table-cell office:value-type="float" office:value="178" calcext:value-type="float">
              <text:p>178</text:p>
            </table:table-cell>
            <table:table-cell office:value-type="float" office:value="187" calcext:value-type="float">
              <text:p>187</text:p>
            </table:table-cell>
            <table:table-cell office:value-type="float" office:value="193" calcext:value-type="float">
              <text:p>193</text:p>
            </table:table-cell>
            <table:table-cell office:value-type="float" office:value="205" calcext:value-type="float">
              <text:p>205</text:p>
            </table:table-cell>
            <table:table-cell office:value-type="float" office:value="216" calcext:value-type="float">
              <text:p>216</text:p>
            </table:table-cell>
            <table:table-cell office:value-type="float" office:value="218" calcext:value-type="float">
              <text:p>218</text:p>
            </table:table-cell>
            <table:table-cell office:value-type="float" office:value="219" calcext:value-type="float">
              <text:p>219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27" calcext:value-type="float">
              <text:p>227</text:p>
            </table:table-cell>
            <table:table-cell office:value-type="float" office:value="235" calcext:value-type="float">
              <text:p>235</text:p>
            </table:table-cell>
            <table:table-cell office:value-type="float" office:value="246" calcext:value-type="float">
              <text:p>246</text:p>
            </table:table-cell>
            <table:table-cell office:value-type="float" office:value="249" calcext:value-type="float">
              <text:p>249</text:p>
            </table:table-cell>
            <table:table-cell office:value-type="float" office:value="257" calcext:value-type="float">
              <text:p>257</text:p>
            </table:table-cell>
            <table:table-cell office:value-type="float" office:value="265" calcext:value-type="float">
              <text:p>265</text:p>
            </table:table-cell>
            <table:table-cell office:value-type="float" office:value="270" calcext:value-type="float">
              <text:p>270</text:p>
            </table:table-cell>
            <table:table-cell office:value-type="float" office:value="294" calcext:value-type="float">
              <text:p>294</text:p>
            </table:table-cell>
            <table:table-cell office:value-type="float" office:value="300" calcext:value-type="float">
              <text:p>300</text:p>
            </table:table-cell>
            <table:table-cell office:value-type="float" office:value="309" calcext:value-type="float">
              <text:p>309</text:p>
            </table:table-cell>
            <table:table-cell office:value-type="float" office:value="327" calcext:value-type="float">
              <text:p>327</text:p>
            </table:table-cell>
            <table:table-cell office:value-type="float" office:value="357" calcext:value-type="float">
              <text:p>357</text:p>
            </table:table-cell>
            <table:table-cell office:value-type="float" office:value="369" calcext:value-type="float">
              <text:p>369</text:p>
            </table:table-cell>
            <table:table-cell office:value-type="float" office:value="384" calcext:value-type="float">
              <text:p>384</text:p>
            </table:table-cell>
            <table:table-cell office:value-type="float" office:value="405" calcext:value-type="float">
              <text:p>405</text:p>
            </table:table-cell>
            <table:table-cell office:value-type="float" office:value="426" calcext:value-type="float">
              <text:p>426</text:p>
            </table:table-cell>
            <table:table-cell office:value-type="float" office:value="446" calcext:value-type="float">
              <text:p>44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lbania</text:p>
              </table:table-cell>
              <table:table-cell office:value-type="float" office:value="41.1533" calcext:value-type="float">
                <text:p>41.1533</text:p>
              </table:table-cell>
              <table:table-cell office:value-type="float" office:value="20.1683" calcext:value-type="float">
                <text:p>20.1683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table:number-columns-repeated="2" office:value-type="float" office:value="22" calcext:value-type="float">
                <text:p>22</text:p>
              </table:table-cell>
              <table:table-cell table:number-columns-repeated="5"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5" calcext:value-type="float">
                <text:p>25</text:p>
              </table:table-cell>
              <table:table-cell table:number-columns-repeated="6" office:value-type="float" office:value="26" calcext:value-type="float">
                <text:p>26</text:p>
              </table:table-cell>
              <table:table-cell table:number-columns-repeated="4" office:value-type="float" office:value="27" calcext:value-type="float">
                <text:p>27</text:p>
              </table:table-cell>
              <table:table-cell table:number-columns-repeated="2" office:value-type="float" office:value="28" calcext:value-type="float">
                <text:p>28</text:p>
              </table:table-cell>
              <table:table-cell table:number-columns-repeated="2" office:value-type="float" office:value="30" calcext:value-type="float">
                <text:p>30</text:p>
              </table:table-cell>
              <table:table-cell table:number-columns-repeated="24" office:value-type="float" office:value="31" calcext:value-type="float">
                <text:p>31</text:p>
              </table:table-cell>
              <table:table-cell table:number-columns-repeated="2" office:value-type="float" office:value="32" calcext:value-type="float">
                <text:p>32</text:p>
              </table:table-cell>
              <table:table-cell table:number-columns-repeated="11" office:value-type="float" office:value="33" calcext:value-type="float">
                <text:p>33</text:p>
              </table:table-cell>
              <table:table-cell table:number-columns-repeated="5" office:value-type="float" office:value="34" calcext:value-type="float">
                <text:p>34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lbania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7" office:value-type="float" office:value="1" calcext:value-type="float">
              <text:p>1</text:p>
            </table:table-cell>
            <table:table-cell table:number-columns-repeated="5"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table:number-columns-repeated="2"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table:number-columns-repeated="2"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table:number-columns-repeated="2" office:value-type="float" office:value="22" calcext:value-type="float">
              <text:p>22</text:p>
            </table:table-cell>
            <table:table-cell table:number-columns-repeated="5"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5" calcext:value-type="float">
              <text:p>25</text:p>
            </table:table-cell>
            <table:table-cell table:number-columns-repeated="6" office:value-type="float" office:value="26" calcext:value-type="float">
              <text:p>26</text:p>
            </table:table-cell>
            <table:table-cell table:number-columns-repeated="4" office:value-type="float" office:value="27" calcext:value-type="float">
              <text:p>27</text:p>
            </table:table-cell>
            <table:table-cell table:number-columns-repeated="2" office:value-type="float" office:value="28" calcext:value-type="float">
              <text:p>28</text:p>
            </table:table-cell>
            <table:table-cell table:number-columns-repeated="2" office:value-type="float" office:value="30" calcext:value-type="float">
              <text:p>30</text:p>
            </table:table-cell>
            <table:table-cell table:number-columns-repeated="24" office:value-type="float" office:value="31" calcext:value-type="float">
              <text:p>31</text:p>
            </table:table-cell>
            <table:table-cell table:number-columns-repeated="2" office:value-type="float" office:value="32" calcext:value-type="float">
              <text:p>32</text:p>
            </table:table-cell>
            <table:table-cell table:number-columns-repeated="11" office:value-type="float" office:value="33" calcext:value-type="float">
              <text:p>33</text:p>
            </table:table-cell>
            <table:table-cell table:number-columns-repeated="5" office:value-type="float" office:value="34" calcext:value-type="float">
              <text:p>34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lgeria</text:p>
              </table:table-cell>
              <table:table-cell office:value-type="float" office:value="28.0339" calcext:value-type="float">
                <text:p>28.0339</text:p>
              </table:table-cell>
              <table:table-cell office:value-type="float" office:value="1.6596" calcext:value-type="float">
                <text:p>1.6596</text:p>
              </table:table-cell>
              <table:table-cell table:number-columns-repeated="50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5" calcext:value-type="float">
                <text:p>15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130" calcext:value-type="float">
                <text:p>130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73" calcext:value-type="float">
                <text:p>173</text:p>
              </table:table-cell>
              <table:table-cell office:value-type="float" office:value="193" calcext:value-type="float">
                <text:p>193</text:p>
              </table:table-cell>
              <table:table-cell office:value-type="float" office:value="205" calcext:value-type="float">
                <text:p>205</text:p>
              </table:table-cell>
              <table:table-cell office:value-type="float" office:value="235" calcext:value-type="float">
                <text:p>235</text:p>
              </table:table-cell>
              <table:table-cell office:value-type="float" office:value="256" calcext:value-type="float">
                <text:p>256</text:p>
              </table:table-cell>
              <table:table-cell office:value-type="float" office:value="275" calcext:value-type="float">
                <text:p>275</text:p>
              </table:table-cell>
              <table:table-cell office:value-type="float" office:value="293" calcext:value-type="float">
                <text:p>293</text:p>
              </table:table-cell>
              <table:table-cell office:value-type="float" office:value="313" calcext:value-type="float">
                <text:p>313</text:p>
              </table:table-cell>
              <table:table-cell office:value-type="float" office:value="326" calcext:value-type="float">
                <text:p>326</text:p>
              </table:table-cell>
              <table:table-cell office:value-type="float" office:value="336" calcext:value-type="float">
                <text:p>336</text:p>
              </table:table-cell>
              <table:table-cell office:value-type="float" office:value="348" calcext:value-type="float">
                <text:p>348</text:p>
              </table:table-cell>
              <table:table-cell office:value-type="float" office:value="364" calcext:value-type="float">
                <text:p>364</text:p>
              </table:table-cell>
              <table:table-cell office:value-type="float" office:value="367" calcext:value-type="float">
                <text:p>367</text:p>
              </table:table-cell>
              <table:table-cell office:value-type="float" office:value="375" calcext:value-type="float">
                <text:p>375</text:p>
              </table:table-cell>
              <table:table-cell office:value-type="float" office:value="384" calcext:value-type="float">
                <text:p>384</text:p>
              </table:table-cell>
              <table:table-cell office:value-type="float" office:value="392" calcext:value-type="float">
                <text:p>392</text:p>
              </table:table-cell>
              <table:table-cell office:value-type="float" office:value="402" calcext:value-type="float">
                <text:p>402</text:p>
              </table:table-cell>
              <table:table-cell office:value-type="float" office:value="407" calcext:value-type="float">
                <text:p>407</text:p>
              </table:table-cell>
              <table:table-cell office:value-type="float" office:value="415" calcext:value-type="float">
                <text:p>415</text:p>
              </table:table-cell>
              <table:table-cell office:value-type="float" office:value="419" calcext:value-type="float">
                <text:p>419</text:p>
              </table:table-cell>
              <table:table-cell office:value-type="float" office:value="425" calcext:value-type="float">
                <text:p>425</text:p>
              </table:table-cell>
              <table:table-cell office:value-type="float" office:value="432" calcext:value-type="float">
                <text:p>432</text:p>
              </table:table-cell>
              <table:table-cell office:value-type="float" office:value="437" calcext:value-type="float">
                <text:p>437</text:p>
              </table:table-cell>
              <table:table-cell office:value-type="float" office:value="444" calcext:value-type="float">
                <text:p>444</text:p>
              </table:table-cell>
              <table:table-cell office:value-type="float" office:value="450" calcext:value-type="float">
                <text:p>450</text:p>
              </table:table-cell>
              <table:table-cell office:value-type="float" office:value="453" calcext:value-type="float">
                <text:p>453</text:p>
              </table:table-cell>
              <table:table-cell office:value-type="float" office:value="459" calcext:value-type="float">
                <text:p>459</text:p>
              </table:table-cell>
              <table:table-cell office:value-type="float" office:value="463" calcext:value-type="float">
                <text:p>463</text:p>
              </table:table-cell>
              <table:table-cell office:value-type="float" office:value="465" calcext:value-type="float">
                <text:p>465</text:p>
              </table:table-cell>
              <table:table-cell office:value-type="float" office:value="470" calcext:value-type="float">
                <text:p>470</text:p>
              </table:table-cell>
              <table:table-cell office:value-type="float" office:value="476" calcext:value-type="float">
                <text:p>476</text:p>
              </table:table-cell>
              <table:table-cell office:value-type="float" office:value="483" calcext:value-type="float">
                <text:p>483</text:p>
              </table:table-cell>
              <table:table-cell office:value-type="float" office:value="488" calcext:value-type="float">
                <text:p>488</text:p>
              </table:table-cell>
              <table:table-cell office:value-type="float" office:value="494" calcext:value-type="float">
                <text:p>494</text:p>
              </table:table-cell>
              <table:table-cell office:value-type="float" office:value="502" calcext:value-type="float">
                <text:p>502</text:p>
              </table:table-cell>
              <table:table-cell office:value-type="float" office:value="507" calcext:value-type="float">
                <text:p>507</text:p>
              </table:table-cell>
              <table:table-cell office:value-type="float" office:value="515" calcext:value-type="float">
                <text:p>515</text:p>
              </table:table-cell>
              <table:table-cell office:value-type="float" office:value="522" calcext:value-type="float">
                <text:p>522</text:p>
              </table:table-cell>
              <table:table-cell office:value-type="float" office:value="529" calcext:value-type="float">
                <text:p>529</text:p>
              </table:table-cell>
              <table:table-cell office:value-type="float" office:value="536" calcext:value-type="float">
                <text:p>536</text:p>
              </table:table-cell>
              <table:table-cell office:value-type="float" office:value="542" calcext:value-type="float">
                <text:p>542</text:p>
              </table:table-cell>
              <table:table-cell office:value-type="float" office:value="548" calcext:value-type="float">
                <text:p>548</text:p>
              </table:table-cell>
              <table:table-cell office:value-type="float" office:value="555" calcext:value-type="float">
                <text:p>555</text:p>
              </table:table-cell>
              <table:table-cell office:value-type="float" office:value="561" calcext:value-type="float">
                <text:p>561</text:p>
              </table:table-cell>
              <table:table-cell office:value-type="float" office:value="568" calcext:value-type="float">
                <text:p>568</text:p>
              </table:table-cell>
              <table:table-cell office:value-type="float" office:value="575" calcext:value-type="float">
                <text:p>575</text:p>
              </table:table-cell>
              <table:table-cell office:value-type="float" office:value="582" calcext:value-type="float">
                <text:p>582</text:p>
              </table:table-cell>
              <table:table-cell office:value-type="float" office:value="592" calcext:value-type="float">
                <text:p>592</text:p>
              </table:table-cell>
              <table:table-cell office:value-type="float" office:value="600" calcext:value-type="float">
                <text:p>600</text:p>
              </table:table-cell>
              <table:table-cell office:value-type="float" office:value="609" calcext:value-type="float">
                <text:p>609</text:p>
              </table:table-cell>
              <table:table-cell office:value-type="float" office:value="617" calcext:value-type="float">
                <text:p>617</text:p>
              </table:table-cell>
              <table:table-cell office:value-type="float" office:value="623" calcext:value-type="float">
                <text:p>623</text:p>
              </table:table-cell>
              <table:table-cell office:value-type="float" office:value="630" calcext:value-type="float">
                <text:p>630</text:p>
              </table:table-cell>
              <table:table-cell office:value-type="float" office:value="638" calcext:value-type="float">
                <text:p>638</text:p>
              </table:table-cell>
              <table:table-cell office:value-type="float" office:value="646" calcext:value-type="float">
                <text:p>646</text:p>
              </table:table-cell>
              <table:table-cell office:value-type="float" office:value="653" calcext:value-type="float">
                <text:p>653</text:p>
              </table:table-cell>
              <table:table-cell office:value-type="float" office:value="661" calcext:value-type="float">
                <text:p>661</text:p>
              </table:table-cell>
              <table:table-cell office:value-type="float" office:value="667" calcext:value-type="float">
                <text:p>667</text:p>
              </table:table-cell>
              <table:table-cell office:value-type="float" office:value="673" calcext:value-type="float">
                <text:p>673</text:p>
              </table:table-cell>
              <table:table-cell office:value-type="float" office:value="681" calcext:value-type="float">
                <text:p>681</text:p>
              </table:table-cell>
              <table:table-cell office:value-type="float" office:value="690" calcext:value-type="float">
                <text:p>690</text:p>
              </table:table-cell>
              <table:table-cell office:value-type="float" office:value="698" calcext:value-type="float">
                <text:p>698</text:p>
              </table:table-cell>
              <table:table-cell office:value-type="float" office:value="707" calcext:value-type="float">
                <text:p>707</text:p>
              </table:table-cell>
              <table:table-cell office:value-type="float" office:value="715" calcext:value-type="float">
                <text:p>715</text:p>
              </table:table-cell>
              <table:table-cell office:value-type="float" office:value="724" calcext:value-type="float">
                <text:p>724</text:p>
              </table:table-cell>
              <table:table-cell office:value-type="float" office:value="732" calcext:value-type="float">
                <text:p>732</text:p>
              </table:table-cell>
              <table:table-cell office:value-type="float" office:value="741" calcext:value-type="float">
                <text:p>741</text:p>
              </table:table-cell>
              <table:table-cell office:value-type="float" office:value="751" calcext:value-type="float">
                <text:p>75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lgeria Result</text:p>
            </table:table-cell>
            <table:table-cell table:number-columns-repeated="2"/>
            <table:table-cell table:number-columns-repeated="50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5" calcext:value-type="float">
              <text:p>15</text:p>
            </table:table-cell>
            <table:table-cell table:number-columns-repeated="2" office:value-type="float" office:value="17" calcext:value-type="float">
              <text:p>17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105" calcext:value-type="float">
              <text:p>105</text:p>
            </table:table-cell>
            <table:table-cell office:value-type="float" office:value="130" calcext:value-type="float">
              <text:p>130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73" calcext:value-type="float">
              <text:p>173</text:p>
            </table:table-cell>
            <table:table-cell office:value-type="float" office:value="193" calcext:value-type="float">
              <text:p>193</text:p>
            </table:table-cell>
            <table:table-cell office:value-type="float" office:value="205" calcext:value-type="float">
              <text:p>205</text:p>
            </table:table-cell>
            <table:table-cell office:value-type="float" office:value="235" calcext:value-type="float">
              <text:p>235</text:p>
            </table:table-cell>
            <table:table-cell office:value-type="float" office:value="256" calcext:value-type="float">
              <text:p>256</text:p>
            </table:table-cell>
            <table:table-cell office:value-type="float" office:value="275" calcext:value-type="float">
              <text:p>275</text:p>
            </table:table-cell>
            <table:table-cell office:value-type="float" office:value="293" calcext:value-type="float">
              <text:p>293</text:p>
            </table:table-cell>
            <table:table-cell office:value-type="float" office:value="313" calcext:value-type="float">
              <text:p>313</text:p>
            </table:table-cell>
            <table:table-cell office:value-type="float" office:value="326" calcext:value-type="float">
              <text:p>326</text:p>
            </table:table-cell>
            <table:table-cell office:value-type="float" office:value="336" calcext:value-type="float">
              <text:p>336</text:p>
            </table:table-cell>
            <table:table-cell office:value-type="float" office:value="348" calcext:value-type="float">
              <text:p>348</text:p>
            </table:table-cell>
            <table:table-cell office:value-type="float" office:value="364" calcext:value-type="float">
              <text:p>364</text:p>
            </table:table-cell>
            <table:table-cell office:value-type="float" office:value="367" calcext:value-type="float">
              <text:p>367</text:p>
            </table:table-cell>
            <table:table-cell office:value-type="float" office:value="375" calcext:value-type="float">
              <text:p>375</text:p>
            </table:table-cell>
            <table:table-cell office:value-type="float" office:value="384" calcext:value-type="float">
              <text:p>384</text:p>
            </table:table-cell>
            <table:table-cell office:value-type="float" office:value="392" calcext:value-type="float">
              <text:p>392</text:p>
            </table:table-cell>
            <table:table-cell office:value-type="float" office:value="402" calcext:value-type="float">
              <text:p>402</text:p>
            </table:table-cell>
            <table:table-cell office:value-type="float" office:value="407" calcext:value-type="float">
              <text:p>407</text:p>
            </table:table-cell>
            <table:table-cell office:value-type="float" office:value="415" calcext:value-type="float">
              <text:p>415</text:p>
            </table:table-cell>
            <table:table-cell office:value-type="float" office:value="419" calcext:value-type="float">
              <text:p>419</text:p>
            </table:table-cell>
            <table:table-cell office:value-type="float" office:value="425" calcext:value-type="float">
              <text:p>425</text:p>
            </table:table-cell>
            <table:table-cell office:value-type="float" office:value="432" calcext:value-type="float">
              <text:p>432</text:p>
            </table:table-cell>
            <table:table-cell office:value-type="float" office:value="437" calcext:value-type="float">
              <text:p>437</text:p>
            </table:table-cell>
            <table:table-cell office:value-type="float" office:value="444" calcext:value-type="float">
              <text:p>444</text:p>
            </table:table-cell>
            <table:table-cell office:value-type="float" office:value="450" calcext:value-type="float">
              <text:p>450</text:p>
            </table:table-cell>
            <table:table-cell office:value-type="float" office:value="453" calcext:value-type="float">
              <text:p>453</text:p>
            </table:table-cell>
            <table:table-cell office:value-type="float" office:value="459" calcext:value-type="float">
              <text:p>459</text:p>
            </table:table-cell>
            <table:table-cell office:value-type="float" office:value="463" calcext:value-type="float">
              <text:p>463</text:p>
            </table:table-cell>
            <table:table-cell office:value-type="float" office:value="465" calcext:value-type="float">
              <text:p>465</text:p>
            </table:table-cell>
            <table:table-cell office:value-type="float" office:value="470" calcext:value-type="float">
              <text:p>470</text:p>
            </table:table-cell>
            <table:table-cell office:value-type="float" office:value="476" calcext:value-type="float">
              <text:p>476</text:p>
            </table:table-cell>
            <table:table-cell office:value-type="float" office:value="483" calcext:value-type="float">
              <text:p>483</text:p>
            </table:table-cell>
            <table:table-cell office:value-type="float" office:value="488" calcext:value-type="float">
              <text:p>488</text:p>
            </table:table-cell>
            <table:table-cell office:value-type="float" office:value="494" calcext:value-type="float">
              <text:p>494</text:p>
            </table:table-cell>
            <table:table-cell office:value-type="float" office:value="502" calcext:value-type="float">
              <text:p>502</text:p>
            </table:table-cell>
            <table:table-cell office:value-type="float" office:value="507" calcext:value-type="float">
              <text:p>507</text:p>
            </table:table-cell>
            <table:table-cell office:value-type="float" office:value="515" calcext:value-type="float">
              <text:p>515</text:p>
            </table:table-cell>
            <table:table-cell office:value-type="float" office:value="522" calcext:value-type="float">
              <text:p>522</text:p>
            </table:table-cell>
            <table:table-cell office:value-type="float" office:value="529" calcext:value-type="float">
              <text:p>529</text:p>
            </table:table-cell>
            <table:table-cell office:value-type="float" office:value="536" calcext:value-type="float">
              <text:p>536</text:p>
            </table:table-cell>
            <table:table-cell office:value-type="float" office:value="542" calcext:value-type="float">
              <text:p>542</text:p>
            </table:table-cell>
            <table:table-cell office:value-type="float" office:value="548" calcext:value-type="float">
              <text:p>548</text:p>
            </table:table-cell>
            <table:table-cell office:value-type="float" office:value="555" calcext:value-type="float">
              <text:p>555</text:p>
            </table:table-cell>
            <table:table-cell office:value-type="float" office:value="561" calcext:value-type="float">
              <text:p>561</text:p>
            </table:table-cell>
            <table:table-cell office:value-type="float" office:value="568" calcext:value-type="float">
              <text:p>568</text:p>
            </table:table-cell>
            <table:table-cell office:value-type="float" office:value="575" calcext:value-type="float">
              <text:p>575</text:p>
            </table:table-cell>
            <table:table-cell office:value-type="float" office:value="582" calcext:value-type="float">
              <text:p>582</text:p>
            </table:table-cell>
            <table:table-cell office:value-type="float" office:value="592" calcext:value-type="float">
              <text:p>592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609" calcext:value-type="float">
              <text:p>609</text:p>
            </table:table-cell>
            <table:table-cell office:value-type="float" office:value="617" calcext:value-type="float">
              <text:p>617</text:p>
            </table:table-cell>
            <table:table-cell office:value-type="float" office:value="623" calcext:value-type="float">
              <text:p>623</text:p>
            </table:table-cell>
            <table:table-cell office:value-type="float" office:value="630" calcext:value-type="float">
              <text:p>630</text:p>
            </table:table-cell>
            <table:table-cell office:value-type="float" office:value="638" calcext:value-type="float">
              <text:p>638</text:p>
            </table:table-cell>
            <table:table-cell office:value-type="float" office:value="646" calcext:value-type="float">
              <text:p>646</text:p>
            </table:table-cell>
            <table:table-cell office:value-type="float" office:value="653" calcext:value-type="float">
              <text:p>653</text:p>
            </table:table-cell>
            <table:table-cell office:value-type="float" office:value="661" calcext:value-type="float">
              <text:p>661</text:p>
            </table:table-cell>
            <table:table-cell office:value-type="float" office:value="667" calcext:value-type="float">
              <text:p>667</text:p>
            </table:table-cell>
            <table:table-cell office:value-type="float" office:value="673" calcext:value-type="float">
              <text:p>673</text:p>
            </table:table-cell>
            <table:table-cell office:value-type="float" office:value="681" calcext:value-type="float">
              <text:p>681</text:p>
            </table:table-cell>
            <table:table-cell office:value-type="float" office:value="690" calcext:value-type="float">
              <text:p>690</text:p>
            </table:table-cell>
            <table:table-cell office:value-type="float" office:value="698" calcext:value-type="float">
              <text:p>698</text:p>
            </table:table-cell>
            <table:table-cell office:value-type="float" office:value="707" calcext:value-type="float">
              <text:p>707</text:p>
            </table:table-cell>
            <table:table-cell office:value-type="float" office:value="715" calcext:value-type="float">
              <text:p>715</text:p>
            </table:table-cell>
            <table:table-cell office:value-type="float" office:value="724" calcext:value-type="float">
              <text:p>724</text:p>
            </table:table-cell>
            <table:table-cell office:value-type="float" office:value="732" calcext:value-type="float">
              <text:p>732</text:p>
            </table:table-cell>
            <table:table-cell office:value-type="float" office:value="741" calcext:value-type="float">
              <text:p>741</text:p>
            </table:table-cell>
            <table:table-cell office:value-type="float" office:value="751" calcext:value-type="float">
              <text:p>75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ndorra</text:p>
              </table:table-cell>
              <table:table-cell office:value-type="float" office:value="42.5063" calcext:value-type="float">
                <text:p>42.5063</text:p>
              </table:table-cell>
              <table:table-cell office:value-type="float" office:value="1.5218" calcext:value-type="float">
                <text:p>1.5218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5" calcext:value-type="float">
                <text:p>25</text:p>
              </table:table-cell>
              <table:table-cell table:number-columns-repeated="2" office:value-type="float" office:value="26" calcext:value-type="float">
                <text:p>26</text:p>
              </table:table-cell>
              <table:table-cell table:number-columns-repeated="2" office:value-type="float" office:value="29" calcext:value-type="float">
                <text:p>29</text:p>
              </table:table-cell>
              <table:table-cell office:value-type="float" office:value="31" calcext:value-type="float">
                <text:p>31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table:number-columns-repeated="2"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table:number-columns-repeated="4" office:value-type="float" office:value="37" calcext:value-type="float">
                <text:p>37</text:p>
              </table:table-cell>
              <table:table-cell table:number-columns-repeated="4" office:value-type="float" office:value="40" calcext:value-type="float">
                <text:p>40</text:p>
              </table:table-cell>
              <table:table-cell office:value-type="float" office:value="41" calcext:value-type="float">
                <text:p>41</text:p>
              </table:table-cell>
              <table:table-cell table:number-columns-repeated="2" office:value-type="float" office:value="42" calcext:value-type="float">
                <text:p>42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2" office:value-type="float" office:value="45" calcext:value-type="float">
                <text:p>45</text:p>
              </table:table-cell>
              <table:table-cell table:number-columns-repeated="2" office:value-type="float" office:value="46" calcext:value-type="float">
                <text:p>46</text:p>
              </table:table-cell>
              <table:table-cell table:number-columns-repeated="2" office:value-type="float" office:value="47" calcext:value-type="float">
                <text:p>47</text:p>
              </table:table-cell>
              <table:table-cell table:number-columns-repeated="4" office:value-type="float" office:value="48" calcext:value-type="float">
                <text:p>48</text:p>
              </table:table-cell>
              <table:table-cell table:number-columns-repeated="3" office:value-type="float" office:value="49" calcext:value-type="float">
                <text:p>49</text:p>
              </table:table-cell>
              <table:table-cell table:number-columns-repeated="28" office:value-type="float" office:value="51" calcext:value-type="float">
                <text:p>5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ndorra Result</text:p>
            </table:table-cell>
            <table:table-cell table:number-columns-repeated="2"/>
            <table:table-cell table:number-columns-repeated="60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3"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5" calcext:value-type="float">
              <text:p>25</text:p>
            </table:table-cell>
            <table:table-cell table:number-columns-repeated="2" office:value-type="float" office:value="26" calcext:value-type="float">
              <text:p>26</text:p>
            </table:table-cell>
            <table:table-cell table:number-columns-repeated="2" office:value-type="float" office:value="29" calcext:value-type="float">
              <text:p>29</text:p>
            </table:table-cell>
            <table:table-cell office:value-type="float" office:value="31" calcext:value-type="float">
              <text:p>31</text:p>
            </table:table-cell>
            <table:table-cell table:number-columns-repeated="2" office:value-type="float" office:value="33" calcext:value-type="float">
              <text:p>33</text:p>
            </table:table-cell>
            <table:table-cell table:number-columns-repeated="2"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table:number-columns-repeated="4" office:value-type="float" office:value="37" calcext:value-type="float">
              <text:p>37</text:p>
            </table:table-cell>
            <table:table-cell table:number-columns-repeated="4" office:value-type="float" office:value="40" calcext:value-type="float">
              <text:p>40</text:p>
            </table:table-cell>
            <table:table-cell office:value-type="float" office:value="41" calcext:value-type="float">
              <text:p>41</text:p>
            </table:table-cell>
            <table:table-cell table:number-columns-repeated="2"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table:number-columns-repeated="2" office:value-type="float" office:value="45" calcext:value-type="float">
              <text:p>45</text:p>
            </table:table-cell>
            <table:table-cell table:number-columns-repeated="2" office:value-type="float" office:value="46" calcext:value-type="float">
              <text:p>46</text:p>
            </table:table-cell>
            <table:table-cell table:number-columns-repeated="2" office:value-type="float" office:value="47" calcext:value-type="float">
              <text:p>47</text:p>
            </table:table-cell>
            <table:table-cell table:number-columns-repeated="4" office:value-type="float" office:value="48" calcext:value-type="float">
              <text:p>48</text:p>
            </table:table-cell>
            <table:table-cell table:number-columns-repeated="3" office:value-type="float" office:value="49" calcext:value-type="float">
              <text:p>49</text:p>
            </table:table-cell>
            <table:table-cell table:number-columns-repeated="28" office:value-type="float" office:value="51" calcext:value-type="float">
              <text:p>5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ngola</text:p>
              </table:table-cell>
              <table:table-cell office:value-type="float" office:value="-11.2027" calcext:value-type="float">
                <text:p>-11.2027</text:p>
              </table:table-cell>
              <table:table-cell office:value-type="float" office:value="17.8739" calcext:value-type="float">
                <text:p>17.8739</text:p>
              </table:table-cell>
              <table:table-cell table:number-columns-repeated="67" office:value-type="float" office:value="0" calcext:value-type="float">
                <text:p>0</text:p>
              </table:table-cell>
              <table:table-cell table:number-columns-repeated="50" office:value-type="float" office:value="2" calcext:value-type="float">
                <text:p>2</text:p>
              </table:table-cell>
              <table:table-cell table:number-columns-repeated="5" office:value-type="float" office:value="3" calcext:value-type="float">
                <text:p>3</text:p>
              </table:table-cell>
              <table:table-cell table:number-columns-repeated="19"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ngola Result</text:p>
            </table:table-cell>
            <table:table-cell table:number-columns-repeated="2"/>
            <table:table-cell table:number-columns-repeated="67" office:value-type="float" office:value="0" calcext:value-type="float">
              <text:p>0</text:p>
            </table:table-cell>
            <table:table-cell table:number-columns-repeated="50" office:value-type="float" office:value="2" calcext:value-type="float">
              <text:p>2</text:p>
            </table:table-cell>
            <table:table-cell table:number-columns-repeated="5" office:value-type="float" office:value="3" calcext:value-type="float">
              <text:p>3</text:p>
            </table:table-cell>
            <table:table-cell table:number-columns-repeated="19"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ntigua and Barbuda</text:p>
              </table:table-cell>
              <table:table-cell office:value-type="float" office:value="17.0608" calcext:value-type="float">
                <text:p>17.0608</text:p>
              </table:table-cell>
              <table:table-cell office:value-type="float" office:value="-61.7964" calcext:value-type="float">
                <text:p>-61.7964</text:p>
              </table:table-cell>
              <table:table-cell table:number-columns-repeated="76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8" office:value-type="float" office:value="2" calcext:value-type="float">
                <text:p>2</text:p>
              </table:table-cell>
              <table:table-cell table:number-columns-repeated="58" office:value-type="float" office:value="3" calcext:value-type="float">
                <text:p>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ntigua and Barbuda Result</text:p>
            </table:table-cell>
            <table:table-cell table:number-columns-repeated="2"/>
            <table:table-cell table:number-columns-repeated="76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8" office:value-type="float" office:value="2" calcext:value-type="float">
              <text:p>2</text:p>
            </table:table-cell>
            <table:table-cell table:number-columns-repeated="58" office:value-type="float" office:value="3" calcext:value-type="float">
              <text:p>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rgentina</text:p>
              </table:table-cell>
              <table:table-cell office:value-type="float" office:value="-38.4161" calcext:value-type="float">
                <text:p>-38.4161</text:p>
              </table:table-cell>
              <table:table-cell office:value-type="float" office:value="-63.6167" calcext:value-type="float">
                <text:p>-63.6167</text:p>
              </table:table-cell>
              <table:table-cell table:number-columns-repeated="46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6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7" calcext:value-type="float">
                <text:p>97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11" calcext:value-type="float">
                <text:p>111</text:p>
              </table:table-cell>
              <table:table-cell office:value-type="float" office:value="115" calcext:value-type="float">
                <text:p>115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29" calcext:value-type="float">
                <text:p>129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47" calcext:value-type="float">
                <text:p>147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65" calcext:value-type="float">
                <text:p>165</text:p>
              </table:table-cell>
              <table:table-cell office:value-type="float" office:value="176" calcext:value-type="float">
                <text:p>176</text:p>
              </table:table-cell>
              <table:table-cell office:value-type="float" office:value="185" calcext:value-type="float">
                <text:p>185</text:p>
              </table:table-cell>
              <table:table-cell office:value-type="float" office:value="192" calcext:value-type="float">
                <text:p>192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207" calcext:value-type="float">
                <text:p>207</text:p>
              </table:table-cell>
              <table:table-cell office:value-type="float" office:value="214" calcext:value-type="float">
                <text:p>214</text:p>
              </table:table-cell>
              <table:table-cell office:value-type="float" office:value="218" calcext:value-type="float">
                <text:p>218</text:p>
              </table:table-cell>
              <table:table-cell office:value-type="float" office:value="225" calcext:value-type="float">
                <text:p>225</text:p>
              </table:table-cell>
              <table:table-cell office:value-type="float" office:value="237" calcext:value-type="float">
                <text:p>237</text:p>
              </table:table-cell>
              <table:table-cell office:value-type="float" office:value="246" calcext:value-type="float">
                <text:p>246</text:p>
              </table:table-cell>
              <table:table-cell office:value-type="float" office:value="260" calcext:value-type="float">
                <text:p>260</text:p>
              </table:table-cell>
              <table:table-cell office:value-type="float" office:value="264" calcext:value-type="float">
                <text:p>264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82" calcext:value-type="float">
                <text:p>282</text:p>
              </table:table-cell>
              <table:table-cell office:value-type="float" office:value="293" calcext:value-type="float">
                <text:p>293</text:p>
              </table:table-cell>
              <table:table-cell office:value-type="float" office:value="300" calcext:value-type="float">
                <text:p>300</text:p>
              </table:table-cell>
              <table:table-cell office:value-type="float" office:value="305" calcext:value-type="float">
                <text:p>305</text:p>
              </table:table-cell>
              <table:table-cell office:value-type="float" office:value="314" calcext:value-type="float">
                <text:p>314</text:p>
              </table:table-cell>
              <table:table-cell office:value-type="float" office:value="319" calcext:value-type="float">
                <text:p>319</text:p>
              </table:table-cell>
              <table:table-cell office:value-type="float" office:value="329" calcext:value-type="float">
                <text:p>329</text:p>
              </table:table-cell>
              <table:table-cell office:value-type="float" office:value="353" calcext:value-type="float">
                <text:p>353</text:p>
              </table:table-cell>
              <table:table-cell office:value-type="float" office:value="356" calcext:value-type="float">
                <text:p>356</text:p>
              </table:table-cell>
              <table:table-cell office:value-type="float" office:value="363" calcext:value-type="float">
                <text:p>363</text:p>
              </table:table-cell>
              <table:table-cell office:value-type="float" office:value="373" calcext:value-type="float">
                <text:p>373</text:p>
              </table:table-cell>
              <table:table-cell office:value-type="float" office:value="382" calcext:value-type="float">
                <text:p>382</text:p>
              </table:table-cell>
              <table:table-cell office:value-type="float" office:value="393" calcext:value-type="float">
                <text:p>393</text:p>
              </table:table-cell>
              <table:table-cell office:value-type="float" office:value="403" calcext:value-type="float">
                <text:p>403</text:p>
              </table:table-cell>
              <table:table-cell office:value-type="float" office:value="416" calcext:value-type="float">
                <text:p>416</text:p>
              </table:table-cell>
              <table:table-cell office:value-type="float" office:value="433" calcext:value-type="float">
                <text:p>433</text:p>
              </table:table-cell>
              <table:table-cell office:value-type="float" office:value="445" calcext:value-type="float">
                <text:p>445</text:p>
              </table:table-cell>
              <table:table-cell office:value-type="float" office:value="452" calcext:value-type="float">
                <text:p>452</text:p>
              </table:table-cell>
              <table:table-cell office:value-type="float" office:value="467" calcext:value-type="float">
                <text:p>467</text:p>
              </table:table-cell>
              <table:table-cell office:value-type="float" office:value="484" calcext:value-type="float">
                <text:p>484</text:p>
              </table:table-cell>
              <table:table-cell office:value-type="float" office:value="500" calcext:value-type="float">
                <text:p>500</text:p>
              </table:table-cell>
              <table:table-cell office:value-type="float" office:value="508" calcext:value-type="float">
                <text:p>508</text:p>
              </table:table-cell>
              <table:table-cell office:value-type="float" office:value="520" calcext:value-type="float">
                <text:p>520</text:p>
              </table:table-cell>
              <table:table-cell office:value-type="float" office:value="528" calcext:value-type="float">
                <text:p>528</text:p>
              </table:table-cell>
              <table:table-cell office:value-type="float" office:value="539" calcext:value-type="float">
                <text:p>539</text:p>
              </table:table-cell>
              <table:table-cell office:value-type="float" office:value="556" calcext:value-type="float">
                <text:p>556</text:p>
              </table:table-cell>
              <table:table-cell office:value-type="float" office:value="569" calcext:value-type="float">
                <text:p>569</text:p>
              </table:table-cell>
              <table:table-cell office:value-type="float" office:value="583" calcext:value-type="float">
                <text:p>583</text:p>
              </table:table-cell>
              <table:table-cell office:value-type="float" office:value="608" calcext:value-type="float">
                <text:p>608</text:p>
              </table:table-cell>
              <table:table-cell office:value-type="float" office:value="632" calcext:value-type="float">
                <text:p>632</text:p>
              </table:table-cell>
              <table:table-cell office:value-type="float" office:value="648" calcext:value-type="float">
                <text:p>648</text:p>
              </table:table-cell>
              <table:table-cell office:value-type="float" office:value="664" calcext:value-type="float">
                <text:p>664</text:p>
              </table:table-cell>
              <table:table-cell office:value-type="float" office:value="693" calcext:value-type="float">
                <text:p>693</text:p>
              </table:table-cell>
              <table:table-cell office:value-type="float" office:value="717" calcext:value-type="float">
                <text:p>717</text:p>
              </table:table-cell>
              <table:table-cell office:value-type="float" office:value="735" calcext:value-type="float">
                <text:p>735</text:p>
              </table:table-cell>
              <table:table-cell office:value-type="float" office:value="765" calcext:value-type="float">
                <text:p>765</text:p>
              </table:table-cell>
              <table:table-cell office:value-type="float" office:value="785" calcext:value-type="float">
                <text:p>78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rgentina Result</text:p>
            </table:table-cell>
            <table:table-cell table:number-columns-repeated="2"/>
            <table:table-cell table:number-columns-repeated="46" office:value-type="float" office:value="0" calcext:value-type="float">
              <text:p>0</text:p>
            </table:table-cell>
            <table:table-cell table:number-columns-repeated="5" office:value-type="float" office:value="1" calcext:value-type="float">
              <text:p>1</text:p>
            </table:table-cell>
            <table:table-cell table:number-columns-repeated="6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7" calcext:value-type="float">
              <text:p>97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11" calcext:value-type="float">
              <text:p>111</text:p>
            </table:table-cell>
            <table:table-cell office:value-type="float" office:value="115" calcext:value-type="float">
              <text:p>115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29" calcext:value-type="float">
              <text:p>129</text:p>
            </table:table-cell>
            <table:table-cell office:value-type="float" office:value="132" calcext:value-type="float">
              <text:p>132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47" calcext:value-type="float">
              <text:p>147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65" calcext:value-type="float">
              <text:p>165</text:p>
            </table:table-cell>
            <table:table-cell office:value-type="float" office:value="176" calcext:value-type="float">
              <text:p>176</text:p>
            </table:table-cell>
            <table:table-cell office:value-type="float" office:value="185" calcext:value-type="float">
              <text:p>185</text:p>
            </table:table-cell>
            <table:table-cell office:value-type="float" office:value="192" calcext:value-type="float">
              <text:p>192</text:p>
            </table:table-cell>
            <table:table-cell office:value-type="float" office:value="197" calcext:value-type="float">
              <text:p>197</text:p>
            </table:table-cell>
            <table:table-cell office:value-type="float" office:value="207" calcext:value-type="float">
              <text:p>207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18" calcext:value-type="float">
              <text:p>218</text:p>
            </table:table-cell>
            <table:table-cell office:value-type="float" office:value="225" calcext:value-type="float">
              <text:p>225</text:p>
            </table:table-cell>
            <table:table-cell office:value-type="float" office:value="237" calcext:value-type="float">
              <text:p>237</text:p>
            </table:table-cell>
            <table:table-cell office:value-type="float" office:value="246" calcext:value-type="float">
              <text:p>246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64" calcext:value-type="float">
              <text:p>264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82" calcext:value-type="float">
              <text:p>282</text:p>
            </table:table-cell>
            <table:table-cell office:value-type="float" office:value="293" calcext:value-type="float">
              <text:p>293</text:p>
            </table:table-cell>
            <table:table-cell office:value-type="float" office:value="300" calcext:value-type="float">
              <text:p>300</text:p>
            </table:table-cell>
            <table:table-cell office:value-type="float" office:value="305" calcext:value-type="float">
              <text:p>305</text:p>
            </table:table-cell>
            <table:table-cell office:value-type="float" office:value="314" calcext:value-type="float">
              <text:p>314</text:p>
            </table:table-cell>
            <table:table-cell office:value-type="float" office:value="319" calcext:value-type="float">
              <text:p>319</text:p>
            </table:table-cell>
            <table:table-cell office:value-type="float" office:value="329" calcext:value-type="float">
              <text:p>329</text:p>
            </table:table-cell>
            <table:table-cell office:value-type="float" office:value="353" calcext:value-type="float">
              <text:p>353</text:p>
            </table:table-cell>
            <table:table-cell office:value-type="float" office:value="356" calcext:value-type="float">
              <text:p>356</text:p>
            </table:table-cell>
            <table:table-cell office:value-type="float" office:value="363" calcext:value-type="float">
              <text:p>363</text:p>
            </table:table-cell>
            <table:table-cell office:value-type="float" office:value="373" calcext:value-type="float">
              <text:p>373</text:p>
            </table:table-cell>
            <table:table-cell office:value-type="float" office:value="382" calcext:value-type="float">
              <text:p>382</text:p>
            </table:table-cell>
            <table:table-cell office:value-type="float" office:value="393" calcext:value-type="float">
              <text:p>393</text:p>
            </table:table-cell>
            <table:table-cell office:value-type="float" office:value="403" calcext:value-type="float">
              <text:p>403</text:p>
            </table:table-cell>
            <table:table-cell office:value-type="float" office:value="416" calcext:value-type="float">
              <text:p>416</text:p>
            </table:table-cell>
            <table:table-cell office:value-type="float" office:value="433" calcext:value-type="float">
              <text:p>433</text:p>
            </table:table-cell>
            <table:table-cell office:value-type="float" office:value="445" calcext:value-type="float">
              <text:p>445</text:p>
            </table:table-cell>
            <table:table-cell office:value-type="float" office:value="452" calcext:value-type="float">
              <text:p>452</text:p>
            </table:table-cell>
            <table:table-cell office:value-type="float" office:value="467" calcext:value-type="float">
              <text:p>467</text:p>
            </table:table-cell>
            <table:table-cell office:value-type="float" office:value="484" calcext:value-type="float">
              <text:p>484</text:p>
            </table:table-cell>
            <table:table-cell office:value-type="float" office:value="500" calcext:value-type="float">
              <text:p>500</text:p>
            </table:table-cell>
            <table:table-cell office:value-type="float" office:value="508" calcext:value-type="float">
              <text:p>508</text:p>
            </table:table-cell>
            <table:table-cell office:value-type="float" office:value="520" calcext:value-type="float">
              <text:p>520</text:p>
            </table:table-cell>
            <table:table-cell office:value-type="float" office:value="528" calcext:value-type="float">
              <text:p>528</text:p>
            </table:table-cell>
            <table:table-cell office:value-type="float" office:value="539" calcext:value-type="float">
              <text:p>539</text:p>
            </table:table-cell>
            <table:table-cell office:value-type="float" office:value="556" calcext:value-type="float">
              <text:p>556</text:p>
            </table:table-cell>
            <table:table-cell office:value-type="float" office:value="569" calcext:value-type="float">
              <text:p>569</text:p>
            </table:table-cell>
            <table:table-cell office:value-type="float" office:value="583" calcext:value-type="float">
              <text:p>583</text:p>
            </table:table-cell>
            <table:table-cell office:value-type="float" office:value="608" calcext:value-type="float">
              <text:p>608</text:p>
            </table:table-cell>
            <table:table-cell office:value-type="float" office:value="632" calcext:value-type="float">
              <text:p>632</text:p>
            </table:table-cell>
            <table:table-cell office:value-type="float" office:value="648" calcext:value-type="float">
              <text:p>648</text:p>
            </table:table-cell>
            <table:table-cell office:value-type="float" office:value="664" calcext:value-type="float">
              <text:p>664</text:p>
            </table:table-cell>
            <table:table-cell office:value-type="float" office:value="693" calcext:value-type="float">
              <text:p>693</text:p>
            </table:table-cell>
            <table:table-cell office:value-type="float" office:value="717" calcext:value-type="float">
              <text:p>717</text:p>
            </table:table-cell>
            <table:table-cell office:value-type="float" office:value="735" calcext:value-type="float">
              <text:p>735</text:p>
            </table:table-cell>
            <table:table-cell office:value-type="float" office:value="765" calcext:value-type="float">
              <text:p>765</text:p>
            </table:table-cell>
            <table:table-cell office:value-type="float" office:value="785" calcext:value-type="float">
              <text:p>78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rmenia</text:p>
              </table:table-cell>
              <table:table-cell office:value-type="float" office:value="40.0691" calcext:value-type="float">
                <text:p>40.0691</text:p>
              </table:table-cell>
              <table:table-cell office:value-type="float" office:value="45.0382" calcext:value-type="float">
                <text:p>45.0382</text:p>
              </table:table-cell>
              <table:table-cell table:number-columns-repeated="64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4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3" office:value-type="float" office:value="24" calcext:value-type="float">
                <text:p>24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2" office:value-type="float" office:value="28" calcext:value-type="float">
                <text:p>28</text:p>
              </table:table-cell>
              <table:table-cell office:value-type="float" office:value="29" calcext:value-type="float">
                <text:p>29</text:p>
              </table:table-cell>
              <table:table-cell table:number-columns-repeated="2" office:value-type="float" office:value="30" calcext:value-type="float">
                <text:p>30</text:p>
              </table:table-cell>
              <table:table-cell office:value-type="float" office:value="32" calcext:value-type="float">
                <text:p>32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9" calcext:value-type="float">
                <text:p>39</text:p>
              </table:table-cell>
              <table:table-cell table:number-columns-repeated="2"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74" calcext:value-type="float">
                <text:p>74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13" calcext:value-type="float">
                <text:p>113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39" calcext:value-type="float">
                <text:p>139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170" calcext:value-type="float">
                <text:p>170</text:p>
              </table:table-cell>
              <table:table-cell office:value-type="float" office:value="176" calcext:value-type="float">
                <text:p>176</text:p>
              </table:table-cell>
              <table:table-cell office:value-type="float" office:value="183" calcext:value-type="float">
                <text:p>183</text:p>
              </table:table-cell>
              <table:table-cell office:value-type="float" office:value="190" calcext:value-type="float">
                <text:p>190</text:p>
              </table:table-cell>
              <table:table-cell office:value-type="float" office:value="200" calcext:value-type="float">
                <text:p>200</text:p>
              </table:table-cell>
              <table:table-cell office:value-type="float" office:value="211" calcext:value-type="float">
                <text:p>211</text:p>
              </table:table-cell>
              <table:table-cell office:value-type="float" office:value="217" calcext:value-type="float">
                <text:p>217</text:p>
              </table:table-cell>
              <table:table-cell office:value-type="float" office:value="227" calcext:value-type="float">
                <text:p>227</text:p>
              </table:table-cell>
              <table:table-cell office:value-type="float" office:value="245" calcext:value-type="float">
                <text:p>245</text:p>
              </table:table-cell>
              <table:table-cell office:value-type="float" office:value="258" calcext:value-type="float">
                <text:p>25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rmenia Result</text:p>
            </table:table-cell>
            <table:table-cell table:number-columns-repeated="2"/>
            <table:table-cell table:number-columns-repeated="64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3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4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table:number-columns-repeated="2" office:value-type="float" office:value="13" calcext:value-type="float">
              <text:p>13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table:number-columns-repeated="2"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table:number-columns-repeated="3" office:value-type="float" office:value="24" calcext:value-type="float">
              <text:p>24</text:p>
            </table:table-cell>
            <table:table-cell office:value-type="float" office:value="27" calcext:value-type="float">
              <text:p>27</text:p>
            </table:table-cell>
            <table:table-cell table:number-columns-repeated="2" office:value-type="float" office:value="28" calcext:value-type="float">
              <text:p>28</text:p>
            </table:table-cell>
            <table:table-cell office:value-type="float" office:value="29" calcext:value-type="float">
              <text:p>29</text:p>
            </table:table-cell>
            <table:table-cell table:number-columns-repeated="2"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table:number-columns-repeated="2"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9" calcext:value-type="float">
              <text:p>39</text:p>
            </table:table-cell>
            <table:table-cell table:number-columns-repeated="2"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74" calcext:value-type="float">
              <text:p>74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81" calcext:value-type="float">
              <text:p>81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91" calcext:value-type="float">
              <text:p>91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13" calcext:value-type="float">
              <text:p>113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7" calcext:value-type="float">
              <text:p>127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39" calcext:value-type="float">
              <text:p>139</text:p>
            </table:table-cell>
            <table:table-cell office:value-type="float" office:value="158" calcext:value-type="float">
              <text:p>158</text:p>
            </table:table-cell>
            <table:table-cell office:value-type="float" office:value="170" calcext:value-type="float">
              <text:p>170</text:p>
            </table:table-cell>
            <table:table-cell office:value-type="float" office:value="176" calcext:value-type="float">
              <text:p>176</text:p>
            </table:table-cell>
            <table:table-cell office:value-type="float" office:value="183" calcext:value-type="float">
              <text:p>183</text:p>
            </table:table-cell>
            <table:table-cell office:value-type="float" office:value="190" calcext:value-type="float">
              <text:p>190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211" calcext:value-type="float">
              <text:p>211</text:p>
            </table:table-cell>
            <table:table-cell office:value-type="float" office:value="217" calcext:value-type="float">
              <text:p>217</text:p>
            </table:table-cell>
            <table:table-cell office:value-type="float" office:value="227" calcext:value-type="float">
              <text:p>227</text:p>
            </table:table-cell>
            <table:table-cell office:value-type="float" office:value="245" calcext:value-type="float">
              <text:p>245</text:p>
            </table:table-cell>
            <table:table-cell office:value-type="float" office:value="258" calcext:value-type="float">
              <text:p>258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Australian Capital Territory</text:p>
              </table:table-cell>
              <table:table-cell office:value-type="string" calcext:value-type="string">
                <text:p>Australia</text:p>
              </table:table-cell>
              <table:table-cell office:value-type="float" office:value="-35.4735" calcext:value-type="float">
                <text:p>-35.4735</text:p>
              </table:table-cell>
              <table:table-cell office:value-type="float" office:value="149.0124" calcext:value-type="float">
                <text:p>149.0124</text:p>
              </table:table-cell>
              <table:table-cell table:number-columns-repeated="68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11" office:value-type="float" office:value="2" calcext:value-type="float">
                <text:p>2</text:p>
              </table:table-cell>
              <table:table-cell table:number-columns-repeated="59"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New South Wales</text:p>
              </table:table-cell>
              <table:table-cell office:value-type="string" calcext:value-type="string">
                <text:p>Australia</text:p>
              </table:table-cell>
              <table:table-cell office:value-type="float" office:value="-33.8688" calcext:value-type="float">
                <text:p>-33.8688</text:p>
              </table:table-cell>
              <table:table-cell office:value-type="float" office:value="151.2093" calcext:value-type="float">
                <text:p>151.2093</text:p>
              </table:table-cell>
              <table:table-cell table:number-columns-repeated="42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9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table:number-columns-repeated="4" office:value-type="float" office:value="7" calcext:value-type="float">
                <text:p>7</text:p>
              </table:table-cell>
              <table:table-cell table:number-columns-repeated="4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3"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4" office:value-type="float" office:value="25" calcext:value-type="float">
                <text:p>25</text:p>
              </table:table-cell>
              <table:table-cell table:number-columns-repeated="6" office:value-type="float" office:value="26" calcext:value-type="float">
                <text:p>26</text:p>
              </table:table-cell>
              <table:table-cell office:value-type="float" office:value="31" calcext:value-type="float">
                <text:p>31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table:number-columns-repeated="2" office:value-type="float" office:value="34" calcext:value-type="float">
                <text:p>34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0" calcext:value-type="float">
                <text:p>40</text:p>
              </table:table-cell>
              <table:table-cell table:number-columns-repeated="2" office:value-type="float" office:value="41" calcext:value-type="float">
                <text:p>41</text:p>
              </table:table-cell>
              <table:table-cell table:number-columns-repeated="2" office:value-type="float" office:value="42" calcext:value-type="float">
                <text:p>42</text:p>
              </table:table-cell>
              <table:table-cell office:value-type="float" office:value="43" calcext:value-type="float">
                <text:p>43</text:p>
              </table:table-cell>
              <table:table-cell table:number-columns-repeated="7" office:value-type="float" office:value="44" calcext:value-type="float">
                <text:p>44</text:p>
              </table:table-cell>
              <table:table-cell table:number-columns-repeated="5" office:value-type="float" office:value="45" calcext:value-type="float">
                <text:p>45</text:p>
              </table:table-cell>
              <table:table-cell table:number-columns-repeated="2" office:value-type="float" office:value="46" calcext:value-type="float">
                <text:p>46</text:p>
              </table:table-cell>
              <table:table-cell table:number-columns-repeated="2" office:value-type="float" office:value="47" calcext:value-type="float">
                <text:p>47</text:p>
              </table:table-cell>
              <table:table-cell table:number-columns-repeated="23" office:value-type="float" office:value="48" calcext:value-type="float">
                <text:p>48</text:p>
              </table:table-cell>
            </table:table-row>
            <table:table-row table:style-name="ro1" table:visibility="collapse">
              <table:table-cell office:value-type="string" calcext:value-type="string">
                <text:p>Northern Territory</text:p>
              </table:table-cell>
              <table:table-cell office:value-type="string" calcext:value-type="string">
                <text:p>Australia</text:p>
              </table:table-cell>
              <table:table-cell office:value-type="float" office:value="-12.4634" calcext:value-type="float">
                <text:p>-12.4634</text:p>
              </table:table-cell>
              <table:table-cell office:value-type="float" office:value="130.8456" calcext:value-type="float">
                <text:p>130.8456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Queensland</text:p>
              </table:table-cell>
              <table:table-cell office:value-type="string" calcext:value-type="string">
                <text:p>Australia</text:p>
              </table:table-cell>
              <table:table-cell office:value-type="float" office:value="-28.0167" calcext:value-type="float">
                <text:p>-28.0167</text:p>
              </table:table-cell>
              <table:table-cell office:value-type="float" office:value="153.4" calcext:value-type="float">
                <text:p>153.4</text:p>
              </table:table-cell>
              <table:table-cell table:number-columns-repeated="64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9" office:value-type="float" office:value="4" calcext:value-type="float">
                <text:p>4</text:p>
              </table:table-cell>
              <table:table-cell table:number-columns-repeated="7" office:value-type="float" office:value="5" calcext:value-type="float">
                <text:p>5</text:p>
              </table:table-cell>
              <table:table-cell table:number-columns-repeated="38" office:value-type="float" office:value="6" calcext:value-type="float">
                <text:p>6</text:p>
              </table:table-cell>
              <table:table-cell table:number-columns-repeated="6" office:value-type="float" office:value="7" calcext:value-type="float">
                <text:p>7</text:p>
              </table:table-cell>
              <table:table-cell table:number-columns-repeated="12" office:value-type="float" office:value="6" calcext:value-type="float">
                <text:p>6</text:p>
              </table:table-cell>
            </table:table-row>
            <table:table-row table:style-name="ro1" table:visibility="collapse">
              <table:table-cell office:value-type="string" calcext:value-type="string">
                <text:p>South Australia</text:p>
              </table:table-cell>
              <table:table-cell office:value-type="string" calcext:value-type="string">
                <text:p>Australia</text:p>
              </table:table-cell>
              <table:table-cell office:value-type="float" office:value="-34.9285" calcext:value-type="float">
                <text:p>-34.9285</text:p>
              </table:table-cell>
              <table:table-cell office:value-type="float" office:value="138.6007" calcext:value-type="float">
                <text:p>138.6007</text:p>
              </table:table-cell>
              <table:table-cell table:number-columns-repeated="76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62" office:value-type="float" office:value="4" calcext:value-type="float">
                <text:p>4</text:p>
              </table:table-cell>
            </table:table-row>
            <table:table-row table:style-name="ro1" table:visibility="collapse">
              <table:table-cell office:value-type="string" calcext:value-type="string">
                <text:p>Tasmania</text:p>
              </table:table-cell>
              <table:table-cell office:value-type="string" calcext:value-type="string">
                <text:p>Australia</text:p>
              </table:table-cell>
              <table:table-cell office:value-type="float" office:value="-41.4545" calcext:value-type="float">
                <text:p>-41.4545</text:p>
              </table:table-cell>
              <table:table-cell office:value-type="float" office:value="145.9707" calcext:value-type="float">
                <text:p>145.9707</text:p>
              </table:table-cell>
              <table:table-cell table:number-columns-repeated="69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table:number-columns-repeated="6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3"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44" office:value-type="float" office:value="13" calcext:value-type="float">
                <text:p>13</text:p>
              </table:table-cell>
            </table:table-row>
            <table:table-row table:style-name="ro1" table:visibility="collapse">
              <table:table-cell office:value-type="string" calcext:value-type="string">
                <text:p>Victoria</text:p>
              </table:table-cell>
              <table:table-cell office:value-type="string" calcext:value-type="string">
                <text:p>Australia</text:p>
              </table:table-cell>
              <table:table-cell office:value-type="float" office:value="-37.8136" calcext:value-type="float">
                <text:p>-37.8136</text:p>
              </table:table-cell>
              <table:table-cell office:value-type="float" office:value="144.9631" calcext:value-type="float">
                <text:p>144.9631</text:p>
              </table:table-cell>
              <table:table-cell table:number-columns-repeated="64" office:value-type="float" office:value="0" calcext:value-type="float">
                <text:p>0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12" office:value-type="float" office:value="14" calcext:value-type="float">
                <text:p>14</text:p>
              </table:table-cell>
              <table:table-cell table:number-columns-repeated="3" office:value-type="float" office:value="16" calcext:value-type="float">
                <text:p>16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table:number-columns-repeated="25" office:value-type="float" office:value="18" calcext:value-type="float">
                <text:p>18</text:p>
              </table:table-cell>
              <table:table-cell table:number-columns-repeated="21" office:value-type="float" office:value="19" calcext:value-type="float">
                <text:p>19</text:p>
              </table:table-cell>
            </table:table-row>
            <table:table-row table:style-name="ro1" table:visibility="collapse">
              <table:table-cell office:value-type="string" calcext:value-type="string">
                <text:p>Western Australia</text:p>
              </table:table-cell>
              <table:table-cell office:value-type="string" calcext:value-type="string">
                <text:p>Australia</text:p>
              </table:table-cell>
              <table:table-cell office:value-type="float" office:value="-31.9505" calcext:value-type="float">
                <text:p>-31.9505</text:p>
              </table:table-cell>
              <table:table-cell office:value-type="float" office:value="115.8605" calcext:value-type="float">
                <text:p>115.8605</text:p>
              </table:table-cell>
              <table:table-cell table:number-columns-repeated="39" office:value-type="float" office:value="0" calcext:value-type="float">
                <text:p>0</text:p>
              </table:table-cell>
              <table:table-cell table:number-columns-repeated="25" office:value-type="float" office:value="1" calcext:value-type="float">
                <text:p>1</text:p>
              </table:table-cell>
              <table:table-cell table:number-columns-repeated="10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9" office:value-type="float" office:value="6" calcext:value-type="float">
                <text:p>6</text:p>
              </table:table-cell>
              <table:table-cell table:number-columns-repeated="7" office:value-type="float" office:value="7" calcext:value-type="float">
                <text:p>7</text:p>
              </table:table-cell>
              <table:table-cell table:number-columns-repeated="9" office:value-type="float" office:value="8" calcext:value-type="float">
                <text:p>8</text:p>
              </table:table-cell>
              <table:table-cell table:number-columns-repeated="41" office:value-type="float" office:value="9" calcext:value-type="float">
                <text:p>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ustralia Result</text:p>
            </table:table-cell>
            <table:table-cell table:number-columns-repeated="2"/>
            <table:table-cell table:number-columns-repeated="3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4" office:value-type="float" office:value="2" calcext:value-type="float">
              <text:p>2</text:p>
            </table:table-cell>
            <table:table-cell table:number-columns-repeated="9"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4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table:number-columns-repeated="2" office:value-type="float" office:value="13" calcext:value-type="float">
              <text:p>13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2" calcext:value-type="float">
              <text:p>62</text:p>
            </table:table-cell>
            <table:table-cell table:number-columns-repeated="2" office:value-type="float" office:value="63" calcext:value-type="float">
              <text:p>63</text:p>
            </table:table-cell>
            <table:table-cell office:value-type="float" office:value="66" calcext:value-type="float">
              <text:p>66</text:p>
            </table:table-cell>
            <table:table-cell table:number-columns-repeated="5" office:value-type="float" office:value="67" calcext:value-type="float">
              <text:p>67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0" calcext:value-type="float">
              <text:p>80</text:p>
            </table:table-cell>
            <table:table-cell table:number-columns-repeated="2" office:value-type="float" office:value="83" calcext:value-type="float">
              <text:p>83</text:p>
            </table:table-cell>
            <table:table-cell office:value-type="float" office:value="89" calcext:value-type="float">
              <text:p>89</text:p>
            </table:table-cell>
            <table:table-cell office:value-type="float" office:value="91" calcext:value-type="float">
              <text:p>91</text:p>
            </table:table-cell>
            <table:table-cell table:number-columns-repeated="2" office:value-type="float" office:value="93" calcext:value-type="float">
              <text:p>93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95" calcext:value-type="float">
              <text:p>95</text:p>
            </table:table-cell>
            <table:table-cell office:value-type="float" office:value="96" calcext:value-type="float">
              <text:p>96</text:p>
            </table:table-cell>
            <table:table-cell table:number-columns-repeated="7" office:value-type="float" office:value="97" calcext:value-type="float">
              <text:p>97</text:p>
            </table:table-cell>
            <table:table-cell table:number-columns-repeated="5" office:value-type="float" office:value="98" calcext:value-type="float">
              <text:p>98</text:p>
            </table:table-cell>
            <table:table-cell table:number-columns-repeated="2" office:value-type="float" office:value="99" calcext:value-type="float">
              <text:p>99</text:p>
            </table:table-cell>
            <table:table-cell table:number-columns-repeated="2" office:value-type="float" office:value="100" calcext:value-type="float">
              <text:p>100</text:p>
            </table:table-cell>
            <table:table-cell table:number-columns-repeated="2" office:value-type="float" office:value="101" calcext:value-type="float">
              <text:p>101</text:p>
            </table:table-cell>
            <table:table-cell table:number-columns-repeated="3" office:value-type="float" office:value="102" calcext:value-type="float">
              <text:p>102</text:p>
            </table:table-cell>
            <table:table-cell table:number-columns-repeated="6" office:value-type="float" office:value="103" calcext:value-type="float">
              <text:p>103</text:p>
            </table:table-cell>
            <table:table-cell table:number-columns-repeated="12" office:value-type="float" office:value="102" calcext:value-type="float">
              <text:p>10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ustria</text:p>
              </table:table-cell>
              <table:table-cell office:value-type="float" office:value="47.5162" calcext:value-type="float">
                <text:p>47.5162</text:p>
              </table:table-cell>
              <table:table-cell office:value-type="float" office:value="14.5501" calcext:value-type="float">
                <text:p>14.5501</text:p>
              </table:table-cell>
              <table:table-cell table:number-columns-repeated="50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28" calcext:value-type="float">
                <text:p>128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86" calcext:value-type="float">
                <text:p>186</text:p>
              </table:table-cell>
              <table:table-cell office:value-type="float" office:value="204" calcext:value-type="float">
                <text:p>204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43" calcext:value-type="float">
                <text:p>243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95" calcext:value-type="float">
                <text:p>295</text:p>
              </table:table-cell>
              <table:table-cell office:value-type="float" office:value="319" calcext:value-type="float">
                <text:p>319</text:p>
              </table:table-cell>
              <table:table-cell office:value-type="float" office:value="337" calcext:value-type="float">
                <text:p>337</text:p>
              </table:table-cell>
              <table:table-cell office:value-type="float" office:value="350" calcext:value-type="float">
                <text:p>350</text:p>
              </table:table-cell>
              <table:table-cell office:value-type="float" office:value="368" calcext:value-type="float">
                <text:p>368</text:p>
              </table:table-cell>
              <table:table-cell office:value-type="float" office:value="384" calcext:value-type="float">
                <text:p>384</text:p>
              </table:table-cell>
              <table:table-cell office:value-type="float" office:value="393" calcext:value-type="float">
                <text:p>393</text:p>
              </table:table-cell>
              <table:table-cell office:value-type="float" office:value="410" calcext:value-type="float">
                <text:p>410</text:p>
              </table:table-cell>
              <table:table-cell office:value-type="float" office:value="431" calcext:value-type="float">
                <text:p>431</text:p>
              </table:table-cell>
              <table:table-cell office:value-type="float" office:value="443" calcext:value-type="float">
                <text:p>443</text:p>
              </table:table-cell>
              <table:table-cell office:value-type="float" office:value="452" calcext:value-type="float">
                <text:p>452</text:p>
              </table:table-cell>
              <table:table-cell office:value-type="float" office:value="470" calcext:value-type="float">
                <text:p>470</text:p>
              </table:table-cell>
              <table:table-cell office:value-type="float" office:value="491" calcext:value-type="float">
                <text:p>491</text:p>
              </table:table-cell>
              <table:table-cell office:value-type="float" office:value="510" calcext:value-type="float">
                <text:p>510</text:p>
              </table:table-cell>
              <table:table-cell office:value-type="float" office:value="522" calcext:value-type="float">
                <text:p>522</text:p>
              </table:table-cell>
              <table:table-cell office:value-type="float" office:value="530" calcext:value-type="float">
                <text:p>530</text:p>
              </table:table-cell>
              <table:table-cell office:value-type="float" office:value="536" calcext:value-type="float">
                <text:p>536</text:p>
              </table:table-cell>
              <table:table-cell office:value-type="float" office:value="542" calcext:value-type="float">
                <text:p>542</text:p>
              </table:table-cell>
              <table:table-cell office:value-type="float" office:value="549" calcext:value-type="float">
                <text:p>549</text:p>
              </table:table-cell>
              <table:table-cell office:value-type="float" office:value="569" calcext:value-type="float">
                <text:p>569</text:p>
              </table:table-cell>
              <table:table-cell office:value-type="float" office:value="580" calcext:value-type="float">
                <text:p>580</text:p>
              </table:table-cell>
              <table:table-cell office:value-type="float" office:value="584" calcext:value-type="float">
                <text:p>584</text:p>
              </table:table-cell>
              <table:table-cell office:value-type="float" office:value="589" calcext:value-type="float">
                <text:p>589</text:p>
              </table:table-cell>
              <table:table-cell office:value-type="float" office:value="596" calcext:value-type="float">
                <text:p>596</text:p>
              </table:table-cell>
              <table:table-cell office:value-type="float" office:value="598" calcext:value-type="float">
                <text:p>598</text:p>
              </table:table-cell>
              <table:table-cell office:value-type="float" office:value="600" calcext:value-type="float">
                <text:p>600</text:p>
              </table:table-cell>
              <table:table-cell office:value-type="float" office:value="606" calcext:value-type="float">
                <text:p>606</text:p>
              </table:table-cell>
              <table:table-cell office:value-type="float" office:value="608" calcext:value-type="float">
                <text:p>608</text:p>
              </table:table-cell>
              <table:table-cell office:value-type="float" office:value="609" calcext:value-type="float">
                <text:p>609</text:p>
              </table:table-cell>
              <table:table-cell office:value-type="float" office:value="614" calcext:value-type="float">
                <text:p>614</text:p>
              </table:table-cell>
              <table:table-cell office:value-type="float" office:value="615" calcext:value-type="float">
                <text:p>615</text:p>
              </table:table-cell>
              <table:table-cell office:value-type="float" office:value="618" calcext:value-type="float">
                <text:p>618</text:p>
              </table:table-cell>
              <table:table-cell office:value-type="float" office:value="620" calcext:value-type="float">
                <text:p>620</text:p>
              </table:table-cell>
              <table:table-cell office:value-type="float" office:value="623" calcext:value-type="float">
                <text:p>623</text:p>
              </table:table-cell>
              <table:table-cell office:value-type="float" office:value="624" calcext:value-type="float">
                <text:p>624</text:p>
              </table:table-cell>
              <table:table-cell office:value-type="float" office:value="626" calcext:value-type="float">
                <text:p>626</text:p>
              </table:table-cell>
              <table:table-cell office:value-type="float" office:value="628" calcext:value-type="float">
                <text:p>628</text:p>
              </table:table-cell>
              <table:table-cell table:number-columns-repeated="3" office:value-type="float" office:value="629" calcext:value-type="float">
                <text:p>629</text:p>
              </table:table-cell>
              <table:table-cell office:value-type="float" office:value="632" calcext:value-type="float">
                <text:p>632</text:p>
              </table:table-cell>
              <table:table-cell table:number-columns-repeated="2" office:value-type="float" office:value="633" calcext:value-type="float">
                <text:p>633</text:p>
              </table:table-cell>
              <table:table-cell office:value-type="float" office:value="635" calcext:value-type="float">
                <text:p>635</text:p>
              </table:table-cell>
              <table:table-cell office:value-type="float" office:value="639" calcext:value-type="float">
                <text:p>639</text:p>
              </table:table-cell>
              <table:table-cell office:value-type="float" office:value="640" calcext:value-type="float">
                <text:p>640</text:p>
              </table:table-cell>
              <table:table-cell office:value-type="float" office:value="641" calcext:value-type="float">
                <text:p>641</text:p>
              </table:table-cell>
              <table:table-cell office:value-type="float" office:value="643" calcext:value-type="float">
                <text:p>643</text:p>
              </table:table-cell>
              <table:table-cell office:value-type="float" office:value="645" calcext:value-type="float">
                <text:p>645</text:p>
              </table:table-cell>
              <table:table-cell table:number-columns-repeated="5" office:value-type="float" office:value="668" calcext:value-type="float">
                <text:p>668</text:p>
              </table:table-cell>
              <table:table-cell office:value-type="float" office:value="669" calcext:value-type="float">
                <text:p>669</text:p>
              </table:table-cell>
              <table:table-cell table:number-columns-repeated="2" office:value-type="float" office:value="670" calcext:value-type="float">
                <text:p>670</text:p>
              </table:table-cell>
              <table:table-cell table:number-columns-repeated="5" office:value-type="float" office:value="672" calcext:value-type="float">
                <text:p>672</text:p>
              </table:table-cell>
              <table:table-cell office:value-type="float" office:value="673" calcext:value-type="float">
                <text:p>673</text:p>
              </table:table-cell>
              <table:table-cell office:value-type="float" office:value="674" calcext:value-type="float">
                <text:p>674</text:p>
              </table:table-cell>
              <table:table-cell office:value-type="float" office:value="675" calcext:value-type="float">
                <text:p>67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ustria Result</text:p>
            </table:table-cell>
            <table:table-cell table:number-columns-repeated="2"/>
            <table:table-cell table:number-columns-repeated="50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8" calcext:value-type="float">
              <text:p>68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28" calcext:value-type="float">
              <text:p>128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58" calcext:value-type="float">
              <text:p>158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86" calcext:value-type="float">
              <text:p>186</text:p>
            </table:table-cell>
            <table:table-cell office:value-type="float" office:value="204" calcext:value-type="float">
              <text:p>204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43" calcext:value-type="float">
              <text:p>243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95" calcext:value-type="float">
              <text:p>295</text:p>
            </table:table-cell>
            <table:table-cell office:value-type="float" office:value="319" calcext:value-type="float">
              <text:p>319</text:p>
            </table:table-cell>
            <table:table-cell office:value-type="float" office:value="337" calcext:value-type="float">
              <text:p>337</text:p>
            </table:table-cell>
            <table:table-cell office:value-type="float" office:value="350" calcext:value-type="float">
              <text:p>350</text:p>
            </table:table-cell>
            <table:table-cell office:value-type="float" office:value="368" calcext:value-type="float">
              <text:p>368</text:p>
            </table:table-cell>
            <table:table-cell office:value-type="float" office:value="384" calcext:value-type="float">
              <text:p>384</text:p>
            </table:table-cell>
            <table:table-cell office:value-type="float" office:value="393" calcext:value-type="float">
              <text:p>393</text:p>
            </table:table-cell>
            <table:table-cell office:value-type="float" office:value="410" calcext:value-type="float">
              <text:p>410</text:p>
            </table:table-cell>
            <table:table-cell office:value-type="float" office:value="431" calcext:value-type="float">
              <text:p>431</text:p>
            </table:table-cell>
            <table:table-cell office:value-type="float" office:value="443" calcext:value-type="float">
              <text:p>443</text:p>
            </table:table-cell>
            <table:table-cell office:value-type="float" office:value="452" calcext:value-type="float">
              <text:p>452</text:p>
            </table:table-cell>
            <table:table-cell office:value-type="float" office:value="470" calcext:value-type="float">
              <text:p>470</text:p>
            </table:table-cell>
            <table:table-cell office:value-type="float" office:value="491" calcext:value-type="float">
              <text:p>491</text:p>
            </table:table-cell>
            <table:table-cell office:value-type="float" office:value="510" calcext:value-type="float">
              <text:p>510</text:p>
            </table:table-cell>
            <table:table-cell office:value-type="float" office:value="522" calcext:value-type="float">
              <text:p>522</text:p>
            </table:table-cell>
            <table:table-cell office:value-type="float" office:value="530" calcext:value-type="float">
              <text:p>530</text:p>
            </table:table-cell>
            <table:table-cell office:value-type="float" office:value="536" calcext:value-type="float">
              <text:p>536</text:p>
            </table:table-cell>
            <table:table-cell office:value-type="float" office:value="542" calcext:value-type="float">
              <text:p>542</text:p>
            </table:table-cell>
            <table:table-cell office:value-type="float" office:value="549" calcext:value-type="float">
              <text:p>549</text:p>
            </table:table-cell>
            <table:table-cell office:value-type="float" office:value="569" calcext:value-type="float">
              <text:p>569</text:p>
            </table:table-cell>
            <table:table-cell office:value-type="float" office:value="580" calcext:value-type="float">
              <text:p>580</text:p>
            </table:table-cell>
            <table:table-cell office:value-type="float" office:value="584" calcext:value-type="float">
              <text:p>584</text:p>
            </table:table-cell>
            <table:table-cell office:value-type="float" office:value="589" calcext:value-type="float">
              <text:p>589</text:p>
            </table:table-cell>
            <table:table-cell office:value-type="float" office:value="596" calcext:value-type="float">
              <text:p>596</text:p>
            </table:table-cell>
            <table:table-cell office:value-type="float" office:value="598" calcext:value-type="float">
              <text:p>598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606" calcext:value-type="float">
              <text:p>606</text:p>
            </table:table-cell>
            <table:table-cell office:value-type="float" office:value="608" calcext:value-type="float">
              <text:p>608</text:p>
            </table:table-cell>
            <table:table-cell office:value-type="float" office:value="609" calcext:value-type="float">
              <text:p>609</text:p>
            </table:table-cell>
            <table:table-cell office:value-type="float" office:value="614" calcext:value-type="float">
              <text:p>614</text:p>
            </table:table-cell>
            <table:table-cell office:value-type="float" office:value="615" calcext:value-type="float">
              <text:p>615</text:p>
            </table:table-cell>
            <table:table-cell office:value-type="float" office:value="618" calcext:value-type="float">
              <text:p>618</text:p>
            </table:table-cell>
            <table:table-cell office:value-type="float" office:value="620" calcext:value-type="float">
              <text:p>620</text:p>
            </table:table-cell>
            <table:table-cell office:value-type="float" office:value="623" calcext:value-type="float">
              <text:p>623</text:p>
            </table:table-cell>
            <table:table-cell office:value-type="float" office:value="624" calcext:value-type="float">
              <text:p>624</text:p>
            </table:table-cell>
            <table:table-cell office:value-type="float" office:value="626" calcext:value-type="float">
              <text:p>626</text:p>
            </table:table-cell>
            <table:table-cell office:value-type="float" office:value="628" calcext:value-type="float">
              <text:p>628</text:p>
            </table:table-cell>
            <table:table-cell table:number-columns-repeated="3" office:value-type="float" office:value="629" calcext:value-type="float">
              <text:p>629</text:p>
            </table:table-cell>
            <table:table-cell office:value-type="float" office:value="632" calcext:value-type="float">
              <text:p>632</text:p>
            </table:table-cell>
            <table:table-cell table:number-columns-repeated="2" office:value-type="float" office:value="633" calcext:value-type="float">
              <text:p>633</text:p>
            </table:table-cell>
            <table:table-cell office:value-type="float" office:value="635" calcext:value-type="float">
              <text:p>635</text:p>
            </table:table-cell>
            <table:table-cell office:value-type="float" office:value="639" calcext:value-type="float">
              <text:p>639</text:p>
            </table:table-cell>
            <table:table-cell office:value-type="float" office:value="640" calcext:value-type="float">
              <text:p>640</text:p>
            </table:table-cell>
            <table:table-cell office:value-type="float" office:value="641" calcext:value-type="float">
              <text:p>641</text:p>
            </table:table-cell>
            <table:table-cell office:value-type="float" office:value="643" calcext:value-type="float">
              <text:p>643</text:p>
            </table:table-cell>
            <table:table-cell office:value-type="float" office:value="645" calcext:value-type="float">
              <text:p>645</text:p>
            </table:table-cell>
            <table:table-cell table:number-columns-repeated="5" office:value-type="float" office:value="668" calcext:value-type="float">
              <text:p>668</text:p>
            </table:table-cell>
            <table:table-cell office:value-type="float" office:value="669" calcext:value-type="float">
              <text:p>669</text:p>
            </table:table-cell>
            <table:table-cell table:number-columns-repeated="2" office:value-type="float" office:value="670" calcext:value-type="float">
              <text:p>670</text:p>
            </table:table-cell>
            <table:table-cell table:number-columns-repeated="5" office:value-type="float" office:value="672" calcext:value-type="float">
              <text:p>672</text:p>
            </table:table-cell>
            <table:table-cell office:value-type="float" office:value="673" calcext:value-type="float">
              <text:p>673</text:p>
            </table:table-cell>
            <table:table-cell office:value-type="float" office:value="674" calcext:value-type="float">
              <text:p>674</text:p>
            </table:table-cell>
            <table:table-cell office:value-type="float" office:value="675" calcext:value-type="float">
              <text:p>67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Azerbaijan</text:p>
              </table:table-cell>
              <table:table-cell office:value-type="float" office:value="40.1431" calcext:value-type="float">
                <text:p>40.1431</text:p>
              </table:table-cell>
              <table:table-cell office:value-type="float" office:value="47.5769" calcext:value-type="float">
                <text:p>47.5769</text:p>
              </table:table-cell>
              <table:table-cell table:number-columns-repeated="51" office:value-type="float" office:value="0" calcext:value-type="float">
                <text:p>0</text:p>
              </table:table-cell>
              <table:table-cell table:number-columns-repeated="12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5" office:value-type="float" office:value="5" calcext:value-type="float">
                <text:p>5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2" office:value-type="float" office:value="19" calcext:value-type="float">
                <text:p>19</text:p>
              </table:table-cell>
              <table:table-cell table:number-columns-repeated="3" office:value-type="float" office:value="20" calcext:value-type="float">
                <text:p>20</text:p>
              </table:table-cell>
              <table:table-cell table:number-columns-repeated="3" office:value-type="float" office:value="21" calcext:value-type="float">
                <text:p>21</text:p>
              </table:table-cell>
              <table:table-cell table:number-columns-repeated="2"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3" office:value-type="float" office:value="25" calcext:value-type="float">
                <text:p>25</text:p>
              </table:table-cell>
              <table:table-cell table:number-columns-repeated="2" office:value-type="float" office:value="26" calcext:value-type="float">
                <text:p>26</text:p>
              </table:table-cell>
              <table:table-cell table:number-columns-repeated="3" office:value-type="float" office:value="28" calcext:value-type="float">
                <text:p>28</text:p>
              </table:table-cell>
              <table:table-cell office:value-type="float" office:value="31" calcext:value-type="float">
                <text:p>31</text:p>
              </table:table-cell>
              <table:table-cell table:number-columns-repeated="2" office:value-type="float" office:value="32" calcext:value-type="float">
                <text:p>32</text:p>
              </table:table-cell>
              <table:table-cell office:value-type="float" office:value="33" calcext:value-type="float">
                <text:p>33</text:p>
              </table:table-cell>
              <table:table-cell table:number-columns-repeated="2" office:value-type="float" office:value="35" calcext:value-type="float">
                <text:p>35</text:p>
              </table:table-cell>
              <table:table-cell table:number-columns-repeated="2" office:value-type="float" office:value="36" calcext:value-type="float">
                <text:p>36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2" office:value-type="float" office:value="49" calcext:value-type="float">
                <text:p>49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13" calcext:value-type="float">
                <text:p>11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Azerbaijan Result</text:p>
            </table:table-cell>
            <table:table-cell table:number-columns-repeated="2"/>
            <table:table-cell table:number-columns-repeated="51" office:value-type="float" office:value="0" calcext:value-type="float">
              <text:p>0</text:p>
            </table:table-cell>
            <table:table-cell table:number-columns-repeated="12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table:number-columns-repeated="5" office:value-type="float" office:value="5" calcext:value-type="float">
              <text:p>5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table:number-columns-repeated="2"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table:number-columns-repeated="2" office:value-type="float" office:value="13" calcext:value-type="float">
              <text:p>13</text:p>
            </table:table-cell>
            <table:table-cell table:number-columns-repeated="2" office:value-type="float" office:value="15" calcext:value-type="float">
              <text:p>15</text:p>
            </table:table-cell>
            <table:table-cell office:value-type="float" office:value="18" calcext:value-type="float">
              <text:p>18</text:p>
            </table:table-cell>
            <table:table-cell table:number-columns-repeated="2" office:value-type="float" office:value="19" calcext:value-type="float">
              <text:p>19</text:p>
            </table:table-cell>
            <table:table-cell table:number-columns-repeated="3" office:value-type="float" office:value="20" calcext:value-type="float">
              <text:p>20</text:p>
            </table:table-cell>
            <table:table-cell table:number-columns-repeated="3" office:value-type="float" office:value="21" calcext:value-type="float">
              <text:p>21</text:p>
            </table:table-cell>
            <table:table-cell table:number-columns-repeated="2"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table:number-columns-repeated="3" office:value-type="float" office:value="25" calcext:value-type="float">
              <text:p>25</text:p>
            </table:table-cell>
            <table:table-cell table:number-columns-repeated="2" office:value-type="float" office:value="26" calcext:value-type="float">
              <text:p>26</text:p>
            </table:table-cell>
            <table:table-cell table:number-columns-repeated="3" office:value-type="float" office:value="28" calcext:value-type="float">
              <text:p>28</text:p>
            </table:table-cell>
            <table:table-cell office:value-type="float" office:value="31" calcext:value-type="float">
              <text:p>31</text:p>
            </table:table-cell>
            <table:table-cell table:number-columns-repeated="2" office:value-type="float" office:value="32" calcext:value-type="float">
              <text:p>32</text:p>
            </table:table-cell>
            <table:table-cell office:value-type="float" office:value="33" calcext:value-type="float">
              <text:p>33</text:p>
            </table:table-cell>
            <table:table-cell table:number-columns-repeated="2" office:value-type="float" office:value="35" calcext:value-type="float">
              <text:p>35</text:p>
            </table:table-cell>
            <table:table-cell table:number-columns-repeated="2" office:value-type="float" office:value="36" calcext:value-type="float">
              <text:p>36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6" calcext:value-type="float">
              <text:p>46</text:p>
            </table:table-cell>
            <table:table-cell table:number-columns-repeated="2" office:value-type="float" office:value="49" calcext:value-type="float">
              <text:p>49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8" calcext:value-type="float">
              <text:p>68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13" calcext:value-type="float">
              <text:p>11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ahamas</text:p>
              </table:table-cell>
              <table:table-cell office:value-type="float" office:value="25.0343" calcext:value-type="float">
                <text:p>25.0343</text:p>
              </table:table-cell>
              <table:table-cell office:value-type="float" office:value="-77.3963" calcext:value-type="float">
                <text:p>-77.3963</text:p>
              </table:table-cell>
              <table:table-cell table:number-columns-repeated="70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8" office:value-type="float" office:value="8" calcext:value-type="float">
                <text:p>8</text:p>
              </table:table-cell>
              <table:table-cell table:number-columns-repeated="6" office:value-type="float" office:value="9" calcext:value-type="float">
                <text:p>9</text:p>
              </table:table-cell>
              <table:table-cell table:number-columns-repeated="51" office:value-type="float" office:value="11" calcext:value-type="float">
                <text:p>1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ahamas Result</text:p>
            </table:table-cell>
            <table:table-cell table:number-columns-repeated="2"/>
            <table:table-cell table:number-columns-repeated="70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table:number-columns-repeated="8" office:value-type="float" office:value="8" calcext:value-type="float">
              <text:p>8</text:p>
            </table:table-cell>
            <table:table-cell table:number-columns-repeated="6" office:value-type="float" office:value="9" calcext:value-type="float">
              <text:p>9</text:p>
            </table:table-cell>
            <table:table-cell table:number-columns-repeated="51" office:value-type="float" office:value="11" calcext:value-type="float">
              <text:p>1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ahrain</text:p>
              </table:table-cell>
              <table:table-cell office:value-type="float" office:value="26.0275" calcext:value-type="float">
                <text:p>26.0275</text:p>
              </table:table-cell>
              <table:table-cell office:value-type="float" office:value="50.55" calcext:value-type="float">
                <text:p>50.55</text:p>
              </table:table-cell>
              <table:table-cell table:number-columns-repeated="54" office:value-type="float" office:value="0" calcext:value-type="float">
                <text:p>0</text:p>
              </table:table-cell>
              <table:table-cell table:number-columns-repeated="6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13" office:value-type="float" office:value="4" calcext:value-type="float">
                <text:p>4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table:number-columns-repeated="9" office:value-type="float" office:value="7" calcext:value-type="float">
                <text:p>7</text:p>
              </table:table-cell>
              <table:table-cell table:number-columns-repeated="19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8"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3" office:value-type="float" office:value="14" calcext:value-type="float">
                <text:p>14</text:p>
              </table:table-cell>
              <table:table-cell table:number-columns-repeated="3" office:value-type="float" office:value="15" calcext:value-type="float">
                <text:p>15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3"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6" calcext:value-type="float">
                <text:p>3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ahrain Result</text:p>
            </table:table-cell>
            <table:table-cell table:number-columns-repeated="2"/>
            <table:table-cell table:number-columns-repeated="54" office:value-type="float" office:value="0" calcext:value-type="float">
              <text:p>0</text:p>
            </table:table-cell>
            <table:table-cell table:number-columns-repeated="6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13" office:value-type="float" office:value="4" calcext:value-type="float">
              <text:p>4</text:p>
            </table:table-cell>
            <table:table-cell table:number-columns-repeated="3" office:value-type="float" office:value="5" calcext:value-type="float">
              <text:p>5</text:p>
            </table:table-cell>
            <table:table-cell table:number-columns-repeated="4" office:value-type="float" office:value="6" calcext:value-type="float">
              <text:p>6</text:p>
            </table:table-cell>
            <table:table-cell table:number-columns-repeated="9" office:value-type="float" office:value="7" calcext:value-type="float">
              <text:p>7</text:p>
            </table:table-cell>
            <table:table-cell table:number-columns-repeated="19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8"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table:number-columns-repeated="3" office:value-type="float" office:value="14" calcext:value-type="float">
              <text:p>14</text:p>
            </table:table-cell>
            <table:table-cell table:number-columns-repeated="3" office:value-type="float" office:value="15" calcext:value-type="float">
              <text:p>15</text:p>
            </table:table-cell>
            <table:table-cell office:value-type="float" office:value="17" calcext:value-type="float">
              <text:p>17</text:p>
            </table:table-cell>
            <table:table-cell table:number-columns-repeated="3"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6" calcext:value-type="float">
              <text:p>3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angladesh</text:p>
              </table:table-cell>
              <table:table-cell office:value-type="float" office:value="23.685" calcext:value-type="float">
                <text:p>23.685</text:p>
              </table:table-cell>
              <table:table-cell office:value-type="float" office:value="90.3563" calcext:value-type="float">
                <text:p>90.3563</text:p>
              </table:table-cell>
              <table:table-cell table:number-columns-repeated="56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 office:value-type="float" office:value="5" calcext:value-type="float">
                <text:p>5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101" calcext:value-type="float">
                <text:p>101</text:p>
              </table:table-cell>
              <table:table-cell office:value-type="float" office:value="110" calcext:value-type="float">
                <text:p>110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40" calcext:value-type="float">
                <text:p>140</text:p>
              </table:table-cell>
              <table:table-cell office:value-type="float" office:value="145" calcext:value-type="float">
                <text:p>145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55" calcext:value-type="float">
                <text:p>155</text:p>
              </table:table-cell>
              <table:table-cell office:value-type="float" office:value="163" calcext:value-type="float">
                <text:p>163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70" calcext:value-type="float">
                <text:p>170</text:p>
              </table:table-cell>
              <table:table-cell office:value-type="float" office:value="175" calcext:value-type="float">
                <text:p>175</text:p>
              </table:table-cell>
              <table:table-cell office:value-type="float" office:value="177" calcext:value-type="float">
                <text:p>177</text:p>
              </table:table-cell>
              <table:table-cell office:value-type="float" office:value="182" calcext:value-type="float">
                <text:p>182</text:p>
              </table:table-cell>
              <table:table-cell office:value-type="float" office:value="183" calcext:value-type="float">
                <text:p>183</text:p>
              </table:table-cell>
              <table:table-cell office:value-type="float" office:value="186" calcext:value-type="float">
                <text:p>186</text:p>
              </table:table-cell>
              <table:table-cell office:value-type="float" office:value="199" calcext:value-type="float">
                <text:p>199</text:p>
              </table:table-cell>
              <table:table-cell office:value-type="float" office:value="206" calcext:value-type="float">
                <text:p>206</text:p>
              </table:table-cell>
              <table:table-cell office:value-type="float" office:value="214" calcext:value-type="float">
                <text:p>214</text:p>
              </table:table-cell>
              <table:table-cell office:value-type="float" office:value="228" calcext:value-type="float">
                <text:p>228</text:p>
              </table:table-cell>
              <table:table-cell office:value-type="float" office:value="239" calcext:value-type="float">
                <text:p>239</text:p>
              </table:table-cell>
              <table:table-cell office:value-type="float" office:value="250" calcext:value-type="float">
                <text:p>250</text:p>
              </table:table-cell>
              <table:table-cell office:value-type="float" office:value="269" calcext:value-type="float">
                <text:p>269</text:p>
              </table:table-cell>
              <table:table-cell office:value-type="float" office:value="283" calcext:value-type="float">
                <text:p>283</text:p>
              </table:table-cell>
              <table:table-cell office:value-type="float" office:value="298" calcext:value-type="float">
                <text:p>298</text:p>
              </table:table-cell>
              <table:table-cell office:value-type="float" office:value="314" calcext:value-type="float">
                <text:p>314</text:p>
              </table:table-cell>
              <table:table-cell office:value-type="float" office:value="328" calcext:value-type="float">
                <text:p>328</text:p>
              </table:table-cell>
              <table:table-cell office:value-type="float" office:value="349" calcext:value-type="float">
                <text:p>349</text:p>
              </table:table-cell>
              <table:table-cell office:value-type="float" office:value="370" calcext:value-type="float">
                <text:p>370</text:p>
              </table:table-cell>
              <table:table-cell office:value-type="float" office:value="386" calcext:value-type="float">
                <text:p>386</text:p>
              </table:table-cell>
              <table:table-cell office:value-type="float" office:value="408" calcext:value-type="float">
                <text:p>408</text:p>
              </table:table-cell>
              <table:table-cell office:value-type="float" office:value="432" calcext:value-type="float">
                <text:p>432</text:p>
              </table:table-cell>
              <table:table-cell office:value-type="float" office:value="452" calcext:value-type="float">
                <text:p>452</text:p>
              </table:table-cell>
              <table:table-cell office:value-type="float" office:value="480" calcext:value-type="float">
                <text:p>480</text:p>
              </table:table-cell>
              <table:table-cell office:value-type="float" office:value="501" calcext:value-type="float">
                <text:p>501</text:p>
              </table:table-cell>
              <table:table-cell office:value-type="float" office:value="522" calcext:value-type="float">
                <text:p>522</text:p>
              </table:table-cell>
              <table:table-cell office:value-type="float" office:value="544" calcext:value-type="float">
                <text:p>544</text:p>
              </table:table-cell>
              <table:table-cell office:value-type="float" office:value="559" calcext:value-type="float">
                <text:p>559</text:p>
              </table:table-cell>
              <table:table-cell office:value-type="float" office:value="582" calcext:value-type="float">
                <text:p>582</text:p>
              </table:table-cell>
              <table:table-cell office:value-type="float" office:value="610" calcext:value-type="float">
                <text:p>610</text:p>
              </table:table-cell>
              <table:table-cell office:value-type="float" office:value="650" calcext:value-type="float">
                <text:p>650</text:p>
              </table:table-cell>
              <table:table-cell office:value-type="float" office:value="672" calcext:value-type="float">
                <text:p>672</text:p>
              </table:table-cell>
              <table:table-cell office:value-type="float" office:value="709" calcext:value-type="float">
                <text:p>709</text:p>
              </table:table-cell>
              <table:table-cell office:value-type="float" office:value="746" calcext:value-type="float">
                <text:p>746</text:p>
              </table:table-cell>
              <table:table-cell office:value-type="float" office:value="781" calcext:value-type="float">
                <text:p>781</text:p>
              </table:table-cell>
              <table:table-cell office:value-type="float" office:value="811" calcext:value-type="float">
                <text:p>811</text:p>
              </table:table-cell>
              <table:table-cell office:value-type="float" office:value="846" calcext:value-type="float">
                <text:p>846</text:p>
              </table:table-cell>
              <table:table-cell office:value-type="float" office:value="888" calcext:value-type="float">
                <text:p>888</text:p>
              </table:table-cell>
              <table:table-cell office:value-type="float" office:value="930" calcext:value-type="float">
                <text:p>930</text:p>
              </table:table-cell>
              <table:table-cell office:value-type="float" office:value="975" calcext:value-type="float">
                <text:p>975</text:p>
              </table:table-cell>
              <table:table-cell office:value-type="float" office:value="1012" calcext:value-type="float">
                <text:p>1012</text:p>
              </table:table-cell>
              <table:table-cell office:value-type="float" office:value="1049" calcext:value-type="float">
                <text:p>1049</text:p>
              </table:table-cell>
              <table:table-cell office:value-type="float" office:value="1095" calcext:value-type="float">
                <text:p>109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angladesh Result</text:p>
            </table:table-cell>
            <table:table-cell table:number-columns-repeated="2"/>
            <table:table-cell table:number-columns-repeated="56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7" office:value-type="float" office:value="5" calcext:value-type="float">
              <text:p>5</text:p>
            </table:table-cell>
            <table:table-cell table:number-columns-repeated="3"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91" calcext:value-type="float">
              <text:p>91</text:p>
            </table:table-cell>
            <table:table-cell office:value-type="float" office:value="101" calcext:value-type="float">
              <text:p>101</text:p>
            </table:table-cell>
            <table:table-cell office:value-type="float" office:value="110" calcext:value-type="float">
              <text:p>110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7" calcext:value-type="float">
              <text:p>127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40" calcext:value-type="float">
              <text:p>140</text:p>
            </table:table-cell>
            <table:table-cell office:value-type="float" office:value="145" calcext:value-type="float">
              <text:p>145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55" calcext:value-type="float">
              <text:p>155</text:p>
            </table:table-cell>
            <table:table-cell office:value-type="float" office:value="163" calcext:value-type="float">
              <text:p>163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70" calcext:value-type="float">
              <text:p>170</text:p>
            </table:table-cell>
            <table:table-cell office:value-type="float" office:value="175" calcext:value-type="float">
              <text:p>175</text:p>
            </table:table-cell>
            <table:table-cell office:value-type="float" office:value="177" calcext:value-type="float">
              <text:p>177</text:p>
            </table:table-cell>
            <table:table-cell office:value-type="float" office:value="182" calcext:value-type="float">
              <text:p>182</text:p>
            </table:table-cell>
            <table:table-cell office:value-type="float" office:value="183" calcext:value-type="float">
              <text:p>183</text:p>
            </table:table-cell>
            <table:table-cell office:value-type="float" office:value="186" calcext:value-type="float">
              <text:p>186</text:p>
            </table:table-cell>
            <table:table-cell office:value-type="float" office:value="199" calcext:value-type="float">
              <text:p>199</text:p>
            </table:table-cell>
            <table:table-cell office:value-type="float" office:value="206" calcext:value-type="float">
              <text:p>206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28" calcext:value-type="float">
              <text:p>228</text:p>
            </table:table-cell>
            <table:table-cell office:value-type="float" office:value="239" calcext:value-type="float">
              <text:p>239</text:p>
            </table:table-cell>
            <table:table-cell office:value-type="float" office:value="250" calcext:value-type="float">
              <text:p>250</text:p>
            </table:table-cell>
            <table:table-cell office:value-type="float" office:value="269" calcext:value-type="float">
              <text:p>269</text:p>
            </table:table-cell>
            <table:table-cell office:value-type="float" office:value="283" calcext:value-type="float">
              <text:p>283</text:p>
            </table:table-cell>
            <table:table-cell office:value-type="float" office:value="298" calcext:value-type="float">
              <text:p>298</text:p>
            </table:table-cell>
            <table:table-cell office:value-type="float" office:value="314" calcext:value-type="float">
              <text:p>314</text:p>
            </table:table-cell>
            <table:table-cell office:value-type="float" office:value="328" calcext:value-type="float">
              <text:p>328</text:p>
            </table:table-cell>
            <table:table-cell office:value-type="float" office:value="349" calcext:value-type="float">
              <text:p>349</text:p>
            </table:table-cell>
            <table:table-cell office:value-type="float" office:value="370" calcext:value-type="float">
              <text:p>370</text:p>
            </table:table-cell>
            <table:table-cell office:value-type="float" office:value="386" calcext:value-type="float">
              <text:p>386</text:p>
            </table:table-cell>
            <table:table-cell office:value-type="float" office:value="408" calcext:value-type="float">
              <text:p>408</text:p>
            </table:table-cell>
            <table:table-cell office:value-type="float" office:value="432" calcext:value-type="float">
              <text:p>432</text:p>
            </table:table-cell>
            <table:table-cell office:value-type="float" office:value="452" calcext:value-type="float">
              <text:p>452</text:p>
            </table:table-cell>
            <table:table-cell office:value-type="float" office:value="480" calcext:value-type="float">
              <text:p>480</text:p>
            </table:table-cell>
            <table:table-cell office:value-type="float" office:value="501" calcext:value-type="float">
              <text:p>501</text:p>
            </table:table-cell>
            <table:table-cell office:value-type="float" office:value="522" calcext:value-type="float">
              <text:p>522</text:p>
            </table:table-cell>
            <table:table-cell office:value-type="float" office:value="544" calcext:value-type="float">
              <text:p>544</text:p>
            </table:table-cell>
            <table:table-cell office:value-type="float" office:value="559" calcext:value-type="float">
              <text:p>559</text:p>
            </table:table-cell>
            <table:table-cell office:value-type="float" office:value="582" calcext:value-type="float">
              <text:p>582</text:p>
            </table:table-cell>
            <table:table-cell office:value-type="float" office:value="610" calcext:value-type="float">
              <text:p>610</text:p>
            </table:table-cell>
            <table:table-cell office:value-type="float" office:value="650" calcext:value-type="float">
              <text:p>650</text:p>
            </table:table-cell>
            <table:table-cell office:value-type="float" office:value="672" calcext:value-type="float">
              <text:p>672</text:p>
            </table:table-cell>
            <table:table-cell office:value-type="float" office:value="709" calcext:value-type="float">
              <text:p>709</text:p>
            </table:table-cell>
            <table:table-cell office:value-type="float" office:value="746" calcext:value-type="float">
              <text:p>746</text:p>
            </table:table-cell>
            <table:table-cell office:value-type="float" office:value="781" calcext:value-type="float">
              <text:p>781</text:p>
            </table:table-cell>
            <table:table-cell office:value-type="float" office:value="811" calcext:value-type="float">
              <text:p>811</text:p>
            </table:table-cell>
            <table:table-cell office:value-type="float" office:value="846" calcext:value-type="float">
              <text:p>846</text:p>
            </table:table-cell>
            <table:table-cell office:value-type="float" office:value="888" calcext:value-type="float">
              <text:p>888</text:p>
            </table:table-cell>
            <table:table-cell office:value-type="float" office:value="930" calcext:value-type="float">
              <text:p>930</text:p>
            </table:table-cell>
            <table:table-cell office:value-type="float" office:value="975" calcext:value-type="float">
              <text:p>975</text:p>
            </table:table-cell>
            <table:table-cell office:value-type="float" office:value="1012" calcext:value-type="float">
              <text:p>1012</text:p>
            </table:table-cell>
            <table:table-cell office:value-type="float" office:value="1049" calcext:value-type="float">
              <text:p>1049</text:p>
            </table:table-cell>
            <table:table-cell office:value-type="float" office:value="1095" calcext:value-type="float">
              <text:p>109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arbados</text:p>
              </table:table-cell>
              <table:table-cell office:value-type="float" office:value="13.1939" calcext:value-type="float">
                <text:p>13.1939</text:p>
              </table:table-cell>
              <table:table-cell office:value-type="float" office:value="-59.5432" calcext:value-type="float">
                <text:p>-59.5432</text:p>
              </table:table-cell>
              <table:table-cell table:number-columns-repeated="74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5" office:value-type="float" office:value="4" calcext:value-type="float">
                <text:p>4</text:p>
              </table:table-cell>
              <table:table-cell table:number-columns-repeated="8" office:value-type="float" office:value="5" calcext:value-type="float">
                <text:p>5</text:p>
              </table:table-cell>
              <table:table-cell table:number-columns-repeated="6" office:value-type="float" office:value="6" calcext:value-type="float">
                <text:p>6</text:p>
              </table:table-cell>
              <table:table-cell table:number-columns-repeated="45" office:value-type="float" office:value="7" calcext:value-type="float">
                <text:p>7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arbados Result</text:p>
            </table:table-cell>
            <table:table-cell table:number-columns-repeated="2"/>
            <table:table-cell table:number-columns-repeated="74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5" office:value-type="float" office:value="4" calcext:value-type="float">
              <text:p>4</text:p>
            </table:table-cell>
            <table:table-cell table:number-columns-repeated="8" office:value-type="float" office:value="5" calcext:value-type="float">
              <text:p>5</text:p>
            </table:table-cell>
            <table:table-cell table:number-columns-repeated="6" office:value-type="float" office:value="6" calcext:value-type="float">
              <text:p>6</text:p>
            </table:table-cell>
            <table:table-cell table:number-columns-repeated="45" office:value-type="float" office:value="7" calcext:value-type="float">
              <text:p>7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elarus</text:p>
              </table:table-cell>
              <table:table-cell office:value-type="float" office:value="53.7098" calcext:value-type="float">
                <text:p>53.7098</text:p>
              </table:table-cell>
              <table:table-cell office:value-type="float" office:value="27.9534" calcext:value-type="float">
                <text:p>27.9534</text:p>
              </table:table-cell>
              <table:table-cell table:number-columns-repeated="69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3" office:value-type="float" office:value="13" calcext:value-type="float">
                <text:p>13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7" calcext:value-type="float">
                <text:p>97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03" calcext:value-type="float">
                <text:p>103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12" calcext:value-type="float">
                <text:p>112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142" calcext:value-type="float">
                <text:p>142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51" calcext:value-type="float">
                <text:p>151</text:p>
              </table:table-cell>
              <table:table-cell office:value-type="float" office:value="156" calcext:value-type="float">
                <text:p>156</text:p>
              </table:table-cell>
              <table:table-cell office:value-type="float" office:value="160" calcext:value-type="float">
                <text:p>160</text:p>
              </table:table-cell>
              <table:table-cell office:value-type="float" office:value="165" calcext:value-type="float">
                <text:p>165</text:p>
              </table:table-cell>
              <table:table-cell office:value-type="float" office:value="171" calcext:value-type="float">
                <text:p>171</text:p>
              </table:table-cell>
              <table:table-cell office:value-type="float" office:value="175" calcext:value-type="float">
                <text:p>175</text:p>
              </table:table-cell>
              <table:table-cell office:value-type="float" office:value="179" calcext:value-type="float">
                <text:p>179</text:p>
              </table:table-cell>
              <table:table-cell office:value-type="float" office:value="185" calcext:value-type="float">
                <text:p>185</text:p>
              </table:table-cell>
              <table:table-cell office:value-type="float" office:value="190" calcext:value-type="float">
                <text:p>190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199" calcext:value-type="float">
                <text:p>199</text:p>
              </table:table-cell>
              <table:table-cell office:value-type="float" office:value="204" calcext:value-type="float">
                <text:p>204</text:p>
              </table:table-cell>
              <table:table-cell office:value-type="float" office:value="208" calcext:value-type="float">
                <text:p>208</text:p>
              </table:table-cell>
              <table:table-cell office:value-type="float" office:value="214" calcext:value-type="float">
                <text:p>214</text:p>
              </table:table-cell>
              <table:table-cell office:value-type="float" office:value="219" calcext:value-type="float">
                <text:p>219</text:p>
              </table:table-cell>
              <table:table-cell office:value-type="float" office:value="224" calcext:value-type="float">
                <text:p>224</text:p>
              </table:table-cell>
              <table:table-cell office:value-type="float" office:value="229" calcext:value-type="float">
                <text:p>229</text:p>
              </table:table-cell>
              <table:table-cell office:value-type="float" office:value="235" calcext:value-type="float">
                <text:p>235</text:p>
              </table:table-cell>
              <table:table-cell office:value-type="float" office:value="240" calcext:value-type="float">
                <text:p>240</text:p>
              </table:table-cell>
              <table:table-cell office:value-type="float" office:value="243" calcext:value-type="float">
                <text:p>243</text:p>
              </table:table-cell>
              <table:table-cell office:value-type="float" office:value="248" calcext:value-type="float">
                <text:p>248</text:p>
              </table:table-cell>
              <table:table-cell office:value-type="float" office:value="253" calcext:value-type="float">
                <text:p>253</text:p>
              </table:table-cell>
              <table:table-cell office:value-type="float" office:value="259" calcext:value-type="float">
                <text:p>259</text:p>
              </table:table-cell>
              <table:table-cell office:value-type="float" office:value="263" calcext:value-type="float">
                <text:p>263</text:p>
              </table:table-cell>
              <table:table-cell office:value-type="float" office:value="269" calcext:value-type="float">
                <text:p>269</text:p>
              </table:table-cell>
              <table:table-cell office:value-type="float" office:value="276" calcext:value-type="float">
                <text:p>276</text:p>
              </table:table-cell>
              <table:table-cell office:value-type="float" office:value="282" calcext:value-type="float">
                <text:p>282</text:p>
              </table:table-cell>
              <table:table-cell office:value-type="float" office:value="288" calcext:value-type="float">
                <text:p>288</text:p>
              </table:table-cell>
              <table:table-cell office:value-type="float" office:value="293" calcext:value-type="float">
                <text:p>293</text:p>
              </table:table-cell>
              <table:table-cell office:value-type="float" office:value="298" calcext:value-type="float">
                <text:p>29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elarus Result</text:p>
            </table:table-cell>
            <table:table-cell table:number-columns-repeated="2"/>
            <table:table-cell table:number-columns-repeated="69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table:number-columns-repeated="3" office:value-type="float" office:value="13" calcext:value-type="float">
              <text:p>13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89" calcext:value-type="float">
              <text:p>89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7" calcext:value-type="float">
              <text:p>97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03" calcext:value-type="float">
              <text:p>103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12" calcext:value-type="float">
              <text:p>112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1" calcext:value-type="float">
              <text:p>121</text:p>
            </table:table-cell>
            <table:table-cell office:value-type="float" office:value="126" calcext:value-type="float">
              <text:p>126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35" calcext:value-type="float">
              <text:p>135</text:p>
            </table:table-cell>
            <table:table-cell office:value-type="float" office:value="142" calcext:value-type="float">
              <text:p>142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51" calcext:value-type="float">
              <text:p>151</text:p>
            </table:table-cell>
            <table:table-cell office:value-type="float" office:value="156" calcext:value-type="float">
              <text:p>156</text:p>
            </table:table-cell>
            <table:table-cell office:value-type="float" office:value="160" calcext:value-type="float">
              <text:p>160</text:p>
            </table:table-cell>
            <table:table-cell office:value-type="float" office:value="165" calcext:value-type="float">
              <text:p>165</text:p>
            </table:table-cell>
            <table:table-cell office:value-type="float" office:value="171" calcext:value-type="float">
              <text:p>171</text:p>
            </table:table-cell>
            <table:table-cell office:value-type="float" office:value="175" calcext:value-type="float">
              <text:p>175</text:p>
            </table:table-cell>
            <table:table-cell office:value-type="float" office:value="179" calcext:value-type="float">
              <text:p>179</text:p>
            </table:table-cell>
            <table:table-cell office:value-type="float" office:value="185" calcext:value-type="float">
              <text:p>185</text:p>
            </table:table-cell>
            <table:table-cell office:value-type="float" office:value="190" calcext:value-type="float">
              <text:p>190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199" calcext:value-type="float">
              <text:p>199</text:p>
            </table:table-cell>
            <table:table-cell office:value-type="float" office:value="204" calcext:value-type="float">
              <text:p>204</text:p>
            </table:table-cell>
            <table:table-cell office:value-type="float" office:value="208" calcext:value-type="float">
              <text:p>208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19" calcext:value-type="float">
              <text:p>219</text:p>
            </table:table-cell>
            <table:table-cell office:value-type="float" office:value="224" calcext:value-type="float">
              <text:p>224</text:p>
            </table:table-cell>
            <table:table-cell office:value-type="float" office:value="229" calcext:value-type="float">
              <text:p>229</text:p>
            </table:table-cell>
            <table:table-cell office:value-type="float" office:value="235" calcext:value-type="float">
              <text:p>235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243" calcext:value-type="float">
              <text:p>243</text:p>
            </table:table-cell>
            <table:table-cell office:value-type="float" office:value="248" calcext:value-type="float">
              <text:p>248</text:p>
            </table:table-cell>
            <table:table-cell office:value-type="float" office:value="253" calcext:value-type="float">
              <text:p>253</text:p>
            </table:table-cell>
            <table:table-cell office:value-type="float" office:value="259" calcext:value-type="float">
              <text:p>259</text:p>
            </table:table-cell>
            <table:table-cell office:value-type="float" office:value="263" calcext:value-type="float">
              <text:p>263</text:p>
            </table:table-cell>
            <table:table-cell office:value-type="float" office:value="269" calcext:value-type="float">
              <text:p>269</text:p>
            </table:table-cell>
            <table:table-cell office:value-type="float" office:value="276" calcext:value-type="float">
              <text:p>276</text:p>
            </table:table-cell>
            <table:table-cell office:value-type="float" office:value="282" calcext:value-type="float">
              <text:p>282</text:p>
            </table:table-cell>
            <table:table-cell office:value-type="float" office:value="288" calcext:value-type="float">
              <text:p>288</text:p>
            </table:table-cell>
            <table:table-cell office:value-type="float" office:value="293" calcext:value-type="float">
              <text:p>293</text:p>
            </table:table-cell>
            <table:table-cell office:value-type="float" office:value="298" calcext:value-type="float">
              <text:p>29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elgium</text:p>
              </table:table-cell>
              <table:table-cell office:value-type="float" office:value="50.8333" calcext:value-type="float">
                <text:p>50.833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78" calcext:value-type="float">
                <text:p>178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89" calcext:value-type="float">
                <text:p>289</text:p>
              </table:table-cell>
              <table:table-cell office:value-type="float" office:value="353" calcext:value-type="float">
                <text:p>353</text:p>
              </table:table-cell>
              <table:table-cell office:value-type="float" office:value="431" calcext:value-type="float">
                <text:p>431</text:p>
              </table:table-cell>
              <table:table-cell office:value-type="float" office:value="513" calcext:value-type="float">
                <text:p>513</text:p>
              </table:table-cell>
              <table:table-cell office:value-type="float" office:value="705" calcext:value-type="float">
                <text:p>705</text:p>
              </table:table-cell>
              <table:table-cell office:value-type="float" office:value="828" calcext:value-type="float">
                <text:p>828</text:p>
              </table:table-cell>
              <table:table-cell office:value-type="float" office:value="1011" calcext:value-type="float">
                <text:p>1011</text:p>
              </table:table-cell>
              <table:table-cell office:value-type="float" office:value="1143" calcext:value-type="float">
                <text:p>1143</text:p>
              </table:table-cell>
              <table:table-cell office:value-type="float" office:value="1283" calcext:value-type="float">
                <text:p>1283</text:p>
              </table:table-cell>
              <table:table-cell office:value-type="float" office:value="1447" calcext:value-type="float">
                <text:p>1447</text:p>
              </table:table-cell>
              <table:table-cell office:value-type="float" office:value="1632" calcext:value-type="float">
                <text:p>1632</text:p>
              </table:table-cell>
              <table:table-cell office:value-type="float" office:value="2035" calcext:value-type="float">
                <text:p>2035</text:p>
              </table:table-cell>
              <table:table-cell office:value-type="float" office:value="2240" calcext:value-type="float">
                <text:p>2240</text:p>
              </table:table-cell>
              <table:table-cell office:value-type="float" office:value="2523" calcext:value-type="float">
                <text:p>2523</text:p>
              </table:table-cell>
              <table:table-cell office:value-type="float" office:value="3019" calcext:value-type="float">
                <text:p>3019</text:p>
              </table:table-cell>
              <table:table-cell office:value-type="float" office:value="3346" calcext:value-type="float">
                <text:p>3346</text:p>
              </table:table-cell>
              <table:table-cell office:value-type="float" office:value="3600" calcext:value-type="float">
                <text:p>3600</text:p>
              </table:table-cell>
              <table:table-cell office:value-type="float" office:value="3903" calcext:value-type="float">
                <text:p>3903</text:p>
              </table:table-cell>
              <table:table-cell office:value-type="float" office:value="4157" calcext:value-type="float">
                <text:p>4157</text:p>
              </table:table-cell>
              <table:table-cell office:value-type="float" office:value="4440" calcext:value-type="float">
                <text:p>4440</text:p>
              </table:table-cell>
              <table:table-cell office:value-type="float" office:value="4857" calcext:value-type="float">
                <text:p>4857</text:p>
              </table:table-cell>
              <table:table-cell office:value-type="float" office:value="5163" calcext:value-type="float">
                <text:p>5163</text:p>
              </table:table-cell>
              <table:table-cell office:value-type="float" office:value="5453" calcext:value-type="float">
                <text:p>5453</text:p>
              </table:table-cell>
              <table:table-cell office:value-type="float" office:value="5683" calcext:value-type="float">
                <text:p>5683</text:p>
              </table:table-cell>
              <table:table-cell office:value-type="float" office:value="5828" calcext:value-type="float">
                <text:p>5828</text:p>
              </table:table-cell>
              <table:table-cell office:value-type="float" office:value="5998" calcext:value-type="float">
                <text:p>5998</text:p>
              </table:table-cell>
              <table:table-cell office:value-type="float" office:value="6262" calcext:value-type="float">
                <text:p>6262</text:p>
              </table:table-cell>
              <table:table-cell office:value-type="float" office:value="6490" calcext:value-type="float">
                <text:p>6490</text:p>
              </table:table-cell>
              <table:table-cell office:value-type="float" office:value="6679" calcext:value-type="float">
                <text:p>6679</text:p>
              </table:table-cell>
              <table:table-cell office:value-type="float" office:value="6917" calcext:value-type="float">
                <text:p>6917</text:p>
              </table:table-cell>
              <table:table-cell office:value-type="float" office:value="7094" calcext:value-type="float">
                <text:p>7094</text:p>
              </table:table-cell>
              <table:table-cell office:value-type="float" office:value="7207" calcext:value-type="float">
                <text:p>7207</text:p>
              </table:table-cell>
              <table:table-cell office:value-type="float" office:value="7331" calcext:value-type="float">
                <text:p>7331</text:p>
              </table:table-cell>
              <table:table-cell office:value-type="float" office:value="7501" calcext:value-type="float">
                <text:p>7501</text:p>
              </table:table-cell>
              <table:table-cell office:value-type="float" office:value="7594" calcext:value-type="float">
                <text:p>7594</text:p>
              </table:table-cell>
              <table:table-cell office:value-type="float" office:value="7703" calcext:value-type="float">
                <text:p>7703</text:p>
              </table:table-cell>
              <table:table-cell office:value-type="float" office:value="7765" calcext:value-type="float">
                <text:p>7765</text:p>
              </table:table-cell>
              <table:table-cell office:value-type="float" office:value="7844" calcext:value-type="float">
                <text:p>7844</text:p>
              </table:table-cell>
              <table:table-cell office:value-type="float" office:value="7924" calcext:value-type="float">
                <text:p>7924</text:p>
              </table:table-cell>
              <table:table-cell office:value-type="float" office:value="8016" calcext:value-type="float">
                <text:p>8016</text:p>
              </table:table-cell>
              <table:table-cell office:value-type="float" office:value="8339" calcext:value-type="float">
                <text:p>8339</text:p>
              </table:table-cell>
              <table:table-cell office:value-type="float" office:value="8415" calcext:value-type="float">
                <text:p>8415</text:p>
              </table:table-cell>
              <table:table-cell office:value-type="float" office:value="8521" calcext:value-type="float">
                <text:p>8521</text:p>
              </table:table-cell>
              <table:table-cell office:value-type="float" office:value="8581" calcext:value-type="float">
                <text:p>8581</text:p>
              </table:table-cell>
              <table:table-cell office:value-type="float" office:value="8656" calcext:value-type="float">
                <text:p>8656</text:p>
              </table:table-cell>
              <table:table-cell office:value-type="float" office:value="8707" calcext:value-type="float">
                <text:p>8707</text:p>
              </table:table-cell>
              <table:table-cell office:value-type="float" office:value="8761" calcext:value-type="float">
                <text:p>8761</text:p>
              </table:table-cell>
              <table:table-cell office:value-type="float" office:value="8843" calcext:value-type="float">
                <text:p>8843</text:p>
              </table:table-cell>
              <table:table-cell office:value-type="float" office:value="8903" calcext:value-type="float">
                <text:p>8903</text:p>
              </table:table-cell>
              <table:table-cell office:value-type="float" office:value="8959" calcext:value-type="float">
                <text:p>8959</text:p>
              </table:table-cell>
              <table:table-cell office:value-type="float" office:value="9005" calcext:value-type="float">
                <text:p>9005</text:p>
              </table:table-cell>
              <table:table-cell office:value-type="float" office:value="9052" calcext:value-type="float">
                <text:p>9052</text:p>
              </table:table-cell>
              <table:table-cell office:value-type="float" office:value="9080" calcext:value-type="float">
                <text:p>9080</text:p>
              </table:table-cell>
              <table:table-cell office:value-type="float" office:value="9108" calcext:value-type="float">
                <text:p>9108</text:p>
              </table:table-cell>
              <table:table-cell office:value-type="float" office:value="9150" calcext:value-type="float">
                <text:p>9150</text:p>
              </table:table-cell>
              <table:table-cell office:value-type="float" office:value="9186" calcext:value-type="float">
                <text:p>9186</text:p>
              </table:table-cell>
              <table:table-cell office:value-type="float" office:value="9212" calcext:value-type="float">
                <text:p>9212</text:p>
              </table:table-cell>
              <table:table-cell office:value-type="float" office:value="9237" calcext:value-type="float">
                <text:p>9237</text:p>
              </table:table-cell>
              <table:table-cell office:value-type="float" office:value="9280" calcext:value-type="float">
                <text:p>9280</text:p>
              </table:table-cell>
              <table:table-cell office:value-type="float" office:value="9312" calcext:value-type="float">
                <text:p>9312</text:p>
              </table:table-cell>
              <table:table-cell office:value-type="float" office:value="9334" calcext:value-type="float">
                <text:p>9334</text:p>
              </table:table-cell>
              <table:table-cell office:value-type="float" office:value="9364" calcext:value-type="float">
                <text:p>9364</text:p>
              </table:table-cell>
              <table:table-cell office:value-type="float" office:value="9388" calcext:value-type="float">
                <text:p>9388</text:p>
              </table:table-cell>
              <table:table-cell office:value-type="float" office:value="9430" calcext:value-type="float">
                <text:p>9430</text:p>
              </table:table-cell>
              <table:table-cell office:value-type="float" office:value="9453" calcext:value-type="float">
                <text:p>9453</text:p>
              </table:table-cell>
              <table:table-cell office:value-type="float" office:value="9467" calcext:value-type="float">
                <text:p>9467</text:p>
              </table:table-cell>
              <table:table-cell office:value-type="float" office:value="9486" calcext:value-type="float">
                <text:p>9486</text:p>
              </table:table-cell>
              <table:table-cell office:value-type="float" office:value="9505" calcext:value-type="float">
                <text:p>9505</text:p>
              </table:table-cell>
              <table:table-cell office:value-type="float" office:value="9522" calcext:value-type="float">
                <text:p>9522</text:p>
              </table:table-cell>
              <table:table-cell office:value-type="float" office:value="9548" calcext:value-type="float">
                <text:p>9548</text:p>
              </table:table-cell>
              <table:table-cell office:value-type="float" office:value="9566" calcext:value-type="float">
                <text:p>9566</text:p>
              </table:table-cell>
              <table:table-cell office:value-type="float" office:value="9580" calcext:value-type="float">
                <text:p>9580</text:p>
              </table:table-cell>
              <table:table-cell office:value-type="float" office:value="9595" calcext:value-type="float">
                <text:p>9595</text:p>
              </table:table-cell>
              <table:table-cell office:value-type="float" office:value="9606" calcext:value-type="float">
                <text:p>9606</text:p>
              </table:table-cell>
              <table:table-cell office:value-type="float" office:value="9619" calcext:value-type="float">
                <text:p>9619</text:p>
              </table:table-cell>
              <table:table-cell office:value-type="float" office:value="9629" calcext:value-type="float">
                <text:p>9629</text:p>
              </table:table-cell>
              <table:table-cell office:value-type="float" office:value="9636" calcext:value-type="float">
                <text:p>9636</text:p>
              </table:table-cell>
              <table:table-cell office:value-type="float" office:value="9646" calcext:value-type="float">
                <text:p>964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elgium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78" calcext:value-type="float">
              <text:p>178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89" calcext:value-type="float">
              <text:p>289</text:p>
            </table:table-cell>
            <table:table-cell office:value-type="float" office:value="353" calcext:value-type="float">
              <text:p>353</text:p>
            </table:table-cell>
            <table:table-cell office:value-type="float" office:value="431" calcext:value-type="float">
              <text:p>431</text:p>
            </table:table-cell>
            <table:table-cell office:value-type="float" office:value="513" calcext:value-type="float">
              <text:p>513</text:p>
            </table:table-cell>
            <table:table-cell office:value-type="float" office:value="705" calcext:value-type="float">
              <text:p>705</text:p>
            </table:table-cell>
            <table:table-cell office:value-type="float" office:value="828" calcext:value-type="float">
              <text:p>828</text:p>
            </table:table-cell>
            <table:table-cell office:value-type="float" office:value="1011" calcext:value-type="float">
              <text:p>1011</text:p>
            </table:table-cell>
            <table:table-cell office:value-type="float" office:value="1143" calcext:value-type="float">
              <text:p>1143</text:p>
            </table:table-cell>
            <table:table-cell office:value-type="float" office:value="1283" calcext:value-type="float">
              <text:p>1283</text:p>
            </table:table-cell>
            <table:table-cell office:value-type="float" office:value="1447" calcext:value-type="float">
              <text:p>1447</text:p>
            </table:table-cell>
            <table:table-cell office:value-type="float" office:value="1632" calcext:value-type="float">
              <text:p>1632</text:p>
            </table:table-cell>
            <table:table-cell office:value-type="float" office:value="2035" calcext:value-type="float">
              <text:p>2035</text:p>
            </table:table-cell>
            <table:table-cell office:value-type="float" office:value="2240" calcext:value-type="float">
              <text:p>2240</text:p>
            </table:table-cell>
            <table:table-cell office:value-type="float" office:value="2523" calcext:value-type="float">
              <text:p>2523</text:p>
            </table:table-cell>
            <table:table-cell office:value-type="float" office:value="3019" calcext:value-type="float">
              <text:p>3019</text:p>
            </table:table-cell>
            <table:table-cell office:value-type="float" office:value="3346" calcext:value-type="float">
              <text:p>3346</text:p>
            </table:table-cell>
            <table:table-cell office:value-type="float" office:value="3600" calcext:value-type="float">
              <text:p>3600</text:p>
            </table:table-cell>
            <table:table-cell office:value-type="float" office:value="3903" calcext:value-type="float">
              <text:p>3903</text:p>
            </table:table-cell>
            <table:table-cell office:value-type="float" office:value="4157" calcext:value-type="float">
              <text:p>4157</text:p>
            </table:table-cell>
            <table:table-cell office:value-type="float" office:value="4440" calcext:value-type="float">
              <text:p>4440</text:p>
            </table:table-cell>
            <table:table-cell office:value-type="float" office:value="4857" calcext:value-type="float">
              <text:p>4857</text:p>
            </table:table-cell>
            <table:table-cell office:value-type="float" office:value="5163" calcext:value-type="float">
              <text:p>5163</text:p>
            </table:table-cell>
            <table:table-cell office:value-type="float" office:value="5453" calcext:value-type="float">
              <text:p>5453</text:p>
            </table:table-cell>
            <table:table-cell office:value-type="float" office:value="5683" calcext:value-type="float">
              <text:p>5683</text:p>
            </table:table-cell>
            <table:table-cell office:value-type="float" office:value="5828" calcext:value-type="float">
              <text:p>5828</text:p>
            </table:table-cell>
            <table:table-cell office:value-type="float" office:value="5998" calcext:value-type="float">
              <text:p>5998</text:p>
            </table:table-cell>
            <table:table-cell office:value-type="float" office:value="6262" calcext:value-type="float">
              <text:p>6262</text:p>
            </table:table-cell>
            <table:table-cell office:value-type="float" office:value="6490" calcext:value-type="float">
              <text:p>6490</text:p>
            </table:table-cell>
            <table:table-cell office:value-type="float" office:value="6679" calcext:value-type="float">
              <text:p>6679</text:p>
            </table:table-cell>
            <table:table-cell office:value-type="float" office:value="6917" calcext:value-type="float">
              <text:p>6917</text:p>
            </table:table-cell>
            <table:table-cell office:value-type="float" office:value="7094" calcext:value-type="float">
              <text:p>7094</text:p>
            </table:table-cell>
            <table:table-cell office:value-type="float" office:value="7207" calcext:value-type="float">
              <text:p>7207</text:p>
            </table:table-cell>
            <table:table-cell office:value-type="float" office:value="7331" calcext:value-type="float">
              <text:p>7331</text:p>
            </table:table-cell>
            <table:table-cell office:value-type="float" office:value="7501" calcext:value-type="float">
              <text:p>7501</text:p>
            </table:table-cell>
            <table:table-cell office:value-type="float" office:value="7594" calcext:value-type="float">
              <text:p>7594</text:p>
            </table:table-cell>
            <table:table-cell office:value-type="float" office:value="7703" calcext:value-type="float">
              <text:p>7703</text:p>
            </table:table-cell>
            <table:table-cell office:value-type="float" office:value="7765" calcext:value-type="float">
              <text:p>7765</text:p>
            </table:table-cell>
            <table:table-cell office:value-type="float" office:value="7844" calcext:value-type="float">
              <text:p>7844</text:p>
            </table:table-cell>
            <table:table-cell office:value-type="float" office:value="7924" calcext:value-type="float">
              <text:p>7924</text:p>
            </table:table-cell>
            <table:table-cell office:value-type="float" office:value="8016" calcext:value-type="float">
              <text:p>8016</text:p>
            </table:table-cell>
            <table:table-cell office:value-type="float" office:value="8339" calcext:value-type="float">
              <text:p>8339</text:p>
            </table:table-cell>
            <table:table-cell office:value-type="float" office:value="8415" calcext:value-type="float">
              <text:p>8415</text:p>
            </table:table-cell>
            <table:table-cell office:value-type="float" office:value="8521" calcext:value-type="float">
              <text:p>8521</text:p>
            </table:table-cell>
            <table:table-cell office:value-type="float" office:value="8581" calcext:value-type="float">
              <text:p>8581</text:p>
            </table:table-cell>
            <table:table-cell office:value-type="float" office:value="8656" calcext:value-type="float">
              <text:p>8656</text:p>
            </table:table-cell>
            <table:table-cell office:value-type="float" office:value="8707" calcext:value-type="float">
              <text:p>8707</text:p>
            </table:table-cell>
            <table:table-cell office:value-type="float" office:value="8761" calcext:value-type="float">
              <text:p>8761</text:p>
            </table:table-cell>
            <table:table-cell office:value-type="float" office:value="8843" calcext:value-type="float">
              <text:p>8843</text:p>
            </table:table-cell>
            <table:table-cell office:value-type="float" office:value="8903" calcext:value-type="float">
              <text:p>8903</text:p>
            </table:table-cell>
            <table:table-cell office:value-type="float" office:value="8959" calcext:value-type="float">
              <text:p>8959</text:p>
            </table:table-cell>
            <table:table-cell office:value-type="float" office:value="9005" calcext:value-type="float">
              <text:p>9005</text:p>
            </table:table-cell>
            <table:table-cell office:value-type="float" office:value="9052" calcext:value-type="float">
              <text:p>9052</text:p>
            </table:table-cell>
            <table:table-cell office:value-type="float" office:value="9080" calcext:value-type="float">
              <text:p>9080</text:p>
            </table:table-cell>
            <table:table-cell office:value-type="float" office:value="9108" calcext:value-type="float">
              <text:p>9108</text:p>
            </table:table-cell>
            <table:table-cell office:value-type="float" office:value="9150" calcext:value-type="float">
              <text:p>9150</text:p>
            </table:table-cell>
            <table:table-cell office:value-type="float" office:value="9186" calcext:value-type="float">
              <text:p>9186</text:p>
            </table:table-cell>
            <table:table-cell office:value-type="float" office:value="9212" calcext:value-type="float">
              <text:p>9212</text:p>
            </table:table-cell>
            <table:table-cell office:value-type="float" office:value="9237" calcext:value-type="float">
              <text:p>9237</text:p>
            </table:table-cell>
            <table:table-cell office:value-type="float" office:value="9280" calcext:value-type="float">
              <text:p>9280</text:p>
            </table:table-cell>
            <table:table-cell office:value-type="float" office:value="9312" calcext:value-type="float">
              <text:p>9312</text:p>
            </table:table-cell>
            <table:table-cell office:value-type="float" office:value="9334" calcext:value-type="float">
              <text:p>9334</text:p>
            </table:table-cell>
            <table:table-cell office:value-type="float" office:value="9364" calcext:value-type="float">
              <text:p>9364</text:p>
            </table:table-cell>
            <table:table-cell office:value-type="float" office:value="9388" calcext:value-type="float">
              <text:p>9388</text:p>
            </table:table-cell>
            <table:table-cell office:value-type="float" office:value="9430" calcext:value-type="float">
              <text:p>9430</text:p>
            </table:table-cell>
            <table:table-cell office:value-type="float" office:value="9453" calcext:value-type="float">
              <text:p>9453</text:p>
            </table:table-cell>
            <table:table-cell office:value-type="float" office:value="9467" calcext:value-type="float">
              <text:p>9467</text:p>
            </table:table-cell>
            <table:table-cell office:value-type="float" office:value="9486" calcext:value-type="float">
              <text:p>9486</text:p>
            </table:table-cell>
            <table:table-cell office:value-type="float" office:value="9505" calcext:value-type="float">
              <text:p>9505</text:p>
            </table:table-cell>
            <table:table-cell office:value-type="float" office:value="9522" calcext:value-type="float">
              <text:p>9522</text:p>
            </table:table-cell>
            <table:table-cell office:value-type="float" office:value="9548" calcext:value-type="float">
              <text:p>9548</text:p>
            </table:table-cell>
            <table:table-cell office:value-type="float" office:value="9566" calcext:value-type="float">
              <text:p>9566</text:p>
            </table:table-cell>
            <table:table-cell office:value-type="float" office:value="9580" calcext:value-type="float">
              <text:p>9580</text:p>
            </table:table-cell>
            <table:table-cell office:value-type="float" office:value="9595" calcext:value-type="float">
              <text:p>9595</text:p>
            </table:table-cell>
            <table:table-cell office:value-type="float" office:value="9606" calcext:value-type="float">
              <text:p>9606</text:p>
            </table:table-cell>
            <table:table-cell office:value-type="float" office:value="9619" calcext:value-type="float">
              <text:p>9619</text:p>
            </table:table-cell>
            <table:table-cell office:value-type="float" office:value="9629" calcext:value-type="float">
              <text:p>9629</text:p>
            </table:table-cell>
            <table:table-cell office:value-type="float" office:value="9636" calcext:value-type="float">
              <text:p>9636</text:p>
            </table:table-cell>
            <table:table-cell office:value-type="float" office:value="9646" calcext:value-type="float">
              <text:p>964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elize</text:p>
              </table:table-cell>
              <table:table-cell office:value-type="float" office:value="13.1939" calcext:value-type="float">
                <text:p>13.1939</text:p>
              </table:table-cell>
              <table:table-cell office:value-type="float" office:value="-59.5432" calcext:value-type="float">
                <text:p>-59.5432</text:p>
              </table:table-cell>
              <table:table-cell table:number-columns-repeated="75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64" office:value-type="float" office:value="2" calcext:value-type="float">
                <text:p>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elize Result</text:p>
            </table:table-cell>
            <table:table-cell table:number-columns-repeated="2"/>
            <table:table-cell table:number-columns-repeated="75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64" office:value-type="float" office:value="2" calcext:value-type="float">
              <text:p>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enin</text:p>
              </table:table-cell>
              <table:table-cell office:value-type="float" office:value="9.3077" calcext:value-type="float">
                <text:p>9.3077</text:p>
              </table:table-cell>
              <table:table-cell office:value-type="float" office:value="2.3158" calcext:value-type="float">
                <text:p>2.3158</text:p>
              </table:table-cell>
              <table:table-cell table:number-columns-repeated="75" office:value-type="float" office:value="0" calcext:value-type="float">
                <text:p>0</text:p>
              </table:table-cell>
              <table:table-cell table:number-columns-repeated="25" office:value-type="float" office:value="1" calcext:value-type="float">
                <text:p>1</text:p>
              </table:table-cell>
              <table:table-cell table:number-columns-repeated="20" office:value-type="float" office:value="2" calcext:value-type="float">
                <text:p>2</text:p>
              </table:table-cell>
              <table:table-cell table:number-columns-repeated="18" office:value-type="float" office:value="3" calcext:value-type="float">
                <text:p>3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enin Result</text:p>
            </table:table-cell>
            <table:table-cell table:number-columns-repeated="2"/>
            <table:table-cell table:number-columns-repeated="75" office:value-type="float" office:value="0" calcext:value-type="float">
              <text:p>0</text:p>
            </table:table-cell>
            <table:table-cell table:number-columns-repeated="25" office:value-type="float" office:value="1" calcext:value-type="float">
              <text:p>1</text:p>
            </table:table-cell>
            <table:table-cell table:number-columns-repeated="20" office:value-type="float" office:value="2" calcext:value-type="float">
              <text:p>2</text:p>
            </table:table-cell>
            <table:table-cell table:number-columns-repeated="18" office:value-type="float" office:value="3" calcext:value-type="float">
              <text:p>3</text:p>
            </table:table-cell>
            <table:table-cell table:number-columns-repeated="4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hutan</text:p>
              </table:table-cell>
              <table:table-cell office:value-type="float" office:value="27.5142" calcext:value-type="float">
                <text:p>27.5142</text:p>
              </table:table-cell>
              <table:table-cell office:value-type="float" office:value="90.4336" calcext:value-type="float">
                <text:p>90.4336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hutan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olivia</text:p>
              </table:table-cell>
              <table:table-cell office:value-type="float" office:value="-16.2902" calcext:value-type="float">
                <text:p>-16.2902</text:p>
              </table:table-cell>
              <table:table-cell office:value-type="float" office:value="-63.5887" calcext:value-type="float">
                <text:p>-63.5887</text:p>
              </table:table-cell>
              <table:table-cell table:number-columns-repeated="67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2" office:value-type="float" office:value="28" calcext:value-type="float">
                <text:p>28</text:p>
              </table:table-cell>
              <table:table-cell office:value-type="float" office:value="29" calcext:value-type="float">
                <text:p>29</text:p>
              </table:table-cell>
              <table:table-cell table:number-columns-repeated="2" office:value-type="float" office:value="31" calcext:value-type="float">
                <text:p>31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114" calcext:value-type="float">
                <text:p>114</text:p>
              </table:table-cell>
              <table:table-cell office:value-type="float" office:value="118" calcext:value-type="float">
                <text:p>118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28" calcext:value-type="float">
                <text:p>128</text:p>
              </table:table-cell>
              <table:table-cell office:value-type="float" office:value="142" calcext:value-type="float">
                <text:p>142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64" calcext:value-type="float">
                <text:p>164</text:p>
              </table:table-cell>
              <table:table-cell office:value-type="float" office:value="165" calcext:value-type="float">
                <text:p>165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199" calcext:value-type="float">
                <text:p>199</text:p>
              </table:table-cell>
              <table:table-cell office:value-type="float" office:value="215" calcext:value-type="float">
                <text:p>215</text:p>
              </table:table-cell>
              <table:table-cell office:value-type="float" office:value="230" calcext:value-type="float">
                <text:p>230</text:p>
              </table:table-cell>
              <table:table-cell office:value-type="float" office:value="240" calcext:value-type="float">
                <text:p>240</text:p>
              </table:table-cell>
              <table:table-cell office:value-type="float" office:value="250" calcext:value-type="float">
                <text:p>250</text:p>
              </table:table-cell>
              <table:table-cell office:value-type="float" office:value="261" calcext:value-type="float">
                <text:p>261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280" calcext:value-type="float">
                <text:p>280</text:p>
              </table:table-cell>
              <table:table-cell office:value-type="float" office:value="293" calcext:value-type="float">
                <text:p>293</text:p>
              </table:table-cell>
              <table:table-cell office:value-type="float" office:value="300" calcext:value-type="float">
                <text:p>300</text:p>
              </table:table-cell>
              <table:table-cell office:value-type="float" office:value="310" calcext:value-type="float">
                <text:p>310</text:p>
              </table:table-cell>
              <table:table-cell office:value-type="float" office:value="313" calcext:value-type="float">
                <text:p>313</text:p>
              </table:table-cell>
              <table:table-cell office:value-type="float" office:value="343" calcext:value-type="float">
                <text:p>343</text:p>
              </table:table-cell>
              <table:table-cell office:value-type="float" office:value="376" calcext:value-type="float">
                <text:p>376</text:p>
              </table:table-cell>
              <table:table-cell office:value-type="float" office:value="400" calcext:value-type="float">
                <text:p>400</text:p>
              </table:table-cell>
              <table:table-cell office:value-type="float" office:value="415" calcext:value-type="float">
                <text:p>415</text:p>
              </table:table-cell>
              <table:table-cell office:value-type="float" office:value="427" calcext:value-type="float">
                <text:p>427</text:p>
              </table:table-cell>
              <table:table-cell office:value-type="float" office:value="454" calcext:value-type="float">
                <text:p>454</text:p>
              </table:table-cell>
              <table:table-cell office:value-type="float" office:value="465" calcext:value-type="float">
                <text:p>465</text:p>
              </table:table-cell>
              <table:table-cell office:value-type="float" office:value="475" calcext:value-type="float">
                <text:p>475</text:p>
              </table:table-cell>
              <table:table-cell office:value-type="float" office:value="487" calcext:value-type="float">
                <text:p>487</text:p>
              </table:table-cell>
              <table:table-cell office:value-type="float" office:value="512" calcext:value-type="float">
                <text:p>512</text:p>
              </table:table-cell>
              <table:table-cell office:value-type="float" office:value="533" calcext:value-type="float">
                <text:p>533</text:p>
              </table:table-cell>
              <table:table-cell office:value-type="float" office:value="559" calcext:value-type="float">
                <text:p>55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olivia Result</text:p>
            </table:table-cell>
            <table:table-cell table:number-columns-repeated="2"/>
            <table:table-cell table:number-columns-repeated="67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7" calcext:value-type="float">
              <text:p>27</text:p>
            </table:table-cell>
            <table:table-cell table:number-columns-repeated="2" office:value-type="float" office:value="28" calcext:value-type="float">
              <text:p>28</text:p>
            </table:table-cell>
            <table:table-cell office:value-type="float" office:value="29" calcext:value-type="float">
              <text:p>29</text:p>
            </table:table-cell>
            <table:table-cell table:number-columns-repeated="2" office:value-type="float" office:value="31" calcext:value-type="float">
              <text:p>31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91" calcext:value-type="float">
              <text:p>91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06" calcext:value-type="float">
              <text:p>106</text:p>
            </table:table-cell>
            <table:table-cell office:value-type="float" office:value="114" calcext:value-type="float">
              <text:p>114</text:p>
            </table:table-cell>
            <table:table-cell office:value-type="float" office:value="118" calcext:value-type="float">
              <text:p>118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28" calcext:value-type="float">
              <text:p>128</text:p>
            </table:table-cell>
            <table:table-cell office:value-type="float" office:value="142" calcext:value-type="float">
              <text:p>142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64" calcext:value-type="float">
              <text:p>164</text:p>
            </table:table-cell>
            <table:table-cell office:value-type="float" office:value="165" calcext:value-type="float">
              <text:p>165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189" calcext:value-type="float">
              <text:p>189</text:p>
            </table:table-cell>
            <table:table-cell office:value-type="float" office:value="199" calcext:value-type="float">
              <text:p>199</text:p>
            </table:table-cell>
            <table:table-cell office:value-type="float" office:value="215" calcext:value-type="float">
              <text:p>215</text:p>
            </table:table-cell>
            <table:table-cell office:value-type="float" office:value="230" calcext:value-type="float">
              <text:p>230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250" calcext:value-type="float">
              <text:p>250</text:p>
            </table:table-cell>
            <table:table-cell office:value-type="float" office:value="261" calcext:value-type="float">
              <text:p>261</text:p>
            </table:table-cell>
            <table:table-cell office:value-type="float" office:value="274" calcext:value-type="float">
              <text:p>274</text:p>
            </table:table-cell>
            <table:table-cell office:value-type="float" office:value="280" calcext:value-type="float">
              <text:p>280</text:p>
            </table:table-cell>
            <table:table-cell office:value-type="float" office:value="293" calcext:value-type="float">
              <text:p>293</text:p>
            </table:table-cell>
            <table:table-cell office:value-type="float" office:value="300" calcext:value-type="float">
              <text:p>300</text:p>
            </table:table-cell>
            <table:table-cell office:value-type="float" office:value="310" calcext:value-type="float">
              <text:p>310</text:p>
            </table:table-cell>
            <table:table-cell office:value-type="float" office:value="313" calcext:value-type="float">
              <text:p>313</text:p>
            </table:table-cell>
            <table:table-cell office:value-type="float" office:value="343" calcext:value-type="float">
              <text:p>343</text:p>
            </table:table-cell>
            <table:table-cell office:value-type="float" office:value="376" calcext:value-type="float">
              <text:p>376</text:p>
            </table:table-cell>
            <table:table-cell office:value-type="float" office:value="400" calcext:value-type="float">
              <text:p>400</text:p>
            </table:table-cell>
            <table:table-cell office:value-type="float" office:value="415" calcext:value-type="float">
              <text:p>415</text:p>
            </table:table-cell>
            <table:table-cell office:value-type="float" office:value="427" calcext:value-type="float">
              <text:p>427</text:p>
            </table:table-cell>
            <table:table-cell office:value-type="float" office:value="454" calcext:value-type="float">
              <text:p>454</text:p>
            </table:table-cell>
            <table:table-cell office:value-type="float" office:value="465" calcext:value-type="float">
              <text:p>465</text:p>
            </table:table-cell>
            <table:table-cell office:value-type="float" office:value="475" calcext:value-type="float">
              <text:p>475</text:p>
            </table:table-cell>
            <table:table-cell office:value-type="float" office:value="487" calcext:value-type="float">
              <text:p>487</text:p>
            </table:table-cell>
            <table:table-cell office:value-type="float" office:value="512" calcext:value-type="float">
              <text:p>512</text:p>
            </table:table-cell>
            <table:table-cell office:value-type="float" office:value="533" calcext:value-type="float">
              <text:p>533</text:p>
            </table:table-cell>
            <table:table-cell office:value-type="float" office:value="559" calcext:value-type="float">
              <text:p>55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osnia and Herzegovina</text:p>
              </table:table-cell>
              <table:table-cell office:value-type="float" office:value="43.9159" calcext:value-type="float">
                <text:p>43.9159</text:p>
              </table:table-cell>
              <table:table-cell office:value-type="float" office:value="17.6791" calcext:value-type="float">
                <text:p>17.6791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7" calcext:value-type="float">
                <text:p>37</text:p>
              </table:table-cell>
              <table:table-cell table:number-columns-repeated="2" office:value-type="float" office:value="39" calcext:value-type="float">
                <text:p>39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69" calcext:value-type="float">
                <text:p>69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13" calcext:value-type="float">
                <text:p>113</text:p>
              </table:table-cell>
              <table:table-cell office:value-type="float" office:value="117" calcext:value-type="float">
                <text:p>117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28" calcext:value-type="float">
                <text:p>128</text:p>
              </table:table-cell>
              <table:table-cell office:value-type="float" office:value="129" calcext:value-type="float">
                <text:p>129</text:p>
              </table:table-cell>
              <table:table-cell table:number-columns-repeated="2" office:value-type="float" office:value="133" calcext:value-type="float">
                <text:p>133</text:p>
              </table:table-cell>
              <table:table-cell office:value-type="float" office:value="134" calcext:value-type="float">
                <text:p>134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40" calcext:value-type="float">
                <text:p>140</text:p>
              </table:table-cell>
              <table:table-cell table:number-columns-repeated="2" office:value-type="float" office:value="141" calcext:value-type="float">
                <text:p>141</text:p>
              </table:table-cell>
              <table:table-cell office:value-type="float" office:value="144" calcext:value-type="float">
                <text:p>144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49" calcext:value-type="float">
                <text:p>149</text:p>
              </table:table-cell>
              <table:table-cell office:value-type="float" office:value="151" calcext:value-type="float">
                <text:p>151</text:p>
              </table:table-cell>
              <table:table-cell table:number-columns-repeated="4" office:value-type="float" office:value="153" calcext:value-type="float">
                <text:p>153</text:p>
              </table:table-cell>
              <table:table-cell office:value-type="float" office:value="154" calcext:value-type="float">
                <text:p>154</text:p>
              </table:table-cell>
              <table:table-cell table:number-columns-repeated="2" office:value-type="float" office:value="157" calcext:value-type="float">
                <text:p>157</text:p>
              </table:table-cell>
              <table:table-cell table:number-columns-repeated="4" office:value-type="float" office:value="159" calcext:value-type="float">
                <text:p>159</text:p>
              </table:table-cell>
              <table:table-cell table:number-columns-repeated="2" office:value-type="float" office:value="160" calcext:value-type="float">
                <text:p>160</text:p>
              </table:table-cell>
              <table:table-cell table:number-columns-repeated="2" office:value-type="float" office:value="161" calcext:value-type="float">
                <text:p>161</text:p>
              </table:table-cell>
              <table:table-cell office:value-type="float" office:value="163" calcext:value-type="float">
                <text:p>16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osnia and Herzegovina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3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10" calcext:value-type="float">
              <text:p>10</text:p>
            </table:table-cell>
            <table:table-cell table:number-columns-repeated="2" office:value-type="float" office:value="13" calcext:value-type="float">
              <text:p>13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7" calcext:value-type="float">
              <text:p>37</text:p>
            </table:table-cell>
            <table:table-cell table:number-columns-repeated="2" office:value-type="float" office:value="39" calcext:value-type="float">
              <text:p>39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69" calcext:value-type="float">
              <text:p>69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13" calcext:value-type="float">
              <text:p>113</text:p>
            </table:table-cell>
            <table:table-cell office:value-type="float" office:value="117" calcext:value-type="float">
              <text:p>117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28" calcext:value-type="float">
              <text:p>128</text:p>
            </table:table-cell>
            <table:table-cell office:value-type="float" office:value="129" calcext:value-type="float">
              <text:p>129</text:p>
            </table:table-cell>
            <table:table-cell table:number-columns-repeated="2" office:value-type="float" office:value="133" calcext:value-type="float">
              <text:p>133</text:p>
            </table:table-cell>
            <table:table-cell office:value-type="float" office:value="134" calcext:value-type="float">
              <text:p>134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40" calcext:value-type="float">
              <text:p>140</text:p>
            </table:table-cell>
            <table:table-cell table:number-columns-repeated="2" office:value-type="float" office:value="141" calcext:value-type="float">
              <text:p>141</text:p>
            </table:table-cell>
            <table:table-cell office:value-type="float" office:value="144" calcext:value-type="float">
              <text:p>144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49" calcext:value-type="float">
              <text:p>149</text:p>
            </table:table-cell>
            <table:table-cell office:value-type="float" office:value="151" calcext:value-type="float">
              <text:p>151</text:p>
            </table:table-cell>
            <table:table-cell table:number-columns-repeated="4" office:value-type="float" office:value="153" calcext:value-type="float">
              <text:p>153</text:p>
            </table:table-cell>
            <table:table-cell office:value-type="float" office:value="154" calcext:value-type="float">
              <text:p>154</text:p>
            </table:table-cell>
            <table:table-cell table:number-columns-repeated="2" office:value-type="float" office:value="157" calcext:value-type="float">
              <text:p>157</text:p>
            </table:table-cell>
            <table:table-cell table:number-columns-repeated="4" office:value-type="float" office:value="159" calcext:value-type="float">
              <text:p>159</text:p>
            </table:table-cell>
            <table:table-cell table:number-columns-repeated="2" office:value-type="float" office:value="160" calcext:value-type="float">
              <text:p>160</text:p>
            </table:table-cell>
            <table:table-cell table:number-columns-repeated="2" office:value-type="float" office:value="161" calcext:value-type="float">
              <text:p>161</text:p>
            </table:table-cell>
            <table:table-cell office:value-type="float" office:value="163" calcext:value-type="float">
              <text:p>16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otswana</text:p>
              </table:table-cell>
              <table:table-cell office:value-type="float" office:value="-22.3285" calcext:value-type="float">
                <text:p>-22.3285</text:p>
              </table:table-cell>
              <table:table-cell office:value-type="float" office:value="24.6849" calcext:value-type="float">
                <text:p>24.6849</text:p>
              </table:table-cell>
              <table:table-cell table:number-columns-repeated="69" office:value-type="float" office:value="0" calcext:value-type="float">
                <text:p>0</text:p>
              </table:table-cell>
              <table:table-cell table:number-columns-repeated="74" office:value-type="float" office:value="1" calcext:value-type="float">
                <text:p>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otswana Result</text:p>
            </table:table-cell>
            <table:table-cell table:number-columns-repeated="2"/>
            <table:table-cell table:number-columns-repeated="69" office:value-type="float" office:value="0" calcext:value-type="float">
              <text:p>0</text:p>
            </table:table-cell>
            <table:table-cell table:number-columns-repeated="74" office:value-type="float" office:value="1" calcext:value-type="float">
              <text:p>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razil</text:p>
              </table:table-cell>
              <table:table-cell office:value-type="float" office:value="-14.235" calcext:value-type="float">
                <text:p>-14.235</text:p>
              </table:table-cell>
              <table:table-cell office:value-type="float" office:value="-51.9253" calcext:value-type="float">
                <text:p>-51.9253</text:p>
              </table:table-cell>
              <table:table-cell table:number-columns-repeated="55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111" calcext:value-type="float">
                <text:p>111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59" calcext:value-type="float">
                <text:p>159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240" calcext:value-type="float">
                <text:p>240</text:p>
              </table:table-cell>
              <table:table-cell office:value-type="float" office:value="324" calcext:value-type="float">
                <text:p>324</text:p>
              </table:table-cell>
              <table:table-cell office:value-type="float" office:value="359" calcext:value-type="float">
                <text:p>359</text:p>
              </table:table-cell>
              <table:table-cell office:value-type="float" office:value="445" calcext:value-type="float">
                <text:p>445</text:p>
              </table:table-cell>
              <table:table-cell office:value-type="float" office:value="486" calcext:value-type="float">
                <text:p>486</text:p>
              </table:table-cell>
              <table:table-cell office:value-type="float" office:value="564" calcext:value-type="float">
                <text:p>564</text:p>
              </table:table-cell>
              <table:table-cell office:value-type="float" office:value="686" calcext:value-type="float">
                <text:p>686</text:p>
              </table:table-cell>
              <table:table-cell office:value-type="float" office:value="819" calcext:value-type="float">
                <text:p>819</text:p>
              </table:table-cell>
              <table:table-cell office:value-type="float" office:value="950" calcext:value-type="float">
                <text:p>950</text:p>
              </table:table-cell>
              <table:table-cell office:value-type="float" office:value="1057" calcext:value-type="float">
                <text:p>1057</text:p>
              </table:table-cell>
              <table:table-cell office:value-type="float" office:value="1124" calcext:value-type="float">
                <text:p>1124</text:p>
              </table:table-cell>
              <table:table-cell office:value-type="float" office:value="1223" calcext:value-type="float">
                <text:p>1223</text:p>
              </table:table-cell>
              <table:table-cell office:value-type="float" office:value="1328" calcext:value-type="float">
                <text:p>1328</text:p>
              </table:table-cell>
              <table:table-cell office:value-type="float" office:value="1532" calcext:value-type="float">
                <text:p>1532</text:p>
              </table:table-cell>
              <table:table-cell office:value-type="float" office:value="1736" calcext:value-type="float">
                <text:p>1736</text:p>
              </table:table-cell>
              <table:table-cell office:value-type="float" office:value="1924" calcext:value-type="float">
                <text:p>1924</text:p>
              </table:table-cell>
              <table:table-cell office:value-type="float" office:value="2141" calcext:value-type="float">
                <text:p>2141</text:p>
              </table:table-cell>
              <table:table-cell office:value-type="float" office:value="2354" calcext:value-type="float">
                <text:p>2354</text:p>
              </table:table-cell>
              <table:table-cell office:value-type="float" office:value="2462" calcext:value-type="float">
                <text:p>2462</text:p>
              </table:table-cell>
              <table:table-cell office:value-type="float" office:value="2587" calcext:value-type="float">
                <text:p>2587</text:p>
              </table:table-cell>
              <table:table-cell office:value-type="float" office:value="2741" calcext:value-type="float">
                <text:p>2741</text:p>
              </table:table-cell>
              <table:table-cell office:value-type="float" office:value="2906" calcext:value-type="float">
                <text:p>2906</text:p>
              </table:table-cell>
              <table:table-cell office:value-type="float" office:value="3331" calcext:value-type="float">
                <text:p>3331</text:p>
              </table:table-cell>
              <table:table-cell office:value-type="float" office:value="3704" calcext:value-type="float">
                <text:p>3704</text:p>
              </table:table-cell>
              <table:table-cell office:value-type="float" office:value="4057" calcext:value-type="float">
                <text:p>4057</text:p>
              </table:table-cell>
              <table:table-cell office:value-type="float" office:value="4286" calcext:value-type="float">
                <text:p>4286</text:p>
              </table:table-cell>
              <table:table-cell office:value-type="float" office:value="4603" calcext:value-type="float">
                <text:p>4603</text:p>
              </table:table-cell>
              <table:table-cell office:value-type="float" office:value="5083" calcext:value-type="float">
                <text:p>5083</text:p>
              </table:table-cell>
              <table:table-cell office:value-type="float" office:value="5513" calcext:value-type="float">
                <text:p>5513</text:p>
              </table:table-cell>
              <table:table-cell office:value-type="float" office:value="6006" calcext:value-type="float">
                <text:p>6006</text:p>
              </table:table-cell>
              <table:table-cell office:value-type="float" office:value="6412" calcext:value-type="float">
                <text:p>6412</text:p>
              </table:table-cell>
              <table:table-cell office:value-type="float" office:value="6761" calcext:value-type="float">
                <text:p>6761</text:p>
              </table:table-cell>
              <table:table-cell office:value-type="float" office:value="7051" calcext:value-type="float">
                <text:p>7051</text:p>
              </table:table-cell>
              <table:table-cell office:value-type="float" office:value="7367" calcext:value-type="float">
                <text:p>7367</text:p>
              </table:table-cell>
              <table:table-cell office:value-type="float" office:value="7938" calcext:value-type="float">
                <text:p>7938</text:p>
              </table:table-cell>
              <table:table-cell office:value-type="float" office:value="8588" calcext:value-type="float">
                <text:p>8588</text:p>
              </table:table-cell>
              <table:table-cell office:value-type="float" office:value="9190" calcext:value-type="float">
                <text:p>9190</text:p>
              </table:table-cell>
              <table:table-cell office:value-type="float" office:value="10017" calcext:value-type="float">
                <text:p>10017</text:p>
              </table:table-cell>
              <table:table-cell office:value-type="float" office:value="10656" calcext:value-type="float">
                <text:p>10656</text:p>
              </table:table-cell>
              <table:table-cell office:value-type="float" office:value="11123" calcext:value-type="float">
                <text:p>11123</text:p>
              </table:table-cell>
              <table:table-cell office:value-type="float" office:value="11653" calcext:value-type="float">
                <text:p>11653</text:p>
              </table:table-cell>
              <table:table-cell office:value-type="float" office:value="12461" calcext:value-type="float">
                <text:p>12461</text:p>
              </table:table-cell>
              <table:table-cell office:value-type="float" office:value="13240" calcext:value-type="float">
                <text:p>13240</text:p>
              </table:table-cell>
              <table:table-cell office:value-type="float" office:value="13999" calcext:value-type="float">
                <text:p>13999</text:p>
              </table:table-cell>
              <table:table-cell office:value-type="float" office:value="14962" calcext:value-type="float">
                <text:p>14962</text:p>
              </table:table-cell>
              <table:table-cell office:value-type="float" office:value="15662" calcext:value-type="float">
                <text:p>15662</text:p>
              </table:table-cell>
              <table:table-cell office:value-type="float" office:value="16118" calcext:value-type="float">
                <text:p>16118</text:p>
              </table:table-cell>
              <table:table-cell office:value-type="float" office:value="16853" calcext:value-type="float">
                <text:p>16853</text:p>
              </table:table-cell>
              <table:table-cell office:value-type="float" office:value="17983" calcext:value-type="float">
                <text:p>17983</text:p>
              </table:table-cell>
              <table:table-cell office:value-type="float" office:value="18859" calcext:value-type="float">
                <text:p>18859</text:p>
              </table:table-cell>
              <table:table-cell office:value-type="float" office:value="20047" calcext:value-type="float">
                <text:p>20047</text:p>
              </table:table-cell>
              <table:table-cell office:value-type="float" office:value="21048" calcext:value-type="float">
                <text:p>21048</text:p>
              </table:table-cell>
              <table:table-cell office:value-type="float" office:value="22013" calcext:value-type="float">
                <text:p>22013</text:p>
              </table:table-cell>
              <table:table-cell office:value-type="float" office:value="22666" calcext:value-type="float">
                <text:p>22666</text:p>
              </table:table-cell>
              <table:table-cell office:value-type="float" office:value="23473" calcext:value-type="float">
                <text:p>23473</text:p>
              </table:table-cell>
              <table:table-cell office:value-type="float" office:value="24512" calcext:value-type="float">
                <text:p>24512</text:p>
              </table:table-cell>
              <table:table-cell office:value-type="float" office:value="25598" calcext:value-type="float">
                <text:p>25598</text:p>
              </table:table-cell>
              <table:table-cell office:value-type="float" office:value="26754" calcext:value-type="float">
                <text:p>26754</text:p>
              </table:table-cell>
              <table:table-cell office:value-type="float" office:value="27878" calcext:value-type="float">
                <text:p>27878</text:p>
              </table:table-cell>
              <table:table-cell office:value-type="float" office:value="28834" calcext:value-type="float">
                <text:p>28834</text:p>
              </table:table-cell>
              <table:table-cell office:value-type="float" office:value="29314" calcext:value-type="float">
                <text:p>29314</text:p>
              </table:table-cell>
              <table:table-cell office:value-type="float" office:value="29937" calcext:value-type="float">
                <text:p>29937</text:p>
              </table:table-cell>
              <table:table-cell office:value-type="float" office:value="31199" calcext:value-type="float">
                <text:p>31199</text:p>
              </table:table-cell>
              <table:table-cell office:value-type="float" office:value="32548" calcext:value-type="float">
                <text:p>32548</text:p>
              </table:table-cell>
              <table:table-cell office:value-type="float" office:value="34021" calcext:value-type="float">
                <text:p>34021</text:p>
              </table:table-cell>
              <table:table-cell office:value-type="float" office:value="35026" calcext:value-type="float">
                <text:p>35026</text:p>
              </table:table-cell>
              <table:table-cell office:value-type="float" office:value="35930" calcext:value-type="float">
                <text:p>35930</text:p>
              </table:table-cell>
              <table:table-cell office:value-type="float" office:value="36455" calcext:value-type="float">
                <text:p>36455</text:p>
              </table:table-cell>
              <table:table-cell office:value-type="float" office:value="37134" calcext:value-type="float">
                <text:p>37134</text:p>
              </table:table-cell>
              <table:table-cell office:value-type="float" office:value="38406" calcext:value-type="float">
                <text:p>38406</text:p>
              </table:table-cell>
              <table:table-cell office:value-type="float" office:value="39680" calcext:value-type="float">
                <text:p>39680</text:p>
              </table:table-cell>
              <table:table-cell office:value-type="float" office:value="40919" calcext:value-type="float">
                <text:p>40919</text:p>
              </table:table-cell>
              <table:table-cell office:value-type="float" office:value="41828" calcext:value-type="float">
                <text:p>4182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razil Result</text:p>
            </table:table-cell>
            <table:table-cell table:number-columns-repeated="2"/>
            <table:table-cell table:number-columns-repeated="55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111" calcext:value-type="float">
              <text:p>111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59" calcext:value-type="float">
              <text:p>159</text:p>
            </table:table-cell>
            <table:table-cell office:value-type="float" office:value="201" calcext:value-type="float">
              <text:p>201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324" calcext:value-type="float">
              <text:p>324</text:p>
            </table:table-cell>
            <table:table-cell office:value-type="float" office:value="359" calcext:value-type="float">
              <text:p>359</text:p>
            </table:table-cell>
            <table:table-cell office:value-type="float" office:value="445" calcext:value-type="float">
              <text:p>445</text:p>
            </table:table-cell>
            <table:table-cell office:value-type="float" office:value="486" calcext:value-type="float">
              <text:p>486</text:p>
            </table:table-cell>
            <table:table-cell office:value-type="float" office:value="564" calcext:value-type="float">
              <text:p>564</text:p>
            </table:table-cell>
            <table:table-cell office:value-type="float" office:value="686" calcext:value-type="float">
              <text:p>686</text:p>
            </table:table-cell>
            <table:table-cell office:value-type="float" office:value="819" calcext:value-type="float">
              <text:p>819</text:p>
            </table:table-cell>
            <table:table-cell office:value-type="float" office:value="950" calcext:value-type="float">
              <text:p>950</text:p>
            </table:table-cell>
            <table:table-cell office:value-type="float" office:value="1057" calcext:value-type="float">
              <text:p>1057</text:p>
            </table:table-cell>
            <table:table-cell office:value-type="float" office:value="1124" calcext:value-type="float">
              <text:p>1124</text:p>
            </table:table-cell>
            <table:table-cell office:value-type="float" office:value="1223" calcext:value-type="float">
              <text:p>1223</text:p>
            </table:table-cell>
            <table:table-cell office:value-type="float" office:value="1328" calcext:value-type="float">
              <text:p>1328</text:p>
            </table:table-cell>
            <table:table-cell office:value-type="float" office:value="1532" calcext:value-type="float">
              <text:p>1532</text:p>
            </table:table-cell>
            <table:table-cell office:value-type="float" office:value="1736" calcext:value-type="float">
              <text:p>1736</text:p>
            </table:table-cell>
            <table:table-cell office:value-type="float" office:value="1924" calcext:value-type="float">
              <text:p>1924</text:p>
            </table:table-cell>
            <table:table-cell office:value-type="float" office:value="2141" calcext:value-type="float">
              <text:p>2141</text:p>
            </table:table-cell>
            <table:table-cell office:value-type="float" office:value="2354" calcext:value-type="float">
              <text:p>2354</text:p>
            </table:table-cell>
            <table:table-cell office:value-type="float" office:value="2462" calcext:value-type="float">
              <text:p>2462</text:p>
            </table:table-cell>
            <table:table-cell office:value-type="float" office:value="2587" calcext:value-type="float">
              <text:p>2587</text:p>
            </table:table-cell>
            <table:table-cell office:value-type="float" office:value="2741" calcext:value-type="float">
              <text:p>2741</text:p>
            </table:table-cell>
            <table:table-cell office:value-type="float" office:value="2906" calcext:value-type="float">
              <text:p>2906</text:p>
            </table:table-cell>
            <table:table-cell office:value-type="float" office:value="3331" calcext:value-type="float">
              <text:p>3331</text:p>
            </table:table-cell>
            <table:table-cell office:value-type="float" office:value="3704" calcext:value-type="float">
              <text:p>3704</text:p>
            </table:table-cell>
            <table:table-cell office:value-type="float" office:value="4057" calcext:value-type="float">
              <text:p>4057</text:p>
            </table:table-cell>
            <table:table-cell office:value-type="float" office:value="4286" calcext:value-type="float">
              <text:p>4286</text:p>
            </table:table-cell>
            <table:table-cell office:value-type="float" office:value="4603" calcext:value-type="float">
              <text:p>4603</text:p>
            </table:table-cell>
            <table:table-cell office:value-type="float" office:value="5083" calcext:value-type="float">
              <text:p>5083</text:p>
            </table:table-cell>
            <table:table-cell office:value-type="float" office:value="5513" calcext:value-type="float">
              <text:p>5513</text:p>
            </table:table-cell>
            <table:table-cell office:value-type="float" office:value="6006" calcext:value-type="float">
              <text:p>6006</text:p>
            </table:table-cell>
            <table:table-cell office:value-type="float" office:value="6412" calcext:value-type="float">
              <text:p>6412</text:p>
            </table:table-cell>
            <table:table-cell office:value-type="float" office:value="6761" calcext:value-type="float">
              <text:p>6761</text:p>
            </table:table-cell>
            <table:table-cell office:value-type="float" office:value="7051" calcext:value-type="float">
              <text:p>7051</text:p>
            </table:table-cell>
            <table:table-cell office:value-type="float" office:value="7367" calcext:value-type="float">
              <text:p>7367</text:p>
            </table:table-cell>
            <table:table-cell office:value-type="float" office:value="7938" calcext:value-type="float">
              <text:p>7938</text:p>
            </table:table-cell>
            <table:table-cell office:value-type="float" office:value="8588" calcext:value-type="float">
              <text:p>8588</text:p>
            </table:table-cell>
            <table:table-cell office:value-type="float" office:value="9190" calcext:value-type="float">
              <text:p>9190</text:p>
            </table:table-cell>
            <table:table-cell office:value-type="float" office:value="10017" calcext:value-type="float">
              <text:p>10017</text:p>
            </table:table-cell>
            <table:table-cell office:value-type="float" office:value="10656" calcext:value-type="float">
              <text:p>10656</text:p>
            </table:table-cell>
            <table:table-cell office:value-type="float" office:value="11123" calcext:value-type="float">
              <text:p>11123</text:p>
            </table:table-cell>
            <table:table-cell office:value-type="float" office:value="11653" calcext:value-type="float">
              <text:p>11653</text:p>
            </table:table-cell>
            <table:table-cell office:value-type="float" office:value="12461" calcext:value-type="float">
              <text:p>12461</text:p>
            </table:table-cell>
            <table:table-cell office:value-type="float" office:value="13240" calcext:value-type="float">
              <text:p>13240</text:p>
            </table:table-cell>
            <table:table-cell office:value-type="float" office:value="13999" calcext:value-type="float">
              <text:p>13999</text:p>
            </table:table-cell>
            <table:table-cell office:value-type="float" office:value="14962" calcext:value-type="float">
              <text:p>14962</text:p>
            </table:table-cell>
            <table:table-cell office:value-type="float" office:value="15662" calcext:value-type="float">
              <text:p>15662</text:p>
            </table:table-cell>
            <table:table-cell office:value-type="float" office:value="16118" calcext:value-type="float">
              <text:p>16118</text:p>
            </table:table-cell>
            <table:table-cell office:value-type="float" office:value="16853" calcext:value-type="float">
              <text:p>16853</text:p>
            </table:table-cell>
            <table:table-cell office:value-type="float" office:value="17983" calcext:value-type="float">
              <text:p>17983</text:p>
            </table:table-cell>
            <table:table-cell office:value-type="float" office:value="18859" calcext:value-type="float">
              <text:p>18859</text:p>
            </table:table-cell>
            <table:table-cell office:value-type="float" office:value="20047" calcext:value-type="float">
              <text:p>20047</text:p>
            </table:table-cell>
            <table:table-cell office:value-type="float" office:value="21048" calcext:value-type="float">
              <text:p>21048</text:p>
            </table:table-cell>
            <table:table-cell office:value-type="float" office:value="22013" calcext:value-type="float">
              <text:p>22013</text:p>
            </table:table-cell>
            <table:table-cell office:value-type="float" office:value="22666" calcext:value-type="float">
              <text:p>22666</text:p>
            </table:table-cell>
            <table:table-cell office:value-type="float" office:value="23473" calcext:value-type="float">
              <text:p>23473</text:p>
            </table:table-cell>
            <table:table-cell office:value-type="float" office:value="24512" calcext:value-type="float">
              <text:p>24512</text:p>
            </table:table-cell>
            <table:table-cell office:value-type="float" office:value="25598" calcext:value-type="float">
              <text:p>25598</text:p>
            </table:table-cell>
            <table:table-cell office:value-type="float" office:value="26754" calcext:value-type="float">
              <text:p>26754</text:p>
            </table:table-cell>
            <table:table-cell office:value-type="float" office:value="27878" calcext:value-type="float">
              <text:p>27878</text:p>
            </table:table-cell>
            <table:table-cell office:value-type="float" office:value="28834" calcext:value-type="float">
              <text:p>28834</text:p>
            </table:table-cell>
            <table:table-cell office:value-type="float" office:value="29314" calcext:value-type="float">
              <text:p>29314</text:p>
            </table:table-cell>
            <table:table-cell office:value-type="float" office:value="29937" calcext:value-type="float">
              <text:p>29937</text:p>
            </table:table-cell>
            <table:table-cell office:value-type="float" office:value="31199" calcext:value-type="float">
              <text:p>31199</text:p>
            </table:table-cell>
            <table:table-cell office:value-type="float" office:value="32548" calcext:value-type="float">
              <text:p>32548</text:p>
            </table:table-cell>
            <table:table-cell office:value-type="float" office:value="34021" calcext:value-type="float">
              <text:p>34021</text:p>
            </table:table-cell>
            <table:table-cell office:value-type="float" office:value="35026" calcext:value-type="float">
              <text:p>35026</text:p>
            </table:table-cell>
            <table:table-cell office:value-type="float" office:value="35930" calcext:value-type="float">
              <text:p>35930</text:p>
            </table:table-cell>
            <table:table-cell office:value-type="float" office:value="36455" calcext:value-type="float">
              <text:p>36455</text:p>
            </table:table-cell>
            <table:table-cell office:value-type="float" office:value="37134" calcext:value-type="float">
              <text:p>37134</text:p>
            </table:table-cell>
            <table:table-cell office:value-type="float" office:value="38406" calcext:value-type="float">
              <text:p>38406</text:p>
            </table:table-cell>
            <table:table-cell office:value-type="float" office:value="39680" calcext:value-type="float">
              <text:p>39680</text:p>
            </table:table-cell>
            <table:table-cell office:value-type="float" office:value="40919" calcext:value-type="float">
              <text:p>40919</text:p>
            </table:table-cell>
            <table:table-cell office:value-type="float" office:value="41828" calcext:value-type="float">
              <text:p>4182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runei</text:p>
              </table:table-cell>
              <table:table-cell office:value-type="float" office:value="4.5353" calcext:value-type="float">
                <text:p>4.5353</text:p>
              </table:table-cell>
              <table:table-cell office:value-type="float" office:value="114.7277" calcext:value-type="float">
                <text:p>114.7277</text:p>
              </table:table-cell>
              <table:table-cell table:number-columns-repeated="66" office:value-type="float" office:value="0" calcext:value-type="float">
                <text:p>0</text:p>
              </table:table-cell>
              <table:table-cell table:number-columns-repeated="60" office:value-type="float" office:value="1" calcext:value-type="float">
                <text:p>1</text:p>
              </table:table-cell>
              <table:table-cell table:number-columns-repeated="17" office:value-type="float" office:value="2" calcext:value-type="float">
                <text:p>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runei Result</text:p>
            </table:table-cell>
            <table:table-cell table:number-columns-repeated="2"/>
            <table:table-cell table:number-columns-repeated="66" office:value-type="float" office:value="0" calcext:value-type="float">
              <text:p>0</text:p>
            </table:table-cell>
            <table:table-cell table:number-columns-repeated="60" office:value-type="float" office:value="1" calcext:value-type="float">
              <text:p>1</text:p>
            </table:table-cell>
            <table:table-cell table:number-columns-repeated="17" office:value-type="float" office:value="2" calcext:value-type="float">
              <text:p>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ulgaria</text:p>
              </table:table-cell>
              <table:table-cell office:value-type="float" office:value="42.7339" calcext:value-type="float">
                <text:p>42.7339</text:p>
              </table:table-cell>
              <table:table-cell office:value-type="float" office:value="25.4858" calcext:value-type="float">
                <text:p>25.4858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table:number-columns-repeated="9" office:value-type="float" office:value="3" calcext:value-type="float">
                <text:p>3</text:p>
              </table:table-cell>
              <table:table-cell office:value-type="float" office:value="7" calcext:value-type="float">
                <text:p>7</text:p>
              </table:table-cell>
              <table:table-cell table:number-columns-repeated="3" office:value-type="float" office:value="8" calcext:value-type="float">
                <text:p>8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8" calcext:value-type="float">
                <text:p>38</text:p>
              </table:table-cell>
              <table:table-cell table:number-columns-repeated="2" office:value-type="float" office:value="41" calcext:value-type="float">
                <text:p>41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6" calcext:value-type="float">
                <text:p>56</text:p>
              </table:table-cell>
              <table:table-cell table:number-columns-repeated="2" office:value-type="float" office:value="58" calcext:value-type="float">
                <text:p>58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0" calcext:value-type="float">
                <text:p>80</text:p>
              </table:table-cell>
              <table:table-cell table:number-columns-repeated="2" office:value-type="float" office:value="84" calcext:value-type="float">
                <text:p>84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5" calcext:value-type="float">
                <text:p>95</text:p>
              </table:table-cell>
              <table:table-cell office:value-type="float" office:value="96" calcext:value-type="float">
                <text:p>96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10" calcext:value-type="float">
                <text:p>110</text:p>
              </table:table-cell>
              <table:table-cell office:value-type="float" office:value="112" calcext:value-type="float">
                <text:p>112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5" calcext:value-type="float">
                <text:p>125</text:p>
              </table:table-cell>
              <table:table-cell office:value-type="float" office:value="126" calcext:value-type="float">
                <text:p>126</text:p>
              </table:table-cell>
              <table:table-cell table:number-columns-repeated="3" office:value-type="float" office:value="130" calcext:value-type="float">
                <text:p>130</text:p>
              </table:table-cell>
              <table:table-cell office:value-type="float" office:value="133" calcext:value-type="float">
                <text:p>133</text:p>
              </table:table-cell>
              <table:table-cell office:value-type="float" office:value="134" calcext:value-type="float">
                <text:p>134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39" calcext:value-type="float">
                <text:p>139</text:p>
              </table:table-cell>
              <table:table-cell table:number-columns-repeated="2" office:value-type="float" office:value="140" calcext:value-type="float">
                <text:p>140</text:p>
              </table:table-cell>
              <table:table-cell office:value-type="float" office:value="144" calcext:value-type="float">
                <text:p>144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47" calcext:value-type="float">
                <text:p>147</text:p>
              </table:table-cell>
              <table:table-cell office:value-type="float" office:value="159" calcext:value-type="float">
                <text:p>159</text:p>
              </table:table-cell>
              <table:table-cell table:number-columns-repeated="2" office:value-type="float" office:value="160" calcext:value-type="float">
                <text:p>160</text:p>
              </table:table-cell>
              <table:table-cell office:value-type="float" office:value="164" calcext:value-type="float">
                <text:p>164</text:p>
              </table:table-cell>
              <table:table-cell table:number-columns-repeated="2" office:value-type="float" office:value="167" calcext:value-type="float">
                <text:p>167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72" calcext:value-type="float">
                <text:p>17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ulgaria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5" office:value-type="float" office:value="2" calcext:value-type="float">
              <text:p>2</text:p>
            </table:table-cell>
            <table:table-cell table:number-columns-repeated="9" office:value-type="float" office:value="3" calcext:value-type="float">
              <text:p>3</text:p>
            </table:table-cell>
            <table:table-cell office:value-type="float" office:value="7" calcext:value-type="float">
              <text:p>7</text:p>
            </table:table-cell>
            <table:table-cell table:number-columns-repeated="3" office:value-type="float" office:value="8" calcext:value-type="float">
              <text:p>8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table:number-columns-repeated="2" office:value-type="float" office:value="24" calcext:value-type="float">
              <text:p>24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8" calcext:value-type="float">
              <text:p>38</text:p>
            </table:table-cell>
            <table:table-cell table:number-columns-repeated="2" office:value-type="float" office:value="41" calcext:value-type="float">
              <text:p>41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6" calcext:value-type="float">
              <text:p>56</text:p>
            </table:table-cell>
            <table:table-cell table:number-columns-repeated="2" office:value-type="float" office:value="58" calcext:value-type="float">
              <text:p>58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68" calcext:value-type="float">
              <text:p>68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80" calcext:value-type="float">
              <text:p>80</text:p>
            </table:table-cell>
            <table:table-cell table:number-columns-repeated="2" office:value-type="float" office:value="84" calcext:value-type="float">
              <text:p>84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1" calcext:value-type="float">
              <text:p>91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5" calcext:value-type="float">
              <text:p>95</text:p>
            </table:table-cell>
            <table:table-cell office:value-type="float" office:value="96" calcext:value-type="float">
              <text:p>96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05" calcext:value-type="float">
              <text:p>105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10" calcext:value-type="float">
              <text:p>110</text:p>
            </table:table-cell>
            <table:table-cell office:value-type="float" office:value="112" calcext:value-type="float">
              <text:p>112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5" calcext:value-type="float">
              <text:p>125</text:p>
            </table:table-cell>
            <table:table-cell office:value-type="float" office:value="126" calcext:value-type="float">
              <text:p>126</text:p>
            </table:table-cell>
            <table:table-cell table:number-columns-repeated="3" office:value-type="float" office:value="130" calcext:value-type="float">
              <text:p>130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34" calcext:value-type="float">
              <text:p>134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39" calcext:value-type="float">
              <text:p>139</text:p>
            </table:table-cell>
            <table:table-cell table:number-columns-repeated="2" office:value-type="float" office:value="140" calcext:value-type="float">
              <text:p>140</text:p>
            </table:table-cell>
            <table:table-cell office:value-type="float" office:value="144" calcext:value-type="float">
              <text:p>144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47" calcext:value-type="float">
              <text:p>147</text:p>
            </table:table-cell>
            <table:table-cell office:value-type="float" office:value="159" calcext:value-type="float">
              <text:p>159</text:p>
            </table:table-cell>
            <table:table-cell table:number-columns-repeated="2" office:value-type="float" office:value="160" calcext:value-type="float">
              <text:p>160</text:p>
            </table:table-cell>
            <table:table-cell office:value-type="float" office:value="164" calcext:value-type="float">
              <text:p>164</text:p>
            </table:table-cell>
            <table:table-cell table:number-columns-repeated="2" office:value-type="float" office:value="167" calcext:value-type="float">
              <text:p>167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72" calcext:value-type="float">
              <text:p>17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urkina Faso</text:p>
              </table:table-cell>
              <table:table-cell office:value-type="float" office:value="12.2383" calcext:value-type="float">
                <text:p>12.2383</text:p>
              </table:table-cell>
              <table:table-cell office:value-type="float" office:value="-1.5616" calcext:value-type="float">
                <text:p>-1.5616</text:p>
              </table:table-cell>
              <table:table-cell table:number-columns-repeated="56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4"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3" calcext:value-type="float">
                <text:p>23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table:number-columns-repeated="3" office:value-type="float" office:value="27" calcext:value-type="float">
                <text:p>27</text:p>
              </table:table-cell>
              <table:table-cell office:value-type="float" office:value="30" calcext:value-type="float">
                <text:p>30</text:p>
              </table:table-cell>
              <table:table-cell table:number-columns-repeated="2" office:value-type="float" office:value="32" calcext:value-type="float">
                <text:p>32</text:p>
              </table:table-cell>
              <table:table-cell office:value-type="float" office:value="35" calcext:value-type="float">
                <text:p>35</text:p>
              </table:table-cell>
              <table:table-cell table:number-columns-repeated="2" office:value-type="float" office:value="36" calcext:value-type="float">
                <text:p>36</text:p>
              </table:table-cell>
              <table:table-cell table:number-columns-repeated="2" office:value-type="float" office:value="38" calcext:value-type="float">
                <text:p>38</text:p>
              </table:table-cell>
              <table:table-cell office:value-type="float" office:value="39" calcext:value-type="float">
                <text:p>39</text:p>
              </table:table-cell>
              <table:table-cell table:number-columns-repeated="3" office:value-type="float" office:value="41" calcext:value-type="float">
                <text:p>41</text:p>
              </table:table-cell>
              <table:table-cell table:number-columns-repeated="3" office:value-type="float" office:value="42" calcext:value-type="float">
                <text:p>42</text:p>
              </table:table-cell>
              <table:table-cell table:number-columns-repeated="2" office:value-type="float" office:value="43" calcext:value-type="float">
                <text:p>43</text:p>
              </table:table-cell>
              <table:table-cell table:number-columns-repeated="2" office:value-type="float" office:value="44" calcext:value-type="float">
                <text:p>44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5" office:value-type="float" office:value="48" calcext:value-type="float">
                <text:p>48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0" calcext:value-type="float">
                <text:p>50</text:p>
              </table:table-cell>
              <table:table-cell table:number-columns-repeated="8" office:value-type="float" office:value="51" calcext:value-type="float">
                <text:p>51</text:p>
              </table:table-cell>
              <table:table-cell table:number-columns-repeated="7" office:value-type="float" office:value="52" calcext:value-type="float">
                <text:p>52</text:p>
              </table:table-cell>
              <table:table-cell table:number-columns-repeated="17" office:value-type="float" office:value="53" calcext:value-type="float">
                <text:p>5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urkina Faso Result</text:p>
            </table:table-cell>
            <table:table-cell table:number-columns-repeated="2"/>
            <table:table-cell table:number-columns-repeated="56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4" office:value-type="float" office:value="4" calcext:value-type="float">
              <text:p>4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table:number-columns-repeated="2"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table:number-columns-repeated="4"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3" calcext:value-type="float">
              <text:p>23</text:p>
            </table:table-cell>
            <table:table-cell table:number-columns-repeated="2" office:value-type="float" office:value="24" calcext:value-type="float">
              <text:p>24</text:p>
            </table:table-cell>
            <table:table-cell table:number-columns-repeated="3" office:value-type="float" office:value="27" calcext:value-type="float">
              <text:p>27</text:p>
            </table:table-cell>
            <table:table-cell office:value-type="float" office:value="30" calcext:value-type="float">
              <text:p>30</text:p>
            </table:table-cell>
            <table:table-cell table:number-columns-repeated="2" office:value-type="float" office:value="32" calcext:value-type="float">
              <text:p>32</text:p>
            </table:table-cell>
            <table:table-cell office:value-type="float" office:value="35" calcext:value-type="float">
              <text:p>35</text:p>
            </table:table-cell>
            <table:table-cell table:number-columns-repeated="2" office:value-type="float" office:value="36" calcext:value-type="float">
              <text:p>36</text:p>
            </table:table-cell>
            <table:table-cell table:number-columns-repeated="2" office:value-type="float" office:value="38" calcext:value-type="float">
              <text:p>38</text:p>
            </table:table-cell>
            <table:table-cell office:value-type="float" office:value="39" calcext:value-type="float">
              <text:p>39</text:p>
            </table:table-cell>
            <table:table-cell table:number-columns-repeated="3" office:value-type="float" office:value="41" calcext:value-type="float">
              <text:p>41</text:p>
            </table:table-cell>
            <table:table-cell table:number-columns-repeated="3" office:value-type="float" office:value="42" calcext:value-type="float">
              <text:p>42</text:p>
            </table:table-cell>
            <table:table-cell table:number-columns-repeated="2" office:value-type="float" office:value="43" calcext:value-type="float">
              <text:p>43</text:p>
            </table:table-cell>
            <table:table-cell table:number-columns-repeated="2" office:value-type="float" office:value="44" calcext:value-type="float">
              <text:p>44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6" calcext:value-type="float">
              <text:p>46</text:p>
            </table:table-cell>
            <table:table-cell table:number-columns-repeated="5" office:value-type="float" office:value="48" calcext:value-type="float">
              <text:p>48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0" calcext:value-type="float">
              <text:p>50</text:p>
            </table:table-cell>
            <table:table-cell table:number-columns-repeated="8" office:value-type="float" office:value="51" calcext:value-type="float">
              <text:p>51</text:p>
            </table:table-cell>
            <table:table-cell table:number-columns-repeated="7" office:value-type="float" office:value="52" calcext:value-type="float">
              <text:p>52</text:p>
            </table:table-cell>
            <table:table-cell table:number-columns-repeated="17" office:value-type="float" office:value="53" calcext:value-type="float">
              <text:p>5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urma</text:p>
              </table:table-cell>
              <table:table-cell office:value-type="float" office:value="21.9162" calcext:value-type="float">
                <text:p>21.9162</text:p>
              </table:table-cell>
              <table:table-cell office:value-type="float" office:value="95.956" calcext:value-type="float">
                <text:p>95.956</text:p>
              </table:table-cell>
              <table:table-cell table:number-columns-repeated="69" office:value-type="float" office:value="0" calcext:value-type="float">
                <text:p>0</text:p>
              </table:table-cell>
              <table:table-cell table:number-columns-repeated="8" office:value-type="float" office:value="1" calcext:value-type="float">
                <text:p>1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table:number-columns-repeated="6" office:value-type="float" office:value="4" calcext:value-type="float">
                <text:p>4</text:p>
              </table:table-cell>
              <table:table-cell table:number-columns-repeated="11" office:value-type="float" office:value="5" calcext:value-type="float">
                <text:p>5</text:p>
              </table:table-cell>
              <table:table-cell table:number-columns-repeated="45" office:value-type="float" office:value="6" calcext:value-type="float">
                <text:p>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urma Result</text:p>
            </table:table-cell>
            <table:table-cell table:number-columns-repeated="2"/>
            <table:table-cell table:number-columns-repeated="69" office:value-type="float" office:value="0" calcext:value-type="float">
              <text:p>0</text:p>
            </table:table-cell>
            <table:table-cell table:number-columns-repeated="8" office:value-type="float" office:value="1" calcext:value-type="float">
              <text:p>1</text:p>
            </table:table-cell>
            <table:table-cell table:number-columns-repeated="4" office:value-type="float" office:value="3" calcext:value-type="float">
              <text:p>3</text:p>
            </table:table-cell>
            <table:table-cell table:number-columns-repeated="6" office:value-type="float" office:value="4" calcext:value-type="float">
              <text:p>4</text:p>
            </table:table-cell>
            <table:table-cell table:number-columns-repeated="11" office:value-type="float" office:value="5" calcext:value-type="float">
              <text:p>5</text:p>
            </table:table-cell>
            <table:table-cell table:number-columns-repeated="45" office:value-type="float" office:value="6" calcext:value-type="float">
              <text:p>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Burundi</text:p>
              </table:table-cell>
              <table:table-cell office:value-type="float" office:value="-3.3731" calcext:value-type="float">
                <text:p>-3.3731</text:p>
              </table:table-cell>
              <table:table-cell office:value-type="float" office:value="29.9189" calcext:value-type="float">
                <text:p>29.9189</text:p>
              </table:table-cell>
              <table:table-cell table:number-columns-repeated="82" office:value-type="float" office:value="0" calcext:value-type="float">
                <text:p>0</text:p>
              </table:table-cell>
              <table:table-cell table:number-columns-repeated="61" office:value-type="float" office:value="1" calcext:value-type="float">
                <text:p>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Burundi Result</text:p>
            </table:table-cell>
            <table:table-cell table:number-columns-repeated="2"/>
            <table:table-cell table:number-columns-repeated="82" office:value-type="float" office:value="0" calcext:value-type="float">
              <text:p>0</text:p>
            </table:table-cell>
            <table:table-cell table:number-columns-repeated="61" office:value-type="float" office:value="1" calcext:value-type="float">
              <text:p>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abo Verde</text:p>
              </table:table-cell>
              <table:table-cell office:value-type="float" office:value="16.5388" calcext:value-type="float">
                <text:p>16.5388</text:p>
              </table:table-cell>
              <table:table-cell office:value-type="float" office:value="-23.0418" calcext:value-type="float">
                <text:p>-23.0418</text:p>
              </table:table-cell>
              <table:table-cell table:number-columns-repeated="62" office:value-type="float" office:value="0" calcext:value-type="float">
                <text:p>0</text:p>
              </table:table-cell>
              <table:table-cell table:number-columns-repeated="39" office:value-type="float" office:value="1" calcext:value-type="float">
                <text:p>1</text:p>
              </table:table-cell>
              <table:table-cell table:number-columns-repeated="14" office:value-type="float" office:value="2" calcext:value-type="float">
                <text:p>2</text:p>
              </table:table-cell>
              <table:table-cell table:number-columns-repeated="10" office:value-type="float" office:value="3" calcext:value-type="float">
                <text:p>3</text:p>
              </table:table-cell>
              <table:table-cell table:number-columns-repeated="7" office:value-type="float" office:value="4" calcext:value-type="float">
                <text:p>4</text:p>
              </table:table-cell>
              <table:table-cell table:number-columns-repeated="9"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abo Verde Result</text:p>
            </table:table-cell>
            <table:table-cell table:number-columns-repeated="2"/>
            <table:table-cell table:number-columns-repeated="62" office:value-type="float" office:value="0" calcext:value-type="float">
              <text:p>0</text:p>
            </table:table-cell>
            <table:table-cell table:number-columns-repeated="39" office:value-type="float" office:value="1" calcext:value-type="float">
              <text:p>1</text:p>
            </table:table-cell>
            <table:table-cell table:number-columns-repeated="14" office:value-type="float" office:value="2" calcext:value-type="float">
              <text:p>2</text:p>
            </table:table-cell>
            <table:table-cell table:number-columns-repeated="10" office:value-type="float" office:value="3" calcext:value-type="float">
              <text:p>3</text:p>
            </table:table-cell>
            <table:table-cell table:number-columns-repeated="7" office:value-type="float" office:value="4" calcext:value-type="float">
              <text:p>4</text:p>
            </table:table-cell>
            <table:table-cell table:number-columns-repeated="9"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ambodia</text:p>
              </table:table-cell>
              <table:table-cell office:value-type="float" office:value="11.55" calcext:value-type="float">
                <text:p>11.55</text:p>
              </table:table-cell>
              <table:table-cell office:value-type="float" office:value="104.9167" calcext:value-type="float">
                <text:p>104.9167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ambodi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ameroon</text:p>
              </table:table-cell>
              <table:table-cell office:value-type="float" office:value="3.848" calcext:value-type="float">
                <text:p>3.848</text:p>
              </table:table-cell>
              <table:table-cell office:value-type="float" office:value="11.5021" calcext:value-type="float">
                <text:p>11.5021</text:p>
              </table:table-cell>
              <table:table-cell table:number-columns-repeated="63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4"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4"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3" office:value-type="float" office:value="22" calcext:value-type="float">
                <text:p>22</text:p>
              </table:table-cell>
              <table:table-cell table:number-columns-repeated="2" office:value-type="float" office:value="42" calcext:value-type="float">
                <text:p>42</text:p>
              </table:table-cell>
              <table:table-cell table:number-columns-repeated="4" office:value-type="float" office:value="43" calcext:value-type="float">
                <text:p>43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6" calcext:value-type="float">
                <text:p>56</text:p>
              </table:table-cell>
              <table:table-cell table:number-columns-repeated="2" office:value-type="float" office:value="58" calcext:value-type="float">
                <text:p>58</text:p>
              </table:table-cell>
              <table:table-cell table:number-columns-repeated="3" office:value-type="float" office:value="61" calcext:value-type="float">
                <text:p>61</text:p>
              </table:table-cell>
              <table:table-cell table:number-columns-repeated="4" office:value-type="float" office:value="64" calcext:value-type="float">
                <text:p>64</text:p>
              </table:table-cell>
              <table:table-cell table:number-columns-repeated="4" office:value-type="float" office:value="108" calcext:value-type="float">
                <text:p>108</text:p>
              </table:table-cell>
              <table:table-cell office:value-type="float" office:value="114" calcext:value-type="float">
                <text:p>114</text:p>
              </table:table-cell>
              <table:table-cell table:number-columns-repeated="2" office:value-type="float" office:value="125" calcext:value-type="float">
                <text:p>125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39" calcext:value-type="float">
                <text:p>139</text:p>
              </table:table-cell>
              <table:table-cell table:number-columns-repeated="5" office:value-type="float" office:value="140" calcext:value-type="float">
                <text:p>140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56" calcext:value-type="float">
                <text:p>156</text:p>
              </table:table-cell>
              <table:table-cell table:number-columns-repeated="2" office:value-type="float" office:value="159" calcext:value-type="float">
                <text:p>159</text:p>
              </table:table-cell>
              <table:table-cell table:number-columns-repeated="2" office:value-type="float" office:value="165" calcext:value-type="float">
                <text:p>165</text:p>
              </table:table-cell>
              <table:table-cell table:number-columns-repeated="3" office:value-type="float" office:value="175" calcext:value-type="float">
                <text:p>175</text:p>
              </table:table-cell>
              <table:table-cell office:value-type="float" office:value="177" calcext:value-type="float">
                <text:p>177</text:p>
              </table:table-cell>
              <table:table-cell table:number-columns-repeated="2" office:value-type="float" office:value="191" calcext:value-type="float">
                <text:p>191</text:p>
              </table:table-cell>
              <table:table-cell office:value-type="float" office:value="199" calcext:value-type="float">
                <text:p>199</text:p>
              </table:table-cell>
              <table:table-cell table:number-columns-repeated="2" office:value-type="float" office:value="200" calcext:value-type="float">
                <text:p>200</text:p>
              </table:table-cell>
              <table:table-cell office:value-type="float" office:value="203" calcext:value-type="float">
                <text:p>203</text:p>
              </table:table-cell>
              <table:table-cell office:value-type="float" office:value="205" calcext:value-type="float">
                <text:p>205</text:p>
              </table:table-cell>
              <table:table-cell table:number-columns-repeated="7" office:value-type="float" office:value="212" calcext:value-type="float">
                <text:p>21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ameroon Result</text:p>
            </table:table-cell>
            <table:table-cell table:number-columns-repeated="2"/>
            <table:table-cell table:number-columns-repeated="63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4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table:number-columns-repeated="4"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4"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7" calcext:value-type="float">
              <text:p>17</text:p>
            </table:table-cell>
            <table:table-cell table:number-columns-repeated="3" office:value-type="float" office:value="22" calcext:value-type="float">
              <text:p>22</text:p>
            </table:table-cell>
            <table:table-cell table:number-columns-repeated="2" office:value-type="float" office:value="42" calcext:value-type="float">
              <text:p>42</text:p>
            </table:table-cell>
            <table:table-cell table:number-columns-repeated="4" office:value-type="float" office:value="43" calcext:value-type="float">
              <text:p>43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6" calcext:value-type="float">
              <text:p>56</text:p>
            </table:table-cell>
            <table:table-cell table:number-columns-repeated="2" office:value-type="float" office:value="58" calcext:value-type="float">
              <text:p>58</text:p>
            </table:table-cell>
            <table:table-cell table:number-columns-repeated="3" office:value-type="float" office:value="61" calcext:value-type="float">
              <text:p>61</text:p>
            </table:table-cell>
            <table:table-cell table:number-columns-repeated="4" office:value-type="float" office:value="64" calcext:value-type="float">
              <text:p>64</text:p>
            </table:table-cell>
            <table:table-cell table:number-columns-repeated="4" office:value-type="float" office:value="108" calcext:value-type="float">
              <text:p>108</text:p>
            </table:table-cell>
            <table:table-cell office:value-type="float" office:value="114" calcext:value-type="float">
              <text:p>114</text:p>
            </table:table-cell>
            <table:table-cell table:number-columns-repeated="2" office:value-type="float" office:value="125" calcext:value-type="float">
              <text:p>125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39" calcext:value-type="float">
              <text:p>139</text:p>
            </table:table-cell>
            <table:table-cell table:number-columns-repeated="5" office:value-type="float" office:value="140" calcext:value-type="float">
              <text:p>140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56" calcext:value-type="float">
              <text:p>156</text:p>
            </table:table-cell>
            <table:table-cell table:number-columns-repeated="2" office:value-type="float" office:value="159" calcext:value-type="float">
              <text:p>159</text:p>
            </table:table-cell>
            <table:table-cell table:number-columns-repeated="2" office:value-type="float" office:value="165" calcext:value-type="float">
              <text:p>165</text:p>
            </table:table-cell>
            <table:table-cell table:number-columns-repeated="3" office:value-type="float" office:value="175" calcext:value-type="float">
              <text:p>175</text:p>
            </table:table-cell>
            <table:table-cell office:value-type="float" office:value="177" calcext:value-type="float">
              <text:p>177</text:p>
            </table:table-cell>
            <table:table-cell table:number-columns-repeated="2" office:value-type="float" office:value="191" calcext:value-type="float">
              <text:p>191</text:p>
            </table:table-cell>
            <table:table-cell office:value-type="float" office:value="199" calcext:value-type="float">
              <text:p>199</text:p>
            </table:table-cell>
            <table:table-cell table:number-columns-repeated="2" office:value-type="float" office:value="200" calcext:value-type="float">
              <text:p>200</text:p>
            </table:table-cell>
            <table:table-cell office:value-type="float" office:value="203" calcext:value-type="float">
              <text:p>203</text:p>
            </table:table-cell>
            <table:table-cell office:value-type="float" office:value="205" calcext:value-type="float">
              <text:p>205</text:p>
            </table:table-cell>
            <table:table-cell table:number-columns-repeated="7" office:value-type="float" office:value="212" calcext:value-type="float">
              <text:p>212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Alberta</text:p>
              </table:table-cell>
              <table:table-cell office:value-type="string" calcext:value-type="string">
                <text:p>Canada</text:p>
              </table:table-cell>
              <table:table-cell office:value-type="float" office:value="53.9333" calcext:value-type="float">
                <text:p>53.9333</text:p>
              </table:table-cell>
              <table:table-cell office:value-type="float" office:value="-116.5765" calcext:value-type="float">
                <text:p>-116.5765</text:p>
              </table:table-cell>
              <table:table-cell table:number-columns-repeated="58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2" calcext:value-type="float">
                <text:p>32</text:p>
              </table:table-cell>
              <table:table-cell table:number-columns-repeated="2" office:value-type="float" office:value="40" calcext:value-type="float">
                <text:p>40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3" office:value-type="float" office:value="48" calcext:value-type="float">
                <text:p>48</text:p>
              </table:table-cell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51" calcext:value-type="float">
                <text:p>51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72" calcext:value-type="float">
                <text:p>72</text:p>
              </table:table-cell>
              <table:table-cell table:number-columns-repeated="2" office:value-type="float" office:value="73" calcext:value-type="float">
                <text:p>73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5" calcext:value-type="float">
                <text:p>95</text:p>
              </table:table-cell>
              <table:table-cell office:value-type="float" office:value="104" calcext:value-type="float">
                <text:p>104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112" calcext:value-type="float">
                <text:p>112</text:p>
              </table:table-cell>
              <table:table-cell office:value-type="float" office:value="114" calcext:value-type="float">
                <text:p>114</text:p>
              </table:table-cell>
              <table:table-cell office:value-type="float" office:value="115" calcext:value-type="float">
                <text:p>115</text:p>
              </table:table-cell>
              <table:table-cell office:value-type="float" office:value="116" calcext:value-type="float">
                <text:p>116</text:p>
              </table:table-cell>
              <table:table-cell table:number-columns-repeated="2" office:value-type="float" office:value="117" calcext:value-type="float">
                <text:p>117</text:p>
              </table:table-cell>
              <table:table-cell office:value-type="float" office:value="118" calcext:value-type="float">
                <text:p>118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25" calcext:value-type="float">
                <text:p>125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27" calcext:value-type="float">
                <text:p>127</text:p>
              </table:table-cell>
              <table:table-cell table:number-columns-repeated="3" office:value-type="float" office:value="128" calcext:value-type="float">
                <text:p>128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134" calcext:value-type="float">
                <text:p>134</text:p>
              </table:table-cell>
              <table:table-cell table:number-columns-repeated="2" office:value-type="float" office:value="135" calcext:value-type="float">
                <text:p>135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39" calcext:value-type="float">
                <text:p>139</text:p>
              </table:table-cell>
              <table:table-cell office:value-type="float" office:value="141" calcext:value-type="float">
                <text:p>141</text:p>
              </table:table-cell>
              <table:table-cell table:number-columns-repeated="6" office:value-type="float" office:value="143" calcext:value-type="float">
                <text:p>143</text:p>
              </table:table-cell>
              <table:table-cell office:value-type="float" office:value="145" calcext:value-type="float">
                <text:p>145</text:p>
              </table:table-cell>
              <table:table-cell table:number-columns-repeated="4" office:value-type="float" office:value="146" calcext:value-type="float">
                <text:p>146</text:p>
              </table:table-cell>
              <table:table-cell office:value-type="float" office:value="149" calcext:value-type="float">
                <text:p>149</text:p>
              </table:table-cell>
              <table:table-cell table:number-columns-repeated="2" office:value-type="float" office:value="151" calcext:value-type="float">
                <text:p>151</text:p>
              </table:table-cell>
              <table:table-cell table:number-columns-repeated="2" office:value-type="float" office:value="149" calcext:value-type="float">
                <text:p>149</text:p>
              </table:table-cell>
            </table:table-row>
            <table:table-row table:style-name="ro1" table:visibility="collapse">
              <table:table-cell office:value-type="string" calcext:value-type="string">
                <text:p>British Columbia</text:p>
              </table:table-cell>
              <table:table-cell office:value-type="string" calcext:value-type="string">
                <text:p>Canada</text:p>
              </table:table-cell>
              <table:table-cell office:value-type="float" office:value="49.2827" calcext:value-type="float">
                <text:p>49.2827</text:p>
              </table:table-cell>
              <table:table-cell office:value-type="float" office:value="-123.1207" calcext:value-type="float">
                <text:p>-123.1207</text:p>
              </table:table-cell>
              <table:table-cell table:number-columns-repeated="47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3" office:value-type="float" office:value="13" calcext:value-type="float">
                <text:p>13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office:value-type="float" office:value="19" calcext:value-type="float">
                <text:p>19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table:number-columns-repeated="2" office:value-type="float" office:value="31" calcext:value-type="float">
                <text:p>31</text:p>
              </table:table-cell>
              <table:table-cell table:number-columns-repeated="3" office:value-type="float" office:value="38" calcext:value-type="float">
                <text:p>38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58" calcext:value-type="float">
                <text:p>58</text:p>
              </table:table-cell>
              <table:table-cell table:number-columns-repeated="2" office:value-type="float" office:value="69" calcext:value-type="float">
                <text:p>69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8" calcext:value-type="float">
                <text:p>98</text:p>
              </table:table-cell>
              <table:table-cell table:number-columns-repeated="2" office:value-type="float" office:value="100" calcext:value-type="float">
                <text:p>100</text:p>
              </table:table-cell>
              <table:table-cell office:value-type="float" office:value="104" calcext:value-type="float">
                <text:p>104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109" calcext:value-type="float">
                <text:p>109</text:p>
              </table:table-cell>
              <table:table-cell office:value-type="float" office:value="111" calcext:value-type="float">
                <text:p>111</text:p>
              </table:table-cell>
              <table:table-cell office:value-type="float" office:value="112" calcext:value-type="float">
                <text:p>112</text:p>
              </table:table-cell>
              <table:table-cell table:number-columns-repeated="2" office:value-type="float" office:value="114" calcext:value-type="float">
                <text:p>114</text:p>
              </table:table-cell>
              <table:table-cell office:value-type="float" office:value="117" calcext:value-type="float">
                <text:p>117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24" calcext:value-type="float">
                <text:p>124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27" calcext:value-type="float">
                <text:p>127</text:p>
              </table:table-cell>
              <table:table-cell table:number-columns-repeated="2" office:value-type="float" office:value="129" calcext:value-type="float">
                <text:p>129</text:p>
              </table:table-cell>
              <table:table-cell office:value-type="float" office:value="130" calcext:value-type="float">
                <text:p>130</text:p>
              </table:table-cell>
              <table:table-cell table:number-columns-repeated="2" office:value-type="float" office:value="132" calcext:value-type="float">
                <text:p>132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140" calcext:value-type="float">
                <text:p>140</text:p>
              </table:table-cell>
              <table:table-cell table:number-columns-repeated="2" office:value-type="float" office:value="141" calcext:value-type="float">
                <text:p>141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49" calcext:value-type="float">
                <text:p>149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55" calcext:value-type="float">
                <text:p>155</text:p>
              </table:table-cell>
              <table:table-cell table:number-columns-repeated="2" office:value-type="float" office:value="157" calcext:value-type="float">
                <text:p>157</text:p>
              </table:table-cell>
              <table:table-cell table:number-columns-repeated="2" office:value-type="float" office:value="161" calcext:value-type="float">
                <text:p>161</text:p>
              </table:table-cell>
              <table:table-cell office:value-type="float" office:value="162" calcext:value-type="float">
                <text:p>162</text:p>
              </table:table-cell>
              <table:table-cell table:number-columns-repeated="4" office:value-type="float" office:value="164" calcext:value-type="float">
                <text:p>164</text:p>
              </table:table-cell>
              <table:table-cell table:number-columns-repeated="2" office:value-type="float" office:value="165" calcext:value-type="float">
                <text:p>165</text:p>
              </table:table-cell>
              <table:table-cell table:number-columns-repeated="2" office:value-type="float" office:value="166" calcext:value-type="float">
                <text:p>166</text:p>
              </table:table-cell>
              <table:table-cell table:number-columns-repeated="7" office:value-type="float" office:value="167" calcext:value-type="float">
                <text:p>167</text:p>
              </table:table-cell>
              <table:table-cell office:value-type="float" office:value="168" calcext:value-type="float">
                <text:p>168</text:p>
              </table:table-cell>
            </table:table-row>
            <table:table-row table:style-name="ro1" table:visibility="collapse">
              <table:table-cell office:value-type="string" calcext:value-type="string">
                <text:p>Grand Princess</text:p>
              </table:table-cell>
              <table:table-cell office:value-type="string" calcext:value-type="string">
                <text:p>Canada</text:p>
              </table:table-cell>
              <table:table-cell office:value-type="float" office:value="37.6489" calcext:value-type="float">
                <text:p>37.6489</text:p>
              </table:table-cell>
              <table:table-cell office:value-type="float" office:value="-122.6655" calcext:value-type="float">
                <text:p>-122.6655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Manitoba</text:p>
              </table:table-cell>
              <table:table-cell office:value-type="string" calcext:value-type="string">
                <text:p>Canada</text:p>
              </table:table-cell>
              <table:table-cell office:value-type="float" office:value="53.7609" calcext:value-type="float">
                <text:p>53.7609</text:p>
              </table:table-cell>
              <table:table-cell office:value-type="float" office:value="-98.8139" calcext:value-type="float">
                <text:p>-98.8139</text:p>
              </table:table-cell>
              <table:table-cell table:number-columns-repeated="65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table:number-columns-repeated="5" office:value-type="float" office:value="5" calcext:value-type="float">
                <text:p>5</text:p>
              </table:table-cell>
              <table:table-cell table:number-columns-repeated="15" office:value-type="float" office:value="6" calcext:value-type="float">
                <text:p>6</text:p>
              </table:table-cell>
              <table:table-cell table:number-columns-repeated="39" office:value-type="float" office:value="7" calcext:value-type="float">
                <text:p>7</text:p>
              </table:table-cell>
            </table:table-row>
            <table:table-row table:style-name="ro1" table:visibility="collapse">
              <table:table-cell office:value-type="string" calcext:value-type="string">
                <text:p>New Brunswick</text:p>
              </table:table-cell>
              <table:table-cell office:value-type="string" calcext:value-type="string">
                <text:p>Canada</text:p>
              </table:table-cell>
              <table:table-cell office:value-type="float" office:value="46.5653" calcext:value-type="float">
                <text:p>46.5653</text:p>
              </table:table-cell>
              <table:table-cell office:value-type="float" office:value="-66.4619" calcext:value-type="float">
                <text:p>-66.4619</text:p>
              </table:table-cell>
              <table:table-cell table:number-columns-repeated="134" office:value-type="float" office:value="0" calcext:value-type="float">
                <text:p>0</text:p>
              </table:table-cell>
              <table:table-cell table:number-columns-repeated="9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Newfoundland and Labrador</text:p>
              </table:table-cell>
              <table:table-cell office:value-type="string" calcext:value-type="string">
                <text:p>Canada</text:p>
              </table:table-cell>
              <table:table-cell office:value-type="float" office:value="53.1355" calcext:value-type="float">
                <text:p>53.1355</text:p>
              </table:table-cell>
              <table:table-cell office:value-type="float" office:value="-57.6604" calcext:value-type="float">
                <text:p>-57.6604</text:p>
              </table:table-cell>
              <table:table-cell table:number-columns-repeated="68" office:value-type="float" office:value="0" calcext:value-type="float">
                <text:p>0</text:p>
              </table:table-cell>
              <table:table-cell table:number-columns-repeated="10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64"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Nova Scotia</text:p>
              </table:table-cell>
              <table:table-cell office:value-type="string" calcext:value-type="string">
                <text:p>Canada</text:p>
              </table:table-cell>
              <table:table-cell office:value-type="float" office:value="44.682" calcext:value-type="float">
                <text:p>44.682</text:p>
              </table:table-cell>
              <table:table-cell office:value-type="float" office:value="-63.7443" calcext:value-type="float">
                <text:p>-63.7443</text:p>
              </table:table-cell>
              <table:table-cell table:number-columns-repeated="76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16" calcext:value-type="float">
                <text:p>16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2" office:value-type="float" office:value="28" calcext:value-type="float">
                <text:p>28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38" calcext:value-type="float">
                <text:p>38</text:p>
              </table:table-cell>
              <table:table-cell table:number-columns-repeated="2" office:value-type="float" office:value="41" calcext:value-type="float">
                <text:p>41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2" office:value-type="float" office:value="47" calcext:value-type="float">
                <text:p>47</text:p>
              </table:table-cell>
              <table:table-cell table:number-columns-repeated="2" office:value-type="float" office:value="48" calcext:value-type="float">
                <text:p>48</text:p>
              </table:table-cell>
              <table:table-cell table:number-columns-repeated="2" office:value-type="float" office:value="51" calcext:value-type="float">
                <text:p>51</text:p>
              </table:table-cell>
              <table:table-cell table:number-columns-repeated="4" office:value-type="float" office:value="55" calcext:value-type="float">
                <text:p>55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7" calcext:value-type="float">
                <text:p>57</text:p>
              </table:table-cell>
              <table:table-cell table:number-columns-repeated="5" office:value-type="float" office:value="58" calcext:value-type="float">
                <text:p>58</text:p>
              </table:table-cell>
              <table:table-cell table:number-columns-repeated="4" office:value-type="float" office:value="59" calcext:value-type="float">
                <text:p>59</text:p>
              </table:table-cell>
              <table:table-cell table:number-columns-repeated="5" office:value-type="float" office:value="60" calcext:value-type="float">
                <text:p>60</text:p>
              </table:table-cell>
              <table:table-cell table:number-columns-repeated="5" office:value-type="float" office:value="61" calcext:value-type="float">
                <text:p>61</text:p>
              </table:table-cell>
              <table:table-cell table:number-columns-repeated="4" office:value-type="float" office:value="62" calcext:value-type="float">
                <text:p>62</text:p>
              </table:table-cell>
            </table:table-row>
            <table:table-row table:style-name="ro1" table:visibility="collapse">
              <table:table-cell office:value-type="string" calcext:value-type="string">
                <text:p>Ontario</text:p>
              </table:table-cell>
              <table:table-cell office:value-type="string" calcext:value-type="string">
                <text:p>Canada</text:p>
              </table:table-cell>
              <table:table-cell office:value-type="float" office:value="51.2538" calcext:value-type="float">
                <text:p>51.2538</text:p>
              </table:table-cell>
              <table:table-cell office:value-type="float" office:value="-85.3232" calcext:value-type="float">
                <text:p>-85.3232</text:p>
              </table:table-cell>
              <table:table-cell table:number-columns-repeated="55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119" calcext:value-type="float">
                <text:p>119</text:p>
              </table:table-cell>
              <table:table-cell office:value-type="float" office:value="150" calcext:value-type="float">
                <text:p>150</text:p>
              </table:table-cell>
              <table:table-cell table:number-columns-repeated="2" office:value-type="float" office:value="153" calcext:value-type="float">
                <text:p>153</text:p>
              </table:table-cell>
              <table:table-cell office:value-type="float" office:value="200" calcext:value-type="float">
                <text:p>200</text:p>
              </table:table-cell>
              <table:table-cell office:value-type="float" office:value="222" calcext:value-type="float">
                <text:p>222</text:p>
              </table:table-cell>
              <table:table-cell office:value-type="float" office:value="253" calcext:value-type="float">
                <text:p>253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291" calcext:value-type="float">
                <text:p>291</text:p>
              </table:table-cell>
              <table:table-cell office:value-type="float" office:value="334" calcext:value-type="float">
                <text:p>334</text:p>
              </table:table-cell>
              <table:table-cell office:value-type="float" office:value="385" calcext:value-type="float">
                <text:p>385</text:p>
              </table:table-cell>
              <table:table-cell office:value-type="float" office:value="490" calcext:value-type="float">
                <text:p>490</text:p>
              </table:table-cell>
              <table:table-cell office:value-type="float" office:value="524" calcext:value-type="float">
                <text:p>524</text:p>
              </table:table-cell>
              <table:table-cell office:value-type="float" office:value="564" calcext:value-type="float">
                <text:p>564</text:p>
              </table:table-cell>
              <table:table-cell office:value-type="float" office:value="591" calcext:value-type="float">
                <text:p>591</text:p>
              </table:table-cell>
              <table:table-cell office:value-type="float" office:value="624" calcext:value-type="float">
                <text:p>624</text:p>
              </table:table-cell>
              <table:table-cell office:value-type="float" office:value="694" calcext:value-type="float">
                <text:p>694</text:p>
              </table:table-cell>
              <table:table-cell office:value-type="float" office:value="762" calcext:value-type="float">
                <text:p>762</text:p>
              </table:table-cell>
              <table:table-cell office:value-type="float" office:value="806" calcext:value-type="float">
                <text:p>806</text:p>
              </table:table-cell>
              <table:table-cell office:value-type="float" office:value="862" calcext:value-type="float">
                <text:p>862</text:p>
              </table:table-cell>
              <table:table-cell office:value-type="float" office:value="916" calcext:value-type="float">
                <text:p>916</text:p>
              </table:table-cell>
              <table:table-cell office:value-type="float" office:value="960" calcext:value-type="float">
                <text:p>960</text:p>
              </table:table-cell>
              <table:table-cell office:value-type="float" office:value="1023" calcext:value-type="float">
                <text:p>1023</text:p>
              </table:table-cell>
              <table:table-cell office:value-type="float" office:value="1072" calcext:value-type="float">
                <text:p>1072</text:p>
              </table:table-cell>
              <table:table-cell office:value-type="float" office:value="1153" calcext:value-type="float">
                <text:p>1153</text:p>
              </table:table-cell>
              <table:table-cell office:value-type="float" office:value="1205" calcext:value-type="float">
                <text:p>1205</text:p>
              </table:table-cell>
              <table:table-cell office:value-type="float" office:value="1265" calcext:value-type="float">
                <text:p>1265</text:p>
              </table:table-cell>
              <table:table-cell office:value-type="float" office:value="1292" calcext:value-type="float">
                <text:p>1292</text:p>
              </table:table-cell>
              <table:table-cell office:value-type="float" office:value="1326" calcext:value-type="float">
                <text:p>1326</text:p>
              </table:table-cell>
              <table:table-cell office:value-type="float" office:value="1446" calcext:value-type="float">
                <text:p>1446</text:p>
              </table:table-cell>
              <table:table-cell office:value-type="float" office:value="1505" calcext:value-type="float">
                <text:p>1505</text:p>
              </table:table-cell>
              <table:table-cell office:value-type="float" office:value="1560" calcext:value-type="float">
                <text:p>1560</text:p>
              </table:table-cell>
              <table:table-cell office:value-type="float" office:value="1607" calcext:value-type="float">
                <text:p>1607</text:p>
              </table:table-cell>
              <table:table-cell office:value-type="float" office:value="1665" calcext:value-type="float">
                <text:p>1665</text:p>
              </table:table-cell>
              <table:table-cell office:value-type="float" office:value="1726" calcext:value-type="float">
                <text:p>1726</text:p>
              </table:table-cell>
              <table:table-cell office:value-type="float" office:value="1751" calcext:value-type="float">
                <text:p>1751</text:p>
              </table:table-cell>
              <table:table-cell office:value-type="float" office:value="1788" calcext:value-type="float">
                <text:p>1788</text:p>
              </table:table-cell>
              <table:table-cell office:value-type="float" office:value="1852" calcext:value-type="float">
                <text:p>1852</text:p>
              </table:table-cell>
              <table:table-cell office:value-type="float" office:value="1883" calcext:value-type="float">
                <text:p>1883</text:p>
              </table:table-cell>
              <table:table-cell office:value-type="float" office:value="1915" calcext:value-type="float">
                <text:p>1915</text:p>
              </table:table-cell>
              <table:table-cell office:value-type="float" office:value="1939" calcext:value-type="float">
                <text:p>1939</text:p>
              </table:table-cell>
              <table:table-cell office:value-type="float" office:value="1976" calcext:value-type="float">
                <text:p>1976</text:p>
              </table:table-cell>
              <table:table-cell office:value-type="float" office:value="1999" calcext:value-type="float">
                <text:p>1999</text:p>
              </table:table-cell>
              <table:table-cell office:value-type="float" office:value="2019" calcext:value-type="float">
                <text:p>2019</text:p>
              </table:table-cell>
              <table:table-cell office:value-type="float" office:value="2032" calcext:value-type="float">
                <text:p>2032</text:p>
              </table:table-cell>
              <table:table-cell office:value-type="float" office:value="2079" calcext:value-type="float">
                <text:p>2079</text:p>
              </table:table-cell>
              <table:table-cell office:value-type="float" office:value="2106" calcext:value-type="float">
                <text:p>2106</text:p>
              </table:table-cell>
              <table:table-cell office:value-type="float" office:value="2129" calcext:value-type="float">
                <text:p>2129</text:p>
              </table:table-cell>
              <table:table-cell office:value-type="float" office:value="2157" calcext:value-type="float">
                <text:p>2157</text:p>
              </table:table-cell>
              <table:table-cell office:value-type="float" office:value="2181" calcext:value-type="float">
                <text:p>2181</text:p>
              </table:table-cell>
              <table:table-cell office:value-type="float" office:value="2210" calcext:value-type="float">
                <text:p>2210</text:p>
              </table:table-cell>
              <table:table-cell office:value-type="float" office:value="2235" calcext:value-type="float">
                <text:p>2235</text:p>
              </table:table-cell>
              <table:table-cell office:value-type="float" office:value="2264" calcext:value-type="float">
                <text:p>2264</text:p>
              </table:table-cell>
              <table:table-cell office:value-type="float" office:value="2292" calcext:value-type="float">
                <text:p>2292</text:p>
              </table:table-cell>
              <table:table-cell office:value-type="float" office:value="2313" calcext:value-type="float">
                <text:p>2313</text:p>
              </table:table-cell>
              <table:table-cell office:value-type="float" office:value="2332" calcext:value-type="float">
                <text:p>2332</text:p>
              </table:table-cell>
              <table:table-cell office:value-type="float" office:value="2344" calcext:value-type="float">
                <text:p>2344</text:p>
              </table:table-cell>
              <table:table-cell office:value-type="float" office:value="2353" calcext:value-type="float">
                <text:p>2353</text:p>
              </table:table-cell>
              <table:table-cell office:value-type="float" office:value="2375" calcext:value-type="float">
                <text:p>2375</text:p>
              </table:table-cell>
              <table:table-cell office:value-type="float" office:value="2392" calcext:value-type="float">
                <text:p>2392</text:p>
              </table:table-cell>
              <table:table-cell office:value-type="float" office:value="2436" calcext:value-type="float">
                <text:p>2436</text:p>
              </table:table-cell>
              <table:table-cell office:value-type="float" office:value="2446" calcext:value-type="float">
                <text:p>2446</text:p>
              </table:table-cell>
              <table:table-cell office:value-type="float" office:value="2483" calcext:value-type="float">
                <text:p>2483</text:p>
              </table:table-cell>
              <table:table-cell office:value-type="float" office:value="2502" calcext:value-type="float">
                <text:p>2502</text:p>
              </table:table-cell>
              <table:table-cell office:value-type="float" office:value="2524" calcext:value-type="float">
                <text:p>2524</text:p>
              </table:table-cell>
              <table:table-cell office:value-type="float" office:value="2536" calcext:value-type="float">
                <text:p>2536</text:p>
              </table:table-cell>
              <table:table-cell office:value-type="float" office:value="2552" calcext:value-type="float">
                <text:p>2552</text:p>
              </table:table-cell>
              <table:table-cell office:value-type="float" office:value="2563" calcext:value-type="float">
                <text:p>2563</text:p>
              </table:table-cell>
              <table:table-cell office:value-type="float" office:value="2573" calcext:value-type="float">
                <text:p>2573</text:p>
              </table:table-cell>
            </table:table-row>
            <table:table-row table:style-name="ro1" table:visibility="collapse">
              <table:table-cell office:value-type="string" calcext:value-type="string">
                <text:p>Prince Edward Island</text:p>
              </table:table-cell>
              <table:table-cell office:value-type="string" calcext:value-type="string">
                <text:p>Canada</text:p>
              </table:table-cell>
              <table:table-cell office:value-type="float" office:value="46.5107" calcext:value-type="float">
                <text:p>46.5107</text:p>
              </table:table-cell>
              <table:table-cell office:value-type="float" office:value="-63.4168" calcext:value-type="float">
                <text:p>-63.4168</text:p>
              </table:table-cell>
              <table:table-cell table:number-columns-repeated="77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65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Quebec</text:p>
              </table:table-cell>
              <table:table-cell office:value-type="string" calcext:value-type="string">
                <text:p>Canada</text:p>
              </table:table-cell>
              <table:table-cell office:value-type="float" office:value="52.9399" calcext:value-type="float">
                <text:p>52.9399</text:p>
              </table:table-cell>
              <table:table-cell office:value-type="float" office:value="-73.5491" calcext:value-type="float">
                <text:p>-73.5491</text:p>
              </table:table-cell>
              <table:table-cell table:number-columns-repeated="57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3" office:value-type="float" office:value="22" calcext:value-type="float">
                <text:p>22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6" calcext:value-type="float">
                <text:p>36</text:p>
              </table:table-cell>
              <table:table-cell table:number-columns-repeated="2" office:value-type="float" office:value="61" calcext:value-type="float">
                <text:p>61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50" calcext:value-type="float">
                <text:p>150</text:p>
              </table:table-cell>
              <table:table-cell office:value-type="float" office:value="175" calcext:value-type="float">
                <text:p>175</text:p>
              </table:table-cell>
              <table:table-cell office:value-type="float" office:value="216" calcext:value-type="float">
                <text:p>216</text:p>
              </table:table-cell>
              <table:table-cell office:value-type="float" office:value="241" calcext:value-type="float">
                <text:p>241</text:p>
              </table:table-cell>
              <table:table-cell office:value-type="float" office:value="289" calcext:value-type="float">
                <text:p>289</text:p>
              </table:table-cell>
              <table:table-cell office:value-type="float" office:value="328" calcext:value-type="float">
                <text:p>328</text:p>
              </table:table-cell>
              <table:table-cell office:value-type="float" office:value="360" calcext:value-type="float">
                <text:p>360</text:p>
              </table:table-cell>
              <table:table-cell office:value-type="float" office:value="435" calcext:value-type="float">
                <text:p>435</text:p>
              </table:table-cell>
              <table:table-cell office:value-type="float" office:value="487" calcext:value-type="float">
                <text:p>487</text:p>
              </table:table-cell>
              <table:table-cell office:value-type="float" office:value="630" calcext:value-type="float">
                <text:p>630</text:p>
              </table:table-cell>
              <table:table-cell table:number-columns-repeated="2" office:value-type="float" office:value="688" calcext:value-type="float">
                <text:p>688</text:p>
              </table:table-cell>
              <table:table-cell office:value-type="float" office:value="820" calcext:value-type="float">
                <text:p>820</text:p>
              </table:table-cell>
              <table:table-cell office:value-type="float" office:value="939" calcext:value-type="float">
                <text:p>939</text:p>
              </table:table-cell>
              <table:table-cell office:value-type="float" office:value="1044" calcext:value-type="float">
                <text:p>1044</text:p>
              </table:table-cell>
              <table:table-cell office:value-type="float" office:value="1134" calcext:value-type="float">
                <text:p>1134</text:p>
              </table:table-cell>
              <table:table-cell office:value-type="float" office:value="1243" calcext:value-type="float">
                <text:p>1243</text:p>
              </table:table-cell>
              <table:table-cell office:value-type="float" office:value="1340" calcext:value-type="float">
                <text:p>1340</text:p>
              </table:table-cell>
              <table:table-cell office:value-type="float" office:value="1446" calcext:value-type="float">
                <text:p>1446</text:p>
              </table:table-cell>
              <table:table-cell office:value-type="float" office:value="1516" calcext:value-type="float">
                <text:p>1516</text:p>
              </table:table-cell>
              <table:table-cell office:value-type="float" office:value="1600" calcext:value-type="float">
                <text:p>1600</text:p>
              </table:table-cell>
              <table:table-cell office:value-type="float" office:value="1683" calcext:value-type="float">
                <text:p>1683</text:p>
              </table:table-cell>
              <table:table-cell office:value-type="float" office:value="1762" calcext:value-type="float">
                <text:p>1762</text:p>
              </table:table-cell>
              <table:table-cell office:value-type="float" office:value="1859" calcext:value-type="float">
                <text:p>1859</text:p>
              </table:table-cell>
              <table:table-cell office:value-type="float" office:value="2022" calcext:value-type="float">
                <text:p>2022</text:p>
              </table:table-cell>
              <table:table-cell office:value-type="float" office:value="2136" calcext:value-type="float">
                <text:p>2136</text:p>
              </table:table-cell>
              <table:table-cell office:value-type="float" office:value="2206" calcext:value-type="float">
                <text:p>2206</text:p>
              </table:table-cell>
              <table:table-cell office:value-type="float" office:value="2281" calcext:value-type="float">
                <text:p>2281</text:p>
              </table:table-cell>
              <table:table-cell office:value-type="float" office:value="2399" calcext:value-type="float">
                <text:p>2399</text:p>
              </table:table-cell>
              <table:table-cell office:value-type="float" office:value="2511" calcext:value-type="float">
                <text:p>2511</text:p>
              </table:table-cell>
              <table:table-cell office:value-type="float" office:value="2632" calcext:value-type="float">
                <text:p>2632</text:p>
              </table:table-cell>
              <table:table-cell office:value-type="float" office:value="2726" calcext:value-type="float">
                <text:p>2726</text:p>
              </table:table-cell>
              <table:table-cell office:value-type="float" office:value="2787" calcext:value-type="float">
                <text:p>2787</text:p>
              </table:table-cell>
              <table:table-cell office:value-type="float" office:value="2929" calcext:value-type="float">
                <text:p>2929</text:p>
              </table:table-cell>
              <table:table-cell office:value-type="float" office:value="3014" calcext:value-type="float">
                <text:p>3014</text:p>
              </table:table-cell>
              <table:table-cell office:value-type="float" office:value="3132" calcext:value-type="float">
                <text:p>3132</text:p>
              </table:table-cell>
              <table:table-cell office:value-type="float" office:value="3221" calcext:value-type="float">
                <text:p>3221</text:p>
              </table:table-cell>
              <table:table-cell office:value-type="float" office:value="3352" calcext:value-type="float">
                <text:p>3352</text:p>
              </table:table-cell>
              <table:table-cell office:value-type="float" office:value="3402" calcext:value-type="float">
                <text:p>3402</text:p>
              </table:table-cell>
              <table:table-cell office:value-type="float" office:value="3484" calcext:value-type="float">
                <text:p>3484</text:p>
              </table:table-cell>
              <table:table-cell office:value-type="float" office:value="3563" calcext:value-type="float">
                <text:p>3563</text:p>
              </table:table-cell>
              <table:table-cell office:value-type="float" office:value="3597" calcext:value-type="float">
                <text:p>3597</text:p>
              </table:table-cell>
              <table:table-cell office:value-type="float" office:value="3648" calcext:value-type="float">
                <text:p>3648</text:p>
              </table:table-cell>
              <table:table-cell office:value-type="float" office:value="3719" calcext:value-type="float">
                <text:p>3719</text:p>
              </table:table-cell>
              <table:table-cell office:value-type="float" office:value="3801" calcext:value-type="float">
                <text:p>3801</text:p>
              </table:table-cell>
              <table:table-cell office:value-type="float" office:value="3866" calcext:value-type="float">
                <text:p>3866</text:p>
              </table:table-cell>
              <table:table-cell office:value-type="float" office:value="3941" calcext:value-type="float">
                <text:p>3941</text:p>
              </table:table-cell>
              <table:table-cell office:value-type="float" office:value="3985" calcext:value-type="float">
                <text:p>3985</text:p>
              </table:table-cell>
              <table:table-cell office:value-type="float" office:value="4070" calcext:value-type="float">
                <text:p>4070</text:p>
              </table:table-cell>
              <table:table-cell office:value-type="float" office:value="4140" calcext:value-type="float">
                <text:p>4140</text:p>
              </table:table-cell>
              <table:table-cell office:value-type="float" office:value="4229" calcext:value-type="float">
                <text:p>4229</text:p>
              </table:table-cell>
              <table:table-cell office:value-type="float" office:value="4303" calcext:value-type="float">
                <text:p>4303</text:p>
              </table:table-cell>
              <table:table-cell office:value-type="float" office:value="4363" calcext:value-type="float">
                <text:p>4363</text:p>
              </table:table-cell>
              <table:table-cell office:value-type="float" office:value="4439" calcext:value-type="float">
                <text:p>4439</text:p>
              </table:table-cell>
              <table:table-cell office:value-type="float" office:value="4641" calcext:value-type="float">
                <text:p>4641</text:p>
              </table:table-cell>
              <table:table-cell office:value-type="float" office:value="4661" calcext:value-type="float">
                <text:p>4661</text:p>
              </table:table-cell>
              <table:table-cell office:value-type="float" office:value="4713" calcext:value-type="float">
                <text:p>4713</text:p>
              </table:table-cell>
              <table:table-cell office:value-type="float" office:value="4794" calcext:value-type="float">
                <text:p>4794</text:p>
              </table:table-cell>
              <table:table-cell office:value-type="float" office:value="4885" calcext:value-type="float">
                <text:p>4885</text:p>
              </table:table-cell>
              <table:table-cell office:value-type="float" office:value="4935" calcext:value-type="float">
                <text:p>4935</text:p>
              </table:table-cell>
              <table:table-cell office:value-type="float" office:value="4970" calcext:value-type="float">
                <text:p>4970</text:p>
              </table:table-cell>
              <table:table-cell office:value-type="float" office:value="4978" calcext:value-type="float">
                <text:p>4978</text:p>
              </table:table-cell>
              <table:table-cell office:value-type="float" office:value="4984" calcext:value-type="float">
                <text:p>4984</text:p>
              </table:table-cell>
              <table:table-cell office:value-type="float" office:value="5029" calcext:value-type="float">
                <text:p>5029</text:p>
              </table:table-cell>
              <table:table-cell office:value-type="float" office:value="5081" calcext:value-type="float">
                <text:p>5081</text:p>
              </table:table-cell>
              <table:table-cell office:value-type="float" office:value="5105" calcext:value-type="float">
                <text:p>5105</text:p>
              </table:table-cell>
              <table:table-cell office:value-type="float" office:value="5148" calcext:value-type="float">
                <text:p>5148</text:p>
              </table:table-cell>
            </table:table-row>
            <table:table-row table:style-name="ro1" table:visibility="collapse">
              <table:table-cell office:value-type="string" calcext:value-type="string">
                <text:p>Saskatchewan</text:p>
              </table:table-cell>
              <table:table-cell office:value-type="string" calcext:value-type="string">
                <text:p>Canada</text:p>
              </table:table-cell>
              <table:table-cell office:value-type="float" office:value="52.9399" calcext:value-type="float">
                <text:p>52.9399</text:p>
              </table:table-cell>
              <table:table-cell office:value-type="float" office:value="-106.4509" calcext:value-type="float">
                <text:p>-106.4509</text:p>
              </table:table-cell>
              <table:table-cell table:number-columns-repeated="68" office:value-type="float" office:value="0" calcext:value-type="float">
                <text:p>0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10" office:value-type="float" office:value="3" calcext:value-type="float">
                <text:p>3</text:p>
              </table:table-cell>
              <table:table-cell table:number-columns-repeated="16"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6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4" office:value-type="float" office:value="10" calcext:value-type="float">
                <text:p>10</text:p>
              </table:table-cell>
              <table:table-cell table:number-columns-repeated="8" office:value-type="float" office:value="11" calcext:value-type="float">
                <text:p>11</text:p>
              </table:table-cell>
              <table:table-cell table:number-columns-repeated="5" office:value-type="float" office:value="13" calcext:value-type="float">
                <text:p>13</text:p>
              </table:table-cell>
            </table:table-row>
            <table:table-row table:style-name="ro1" table:visibility="collapse">
              <table:table-cell office:value-type="string" calcext:value-type="string">
                <text:p>Diamond Princess</text:p>
              </table:table-cell>
              <table:table-cell office:value-type="string" calcext:value-type="string">
                <text:p>Canada</text:p>
              </table:table-cell>
              <table:table-cell table:number-columns-repeated="62" office:value-type="float" office:value="0" calcext:value-type="float">
                <text:p>0</text:p>
              </table:table-cell>
              <table:table-cell table:number-columns-repeated="83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Northwest Territories</text:p>
              </table:table-cell>
              <table:table-cell office:value-type="string" calcext:value-type="string">
                <text:p>Canada</text:p>
              </table:table-cell>
              <table:table-cell office:value-type="float" office:value="64.8255" calcext:value-type="float">
                <text:p>64.8255</text:p>
              </table:table-cell>
              <table:table-cell office:value-type="float" office:value="-124.8457" calcext:value-type="float">
                <text:p>-124.8457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Yukon</text:p>
              </table:table-cell>
              <table:table-cell office:value-type="string" calcext:value-type="string">
                <text:p>Canada</text:p>
              </table:table-cell>
              <table:table-cell office:value-type="float" office:value="64.2823" calcext:value-type="float">
                <text:p>64.2823</text:p>
              </table:table-cell>
              <table:table-cell office:value-type="float" office:value="-135" calcext:value-type="float">
                <text:p>-135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anada Result</text:p>
            </table:table-cell>
            <table:table-cell table:number-columns-repeated="2"/>
            <table:table-cell table:number-columns-repeated="47" office:value-type="float" office:value="0" calcext:value-type="float">
              <text:p>0</text:p>
            </table:table-cell>
            <table:table-cell table:number-columns-repeated="7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101" calcext:value-type="float">
              <text:p>101</text:p>
            </table:table-cell>
            <table:table-cell office:value-type="float" office:value="109" calcext:value-type="float">
              <text:p>109</text:p>
            </table:table-cell>
            <table:table-cell office:value-type="float" office:value="139" calcext:value-type="float">
              <text:p>139</text:p>
            </table:table-cell>
            <table:table-cell office:value-type="float" office:value="179" calcext:value-type="float">
              <text:p>179</text:p>
            </table:table-cell>
            <table:table-cell office:value-type="float" office:value="218" calcext:value-type="float">
              <text:p>218</text:p>
            </table:table-cell>
            <table:table-cell office:value-type="float" office:value="259" calcext:value-type="float">
              <text:p>259</text:p>
            </table:table-cell>
            <table:table-cell office:value-type="float" office:value="339" calcext:value-type="float">
              <text:p>339</text:p>
            </table:table-cell>
            <table:table-cell office:value-type="float" office:value="375" calcext:value-type="float">
              <text:p>375</text:p>
            </table:table-cell>
            <table:table-cell office:value-type="float" office:value="407" calcext:value-type="float">
              <text:p>407</text:p>
            </table:table-cell>
            <table:table-cell office:value-type="float" office:value="503" calcext:value-type="float">
              <text:p>503</text:p>
            </table:table-cell>
            <table:table-cell office:value-type="float" office:value="557" calcext:value-type="float">
              <text:p>557</text:p>
            </table:table-cell>
            <table:table-cell office:value-type="float" office:value="654" calcext:value-type="float">
              <text:p>654</text:p>
            </table:table-cell>
            <table:table-cell office:value-type="float" office:value="714" calcext:value-type="float">
              <text:p>714</text:p>
            </table:table-cell>
            <table:table-cell office:value-type="float" office:value="781" calcext:value-type="float">
              <text:p>781</text:p>
            </table:table-cell>
            <table:table-cell office:value-type="float" office:value="901" calcext:value-type="float">
              <text:p>901</text:p>
            </table:table-cell>
            <table:table-cell office:value-type="float" office:value="1008" calcext:value-type="float">
              <text:p>1008</text:p>
            </table:table-cell>
            <table:table-cell office:value-type="float" office:value="1259" calcext:value-type="float">
              <text:p>1259</text:p>
            </table:table-cell>
            <table:table-cell office:value-type="float" office:value="1356" calcext:value-type="float">
              <text:p>1356</text:p>
            </table:table-cell>
            <table:table-cell office:value-type="float" office:value="1401" calcext:value-type="float">
              <text:p>1401</text:p>
            </table:table-cell>
            <table:table-cell office:value-type="float" office:value="1565" calcext:value-type="float">
              <text:p>1565</text:p>
            </table:table-cell>
            <table:table-cell office:value-type="float" office:value="1727" calcext:value-type="float">
              <text:p>1727</text:p>
            </table:table-cell>
            <table:table-cell office:value-type="float" office:value="1910" calcext:value-type="float">
              <text:p>1910</text:p>
            </table:table-cell>
            <table:table-cell office:value-type="float" office:value="2078" calcext:value-type="float">
              <text:p>2078</text:p>
            </table:table-cell>
            <table:table-cell office:value-type="float" office:value="2241" calcext:value-type="float">
              <text:p>2241</text:p>
            </table:table-cell>
            <table:table-cell office:value-type="float" office:value="2402" calcext:value-type="float">
              <text:p>2402</text:p>
            </table:table-cell>
            <table:table-cell office:value-type="float" office:value="2571" calcext:value-type="float">
              <text:p>2571</text:p>
            </table:table-cell>
            <table:table-cell office:value-type="float" office:value="2687" calcext:value-type="float">
              <text:p>2687</text:p>
            </table:table-cell>
            <table:table-cell office:value-type="float" office:value="2841" calcext:value-type="float">
              <text:p>2841</text:p>
            </table:table-cell>
            <table:table-cell office:value-type="float" office:value="2983" calcext:value-type="float">
              <text:p>2983</text:p>
            </table:table-cell>
            <table:table-cell office:value-type="float" office:value="3155" calcext:value-type="float">
              <text:p>3155</text:p>
            </table:table-cell>
            <table:table-cell office:value-type="float" office:value="3310" calcext:value-type="float">
              <text:p>3310</text:p>
            </table:table-cell>
            <table:table-cell office:value-type="float" office:value="3537" calcext:value-type="float">
              <text:p>3537</text:p>
            </table:table-cell>
            <table:table-cell office:value-type="float" office:value="3684" calcext:value-type="float">
              <text:p>3684</text:p>
            </table:table-cell>
            <table:table-cell office:value-type="float" office:value="3795" calcext:value-type="float">
              <text:p>3795</text:p>
            </table:table-cell>
            <table:table-cell office:value-type="float" office:value="4003" calcext:value-type="float">
              <text:p>4003</text:p>
            </table:table-cell>
            <table:table-cell office:value-type="float" office:value="4190" calcext:value-type="float">
              <text:p>4190</text:p>
            </table:table-cell>
            <table:table-cell office:value-type="float" office:value="4366" calcext:value-type="float">
              <text:p>4366</text:p>
            </table:table-cell>
            <table:table-cell office:value-type="float" office:value="4541" calcext:value-type="float">
              <text:p>4541</text:p>
            </table:table-cell>
            <table:table-cell office:value-type="float" office:value="4697" calcext:value-type="float">
              <text:p>4697</text:p>
            </table:table-cell>
            <table:table-cell office:value-type="float" office:value="4823" calcext:value-type="float">
              <text:p>4823</text:p>
            </table:table-cell>
            <table:table-cell office:value-type="float" office:value="4991" calcext:value-type="float">
              <text:p>4991</text:p>
            </table:table-cell>
            <table:table-cell office:value-type="float" office:value="5115" calcext:value-type="float">
              <text:p>5115</text:p>
            </table:table-cell>
            <table:table-cell office:value-type="float" office:value="5300" calcext:value-type="float">
              <text:p>5300</text:p>
            </table:table-cell>
            <table:table-cell office:value-type="float" office:value="5425" calcext:value-type="float">
              <text:p>5425</text:p>
            </table:table-cell>
            <table:table-cell office:value-type="float" office:value="5592" calcext:value-type="float">
              <text:p>5592</text:p>
            </table:table-cell>
            <table:table-cell office:value-type="float" office:value="5679" calcext:value-type="float">
              <text:p>5679</text:p>
            </table:table-cell>
            <table:table-cell office:value-type="float" office:value="5800" calcext:value-type="float">
              <text:p>5800</text:p>
            </table:table-cell>
            <table:table-cell office:value-type="float" office:value="5903" calcext:value-type="float">
              <text:p>5903</text:p>
            </table:table-cell>
            <table:table-cell office:value-type="float" office:value="5960" calcext:value-type="float">
              <text:p>5960</text:p>
            </table:table-cell>
            <table:table-cell office:value-type="float" office:value="6028" calcext:value-type="float">
              <text:p>6028</text:p>
            </table:table-cell>
            <table:table-cell office:value-type="float" office:value="6150" calcext:value-type="float">
              <text:p>6150</text:p>
            </table:table-cell>
            <table:table-cell office:value-type="float" office:value="6267" calcext:value-type="float">
              <text:p>6267</text:p>
            </table:table-cell>
            <table:table-cell office:value-type="float" office:value="6360" calcext:value-type="float">
              <text:p>6360</text:p>
            </table:table-cell>
            <table:table-cell office:value-type="float" office:value="6466" calcext:value-type="float">
              <text:p>6466</text:p>
            </table:table-cell>
            <table:table-cell office:value-type="float" office:value="6534" calcext:value-type="float">
              <text:p>6534</text:p>
            </table:table-cell>
            <table:table-cell office:value-type="float" office:value="6655" calcext:value-type="float">
              <text:p>6655</text:p>
            </table:table-cell>
            <table:table-cell office:value-type="float" office:value="6753" calcext:value-type="float">
              <text:p>6753</text:p>
            </table:table-cell>
            <table:table-cell office:value-type="float" office:value="6876" calcext:value-type="float">
              <text:p>6876</text:p>
            </table:table-cell>
            <table:table-cell office:value-type="float" office:value="6982" calcext:value-type="float">
              <text:p>6982</text:p>
            </table:table-cell>
            <table:table-cell office:value-type="float" office:value="7063" calcext:value-type="float">
              <text:p>7063</text:p>
            </table:table-cell>
            <table:table-cell office:value-type="float" office:value="7159" calcext:value-type="float">
              <text:p>7159</text:p>
            </table:table-cell>
            <table:table-cell office:value-type="float" office:value="7374" calcext:value-type="float">
              <text:p>7374</text:p>
            </table:table-cell>
            <table:table-cell office:value-type="float" office:value="7404" calcext:value-type="float">
              <text:p>7404</text:p>
            </table:table-cell>
            <table:table-cell office:value-type="float" office:value="7478" calcext:value-type="float">
              <text:p>7478</text:p>
            </table:table-cell>
            <table:table-cell office:value-type="float" office:value="7579" calcext:value-type="float">
              <text:p>7579</text:p>
            </table:table-cell>
            <table:table-cell office:value-type="float" office:value="7717" calcext:value-type="float">
              <text:p>7717</text:p>
            </table:table-cell>
            <table:table-cell office:value-type="float" office:value="7778" calcext:value-type="float">
              <text:p>7778</text:p>
            </table:table-cell>
            <table:table-cell office:value-type="float" office:value="7850" calcext:value-type="float">
              <text:p>7850</text:p>
            </table:table-cell>
            <table:table-cell office:value-type="float" office:value="7877" calcext:value-type="float">
              <text:p>7877</text:p>
            </table:table-cell>
            <table:table-cell office:value-type="float" office:value="7910" calcext:value-type="float">
              <text:p>7910</text:p>
            </table:table-cell>
            <table:table-cell office:value-type="float" office:value="7970" calcext:value-type="float">
              <text:p>7970</text:p>
            </table:table-cell>
            <table:table-cell office:value-type="float" office:value="8038" calcext:value-type="float">
              <text:p>8038</text:p>
            </table:table-cell>
            <table:table-cell office:value-type="float" office:value="8071" calcext:value-type="float">
              <text:p>8071</text:p>
            </table:table-cell>
            <table:table-cell office:value-type="float" office:value="8125" calcext:value-type="float">
              <text:p>812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entral African Republic</text:p>
              </table:table-cell>
              <table:table-cell office:value-type="float" office:value="6.6111" calcext:value-type="float">
                <text:p>6.6111</text:p>
              </table:table-cell>
              <table:table-cell office:value-type="float" office:value="20.9394" calcext:value-type="float">
                <text:p>20.9394</text:p>
              </table:table-cell>
              <table:table-cell table:number-columns-repeated="122" office:value-type="float" office:value="0" calcext:value-type="float">
                <text:p>0</text:p>
              </table:table-cell>
              <table:table-cell table:number-columns-repeated="8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5" office:value-type="float" office:value="4" calcext:value-type="float">
                <text:p>4</text:p>
              </table:table-cell>
              <table:table-cell table:number-columns-repeated="6"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entral African Republic Result</text:p>
            </table:table-cell>
            <table:table-cell table:number-columns-repeated="2"/>
            <table:table-cell table:number-columns-repeated="122" office:value-type="float" office:value="0" calcext:value-type="float">
              <text:p>0</text:p>
            </table:table-cell>
            <table:table-cell table:number-columns-repeated="8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5" office:value-type="float" office:value="4" calcext:value-type="float">
              <text:p>4</text:p>
            </table:table-cell>
            <table:table-cell table:number-columns-repeated="6"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had</text:p>
              </table:table-cell>
              <table:table-cell office:value-type="float" office:value="15.4542" calcext:value-type="float">
                <text:p>15.4542</text:p>
              </table:table-cell>
              <table:table-cell office:value-type="float" office:value="18.7322" calcext:value-type="float">
                <text:p>18.7322</text:p>
              </table:table-cell>
              <table:table-cell table:number-columns-repeated="97" office:value-type="float" office:value="0" calcext:value-type="float">
                <text:p>0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8" calcext:value-type="float">
                <text:p>28</text:p>
              </table:table-cell>
              <table:table-cell table:number-columns-repeated="3" office:value-type="float" office:value="31" calcext:value-type="float">
                <text:p>31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53" calcext:value-type="float">
                <text:p>53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7" calcext:value-type="float">
                <text:p>57</text:p>
              </table:table-cell>
              <table:table-cell table:number-columns-repeated="2" office:value-type="float" office:value="58" calcext:value-type="float">
                <text:p>58</text:p>
              </table:table-cell>
              <table:table-cell table:number-columns-repeated="2" office:value-type="float" office:value="60" calcext:value-type="float">
                <text:p>60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64" calcext:value-type="float">
                <text:p>64</text:p>
              </table:table-cell>
              <table:table-cell table:number-columns-repeated="4" office:value-type="float" office:value="65" calcext:value-type="float">
                <text:p>65</text:p>
              </table:table-cell>
              <table:table-cell table:number-columns-repeated="4" office:value-type="float" office:value="66" calcext:value-type="float">
                <text:p>66</text:p>
              </table:table-cell>
              <table:table-cell office:value-type="float" office:value="68" calcext:value-type="float">
                <text:p>68</text:p>
              </table:table-cell>
              <table:table-cell table:number-columns-repeated="2" office:value-type="float" office:value="69" calcext:value-type="float">
                <text:p>69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71" calcext:value-type="float">
                <text:p>71</text:p>
              </table:table-cell>
              <table:table-cell table:number-columns-repeated="3" office:value-type="float" office:value="72" calcext:value-type="float">
                <text:p>7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had Result</text:p>
            </table:table-cell>
            <table:table-cell table:number-columns-repeated="2"/>
            <table:table-cell table:number-columns-repeated="97" office:value-type="float" office:value="0" calcext:value-type="float">
              <text:p>0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3" office:value-type="float" office:value="10" calcext:value-type="float">
              <text:p>10</text:p>
            </table:table-cell>
            <table:table-cell table:number-columns-repeated="2" office:value-type="float" office:value="17" calcext:value-type="float">
              <text:p>17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28" calcext:value-type="float">
              <text:p>28</text:p>
            </table:table-cell>
            <table:table-cell table:number-columns-repeated="3" office:value-type="float" office:value="31" calcext:value-type="float">
              <text:p>31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0" calcext:value-type="float">
              <text:p>50</text:p>
            </table:table-cell>
            <table:table-cell table:number-columns-repeated="2" office:value-type="float" office:value="53" calcext:value-type="float">
              <text:p>53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7" calcext:value-type="float">
              <text:p>57</text:p>
            </table:table-cell>
            <table:table-cell table:number-columns-repeated="2" office:value-type="float" office:value="58" calcext:value-type="float">
              <text:p>58</text:p>
            </table:table-cell>
            <table:table-cell table:number-columns-repeated="2" office:value-type="float" office:value="60" calcext:value-type="float">
              <text:p>60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64" calcext:value-type="float">
              <text:p>64</text:p>
            </table:table-cell>
            <table:table-cell table:number-columns-repeated="4" office:value-type="float" office:value="65" calcext:value-type="float">
              <text:p>65</text:p>
            </table:table-cell>
            <table:table-cell table:number-columns-repeated="4" office:value-type="float" office:value="66" calcext:value-type="float">
              <text:p>66</text:p>
            </table:table-cell>
            <table:table-cell office:value-type="float" office:value="68" calcext:value-type="float">
              <text:p>68</text:p>
            </table:table-cell>
            <table:table-cell table:number-columns-repeated="2" office:value-type="float" office:value="69" calcext:value-type="float">
              <text:p>69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71" calcext:value-type="float">
              <text:p>71</text:p>
            </table:table-cell>
            <table:table-cell table:number-columns-repeated="3" office:value-type="float" office:value="72" calcext:value-type="float">
              <text:p>7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hile</text:p>
              </table:table-cell>
              <table:table-cell office:value-type="float" office:value="-35.6751" calcext:value-type="float">
                <text:p>-35.6751</text:p>
              </table:table-cell>
              <table:table-cell office:value-type="float" office:value="-71.543" calcext:value-type="float">
                <text:p>-71.543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33" calcext:value-type="float">
                <text:p>133</text:p>
              </table:table-cell>
              <table:table-cell office:value-type="float" office:value="139" calcext:value-type="float">
                <text:p>139</text:p>
              </table:table-cell>
              <table:table-cell office:value-type="float" office:value="147" calcext:value-type="float">
                <text:p>147</text:p>
              </table:table-cell>
              <table:table-cell office:value-type="float" office:value="160" calcext:value-type="float">
                <text:p>160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181" calcext:value-type="float">
                <text:p>181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207" calcext:value-type="float">
                <text:p>207</text:p>
              </table:table-cell>
              <table:table-cell office:value-type="float" office:value="216" calcext:value-type="float">
                <text:p>216</text:p>
              </table:table-cell>
              <table:table-cell office:value-type="float" office:value="227" calcext:value-type="float">
                <text:p>227</text:p>
              </table:table-cell>
              <table:table-cell office:value-type="float" office:value="234" calcext:value-type="float">
                <text:p>234</text:p>
              </table:table-cell>
              <table:table-cell office:value-type="float" office:value="247" calcext:value-type="float">
                <text:p>247</text:p>
              </table:table-cell>
              <table:table-cell office:value-type="float" office:value="260" calcext:value-type="float">
                <text:p>260</text:p>
              </table:table-cell>
              <table:table-cell office:value-type="float" office:value="270" calcext:value-type="float">
                <text:p>270</text:p>
              </table:table-cell>
              <table:table-cell office:value-type="float" office:value="275" calcext:value-type="float">
                <text:p>275</text:p>
              </table:table-cell>
              <table:table-cell office:value-type="float" office:value="281" calcext:value-type="float">
                <text:p>281</text:p>
              </table:table-cell>
              <table:table-cell office:value-type="float" office:value="285" calcext:value-type="float">
                <text:p>285</text:p>
              </table:table-cell>
              <table:table-cell office:value-type="float" office:value="294" calcext:value-type="float">
                <text:p>294</text:p>
              </table:table-cell>
              <table:table-cell office:value-type="float" office:value="304" calcext:value-type="float">
                <text:p>304</text:p>
              </table:table-cell>
              <table:table-cell office:value-type="float" office:value="312" calcext:value-type="float">
                <text:p>312</text:p>
              </table:table-cell>
              <table:table-cell office:value-type="float" office:value="323" calcext:value-type="float">
                <text:p>323</text:p>
              </table:table-cell>
              <table:table-cell office:value-type="float" office:value="335" calcext:value-type="float">
                <text:p>335</text:p>
              </table:table-cell>
              <table:table-cell office:value-type="float" office:value="346" calcext:value-type="float">
                <text:p>346</text:p>
              </table:table-cell>
              <table:table-cell office:value-type="float" office:value="368" calcext:value-type="float">
                <text:p>368</text:p>
              </table:table-cell>
              <table:table-cell office:value-type="float" office:value="394" calcext:value-type="float">
                <text:p>394</text:p>
              </table:table-cell>
              <table:table-cell office:value-type="float" office:value="421" calcext:value-type="float">
                <text:p>421</text:p>
              </table:table-cell>
              <table:table-cell office:value-type="float" office:value="450" calcext:value-type="float">
                <text:p>450</text:p>
              </table:table-cell>
              <table:table-cell office:value-type="float" office:value="478" calcext:value-type="float">
                <text:p>478</text:p>
              </table:table-cell>
              <table:table-cell office:value-type="float" office:value="509" calcext:value-type="float">
                <text:p>509</text:p>
              </table:table-cell>
              <table:table-cell office:value-type="float" office:value="544" calcext:value-type="float">
                <text:p>544</text:p>
              </table:table-cell>
              <table:table-cell office:value-type="float" office:value="589" calcext:value-type="float">
                <text:p>589</text:p>
              </table:table-cell>
              <table:table-cell office:value-type="float" office:value="630" calcext:value-type="float">
                <text:p>630</text:p>
              </table:table-cell>
              <table:table-cell office:value-type="float" office:value="673" calcext:value-type="float">
                <text:p>673</text:p>
              </table:table-cell>
              <table:table-cell office:value-type="float" office:value="718" calcext:value-type="float">
                <text:p>718</text:p>
              </table:table-cell>
              <table:table-cell office:value-type="float" office:value="761" calcext:value-type="float">
                <text:p>761</text:p>
              </table:table-cell>
              <table:table-cell office:value-type="float" office:value="806" calcext:value-type="float">
                <text:p>806</text:p>
              </table:table-cell>
              <table:table-cell office:value-type="float" office:value="841" calcext:value-type="float">
                <text:p>841</text:p>
              </table:table-cell>
              <table:table-cell office:value-type="float" office:value="890" calcext:value-type="float">
                <text:p>890</text:p>
              </table:table-cell>
              <table:table-cell office:value-type="float" office:value="944" calcext:value-type="float">
                <text:p>944</text:p>
              </table:table-cell>
              <table:table-cell office:value-type="float" office:value="997" calcext:value-type="float">
                <text:p>997</text:p>
              </table:table-cell>
              <table:table-cell office:value-type="float" office:value="1054" calcext:value-type="float">
                <text:p>1054</text:p>
              </table:table-cell>
              <table:table-cell office:value-type="float" office:value="1113" calcext:value-type="float">
                <text:p>1113</text:p>
              </table:table-cell>
              <table:table-cell office:value-type="float" office:value="1188" calcext:value-type="float">
                <text:p>1188</text:p>
              </table:table-cell>
              <table:table-cell office:value-type="float" office:value="1275" calcext:value-type="float">
                <text:p>1275</text:p>
              </table:table-cell>
              <table:table-cell office:value-type="float" office:value="1356" calcext:value-type="float">
                <text:p>1356</text:p>
              </table:table-cell>
              <table:table-cell office:value-type="float" office:value="1448" calcext:value-type="float">
                <text:p>1448</text:p>
              </table:table-cell>
              <table:table-cell office:value-type="float" office:value="1541" calcext:value-type="float">
                <text:p>1541</text:p>
              </table:table-cell>
              <table:table-cell office:value-type="float" office:value="1637" calcext:value-type="float">
                <text:p>1637</text:p>
              </table:table-cell>
              <table:table-cell office:value-type="float" office:value="2264" calcext:value-type="float">
                <text:p>2264</text:p>
              </table:table-cell>
              <table:table-cell office:value-type="float" office:value="2283" calcext:value-type="float">
                <text:p>2283</text:p>
              </table:table-cell>
              <table:table-cell office:value-type="float" office:value="2475" calcext:value-type="float">
                <text:p>2475</text:p>
              </table:table-cell>
              <table:table-cell office:value-type="float" office:value="2648" calcext:value-type="float">
                <text:p>2648</text:p>
              </table:table-cell>
              <table:table-cell office:value-type="float" office:value="2870" calcext:value-type="float">
                <text:p>287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hile Result</text:p>
            </table:table-cell>
            <table:table-cell table:number-columns-repeated="2"/>
            <table:table-cell table:number-columns-repeated="60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105" calcext:value-type="float">
              <text:p>105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6" calcext:value-type="float">
              <text:p>126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39" calcext:value-type="float">
              <text:p>139</text:p>
            </table:table-cell>
            <table:table-cell office:value-type="float" office:value="147" calcext:value-type="float">
              <text:p>147</text:p>
            </table:table-cell>
            <table:table-cell office:value-type="float" office:value="160" calcext:value-type="float">
              <text:p>160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181" calcext:value-type="float">
              <text:p>181</text:p>
            </table:table-cell>
            <table:table-cell office:value-type="float" office:value="189" calcext:value-type="float">
              <text:p>189</text:p>
            </table:table-cell>
            <table:table-cell office:value-type="float" office:value="198" calcext:value-type="float">
              <text:p>198</text:p>
            </table:table-cell>
            <table:table-cell office:value-type="float" office:value="207" calcext:value-type="float">
              <text:p>207</text:p>
            </table:table-cell>
            <table:table-cell office:value-type="float" office:value="216" calcext:value-type="float">
              <text:p>216</text:p>
            </table:table-cell>
            <table:table-cell office:value-type="float" office:value="227" calcext:value-type="float">
              <text:p>227</text:p>
            </table:table-cell>
            <table:table-cell office:value-type="float" office:value="234" calcext:value-type="float">
              <text:p>234</text:p>
            </table:table-cell>
            <table:table-cell office:value-type="float" office:value="247" calcext:value-type="float">
              <text:p>247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70" calcext:value-type="float">
              <text:p>270</text:p>
            </table:table-cell>
            <table:table-cell office:value-type="float" office:value="275" calcext:value-type="float">
              <text:p>275</text:p>
            </table:table-cell>
            <table:table-cell office:value-type="float" office:value="281" calcext:value-type="float">
              <text:p>281</text:p>
            </table:table-cell>
            <table:table-cell office:value-type="float" office:value="285" calcext:value-type="float">
              <text:p>285</text:p>
            </table:table-cell>
            <table:table-cell office:value-type="float" office:value="294" calcext:value-type="float">
              <text:p>294</text:p>
            </table:table-cell>
            <table:table-cell office:value-type="float" office:value="304" calcext:value-type="float">
              <text:p>304</text:p>
            </table:table-cell>
            <table:table-cell office:value-type="float" office:value="312" calcext:value-type="float">
              <text:p>312</text:p>
            </table:table-cell>
            <table:table-cell office:value-type="float" office:value="323" calcext:value-type="float">
              <text:p>323</text:p>
            </table:table-cell>
            <table:table-cell office:value-type="float" office:value="335" calcext:value-type="float">
              <text:p>335</text:p>
            </table:table-cell>
            <table:table-cell office:value-type="float" office:value="346" calcext:value-type="float">
              <text:p>346</text:p>
            </table:table-cell>
            <table:table-cell office:value-type="float" office:value="368" calcext:value-type="float">
              <text:p>368</text:p>
            </table:table-cell>
            <table:table-cell office:value-type="float" office:value="394" calcext:value-type="float">
              <text:p>394</text:p>
            </table:table-cell>
            <table:table-cell office:value-type="float" office:value="421" calcext:value-type="float">
              <text:p>421</text:p>
            </table:table-cell>
            <table:table-cell office:value-type="float" office:value="450" calcext:value-type="float">
              <text:p>450</text:p>
            </table:table-cell>
            <table:table-cell office:value-type="float" office:value="478" calcext:value-type="float">
              <text:p>478</text:p>
            </table:table-cell>
            <table:table-cell office:value-type="float" office:value="509" calcext:value-type="float">
              <text:p>509</text:p>
            </table:table-cell>
            <table:table-cell office:value-type="float" office:value="544" calcext:value-type="float">
              <text:p>544</text:p>
            </table:table-cell>
            <table:table-cell office:value-type="float" office:value="589" calcext:value-type="float">
              <text:p>589</text:p>
            </table:table-cell>
            <table:table-cell office:value-type="float" office:value="630" calcext:value-type="float">
              <text:p>630</text:p>
            </table:table-cell>
            <table:table-cell office:value-type="float" office:value="673" calcext:value-type="float">
              <text:p>673</text:p>
            </table:table-cell>
            <table:table-cell office:value-type="float" office:value="718" calcext:value-type="float">
              <text:p>718</text:p>
            </table:table-cell>
            <table:table-cell office:value-type="float" office:value="761" calcext:value-type="float">
              <text:p>761</text:p>
            </table:table-cell>
            <table:table-cell office:value-type="float" office:value="806" calcext:value-type="float">
              <text:p>806</text:p>
            </table:table-cell>
            <table:table-cell office:value-type="float" office:value="841" calcext:value-type="float">
              <text:p>841</text:p>
            </table:table-cell>
            <table:table-cell office:value-type="float" office:value="890" calcext:value-type="float">
              <text:p>890</text:p>
            </table:table-cell>
            <table:table-cell office:value-type="float" office:value="944" calcext:value-type="float">
              <text:p>944</text:p>
            </table:table-cell>
            <table:table-cell office:value-type="float" office:value="997" calcext:value-type="float">
              <text:p>997</text:p>
            </table:table-cell>
            <table:table-cell office:value-type="float" office:value="1054" calcext:value-type="float">
              <text:p>1054</text:p>
            </table:table-cell>
            <table:table-cell office:value-type="float" office:value="1113" calcext:value-type="float">
              <text:p>1113</text:p>
            </table:table-cell>
            <table:table-cell office:value-type="float" office:value="1188" calcext:value-type="float">
              <text:p>1188</text:p>
            </table:table-cell>
            <table:table-cell office:value-type="float" office:value="1275" calcext:value-type="float">
              <text:p>1275</text:p>
            </table:table-cell>
            <table:table-cell office:value-type="float" office:value="1356" calcext:value-type="float">
              <text:p>1356</text:p>
            </table:table-cell>
            <table:table-cell office:value-type="float" office:value="1448" calcext:value-type="float">
              <text:p>1448</text:p>
            </table:table-cell>
            <table:table-cell office:value-type="float" office:value="1541" calcext:value-type="float">
              <text:p>1541</text:p>
            </table:table-cell>
            <table:table-cell office:value-type="float" office:value="1637" calcext:value-type="float">
              <text:p>1637</text:p>
            </table:table-cell>
            <table:table-cell office:value-type="float" office:value="2264" calcext:value-type="float">
              <text:p>2264</text:p>
            </table:table-cell>
            <table:table-cell office:value-type="float" office:value="2283" calcext:value-type="float">
              <text:p>2283</text:p>
            </table:table-cell>
            <table:table-cell office:value-type="float" office:value="2475" calcext:value-type="float">
              <text:p>2475</text:p>
            </table:table-cell>
            <table:table-cell office:value-type="float" office:value="2648" calcext:value-type="float">
              <text:p>2648</text:p>
            </table:table-cell>
            <table:table-cell office:value-type="float" office:value="2870" calcext:value-type="float">
              <text:p>2870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Anhui</text:p>
              </table:table-cell>
              <table:table-cell office:value-type="string" calcext:value-type="string">
                <text:p>China</text:p>
              </table:table-cell>
              <table:table-cell office:value-type="float" office:value="31.8257" calcext:value-type="float">
                <text:p>31.8257</text:p>
              </table:table-cell>
              <table:table-cell office:value-type="float" office:value="117.2264" calcext:value-type="float">
                <text:p>117.2264</text:p>
              </table:table-cell>
              <table:table-cell table:number-columns-repeated="18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20" office:value-type="float" office:value="6" calcext:value-type="float">
                <text:p>6</text:p>
              </table:table-cell>
            </table:table-row>
            <table:table-row table:style-name="ro1" table:visibility="collapse">
              <table:table-cell office:value-type="string" calcext:value-type="string">
                <text:p>Beijing</text:p>
              </table:table-cell>
              <table:table-cell office:value-type="string" calcext:value-type="string">
                <text:p>China</text:p>
              </table:table-cell>
              <table:table-cell office:value-type="float" office:value="40.1824" calcext:value-type="float">
                <text:p>40.1824</text:p>
              </table:table-cell>
              <table:table-cell office:value-type="float" office:value="116.4142" calcext:value-type="float">
                <text:p>116.4142</text:p>
              </table:table-cell>
              <table:table-cell table:number-columns-repeated="5" office:value-type="float" office:value="0" calcext:value-type="float">
                <text:p>0</text:p>
              </table:table-cell>
              <table:table-cell table:number-columns-repeated="12" office:value-type="float" office:value="1" calcext:value-type="float">
                <text:p>1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table:number-columns-repeated="1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table:number-columns-repeated="57" office:value-type="float" office:value="8" calcext:value-type="float">
                <text:p>8</text:p>
              </table:table-cell>
              <table:table-cell table:number-columns-repeated="48" office:value-type="float" office:value="9" calcext:value-type="float">
                <text:p>9</text:p>
              </table:table-cell>
            </table:table-row>
            <table:table-row table:style-name="ro1" table:visibility="collapse">
              <table:table-cell office:value-type="string" calcext:value-type="string">
                <text:p>Chongqing</text:p>
              </table:table-cell>
              <table:table-cell office:value-type="string" calcext:value-type="string">
                <text:p>China</text:p>
              </table:table-cell>
              <table:table-cell office:value-type="float" office:value="30.0572" calcext:value-type="float">
                <text:p>30.0572</text:p>
              </table:table-cell>
              <table:table-cell office:value-type="float" office:value="107.874" calcext:value-type="float">
                <text:p>107.874</text:p>
              </table:table-cell>
              <table:table-cell table:number-columns-repeated="10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9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6" office:value-type="float" office:value="5" calcext:value-type="float">
                <text:p>5</text:p>
              </table:table-cell>
              <table:table-cell table:number-columns-repeated="114" office:value-type="float" office:value="6" calcext:value-type="float">
                <text:p>6</text:p>
              </table:table-cell>
            </table:table-row>
            <table:table-row table:style-name="ro1" table:visibility="collapse">
              <table:table-cell office:value-type="string" calcext:value-type="string">
                <text:p>Fujian</text:p>
              </table:table-cell>
              <table:table-cell office:value-type="string" calcext:value-type="string">
                <text:p>China</text:p>
              </table:table-cell>
              <table:table-cell office:value-type="float" office:value="26.0789" calcext:value-type="float">
                <text:p>26.0789</text:p>
              </table:table-cell>
              <table:table-cell office:value-type="float" office:value="117.9874" calcext:value-type="float">
                <text:p>117.9874</text:p>
              </table:table-cell>
              <table:table-cell table:number-columns-repeated="29" office:value-type="float" office:value="0" calcext:value-type="float">
                <text:p>0</text:p>
              </table:table-cell>
              <table:table-cell table:number-columns-repeated="114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Gansu</text:p>
              </table:table-cell>
              <table:table-cell office:value-type="string" calcext:value-type="string">
                <text:p>China</text:p>
              </table:table-cell>
              <table:table-cell office:value-type="float" office:value="37.8099" calcext:value-type="float">
                <text:p>37.8099</text:p>
              </table:table-cell>
              <table:table-cell office:value-type="float" office:value="101.0583" calcext:value-type="float">
                <text:p>101.0583</text:p>
              </table:table-cell>
              <table:table-cell table:number-columns-repeated="17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125" office:value-type="float" office:value="2" calcext:value-type="float">
                <text:p>2</text:p>
              </table:table-cell>
            </table:table-row>
            <table:table-row table:style-name="ro1" table:visibility="collapse">
              <table:table-cell office:value-type="string" calcext:value-type="string">
                <text:p>Guangdong</text:p>
              </table:table-cell>
              <table:table-cell office:value-type="string" calcext:value-type="string">
                <text:p>China</text:p>
              </table:table-cell>
              <table:table-cell office:value-type="float" office:value="23.3417" calcext:value-type="float">
                <text:p>23.3417</text:p>
              </table:table-cell>
              <table:table-cell office:value-type="float" office:value="113.4244" calcext:value-type="float">
                <text:p>113.4244</text:p>
              </table:table-cell>
              <table:table-cell table:number-columns-repeated="16" office:value-type="float" office:value="0" calcext:value-type="float">
                <text:p>0</text:p>
              </table:table-cell>
              <table:table-cell table:number-columns-repeated="6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4"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13" office:value-type="float" office:value="7" calcext:value-type="float">
                <text:p>7</text:p>
              </table:table-cell>
              <table:table-cell table:number-columns-repeated="96" office:value-type="float" office:value="8" calcext:value-type="float">
                <text:p>8</text:p>
              </table:table-cell>
            </table:table-row>
            <table:table-row table:style-name="ro1" table:visibility="collapse">
              <table:table-cell office:value-type="string" calcext:value-type="string">
                <text:p>Guangxi</text:p>
              </table:table-cell>
              <table:table-cell office:value-type="string" calcext:value-type="string">
                <text:p>China</text:p>
              </table:table-cell>
              <table:table-cell office:value-type="float" office:value="23.8298" calcext:value-type="float">
                <text:p>23.8298</text:p>
              </table:table-cell>
              <table:table-cell office:value-type="float" office:value="108.7881" calcext:value-type="float">
                <text:p>108.7881</text:p>
              </table:table-cell>
              <table:table-cell table:number-columns-repeated="18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121" office:value-type="float" office:value="2" calcext:value-type="float">
                <text:p>2</text:p>
              </table:table-cell>
            </table:table-row>
            <table:table-row table:style-name="ro1" table:visibility="collapse">
              <table:table-cell office:value-type="string" calcext:value-type="string">
                <text:p>Guizhou</text:p>
              </table:table-cell>
              <table:table-cell office:value-type="string" calcext:value-type="string">
                <text:p>China</text:p>
              </table:table-cell>
              <table:table-cell office:value-type="float" office:value="26.8154" calcext:value-type="float">
                <text:p>26.8154</text:p>
              </table:table-cell>
              <table:table-cell office:value-type="float" office:value="106.8748" calcext:value-type="float">
                <text:p>106.8748</text:p>
              </table:table-cell>
              <table:table-cell table:number-columns-repeated="14" office:value-type="float" office:value="0" calcext:value-type="float">
                <text:p>0</text:p>
              </table:table-cell>
              <table:table-cell table:number-columns-repeated="13" office:value-type="float" office:value="1" calcext:value-type="float">
                <text:p>1</text:p>
              </table:table-cell>
              <table:table-cell table:number-columns-repeated="116" office:value-type="float" office:value="2" calcext:value-type="float">
                <text:p>2</text:p>
              </table:table-cell>
            </table:table-row>
            <table:table-row table:style-name="ro1" table:visibility="collapse">
              <table:table-cell office:value-type="string" calcext:value-type="string">
                <text:p>Hainan</text:p>
              </table:table-cell>
              <table:table-cell office:value-type="string" calcext:value-type="string">
                <text:p>China</text:p>
              </table:table-cell>
              <table:table-cell office:value-type="float" office:value="19.1959" calcext:value-type="float">
                <text:p>19.1959</text:p>
              </table:table-cell>
              <table:table-cell office:value-type="float" office:value="109.7453" calcext:value-type="float">
                <text:p>109.7453</text:p>
              </table:table-cell>
              <table:table-cell table:number-columns-repeated="5" office:value-type="float" office:value="0" calcext:value-type="float">
                <text:p>0</text:p>
              </table:table-cell>
              <table:table-cell table:number-columns-repeated="11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11" office:value-type="float" office:value="4" calcext:value-type="float">
                <text:p>4</text:p>
              </table:table-cell>
              <table:table-cell table:number-columns-repeated="11" office:value-type="float" office:value="5" calcext:value-type="float">
                <text:p>5</text:p>
              </table:table-cell>
              <table:table-cell table:number-columns-repeated="100" office:value-type="float" office:value="6" calcext:value-type="float">
                <text:p>6</text:p>
              </table:table-cell>
            </table:table-row>
            <table:table-row table:style-name="ro1" table:visibility="collapse">
              <table:table-cell office:value-type="string" calcext:value-type="string">
                <text:p>Hebei</text:p>
              </table:table-cell>
              <table:table-cell office:value-type="string" calcext:value-type="string">
                <text:p>China</text:p>
              </table:table-cell>
              <table:table-cell office:value-type="float" office:value="39.549" calcext:value-type="float">
                <text:p>39.549</text:p>
              </table:table-cell>
              <table:table-cell office:value-type="float" office:value="116.1306" calcext:value-type="float">
                <text:p>116.1306</text:p>
              </table:table-cell>
              <table:table-cell office:value-type="float" office:value="0" calcext:value-type="float">
                <text:p>0</text:p>
              </table:table-cell>
              <table:table-cell table:number-columns-repeated="17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5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112" office:value-type="float" office:value="6" calcext:value-type="float">
                <text:p>6</text:p>
              </table:table-cell>
            </table:table-row>
            <table:table-row table:style-name="ro1" table:visibility="collapse">
              <table:table-cell office:value-type="string" calcext:value-type="string">
                <text:p>Heilongjiang</text:p>
              </table:table-cell>
              <table:table-cell office:value-type="string" calcext:value-type="string">
                <text:p>China</text:p>
              </table:table-cell>
              <table:table-cell office:value-type="float" office:value="47.862" calcext:value-type="float">
                <text:p>47.862</text:p>
              </table:table-cell>
              <table:table-cell office:value-type="float" office:value="127.7615" calcext:value-type="float">
                <text:p>127.7615</text:p>
              </table:table-cell>
              <table:table-cell table:number-columns-repeated="2" office:value-type="float" office:value="0" calcext:value-type="float">
                <text:p>0</text:p>
              </table:table-cell>
              <table:table-cell table:number-columns-repeated="6" office:value-type="float" office:value="1" calcext:value-type="float">
                <text:p>1</text:p>
              </table:table-cell>
              <table:table-cell table:number-columns-repeated="7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5" office:value-type="float" office:value="11" calcext:value-type="float">
                <text:p>11</text:p>
              </table:table-cell>
              <table:table-cell table:number-columns-repeated="8" office:value-type="float" office:value="12" calcext:value-type="float">
                <text:p>12</text:p>
              </table:table-cell>
              <table:table-cell table:number-columns-repeated="107" office:value-type="float" office:value="13" calcext:value-type="float">
                <text:p>13</text:p>
              </table:table-cell>
            </table:table-row>
            <table:table-row table:style-name="ro1" table:visibility="collapse">
              <table:table-cell office:value-type="string" calcext:value-type="string">
                <text:p>Henan</text:p>
              </table:table-cell>
              <table:table-cell office:value-type="string" calcext:value-type="string">
                <text:p>China</text:p>
              </table:table-cell>
              <table:table-cell office:value-type="float" office:value="33.882" calcext:value-type="float">
                <text:p>33.882</text:p>
              </table:table-cell>
              <table:table-cell office:value-type="float" office:value="113.614" calcext:value-type="float">
                <text:p>113.614</text:p>
              </table:table-cell>
              <table:table-cell table:number-columns-repeated="4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9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9" office:value-type="float" office:value="19" calcext:value-type="float">
                <text:p>19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table:number-columns-repeated="104" office:value-type="float" office:value="22" calcext:value-type="float">
                <text:p>22</text:p>
              </table:table-cell>
            </table:table-row>
            <table:table-row table:style-name="ro1" table:visibility="collapse">
              <table:table-cell office:value-type="string" calcext:value-type="string">
                <text:p>Hong Kong</text:p>
              </table:table-cell>
              <table:table-cell office:value-type="string" calcext:value-type="string">
                <text:p>China</text:p>
              </table:table-cell>
              <table:table-cell office:value-type="float" office:value="22.3" calcext:value-type="float">
                <text:p>22.3</text:p>
              </table:table-cell>
              <table:table-cell office:value-type="float" office:value="114.2" calcext:value-type="float">
                <text:p>114.2</text:p>
              </table:table-cell>
              <table:table-cell table:number-columns-repeated="13" office:value-type="float" office:value="0" calcext:value-type="float">
                <text:p>0</text:p>
              </table:table-cell>
              <table:table-cell table:number-columns-repeated="15" office:value-type="float" office:value="1" calcext:value-type="float">
                <text:p>1</text:p>
              </table:table-cell>
              <table:table-cell table:number-columns-repeated="18" office:value-type="float" office:value="2" calcext:value-type="float">
                <text:p>2</text:p>
              </table:table-cell>
              <table:table-cell table:number-columns-repeated="5" office:value-type="float" office:value="3" calcext:value-type="float">
                <text:p>3</text:p>
              </table:table-cell>
              <table:table-cell table:number-columns-repeated="92" office:value-type="float" office:value="4" calcext:value-type="float">
                <text:p>4</text:p>
              </table:table-cell>
            </table:table-row>
            <table:table-row table:style-name="ro1" table:visibility="collapse">
              <table:table-cell office:value-type="string" calcext:value-type="string">
                <text:p>Hubei</text:p>
              </table:table-cell>
              <table:table-cell office:value-type="string" calcext:value-type="string">
                <text:p>China</text:p>
              </table:table-cell>
              <table:table-cell office:value-type="float" office:value="30.9756" calcext:value-type="float">
                <text:p>30.9756</text:p>
              </table:table-cell>
              <table:table-cell office:value-type="float" office:value="112.2707" calcext:value-type="float">
                <text:p>112.2707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76" calcext:value-type="float">
                <text:p>76</text:p>
              </table:table-cell>
              <table:table-cell table:number-columns-repeated="2" office:value-type="float" office:value="125" calcext:value-type="float">
                <text:p>125</text:p>
              </table:table-cell>
              <table:table-cell office:value-type="float" office:value="162" calcext:value-type="float">
                <text:p>162</text:p>
              </table:table-cell>
              <table:table-cell office:value-type="float" office:value="204" calcext:value-type="float">
                <text:p>204</text:p>
              </table:table-cell>
              <table:table-cell office:value-type="float" office:value="249" calcext:value-type="float">
                <text:p>249</text:p>
              </table:table-cell>
              <table:table-cell office:value-type="float" office:value="350" calcext:value-type="float">
                <text:p>350</text:p>
              </table:table-cell>
              <table:table-cell office:value-type="float" office:value="414" calcext:value-type="float">
                <text:p>414</text:p>
              </table:table-cell>
              <table:table-cell office:value-type="float" office:value="479" calcext:value-type="float">
                <text:p>479</text:p>
              </table:table-cell>
              <table:table-cell office:value-type="float" office:value="549" calcext:value-type="float">
                <text:p>549</text:p>
              </table:table-cell>
              <table:table-cell office:value-type="float" office:value="618" calcext:value-type="float">
                <text:p>618</text:p>
              </table:table-cell>
              <table:table-cell office:value-type="float" office:value="699" calcext:value-type="float">
                <text:p>699</text:p>
              </table:table-cell>
              <table:table-cell office:value-type="float" office:value="780" calcext:value-type="float">
                <text:p>780</text:p>
              </table:table-cell>
              <table:table-cell office:value-type="float" office:value="871" calcext:value-type="float">
                <text:p>871</text:p>
              </table:table-cell>
              <table:table-cell office:value-type="float" office:value="974" calcext:value-type="float">
                <text:p>974</text:p>
              </table:table-cell>
              <table:table-cell table:number-columns-repeated="2" office:value-type="float" office:value="1068" calcext:value-type="float">
                <text:p>1068</text:p>
              </table:table-cell>
              <table:table-cell office:value-type="float" office:value="1310" calcext:value-type="float">
                <text:p>1310</text:p>
              </table:table-cell>
              <table:table-cell office:value-type="float" office:value="1457" calcext:value-type="float">
                <text:p>1457</text:p>
              </table:table-cell>
              <table:table-cell office:value-type="float" office:value="1596" calcext:value-type="float">
                <text:p>1596</text:p>
              </table:table-cell>
              <table:table-cell office:value-type="float" office:value="1696" calcext:value-type="float">
                <text:p>1696</text:p>
              </table:table-cell>
              <table:table-cell office:value-type="float" office:value="1789" calcext:value-type="float">
                <text:p>1789</text:p>
              </table:table-cell>
              <table:table-cell office:value-type="float" office:value="1921" calcext:value-type="float">
                <text:p>1921</text:p>
              </table:table-cell>
              <table:table-cell office:value-type="float" office:value="2029" calcext:value-type="float">
                <text:p>2029</text:p>
              </table:table-cell>
              <table:table-cell table:number-columns-repeated="2" office:value-type="float" office:value="2144" calcext:value-type="float">
                <text:p>2144</text:p>
              </table:table-cell>
              <table:table-cell table:number-columns-repeated="2" office:value-type="float" office:value="2346" calcext:value-type="float">
                <text:p>2346</text:p>
              </table:table-cell>
              <table:table-cell office:value-type="float" office:value="2495" calcext:value-type="float">
                <text:p>2495</text:p>
              </table:table-cell>
              <table:table-cell office:value-type="float" office:value="2563" calcext:value-type="float">
                <text:p>2563</text:p>
              </table:table-cell>
              <table:table-cell office:value-type="float" office:value="2615" calcext:value-type="float">
                <text:p>2615</text:p>
              </table:table-cell>
              <table:table-cell office:value-type="float" office:value="2641" calcext:value-type="float">
                <text:p>2641</text:p>
              </table:table-cell>
              <table:table-cell office:value-type="float" office:value="2682" calcext:value-type="float">
                <text:p>2682</text:p>
              </table:table-cell>
              <table:table-cell office:value-type="float" office:value="2727" calcext:value-type="float">
                <text:p>2727</text:p>
              </table:table-cell>
              <table:table-cell office:value-type="float" office:value="2761" calcext:value-type="float">
                <text:p>2761</text:p>
              </table:table-cell>
              <table:table-cell office:value-type="float" office:value="2803" calcext:value-type="float">
                <text:p>2803</text:p>
              </table:table-cell>
              <table:table-cell office:value-type="float" office:value="2835" calcext:value-type="float">
                <text:p>2835</text:p>
              </table:table-cell>
              <table:table-cell office:value-type="float" office:value="2871" calcext:value-type="float">
                <text:p>2871</text:p>
              </table:table-cell>
              <table:table-cell office:value-type="float" office:value="2902" calcext:value-type="float">
                <text:p>2902</text:p>
              </table:table-cell>
              <table:table-cell office:value-type="float" office:value="2931" calcext:value-type="float">
                <text:p>2931</text:p>
              </table:table-cell>
              <table:table-cell office:value-type="float" office:value="2959" calcext:value-type="float">
                <text:p>2959</text:p>
              </table:table-cell>
              <table:table-cell office:value-type="float" office:value="2986" calcext:value-type="float">
                <text:p>2986</text:p>
              </table:table-cell>
              <table:table-cell office:value-type="float" office:value="3008" calcext:value-type="float">
                <text:p>3008</text:p>
              </table:table-cell>
              <table:table-cell office:value-type="float" office:value="3024" calcext:value-type="float">
                <text:p>3024</text:p>
              </table:table-cell>
              <table:table-cell office:value-type="float" office:value="3046" calcext:value-type="float">
                <text:p>3046</text:p>
              </table:table-cell>
              <table:table-cell office:value-type="float" office:value="3056" calcext:value-type="float">
                <text:p>3056</text:p>
              </table:table-cell>
              <table:table-cell office:value-type="float" office:value="3062" calcext:value-type="float">
                <text:p>3062</text:p>
              </table:table-cell>
              <table:table-cell office:value-type="float" office:value="3075" calcext:value-type="float">
                <text:p>3075</text:p>
              </table:table-cell>
              <table:table-cell office:value-type="float" office:value="3085" calcext:value-type="float">
                <text:p>3085</text:p>
              </table:table-cell>
              <table:table-cell office:value-type="float" office:value="3099" calcext:value-type="float">
                <text:p>3099</text:p>
              </table:table-cell>
              <table:table-cell office:value-type="float" office:value="3111" calcext:value-type="float">
                <text:p>3111</text:p>
              </table:table-cell>
              <table:table-cell office:value-type="float" office:value="3122" calcext:value-type="float">
                <text:p>3122</text:p>
              </table:table-cell>
              <table:table-cell office:value-type="float" office:value="3130" calcext:value-type="float">
                <text:p>3130</text:p>
              </table:table-cell>
              <table:table-cell office:value-type="float" office:value="3133" calcext:value-type="float">
                <text:p>3133</text:p>
              </table:table-cell>
              <table:table-cell office:value-type="float" office:value="3139" calcext:value-type="float">
                <text:p>3139</text:p>
              </table:table-cell>
              <table:table-cell table:number-columns-repeated="2" office:value-type="float" office:value="3153" calcext:value-type="float">
                <text:p>3153</text:p>
              </table:table-cell>
              <table:table-cell office:value-type="float" office:value="3160" calcext:value-type="float">
                <text:p>3160</text:p>
              </table:table-cell>
              <table:table-cell office:value-type="float" office:value="3163" calcext:value-type="float">
                <text:p>3163</text:p>
              </table:table-cell>
              <table:table-cell office:value-type="float" office:value="3169" calcext:value-type="float">
                <text:p>3169</text:p>
              </table:table-cell>
              <table:table-cell office:value-type="float" office:value="3174" calcext:value-type="float">
                <text:p>3174</text:p>
              </table:table-cell>
              <table:table-cell office:value-type="float" office:value="3177" calcext:value-type="float">
                <text:p>3177</text:p>
              </table:table-cell>
              <table:table-cell office:value-type="float" office:value="3182" calcext:value-type="float">
                <text:p>3182</text:p>
              </table:table-cell>
              <table:table-cell office:value-type="float" office:value="3186" calcext:value-type="float">
                <text:p>3186</text:p>
              </table:table-cell>
              <table:table-cell office:value-type="float" office:value="3187" calcext:value-type="float">
                <text:p>3187</text:p>
              </table:table-cell>
              <table:table-cell office:value-type="float" office:value="3193" calcext:value-type="float">
                <text:p>3193</text:p>
              </table:table-cell>
              <table:table-cell office:value-type="float" office:value="3199" calcext:value-type="float">
                <text:p>3199</text:p>
              </table:table-cell>
              <table:table-cell office:value-type="float" office:value="3203" calcext:value-type="float">
                <text:p>3203</text:p>
              </table:table-cell>
              <table:table-cell office:value-type="float" office:value="3207" calcext:value-type="float">
                <text:p>3207</text:p>
              </table:table-cell>
              <table:table-cell office:value-type="float" office:value="3210" calcext:value-type="float">
                <text:p>3210</text:p>
              </table:table-cell>
              <table:table-cell table:number-columns-repeated="2" office:value-type="float" office:value="3212" calcext:value-type="float">
                <text:p>3212</text:p>
              </table:table-cell>
              <table:table-cell office:value-type="float" office:value="3213" calcext:value-type="float">
                <text:p>3213</text:p>
              </table:table-cell>
              <table:table-cell office:value-type="float" office:value="3215" calcext:value-type="float">
                <text:p>3215</text:p>
              </table:table-cell>
              <table:table-cell office:value-type="float" office:value="3216" calcext:value-type="float">
                <text:p>3216</text:p>
              </table:table-cell>
              <table:table-cell table:number-columns-repeated="2" office:value-type="float" office:value="3219" calcext:value-type="float">
                <text:p>3219</text:p>
              </table:table-cell>
              <table:table-cell table:number-columns-repeated="2" office:value-type="float" office:value="3221" calcext:value-type="float">
                <text:p>3221</text:p>
              </table:table-cell>
              <table:table-cell table:number-columns-repeated="2" office:value-type="float" office:value="3222" calcext:value-type="float">
                <text:p>3222</text:p>
              </table:table-cell>
              <table:table-cell table:number-columns-repeated="57" office:value-type="float" office:value="4512" calcext:value-type="float">
                <text:p>4512</text:p>
              </table:table-cell>
            </table:table-row>
            <table:table-row table:style-name="ro1" table:visibility="collapse">
              <table:table-cell office:value-type="string" calcext:value-type="string">
                <text:p>Hunan</text:p>
              </table:table-cell>
              <table:table-cell office:value-type="string" calcext:value-type="string">
                <text:p>China</text:p>
              </table:table-cell>
              <table:table-cell office:value-type="float" office:value="27.6104" calcext:value-type="float">
                <text:p>27.6104</text:p>
              </table:table-cell>
              <table:table-cell office:value-type="float" office:value="111.7088" calcext:value-type="float">
                <text:p>111.7088</text:p>
              </table:table-cell>
              <table:table-cell table:number-columns-repeated="17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116" office:value-type="float" office:value="4" calcext:value-type="float">
                <text:p>4</text:p>
              </table:table-cell>
            </table:table-row>
            <table:table-row table:style-name="ro1" table:visibility="collapse">
              <table:table-cell office:value-type="string" calcext:value-type="string">
                <text:p>Inner Mongolia</text:p>
              </table:table-cell>
              <table:table-cell office:value-type="string" calcext:value-type="string">
                <text:p>China</text:p>
              </table:table-cell>
              <table:table-cell office:value-type="float" office:value="44.0935" calcext:value-type="float">
                <text:p>44.0935</text:p>
              </table:table-cell>
              <table:table-cell office:value-type="float" office:value="113.9448" calcext:value-type="float">
                <text:p>113.9448</text:p>
              </table:table-cell>
              <table:table-cell table:number-columns-repeated="41" office:value-type="float" office:value="0" calcext:value-type="float">
                <text:p>0</text:p>
              </table:table-cell>
              <table:table-cell table:number-columns-repeated="102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Jiangsu</text:p>
              </table:table-cell>
              <table:table-cell office:value-type="string" calcext:value-type="string">
                <text:p>China</text:p>
              </table:table-cell>
              <table:table-cell office:value-type="float" office:value="32.9711" calcext:value-type="float">
                <text:p>32.9711</text:p>
              </table:table-cell>
              <table:table-cell office:value-type="float" office:value="119.455" calcext:value-type="float">
                <text:p>119.455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Jiangxi</text:p>
              </table:table-cell>
              <table:table-cell office:value-type="string" calcext:value-type="string">
                <text:p>China</text:p>
              </table:table-cell>
              <table:table-cell office:value-type="float" office:value="27.614" calcext:value-type="float">
                <text:p>27.614</text:p>
              </table:table-cell>
              <table:table-cell office:value-type="float" office:value="115.7221" calcext:value-type="float">
                <text:p>115.7221</text:p>
              </table:table-cell>
              <table:table-cell table:number-columns-repeated="19" office:value-type="float" office:value="0" calcext:value-type="float">
                <text:p>0</text:p>
              </table:table-cell>
              <table:table-cell table:number-columns-repeated="124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Jilin</text:p>
              </table:table-cell>
              <table:table-cell office:value-type="string" calcext:value-type="string">
                <text:p>China</text:p>
              </table:table-cell>
              <table:table-cell office:value-type="float" office:value="43.6661" calcext:value-type="float">
                <text:p>43.6661</text:p>
              </table:table-cell>
              <table:table-cell office:value-type="float" office:value="126.1923" calcext:value-type="float">
                <text:p>126.1923</text:p>
              </table:table-cell>
              <table:table-cell table:number-columns-repeated="16" office:value-type="float" office:value="0" calcext:value-type="float">
                <text:p>0</text:p>
              </table:table-cell>
              <table:table-cell table:number-columns-repeated="99" office:value-type="float" office:value="1" calcext:value-type="float">
                <text:p>1</text:p>
              </table:table-cell>
              <table:table-cell table:number-columns-repeated="28" office:value-type="float" office:value="2" calcext:value-type="float">
                <text:p>2</text:p>
              </table:table-cell>
            </table:table-row>
            <table:table-row table:style-name="ro1" table:visibility="collapse">
              <table:table-cell office:value-type="string" calcext:value-type="string">
                <text:p>Liaoning</text:p>
              </table:table-cell>
              <table:table-cell office:value-type="string" calcext:value-type="string">
                <text:p>China</text:p>
              </table:table-cell>
              <table:table-cell office:value-type="float" office:value="41.2956" calcext:value-type="float">
                <text:p>41.2956</text:p>
              </table:table-cell>
              <table:table-cell office:value-type="float" office:value="122.6085" calcext:value-type="float">
                <text:p>122.6085</text:p>
              </table:table-cell>
              <table:table-cell table:number-columns-repeated="21" office:value-type="float" office:value="0" calcext:value-type="float">
                <text:p>0</text:p>
              </table:table-cell>
              <table:table-cell table:number-columns-repeated="37" office:value-type="float" office:value="1" calcext:value-type="float">
                <text:p>1</text:p>
              </table:table-cell>
              <table:table-cell table:number-columns-repeated="85" office:value-type="float" office:value="2" calcext:value-type="float">
                <text:p>2</text:p>
              </table:table-cell>
            </table:table-row>
            <table:table-row table:style-name="ro1" table:visibility="collapse">
              <table:table-cell office:value-type="string" calcext:value-type="string">
                <text:p>Macau</text:p>
              </table:table-cell>
              <table:table-cell office:value-type="string" calcext:value-type="string">
                <text:p>China</text:p>
              </table:table-cell>
              <table:table-cell office:value-type="float" office:value="22.1667" calcext:value-type="float">
                <text:p>22.1667</text:p>
              </table:table-cell>
              <table:table-cell office:value-type="float" office:value="113.55" calcext:value-type="float">
                <text:p>113.55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Ningxia</text:p>
              </table:table-cell>
              <table:table-cell office:value-type="string" calcext:value-type="string">
                <text:p>China</text:p>
              </table:table-cell>
              <table:table-cell office:value-type="float" office:value="37.2692" calcext:value-type="float">
                <text:p>37.2692</text:p>
              </table:table-cell>
              <table:table-cell office:value-type="float" office:value="106.1655" calcext:value-type="float">
                <text:p>106.1655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Qinghai</text:p>
              </table:table-cell>
              <table:table-cell office:value-type="string" calcext:value-type="string">
                <text:p>China</text:p>
              </table:table-cell>
              <table:table-cell office:value-type="float" office:value="35.7452" calcext:value-type="float">
                <text:p>35.7452</text:p>
              </table:table-cell>
              <table:table-cell office:value-type="float" office:value="95.9956" calcext:value-type="float">
                <text:p>95.9956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Shaanxi</text:p>
              </table:table-cell>
              <table:table-cell office:value-type="string" calcext:value-type="string">
                <text:p>China</text:p>
              </table:table-cell>
              <table:table-cell office:value-type="float" office:value="35.1917" calcext:value-type="float">
                <text:p>35.1917</text:p>
              </table:table-cell>
              <table:table-cell office:value-type="float" office:value="108.8701" calcext:value-type="float">
                <text:p>108.8701</text:p>
              </table:table-cell>
              <table:table-cell table:number-columns-repeated="29" office:value-type="float" office:value="0" calcext:value-type="float">
                <text:p>0</text:p>
              </table:table-cell>
              <table:table-cell table:number-columns-repeated="21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table:number-columns-repeated="88"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Shandong</text:p>
              </table:table-cell>
              <table:table-cell office:value-type="string" calcext:value-type="string">
                <text:p>China</text:p>
              </table:table-cell>
              <table:table-cell office:value-type="float" office:value="36.3427" calcext:value-type="float">
                <text:p>36.3427</text:p>
              </table:table-cell>
              <table:table-cell office:value-type="float" office:value="118.1498" calcext:value-type="float">
                <text:p>118.1498</text:p>
              </table:table-cell>
              <table:table-cell table:number-columns-repeated="18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6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7" office:value-type="float" office:value="6" calcext:value-type="float">
                <text:p>6</text:p>
              </table:table-cell>
              <table:table-cell table:number-columns-repeated="92" office:value-type="float" office:value="7" calcext:value-type="float">
                <text:p>7</text:p>
              </table:table-cell>
            </table:table-row>
            <table:table-row table:style-name="ro1" table:visibility="collapse">
              <table:table-cell office:value-type="string" calcext:value-type="string">
                <text:p>Shanghai</text:p>
              </table:table-cell>
              <table:table-cell office:value-type="string" calcext:value-type="string">
                <text:p>China</text:p>
              </table:table-cell>
              <table:table-cell office:value-type="float" office:value="31.202" calcext:value-type="float">
                <text:p>31.202</text:p>
              </table:table-cell>
              <table:table-cell office:value-type="float" office:value="121.4491" calcext:value-type="float">
                <text:p>121.4491</text:p>
              </table:table-cell>
              <table:table-cell table:number-columns-repeated="4" office:value-type="float" office:value="0" calcext:value-type="float">
                <text:p>0</text:p>
              </table:table-cell>
              <table:table-cell table:number-columns-repeated="24" office:value-type="float" office:value="1" calcext:value-type="float">
                <text:p>1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29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7" office:value-type="float" office:value="5" calcext:value-type="float">
                <text:p>5</text:p>
              </table:table-cell>
              <table:table-cell table:number-columns-repeated="7" office:value-type="float" office:value="6" calcext:value-type="float">
                <text:p>6</text:p>
              </table:table-cell>
              <table:table-cell table:number-columns-repeated="66" office:value-type="float" office:value="7" calcext:value-type="float">
                <text:p>7</text:p>
              </table:table-cell>
            </table:table-row>
            <table:table-row table:style-name="ro1" table:visibility="collapse">
              <table:table-cell office:value-type="string" calcext:value-type="string">
                <text:p>Shanxi</text:p>
              </table:table-cell>
              <table:table-cell office:value-type="string" calcext:value-type="string">
                <text:p>China</text:p>
              </table:table-cell>
              <table:table-cell office:value-type="float" office:value="37.5777" calcext:value-type="float">
                <text:p>37.5777</text:p>
              </table:table-cell>
              <table:table-cell office:value-type="float" office:value="112.2922" calcext:value-type="float">
                <text:p>112.2922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Sichuan</text:p>
              </table:table-cell>
              <table:table-cell office:value-type="string" calcext:value-type="string">
                <text:p>China</text:p>
              </table:table-cell>
              <table:table-cell office:value-type="float" office:value="30.6171" calcext:value-type="float">
                <text:p>30.6171</text:p>
              </table:table-cell>
              <table:table-cell office:value-type="float" office:value="102.7103" calcext:value-type="float">
                <text:p>102.7103</text:p>
              </table:table-cell>
              <table:table-cell table:number-columns-repeated="7" office:value-type="float" office:value="0" calcext:value-type="float">
                <text:p>0</text:p>
              </table:table-cell>
              <table:table-cell table:number-columns-repeated="18" office:value-type="float" office:value="1" calcext:value-type="float">
                <text:p>1</text:p>
              </table:table-cell>
              <table:table-cell table:number-columns-repeated="118"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Tianjin</text:p>
              </table:table-cell>
              <table:table-cell office:value-type="string" calcext:value-type="string">
                <text:p>China</text:p>
              </table:table-cell>
              <table:table-cell office:value-type="float" office:value="39.3054" calcext:value-type="float">
                <text:p>39.3054</text:p>
              </table:table-cell>
              <table:table-cell office:value-type="float" office:value="117.323" calcext:value-type="float">
                <text:p>117.323</text:p>
              </table:table-cell>
              <table:table-cell table:number-columns-repeated="14" office:value-type="float" office:value="0" calcext:value-type="float">
                <text:p>0</text:p>
              </table:table-cell>
              <table:table-cell table:number-columns-repeated="6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121"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Tibet</text:p>
              </table:table-cell>
              <table:table-cell office:value-type="string" calcext:value-type="string">
                <text:p>China</text:p>
              </table:table-cell>
              <table:table-cell office:value-type="float" office:value="31.6927" calcext:value-type="float">
                <text:p>31.6927</text:p>
              </table:table-cell>
              <table:table-cell office:value-type="float" office:value="88.0924" calcext:value-type="float">
                <text:p>88.0924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Xinjiang</text:p>
              </table:table-cell>
              <table:table-cell office:value-type="string" calcext:value-type="string">
                <text:p>China</text:p>
              </table:table-cell>
              <table:table-cell office:value-type="float" office:value="41.1129" calcext:value-type="float">
                <text:p>41.1129</text:p>
              </table:table-cell>
              <table:table-cell office:value-type="float" office:value="85.2401" calcext:value-type="float">
                <text:p>85.2401</text:p>
              </table:table-cell>
              <table:table-cell table:number-columns-repeated="22" office:value-type="float" office:value="0" calcext:value-type="float">
                <text:p>0</text:p>
              </table:table-cell>
              <table:table-cell table:number-columns-repeated="9" office:value-type="float" office:value="1" calcext:value-type="float">
                <text:p>1</text:p>
              </table:table-cell>
              <table:table-cell table:number-columns-repeated="6" office:value-type="float" office:value="2" calcext:value-type="float">
                <text:p>2</text:p>
              </table:table-cell>
              <table:table-cell table:number-columns-repeated="106"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Yunnan</text:p>
              </table:table-cell>
              <table:table-cell office:value-type="string" calcext:value-type="string">
                <text:p>China</text:p>
              </table:table-cell>
              <table:table-cell office:value-type="float" office:value="24.974" calcext:value-type="float">
                <text:p>24.974</text:p>
              </table:table-cell>
              <table:table-cell office:value-type="float" office:value="101.487" calcext:value-type="float">
                <text:p>101.487</text:p>
              </table:table-cell>
              <table:table-cell table:number-columns-repeated="28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114" office:value-type="float" office:value="2" calcext:value-type="float">
                <text:p>2</text:p>
              </table:table-cell>
            </table:table-row>
            <table:table-row table:style-name="ro1" table:visibility="collapse">
              <table:table-cell office:value-type="string" calcext:value-type="string">
                <text:p>Zhejiang</text:p>
              </table:table-cell>
              <table:table-cell office:value-type="string" calcext:value-type="string">
                <text:p>China</text:p>
              </table:table-cell>
              <table:table-cell office:value-type="float" office:value="29.1832" calcext:value-type="float">
                <text:p>29.1832</text:p>
              </table:table-cell>
              <table:table-cell office:value-type="float" office:value="120.0934" calcext:value-type="float">
                <text:p>120.0934</text:p>
              </table:table-cell>
              <table:table-cell table:number-columns-repeated="29" office:value-type="float" office:value="0" calcext:value-type="float">
                <text:p>0</text:p>
              </table:table-cell>
              <table:table-cell table:number-columns-repeated="114" office:value-type="float" office:value="1" calcext:value-type="float">
                <text:p>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hina Result</text:p>
            </table:table-cell>
            <table:table-cell table:number-columns-repeated="2"/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71" calcext:value-type="float">
              <text:p>171</text:p>
            </table:table-cell>
            <table:table-cell office:value-type="float" office:value="213" calcext:value-type="float">
              <text:p>213</text:p>
            </table:table-cell>
            <table:table-cell office:value-type="float" office:value="259" calcext:value-type="float">
              <text:p>259</text:p>
            </table:table-cell>
            <table:table-cell office:value-type="float" office:value="361" calcext:value-type="float">
              <text:p>361</text:p>
            </table:table-cell>
            <table:table-cell office:value-type="float" office:value="425" calcext:value-type="float">
              <text:p>425</text:p>
            </table:table-cell>
            <table:table-cell office:value-type="float" office:value="491" calcext:value-type="float">
              <text:p>491</text:p>
            </table:table-cell>
            <table:table-cell office:value-type="float" office:value="563" calcext:value-type="float">
              <text:p>563</text:p>
            </table:table-cell>
            <table:table-cell office:value-type="float" office:value="633" calcext:value-type="float">
              <text:p>633</text:p>
            </table:table-cell>
            <table:table-cell office:value-type="float" office:value="718" calcext:value-type="float">
              <text:p>718</text:p>
            </table:table-cell>
            <table:table-cell office:value-type="float" office:value="805" calcext:value-type="float">
              <text:p>805</text:p>
            </table:table-cell>
            <table:table-cell office:value-type="float" office:value="905" calcext:value-type="float">
              <text:p>905</text:p>
            </table:table-cell>
            <table:table-cell office:value-type="float" office:value="1012" calcext:value-type="float">
              <text:p>1012</text:p>
            </table:table-cell>
            <table:table-cell office:value-type="float" office:value="1112" calcext:value-type="float">
              <text:p>1112</text:p>
            </table:table-cell>
            <table:table-cell office:value-type="float" office:value="1117" calcext:value-type="float">
              <text:p>1117</text:p>
            </table:table-cell>
            <table:table-cell office:value-type="float" office:value="1369" calcext:value-type="float">
              <text:p>1369</text:p>
            </table:table-cell>
            <table:table-cell office:value-type="float" office:value="1521" calcext:value-type="float">
              <text:p>1521</text:p>
            </table:table-cell>
            <table:table-cell office:value-type="float" office:value="1663" calcext:value-type="float">
              <text:p>1663</text:p>
            </table:table-cell>
            <table:table-cell office:value-type="float" office:value="1766" calcext:value-type="float">
              <text:p>1766</text:p>
            </table:table-cell>
            <table:table-cell office:value-type="float" office:value="1864" calcext:value-type="float">
              <text:p>1864</text:p>
            </table:table-cell>
            <table:table-cell office:value-type="float" office:value="2003" calcext:value-type="float">
              <text:p>2003</text:p>
            </table:table-cell>
            <table:table-cell office:value-type="float" office:value="2116" calcext:value-type="float">
              <text:p>2116</text:p>
            </table:table-cell>
            <table:table-cell table:number-columns-repeated="2" office:value-type="float" office:value="2238" calcext:value-type="float">
              <text:p>2238</text:p>
            </table:table-cell>
            <table:table-cell office:value-type="float" office:value="2443" calcext:value-type="float">
              <text:p>2443</text:p>
            </table:table-cell>
            <table:table-cell office:value-type="float" office:value="2445" calcext:value-type="float">
              <text:p>2445</text:p>
            </table:table-cell>
            <table:table-cell office:value-type="float" office:value="2595" calcext:value-type="float">
              <text:p>2595</text:p>
            </table:table-cell>
            <table:table-cell office:value-type="float" office:value="2665" calcext:value-type="float">
              <text:p>2665</text:p>
            </table:table-cell>
            <table:table-cell office:value-type="float" office:value="2717" calcext:value-type="float">
              <text:p>2717</text:p>
            </table:table-cell>
            <table:table-cell office:value-type="float" office:value="2746" calcext:value-type="float">
              <text:p>2746</text:p>
            </table:table-cell>
            <table:table-cell office:value-type="float" office:value="2790" calcext:value-type="float">
              <text:p>2790</text:p>
            </table:table-cell>
            <table:table-cell office:value-type="float" office:value="2837" calcext:value-type="float">
              <text:p>2837</text:p>
            </table:table-cell>
            <table:table-cell office:value-type="float" office:value="2872" calcext:value-type="float">
              <text:p>2872</text:p>
            </table:table-cell>
            <table:table-cell office:value-type="float" office:value="2914" calcext:value-type="float">
              <text:p>2914</text:p>
            </table:table-cell>
            <table:table-cell office:value-type="float" office:value="2947" calcext:value-type="float">
              <text:p>2947</text:p>
            </table:table-cell>
            <table:table-cell office:value-type="float" office:value="2983" calcext:value-type="float">
              <text:p>2983</text:p>
            </table:table-cell>
            <table:table-cell office:value-type="float" office:value="3015" calcext:value-type="float">
              <text:p>3015</text:p>
            </table:table-cell>
            <table:table-cell office:value-type="float" office:value="3044" calcext:value-type="float">
              <text:p>3044</text:p>
            </table:table-cell>
            <table:table-cell office:value-type="float" office:value="3072" calcext:value-type="float">
              <text:p>3072</text:p>
            </table:table-cell>
            <table:table-cell office:value-type="float" office:value="3100" calcext:value-type="float">
              <text:p>3100</text:p>
            </table:table-cell>
            <table:table-cell office:value-type="float" office:value="3123" calcext:value-type="float">
              <text:p>3123</text:p>
            </table:table-cell>
            <table:table-cell office:value-type="float" office:value="3139" calcext:value-type="float">
              <text:p>3139</text:p>
            </table:table-cell>
            <table:table-cell office:value-type="float" office:value="3161" calcext:value-type="float">
              <text:p>3161</text:p>
            </table:table-cell>
            <table:table-cell office:value-type="float" office:value="3172" calcext:value-type="float">
              <text:p>3172</text:p>
            </table:table-cell>
            <table:table-cell office:value-type="float" office:value="3180" calcext:value-type="float">
              <text:p>3180</text:p>
            </table:table-cell>
            <table:table-cell office:value-type="float" office:value="3193" calcext:value-type="float">
              <text:p>3193</text:p>
            </table:table-cell>
            <table:table-cell office:value-type="float" office:value="3203" calcext:value-type="float">
              <text:p>3203</text:p>
            </table:table-cell>
            <table:table-cell office:value-type="float" office:value="3217" calcext:value-type="float">
              <text:p>3217</text:p>
            </table:table-cell>
            <table:table-cell office:value-type="float" office:value="3230" calcext:value-type="float">
              <text:p>3230</text:p>
            </table:table-cell>
            <table:table-cell office:value-type="float" office:value="3241" calcext:value-type="float">
              <text:p>3241</text:p>
            </table:table-cell>
            <table:table-cell office:value-type="float" office:value="3249" calcext:value-type="float">
              <text:p>3249</text:p>
            </table:table-cell>
            <table:table-cell office:value-type="float" office:value="3253" calcext:value-type="float">
              <text:p>3253</text:p>
            </table:table-cell>
            <table:table-cell office:value-type="float" office:value="3259" calcext:value-type="float">
              <text:p>3259</text:p>
            </table:table-cell>
            <table:table-cell table:number-columns-repeated="2" office:value-type="float" office:value="3274" calcext:value-type="float">
              <text:p>3274</text:p>
            </table:table-cell>
            <table:table-cell office:value-type="float" office:value="3281" calcext:value-type="float">
              <text:p>3281</text:p>
            </table:table-cell>
            <table:table-cell office:value-type="float" office:value="3285" calcext:value-type="float">
              <text:p>3285</text:p>
            </table:table-cell>
            <table:table-cell office:value-type="float" office:value="3291" calcext:value-type="float">
              <text:p>3291</text:p>
            </table:table-cell>
            <table:table-cell office:value-type="float" office:value="3296" calcext:value-type="float">
              <text:p>3296</text:p>
            </table:table-cell>
            <table:table-cell office:value-type="float" office:value="3299" calcext:value-type="float">
              <text:p>3299</text:p>
            </table:table-cell>
            <table:table-cell office:value-type="float" office:value="3304" calcext:value-type="float">
              <text:p>3304</text:p>
            </table:table-cell>
            <table:table-cell office:value-type="float" office:value="3308" calcext:value-type="float">
              <text:p>3308</text:p>
            </table:table-cell>
            <table:table-cell office:value-type="float" office:value="3309" calcext:value-type="float">
              <text:p>3309</text:p>
            </table:table-cell>
            <table:table-cell office:value-type="float" office:value="3316" calcext:value-type="float">
              <text:p>3316</text:p>
            </table:table-cell>
            <table:table-cell office:value-type="float" office:value="3322" calcext:value-type="float">
              <text:p>3322</text:p>
            </table:table-cell>
            <table:table-cell office:value-type="float" office:value="3326" calcext:value-type="float">
              <text:p>3326</text:p>
            </table:table-cell>
            <table:table-cell office:value-type="float" office:value="3330" calcext:value-type="float">
              <text:p>3330</text:p>
            </table:table-cell>
            <table:table-cell office:value-type="float" office:value="3333" calcext:value-type="float">
              <text:p>3333</text:p>
            </table:table-cell>
            <table:table-cell table:number-columns-repeated="2" office:value-type="float" office:value="3335" calcext:value-type="float">
              <text:p>3335</text:p>
            </table:table-cell>
            <table:table-cell office:value-type="float" office:value="3337" calcext:value-type="float">
              <text:p>3337</text:p>
            </table:table-cell>
            <table:table-cell office:value-type="float" office:value="3339" calcext:value-type="float">
              <text:p>3339</text:p>
            </table:table-cell>
            <table:table-cell office:value-type="float" office:value="3340" calcext:value-type="float">
              <text:p>3340</text:p>
            </table:table-cell>
            <table:table-cell table:number-columns-repeated="2" office:value-type="float" office:value="3343" calcext:value-type="float">
              <text:p>3343</text:p>
            </table:table-cell>
            <table:table-cell table:number-columns-repeated="2" office:value-type="float" office:value="3345" calcext:value-type="float">
              <text:p>3345</text:p>
            </table:table-cell>
            <table:table-cell table:number-columns-repeated="2" office:value-type="float" office:value="3346" calcext:value-type="float">
              <text:p>3346</text:p>
            </table:table-cell>
            <table:table-cell table:number-columns-repeated="9" office:value-type="float" office:value="4636" calcext:value-type="float">
              <text:p>4636</text:p>
            </table:table-cell>
            <table:table-cell table:number-columns-repeated="20" office:value-type="float" office:value="4637" calcext:value-type="float">
              <text:p>4637</text:p>
            </table:table-cell>
            <table:table-cell table:number-columns-repeated="28" office:value-type="float" office:value="4638" calcext:value-type="float">
              <text:p>463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olombia</text:p>
              </table:table-cell>
              <table:table-cell office:value-type="float" office:value="4.5709" calcext:value-type="float">
                <text:p>4.5709</text:p>
              </table:table-cell>
              <table:table-cell office:value-type="float" office:value="-74.2973" calcext:value-type="float">
                <text:p>-74.2973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69" calcext:value-type="float">
                <text:p>69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100" calcext:value-type="float">
                <text:p>100</text:p>
              </table:table-cell>
              <table:table-cell office:value-type="float" office:value="109" calcext:value-type="float">
                <text:p>109</text:p>
              </table:table-cell>
              <table:table-cell office:value-type="float" office:value="112" calcext:value-type="float">
                <text:p>112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44" calcext:value-type="float">
                <text:p>144</text:p>
              </table:table-cell>
              <table:table-cell table:number-columns-repeated="2" office:value-type="float" office:value="153" calcext:value-type="float">
                <text:p>153</text:p>
              </table:table-cell>
              <table:table-cell office:value-type="float" office:value="179" calcext:value-type="float">
                <text:p>179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196" calcext:value-type="float">
                <text:p>196</text:p>
              </table:table-cell>
              <table:table-cell office:value-type="float" office:value="206" calcext:value-type="float">
                <text:p>206</text:p>
              </table:table-cell>
              <table:table-cell office:value-type="float" office:value="215" calcext:value-type="float">
                <text:p>215</text:p>
              </table:table-cell>
              <table:table-cell office:value-type="float" office:value="225" calcext:value-type="float">
                <text:p>225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244" calcext:value-type="float">
                <text:p>244</text:p>
              </table:table-cell>
              <table:table-cell office:value-type="float" office:value="253" calcext:value-type="float">
                <text:p>253</text:p>
              </table:table-cell>
              <table:table-cell office:value-type="float" office:value="269" calcext:value-type="float">
                <text:p>269</text:p>
              </table:table-cell>
              <table:table-cell office:value-type="float" office:value="278" calcext:value-type="float">
                <text:p>278</text:p>
              </table:table-cell>
              <table:table-cell office:value-type="float" office:value="293" calcext:value-type="float">
                <text:p>293</text:p>
              </table:table-cell>
              <table:table-cell office:value-type="float" office:value="314" calcext:value-type="float">
                <text:p>314</text:p>
              </table:table-cell>
              <table:table-cell office:value-type="float" office:value="324" calcext:value-type="float">
                <text:p>324</text:p>
              </table:table-cell>
              <table:table-cell office:value-type="float" office:value="340" calcext:value-type="float">
                <text:p>340</text:p>
              </table:table-cell>
              <table:table-cell office:value-type="float" office:value="358" calcext:value-type="float">
                <text:p>358</text:p>
              </table:table-cell>
              <table:table-cell office:value-type="float" office:value="378" calcext:value-type="float">
                <text:p>378</text:p>
              </table:table-cell>
              <table:table-cell office:value-type="float" office:value="397" calcext:value-type="float">
                <text:p>397</text:p>
              </table:table-cell>
              <table:table-cell office:value-type="float" office:value="407" calcext:value-type="float">
                <text:p>407</text:p>
              </table:table-cell>
              <table:table-cell office:value-type="float" office:value="428" calcext:value-type="float">
                <text:p>428</text:p>
              </table:table-cell>
              <table:table-cell office:value-type="float" office:value="445" calcext:value-type="float">
                <text:p>445</text:p>
              </table:table-cell>
              <table:table-cell office:value-type="float" office:value="463" calcext:value-type="float">
                <text:p>463</text:p>
              </table:table-cell>
              <table:table-cell office:value-type="float" office:value="479" calcext:value-type="float">
                <text:p>479</text:p>
              </table:table-cell>
              <table:table-cell office:value-type="float" office:value="493" calcext:value-type="float">
                <text:p>493</text:p>
              </table:table-cell>
              <table:table-cell office:value-type="float" office:value="509" calcext:value-type="float">
                <text:p>509</text:p>
              </table:table-cell>
              <table:table-cell office:value-type="float" office:value="525" calcext:value-type="float">
                <text:p>525</text:p>
              </table:table-cell>
              <table:table-cell office:value-type="float" office:value="546" calcext:value-type="float">
                <text:p>546</text:p>
              </table:table-cell>
              <table:table-cell office:value-type="float" office:value="562" calcext:value-type="float">
                <text:p>562</text:p>
              </table:table-cell>
              <table:table-cell office:value-type="float" office:value="574" calcext:value-type="float">
                <text:p>574</text:p>
              </table:table-cell>
              <table:table-cell office:value-type="float" office:value="592" calcext:value-type="float">
                <text:p>592</text:p>
              </table:table-cell>
              <table:table-cell office:value-type="float" office:value="613" calcext:value-type="float">
                <text:p>613</text:p>
              </table:table-cell>
              <table:table-cell office:value-type="float" office:value="630" calcext:value-type="float">
                <text:p>630</text:p>
              </table:table-cell>
              <table:table-cell office:value-type="float" office:value="652" calcext:value-type="float">
                <text:p>652</text:p>
              </table:table-cell>
              <table:table-cell office:value-type="float" office:value="682" calcext:value-type="float">
                <text:p>682</text:p>
              </table:table-cell>
              <table:table-cell office:value-type="float" office:value="705" calcext:value-type="float">
                <text:p>705</text:p>
              </table:table-cell>
              <table:table-cell office:value-type="float" office:value="727" calcext:value-type="float">
                <text:p>727</text:p>
              </table:table-cell>
              <table:table-cell office:value-type="float" office:value="750" calcext:value-type="float">
                <text:p>750</text:p>
              </table:table-cell>
              <table:table-cell office:value-type="float" office:value="776" calcext:value-type="float">
                <text:p>776</text:p>
              </table:table-cell>
              <table:table-cell office:value-type="float" office:value="803" calcext:value-type="float">
                <text:p>803</text:p>
              </table:table-cell>
              <table:table-cell office:value-type="float" office:value="833" calcext:value-type="float">
                <text:p>833</text:p>
              </table:table-cell>
              <table:table-cell office:value-type="float" office:value="855" calcext:value-type="float">
                <text:p>855</text:p>
              </table:table-cell>
              <table:table-cell office:value-type="float" office:value="891" calcext:value-type="float">
                <text:p>891</text:p>
              </table:table-cell>
              <table:table-cell office:value-type="float" office:value="916" calcext:value-type="float">
                <text:p>916</text:p>
              </table:table-cell>
              <table:table-cell office:value-type="float" office:value="963" calcext:value-type="float">
                <text:p>963</text:p>
              </table:table-cell>
              <table:table-cell office:value-type="float" office:value="1014" calcext:value-type="float">
                <text:p>1014</text:p>
              </table:table-cell>
              <table:table-cell office:value-type="float" office:value="1057" calcext:value-type="float">
                <text:p>1057</text:p>
              </table:table-cell>
              <table:table-cell office:value-type="float" office:value="1099" calcext:value-type="float">
                <text:p>1099</text:p>
              </table:table-cell>
              <table:table-cell table:number-columns-repeated="2" office:value-type="float" office:value="1204" calcext:value-type="float">
                <text:p>1204</text:p>
              </table:table-cell>
              <table:table-cell office:value-type="float" office:value="1265" calcext:value-type="float">
                <text:p>1265</text:p>
              </table:table-cell>
              <table:table-cell table:number-columns-repeated="2" office:value-type="float" office:value="1373" calcext:value-type="float">
                <text:p>1373</text:p>
              </table:table-cell>
              <table:table-cell office:value-type="float" office:value="1439" calcext:value-type="float">
                <text:p>1439</text:p>
              </table:table-cell>
              <table:table-cell office:value-type="float" office:value="1505" calcext:value-type="float">
                <text:p>1505</text:p>
              </table:table-cell>
              <table:table-cell office:value-type="float" office:value="1562" calcext:value-type="float">
                <text:p>156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olombia Result</text:p>
            </table:table-cell>
            <table:table-cell table:number-columns-repeated="2"/>
            <table:table-cell table:number-columns-repeated="60"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3" office:value-type="float" office:value="6" calcext:value-type="float">
              <text:p>6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69" calcext:value-type="float">
              <text:p>69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100" calcext:value-type="float">
              <text:p>100</text:p>
            </table:table-cell>
            <table:table-cell office:value-type="float" office:value="109" calcext:value-type="float">
              <text:p>109</text:p>
            </table:table-cell>
            <table:table-cell office:value-type="float" office:value="112" calcext:value-type="float">
              <text:p>112</text:p>
            </table:table-cell>
            <table:table-cell office:value-type="float" office:value="127" calcext:value-type="float">
              <text:p>127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44" calcext:value-type="float">
              <text:p>144</text:p>
            </table:table-cell>
            <table:table-cell table:number-columns-repeated="2" office:value-type="float" office:value="153" calcext:value-type="float">
              <text:p>153</text:p>
            </table:table-cell>
            <table:table-cell office:value-type="float" office:value="179" calcext:value-type="float">
              <text:p>179</text:p>
            </table:table-cell>
            <table:table-cell office:value-type="float" office:value="189" calcext:value-type="float">
              <text:p>189</text:p>
            </table:table-cell>
            <table:table-cell office:value-type="float" office:value="196" calcext:value-type="float">
              <text:p>196</text:p>
            </table:table-cell>
            <table:table-cell office:value-type="float" office:value="206" calcext:value-type="float">
              <text:p>206</text:p>
            </table:table-cell>
            <table:table-cell office:value-type="float" office:value="215" calcext:value-type="float">
              <text:p>215</text:p>
            </table:table-cell>
            <table:table-cell office:value-type="float" office:value="225" calcext:value-type="float">
              <text:p>225</text:p>
            </table:table-cell>
            <table:table-cell office:value-type="float" office:value="233" calcext:value-type="float">
              <text:p>233</text:p>
            </table:table-cell>
            <table:table-cell office:value-type="float" office:value="244" calcext:value-type="float">
              <text:p>244</text:p>
            </table:table-cell>
            <table:table-cell office:value-type="float" office:value="253" calcext:value-type="float">
              <text:p>253</text:p>
            </table:table-cell>
            <table:table-cell office:value-type="float" office:value="269" calcext:value-type="float">
              <text:p>269</text:p>
            </table:table-cell>
            <table:table-cell office:value-type="float" office:value="278" calcext:value-type="float">
              <text:p>278</text:p>
            </table:table-cell>
            <table:table-cell office:value-type="float" office:value="293" calcext:value-type="float">
              <text:p>293</text:p>
            </table:table-cell>
            <table:table-cell office:value-type="float" office:value="314" calcext:value-type="float">
              <text:p>314</text:p>
            </table:table-cell>
            <table:table-cell office:value-type="float" office:value="324" calcext:value-type="float">
              <text:p>324</text:p>
            </table:table-cell>
            <table:table-cell office:value-type="float" office:value="340" calcext:value-type="float">
              <text:p>340</text:p>
            </table:table-cell>
            <table:table-cell office:value-type="float" office:value="358" calcext:value-type="float">
              <text:p>358</text:p>
            </table:table-cell>
            <table:table-cell office:value-type="float" office:value="378" calcext:value-type="float">
              <text:p>378</text:p>
            </table:table-cell>
            <table:table-cell office:value-type="float" office:value="397" calcext:value-type="float">
              <text:p>397</text:p>
            </table:table-cell>
            <table:table-cell office:value-type="float" office:value="407" calcext:value-type="float">
              <text:p>407</text:p>
            </table:table-cell>
            <table:table-cell office:value-type="float" office:value="428" calcext:value-type="float">
              <text:p>428</text:p>
            </table:table-cell>
            <table:table-cell office:value-type="float" office:value="445" calcext:value-type="float">
              <text:p>445</text:p>
            </table:table-cell>
            <table:table-cell office:value-type="float" office:value="463" calcext:value-type="float">
              <text:p>463</text:p>
            </table:table-cell>
            <table:table-cell office:value-type="float" office:value="479" calcext:value-type="float">
              <text:p>479</text:p>
            </table:table-cell>
            <table:table-cell office:value-type="float" office:value="493" calcext:value-type="float">
              <text:p>493</text:p>
            </table:table-cell>
            <table:table-cell office:value-type="float" office:value="509" calcext:value-type="float">
              <text:p>509</text:p>
            </table:table-cell>
            <table:table-cell office:value-type="float" office:value="525" calcext:value-type="float">
              <text:p>525</text:p>
            </table:table-cell>
            <table:table-cell office:value-type="float" office:value="546" calcext:value-type="float">
              <text:p>546</text:p>
            </table:table-cell>
            <table:table-cell office:value-type="float" office:value="562" calcext:value-type="float">
              <text:p>562</text:p>
            </table:table-cell>
            <table:table-cell office:value-type="float" office:value="574" calcext:value-type="float">
              <text:p>574</text:p>
            </table:table-cell>
            <table:table-cell office:value-type="float" office:value="592" calcext:value-type="float">
              <text:p>592</text:p>
            </table:table-cell>
            <table:table-cell office:value-type="float" office:value="613" calcext:value-type="float">
              <text:p>613</text:p>
            </table:table-cell>
            <table:table-cell office:value-type="float" office:value="630" calcext:value-type="float">
              <text:p>630</text:p>
            </table:table-cell>
            <table:table-cell office:value-type="float" office:value="652" calcext:value-type="float">
              <text:p>652</text:p>
            </table:table-cell>
            <table:table-cell office:value-type="float" office:value="682" calcext:value-type="float">
              <text:p>682</text:p>
            </table:table-cell>
            <table:table-cell office:value-type="float" office:value="705" calcext:value-type="float">
              <text:p>705</text:p>
            </table:table-cell>
            <table:table-cell office:value-type="float" office:value="727" calcext:value-type="float">
              <text:p>727</text:p>
            </table:table-cell>
            <table:table-cell office:value-type="float" office:value="750" calcext:value-type="float">
              <text:p>750</text:p>
            </table:table-cell>
            <table:table-cell office:value-type="float" office:value="776" calcext:value-type="float">
              <text:p>776</text:p>
            </table:table-cell>
            <table:table-cell office:value-type="float" office:value="803" calcext:value-type="float">
              <text:p>803</text:p>
            </table:table-cell>
            <table:table-cell office:value-type="float" office:value="833" calcext:value-type="float">
              <text:p>833</text:p>
            </table:table-cell>
            <table:table-cell office:value-type="float" office:value="855" calcext:value-type="float">
              <text:p>855</text:p>
            </table:table-cell>
            <table:table-cell office:value-type="float" office:value="891" calcext:value-type="float">
              <text:p>891</text:p>
            </table:table-cell>
            <table:table-cell office:value-type="float" office:value="916" calcext:value-type="float">
              <text:p>916</text:p>
            </table:table-cell>
            <table:table-cell office:value-type="float" office:value="963" calcext:value-type="float">
              <text:p>963</text:p>
            </table:table-cell>
            <table:table-cell office:value-type="float" office:value="1014" calcext:value-type="float">
              <text:p>1014</text:p>
            </table:table-cell>
            <table:table-cell office:value-type="float" office:value="1057" calcext:value-type="float">
              <text:p>1057</text:p>
            </table:table-cell>
            <table:table-cell office:value-type="float" office:value="1099" calcext:value-type="float">
              <text:p>1099</text:p>
            </table:table-cell>
            <table:table-cell table:number-columns-repeated="2" office:value-type="float" office:value="1204" calcext:value-type="float">
              <text:p>1204</text:p>
            </table:table-cell>
            <table:table-cell office:value-type="float" office:value="1265" calcext:value-type="float">
              <text:p>1265</text:p>
            </table:table-cell>
            <table:table-cell table:number-columns-repeated="2" office:value-type="float" office:value="1373" calcext:value-type="float">
              <text:p>1373</text:p>
            </table:table-cell>
            <table:table-cell office:value-type="float" office:value="1439" calcext:value-type="float">
              <text:p>1439</text:p>
            </table:table-cell>
            <table:table-cell office:value-type="float" office:value="1505" calcext:value-type="float">
              <text:p>1505</text:p>
            </table:table-cell>
            <table:table-cell office:value-type="float" office:value="1562" calcext:value-type="float">
              <text:p>156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omoros</text:p>
              </table:table-cell>
              <table:table-cell office:value-type="float" office:value="-11.6455" calcext:value-type="float">
                <text:p>-11.6455</text:p>
              </table:table-cell>
              <table:table-cell office:value-type="float" office:value="43.3333" calcext:value-type="float">
                <text:p>43.3333</text:p>
              </table:table-cell>
              <table:table-cell table:number-columns-repeated="105" office:value-type="float" office:value="0" calcext:value-type="float">
                <text:p>0</text:p>
              </table:table-cell>
              <table:table-cell table:number-columns-repeated="21" office:value-type="float" office:value="1" calcext:value-type="float">
                <text:p>1</text:p>
              </table:table-cell>
              <table:table-cell table:number-columns-repeated="17" office:value-type="float" office:value="2" calcext:value-type="float">
                <text:p>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omoros Result</text:p>
            </table:table-cell>
            <table:table-cell table:number-columns-repeated="2"/>
            <table:table-cell table:number-columns-repeated="105" office:value-type="float" office:value="0" calcext:value-type="float">
              <text:p>0</text:p>
            </table:table-cell>
            <table:table-cell table:number-columns-repeated="21" office:value-type="float" office:value="1" calcext:value-type="float">
              <text:p>1</text:p>
            </table:table-cell>
            <table:table-cell table:number-columns-repeated="17" office:value-type="float" office:value="2" calcext:value-type="float">
              <text:p>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ongo (Brazzaville)</text:p>
              </table:table-cell>
              <table:table-cell office:value-type="float" office:value="-4.0383" calcext:value-type="float">
                <text:p>-4.0383</text:p>
              </table:table-cell>
              <table:table-cell office:value-type="float" office:value="21.7587" calcext:value-type="float">
                <text:p>21.7587</text:p>
              </table:table-cell>
              <table:table-cell table:number-columns-repeated="71" office:value-type="float" office:value="0" calcext:value-type="float">
                <text:p>0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12" office:value-type="float" office:value="5" calcext:value-type="float">
                <text:p>5</text:p>
              </table:table-cell>
              <table:table-cell table:number-columns-repeated="11" office:value-type="float" office:value="6" calcext:value-type="float">
                <text:p>6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table:number-columns-repeated="4" office:value-type="float" office:value="9" calcext:value-type="float">
                <text:p>9</text:p>
              </table:table-cell>
              <table:table-cell table:number-columns-repeated="7" office:value-type="float" office:value="10" calcext:value-type="float">
                <text:p>10</text:p>
              </table:table-cell>
              <table:table-cell table:number-columns-repeated="3" office:value-type="float" office:value="11" calcext:value-type="float">
                <text:p>11</text:p>
              </table:table-cell>
              <table:table-cell table:number-columns-repeated="7" office:value-type="float" office:value="15" calcext:value-type="float">
                <text:p>15</text:p>
              </table:table-cell>
              <table:table-cell table:number-columns-repeated="6" office:value-type="float" office:value="16" calcext:value-type="float">
                <text:p>16</text:p>
              </table:table-cell>
              <table:table-cell table:number-columns-repeated="4" office:value-type="float" office:value="19" calcext:value-type="float">
                <text:p>19</text:p>
              </table:table-cell>
              <table:table-cell table:number-columns-repeated="6" office:value-type="float" office:value="20" calcext:value-type="float">
                <text:p>20</text:p>
              </table:table-cell>
              <table:table-cell table:number-columns-repeated="3" office:value-type="float" office:value="22" calcext:value-type="float">
                <text:p>22</text:p>
              </table:table-cell>
              <table:table-cell table:number-columns-repeated="4" office:value-type="float" office:value="24" calcext:value-type="float">
                <text:p>2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ongo (Brazzaville) Result</text:p>
            </table:table-cell>
            <table:table-cell table:number-columns-repeated="2"/>
            <table:table-cell table:number-columns-repeated="71" office:value-type="float" office:value="0" calcext:value-type="float">
              <text:p>0</text:p>
            </table:table-cell>
            <table:table-cell table:number-columns-repeated="3" office:value-type="float" office:value="2" calcext:value-type="float">
              <text:p>2</text:p>
            </table:table-cell>
            <table:table-cell table:number-columns-repeated="12" office:value-type="float" office:value="5" calcext:value-type="float">
              <text:p>5</text:p>
            </table:table-cell>
            <table:table-cell table:number-columns-repeated="11" office:value-type="float" office:value="6" calcext:value-type="float">
              <text:p>6</text:p>
            </table:table-cell>
            <table:table-cell table:number-columns-repeated="2" office:value-type="float" office:value="8" calcext:value-type="float">
              <text:p>8</text:p>
            </table:table-cell>
            <table:table-cell table:number-columns-repeated="4" office:value-type="float" office:value="9" calcext:value-type="float">
              <text:p>9</text:p>
            </table:table-cell>
            <table:table-cell table:number-columns-repeated="7" office:value-type="float" office:value="10" calcext:value-type="float">
              <text:p>10</text:p>
            </table:table-cell>
            <table:table-cell table:number-columns-repeated="3" office:value-type="float" office:value="11" calcext:value-type="float">
              <text:p>11</text:p>
            </table:table-cell>
            <table:table-cell table:number-columns-repeated="7" office:value-type="float" office:value="15" calcext:value-type="float">
              <text:p>15</text:p>
            </table:table-cell>
            <table:table-cell table:number-columns-repeated="6" office:value-type="float" office:value="16" calcext:value-type="float">
              <text:p>16</text:p>
            </table:table-cell>
            <table:table-cell table:number-columns-repeated="4" office:value-type="float" office:value="19" calcext:value-type="float">
              <text:p>19</text:p>
            </table:table-cell>
            <table:table-cell table:number-columns-repeated="6" office:value-type="float" office:value="20" calcext:value-type="float">
              <text:p>20</text:p>
            </table:table-cell>
            <table:table-cell table:number-columns-repeated="3" office:value-type="float" office:value="22" calcext:value-type="float">
              <text:p>22</text:p>
            </table:table-cell>
            <table:table-cell table:number-columns-repeated="4" office:value-type="float" office:value="24" calcext:value-type="float">
              <text:p>2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ongo (Kinshasa)</text:p>
              </table:table-cell>
              <table:table-cell office:value-type="float" office:value="-4.0383" calcext:value-type="float">
                <text:p>-4.0383</text:p>
              </table:table-cell>
              <table:table-cell office:value-type="float" office:value="21.7587" calcext:value-type="float">
                <text:p>21.7587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table:number-columns-repeated="6" office:value-type="float" office:value="18" calcext:value-type="float">
                <text:p>18</text:p>
              </table:table-cell>
              <table:table-cell table:number-columns-repeated="5"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table:number-columns-repeated="7" office:value-type="float" office:value="25" calcext:value-type="float">
                <text:p>25</text:p>
              </table:table-cell>
              <table:table-cell table:number-columns-repeated="3" office:value-type="float" office:value="28" calcext:value-type="float">
                <text:p>28</text:p>
              </table:table-cell>
              <table:table-cell table:number-columns-repeated="2" office:value-type="float" office:value="30" calcext:value-type="float">
                <text:p>30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2" calcext:value-type="float">
                <text:p>32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table:number-columns-repeated="2" office:value-type="float" office:value="34" calcext:value-type="float">
                <text:p>34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table:number-columns-repeated="2" office:value-type="float" office:value="39" calcext:value-type="float">
                <text:p>39</text:p>
              </table:table-cell>
              <table:table-cell table:number-columns-repeated="2" office:value-type="float" office:value="41" calcext:value-type="float">
                <text:p>41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3" office:value-type="float" office:value="50" calcext:value-type="float">
                <text:p>50</text:p>
              </table:table-cell>
              <table:table-cell table:number-columns-repeated="6" office:value-type="float" office:value="61" calcext:value-type="float">
                <text:p>61</text:p>
              </table:table-cell>
              <table:table-cell table:number-columns-repeated="3" office:value-type="float" office:value="63" calcext:value-type="float">
                <text:p>63</text:p>
              </table:table-cell>
              <table:table-cell office:value-type="float" office:value="67" calcext:value-type="float">
                <text:p>67</text:p>
              </table:table-cell>
              <table:table-cell table:number-columns-repeated="2" office:value-type="float" office:value="68" calcext:value-type="float">
                <text:p>68</text:p>
              </table:table-cell>
              <table:table-cell table:number-columns-repeated="3" office:value-type="float" office:value="69" calcext:value-type="float">
                <text:p>69</text:p>
              </table:table-cell>
              <table:table-cell table:number-columns-repeated="3" office:value-type="float" office:value="72" calcext:value-type="float">
                <text:p>72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6" calcext:value-type="float">
                <text:p>96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01" calcext:value-type="float">
                <text:p>10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ongo (Kinshasa)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2" office:value-type="float" office:value="13" calcext:value-type="float">
              <text:p>13</text:p>
            </table:table-cell>
            <table:table-cell table:number-columns-repeated="6" office:value-type="float" office:value="18" calcext:value-type="float">
              <text:p>18</text:p>
            </table:table-cell>
            <table:table-cell table:number-columns-repeated="5"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table:number-columns-repeated="7" office:value-type="float" office:value="25" calcext:value-type="float">
              <text:p>25</text:p>
            </table:table-cell>
            <table:table-cell table:number-columns-repeated="3" office:value-type="float" office:value="28" calcext:value-type="float">
              <text:p>28</text:p>
            </table:table-cell>
            <table:table-cell table:number-columns-repeated="2" office:value-type="float" office:value="30" calcext:value-type="float">
              <text:p>30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2" calcext:value-type="float">
              <text:p>32</text:p>
            </table:table-cell>
            <table:table-cell table:number-columns-repeated="2" office:value-type="float" office:value="33" calcext:value-type="float">
              <text:p>33</text:p>
            </table:table-cell>
            <table:table-cell table:number-columns-repeated="2" office:value-type="float" office:value="34" calcext:value-type="float">
              <text:p>34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table:number-columns-repeated="2" office:value-type="float" office:value="39" calcext:value-type="float">
              <text:p>39</text:p>
            </table:table-cell>
            <table:table-cell table:number-columns-repeated="2" office:value-type="float" office:value="41" calcext:value-type="float">
              <text:p>41</text:p>
            </table:table-cell>
            <table:table-cell office:value-type="float" office:value="44" calcext:value-type="float">
              <text:p>44</text:p>
            </table:table-cell>
            <table:table-cell table:number-columns-repeated="3" office:value-type="float" office:value="50" calcext:value-type="float">
              <text:p>50</text:p>
            </table:table-cell>
            <table:table-cell table:number-columns-repeated="6" office:value-type="float" office:value="61" calcext:value-type="float">
              <text:p>61</text:p>
            </table:table-cell>
            <table:table-cell table:number-columns-repeated="3" office:value-type="float" office:value="63" calcext:value-type="float">
              <text:p>63</text:p>
            </table:table-cell>
            <table:table-cell office:value-type="float" office:value="67" calcext:value-type="float">
              <text:p>67</text:p>
            </table:table-cell>
            <table:table-cell table:number-columns-repeated="2" office:value-type="float" office:value="68" calcext:value-type="float">
              <text:p>68</text:p>
            </table:table-cell>
            <table:table-cell table:number-columns-repeated="3" office:value-type="float" office:value="69" calcext:value-type="float">
              <text:p>69</text:p>
            </table:table-cell>
            <table:table-cell table:number-columns-repeated="3" office:value-type="float" office:value="72" calcext:value-type="float">
              <text:p>72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81" calcext:value-type="float">
              <text:p>81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6" calcext:value-type="float">
              <text:p>96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01" calcext:value-type="float">
              <text:p>10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osta Rica</text:p>
              </table:table-cell>
              <table:table-cell office:value-type="float" office:value="9.7489" calcext:value-type="float">
                <text:p>9.7489</text:p>
              </table:table-cell>
              <table:table-cell office:value-type="float" office:value="-83.7534" calcext:value-type="float">
                <text:p>-83.7534</text:p>
              </table:table-cell>
              <table:table-cell table:number-columns-repeated="57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18" office:value-type="float" office:value="2" calcext:value-type="float">
                <text:p>2</text:p>
              </table:table-cell>
              <table:table-cell table:number-columns-repeated="7" office:value-type="float" office:value="3" calcext:value-type="float">
                <text:p>3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20" office:value-type="float" office:value="6" calcext:value-type="float">
                <text:p>6</text:p>
              </table:table-cell>
              <table:table-cell table:number-columns-repeated="3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3" office:value-type="float" office:value="10" calcext:value-type="float">
                <text:p>10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table:number-columns-repeated="3" office:value-type="float" office:value="12" calcext:value-type="float">
                <text:p>1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osta Rica Result</text:p>
            </table:table-cell>
            <table:table-cell table:number-columns-repeated="2"/>
            <table:table-cell table:number-columns-repeated="57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8" office:value-type="float" office:value="2" calcext:value-type="float">
              <text:p>2</text:p>
            </table:table-cell>
            <table:table-cell table:number-columns-repeated="7" office:value-type="float" office:value="3" calcext:value-type="float">
              <text:p>3</text:p>
            </table:table-cell>
            <table:table-cell table:number-columns-repeated="4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20" office:value-type="float" office:value="6" calcext:value-type="float">
              <text:p>6</text:p>
            </table:table-cell>
            <table:table-cell table:number-columns-repeated="3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23" office:value-type="float" office:value="10" calcext:value-type="float">
              <text:p>10</text:p>
            </table:table-cell>
            <table:table-cell table:number-columns-repeated="2" office:value-type="float" office:value="11" calcext:value-type="float">
              <text:p>11</text:p>
            </table:table-cell>
            <table:table-cell table:number-columns-repeated="3" office:value-type="float" office:value="12" calcext:value-type="float">
              <text:p>1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ote d'Ivoire</text:p>
              </table:table-cell>
              <table:table-cell office:value-type="float" office:value="7.54" calcext:value-type="float">
                <text:p>7.54</text:p>
              </table:table-cell>
              <table:table-cell office:value-type="float" office:value="-5.5471" calcext:value-type="float">
                <text:p>-5.5471</text:p>
              </table:table-cell>
              <table:table-cell table:number-columns-repeated="67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table:number-columns-repeated="6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5"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9" office:value-type="float" office:value="14" calcext:value-type="float">
                <text:p>14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table:number-columns-repeated="4" office:value-type="float" office:value="21" calcext:value-type="float">
                <text:p>21</text:p>
              </table:table-cell>
              <table:table-cell table:number-columns-repeated="3" office:value-type="float" office:value="24" calcext:value-type="float">
                <text:p>24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2" office:value-type="float" office:value="28" calcext:value-type="float">
                <text:p>28</text:p>
              </table:table-cell>
              <table:table-cell table:number-columns-repeated="3" office:value-type="float" office:value="29" calcext:value-type="float">
                <text:p>29</text:p>
              </table:table-cell>
              <table:table-cell table:number-columns-repeated="4" office:value-type="float" office:value="30" calcext:value-type="float">
                <text:p>30</text:p>
              </table:table-cell>
              <table:table-cell office:value-type="float" office:value="31" calcext:value-type="float">
                <text:p>31</text:p>
              </table:table-cell>
              <table:table-cell table:number-columns-repeated="2" office:value-type="float" office:value="32" calcext:value-type="float">
                <text:p>32</text:p>
              </table:table-cell>
              <table:table-cell table:number-columns-repeated="4" office:value-type="float" office:value="33" calcext:value-type="float">
                <text:p>33</text:p>
              </table:table-cell>
              <table:table-cell table:number-columns-repeated="2" office:value-type="float" office:value="35" calcext:value-type="float">
                <text:p>35</text:p>
              </table:table-cell>
              <table:table-cell table:number-columns-repeated="3" office:value-type="float" office:value="36" calcext:value-type="float">
                <text:p>36</text:p>
              </table:table-cell>
              <table:table-cell table:number-columns-repeated="2" office:value-type="float" office:value="38" calcext:value-type="float">
                <text:p>38</text:p>
              </table:table-cell>
              <table:table-cell table:number-columns-repeated="2" office:value-type="float" office:value="41" calcext:value-type="float">
                <text:p>41</text:p>
              </table:table-cell>
              <table:table-cell office:value-type="float" office:value="45" calcext:value-type="float">
                <text:p>4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ote d'Ivoire Result</text:p>
            </table:table-cell>
            <table:table-cell table:number-columns-repeated="2"/>
            <table:table-cell table:number-columns-repeated="67" office:value-type="float" office:value="0" calcext:value-type="float">
              <text:p>0</text:p>
            </table:table-cell>
            <table:table-cell table:number-columns-repeated="7" office:value-type="float" office:value="1" calcext:value-type="float">
              <text:p>1</text:p>
            </table:table-cell>
            <table:table-cell table:number-columns-repeated="6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5"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table:number-columns-repeated="2" office:value-type="float" office:value="9" calcext:value-type="float">
              <text:p>9</text:p>
            </table:table-cell>
            <table:table-cell office:value-type="float" office:value="13" calcext:value-type="float">
              <text:p>13</text:p>
            </table:table-cell>
            <table:table-cell table:number-columns-repeated="9" office:value-type="float" office:value="14" calcext:value-type="float">
              <text:p>14</text:p>
            </table:table-cell>
            <table:table-cell table:number-columns-repeated="2" office:value-type="float" office:value="15" calcext:value-type="float">
              <text:p>15</text:p>
            </table:table-cell>
            <table:table-cell table:number-columns-repeated="2" office:value-type="float" office:value="17" calcext:value-type="float">
              <text:p>17</text:p>
            </table:table-cell>
            <table:table-cell table:number-columns-repeated="2" office:value-type="float" office:value="18" calcext:value-type="float">
              <text:p>18</text:p>
            </table:table-cell>
            <table:table-cell table:number-columns-repeated="2" office:value-type="float" office:value="20" calcext:value-type="float">
              <text:p>20</text:p>
            </table:table-cell>
            <table:table-cell table:number-columns-repeated="4" office:value-type="float" office:value="21" calcext:value-type="float">
              <text:p>21</text:p>
            </table:table-cell>
            <table:table-cell table:number-columns-repeated="3" office:value-type="float" office:value="24" calcext:value-type="float">
              <text:p>24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7" calcext:value-type="float">
              <text:p>27</text:p>
            </table:table-cell>
            <table:table-cell table:number-columns-repeated="2" office:value-type="float" office:value="28" calcext:value-type="float">
              <text:p>28</text:p>
            </table:table-cell>
            <table:table-cell table:number-columns-repeated="3" office:value-type="float" office:value="29" calcext:value-type="float">
              <text:p>29</text:p>
            </table:table-cell>
            <table:table-cell table:number-columns-repeated="4" office:value-type="float" office:value="30" calcext:value-type="float">
              <text:p>30</text:p>
            </table:table-cell>
            <table:table-cell office:value-type="float" office:value="31" calcext:value-type="float">
              <text:p>31</text:p>
            </table:table-cell>
            <table:table-cell table:number-columns-repeated="2" office:value-type="float" office:value="32" calcext:value-type="float">
              <text:p>32</text:p>
            </table:table-cell>
            <table:table-cell table:number-columns-repeated="4" office:value-type="float" office:value="33" calcext:value-type="float">
              <text:p>33</text:p>
            </table:table-cell>
            <table:table-cell table:number-columns-repeated="2" office:value-type="float" office:value="35" calcext:value-type="float">
              <text:p>35</text:p>
            </table:table-cell>
            <table:table-cell table:number-columns-repeated="3" office:value-type="float" office:value="36" calcext:value-type="float">
              <text:p>36</text:p>
            </table:table-cell>
            <table:table-cell table:number-columns-repeated="2" office:value-type="float" office:value="38" calcext:value-type="float">
              <text:p>38</text:p>
            </table:table-cell>
            <table:table-cell table:number-columns-repeated="2" office:value-type="float" office:value="41" calcext:value-type="float">
              <text:p>41</text:p>
            </table:table-cell>
            <table:table-cell office:value-type="float" office:value="45" calcext:value-type="float">
              <text:p>4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roatia</text:p>
              </table:table-cell>
              <table:table-cell office:value-type="float" office:value="45.1" calcext:value-type="float">
                <text:p>45.1</text:p>
              </table:table-cell>
              <table:table-cell office:value-type="float" office:value="15.2" calcext:value-type="float">
                <text:p>15.2</text:p>
              </table:table-cell>
              <table:table-cell table:number-columns-repeated="57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table:number-columns-repeated="2" office:value-type="float" office:value="21" calcext:value-type="float">
                <text:p>2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9" calcext:value-type="float">
                <text:p>39</text:p>
              </table:table-cell>
              <table:table-cell table:number-columns-repeated="2" office:value-type="float" office:value="47" calcext:value-type="float">
                <text:p>47</text:p>
              </table:table-cell>
              <table:table-cell table:number-columns-repeated="2" office:value-type="float" office:value="48" calcext:value-type="float">
                <text:p>48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69" calcext:value-type="float">
                <text:p>69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85" calcext:value-type="float">
                <text:p>85</text:p>
              </table:table-cell>
              <table:table-cell table:number-columns-repeated="2" office:value-type="float" office:value="86" calcext:value-type="float">
                <text:p>86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0" calcext:value-type="float">
                <text:p>90</text:p>
              </table:table-cell>
              <table:table-cell table:number-columns-repeated="2" office:value-type="float" office:value="91" calcext:value-type="float">
                <text:p>91</text:p>
              </table:table-cell>
              <table:table-cell table:number-columns-repeated="2" office:value-type="float" office:value="94" calcext:value-type="float">
                <text:p>94</text:p>
              </table:table-cell>
              <table:table-cell table:number-columns-repeated="4" office:value-type="float" office:value="95" calcext:value-type="float">
                <text:p>95</text:p>
              </table:table-cell>
              <table:table-cell table:number-columns-repeated="2" office:value-type="float" office:value="96" calcext:value-type="float">
                <text:p>96</text:p>
              </table:table-cell>
              <table:table-cell office:value-type="float" office:value="97" calcext:value-type="float">
                <text:p>97</text:p>
              </table:table-cell>
              <table:table-cell table:number-columns-repeated="3" office:value-type="float" office:value="99" calcext:value-type="float">
                <text:p>99</text:p>
              </table:table-cell>
              <table:table-cell office:value-type="float" office:value="100" calcext:value-type="float">
                <text:p>100</text:p>
              </table:table-cell>
              <table:table-cell table:number-columns-repeated="2" office:value-type="float" office:value="101" calcext:value-type="float">
                <text:p>101</text:p>
              </table:table-cell>
              <table:table-cell office:value-type="float" office:value="102" calcext:value-type="float">
                <text:p>102</text:p>
              </table:table-cell>
              <table:table-cell table:number-columns-repeated="8" office:value-type="float" office:value="103" calcext:value-type="float">
                <text:p>103</text:p>
              </table:table-cell>
              <table:table-cell table:number-columns-repeated="3" office:value-type="float" office:value="104" calcext:value-type="float">
                <text:p>104</text:p>
              </table:table-cell>
              <table:table-cell table:number-columns-repeated="3" office:value-type="float" office:value="106" calcext:value-type="float">
                <text:p>106</text:p>
              </table:table-cell>
              <table:table-cell office:value-type="float" office:value="107" calcext:value-type="float">
                <text:p>107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roatia Result</text:p>
            </table:table-cell>
            <table:table-cell table:number-columns-repeated="2"/>
            <table:table-cell table:number-columns-repeated="57" office:value-type="float" office:value="0" calcext:value-type="float">
              <text:p>0</text:p>
            </table:table-cell>
            <table:table-cell table:number-columns-repeated="7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table:number-columns-repeated="4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table:number-columns-repeated="2" office:value-type="float" office:value="21" calcext:value-type="float">
              <text:p>21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9" calcext:value-type="float">
              <text:p>39</text:p>
            </table:table-cell>
            <table:table-cell table:number-columns-repeated="2" office:value-type="float" office:value="47" calcext:value-type="float">
              <text:p>47</text:p>
            </table:table-cell>
            <table:table-cell table:number-columns-repeated="2" office:value-type="float" office:value="48" calcext:value-type="float">
              <text:p>48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69" calcext:value-type="float">
              <text:p>69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5" calcext:value-type="float">
              <text:p>85</text:p>
            </table:table-cell>
            <table:table-cell table:number-columns-repeated="2" office:value-type="float" office:value="86" calcext:value-type="float">
              <text:p>86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90" calcext:value-type="float">
              <text:p>90</text:p>
            </table:table-cell>
            <table:table-cell table:number-columns-repeated="2" office:value-type="float" office:value="91" calcext:value-type="float">
              <text:p>91</text:p>
            </table:table-cell>
            <table:table-cell table:number-columns-repeated="2" office:value-type="float" office:value="94" calcext:value-type="float">
              <text:p>94</text:p>
            </table:table-cell>
            <table:table-cell table:number-columns-repeated="4" office:value-type="float" office:value="95" calcext:value-type="float">
              <text:p>95</text:p>
            </table:table-cell>
            <table:table-cell table:number-columns-repeated="2" office:value-type="float" office:value="96" calcext:value-type="float">
              <text:p>96</text:p>
            </table:table-cell>
            <table:table-cell office:value-type="float" office:value="97" calcext:value-type="float">
              <text:p>97</text:p>
            </table:table-cell>
            <table:table-cell table:number-columns-repeated="3" office:value-type="float" office:value="99" calcext:value-type="float">
              <text:p>99</text:p>
            </table:table-cell>
            <table:table-cell office:value-type="float" office:value="100" calcext:value-type="float">
              <text:p>100</text:p>
            </table:table-cell>
            <table:table-cell table:number-columns-repeated="2" office:value-type="float" office:value="101" calcext:value-type="float">
              <text:p>101</text:p>
            </table:table-cell>
            <table:table-cell office:value-type="float" office:value="102" calcext:value-type="float">
              <text:p>102</text:p>
            </table:table-cell>
            <table:table-cell table:number-columns-repeated="8" office:value-type="float" office:value="103" calcext:value-type="float">
              <text:p>103</text:p>
            </table:table-cell>
            <table:table-cell table:number-columns-repeated="3" office:value-type="float" office:value="104" calcext:value-type="float">
              <text:p>104</text:p>
            </table:table-cell>
            <table:table-cell table:number-columns-repeated="3" office:value-type="float" office:value="106" calcext:value-type="float">
              <text:p>106</text:p>
            </table:table-cell>
            <table:table-cell office:value-type="float" office:value="107" calcext:value-type="float">
              <text:p>107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uba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-80" calcext:value-type="float">
                <text:p>-80</text:p>
              </table:table-cell>
              <table:table-cell table:number-columns-repeated="56" office:value-type="float" office:value="0" calcext:value-type="float">
                <text:p>0</text:p>
              </table:table-cell>
              <table:table-cell table:number-columns-repeated="8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5"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2" office:value-type="float" office:value="21" calcext:value-type="float">
                <text:p>21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6" calcext:value-type="float">
                <text:p>56</text:p>
              </table:table-cell>
              <table:table-cell table:number-columns-repeated="2" office:value-type="float" office:value="58" calcext:value-type="float">
                <text:p>58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67" calcext:value-type="float">
                <text:p>67</text:p>
              </table:table-cell>
              <table:table-cell table:number-columns-repeated="3" office:value-type="float" office:value="69" calcext:value-type="float">
                <text:p>69</text:p>
              </table:table-cell>
              <table:table-cell office:value-type="float" office:value="73" calcext:value-type="float">
                <text:p>73</text:p>
              </table:table-cell>
              <table:table-cell table:number-columns-repeated="2" office:value-type="float" office:value="74" calcext:value-type="float">
                <text:p>74</text:p>
              </table:table-cell>
              <table:table-cell table:number-columns-repeated="2" office:value-type="float" office:value="77" calcext:value-type="float">
                <text:p>77</text:p>
              </table:table-cell>
              <table:table-cell office:value-type="float" office:value="78" calcext:value-type="float">
                <text:p>78</text:p>
              </table:table-cell>
              <table:table-cell table:number-columns-repeated="8" office:value-type="float" office:value="79" calcext:value-type="float">
                <text:p>79</text:p>
              </table:table-cell>
              <table:table-cell office:value-type="float" office:value="80" calcext:value-type="float">
                <text:p>80</text:p>
              </table:table-cell>
              <table:table-cell table:number-columns-repeated="2" office:value-type="float" office:value="81" calcext:value-type="float">
                <text:p>81</text:p>
              </table:table-cell>
              <table:table-cell table:number-columns-repeated="6" office:value-type="float" office:value="82" calcext:value-type="float">
                <text:p>82</text:p>
              </table:table-cell>
              <table:table-cell table:number-columns-repeated="12" office:value-type="float" office:value="83" calcext:value-type="float">
                <text:p>83</text:p>
              </table:table-cell>
              <table:table-cell table:number-columns-repeated="2" office:value-type="float" office:value="84" calcext:value-type="float">
                <text:p>8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uba Result</text:p>
            </table:table-cell>
            <table:table-cell table:number-columns-repeated="2"/>
            <table:table-cell table:number-columns-repeated="56" office:value-type="float" office:value="0" calcext:value-type="float">
              <text:p>0</text:p>
            </table:table-cell>
            <table:table-cell table:number-columns-repeated="8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5"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table:number-columns-repeated="2"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8" calcext:value-type="float">
              <text:p>18</text:p>
            </table:table-cell>
            <table:table-cell table:number-columns-repeated="2" office:value-type="float" office:value="21" calcext:value-type="float">
              <text:p>21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6" calcext:value-type="float">
              <text:p>56</text:p>
            </table:table-cell>
            <table:table-cell table:number-columns-repeated="2" office:value-type="float" office:value="58" calcext:value-type="float">
              <text:p>58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67" calcext:value-type="float">
              <text:p>67</text:p>
            </table:table-cell>
            <table:table-cell table:number-columns-repeated="3" office:value-type="float" office:value="69" calcext:value-type="float">
              <text:p>69</text:p>
            </table:table-cell>
            <table:table-cell office:value-type="float" office:value="73" calcext:value-type="float">
              <text:p>73</text:p>
            </table:table-cell>
            <table:table-cell table:number-columns-repeated="2" office:value-type="float" office:value="74" calcext:value-type="float">
              <text:p>74</text:p>
            </table:table-cell>
            <table:table-cell table:number-columns-repeated="2" office:value-type="float" office:value="77" calcext:value-type="float">
              <text:p>77</text:p>
            </table:table-cell>
            <table:table-cell office:value-type="float" office:value="78" calcext:value-type="float">
              <text:p>78</text:p>
            </table:table-cell>
            <table:table-cell table:number-columns-repeated="8" office:value-type="float" office:value="79" calcext:value-type="float">
              <text:p>79</text:p>
            </table:table-cell>
            <table:table-cell office:value-type="float" office:value="80" calcext:value-type="float">
              <text:p>80</text:p>
            </table:table-cell>
            <table:table-cell table:number-columns-repeated="2" office:value-type="float" office:value="81" calcext:value-type="float">
              <text:p>81</text:p>
            </table:table-cell>
            <table:table-cell table:number-columns-repeated="6" office:value-type="float" office:value="82" calcext:value-type="float">
              <text:p>82</text:p>
            </table:table-cell>
            <table:table-cell table:number-columns-repeated="12" office:value-type="float" office:value="83" calcext:value-type="float">
              <text:p>83</text:p>
            </table:table-cell>
            <table:table-cell table:number-columns-repeated="2" office:value-type="float" office:value="84" calcext:value-type="float">
              <text:p>8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yprus</text:p>
              </table:table-cell>
              <table:table-cell office:value-type="float" office:value="35.1264" calcext:value-type="float">
                <text:p>35.1264</text:p>
              </table:table-cell>
              <table:table-cell office:value-type="float" office:value="33.4299" calcext:value-type="float">
                <text:p>33.4299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table:number-columns-repeated="4" office:value-type="float" office:value="9" calcext:value-type="float">
                <text:p>9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9" office:value-type="float" office:value="12" calcext:value-type="float">
                <text:p>12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table:number-columns-repeated="3" office:value-type="float" office:value="14" calcext:value-type="float">
                <text:p>14</text:p>
              </table:table-cell>
              <table:table-cell table:number-columns-repeated="13" office:value-type="float" office:value="15" calcext:value-type="float">
                <text:p>15</text:p>
              </table:table-cell>
              <table:table-cell table:number-columns-repeated="3" office:value-type="float" office:value="16" calcext:value-type="float">
                <text:p>16</text:p>
              </table:table-cell>
              <table:table-cell table:number-columns-repeated="24" office:value-type="float" office:value="17" calcext:value-type="float">
                <text:p>17</text:p>
              </table:table-cell>
              <table:table-cell table:number-columns-repeated="7" office:value-type="float" office:value="18" calcext:value-type="float">
                <text:p>1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yprus Result</text:p>
            </table:table-cell>
            <table:table-cell table:number-columns-repeated="2"/>
            <table:table-cell table:number-columns-repeated="60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3"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table:number-columns-repeated="2" office:value-type="float" office:value="11" calcext:value-type="float">
              <text:p>11</text:p>
            </table:table-cell>
            <table:table-cell table:number-columns-repeated="4" office:value-type="float" office:value="9" calcext:value-type="float">
              <text:p>9</text:p>
            </table:table-cell>
            <table:table-cell table:number-columns-repeated="3"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table:number-columns-repeated="9" office:value-type="float" office:value="12" calcext:value-type="float">
              <text:p>12</text:p>
            </table:table-cell>
            <table:table-cell table:number-columns-repeated="2" office:value-type="float" office:value="13" calcext:value-type="float">
              <text:p>13</text:p>
            </table:table-cell>
            <table:table-cell table:number-columns-repeated="3" office:value-type="float" office:value="14" calcext:value-type="float">
              <text:p>14</text:p>
            </table:table-cell>
            <table:table-cell table:number-columns-repeated="13" office:value-type="float" office:value="15" calcext:value-type="float">
              <text:p>15</text:p>
            </table:table-cell>
            <table:table-cell table:number-columns-repeated="3" office:value-type="float" office:value="16" calcext:value-type="float">
              <text:p>16</text:p>
            </table:table-cell>
            <table:table-cell table:number-columns-repeated="24" office:value-type="float" office:value="17" calcext:value-type="float">
              <text:p>17</text:p>
            </table:table-cell>
            <table:table-cell table:number-columns-repeated="7" office:value-type="float" office:value="18" calcext:value-type="float">
              <text:p>1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Czechia</text:p>
              </table:table-cell>
              <table:table-cell office:value-type="float" office:value="49.8175" calcext:value-type="float">
                <text:p>49.8175</text:p>
              </table:table-cell>
              <table:table-cell office:value-type="float" office:value="15.473" calcext:value-type="float">
                <text:p>15.473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12" calcext:value-type="float">
                <text:p>112</text:p>
              </table:table-cell>
              <table:table-cell office:value-type="float" office:value="119" calcext:value-type="float">
                <text:p>119</text:p>
              </table:table-cell>
              <table:table-cell office:value-type="float" office:value="129" calcext:value-type="float">
                <text:p>129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61" calcext:value-type="float">
                <text:p>161</text:p>
              </table:table-cell>
              <table:table-cell office:value-type="float" office:value="166" calcext:value-type="float">
                <text:p>166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73" calcext:value-type="float">
                <text:p>173</text:p>
              </table:table-cell>
              <table:table-cell office:value-type="float" office:value="181" calcext:value-type="float">
                <text:p>181</text:p>
              </table:table-cell>
              <table:table-cell office:value-type="float" office:value="186" calcext:value-type="float">
                <text:p>186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208" calcext:value-type="float">
                <text:p>208</text:p>
              </table:table-cell>
              <table:table-cell office:value-type="float" office:value="210" calcext:value-type="float">
                <text:p>210</text:p>
              </table:table-cell>
              <table:table-cell office:value-type="float" office:value="214" calcext:value-type="float">
                <text:p>214</text:p>
              </table:table-cell>
              <table:table-cell office:value-type="float" office:value="218" calcext:value-type="float">
                <text:p>218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23" calcext:value-type="float">
                <text:p>223</text:p>
              </table:table-cell>
              <table:table-cell table:number-columns-repeated="2" office:value-type="float" office:value="227" calcext:value-type="float">
                <text:p>227</text:p>
              </table:table-cell>
              <table:table-cell office:value-type="float" office:value="236" calcext:value-type="float">
                <text:p>236</text:p>
              </table:table-cell>
              <table:table-cell office:value-type="float" office:value="240" calcext:value-type="float">
                <text:p>240</text:p>
              </table:table-cell>
              <table:table-cell office:value-type="float" office:value="245" calcext:value-type="float">
                <text:p>245</text:p>
              </table:table-cell>
              <table:table-cell office:value-type="float" office:value="248" calcext:value-type="float">
                <text:p>248</text:p>
              </table:table-cell>
              <table:table-cell office:value-type="float" office:value="252" calcext:value-type="float">
                <text:p>252</text:p>
              </table:table-cell>
              <table:table-cell office:value-type="float" office:value="257" calcext:value-type="float">
                <text:p>257</text:p>
              </table:table-cell>
              <table:table-cell office:value-type="float" office:value="262" calcext:value-type="float">
                <text:p>262</text:p>
              </table:table-cell>
              <table:table-cell office:value-type="float" office:value="270" calcext:value-type="float">
                <text:p>270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76" calcext:value-type="float">
                <text:p>276</text:p>
              </table:table-cell>
              <table:table-cell office:value-type="float" office:value="280" calcext:value-type="float">
                <text:p>280</text:p>
              </table:table-cell>
              <table:table-cell office:value-type="float" office:value="282" calcext:value-type="float">
                <text:p>282</text:p>
              </table:table-cell>
              <table:table-cell office:value-type="float" office:value="283" calcext:value-type="float">
                <text:p>283</text:p>
              </table:table-cell>
              <table:table-cell office:value-type="float" office:value="290" calcext:value-type="float">
                <text:p>290</text:p>
              </table:table-cell>
              <table:table-cell office:value-type="float" office:value="293" calcext:value-type="float">
                <text:p>293</text:p>
              </table:table-cell>
              <table:table-cell office:value-type="float" office:value="295" calcext:value-type="float">
                <text:p>295</text:p>
              </table:table-cell>
              <table:table-cell office:value-type="float" office:value="296" calcext:value-type="float">
                <text:p>296</text:p>
              </table:table-cell>
              <table:table-cell office:value-type="float" office:value="298" calcext:value-type="float">
                <text:p>298</text:p>
              </table:table-cell>
              <table:table-cell office:value-type="float" office:value="297" calcext:value-type="float">
                <text:p>297</text:p>
              </table:table-cell>
              <table:table-cell office:value-type="float" office:value="302" calcext:value-type="float">
                <text:p>302</text:p>
              </table:table-cell>
              <table:table-cell office:value-type="float" office:value="304" calcext:value-type="float">
                <text:p>304</text:p>
              </table:table-cell>
              <table:table-cell office:value-type="float" office:value="306" calcext:value-type="float">
                <text:p>306</text:p>
              </table:table-cell>
              <table:table-cell office:value-type="float" office:value="312" calcext:value-type="float">
                <text:p>312</text:p>
              </table:table-cell>
              <table:table-cell office:value-type="float" office:value="314" calcext:value-type="float">
                <text:p>314</text:p>
              </table:table-cell>
              <table:table-cell office:value-type="float" office:value="315" calcext:value-type="float">
                <text:p>315</text:p>
              </table:table-cell>
              <table:table-cell table:number-columns-repeated="3" office:value-type="float" office:value="317" calcext:value-type="float">
                <text:p>317</text:p>
              </table:table-cell>
              <table:table-cell table:number-columns-repeated="3" office:value-type="float" office:value="319" calcext:value-type="float">
                <text:p>319</text:p>
              </table:table-cell>
              <table:table-cell office:value-type="float" office:value="320" calcext:value-type="float">
                <text:p>320</text:p>
              </table:table-cell>
              <table:table-cell office:value-type="float" office:value="321" calcext:value-type="float">
                <text:p>321</text:p>
              </table:table-cell>
              <table:table-cell office:value-type="float" office:value="323" calcext:value-type="float">
                <text:p>323</text:p>
              </table:table-cell>
              <table:table-cell office:value-type="float" office:value="325" calcext:value-type="float">
                <text:p>325</text:p>
              </table:table-cell>
              <table:table-cell office:value-type="float" office:value="326" calcext:value-type="float">
                <text:p>326</text:p>
              </table:table-cell>
              <table:table-cell table:number-columns-repeated="3" office:value-type="float" office:value="327" calcext:value-type="float">
                <text:p>327</text:p>
              </table:table-cell>
              <table:table-cell table:number-columns-repeated="2" office:value-type="float" office:value="328" calcext:value-type="float">
                <text:p>328</text:p>
              </table:table-cell>
              <table:table-cell office:value-type="float" office:value="330" calcext:value-type="float">
                <text:p>330</text:p>
              </table:table-cell>
              <table:table-cell office:value-type="float" office:value="328" calcext:value-type="float">
                <text:p>328</text:p>
              </table:table-cell>
              <table:table-cell office:value-type="float" office:value="329" calcext:value-type="float">
                <text:p>32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Czechia Result</text:p>
            </table:table-cell>
            <table:table-cell table:number-columns-repeated="2"/>
            <table:table-cell table:number-columns-repeated="60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table:number-columns-repeated="2"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12" calcext:value-type="float">
              <text:p>112</text:p>
            </table:table-cell>
            <table:table-cell office:value-type="float" office:value="119" calcext:value-type="float">
              <text:p>119</text:p>
            </table:table-cell>
            <table:table-cell office:value-type="float" office:value="129" calcext:value-type="float">
              <text:p>129</text:p>
            </table:table-cell>
            <table:table-cell office:value-type="float" office:value="138" calcext:value-type="float">
              <text:p>138</text:p>
            </table:table-cell>
            <table:table-cell office:value-type="float" office:value="143" calcext:value-type="float">
              <text:p>143</text:p>
            </table:table-cell>
            <table:table-cell office:value-type="float" office:value="161" calcext:value-type="float">
              <text:p>161</text:p>
            </table:table-cell>
            <table:table-cell office:value-type="float" office:value="166" calcext:value-type="float">
              <text:p>166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73" calcext:value-type="float">
              <text:p>173</text:p>
            </table:table-cell>
            <table:table-cell office:value-type="float" office:value="181" calcext:value-type="float">
              <text:p>181</text:p>
            </table:table-cell>
            <table:table-cell office:value-type="float" office:value="186" calcext:value-type="float">
              <text:p>186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201" calcext:value-type="float">
              <text:p>201</text:p>
            </table:table-cell>
            <table:table-cell office:value-type="float" office:value="208" calcext:value-type="float">
              <text:p>208</text:p>
            </table:table-cell>
            <table:table-cell office:value-type="float" office:value="210" calcext:value-type="float">
              <text:p>210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18" calcext:value-type="float">
              <text:p>218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23" calcext:value-type="float">
              <text:p>223</text:p>
            </table:table-cell>
            <table:table-cell table:number-columns-repeated="2" office:value-type="float" office:value="227" calcext:value-type="float">
              <text:p>227</text:p>
            </table:table-cell>
            <table:table-cell office:value-type="float" office:value="236" calcext:value-type="float">
              <text:p>236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245" calcext:value-type="float">
              <text:p>245</text:p>
            </table:table-cell>
            <table:table-cell office:value-type="float" office:value="248" calcext:value-type="float">
              <text:p>248</text:p>
            </table:table-cell>
            <table:table-cell office:value-type="float" office:value="252" calcext:value-type="float">
              <text:p>252</text:p>
            </table:table-cell>
            <table:table-cell office:value-type="float" office:value="257" calcext:value-type="float">
              <text:p>257</text:p>
            </table:table-cell>
            <table:table-cell office:value-type="float" office:value="262" calcext:value-type="float">
              <text:p>262</text:p>
            </table:table-cell>
            <table:table-cell office:value-type="float" office:value="270" calcext:value-type="float">
              <text:p>270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76" calcext:value-type="float">
              <text:p>276</text:p>
            </table:table-cell>
            <table:table-cell office:value-type="float" office:value="280" calcext:value-type="float">
              <text:p>280</text:p>
            </table:table-cell>
            <table:table-cell office:value-type="float" office:value="282" calcext:value-type="float">
              <text:p>282</text:p>
            </table:table-cell>
            <table:table-cell office:value-type="float" office:value="283" calcext:value-type="float">
              <text:p>283</text:p>
            </table:table-cell>
            <table:table-cell office:value-type="float" office:value="290" calcext:value-type="float">
              <text:p>290</text:p>
            </table:table-cell>
            <table:table-cell office:value-type="float" office:value="293" calcext:value-type="float">
              <text:p>293</text:p>
            </table:table-cell>
            <table:table-cell office:value-type="float" office:value="295" calcext:value-type="float">
              <text:p>295</text:p>
            </table:table-cell>
            <table:table-cell office:value-type="float" office:value="296" calcext:value-type="float">
              <text:p>296</text:p>
            </table:table-cell>
            <table:table-cell office:value-type="float" office:value="298" calcext:value-type="float">
              <text:p>298</text:p>
            </table:table-cell>
            <table:table-cell office:value-type="float" office:value="297" calcext:value-type="float">
              <text:p>297</text:p>
            </table:table-cell>
            <table:table-cell office:value-type="float" office:value="302" calcext:value-type="float">
              <text:p>302</text:p>
            </table:table-cell>
            <table:table-cell office:value-type="float" office:value="304" calcext:value-type="float">
              <text:p>304</text:p>
            </table:table-cell>
            <table:table-cell office:value-type="float" office:value="306" calcext:value-type="float">
              <text:p>306</text:p>
            </table:table-cell>
            <table:table-cell office:value-type="float" office:value="312" calcext:value-type="float">
              <text:p>312</text:p>
            </table:table-cell>
            <table:table-cell office:value-type="float" office:value="314" calcext:value-type="float">
              <text:p>314</text:p>
            </table:table-cell>
            <table:table-cell office:value-type="float" office:value="315" calcext:value-type="float">
              <text:p>315</text:p>
            </table:table-cell>
            <table:table-cell table:number-columns-repeated="3" office:value-type="float" office:value="317" calcext:value-type="float">
              <text:p>317</text:p>
            </table:table-cell>
            <table:table-cell table:number-columns-repeated="3" office:value-type="float" office:value="319" calcext:value-type="float">
              <text:p>319</text:p>
            </table:table-cell>
            <table:table-cell office:value-type="float" office:value="320" calcext:value-type="float">
              <text:p>320</text:p>
            </table:table-cell>
            <table:table-cell office:value-type="float" office:value="321" calcext:value-type="float">
              <text:p>321</text:p>
            </table:table-cell>
            <table:table-cell office:value-type="float" office:value="323" calcext:value-type="float">
              <text:p>323</text:p>
            </table:table-cell>
            <table:table-cell office:value-type="float" office:value="325" calcext:value-type="float">
              <text:p>325</text:p>
            </table:table-cell>
            <table:table-cell office:value-type="float" office:value="326" calcext:value-type="float">
              <text:p>326</text:p>
            </table:table-cell>
            <table:table-cell table:number-columns-repeated="3" office:value-type="float" office:value="327" calcext:value-type="float">
              <text:p>327</text:p>
            </table:table-cell>
            <table:table-cell table:number-columns-repeated="2" office:value-type="float" office:value="328" calcext:value-type="float">
              <text:p>328</text:p>
            </table:table-cell>
            <table:table-cell office:value-type="float" office:value="330" calcext:value-type="float">
              <text:p>330</text:p>
            </table:table-cell>
            <table:table-cell office:value-type="float" office:value="328" calcext:value-type="float">
              <text:p>328</text:p>
            </table:table-cell>
            <table:table-cell office:value-type="float" office:value="329" calcext:value-type="float">
              <text:p>329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Faroe Islands</text:p>
              </table:table-cell>
              <table:table-cell office:value-type="string" calcext:value-type="string">
                <text:p>Denmark</text:p>
              </table:table-cell>
              <table:table-cell office:value-type="float" office:value="61.8926" calcext:value-type="float">
                <text:p>61.8926</text:p>
              </table:table-cell>
              <table:table-cell office:value-type="float" office:value="-6.9118" calcext:value-type="float">
                <text:p>-6.9118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Greenland</text:p>
              </table:table-cell>
              <table:table-cell office:value-type="string" calcext:value-type="string">
                <text:p>Denmark</text:p>
              </table:table-cell>
              <table:table-cell office:value-type="float" office:value="71.7069" calcext:value-type="float">
                <text:p>71.7069</text:p>
              </table:table-cell>
              <table:table-cell office:value-type="float" office:value="-42.6043" calcext:value-type="float">
                <text:p>-42.6043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/>
              <table:table-cell office:value-type="string" calcext:value-type="string">
                <text:p>Denmark</text:p>
              </table:table-cell>
              <table:table-cell office:value-type="float" office:value="56.2639" calcext:value-type="float">
                <text:p>56.2639</text:p>
              </table:table-cell>
              <table:table-cell office:value-type="float" office:value="9.5018" calcext:value-type="float">
                <text:p>9.5018</text:p>
              </table:table-cell>
              <table:table-cell table:number-columns-repeated="52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104" calcext:value-type="float">
                <text:p>104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39" calcext:value-type="float">
                <text:p>139</text:p>
              </table:table-cell>
              <table:table-cell office:value-type="float" office:value="161" calcext:value-type="float">
                <text:p>161</text:p>
              </table:table-cell>
              <table:table-cell office:value-type="float" office:value="179" calcext:value-type="float">
                <text:p>179</text:p>
              </table:table-cell>
              <table:table-cell office:value-type="float" office:value="187" calcext:value-type="float">
                <text:p>187</text:p>
              </table:table-cell>
              <table:table-cell office:value-type="float" office:value="203" calcext:value-type="float">
                <text:p>203</text:p>
              </table:table-cell>
              <table:table-cell office:value-type="float" office:value="218" calcext:value-type="float">
                <text:p>218</text:p>
              </table:table-cell>
              <table:table-cell office:value-type="float" office:value="237" calcext:value-type="float">
                <text:p>237</text:p>
              </table:table-cell>
              <table:table-cell office:value-type="float" office:value="247" calcext:value-type="float">
                <text:p>247</text:p>
              </table:table-cell>
              <table:table-cell office:value-type="float" office:value="260" calcext:value-type="float">
                <text:p>260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85" calcext:value-type="float">
                <text:p>285</text:p>
              </table:table-cell>
              <table:table-cell office:value-type="float" office:value="299" calcext:value-type="float">
                <text:p>299</text:p>
              </table:table-cell>
              <table:table-cell office:value-type="float" office:value="309" calcext:value-type="float">
                <text:p>309</text:p>
              </table:table-cell>
              <table:table-cell office:value-type="float" office:value="321" calcext:value-type="float">
                <text:p>321</text:p>
              </table:table-cell>
              <table:table-cell office:value-type="float" office:value="336" calcext:value-type="float">
                <text:p>336</text:p>
              </table:table-cell>
              <table:table-cell office:value-type="float" office:value="346" calcext:value-type="float">
                <text:p>346</text:p>
              </table:table-cell>
              <table:table-cell office:value-type="float" office:value="355" calcext:value-type="float">
                <text:p>355</text:p>
              </table:table-cell>
              <table:table-cell office:value-type="float" office:value="364" calcext:value-type="float">
                <text:p>364</text:p>
              </table:table-cell>
              <table:table-cell office:value-type="float" office:value="370" calcext:value-type="float">
                <text:p>370</text:p>
              </table:table-cell>
              <table:table-cell office:value-type="float" office:value="384" calcext:value-type="float">
                <text:p>384</text:p>
              </table:table-cell>
              <table:table-cell office:value-type="float" office:value="394" calcext:value-type="float">
                <text:p>394</text:p>
              </table:table-cell>
              <table:table-cell office:value-type="float" office:value="403" calcext:value-type="float">
                <text:p>403</text:p>
              </table:table-cell>
              <table:table-cell office:value-type="float" office:value="418" calcext:value-type="float">
                <text:p>418</text:p>
              </table:table-cell>
              <table:table-cell office:value-type="float" office:value="422" calcext:value-type="float">
                <text:p>422</text:p>
              </table:table-cell>
              <table:table-cell office:value-type="float" office:value="427" calcext:value-type="float">
                <text:p>427</text:p>
              </table:table-cell>
              <table:table-cell office:value-type="float" office:value="434" calcext:value-type="float">
                <text:p>434</text:p>
              </table:table-cell>
              <table:table-cell office:value-type="float" office:value="443" calcext:value-type="float">
                <text:p>443</text:p>
              </table:table-cell>
              <table:table-cell office:value-type="float" office:value="452" calcext:value-type="float">
                <text:p>452</text:p>
              </table:table-cell>
              <table:table-cell office:value-type="float" office:value="460" calcext:value-type="float">
                <text:p>460</text:p>
              </table:table-cell>
              <table:table-cell office:value-type="float" office:value="475" calcext:value-type="float">
                <text:p>475</text:p>
              </table:table-cell>
              <table:table-cell office:value-type="float" office:value="484" calcext:value-type="float">
                <text:p>484</text:p>
              </table:table-cell>
              <table:table-cell office:value-type="float" office:value="493" calcext:value-type="float">
                <text:p>493</text:p>
              </table:table-cell>
              <table:table-cell office:value-type="float" office:value="503" calcext:value-type="float">
                <text:p>503</text:p>
              </table:table-cell>
              <table:table-cell office:value-type="float" office:value="506" calcext:value-type="float">
                <text:p>506</text:p>
              </table:table-cell>
              <table:table-cell office:value-type="float" office:value="514" calcext:value-type="float">
                <text:p>514</text:p>
              </table:table-cell>
              <table:table-cell office:value-type="float" office:value="522" calcext:value-type="float">
                <text:p>522</text:p>
              </table:table-cell>
              <table:table-cell office:value-type="float" office:value="526" calcext:value-type="float">
                <text:p>526</text:p>
              </table:table-cell>
              <table:table-cell office:value-type="float" office:value="529" calcext:value-type="float">
                <text:p>529</text:p>
              </table:table-cell>
              <table:table-cell office:value-type="float" office:value="533" calcext:value-type="float">
                <text:p>533</text:p>
              </table:table-cell>
              <table:table-cell office:value-type="float" office:value="527" calcext:value-type="float">
                <text:p>527</text:p>
              </table:table-cell>
              <table:table-cell office:value-type="float" office:value="533" calcext:value-type="float">
                <text:p>533</text:p>
              </table:table-cell>
              <table:table-cell table:number-columns-repeated="2" office:value-type="float" office:value="537" calcext:value-type="float">
                <text:p>537</text:p>
              </table:table-cell>
              <table:table-cell office:value-type="float" office:value="543" calcext:value-type="float">
                <text:p>543</text:p>
              </table:table-cell>
              <table:table-cell office:value-type="float" office:value="547" calcext:value-type="float">
                <text:p>547</text:p>
              </table:table-cell>
              <table:table-cell office:value-type="float" office:value="548" calcext:value-type="float">
                <text:p>548</text:p>
              </table:table-cell>
              <table:table-cell office:value-type="float" office:value="551" calcext:value-type="float">
                <text:p>551</text:p>
              </table:table-cell>
              <table:table-cell office:value-type="float" office:value="554" calcext:value-type="float">
                <text:p>554</text:p>
              </table:table-cell>
              <table:table-cell table:number-columns-repeated="3" office:value-type="float" office:value="561" calcext:value-type="float">
                <text:p>561</text:p>
              </table:table-cell>
              <table:table-cell office:value-type="float" office:value="562" calcext:value-type="float">
                <text:p>562</text:p>
              </table:table-cell>
              <table:table-cell table:number-columns-repeated="2" office:value-type="float" office:value="563" calcext:value-type="float">
                <text:p>563</text:p>
              </table:table-cell>
              <table:table-cell office:value-type="float" office:value="565" calcext:value-type="float">
                <text:p>565</text:p>
              </table:table-cell>
              <table:table-cell table:number-columns-repeated="2" office:value-type="float" office:value="568" calcext:value-type="float">
                <text:p>568</text:p>
              </table:table-cell>
              <table:table-cell office:value-type="float" office:value="571" calcext:value-type="float">
                <text:p>571</text:p>
              </table:table-cell>
              <table:table-cell office:value-type="float" office:value="574" calcext:value-type="float">
                <text:p>574</text:p>
              </table:table-cell>
              <table:table-cell office:value-type="float" office:value="576" calcext:value-type="float">
                <text:p>576</text:p>
              </table:table-cell>
              <table:table-cell table:number-columns-repeated="2" office:value-type="float" office:value="580" calcext:value-type="float">
                <text:p>580</text:p>
              </table:table-cell>
              <table:table-cell office:value-type="float" office:value="582" calcext:value-type="float">
                <text:p>582</text:p>
              </table:table-cell>
              <table:table-cell office:value-type="float" office:value="586" calcext:value-type="float">
                <text:p>586</text:p>
              </table:table-cell>
              <table:table-cell office:value-type="float" office:value="587" calcext:value-type="float">
                <text:p>587</text:p>
              </table:table-cell>
              <table:table-cell office:value-type="float" office:value="589" calcext:value-type="float">
                <text:p>589</text:p>
              </table:table-cell>
              <table:table-cell table:number-columns-repeated="4" office:value-type="float" office:value="593" calcext:value-type="float">
                <text:p>593</text:p>
              </table:table-cell>
              <table:table-cell office:value-type="float" office:value="594" calcext:value-type="float">
                <text:p>59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Denmark Result</text:p>
            </table:table-cell>
            <table:table-cell table:number-columns-repeated="2"/>
            <table:table-cell table:number-columns-repeated="52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office:value-type="float" office:value="9" calcext:value-type="float">
              <text:p>9</text:p>
            </table:table-cell>
            <table:table-cell table:number-columns-repeated="2" office:value-type="float" office:value="13" calcext:value-type="float">
              <text:p>13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104" calcext:value-type="float">
              <text:p>104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39" calcext:value-type="float">
              <text:p>139</text:p>
            </table:table-cell>
            <table:table-cell office:value-type="float" office:value="161" calcext:value-type="float">
              <text:p>161</text:p>
            </table:table-cell>
            <table:table-cell office:value-type="float" office:value="179" calcext:value-type="float">
              <text:p>179</text:p>
            </table:table-cell>
            <table:table-cell office:value-type="float" office:value="187" calcext:value-type="float">
              <text:p>187</text:p>
            </table:table-cell>
            <table:table-cell office:value-type="float" office:value="203" calcext:value-type="float">
              <text:p>203</text:p>
            </table:table-cell>
            <table:table-cell office:value-type="float" office:value="218" calcext:value-type="float">
              <text:p>218</text:p>
            </table:table-cell>
            <table:table-cell office:value-type="float" office:value="237" calcext:value-type="float">
              <text:p>237</text:p>
            </table:table-cell>
            <table:table-cell office:value-type="float" office:value="247" calcext:value-type="float">
              <text:p>247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85" calcext:value-type="float">
              <text:p>285</text:p>
            </table:table-cell>
            <table:table-cell office:value-type="float" office:value="299" calcext:value-type="float">
              <text:p>299</text:p>
            </table:table-cell>
            <table:table-cell office:value-type="float" office:value="309" calcext:value-type="float">
              <text:p>309</text:p>
            </table:table-cell>
            <table:table-cell office:value-type="float" office:value="321" calcext:value-type="float">
              <text:p>321</text:p>
            </table:table-cell>
            <table:table-cell office:value-type="float" office:value="336" calcext:value-type="float">
              <text:p>336</text:p>
            </table:table-cell>
            <table:table-cell office:value-type="float" office:value="346" calcext:value-type="float">
              <text:p>346</text:p>
            </table:table-cell>
            <table:table-cell office:value-type="float" office:value="355" calcext:value-type="float">
              <text:p>355</text:p>
            </table:table-cell>
            <table:table-cell office:value-type="float" office:value="364" calcext:value-type="float">
              <text:p>364</text:p>
            </table:table-cell>
            <table:table-cell office:value-type="float" office:value="370" calcext:value-type="float">
              <text:p>370</text:p>
            </table:table-cell>
            <table:table-cell office:value-type="float" office:value="384" calcext:value-type="float">
              <text:p>384</text:p>
            </table:table-cell>
            <table:table-cell office:value-type="float" office:value="394" calcext:value-type="float">
              <text:p>394</text:p>
            </table:table-cell>
            <table:table-cell office:value-type="float" office:value="403" calcext:value-type="float">
              <text:p>403</text:p>
            </table:table-cell>
            <table:table-cell office:value-type="float" office:value="418" calcext:value-type="float">
              <text:p>418</text:p>
            </table:table-cell>
            <table:table-cell office:value-type="float" office:value="422" calcext:value-type="float">
              <text:p>422</text:p>
            </table:table-cell>
            <table:table-cell office:value-type="float" office:value="427" calcext:value-type="float">
              <text:p>427</text:p>
            </table:table-cell>
            <table:table-cell office:value-type="float" office:value="434" calcext:value-type="float">
              <text:p>434</text:p>
            </table:table-cell>
            <table:table-cell office:value-type="float" office:value="443" calcext:value-type="float">
              <text:p>443</text:p>
            </table:table-cell>
            <table:table-cell office:value-type="float" office:value="452" calcext:value-type="float">
              <text:p>452</text:p>
            </table:table-cell>
            <table:table-cell office:value-type="float" office:value="460" calcext:value-type="float">
              <text:p>460</text:p>
            </table:table-cell>
            <table:table-cell office:value-type="float" office:value="475" calcext:value-type="float">
              <text:p>475</text:p>
            </table:table-cell>
            <table:table-cell office:value-type="float" office:value="484" calcext:value-type="float">
              <text:p>484</text:p>
            </table:table-cell>
            <table:table-cell office:value-type="float" office:value="493" calcext:value-type="float">
              <text:p>493</text:p>
            </table:table-cell>
            <table:table-cell office:value-type="float" office:value="503" calcext:value-type="float">
              <text:p>503</text:p>
            </table:table-cell>
            <table:table-cell office:value-type="float" office:value="506" calcext:value-type="float">
              <text:p>506</text:p>
            </table:table-cell>
            <table:table-cell office:value-type="float" office:value="514" calcext:value-type="float">
              <text:p>514</text:p>
            </table:table-cell>
            <table:table-cell office:value-type="float" office:value="522" calcext:value-type="float">
              <text:p>522</text:p>
            </table:table-cell>
            <table:table-cell office:value-type="float" office:value="526" calcext:value-type="float">
              <text:p>526</text:p>
            </table:table-cell>
            <table:table-cell office:value-type="float" office:value="529" calcext:value-type="float">
              <text:p>529</text:p>
            </table:table-cell>
            <table:table-cell office:value-type="float" office:value="533" calcext:value-type="float">
              <text:p>533</text:p>
            </table:table-cell>
            <table:table-cell office:value-type="float" office:value="527" calcext:value-type="float">
              <text:p>527</text:p>
            </table:table-cell>
            <table:table-cell office:value-type="float" office:value="533" calcext:value-type="float">
              <text:p>533</text:p>
            </table:table-cell>
            <table:table-cell table:number-columns-repeated="2" office:value-type="float" office:value="537" calcext:value-type="float">
              <text:p>537</text:p>
            </table:table-cell>
            <table:table-cell office:value-type="float" office:value="543" calcext:value-type="float">
              <text:p>543</text:p>
            </table:table-cell>
            <table:table-cell office:value-type="float" office:value="547" calcext:value-type="float">
              <text:p>547</text:p>
            </table:table-cell>
            <table:table-cell office:value-type="float" office:value="548" calcext:value-type="float">
              <text:p>548</text:p>
            </table:table-cell>
            <table:table-cell office:value-type="float" office:value="551" calcext:value-type="float">
              <text:p>551</text:p>
            </table:table-cell>
            <table:table-cell office:value-type="float" office:value="554" calcext:value-type="float">
              <text:p>554</text:p>
            </table:table-cell>
            <table:table-cell table:number-columns-repeated="3" office:value-type="float" office:value="561" calcext:value-type="float">
              <text:p>561</text:p>
            </table:table-cell>
            <table:table-cell office:value-type="float" office:value="562" calcext:value-type="float">
              <text:p>562</text:p>
            </table:table-cell>
            <table:table-cell table:number-columns-repeated="2" office:value-type="float" office:value="563" calcext:value-type="float">
              <text:p>563</text:p>
            </table:table-cell>
            <table:table-cell office:value-type="float" office:value="565" calcext:value-type="float">
              <text:p>565</text:p>
            </table:table-cell>
            <table:table-cell table:number-columns-repeated="2" office:value-type="float" office:value="568" calcext:value-type="float">
              <text:p>568</text:p>
            </table:table-cell>
            <table:table-cell office:value-type="float" office:value="571" calcext:value-type="float">
              <text:p>571</text:p>
            </table:table-cell>
            <table:table-cell office:value-type="float" office:value="574" calcext:value-type="float">
              <text:p>574</text:p>
            </table:table-cell>
            <table:table-cell office:value-type="float" office:value="576" calcext:value-type="float">
              <text:p>576</text:p>
            </table:table-cell>
            <table:table-cell table:number-columns-repeated="2" office:value-type="float" office:value="580" calcext:value-type="float">
              <text:p>580</text:p>
            </table:table-cell>
            <table:table-cell office:value-type="float" office:value="582" calcext:value-type="float">
              <text:p>582</text:p>
            </table:table-cell>
            <table:table-cell office:value-type="float" office:value="586" calcext:value-type="float">
              <text:p>586</text:p>
            </table:table-cell>
            <table:table-cell office:value-type="float" office:value="587" calcext:value-type="float">
              <text:p>587</text:p>
            </table:table-cell>
            <table:table-cell office:value-type="float" office:value="589" calcext:value-type="float">
              <text:p>589</text:p>
            </table:table-cell>
            <table:table-cell table:number-columns-repeated="4" office:value-type="float" office:value="593" calcext:value-type="float">
              <text:p>593</text:p>
            </table:table-cell>
            <table:table-cell office:value-type="float" office:value="594" calcext:value-type="float">
              <text:p>59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Diamond Princess</text:p>
              </table:table-cell>
              <table:table-cell table:number-columns-repeated="31" office:value-type="float" office:value="0" calcext:value-type="float">
                <text:p>0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12" office:value-type="float" office:value="6" calcext:value-type="float">
                <text:p>6</text:p>
              </table:table-cell>
              <table:table-cell table:number-columns-repeated="10" office:value-type="float" office:value="7" calcext:value-type="float">
                <text:p>7</text:p>
              </table:table-cell>
              <table:table-cell table:number-columns-repeated="3" office:value-type="float" office:value="8" calcext:value-type="float">
                <text:p>8</text:p>
              </table:table-cell>
              <table:table-cell table:number-columns-repeated="8" office:value-type="float" office:value="10" calcext:value-type="float">
                <text:p>10</text:p>
              </table:table-cell>
              <table:table-cell table:number-columns-repeated="13" office:value-type="float" office:value="11" calcext:value-type="float">
                <text:p>11</text:p>
              </table:table-cell>
              <table:table-cell table:number-columns-repeated="3" office:value-type="float" office:value="12" calcext:value-type="float">
                <text:p>12</text:p>
              </table:table-cell>
              <table:table-cell table:number-columns-repeated="57" office:value-type="float" office:value="13" calcext:value-type="float">
                <text:p>1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Diamond Princess Result</text:p>
            </table:table-cell>
            <table:table-cell table:number-columns-repeated="2"/>
            <table:table-cell table:number-columns-repeated="29" office:value-type="float" office:value="0" calcext:value-type="float">
              <text:p>0</text:p>
            </table:table-cell>
            <table:table-cell table:number-columns-repeated="3"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table:number-columns-repeated="12" office:value-type="float" office:value="6" calcext:value-type="float">
              <text:p>6</text:p>
            </table:table-cell>
            <table:table-cell table:number-columns-repeated="10" office:value-type="float" office:value="7" calcext:value-type="float">
              <text:p>7</text:p>
            </table:table-cell>
            <table:table-cell table:number-columns-repeated="3" office:value-type="float" office:value="8" calcext:value-type="float">
              <text:p>8</text:p>
            </table:table-cell>
            <table:table-cell table:number-columns-repeated="8" office:value-type="float" office:value="10" calcext:value-type="float">
              <text:p>10</text:p>
            </table:table-cell>
            <table:table-cell table:number-columns-repeated="13" office:value-type="float" office:value="11" calcext:value-type="float">
              <text:p>11</text:p>
            </table:table-cell>
            <table:table-cell table:number-columns-repeated="3" office:value-type="float" office:value="12" calcext:value-type="float">
              <text:p>12</text:p>
            </table:table-cell>
            <table:table-cell table:number-columns-repeated="57" office:value-type="float" office:value="13" calcext:value-type="float">
              <text:p>1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Djibouti</text:p>
              </table:table-cell>
              <table:table-cell office:value-type="float" office:value="11.8251" calcext:value-type="float">
                <text:p>11.8251</text:p>
              </table:table-cell>
              <table:table-cell office:value-type="float" office:value="42.5903" calcext:value-type="float">
                <text:p>42.5903</text:p>
              </table:table-cell>
              <table:table-cell table:number-columns-repeated="79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5" office:value-type="float" office:value="2" calcext:value-type="float">
                <text:p>2</text:p>
              </table:table-cell>
              <table:table-cell table:number-columns-repeated="9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table:number-columns-repeated="4" office:value-type="float" office:value="10" calcext:value-type="float">
                <text:p>10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office:value-type="float" office:value="25" calcext:value-type="float">
                <text:p>25</text:p>
              </table:table-cell>
              <table:table-cell table:number-columns-repeated="4" office:value-type="float" office:value="26" calcext:value-type="float">
                <text:p>26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1" calcext:value-type="float">
                <text:p>31</text:p>
              </table:table-cell>
              <table:table-cell table:number-columns-repeated="2" office:value-type="float" office:value="34" calcext:value-type="float">
                <text:p>34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38" calcext:value-type="float">
                <text:p>3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Djibouti Result</text:p>
            </table:table-cell>
            <table:table-cell table:number-columns-repeated="2"/>
            <table:table-cell table:number-columns-repeated="79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5" office:value-type="float" office:value="2" calcext:value-type="float">
              <text:p>2</text:p>
            </table:table-cell>
            <table:table-cell table:number-columns-repeated="9"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table:number-columns-repeated="2"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table:number-columns-repeated="4" office:value-type="float" office:value="10" calcext:value-type="float">
              <text:p>10</text:p>
            </table:table-cell>
            <table:table-cell table:number-columns-repeated="2" office:value-type="float" office:value="14" calcext:value-type="float">
              <text:p>14</text:p>
            </table:table-cell>
            <table:table-cell office:value-type="float" office:value="18" calcext:value-type="float">
              <text:p>18</text:p>
            </table:table-cell>
            <table:table-cell table:number-columns-repeated="2"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table:number-columns-repeated="2" office:value-type="float" office:value="24" calcext:value-type="float">
              <text:p>24</text:p>
            </table:table-cell>
            <table:table-cell office:value-type="float" office:value="25" calcext:value-type="float">
              <text:p>25</text:p>
            </table:table-cell>
            <table:table-cell table:number-columns-repeated="4" office:value-type="float" office:value="26" calcext:value-type="float">
              <text:p>26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1" calcext:value-type="float">
              <text:p>31</text:p>
            </table:table-cell>
            <table:table-cell table:number-columns-repeated="2" office:value-type="float" office:value="34" calcext:value-type="float">
              <text:p>34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38" calcext:value-type="float">
              <text:p>3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Dominica</text:p>
              </table:table-cell>
              <table:table-cell office:value-type="float" office:value="15.415" calcext:value-type="float">
                <text:p>15.415</text:p>
              </table:table-cell>
              <table:table-cell office:value-type="float" office:value="-61.371" calcext:value-type="float">
                <text:p>-61.371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Dominic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Dominican Republic</text:p>
              </table:table-cell>
              <table:table-cell office:value-type="float" office:value="18.7357" calcext:value-type="float">
                <text:p>18.7357</text:p>
              </table:table-cell>
              <table:table-cell office:value-type="float" office:value="-70.1627" calcext:value-type="float">
                <text:p>-70.1627</text:p>
              </table:table-cell>
              <table:table-cell table:number-columns-repeated="55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0" calcext:value-type="float">
                <text:p>60</text:p>
              </table:table-cell>
              <table:table-cell table:number-columns-repeated="2" office:value-type="float" office:value="68" calcext:value-type="float">
                <text:p>68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18" calcext:value-type="float">
                <text:p>118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173" calcext:value-type="float">
                <text:p>173</text:p>
              </table:table-cell>
              <table:table-cell office:value-type="float" office:value="177" calcext:value-type="float">
                <text:p>177</text:p>
              </table:table-cell>
              <table:table-cell office:value-type="float" office:value="183" calcext:value-type="float">
                <text:p>183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196" calcext:value-type="float">
                <text:p>196</text:p>
              </table:table-cell>
              <table:table-cell office:value-type="float" office:value="200" calcext:value-type="float">
                <text:p>200</text:p>
              </table:table-cell>
              <table:table-cell office:value-type="float" office:value="217" calcext:value-type="float">
                <text:p>217</text:p>
              </table:table-cell>
              <table:table-cell office:value-type="float" office:value="226" calcext:value-type="float">
                <text:p>226</text:p>
              </table:table-cell>
              <table:table-cell office:value-type="float" office:value="235" calcext:value-type="float">
                <text:p>235</text:p>
              </table:table-cell>
              <table:table-cell office:value-type="float" office:value="245" calcext:value-type="float">
                <text:p>245</text:p>
              </table:table-cell>
              <table:table-cell office:value-type="float" office:value="260" calcext:value-type="float">
                <text:p>260</text:p>
              </table:table-cell>
              <table:table-cell office:value-type="float" office:value="265" calcext:value-type="float">
                <text:p>265</text:p>
              </table:table-cell>
              <table:table-cell office:value-type="float" office:value="267" calcext:value-type="float">
                <text:p>267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78" calcext:value-type="float">
                <text:p>278</text:p>
              </table:table-cell>
              <table:table-cell office:value-type="float" office:value="282" calcext:value-type="float">
                <text:p>282</text:p>
              </table:table-cell>
              <table:table-cell office:value-type="float" office:value="286" calcext:value-type="float">
                <text:p>286</text:p>
              </table:table-cell>
              <table:table-cell office:value-type="float" office:value="293" calcext:value-type="float">
                <text:p>293</text:p>
              </table:table-cell>
              <table:table-cell office:value-type="float" office:value="301" calcext:value-type="float">
                <text:p>301</text:p>
              </table:table-cell>
              <table:table-cell office:value-type="float" office:value="313" calcext:value-type="float">
                <text:p>313</text:p>
              </table:table-cell>
              <table:table-cell office:value-type="float" office:value="326" calcext:value-type="float">
                <text:p>326</text:p>
              </table:table-cell>
              <table:table-cell office:value-type="float" office:value="333" calcext:value-type="float">
                <text:p>333</text:p>
              </table:table-cell>
              <table:table-cell office:value-type="float" office:value="346" calcext:value-type="float">
                <text:p>346</text:p>
              </table:table-cell>
              <table:table-cell office:value-type="float" office:value="354" calcext:value-type="float">
                <text:p>354</text:p>
              </table:table-cell>
              <table:table-cell office:value-type="float" office:value="362" calcext:value-type="float">
                <text:p>362</text:p>
              </table:table-cell>
              <table:table-cell office:value-type="float" office:value="373" calcext:value-type="float">
                <text:p>373</text:p>
              </table:table-cell>
              <table:table-cell office:value-type="float" office:value="380" calcext:value-type="float">
                <text:p>380</text:p>
              </table:table-cell>
              <table:table-cell office:value-type="float" office:value="385" calcext:value-type="float">
                <text:p>385</text:p>
              </table:table-cell>
              <table:table-cell office:value-type="float" office:value="388" calcext:value-type="float">
                <text:p>388</text:p>
              </table:table-cell>
              <table:table-cell office:value-type="float" office:value="393" calcext:value-type="float">
                <text:p>393</text:p>
              </table:table-cell>
              <table:table-cell office:value-type="float" office:value="402" calcext:value-type="float">
                <text:p>402</text:p>
              </table:table-cell>
              <table:table-cell office:value-type="float" office:value="409" calcext:value-type="float">
                <text:p>409</text:p>
              </table:table-cell>
              <table:table-cell office:value-type="float" office:value="422" calcext:value-type="float">
                <text:p>422</text:p>
              </table:table-cell>
              <table:table-cell office:value-type="float" office:value="424" calcext:value-type="float">
                <text:p>424</text:p>
              </table:table-cell>
              <table:table-cell table:number-columns-repeated="2" office:value-type="float" office:value="428" calcext:value-type="float">
                <text:p>428</text:p>
              </table:table-cell>
              <table:table-cell office:value-type="float" office:value="434" calcext:value-type="float">
                <text:p>434</text:p>
              </table:table-cell>
              <table:table-cell office:value-type="float" office:value="441" calcext:value-type="float">
                <text:p>441</text:p>
              </table:table-cell>
              <table:table-cell office:value-type="float" office:value="446" calcext:value-type="float">
                <text:p>446</text:p>
              </table:table-cell>
              <table:table-cell office:value-type="float" office:value="448" calcext:value-type="float">
                <text:p>448</text:p>
              </table:table-cell>
              <table:table-cell office:value-type="float" office:value="456" calcext:value-type="float">
                <text:p>456</text:p>
              </table:table-cell>
              <table:table-cell table:number-columns-repeated="2" office:value-type="float" office:value="458" calcext:value-type="float">
                <text:p>458</text:p>
              </table:table-cell>
              <table:table-cell office:value-type="float" office:value="460" calcext:value-type="float">
                <text:p>460</text:p>
              </table:table-cell>
              <table:table-cell office:value-type="float" office:value="468" calcext:value-type="float">
                <text:p>468</text:p>
              </table:table-cell>
              <table:table-cell office:value-type="float" office:value="474" calcext:value-type="float">
                <text:p>474</text:p>
              </table:table-cell>
              <table:table-cell office:value-type="float" office:value="485" calcext:value-type="float">
                <text:p>485</text:p>
              </table:table-cell>
              <table:table-cell office:value-type="float" office:value="488" calcext:value-type="float">
                <text:p>488</text:p>
              </table:table-cell>
              <table:table-cell office:value-type="float" office:value="498" calcext:value-type="float">
                <text:p>498</text:p>
              </table:table-cell>
              <table:table-cell table:number-columns-repeated="2" office:value-type="float" office:value="502" calcext:value-type="float">
                <text:p>502</text:p>
              </table:table-cell>
              <table:table-cell office:value-type="float" office:value="515" calcext:value-type="float">
                <text:p>515</text:p>
              </table:table-cell>
              <table:table-cell office:value-type="float" office:value="516" calcext:value-type="float">
                <text:p>516</text:p>
              </table:table-cell>
              <table:table-cell office:value-type="float" office:value="520" calcext:value-type="float">
                <text:p>520</text:p>
              </table:table-cell>
              <table:table-cell office:value-type="float" office:value="525" calcext:value-type="float">
                <text:p>525</text:p>
              </table:table-cell>
              <table:table-cell office:value-type="float" office:value="536" calcext:value-type="float">
                <text:p>536</text:p>
              </table:table-cell>
              <table:table-cell office:value-type="float" office:value="538" calcext:value-type="float">
                <text:p>538</text:p>
              </table:table-cell>
              <table:table-cell office:value-type="float" office:value="539" calcext:value-type="float">
                <text:p>539</text:p>
              </table:table-cell>
              <table:table-cell office:value-type="float" office:value="544" calcext:value-type="float">
                <text:p>544</text:p>
              </table:table-cell>
              <table:table-cell office:value-type="float" office:value="550" calcext:value-type="float">
                <text:p>550</text:p>
              </table:table-cell>
              <table:table-cell office:value-type="float" office:value="561" calcext:value-type="float">
                <text:p>561</text:p>
              </table:table-cell>
              <table:table-cell office:value-type="float" office:value="568" calcext:value-type="float">
                <text:p>56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Dominican Republic Result</text:p>
            </table:table-cell>
            <table:table-cell table:number-columns-repeated="2"/>
            <table:table-cell table:number-columns-repeated="55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3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0" calcext:value-type="float">
              <text:p>60</text:p>
            </table:table-cell>
            <table:table-cell table:number-columns-repeated="2" office:value-type="float" office:value="68" calcext:value-type="float">
              <text:p>68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18" calcext:value-type="float">
              <text:p>118</text:p>
            </table:table-cell>
            <table:table-cell office:value-type="float" office:value="126" calcext:value-type="float">
              <text:p>126</text:p>
            </table:table-cell>
            <table:table-cell office:value-type="float" office:value="135" calcext:value-type="float">
              <text:p>135</text:p>
            </table:table-cell>
            <table:table-cell office:value-type="float" office:value="173" calcext:value-type="float">
              <text:p>173</text:p>
            </table:table-cell>
            <table:table-cell office:value-type="float" office:value="177" calcext:value-type="float">
              <text:p>177</text:p>
            </table:table-cell>
            <table:table-cell office:value-type="float" office:value="183" calcext:value-type="float">
              <text:p>183</text:p>
            </table:table-cell>
            <table:table-cell office:value-type="float" office:value="189" calcext:value-type="float">
              <text:p>189</text:p>
            </table:table-cell>
            <table:table-cell office:value-type="float" office:value="196" calcext:value-type="float">
              <text:p>196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217" calcext:value-type="float">
              <text:p>217</text:p>
            </table:table-cell>
            <table:table-cell office:value-type="float" office:value="226" calcext:value-type="float">
              <text:p>226</text:p>
            </table:table-cell>
            <table:table-cell office:value-type="float" office:value="235" calcext:value-type="float">
              <text:p>235</text:p>
            </table:table-cell>
            <table:table-cell office:value-type="float" office:value="245" calcext:value-type="float">
              <text:p>245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65" calcext:value-type="float">
              <text:p>265</text:p>
            </table:table-cell>
            <table:table-cell office:value-type="float" office:value="267" calcext:value-type="float">
              <text:p>267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78" calcext:value-type="float">
              <text:p>278</text:p>
            </table:table-cell>
            <table:table-cell office:value-type="float" office:value="282" calcext:value-type="float">
              <text:p>282</text:p>
            </table:table-cell>
            <table:table-cell office:value-type="float" office:value="286" calcext:value-type="float">
              <text:p>286</text:p>
            </table:table-cell>
            <table:table-cell office:value-type="float" office:value="293" calcext:value-type="float">
              <text:p>293</text:p>
            </table:table-cell>
            <table:table-cell office:value-type="float" office:value="301" calcext:value-type="float">
              <text:p>301</text:p>
            </table:table-cell>
            <table:table-cell office:value-type="float" office:value="313" calcext:value-type="float">
              <text:p>313</text:p>
            </table:table-cell>
            <table:table-cell office:value-type="float" office:value="326" calcext:value-type="float">
              <text:p>326</text:p>
            </table:table-cell>
            <table:table-cell office:value-type="float" office:value="333" calcext:value-type="float">
              <text:p>333</text:p>
            </table:table-cell>
            <table:table-cell office:value-type="float" office:value="346" calcext:value-type="float">
              <text:p>346</text:p>
            </table:table-cell>
            <table:table-cell office:value-type="float" office:value="354" calcext:value-type="float">
              <text:p>354</text:p>
            </table:table-cell>
            <table:table-cell office:value-type="float" office:value="362" calcext:value-type="float">
              <text:p>362</text:p>
            </table:table-cell>
            <table:table-cell office:value-type="float" office:value="373" calcext:value-type="float">
              <text:p>373</text:p>
            </table:table-cell>
            <table:table-cell office:value-type="float" office:value="380" calcext:value-type="float">
              <text:p>380</text:p>
            </table:table-cell>
            <table:table-cell office:value-type="float" office:value="385" calcext:value-type="float">
              <text:p>385</text:p>
            </table:table-cell>
            <table:table-cell office:value-type="float" office:value="388" calcext:value-type="float">
              <text:p>388</text:p>
            </table:table-cell>
            <table:table-cell office:value-type="float" office:value="393" calcext:value-type="float">
              <text:p>393</text:p>
            </table:table-cell>
            <table:table-cell office:value-type="float" office:value="402" calcext:value-type="float">
              <text:p>402</text:p>
            </table:table-cell>
            <table:table-cell office:value-type="float" office:value="409" calcext:value-type="float">
              <text:p>409</text:p>
            </table:table-cell>
            <table:table-cell office:value-type="float" office:value="422" calcext:value-type="float">
              <text:p>422</text:p>
            </table:table-cell>
            <table:table-cell office:value-type="float" office:value="424" calcext:value-type="float">
              <text:p>424</text:p>
            </table:table-cell>
            <table:table-cell table:number-columns-repeated="2" office:value-type="float" office:value="428" calcext:value-type="float">
              <text:p>428</text:p>
            </table:table-cell>
            <table:table-cell office:value-type="float" office:value="434" calcext:value-type="float">
              <text:p>434</text:p>
            </table:table-cell>
            <table:table-cell office:value-type="float" office:value="441" calcext:value-type="float">
              <text:p>441</text:p>
            </table:table-cell>
            <table:table-cell office:value-type="float" office:value="446" calcext:value-type="float">
              <text:p>446</text:p>
            </table:table-cell>
            <table:table-cell office:value-type="float" office:value="448" calcext:value-type="float">
              <text:p>448</text:p>
            </table:table-cell>
            <table:table-cell office:value-type="float" office:value="456" calcext:value-type="float">
              <text:p>456</text:p>
            </table:table-cell>
            <table:table-cell table:number-columns-repeated="2" office:value-type="float" office:value="458" calcext:value-type="float">
              <text:p>458</text:p>
            </table:table-cell>
            <table:table-cell office:value-type="float" office:value="460" calcext:value-type="float">
              <text:p>460</text:p>
            </table:table-cell>
            <table:table-cell office:value-type="float" office:value="468" calcext:value-type="float">
              <text:p>468</text:p>
            </table:table-cell>
            <table:table-cell office:value-type="float" office:value="474" calcext:value-type="float">
              <text:p>474</text:p>
            </table:table-cell>
            <table:table-cell office:value-type="float" office:value="485" calcext:value-type="float">
              <text:p>485</text:p>
            </table:table-cell>
            <table:table-cell office:value-type="float" office:value="488" calcext:value-type="float">
              <text:p>488</text:p>
            </table:table-cell>
            <table:table-cell office:value-type="float" office:value="498" calcext:value-type="float">
              <text:p>498</text:p>
            </table:table-cell>
            <table:table-cell table:number-columns-repeated="2" office:value-type="float" office:value="502" calcext:value-type="float">
              <text:p>502</text:p>
            </table:table-cell>
            <table:table-cell office:value-type="float" office:value="515" calcext:value-type="float">
              <text:p>515</text:p>
            </table:table-cell>
            <table:table-cell office:value-type="float" office:value="516" calcext:value-type="float">
              <text:p>516</text:p>
            </table:table-cell>
            <table:table-cell office:value-type="float" office:value="520" calcext:value-type="float">
              <text:p>520</text:p>
            </table:table-cell>
            <table:table-cell office:value-type="float" office:value="525" calcext:value-type="float">
              <text:p>525</text:p>
            </table:table-cell>
            <table:table-cell office:value-type="float" office:value="536" calcext:value-type="float">
              <text:p>536</text:p>
            </table:table-cell>
            <table:table-cell office:value-type="float" office:value="538" calcext:value-type="float">
              <text:p>538</text:p>
            </table:table-cell>
            <table:table-cell office:value-type="float" office:value="539" calcext:value-type="float">
              <text:p>539</text:p>
            </table:table-cell>
            <table:table-cell office:value-type="float" office:value="544" calcext:value-type="float">
              <text:p>544</text:p>
            </table:table-cell>
            <table:table-cell office:value-type="float" office:value="550" calcext:value-type="float">
              <text:p>550</text:p>
            </table:table-cell>
            <table:table-cell office:value-type="float" office:value="561" calcext:value-type="float">
              <text:p>561</text:p>
            </table:table-cell>
            <table:table-cell office:value-type="float" office:value="568" calcext:value-type="float">
              <text:p>56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Ecuador</text:p>
              </table:table-cell>
              <table:table-cell office:value-type="float" office:value="-1.8312" calcext:value-type="float">
                <text:p>-1.8312</text:p>
              </table:table-cell>
              <table:table-cell office:value-type="float" office:value="-78.1834" calcext:value-type="float">
                <text:p>-78.1834</text:p>
              </table:table-cell>
              <table:table-cell table:number-columns-repeated="52" office:value-type="float" office:value="0" calcext:value-type="float">
                <text:p>0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45" calcext:value-type="float">
                <text:p>145</text:p>
              </table:table-cell>
              <table:table-cell office:value-type="float" office:value="172" calcext:value-type="float">
                <text:p>172</text:p>
              </table:table-cell>
              <table:table-cell office:value-type="float" office:value="180" calcext:value-type="float">
                <text:p>180</text:p>
              </table:table-cell>
              <table:table-cell table:number-columns-repeated="2" office:value-type="float" office:value="191" calcext:value-type="float">
                <text:p>191</text:p>
              </table:table-cell>
              <table:table-cell office:value-type="float" office:value="242" calcext:value-type="float">
                <text:p>242</text:p>
              </table:table-cell>
              <table:table-cell office:value-type="float" office:value="272" calcext:value-type="float">
                <text:p>272</text:p>
              </table:table-cell>
              <table:table-cell office:value-type="float" office:value="297" calcext:value-type="float">
                <text:p>297</text:p>
              </table:table-cell>
              <table:table-cell office:value-type="float" office:value="315" calcext:value-type="float">
                <text:p>315</text:p>
              </table:table-cell>
              <table:table-cell office:value-type="float" office:value="333" calcext:value-type="float">
                <text:p>333</text:p>
              </table:table-cell>
              <table:table-cell office:value-type="float" office:value="355" calcext:value-type="float">
                <text:p>355</text:p>
              </table:table-cell>
              <table:table-cell office:value-type="float" office:value="369" calcext:value-type="float">
                <text:p>369</text:p>
              </table:table-cell>
              <table:table-cell office:value-type="float" office:value="388" calcext:value-type="float">
                <text:p>388</text:p>
              </table:table-cell>
              <table:table-cell office:value-type="float" office:value="403" calcext:value-type="float">
                <text:p>403</text:p>
              </table:table-cell>
              <table:table-cell office:value-type="float" office:value="421" calcext:value-type="float">
                <text:p>421</text:p>
              </table:table-cell>
              <table:table-cell office:value-type="float" office:value="456" calcext:value-type="float">
                <text:p>456</text:p>
              </table:table-cell>
              <table:table-cell office:value-type="float" office:value="474" calcext:value-type="float">
                <text:p>474</text:p>
              </table:table-cell>
              <table:table-cell office:value-type="float" office:value="507" calcext:value-type="float">
                <text:p>507</text:p>
              </table:table-cell>
              <table:table-cell office:value-type="float" office:value="520" calcext:value-type="float">
                <text:p>520</text:p>
              </table:table-cell>
              <table:table-cell office:value-type="float" office:value="537" calcext:value-type="float">
                <text:p>537</text:p>
              </table:table-cell>
              <table:table-cell office:value-type="float" office:value="560" calcext:value-type="float">
                <text:p>560</text:p>
              </table:table-cell>
              <table:table-cell table:number-columns-repeated="3" office:value-type="float" office:value="576" calcext:value-type="float">
                <text:p>576</text:p>
              </table:table-cell>
              <table:table-cell office:value-type="float" office:value="663" calcext:value-type="float">
                <text:p>663</text:p>
              </table:table-cell>
              <table:table-cell office:value-type="float" office:value="871" calcext:value-type="float">
                <text:p>871</text:p>
              </table:table-cell>
              <table:table-cell office:value-type="float" office:value="883" calcext:value-type="float">
                <text:p>883</text:p>
              </table:table-cell>
              <table:table-cell office:value-type="float" office:value="900" calcext:value-type="float">
                <text:p>900</text:p>
              </table:table-cell>
              <table:table-cell office:value-type="float" office:value="1063" calcext:value-type="float">
                <text:p>1063</text:p>
              </table:table-cell>
              <table:table-cell office:value-type="float" office:value="1371" calcext:value-type="float">
                <text:p>1371</text:p>
              </table:table-cell>
              <table:table-cell office:value-type="float" office:value="1564" calcext:value-type="float">
                <text:p>1564</text:p>
              </table:table-cell>
              <table:table-cell table:number-columns-repeated="2" office:value-type="float" office:value="1569" calcext:value-type="float">
                <text:p>1569</text:p>
              </table:table-cell>
              <table:table-cell office:value-type="float" office:value="1618" calcext:value-type="float">
                <text:p>1618</text:p>
              </table:table-cell>
              <table:table-cell office:value-type="float" office:value="1654" calcext:value-type="float">
                <text:p>1654</text:p>
              </table:table-cell>
              <table:table-cell office:value-type="float" office:value="1704" calcext:value-type="float">
                <text:p>1704</text:p>
              </table:table-cell>
              <table:table-cell office:value-type="float" office:value="1717" calcext:value-type="float">
                <text:p>1717</text:p>
              </table:table-cell>
              <table:table-cell office:value-type="float" office:value="2127" calcext:value-type="float">
                <text:p>2127</text:p>
              </table:table-cell>
              <table:table-cell office:value-type="float" office:value="2145" calcext:value-type="float">
                <text:p>2145</text:p>
              </table:table-cell>
              <table:table-cell office:value-type="float" office:value="2327" calcext:value-type="float">
                <text:p>2327</text:p>
              </table:table-cell>
              <table:table-cell office:value-type="float" office:value="2334" calcext:value-type="float">
                <text:p>2334</text:p>
              </table:table-cell>
              <table:table-cell office:value-type="float" office:value="2338" calcext:value-type="float">
                <text:p>2338</text:p>
              </table:table-cell>
              <table:table-cell office:value-type="float" office:value="2594" calcext:value-type="float">
                <text:p>2594</text:p>
              </table:table-cell>
              <table:table-cell office:value-type="float" office:value="2688" calcext:value-type="float">
                <text:p>2688</text:p>
              </table:table-cell>
              <table:table-cell office:value-type="float" office:value="2736" calcext:value-type="float">
                <text:p>2736</text:p>
              </table:table-cell>
              <table:table-cell office:value-type="float" office:value="2799" calcext:value-type="float">
                <text:p>2799</text:p>
              </table:table-cell>
              <table:table-cell office:value-type="float" office:value="2839" calcext:value-type="float">
                <text:p>2839</text:p>
              </table:table-cell>
              <table:table-cell office:value-type="float" office:value="2888" calcext:value-type="float">
                <text:p>2888</text:p>
              </table:table-cell>
              <table:table-cell office:value-type="float" office:value="2939" calcext:value-type="float">
                <text:p>2939</text:p>
              </table:table-cell>
              <table:table-cell office:value-type="float" office:value="3056" calcext:value-type="float">
                <text:p>3056</text:p>
              </table:table-cell>
              <table:table-cell office:value-type="float" office:value="3096" calcext:value-type="float">
                <text:p>3096</text:p>
              </table:table-cell>
              <table:table-cell office:value-type="float" office:value="3108" calcext:value-type="float">
                <text:p>3108</text:p>
              </table:table-cell>
              <table:table-cell table:number-columns-repeated="2" office:value-type="float" office:value="3203" calcext:value-type="float">
                <text:p>3203</text:p>
              </table:table-cell>
              <table:table-cell office:value-type="float" office:value="3275" calcext:value-type="float">
                <text:p>3275</text:p>
              </table:table-cell>
              <table:table-cell office:value-type="float" office:value="3313" calcext:value-type="float">
                <text:p>3313</text:p>
              </table:table-cell>
              <table:table-cell table:number-columns-repeated="2" office:value-type="float" office:value="3334" calcext:value-type="float">
                <text:p>3334</text:p>
              </table:table-cell>
              <table:table-cell table:number-columns-repeated="2" office:value-type="float" office:value="3358" calcext:value-type="float">
                <text:p>3358</text:p>
              </table:table-cell>
              <table:table-cell office:value-type="float" office:value="3438" calcext:value-type="float">
                <text:p>3438</text:p>
              </table:table-cell>
              <table:table-cell table:number-columns-repeated="2" office:value-type="float" office:value="3486" calcext:value-type="float">
                <text:p>3486</text:p>
              </table:table-cell>
              <table:table-cell office:value-type="float" office:value="3534" calcext:value-type="float">
                <text:p>3534</text:p>
              </table:table-cell>
              <table:table-cell office:value-type="float" office:value="3608" calcext:value-type="float">
                <text:p>3608</text:p>
              </table:table-cell>
              <table:table-cell office:value-type="float" office:value="3621" calcext:value-type="float">
                <text:p>3621</text:p>
              </table:table-cell>
              <table:table-cell office:value-type="float" office:value="3642" calcext:value-type="float">
                <text:p>3642</text:p>
              </table:table-cell>
              <table:table-cell office:value-type="float" office:value="3690" calcext:value-type="float">
                <text:p>3690</text:p>
              </table:table-cell>
              <table:table-cell table:number-columns-repeated="2" office:value-type="float" office:value="3720" calcext:value-type="float">
                <text:p>3720</text:p>
              </table:table-cell>
              <table:table-cell office:value-type="float" office:value="3828" calcext:value-type="float">
                <text:p>382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Ecuador Result</text:p>
            </table:table-cell>
            <table:table-cell table:number-columns-repeated="2"/>
            <table:table-cell table:number-columns-repeated="52" office:value-type="float" office:value="0" calcext:value-type="float">
              <text:p>0</text:p>
            </table:table-cell>
            <table:table-cell table:number-columns-repeated="5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45" calcext:value-type="float">
              <text:p>145</text:p>
            </table:table-cell>
            <table:table-cell office:value-type="float" office:value="172" calcext:value-type="float">
              <text:p>172</text:p>
            </table:table-cell>
            <table:table-cell office:value-type="float" office:value="180" calcext:value-type="float">
              <text:p>180</text:p>
            </table:table-cell>
            <table:table-cell table:number-columns-repeated="2" office:value-type="float" office:value="191" calcext:value-type="float">
              <text:p>191</text:p>
            </table:table-cell>
            <table:table-cell office:value-type="float" office:value="242" calcext:value-type="float">
              <text:p>242</text:p>
            </table:table-cell>
            <table:table-cell office:value-type="float" office:value="272" calcext:value-type="float">
              <text:p>272</text:p>
            </table:table-cell>
            <table:table-cell office:value-type="float" office:value="297" calcext:value-type="float">
              <text:p>297</text:p>
            </table:table-cell>
            <table:table-cell office:value-type="float" office:value="315" calcext:value-type="float">
              <text:p>315</text:p>
            </table:table-cell>
            <table:table-cell office:value-type="float" office:value="333" calcext:value-type="float">
              <text:p>333</text:p>
            </table:table-cell>
            <table:table-cell office:value-type="float" office:value="355" calcext:value-type="float">
              <text:p>355</text:p>
            </table:table-cell>
            <table:table-cell office:value-type="float" office:value="369" calcext:value-type="float">
              <text:p>369</text:p>
            </table:table-cell>
            <table:table-cell office:value-type="float" office:value="388" calcext:value-type="float">
              <text:p>388</text:p>
            </table:table-cell>
            <table:table-cell office:value-type="float" office:value="403" calcext:value-type="float">
              <text:p>403</text:p>
            </table:table-cell>
            <table:table-cell office:value-type="float" office:value="421" calcext:value-type="float">
              <text:p>421</text:p>
            </table:table-cell>
            <table:table-cell office:value-type="float" office:value="456" calcext:value-type="float">
              <text:p>456</text:p>
            </table:table-cell>
            <table:table-cell office:value-type="float" office:value="474" calcext:value-type="float">
              <text:p>474</text:p>
            </table:table-cell>
            <table:table-cell office:value-type="float" office:value="507" calcext:value-type="float">
              <text:p>507</text:p>
            </table:table-cell>
            <table:table-cell office:value-type="float" office:value="520" calcext:value-type="float">
              <text:p>520</text:p>
            </table:table-cell>
            <table:table-cell office:value-type="float" office:value="537" calcext:value-type="float">
              <text:p>537</text:p>
            </table:table-cell>
            <table:table-cell office:value-type="float" office:value="560" calcext:value-type="float">
              <text:p>560</text:p>
            </table:table-cell>
            <table:table-cell table:number-columns-repeated="3" office:value-type="float" office:value="576" calcext:value-type="float">
              <text:p>576</text:p>
            </table:table-cell>
            <table:table-cell office:value-type="float" office:value="663" calcext:value-type="float">
              <text:p>663</text:p>
            </table:table-cell>
            <table:table-cell office:value-type="float" office:value="871" calcext:value-type="float">
              <text:p>871</text:p>
            </table:table-cell>
            <table:table-cell office:value-type="float" office:value="883" calcext:value-type="float">
              <text:p>883</text:p>
            </table:table-cell>
            <table:table-cell office:value-type="float" office:value="900" calcext:value-type="float">
              <text:p>900</text:p>
            </table:table-cell>
            <table:table-cell office:value-type="float" office:value="1063" calcext:value-type="float">
              <text:p>1063</text:p>
            </table:table-cell>
            <table:table-cell office:value-type="float" office:value="1371" calcext:value-type="float">
              <text:p>1371</text:p>
            </table:table-cell>
            <table:table-cell office:value-type="float" office:value="1564" calcext:value-type="float">
              <text:p>1564</text:p>
            </table:table-cell>
            <table:table-cell table:number-columns-repeated="2" office:value-type="float" office:value="1569" calcext:value-type="float">
              <text:p>1569</text:p>
            </table:table-cell>
            <table:table-cell office:value-type="float" office:value="1618" calcext:value-type="float">
              <text:p>1618</text:p>
            </table:table-cell>
            <table:table-cell office:value-type="float" office:value="1654" calcext:value-type="float">
              <text:p>1654</text:p>
            </table:table-cell>
            <table:table-cell office:value-type="float" office:value="1704" calcext:value-type="float">
              <text:p>1704</text:p>
            </table:table-cell>
            <table:table-cell office:value-type="float" office:value="1717" calcext:value-type="float">
              <text:p>1717</text:p>
            </table:table-cell>
            <table:table-cell office:value-type="float" office:value="2127" calcext:value-type="float">
              <text:p>2127</text:p>
            </table:table-cell>
            <table:table-cell office:value-type="float" office:value="2145" calcext:value-type="float">
              <text:p>2145</text:p>
            </table:table-cell>
            <table:table-cell office:value-type="float" office:value="2327" calcext:value-type="float">
              <text:p>2327</text:p>
            </table:table-cell>
            <table:table-cell office:value-type="float" office:value="2334" calcext:value-type="float">
              <text:p>2334</text:p>
            </table:table-cell>
            <table:table-cell office:value-type="float" office:value="2338" calcext:value-type="float">
              <text:p>2338</text:p>
            </table:table-cell>
            <table:table-cell office:value-type="float" office:value="2594" calcext:value-type="float">
              <text:p>2594</text:p>
            </table:table-cell>
            <table:table-cell office:value-type="float" office:value="2688" calcext:value-type="float">
              <text:p>2688</text:p>
            </table:table-cell>
            <table:table-cell office:value-type="float" office:value="2736" calcext:value-type="float">
              <text:p>2736</text:p>
            </table:table-cell>
            <table:table-cell office:value-type="float" office:value="2799" calcext:value-type="float">
              <text:p>2799</text:p>
            </table:table-cell>
            <table:table-cell office:value-type="float" office:value="2839" calcext:value-type="float">
              <text:p>2839</text:p>
            </table:table-cell>
            <table:table-cell office:value-type="float" office:value="2888" calcext:value-type="float">
              <text:p>2888</text:p>
            </table:table-cell>
            <table:table-cell office:value-type="float" office:value="2939" calcext:value-type="float">
              <text:p>2939</text:p>
            </table:table-cell>
            <table:table-cell office:value-type="float" office:value="3056" calcext:value-type="float">
              <text:p>3056</text:p>
            </table:table-cell>
            <table:table-cell office:value-type="float" office:value="3096" calcext:value-type="float">
              <text:p>3096</text:p>
            </table:table-cell>
            <table:table-cell office:value-type="float" office:value="3108" calcext:value-type="float">
              <text:p>3108</text:p>
            </table:table-cell>
            <table:table-cell table:number-columns-repeated="2" office:value-type="float" office:value="3203" calcext:value-type="float">
              <text:p>3203</text:p>
            </table:table-cell>
            <table:table-cell office:value-type="float" office:value="3275" calcext:value-type="float">
              <text:p>3275</text:p>
            </table:table-cell>
            <table:table-cell office:value-type="float" office:value="3313" calcext:value-type="float">
              <text:p>3313</text:p>
            </table:table-cell>
            <table:table-cell table:number-columns-repeated="2" office:value-type="float" office:value="3334" calcext:value-type="float">
              <text:p>3334</text:p>
            </table:table-cell>
            <table:table-cell table:number-columns-repeated="2" office:value-type="float" office:value="3358" calcext:value-type="float">
              <text:p>3358</text:p>
            </table:table-cell>
            <table:table-cell office:value-type="float" office:value="3438" calcext:value-type="float">
              <text:p>3438</text:p>
            </table:table-cell>
            <table:table-cell table:number-columns-repeated="2" office:value-type="float" office:value="3486" calcext:value-type="float">
              <text:p>3486</text:p>
            </table:table-cell>
            <table:table-cell office:value-type="float" office:value="3534" calcext:value-type="float">
              <text:p>3534</text:p>
            </table:table-cell>
            <table:table-cell office:value-type="float" office:value="3608" calcext:value-type="float">
              <text:p>3608</text:p>
            </table:table-cell>
            <table:table-cell office:value-type="float" office:value="3621" calcext:value-type="float">
              <text:p>3621</text:p>
            </table:table-cell>
            <table:table-cell office:value-type="float" office:value="3642" calcext:value-type="float">
              <text:p>3642</text:p>
            </table:table-cell>
            <table:table-cell office:value-type="float" office:value="3690" calcext:value-type="float">
              <text:p>3690</text:p>
            </table:table-cell>
            <table:table-cell table:number-columns-repeated="2" office:value-type="float" office:value="3720" calcext:value-type="float">
              <text:p>3720</text:p>
            </table:table-cell>
            <table:table-cell office:value-type="float" office:value="3828" calcext:value-type="float">
              <text:p>382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Egypt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30" calcext:value-type="float">
                <text:p>30</text:p>
              </table:table-cell>
              <table:table-cell table:number-columns-repeated="46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103" calcext:value-type="float">
                <text:p>103</text:p>
              </table:table-cell>
              <table:table-cell office:value-type="float" office:value="118" calcext:value-type="float">
                <text:p>118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59" calcext:value-type="float">
                <text:p>159</text:p>
              </table:table-cell>
              <table:table-cell office:value-type="float" office:value="164" calcext:value-type="float">
                <text:p>164</text:p>
              </table:table-cell>
              <table:table-cell office:value-type="float" office:value="178" calcext:value-type="float">
                <text:p>178</text:p>
              </table:table-cell>
              <table:table-cell office:value-type="float" office:value="183" calcext:value-type="float">
                <text:p>183</text:p>
              </table:table-cell>
              <table:table-cell office:value-type="float" office:value="196" calcext:value-type="float">
                <text:p>196</text:p>
              </table:table-cell>
              <table:table-cell office:value-type="float" office:value="205" calcext:value-type="float">
                <text:p>205</text:p>
              </table:table-cell>
              <table:table-cell office:value-type="float" office:value="224" calcext:value-type="float">
                <text:p>224</text:p>
              </table:table-cell>
              <table:table-cell office:value-type="float" office:value="239" calcext:value-type="float">
                <text:p>239</text:p>
              </table:table-cell>
              <table:table-cell office:value-type="float" office:value="250" calcext:value-type="float">
                <text:p>250</text:p>
              </table:table-cell>
              <table:table-cell office:value-type="float" office:value="264" calcext:value-type="float">
                <text:p>264</text:p>
              </table:table-cell>
              <table:table-cell office:value-type="float" office:value="276" calcext:value-type="float">
                <text:p>276</text:p>
              </table:table-cell>
              <table:table-cell office:value-type="float" office:value="287" calcext:value-type="float">
                <text:p>287</text:p>
              </table:table-cell>
              <table:table-cell office:value-type="float" office:value="294" calcext:value-type="float">
                <text:p>294</text:p>
              </table:table-cell>
              <table:table-cell office:value-type="float" office:value="307" calcext:value-type="float">
                <text:p>307</text:p>
              </table:table-cell>
              <table:table-cell office:value-type="float" office:value="317" calcext:value-type="float">
                <text:p>317</text:p>
              </table:table-cell>
              <table:table-cell office:value-type="float" office:value="337" calcext:value-type="float">
                <text:p>337</text:p>
              </table:table-cell>
              <table:table-cell office:value-type="float" office:value="359" calcext:value-type="float">
                <text:p>359</text:p>
              </table:table-cell>
              <table:table-cell office:value-type="float" office:value="380" calcext:value-type="float">
                <text:p>380</text:p>
              </table:table-cell>
              <table:table-cell office:value-type="float" office:value="392" calcext:value-type="float">
                <text:p>392</text:p>
              </table:table-cell>
              <table:table-cell office:value-type="float" office:value="406" calcext:value-type="float">
                <text:p>406</text:p>
              </table:table-cell>
              <table:table-cell office:value-type="float" office:value="415" calcext:value-type="float">
                <text:p>415</text:p>
              </table:table-cell>
              <table:table-cell office:value-type="float" office:value="429" calcext:value-type="float">
                <text:p>429</text:p>
              </table:table-cell>
              <table:table-cell office:value-type="float" office:value="436" calcext:value-type="float">
                <text:p>436</text:p>
              </table:table-cell>
              <table:table-cell office:value-type="float" office:value="452" calcext:value-type="float">
                <text:p>452</text:p>
              </table:table-cell>
              <table:table-cell office:value-type="float" office:value="469" calcext:value-type="float">
                <text:p>469</text:p>
              </table:table-cell>
              <table:table-cell office:value-type="float" office:value="482" calcext:value-type="float">
                <text:p>482</text:p>
              </table:table-cell>
              <table:table-cell office:value-type="float" office:value="503" calcext:value-type="float">
                <text:p>503</text:p>
              </table:table-cell>
              <table:table-cell office:value-type="float" office:value="514" calcext:value-type="float">
                <text:p>514</text:p>
              </table:table-cell>
              <table:table-cell office:value-type="float" office:value="525" calcext:value-type="float">
                <text:p>525</text:p>
              </table:table-cell>
              <table:table-cell office:value-type="float" office:value="533" calcext:value-type="float">
                <text:p>533</text:p>
              </table:table-cell>
              <table:table-cell office:value-type="float" office:value="544" calcext:value-type="float">
                <text:p>544</text:p>
              </table:table-cell>
              <table:table-cell office:value-type="float" office:value="556" calcext:value-type="float">
                <text:p>556</text:p>
              </table:table-cell>
              <table:table-cell office:value-type="float" office:value="571" calcext:value-type="float">
                <text:p>571</text:p>
              </table:table-cell>
              <table:table-cell office:value-type="float" office:value="592" calcext:value-type="float">
                <text:p>592</text:p>
              </table:table-cell>
              <table:table-cell office:value-type="float" office:value="612" calcext:value-type="float">
                <text:p>612</text:p>
              </table:table-cell>
              <table:table-cell office:value-type="float" office:value="630" calcext:value-type="float">
                <text:p>630</text:p>
              </table:table-cell>
              <table:table-cell office:value-type="float" office:value="645" calcext:value-type="float">
                <text:p>645</text:p>
              </table:table-cell>
              <table:table-cell office:value-type="float" office:value="659" calcext:value-type="float">
                <text:p>659</text:p>
              </table:table-cell>
              <table:table-cell office:value-type="float" office:value="680" calcext:value-type="float">
                <text:p>680</text:p>
              </table:table-cell>
              <table:table-cell office:value-type="float" office:value="696" calcext:value-type="float">
                <text:p>696</text:p>
              </table:table-cell>
              <table:table-cell office:value-type="float" office:value="707" calcext:value-type="float">
                <text:p>707</text:p>
              </table:table-cell>
              <table:table-cell office:value-type="float" office:value="735" calcext:value-type="float">
                <text:p>735</text:p>
              </table:table-cell>
              <table:table-cell office:value-type="float" office:value="764" calcext:value-type="float">
                <text:p>764</text:p>
              </table:table-cell>
              <table:table-cell office:value-type="float" office:value="783" calcext:value-type="float">
                <text:p>783</text:p>
              </table:table-cell>
              <table:table-cell office:value-type="float" office:value="797" calcext:value-type="float">
                <text:p>797</text:p>
              </table:table-cell>
              <table:table-cell office:value-type="float" office:value="816" calcext:value-type="float">
                <text:p>816</text:p>
              </table:table-cell>
              <table:table-cell office:value-type="float" office:value="845" calcext:value-type="float">
                <text:p>845</text:p>
              </table:table-cell>
              <table:table-cell office:value-type="float" office:value="879" calcext:value-type="float">
                <text:p>879</text:p>
              </table:table-cell>
              <table:table-cell office:value-type="float" office:value="913" calcext:value-type="float">
                <text:p>913</text:p>
              </table:table-cell>
              <table:table-cell office:value-type="float" office:value="959" calcext:value-type="float">
                <text:p>959</text:p>
              </table:table-cell>
              <table:table-cell office:value-type="float" office:value="1005" calcext:value-type="float">
                <text:p>1005</text:p>
              </table:table-cell>
              <table:table-cell office:value-type="float" office:value="1052" calcext:value-type="float">
                <text:p>1052</text:p>
              </table:table-cell>
              <table:table-cell office:value-type="float" office:value="1088" calcext:value-type="float">
                <text:p>1088</text:p>
              </table:table-cell>
              <table:table-cell office:value-type="float" office:value="1126" calcext:value-type="float">
                <text:p>1126</text:p>
              </table:table-cell>
              <table:table-cell office:value-type="float" office:value="1166" calcext:value-type="float">
                <text:p>1166</text:p>
              </table:table-cell>
              <table:table-cell office:value-type="float" office:value="1198" calcext:value-type="float">
                <text:p>1198</text:p>
              </table:table-cell>
              <table:table-cell office:value-type="float" office:value="1237" calcext:value-type="float">
                <text:p>1237</text:p>
              </table:table-cell>
              <table:table-cell office:value-type="float" office:value="1271" calcext:value-type="float">
                <text:p>1271</text:p>
              </table:table-cell>
              <table:table-cell office:value-type="float" office:value="1306" calcext:value-type="float">
                <text:p>1306</text:p>
              </table:table-cell>
              <table:table-cell office:value-type="float" office:value="1342" calcext:value-type="float">
                <text:p>1342</text:p>
              </table:table-cell>
              <table:table-cell office:value-type="float" office:value="1377" calcext:value-type="float">
                <text:p>1377</text:p>
              </table:table-cell>
              <table:table-cell office:value-type="float" office:value="1422" calcext:value-type="float">
                <text:p>142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Egypt Result</text:p>
            </table:table-cell>
            <table:table-cell table:number-columns-repeated="2"/>
            <table:table-cell table:number-columns-repeated="46" office:value-type="float" office:value="0" calcext:value-type="float">
              <text:p>0</text:p>
            </table:table-cell>
            <table:table-cell table:number-columns-repeated="5" office:value-type="float" office:value="1" calcext:value-type="float">
              <text:p>1</text:p>
            </table:table-cell>
            <table:table-cell table:number-columns-repeated="4"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103" calcext:value-type="float">
              <text:p>103</text:p>
            </table:table-cell>
            <table:table-cell office:value-type="float" office:value="118" calcext:value-type="float">
              <text:p>118</text:p>
            </table:table-cell>
            <table:table-cell office:value-type="float" office:value="135" calcext:value-type="float">
              <text:p>135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59" calcext:value-type="float">
              <text:p>159</text:p>
            </table:table-cell>
            <table:table-cell office:value-type="float" office:value="164" calcext:value-type="float">
              <text:p>164</text:p>
            </table:table-cell>
            <table:table-cell office:value-type="float" office:value="178" calcext:value-type="float">
              <text:p>178</text:p>
            </table:table-cell>
            <table:table-cell office:value-type="float" office:value="183" calcext:value-type="float">
              <text:p>183</text:p>
            </table:table-cell>
            <table:table-cell office:value-type="float" office:value="196" calcext:value-type="float">
              <text:p>196</text:p>
            </table:table-cell>
            <table:table-cell office:value-type="float" office:value="205" calcext:value-type="float">
              <text:p>205</text:p>
            </table:table-cell>
            <table:table-cell office:value-type="float" office:value="224" calcext:value-type="float">
              <text:p>224</text:p>
            </table:table-cell>
            <table:table-cell office:value-type="float" office:value="239" calcext:value-type="float">
              <text:p>239</text:p>
            </table:table-cell>
            <table:table-cell office:value-type="float" office:value="250" calcext:value-type="float">
              <text:p>250</text:p>
            </table:table-cell>
            <table:table-cell office:value-type="float" office:value="264" calcext:value-type="float">
              <text:p>264</text:p>
            </table:table-cell>
            <table:table-cell office:value-type="float" office:value="276" calcext:value-type="float">
              <text:p>276</text:p>
            </table:table-cell>
            <table:table-cell office:value-type="float" office:value="287" calcext:value-type="float">
              <text:p>287</text:p>
            </table:table-cell>
            <table:table-cell office:value-type="float" office:value="294" calcext:value-type="float">
              <text:p>294</text:p>
            </table:table-cell>
            <table:table-cell office:value-type="float" office:value="307" calcext:value-type="float">
              <text:p>307</text:p>
            </table:table-cell>
            <table:table-cell office:value-type="float" office:value="317" calcext:value-type="float">
              <text:p>317</text:p>
            </table:table-cell>
            <table:table-cell office:value-type="float" office:value="337" calcext:value-type="float">
              <text:p>337</text:p>
            </table:table-cell>
            <table:table-cell office:value-type="float" office:value="359" calcext:value-type="float">
              <text:p>359</text:p>
            </table:table-cell>
            <table:table-cell office:value-type="float" office:value="380" calcext:value-type="float">
              <text:p>380</text:p>
            </table:table-cell>
            <table:table-cell office:value-type="float" office:value="392" calcext:value-type="float">
              <text:p>392</text:p>
            </table:table-cell>
            <table:table-cell office:value-type="float" office:value="406" calcext:value-type="float">
              <text:p>406</text:p>
            </table:table-cell>
            <table:table-cell office:value-type="float" office:value="415" calcext:value-type="float">
              <text:p>415</text:p>
            </table:table-cell>
            <table:table-cell office:value-type="float" office:value="429" calcext:value-type="float">
              <text:p>429</text:p>
            </table:table-cell>
            <table:table-cell office:value-type="float" office:value="436" calcext:value-type="float">
              <text:p>436</text:p>
            </table:table-cell>
            <table:table-cell office:value-type="float" office:value="452" calcext:value-type="float">
              <text:p>452</text:p>
            </table:table-cell>
            <table:table-cell office:value-type="float" office:value="469" calcext:value-type="float">
              <text:p>469</text:p>
            </table:table-cell>
            <table:table-cell office:value-type="float" office:value="482" calcext:value-type="float">
              <text:p>482</text:p>
            </table:table-cell>
            <table:table-cell office:value-type="float" office:value="503" calcext:value-type="float">
              <text:p>503</text:p>
            </table:table-cell>
            <table:table-cell office:value-type="float" office:value="514" calcext:value-type="float">
              <text:p>514</text:p>
            </table:table-cell>
            <table:table-cell office:value-type="float" office:value="525" calcext:value-type="float">
              <text:p>525</text:p>
            </table:table-cell>
            <table:table-cell office:value-type="float" office:value="533" calcext:value-type="float">
              <text:p>533</text:p>
            </table:table-cell>
            <table:table-cell office:value-type="float" office:value="544" calcext:value-type="float">
              <text:p>544</text:p>
            </table:table-cell>
            <table:table-cell office:value-type="float" office:value="556" calcext:value-type="float">
              <text:p>556</text:p>
            </table:table-cell>
            <table:table-cell office:value-type="float" office:value="571" calcext:value-type="float">
              <text:p>571</text:p>
            </table:table-cell>
            <table:table-cell office:value-type="float" office:value="592" calcext:value-type="float">
              <text:p>592</text:p>
            </table:table-cell>
            <table:table-cell office:value-type="float" office:value="612" calcext:value-type="float">
              <text:p>612</text:p>
            </table:table-cell>
            <table:table-cell office:value-type="float" office:value="630" calcext:value-type="float">
              <text:p>630</text:p>
            </table:table-cell>
            <table:table-cell office:value-type="float" office:value="645" calcext:value-type="float">
              <text:p>645</text:p>
            </table:table-cell>
            <table:table-cell office:value-type="float" office:value="659" calcext:value-type="float">
              <text:p>659</text:p>
            </table:table-cell>
            <table:table-cell office:value-type="float" office:value="680" calcext:value-type="float">
              <text:p>680</text:p>
            </table:table-cell>
            <table:table-cell office:value-type="float" office:value="696" calcext:value-type="float">
              <text:p>696</text:p>
            </table:table-cell>
            <table:table-cell office:value-type="float" office:value="707" calcext:value-type="float">
              <text:p>707</text:p>
            </table:table-cell>
            <table:table-cell office:value-type="float" office:value="735" calcext:value-type="float">
              <text:p>735</text:p>
            </table:table-cell>
            <table:table-cell office:value-type="float" office:value="764" calcext:value-type="float">
              <text:p>764</text:p>
            </table:table-cell>
            <table:table-cell office:value-type="float" office:value="783" calcext:value-type="float">
              <text:p>783</text:p>
            </table:table-cell>
            <table:table-cell office:value-type="float" office:value="797" calcext:value-type="float">
              <text:p>797</text:p>
            </table:table-cell>
            <table:table-cell office:value-type="float" office:value="816" calcext:value-type="float">
              <text:p>816</text:p>
            </table:table-cell>
            <table:table-cell office:value-type="float" office:value="845" calcext:value-type="float">
              <text:p>845</text:p>
            </table:table-cell>
            <table:table-cell office:value-type="float" office:value="879" calcext:value-type="float">
              <text:p>879</text:p>
            </table:table-cell>
            <table:table-cell office:value-type="float" office:value="913" calcext:value-type="float">
              <text:p>913</text:p>
            </table:table-cell>
            <table:table-cell office:value-type="float" office:value="959" calcext:value-type="float">
              <text:p>959</text:p>
            </table:table-cell>
            <table:table-cell office:value-type="float" office:value="1005" calcext:value-type="float">
              <text:p>1005</text:p>
            </table:table-cell>
            <table:table-cell office:value-type="float" office:value="1052" calcext:value-type="float">
              <text:p>1052</text:p>
            </table:table-cell>
            <table:table-cell office:value-type="float" office:value="1088" calcext:value-type="float">
              <text:p>1088</text:p>
            </table:table-cell>
            <table:table-cell office:value-type="float" office:value="1126" calcext:value-type="float">
              <text:p>1126</text:p>
            </table:table-cell>
            <table:table-cell office:value-type="float" office:value="1166" calcext:value-type="float">
              <text:p>1166</text:p>
            </table:table-cell>
            <table:table-cell office:value-type="float" office:value="1198" calcext:value-type="float">
              <text:p>1198</text:p>
            </table:table-cell>
            <table:table-cell office:value-type="float" office:value="1237" calcext:value-type="float">
              <text:p>1237</text:p>
            </table:table-cell>
            <table:table-cell office:value-type="float" office:value="1271" calcext:value-type="float">
              <text:p>1271</text:p>
            </table:table-cell>
            <table:table-cell office:value-type="float" office:value="1306" calcext:value-type="float">
              <text:p>1306</text:p>
            </table:table-cell>
            <table:table-cell office:value-type="float" office:value="1342" calcext:value-type="float">
              <text:p>1342</text:p>
            </table:table-cell>
            <table:table-cell office:value-type="float" office:value="1377" calcext:value-type="float">
              <text:p>1377</text:p>
            </table:table-cell>
            <table:table-cell office:value-type="float" office:value="1422" calcext:value-type="float">
              <text:p>142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El Salvador</text:p>
              </table:table-cell>
              <table:table-cell office:value-type="float" office:value="13.7942" calcext:value-type="float">
                <text:p>13.7942</text:p>
              </table:table-cell>
              <table:table-cell office:value-type="float" office:value="-88.8965" calcext:value-type="float">
                <text:p>-88.8965</text:p>
              </table:table-cell>
              <table:table-cell table:number-columns-repeated="69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8" office:value-type="float" office:value="6" calcext:value-type="float">
                <text:p>6</text:p>
              </table:table-cell>
              <table:table-cell table:number-columns-repeated="6" office:value-type="float" office:value="7" calcext:value-type="float">
                <text:p>7</text:p>
              </table:table-cell>
              <table:table-cell table:number-columns-repeated="6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6" calcext:value-type="float">
                <text:p>26</text:p>
              </table:table-cell>
              <table:table-cell table:number-columns-repeated="3" office:value-type="float" office:value="30" calcext:value-type="float">
                <text:p>30</text:p>
              </table:table-cell>
              <table:table-cell office:value-type="float" office:value="31" calcext:value-type="float">
                <text:p>31</text:p>
              </table:table-cell>
              <table:table-cell table:number-columns-repeated="3" office:value-type="float" office:value="33" calcext:value-type="float">
                <text:p>33</text:p>
              </table:table-cell>
              <table:table-cell table:number-columns-repeated="2"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table:number-columns-repeated="2" office:value-type="float" office:value="39" calcext:value-type="float">
                <text:p>39</text:p>
              </table:table-cell>
              <table:table-cell office:value-type="float" office:value="42" calcext:value-type="float">
                <text:p>42</text:p>
              </table:table-cell>
              <table:table-cell table:number-columns-repeated="3" office:value-type="float" office:value="46" calcext:value-type="float">
                <text:p>46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2" calcext:value-type="float">
                <text:p>52</text:p>
              </table:table-cell>
              <table:table-cell table:number-columns-repeated="3" office:value-type="float" office:value="53" calcext:value-type="float">
                <text:p>53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64" calcext:value-type="float">
                <text:p>64</text:p>
              </table:table-cell>
              <table:table-cell table:number-columns-repeated="2" office:value-type="float" office:value="68" calcext:value-type="float">
                <text:p>6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El Salvador Result</text:p>
            </table:table-cell>
            <table:table-cell table:number-columns-repeated="2"/>
            <table:table-cell table:number-columns-repeated="69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8" office:value-type="float" office:value="6" calcext:value-type="float">
              <text:p>6</text:p>
            </table:table-cell>
            <table:table-cell table:number-columns-repeated="6" office:value-type="float" office:value="7" calcext:value-type="float">
              <text:p>7</text:p>
            </table:table-cell>
            <table:table-cell table:number-columns-repeated="6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2" office:value-type="float" office:value="11" calcext:value-type="float">
              <text:p>11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4" calcext:value-type="float">
              <text:p>14</text:p>
            </table:table-cell>
            <table:table-cell table:number-columns-repeated="2"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table:number-columns-repeated="2"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table:number-columns-repeated="2" office:value-type="float" office:value="20" calcext:value-type="float">
              <text:p>20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6" calcext:value-type="float">
              <text:p>26</text:p>
            </table:table-cell>
            <table:table-cell table:number-columns-repeated="3" office:value-type="float" office:value="30" calcext:value-type="float">
              <text:p>30</text:p>
            </table:table-cell>
            <table:table-cell office:value-type="float" office:value="31" calcext:value-type="float">
              <text:p>31</text:p>
            </table:table-cell>
            <table:table-cell table:number-columns-repeated="3" office:value-type="float" office:value="33" calcext:value-type="float">
              <text:p>33</text:p>
            </table:table-cell>
            <table:table-cell table:number-columns-repeated="2"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table:number-columns-repeated="2" office:value-type="float" office:value="39" calcext:value-type="float">
              <text:p>39</text:p>
            </table:table-cell>
            <table:table-cell office:value-type="float" office:value="42" calcext:value-type="float">
              <text:p>42</text:p>
            </table:table-cell>
            <table:table-cell table:number-columns-repeated="3" office:value-type="float" office:value="46" calcext:value-type="float">
              <text:p>46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2" calcext:value-type="float">
              <text:p>52</text:p>
            </table:table-cell>
            <table:table-cell table:number-columns-repeated="3" office:value-type="float" office:value="53" calcext:value-type="float">
              <text:p>53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64" calcext:value-type="float">
              <text:p>64</text:p>
            </table:table-cell>
            <table:table-cell table:number-columns-repeated="2" office:value-type="float" office:value="68" calcext:value-type="float">
              <text:p>6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Equatorial Guinea</text:p>
              </table:table-cell>
              <table:table-cell office:value-type="float" office:value="1.5" calcext:value-type="float">
                <text:p>1.5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91" office:value-type="float" office:value="0" calcext:value-type="float">
                <text:p>0</text:p>
              </table:table-cell>
              <table:table-cell table:number-columns-repeated="12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7"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 office:value-type="float" office:value="7" calcext:value-type="float">
                <text:p>7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3" office:value-type="float" office:value="11" calcext:value-type="float">
                <text:p>11</text:p>
              </table:table-cell>
              <table:table-cell table:number-columns-repeated="19" office:value-type="float" office:value="12" calcext:value-type="float">
                <text:p>1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Equatorial Guinea Result</text:p>
            </table:table-cell>
            <table:table-cell table:number-columns-repeated="2"/>
            <table:table-cell table:number-columns-repeated="91" office:value-type="float" office:value="0" calcext:value-type="float">
              <text:p>0</text:p>
            </table:table-cell>
            <table:table-cell table:number-columns-repeated="12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7"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table:number-columns-repeated="7" office:value-type="float" office:value="7" calcext:value-type="float">
              <text:p>7</text:p>
            </table:table-cell>
            <table:table-cell office:value-type="float" office:value="10" calcext:value-type="float">
              <text:p>10</text:p>
            </table:table-cell>
            <table:table-cell table:number-columns-repeated="3" office:value-type="float" office:value="11" calcext:value-type="float">
              <text:p>11</text:p>
            </table:table-cell>
            <table:table-cell table:number-columns-repeated="19" office:value-type="float" office:value="12" calcext:value-type="float">
              <text:p>1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Eritrea</text:p>
              </table:table-cell>
              <table:table-cell office:value-type="float" office:value="15.1794" calcext:value-type="float">
                <text:p>15.1794</text:p>
              </table:table-cell>
              <table:table-cell office:value-type="float" office:value="39.7823" calcext:value-type="float">
                <text:p>39.7823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Eritre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Estonia</text:p>
              </table:table-cell>
              <table:table-cell office:value-type="float" office:value="58.5953" calcext:value-type="float">
                <text:p>58.5953</text:p>
              </table:table-cell>
              <table:table-cell office:value-type="float" office:value="25.0136" calcext:value-type="float">
                <text:p>25.0136</text:p>
              </table:table-cell>
              <table:table-cell table:number-columns-repeated="63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1" calcext:value-type="float">
                <text:p>21</text:p>
              </table:table-cell>
              <table:table-cell table:number-columns-repeated="4" office:value-type="float" office:value="24" calcext:value-type="float">
                <text:p>24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table:number-columns-repeated="2" office:value-type="float" office:value="38" calcext:value-type="float">
                <text:p>38</text:p>
              </table:table-cell>
              <table:table-cell table:number-columns-repeated="2" office:value-type="float" office:value="40" calcext:value-type="float">
                <text:p>40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5" calcext:value-type="float">
                <text:p>45</text:p>
              </table:table-cell>
              <table:table-cell table:number-columns-repeated="2" office:value-type="float" office:value="46" calcext:value-type="float">
                <text:p>46</text:p>
              </table:table-cell>
              <table:table-cell office:value-type="float" office:value="49" calcext:value-type="float">
                <text:p>49</text:p>
              </table:table-cell>
              <table:table-cell table:number-columns-repeated="3" office:value-type="float" office:value="50" calcext:value-type="float">
                <text:p>50</text:p>
              </table:table-cell>
              <table:table-cell table:number-columns-repeated="2" office:value-type="float" office:value="52" calcext:value-type="float">
                <text:p>52</text:p>
              </table:table-cell>
              <table:table-cell office:value-type="float" office:value="53" calcext:value-type="float">
                <text:p>53</text:p>
              </table:table-cell>
              <table:table-cell table:number-columns-repeated="4" office:value-type="float" office:value="55" calcext:value-type="float">
                <text:p>55</text:p>
              </table:table-cell>
              <table:table-cell table:number-columns-repeated="2" office:value-type="float" office:value="56" calcext:value-type="float">
                <text:p>56</text:p>
              </table:table-cell>
              <table:table-cell table:number-columns-repeated="2" office:value-type="float" office:value="60" calcext:value-type="float">
                <text:p>60</text:p>
              </table:table-cell>
              <table:table-cell table:number-columns-repeated="3" office:value-type="float" office:value="61" calcext:value-type="float">
                <text:p>61</text:p>
              </table:table-cell>
              <table:table-cell office:value-type="float" office:value="62" calcext:value-type="float">
                <text:p>62</text:p>
              </table:table-cell>
              <table:table-cell table:number-columns-repeated="3" office:value-type="float" office:value="63" calcext:value-type="float">
                <text:p>63</text:p>
              </table:table-cell>
              <table:table-cell table:number-columns-repeated="7" office:value-type="float" office:value="64" calcext:value-type="float">
                <text:p>64</text:p>
              </table:table-cell>
              <table:table-cell table:number-columns-repeated="2" office:value-type="float" office:value="65" calcext:value-type="float">
                <text:p>65</text:p>
              </table:table-cell>
              <table:table-cell table:number-columns-repeated="2" office:value-type="float" office:value="66" calcext:value-type="float">
                <text:p>66</text:p>
              </table:table-cell>
              <table:table-cell table:number-columns-repeated="2" office:value-type="float" office:value="67" calcext:value-type="float">
                <text:p>67</text:p>
              </table:table-cell>
              <table:table-cell table:number-columns-repeated="3" office:value-type="float" office:value="68" calcext:value-type="float">
                <text:p>68</text:p>
              </table:table-cell>
              <table:table-cell table:number-columns-repeated="10" office:value-type="float" office:value="69" calcext:value-type="float">
                <text:p>6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Estonia Result</text:p>
            </table:table-cell>
            <table:table-cell table:number-columns-repeated="2"/>
            <table:table-cell table:number-columns-repeated="63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1" calcext:value-type="float">
              <text:p>21</text:p>
            </table:table-cell>
            <table:table-cell table:number-columns-repeated="4" office:value-type="float" office:value="24" calcext:value-type="float">
              <text:p>24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table:number-columns-repeated="2" office:value-type="float" office:value="38" calcext:value-type="float">
              <text:p>38</text:p>
            </table:table-cell>
            <table:table-cell table:number-columns-repeated="2" office:value-type="float" office:value="40" calcext:value-type="float">
              <text:p>40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5" calcext:value-type="float">
              <text:p>45</text:p>
            </table:table-cell>
            <table:table-cell table:number-columns-repeated="2" office:value-type="float" office:value="46" calcext:value-type="float">
              <text:p>46</text:p>
            </table:table-cell>
            <table:table-cell office:value-type="float" office:value="49" calcext:value-type="float">
              <text:p>49</text:p>
            </table:table-cell>
            <table:table-cell table:number-columns-repeated="3" office:value-type="float" office:value="50" calcext:value-type="float">
              <text:p>50</text:p>
            </table:table-cell>
            <table:table-cell table:number-columns-repeated="2" office:value-type="float" office:value="52" calcext:value-type="float">
              <text:p>52</text:p>
            </table:table-cell>
            <table:table-cell office:value-type="float" office:value="53" calcext:value-type="float">
              <text:p>53</text:p>
            </table:table-cell>
            <table:table-cell table:number-columns-repeated="4" office:value-type="float" office:value="55" calcext:value-type="float">
              <text:p>55</text:p>
            </table:table-cell>
            <table:table-cell table:number-columns-repeated="2" office:value-type="float" office:value="56" calcext:value-type="float">
              <text:p>56</text:p>
            </table:table-cell>
            <table:table-cell table:number-columns-repeated="2" office:value-type="float" office:value="60" calcext:value-type="float">
              <text:p>60</text:p>
            </table:table-cell>
            <table:table-cell table:number-columns-repeated="3" office:value-type="float" office:value="61" calcext:value-type="float">
              <text:p>61</text:p>
            </table:table-cell>
            <table:table-cell office:value-type="float" office:value="62" calcext:value-type="float">
              <text:p>62</text:p>
            </table:table-cell>
            <table:table-cell table:number-columns-repeated="3" office:value-type="float" office:value="63" calcext:value-type="float">
              <text:p>63</text:p>
            </table:table-cell>
            <table:table-cell table:number-columns-repeated="7" office:value-type="float" office:value="64" calcext:value-type="float">
              <text:p>64</text:p>
            </table:table-cell>
            <table:table-cell table:number-columns-repeated="2" office:value-type="float" office:value="65" calcext:value-type="float">
              <text:p>65</text:p>
            </table:table-cell>
            <table:table-cell table:number-columns-repeated="2" office:value-type="float" office:value="66" calcext:value-type="float">
              <text:p>66</text:p>
            </table:table-cell>
            <table:table-cell table:number-columns-repeated="2" office:value-type="float" office:value="67" calcext:value-type="float">
              <text:p>67</text:p>
            </table:table-cell>
            <table:table-cell table:number-columns-repeated="3" office:value-type="float" office:value="68" calcext:value-type="float">
              <text:p>68</text:p>
            </table:table-cell>
            <table:table-cell table:number-columns-repeated="10" office:value-type="float" office:value="69" calcext:value-type="float">
              <text:p>6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Eswatini</text:p>
              </table:table-cell>
              <table:table-cell office:value-type="float" office:value="-26.5225" calcext:value-type="float">
                <text:p>-26.5225</text:p>
              </table:table-cell>
              <table:table-cell office:value-type="float" office:value="31.4659" calcext:value-type="float">
                <text:p>31.4659</text:p>
              </table:table-cell>
              <table:table-cell table:number-columns-repeated="85" office:value-type="float" office:value="0" calcext:value-type="float">
                <text:p>0</text:p>
              </table:table-cell>
              <table:table-cell table:number-columns-repeated="20" office:value-type="float" office:value="1" calcext:value-type="float">
                <text:p>1</text:p>
              </table:table-cell>
              <table:table-cell table:number-columns-repeated="26" office:value-type="float" office:value="2" calcext:value-type="float">
                <text:p>2</text:p>
              </table:table-cell>
              <table:table-cell table:number-columns-repeated="12" office:value-type="float" office:value="3" calcext:value-type="float">
                <text:p>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Eswatini Result</text:p>
            </table:table-cell>
            <table:table-cell table:number-columns-repeated="2"/>
            <table:table-cell table:number-columns-repeated="85" office:value-type="float" office:value="0" calcext:value-type="float">
              <text:p>0</text:p>
            </table:table-cell>
            <table:table-cell table:number-columns-repeated="20" office:value-type="float" office:value="1" calcext:value-type="float">
              <text:p>1</text:p>
            </table:table-cell>
            <table:table-cell table:number-columns-repeated="26" office:value-type="float" office:value="2" calcext:value-type="float">
              <text:p>2</text:p>
            </table:table-cell>
            <table:table-cell table:number-columns-repeated="12" office:value-type="float" office:value="3" calcext:value-type="float">
              <text:p>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Ethiopia</text:p>
              </table:table-cell>
              <table:table-cell office:value-type="float" office:value="9.145" calcext:value-type="float">
                <text:p>9.145</text:p>
              </table:table-cell>
              <table:table-cell office:value-type="float" office:value="40.4897" calcext:value-type="float">
                <text:p>40.4897</text:p>
              </table:table-cell>
              <table:table-cell table:number-columns-repeated="74" office:value-type="float" office:value="0" calcext:value-type="float">
                <text:p>0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table:number-columns-repeated="25" office:value-type="float" office:value="3" calcext:value-type="float">
                <text:p>3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table:number-columns-repeated="17"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table:number-columns-repeated="2" office:value-type="float" office:value="27" calcext:value-type="float">
                <text:p>27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7" calcext:value-type="float">
                <text:p>47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Ethiopia Result</text:p>
            </table:table-cell>
            <table:table-cell table:number-columns-repeated="2"/>
            <table:table-cell table:number-columns-repeated="74" office:value-type="float" office:value="0" calcext:value-type="float">
              <text:p>0</text:p>
            </table:table-cell>
            <table:table-cell table:number-columns-repeated="5" office:value-type="float" office:value="2" calcext:value-type="float">
              <text:p>2</text:p>
            </table:table-cell>
            <table:table-cell table:number-columns-repeated="25" office:value-type="float" office:value="3" calcext:value-type="float">
              <text:p>3</text:p>
            </table:table-cell>
            <table:table-cell table:number-columns-repeated="4" office:value-type="float" office:value="4" calcext:value-type="float">
              <text:p>4</text:p>
            </table:table-cell>
            <table:table-cell table:number-columns-repeated="17"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table:number-columns-repeated="2" office:value-type="float" office:value="27" calcext:value-type="float">
              <text:p>27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7" calcext:value-type="float">
              <text:p>47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Fiji</text:p>
              </table:table-cell>
              <table:table-cell office:value-type="float" office:value="-17.7134" calcext:value-type="float">
                <text:p>-17.7134</text:p>
              </table:table-cell>
              <table:table-cell office:value-type="float" office:value="178.065" calcext:value-type="float">
                <text:p>178.065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Fiji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Finland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26" calcext:value-type="float">
                <text:p>26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41" calcext:value-type="float">
                <text:p>141</text:p>
              </table:table-cell>
              <table:table-cell office:value-type="float" office:value="149" calcext:value-type="float">
                <text:p>149</text:p>
              </table:table-cell>
              <table:table-cell office:value-type="float" office:value="172" calcext:value-type="float">
                <text:p>172</text:p>
              </table:table-cell>
              <table:table-cell office:value-type="float" office:value="177" calcext:value-type="float">
                <text:p>177</text:p>
              </table:table-cell>
              <table:table-cell office:value-type="float" office:value="186" calcext:value-type="float">
                <text:p>186</text:p>
              </table:table-cell>
              <table:table-cell office:value-type="float" office:value="190" calcext:value-type="float">
                <text:p>190</text:p>
              </table:table-cell>
              <table:table-cell office:value-type="float" office:value="193" calcext:value-type="float">
                <text:p>193</text:p>
              </table:table-cell>
              <table:table-cell office:value-type="float" office:value="199" calcext:value-type="float">
                <text:p>199</text:p>
              </table:table-cell>
              <table:table-cell office:value-type="float" office:value="206" calcext:value-type="float">
                <text:p>206</text:p>
              </table:table-cell>
              <table:table-cell office:value-type="float" office:value="211" calcext:value-type="float">
                <text:p>211</text:p>
              </table:table-cell>
              <table:table-cell office:value-type="float" office:value="218" calcext:value-type="float">
                <text:p>218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30" calcext:value-type="float">
                <text:p>230</text:p>
              </table:table-cell>
              <table:table-cell office:value-type="float" office:value="240" calcext:value-type="float">
                <text:p>240</text:p>
              </table:table-cell>
              <table:table-cell office:value-type="float" office:value="246" calcext:value-type="float">
                <text:p>246</text:p>
              </table:table-cell>
              <table:table-cell office:value-type="float" office:value="252" calcext:value-type="float">
                <text:p>252</text:p>
              </table:table-cell>
              <table:table-cell office:value-type="float" office:value="255" calcext:value-type="float">
                <text:p>255</text:p>
              </table:table-cell>
              <table:table-cell office:value-type="float" office:value="260" calcext:value-type="float">
                <text:p>260</text:p>
              </table:table-cell>
              <table:table-cell office:value-type="float" office:value="265" calcext:value-type="float">
                <text:p>265</text:p>
              </table:table-cell>
              <table:table-cell office:value-type="float" office:value="267" calcext:value-type="float">
                <text:p>267</text:p>
              </table:table-cell>
              <table:table-cell office:value-type="float" office:value="271" calcext:value-type="float">
                <text:p>271</text:p>
              </table:table-cell>
              <table:table-cell office:value-type="float" office:value="275" calcext:value-type="float">
                <text:p>275</text:p>
              </table:table-cell>
              <table:table-cell office:value-type="float" office:value="284" calcext:value-type="float">
                <text:p>284</text:p>
              </table:table-cell>
              <table:table-cell office:value-type="float" office:value="287" calcext:value-type="float">
                <text:p>287</text:p>
              </table:table-cell>
              <table:table-cell office:value-type="float" office:value="293" calcext:value-type="float">
                <text:p>293</text:p>
              </table:table-cell>
              <table:table-cell office:value-type="float" office:value="297" calcext:value-type="float">
                <text:p>297</text:p>
              </table:table-cell>
              <table:table-cell office:value-type="float" office:value="298" calcext:value-type="float">
                <text:p>298</text:p>
              </table:table-cell>
              <table:table-cell office:value-type="float" office:value="300" calcext:value-type="float">
                <text:p>300</text:p>
              </table:table-cell>
              <table:table-cell office:value-type="float" office:value="301" calcext:value-type="float">
                <text:p>301</text:p>
              </table:table-cell>
              <table:table-cell office:value-type="float" office:value="304" calcext:value-type="float">
                <text:p>304</text:p>
              </table:table-cell>
              <table:table-cell table:number-columns-repeated="3" office:value-type="float" office:value="306" calcext:value-type="float">
                <text:p>306</text:p>
              </table:table-cell>
              <table:table-cell office:value-type="float" office:value="307" calcext:value-type="float">
                <text:p>307</text:p>
              </table:table-cell>
              <table:table-cell office:value-type="float" office:value="308" calcext:value-type="float">
                <text:p>308</text:p>
              </table:table-cell>
              <table:table-cell office:value-type="float" office:value="312" calcext:value-type="float">
                <text:p>312</text:p>
              </table:table-cell>
              <table:table-cell table:number-columns-repeated="2" office:value-type="float" office:value="313" calcext:value-type="float">
                <text:p>313</text:p>
              </table:table-cell>
              <table:table-cell office:value-type="float" office:value="314" calcext:value-type="float">
                <text:p>314</text:p>
              </table:table-cell>
              <table:table-cell office:value-type="float" office:value="316" calcext:value-type="float">
                <text:p>316</text:p>
              </table:table-cell>
              <table:table-cell office:value-type="float" office:value="320" calcext:value-type="float">
                <text:p>320</text:p>
              </table:table-cell>
              <table:table-cell office:value-type="float" office:value="318" calcext:value-type="float">
                <text:p>318</text:p>
              </table:table-cell>
              <table:table-cell office:value-type="float" office:value="320" calcext:value-type="float">
                <text:p>320</text:p>
              </table:table-cell>
              <table:table-cell office:value-type="float" office:value="321" calcext:value-type="float">
                <text:p>321</text:p>
              </table:table-cell>
              <table:table-cell table:number-columns-repeated="3" office:value-type="float" office:value="322" calcext:value-type="float">
                <text:p>322</text:p>
              </table:table-cell>
              <table:table-cell table:number-columns-repeated="2" office:value-type="float" office:value="323" calcext:value-type="float">
                <text:p>323</text:p>
              </table:table-cell>
              <table:table-cell table:number-columns-repeated="2" office:value-type="float" office:value="324" calcext:value-type="float">
                <text:p>324</text:p>
              </table:table-cell>
              <table:table-cell table:number-columns-repeated="2" office:value-type="float" office:value="325" calcext:value-type="float">
                <text:p>32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Finland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3" calcext:value-type="float">
              <text:p>13</text:p>
            </table:table-cell>
            <table:table-cell table:number-columns-repeated="2" office:value-type="float" office:value="17" calcext:value-type="float">
              <text:p>17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41" calcext:value-type="float">
              <text:p>141</text:p>
            </table:table-cell>
            <table:table-cell office:value-type="float" office:value="149" calcext:value-type="float">
              <text:p>149</text:p>
            </table:table-cell>
            <table:table-cell office:value-type="float" office:value="172" calcext:value-type="float">
              <text:p>172</text:p>
            </table:table-cell>
            <table:table-cell office:value-type="float" office:value="177" calcext:value-type="float">
              <text:p>177</text:p>
            </table:table-cell>
            <table:table-cell office:value-type="float" office:value="186" calcext:value-type="float">
              <text:p>186</text:p>
            </table:table-cell>
            <table:table-cell office:value-type="float" office:value="190" calcext:value-type="float">
              <text:p>190</text:p>
            </table:table-cell>
            <table:table-cell office:value-type="float" office:value="193" calcext:value-type="float">
              <text:p>193</text:p>
            </table:table-cell>
            <table:table-cell office:value-type="float" office:value="199" calcext:value-type="float">
              <text:p>199</text:p>
            </table:table-cell>
            <table:table-cell office:value-type="float" office:value="206" calcext:value-type="float">
              <text:p>206</text:p>
            </table:table-cell>
            <table:table-cell office:value-type="float" office:value="211" calcext:value-type="float">
              <text:p>211</text:p>
            </table:table-cell>
            <table:table-cell office:value-type="float" office:value="218" calcext:value-type="float">
              <text:p>218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30" calcext:value-type="float">
              <text:p>230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246" calcext:value-type="float">
              <text:p>246</text:p>
            </table:table-cell>
            <table:table-cell office:value-type="float" office:value="252" calcext:value-type="float">
              <text:p>252</text:p>
            </table:table-cell>
            <table:table-cell office:value-type="float" office:value="255" calcext:value-type="float">
              <text:p>255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65" calcext:value-type="float">
              <text:p>265</text:p>
            </table:table-cell>
            <table:table-cell office:value-type="float" office:value="267" calcext:value-type="float">
              <text:p>267</text:p>
            </table:table-cell>
            <table:table-cell office:value-type="float" office:value="271" calcext:value-type="float">
              <text:p>271</text:p>
            </table:table-cell>
            <table:table-cell office:value-type="float" office:value="275" calcext:value-type="float">
              <text:p>275</text:p>
            </table:table-cell>
            <table:table-cell office:value-type="float" office:value="284" calcext:value-type="float">
              <text:p>284</text:p>
            </table:table-cell>
            <table:table-cell office:value-type="float" office:value="287" calcext:value-type="float">
              <text:p>287</text:p>
            </table:table-cell>
            <table:table-cell office:value-type="float" office:value="293" calcext:value-type="float">
              <text:p>293</text:p>
            </table:table-cell>
            <table:table-cell office:value-type="float" office:value="297" calcext:value-type="float">
              <text:p>297</text:p>
            </table:table-cell>
            <table:table-cell office:value-type="float" office:value="298" calcext:value-type="float">
              <text:p>298</text:p>
            </table:table-cell>
            <table:table-cell office:value-type="float" office:value="300" calcext:value-type="float">
              <text:p>300</text:p>
            </table:table-cell>
            <table:table-cell office:value-type="float" office:value="301" calcext:value-type="float">
              <text:p>301</text:p>
            </table:table-cell>
            <table:table-cell office:value-type="float" office:value="304" calcext:value-type="float">
              <text:p>304</text:p>
            </table:table-cell>
            <table:table-cell table:number-columns-repeated="3" office:value-type="float" office:value="306" calcext:value-type="float">
              <text:p>306</text:p>
            </table:table-cell>
            <table:table-cell office:value-type="float" office:value="307" calcext:value-type="float">
              <text:p>307</text:p>
            </table:table-cell>
            <table:table-cell office:value-type="float" office:value="308" calcext:value-type="float">
              <text:p>308</text:p>
            </table:table-cell>
            <table:table-cell office:value-type="float" office:value="312" calcext:value-type="float">
              <text:p>312</text:p>
            </table:table-cell>
            <table:table-cell table:number-columns-repeated="2" office:value-type="float" office:value="313" calcext:value-type="float">
              <text:p>313</text:p>
            </table:table-cell>
            <table:table-cell office:value-type="float" office:value="314" calcext:value-type="float">
              <text:p>314</text:p>
            </table:table-cell>
            <table:table-cell office:value-type="float" office:value="316" calcext:value-type="float">
              <text:p>316</text:p>
            </table:table-cell>
            <table:table-cell office:value-type="float" office:value="320" calcext:value-type="float">
              <text:p>320</text:p>
            </table:table-cell>
            <table:table-cell office:value-type="float" office:value="318" calcext:value-type="float">
              <text:p>318</text:p>
            </table:table-cell>
            <table:table-cell office:value-type="float" office:value="320" calcext:value-type="float">
              <text:p>320</text:p>
            </table:table-cell>
            <table:table-cell office:value-type="float" office:value="321" calcext:value-type="float">
              <text:p>321</text:p>
            </table:table-cell>
            <table:table-cell table:number-columns-repeated="3" office:value-type="float" office:value="322" calcext:value-type="float">
              <text:p>322</text:p>
            </table:table-cell>
            <table:table-cell table:number-columns-repeated="2" office:value-type="float" office:value="323" calcext:value-type="float">
              <text:p>323</text:p>
            </table:table-cell>
            <table:table-cell table:number-columns-repeated="2" office:value-type="float" office:value="324" calcext:value-type="float">
              <text:p>324</text:p>
            </table:table-cell>
            <table:table-cell table:number-columns-repeated="2" office:value-type="float" office:value="325" calcext:value-type="float">
              <text:p>325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French Guiana</text:p>
              </table:table-cell>
              <table:table-cell office:value-type="string" calcext:value-type="string">
                <text:p>France</text:p>
              </table:table-cell>
              <table:table-cell office:value-type="float" office:value="3.9339" calcext:value-type="float">
                <text:p>3.9339</text:p>
              </table:table-cell>
              <table:table-cell office:value-type="float" office:value="-53.1258" calcext:value-type="float">
                <text:p>-53.1258</text:p>
              </table:table-cell>
              <table:table-cell table:number-columns-repeated="89" office:value-type="float" office:value="0" calcext:value-type="float">
                <text:p>0</text:p>
              </table:table-cell>
              <table:table-cell table:number-columns-repeated="49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</table:table-row>
            <table:table-row table:style-name="ro1" table:visibility="collapse">
              <table:table-cell office:value-type="string" calcext:value-type="string">
                <text:p>French Polynesia</text:p>
              </table:table-cell>
              <table:table-cell office:value-type="string" calcext:value-type="string">
                <text:p>France</text:p>
              </table:table-cell>
              <table:table-cell office:value-type="float" office:value="-17.6797" calcext:value-type="float">
                <text:p>-17.6797</text:p>
              </table:table-cell>
              <table:table-cell office:value-type="float" office:value="149.4068" calcext:value-type="float">
                <text:p>149.4068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Guadeloupe</text:p>
              </table:table-cell>
              <table:table-cell office:value-type="string" calcext:value-type="string">
                <text:p>France</text:p>
              </table:table-cell>
              <table:table-cell office:value-type="float" office:value="16.25" calcext:value-type="float">
                <text:p>16.25</text:p>
              </table:table-cell>
              <table:table-cell office:value-type="float" office:value="-61.5833" calcext:value-type="float">
                <text:p>-61.5833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table:number-columns-repeated="6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5" office:value-type="float" office:value="7" calcext:value-type="float">
                <text:p>7</text:p>
              </table:table-cell>
              <table:table-cell table:number-columns-repeated="13" office:value-type="float" office:value="8" calcext:value-type="float">
                <text:p>8</text:p>
              </table:table-cell>
              <table:table-cell table:number-columns-repeated="15" office:value-type="float" office:value="12" calcext:value-type="float">
                <text:p>12</text:p>
              </table:table-cell>
              <table:table-cell table:number-columns-repeated="18" office:value-type="float" office:value="13" calcext:value-type="float">
                <text:p>13</text:p>
              </table:table-cell>
              <table:table-cell table:number-columns-repeated="20" office:value-type="float" office:value="14" calcext:value-type="float">
                <text:p>14</text:p>
              </table:table-cell>
            </table:table-row>
            <table:table-row table:style-name="ro1" table:visibility="collapse">
              <table:table-cell office:value-type="string" calcext:value-type="string">
                <text:p>Mayotte</text:p>
              </table:table-cell>
              <table:table-cell office:value-type="string" calcext:value-type="string">
                <text:p>France</text:p>
              </table:table-cell>
              <table:table-cell office:value-type="float" office:value="-12.8275" calcext:value-type="float">
                <text:p>-12.8275</text:p>
              </table:table-cell>
              <table:table-cell office:value-type="float" office:value="45.1662" calcext:value-type="float">
                <text:p>45.1662</text:p>
              </table:table-cell>
              <table:table-cell table:number-columns-repeated="6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8" office:value-type="float" office:value="2" calcext:value-type="float">
                <text:p>2</text:p>
              </table:table-cell>
              <table:table-cell table:number-columns-repeated="6" office:value-type="float" office:value="3" calcext:value-type="float">
                <text:p>3</text:p>
              </table:table-cell>
              <table:table-cell table:number-columns-repeated="16"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3"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2" office:value-type="float" office:value="16" calcext:value-type="float">
                <text:p>16</text:p>
              </table:table-cell>
              <table:table-cell table:number-columns-repeated="4" office:value-type="float" office:value="18" calcext:value-type="float">
                <text:p>18</text:p>
              </table:table-cell>
              <table:table-cell table:number-columns-repeated="4" office:value-type="float" office:value="19" calcext:value-type="float">
                <text:p>19</text:p>
              </table:table-cell>
              <table:table-cell table:number-columns-repeated="4" office:value-type="float" office:value="20" calcext:value-type="float">
                <text:p>20</text:p>
              </table:table-cell>
              <table:table-cell table:number-columns-repeated="4" office:value-type="float" office:value="21" calcext:value-type="float">
                <text:p>21</text:p>
              </table:table-cell>
              <table:table-cell table:number-columns-repeated="3" office:value-type="float" office:value="24" calcext:value-type="float">
                <text:p>24</text:p>
              </table:table-cell>
              <table:table-cell table:number-columns-repeated="5" office:value-type="float" office:value="25" calcext:value-type="float">
                <text:p>25</text:p>
              </table:table-cell>
              <table:table-cell table:number-columns-repeated="4" office:value-type="float" office:value="28" calcext:value-type="float">
                <text:p>28</text:p>
              </table:table-cell>
            </table:table-row>
            <table:table-row table:style-name="ro1" table:visibility="collapse">
              <table:table-cell office:value-type="string" calcext:value-type="string">
                <text:p>New Caledonia</text:p>
              </table:table-cell>
              <table:table-cell office:value-type="string" calcext:value-type="string">
                <text:p>France</text:p>
              </table:table-cell>
              <table:table-cell office:value-type="float" office:value="-20.9043" calcext:value-type="float">
                <text:p>-20.9043</text:p>
              </table:table-cell>
              <table:table-cell office:value-type="float" office:value="165.618" calcext:value-type="float">
                <text:p>165.618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Reunion</text:p>
              </table:table-cell>
              <table:table-cell office:value-type="string" calcext:value-type="string">
                <text:p>France</text:p>
              </table:table-cell>
              <table:table-cell office:value-type="float" office:value="-21.1351" calcext:value-type="float">
                <text:p>-21.1351</text:p>
              </table:table-cell>
              <table:table-cell office:value-type="float" office:value="55.2471" calcext:value-type="float">
                <text:p>55.2471</text:p>
              </table:table-cell>
              <table:table-cell table:number-columns-repeated="119" office:value-type="float" office:value="0" calcext:value-type="float">
                <text:p>0</text:p>
              </table:table-cell>
              <table:table-cell table:number-columns-repeated="24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Saint Barthelemy</text:p>
              </table:table-cell>
              <table:table-cell office:value-type="string" calcext:value-type="string">
                <text:p>France</text:p>
              </table:table-cell>
              <table:table-cell office:value-type="float" office:value="17.9" calcext:value-type="float">
                <text:p>17.9</text:p>
              </table:table-cell>
              <table:table-cell office:value-type="float" office:value="-62.8333" calcext:value-type="float">
                <text:p>-62.8333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St Martin</text:p>
              </table:table-cell>
              <table:table-cell office:value-type="string" calcext:value-type="string">
                <text:p>France</text:p>
              </table:table-cell>
              <table:table-cell office:value-type="float" office:value="18.0708" calcext:value-type="float">
                <text:p>18.0708</text:p>
              </table:table-cell>
              <table:table-cell office:value-type="float" office:value="-63.0501" calcext:value-type="float">
                <text:p>-63.0501</text:p>
              </table:table-cell>
              <table:table-cell table:number-columns-repeated="68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20" office:value-type="float" office:value="2" calcext:value-type="float">
                <text:p>2</text:p>
              </table:table-cell>
              <table:table-cell table:number-columns-repeated="50"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Martinique</text:p>
              </table:table-cell>
              <table:table-cell office:value-type="string" calcext:value-type="string">
                <text:p>France</text:p>
              </table:table-cell>
              <table:table-cell office:value-type="float" office:value="14.6415" calcext:value-type="float">
                <text:p>14.6415</text:p>
              </table:table-cell>
              <table:table-cell office:value-type="float" office:value="-61.0242" calcext:value-type="float">
                <text:p>-61.0242</text:p>
              </table:table-cell>
              <table:table-cell table:number-columns-repeated="54" office:value-type="float" office:value="0" calcext:value-type="float">
                <text:p>0</text:p>
              </table:table-cell>
              <table:table-cell table:number-columns-repeated="15" office:value-type="float" office:value="1" calcext:value-type="float">
                <text:p>1</text:p>
              </table:table-cell>
              <table:table-cell table:number-columns-repeated="5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7" office:value-type="float" office:value="6" calcext:value-type="float">
                <text:p>6</text:p>
              </table:table-cell>
              <table:table-cell table:number-columns-repeated="4" office:value-type="float" office:value="8" calcext:value-type="float">
                <text:p>8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table:number-columns-repeated="53" office:value-type="float" office:value="14" calcext:value-type="float">
                <text:p>14</text:p>
              </table:table-cell>
            </table:table-row>
            <table:table-row table:style-name="ro1" table:visibility="collapse">
              <table:table-cell/>
              <table:table-cell office:value-type="string" calcext:value-type="string">
                <text:p>France</text:p>
              </table:table-cell>
              <table:table-cell office:value-type="float" office:value="46.2276" calcext:value-type="float">
                <text:p>46.2276</text:p>
              </table:table-cell>
              <table:table-cell office:value-type="float" office:value="2.2137" calcext:value-type="float">
                <text:p>2.2137</text:p>
              </table:table-cell>
              <table:table-cell table:number-columns-repeated="24" office:value-type="float" office:value="0" calcext:value-type="float">
                <text:p>0</text:p>
              </table:table-cell>
              <table:table-cell table:number-columns-repeated="11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9" calcext:value-type="float">
                <text:p>19</text:p>
              </table:table-cell>
              <table:table-cell office:value-type="float" office:value="33" calcext:value-type="float">
                <text:p>33</text:p>
              </table:table-cell>
              <table:table-cell table:number-columns-repeated="2" office:value-type="float" office:value="48" calcext:value-type="float">
                <text:p>48</text:p>
              </table:table-cell>
              <table:table-cell office:value-type="float" office:value="79" calcext:value-type="float">
                <text:p>79</text:p>
              </table:table-cell>
              <table:table-cell table:number-columns-repeated="2" office:value-type="float" office:value="91" calcext:value-type="float">
                <text:p>91</text:p>
              </table:table-cell>
              <table:table-cell table:number-columns-repeated="3" office:value-type="float" office:value="148" calcext:value-type="float">
                <text:p>148</text:p>
              </table:table-cell>
              <table:table-cell office:value-type="float" office:value="243" calcext:value-type="float">
                <text:p>243</text:p>
              </table:table-cell>
              <table:table-cell office:value-type="float" office:value="450" calcext:value-type="float">
                <text:p>450</text:p>
              </table:table-cell>
              <table:table-cell office:value-type="float" office:value="562" calcext:value-type="float">
                <text:p>562</text:p>
              </table:table-cell>
              <table:table-cell office:value-type="float" office:value="674" calcext:value-type="float">
                <text:p>674</text:p>
              </table:table-cell>
              <table:table-cell office:value-type="float" office:value="860" calcext:value-type="float">
                <text:p>860</text:p>
              </table:table-cell>
              <table:table-cell office:value-type="float" office:value="1100" calcext:value-type="float">
                <text:p>1100</text:p>
              </table:table-cell>
              <table:table-cell office:value-type="float" office:value="1331" calcext:value-type="float">
                <text:p>1331</text:p>
              </table:table-cell>
              <table:table-cell office:value-type="float" office:value="1696" calcext:value-type="float">
                <text:p>1696</text:p>
              </table:table-cell>
              <table:table-cell office:value-type="float" office:value="1995" calcext:value-type="float">
                <text:p>1995</text:p>
              </table:table-cell>
              <table:table-cell office:value-type="float" office:value="2314" calcext:value-type="float">
                <text:p>2314</text:p>
              </table:table-cell>
              <table:table-cell office:value-type="float" office:value="2606" calcext:value-type="float">
                <text:p>2606</text:p>
              </table:table-cell>
              <table:table-cell office:value-type="float" office:value="3024" calcext:value-type="float">
                <text:p>3024</text:p>
              </table:table-cell>
              <table:table-cell office:value-type="float" office:value="3523" calcext:value-type="float">
                <text:p>3523</text:p>
              </table:table-cell>
              <table:table-cell office:value-type="float" office:value="4403" calcext:value-type="float">
                <text:p>4403</text:p>
              </table:table-cell>
              <table:table-cell office:value-type="float" office:value="5387" calcext:value-type="float">
                <text:p>5387</text:p>
              </table:table-cell>
              <table:table-cell office:value-type="float" office:value="6507" calcext:value-type="float">
                <text:p>6507</text:p>
              </table:table-cell>
              <table:table-cell office:value-type="float" office:value="7560" calcext:value-type="float">
                <text:p>7560</text:p>
              </table:table-cell>
              <table:table-cell office:value-type="float" office:value="8078" calcext:value-type="float">
                <text:p>8078</text:p>
              </table:table-cell>
              <table:table-cell office:value-type="float" office:value="8911" calcext:value-type="float">
                <text:p>8911</text:p>
              </table:table-cell>
              <table:table-cell office:value-type="float" office:value="10328" calcext:value-type="float">
                <text:p>10328</text:p>
              </table:table-cell>
              <table:table-cell office:value-type="float" office:value="10869" calcext:value-type="float">
                <text:p>10869</text:p>
              </table:table-cell>
              <table:table-cell office:value-type="float" office:value="12210" calcext:value-type="float">
                <text:p>12210</text:p>
              </table:table-cell>
              <table:table-cell office:value-type="float" office:value="13197" calcext:value-type="float">
                <text:p>13197</text:p>
              </table:table-cell>
              <table:table-cell office:value-type="float" office:value="13832" calcext:value-type="float">
                <text:p>13832</text:p>
              </table:table-cell>
              <table:table-cell office:value-type="float" office:value="14393" calcext:value-type="float">
                <text:p>14393</text:p>
              </table:table-cell>
              <table:table-cell office:value-type="float" office:value="14967" calcext:value-type="float">
                <text:p>14967</text:p>
              </table:table-cell>
              <table:table-cell office:value-type="float" office:value="15712" calcext:value-type="float">
                <text:p>15712</text:p>
              </table:table-cell>
              <table:table-cell office:value-type="float" office:value="17148" calcext:value-type="float">
                <text:p>17148</text:p>
              </table:table-cell>
              <table:table-cell office:value-type="float" office:value="17901" calcext:value-type="float">
                <text:p>17901</text:p>
              </table:table-cell>
              <table:table-cell office:value-type="float" office:value="18661" calcext:value-type="float">
                <text:p>18661</text:p>
              </table:table-cell>
              <table:table-cell office:value-type="float" office:value="19303" calcext:value-type="float">
                <text:p>19303</text:p>
              </table:table-cell>
              <table:table-cell office:value-type="float" office:value="19694" calcext:value-type="float">
                <text:p>19694</text:p>
              </table:table-cell>
              <table:table-cell office:value-type="float" office:value="20240" calcext:value-type="float">
                <text:p>20240</text:p>
              </table:table-cell>
              <table:table-cell office:value-type="float" office:value="20765" calcext:value-type="float">
                <text:p>20765</text:p>
              </table:table-cell>
              <table:table-cell office:value-type="float" office:value="21309" calcext:value-type="float">
                <text:p>21309</text:p>
              </table:table-cell>
              <table:table-cell office:value-type="float" office:value="21825" calcext:value-type="float">
                <text:p>21825</text:p>
              </table:table-cell>
              <table:table-cell office:value-type="float" office:value="22214" calcext:value-type="float">
                <text:p>22214</text:p>
              </table:table-cell>
              <table:table-cell office:value-type="float" office:value="22583" calcext:value-type="float">
                <text:p>22583</text:p>
              </table:table-cell>
              <table:table-cell office:value-type="float" office:value="22825" calcext:value-type="float">
                <text:p>22825</text:p>
              </table:table-cell>
              <table:table-cell office:value-type="float" office:value="23262" calcext:value-type="float">
                <text:p>23262</text:p>
              </table:table-cell>
              <table:table-cell office:value-type="float" office:value="23629" calcext:value-type="float">
                <text:p>23629</text:p>
              </table:table-cell>
              <table:table-cell office:value-type="float" office:value="24056" calcext:value-type="float">
                <text:p>24056</text:p>
              </table:table-cell>
              <table:table-cell office:value-type="float" office:value="24345" calcext:value-type="float">
                <text:p>24345</text:p>
              </table:table-cell>
              <table:table-cell office:value-type="float" office:value="24563" calcext:value-type="float">
                <text:p>24563</text:p>
              </table:table-cell>
              <table:table-cell office:value-type="float" office:value="24729" calcext:value-type="float">
                <text:p>24729</text:p>
              </table:table-cell>
              <table:table-cell office:value-type="float" office:value="24864" calcext:value-type="float">
                <text:p>24864</text:p>
              </table:table-cell>
              <table:table-cell office:value-type="float" office:value="25168" calcext:value-type="float">
                <text:p>25168</text:p>
              </table:table-cell>
              <table:table-cell office:value-type="float" office:value="25498" calcext:value-type="float">
                <text:p>25498</text:p>
              </table:table-cell>
              <table:table-cell office:value-type="float" office:value="25772" calcext:value-type="float">
                <text:p>25772</text:p>
              </table:table-cell>
              <table:table-cell office:value-type="float" office:value="25949" calcext:value-type="float">
                <text:p>25949</text:p>
              </table:table-cell>
              <table:table-cell office:value-type="float" office:value="26192" calcext:value-type="float">
                <text:p>26192</text:p>
              </table:table-cell>
              <table:table-cell office:value-type="float" office:value="26271" calcext:value-type="float">
                <text:p>26271</text:p>
              </table:table-cell>
              <table:table-cell office:value-type="float" office:value="26341" calcext:value-type="float">
                <text:p>26341</text:p>
              </table:table-cell>
              <table:table-cell office:value-type="float" office:value="26604" calcext:value-type="float">
                <text:p>26604</text:p>
              </table:table-cell>
              <table:table-cell office:value-type="float" office:value="26951" calcext:value-type="float">
                <text:p>26951</text:p>
              </table:table-cell>
              <table:table-cell office:value-type="float" office:value="27032" calcext:value-type="float">
                <text:p>27032</text:p>
              </table:table-cell>
              <table:table-cell office:value-type="float" office:value="27381" calcext:value-type="float">
                <text:p>27381</text:p>
              </table:table-cell>
              <table:table-cell office:value-type="float" office:value="27485" calcext:value-type="float">
                <text:p>27485</text:p>
              </table:table-cell>
              <table:table-cell office:value-type="float" office:value="27483" calcext:value-type="float">
                <text:p>27483</text:p>
              </table:table-cell>
              <table:table-cell office:value-type="float" office:value="28062" calcext:value-type="float">
                <text:p>28062</text:p>
              </table:table-cell>
              <table:table-cell office:value-type="float" office:value="28193" calcext:value-type="float">
                <text:p>28193</text:p>
              </table:table-cell>
              <table:table-cell office:value-type="float" office:value="27976" calcext:value-type="float">
                <text:p>27976</text:p>
              </table:table-cell>
              <table:table-cell office:value-type="float" office:value="28084" calcext:value-type="float">
                <text:p>28084</text:p>
              </table:table-cell>
              <table:table-cell office:value-type="float" office:value="28167" calcext:value-type="float">
                <text:p>28167</text:p>
              </table:table-cell>
              <table:table-cell office:value-type="float" office:value="28241" calcext:value-type="float">
                <text:p>28241</text:p>
              </table:table-cell>
              <table:table-cell office:value-type="float" office:value="28284" calcext:value-type="float">
                <text:p>28284</text:p>
              </table:table-cell>
              <table:table-cell office:value-type="float" office:value="28317" calcext:value-type="float">
                <text:p>28317</text:p>
              </table:table-cell>
              <table:table-cell office:value-type="float" office:value="28407" calcext:value-type="float">
                <text:p>28407</text:p>
              </table:table-cell>
              <table:table-cell office:value-type="float" office:value="28480" calcext:value-type="float">
                <text:p>28480</text:p>
              </table:table-cell>
              <table:table-cell office:value-type="float" office:value="28546" calcext:value-type="float">
                <text:p>28546</text:p>
              </table:table-cell>
              <table:table-cell office:value-type="float" office:value="28611" calcext:value-type="float">
                <text:p>28611</text:p>
              </table:table-cell>
              <table:table-cell office:value-type="float" office:value="28663" calcext:value-type="float">
                <text:p>28663</text:p>
              </table:table-cell>
              <table:table-cell office:value-type="float" office:value="28720" calcext:value-type="float">
                <text:p>28720</text:p>
              </table:table-cell>
              <table:table-cell office:value-type="float" office:value="28751" calcext:value-type="float">
                <text:p>28751</text:p>
              </table:table-cell>
              <table:table-cell office:value-type="float" office:value="28779" calcext:value-type="float">
                <text:p>28779</text:p>
              </table:table-cell>
              <table:table-cell office:value-type="float" office:value="28886" calcext:value-type="float">
                <text:p>28886</text:p>
              </table:table-cell>
              <table:table-cell office:value-type="float" office:value="28967" calcext:value-type="float">
                <text:p>28967</text:p>
              </table:table-cell>
              <table:table-cell office:value-type="float" office:value="29010" calcext:value-type="float">
                <text:p>29010</text:p>
              </table:table-cell>
              <table:table-cell office:value-type="float" office:value="29056" calcext:value-type="float">
                <text:p>29056</text:p>
              </table:table-cell>
              <table:table-cell office:value-type="float" office:value="29087" calcext:value-type="float">
                <text:p>29087</text:p>
              </table:table-cell>
              <table:table-cell office:value-type="float" office:value="29100" calcext:value-type="float">
                <text:p>29100</text:p>
              </table:table-cell>
              <table:table-cell office:value-type="float" office:value="29153" calcext:value-type="float">
                <text:p>29153</text:p>
              </table:table-cell>
              <table:table-cell office:value-type="float" office:value="29237" calcext:value-type="float">
                <text:p>29237</text:p>
              </table:table-cell>
              <table:table-cell office:value-type="float" office:value="29260" calcext:value-type="float">
                <text:p>29260</text:p>
              </table:table-cell>
              <table:table-cell office:value-type="float" office:value="29287" calcext:value-type="float">
                <text:p>29287</text:p>
              </table:table-cell>
              <table:table-cell office:value-type="float" office:value="29315" calcext:value-type="float">
                <text:p>29315</text:p>
              </table:table-cell>
            </table:table-row>
            <table:table-row table:style-name="ro1" table:visibility="collapse">
              <table:table-cell office:value-type="string" calcext:value-type="string">
                <text:p>Saint Pierre and Miquelon</text:p>
              </table:table-cell>
              <table:table-cell office:value-type="string" calcext:value-type="string">
                <text:p>France</text:p>
              </table:table-cell>
              <table:table-cell office:value-type="float" office:value="46.8852" calcext:value-type="float">
                <text:p>46.8852</text:p>
              </table:table-cell>
              <table:table-cell office:value-type="float" office:value="-56.3159" calcext:value-type="float">
                <text:p>-56.3159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France Result</text:p>
            </table:table-cell>
            <table:table-cell table:number-columns-repeated="2"/>
            <table:table-cell table:number-columns-repeated="24" office:value-type="float" office:value="0" calcext:value-type="float">
              <text:p>0</text:p>
            </table:table-cell>
            <table:table-cell table:number-columns-repeated="11" office:value-type="float" office:value="1" calcext:value-type="float">
              <text:p>1</text:p>
            </table:table-cell>
            <table:table-cell table:number-columns-repeated="5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table:number-columns-repeated="2" office:value-type="float" office:value="19" calcext:value-type="float">
              <text:p>19</text:p>
            </table:table-cell>
            <table:table-cell office:value-type="float" office:value="33" calcext:value-type="float">
              <text:p>33</text:p>
            </table:table-cell>
            <table:table-cell table:number-columns-repeated="2" office:value-type="float" office:value="48" calcext:value-type="float">
              <text:p>48</text:p>
            </table:table-cell>
            <table:table-cell office:value-type="float" office:value="79" calcext:value-type="float">
              <text:p>79</text:p>
            </table:table-cell>
            <table:table-cell table:number-columns-repeated="2" office:value-type="float" office:value="91" calcext:value-type="float">
              <text:p>91</text:p>
            </table:table-cell>
            <table:table-cell table:number-columns-repeated="3" office:value-type="float" office:value="149" calcext:value-type="float">
              <text:p>149</text:p>
            </table:table-cell>
            <table:table-cell office:value-type="float" office:value="244" calcext:value-type="float">
              <text:p>244</text:p>
            </table:table-cell>
            <table:table-cell office:value-type="float" office:value="451" calcext:value-type="float">
              <text:p>451</text:p>
            </table:table-cell>
            <table:table-cell office:value-type="float" office:value="563" calcext:value-type="float">
              <text:p>563</text:p>
            </table:table-cell>
            <table:table-cell office:value-type="float" office:value="676" calcext:value-type="float">
              <text:p>676</text:p>
            </table:table-cell>
            <table:table-cell office:value-type="float" office:value="862" calcext:value-type="float">
              <text:p>862</text:p>
            </table:table-cell>
            <table:table-cell office:value-type="float" office:value="1102" calcext:value-type="float">
              <text:p>1102</text:p>
            </table:table-cell>
            <table:table-cell office:value-type="float" office:value="1333" calcext:value-type="float">
              <text:p>1333</text:p>
            </table:table-cell>
            <table:table-cell office:value-type="float" office:value="1698" calcext:value-type="float">
              <text:p>1698</text:p>
            </table:table-cell>
            <table:table-cell office:value-type="float" office:value="1997" calcext:value-type="float">
              <text:p>1997</text:p>
            </table:table-cell>
            <table:table-cell office:value-type="float" office:value="2317" calcext:value-type="float">
              <text:p>2317</text:p>
            </table:table-cell>
            <table:table-cell office:value-type="float" office:value="2611" calcext:value-type="float">
              <text:p>2611</text:p>
            </table:table-cell>
            <table:table-cell office:value-type="float" office:value="3030" calcext:value-type="float">
              <text:p>3030</text:p>
            </table:table-cell>
            <table:table-cell office:value-type="float" office:value="3532" calcext:value-type="float">
              <text:p>3532</text:p>
            </table:table-cell>
            <table:table-cell office:value-type="float" office:value="4414" calcext:value-type="float">
              <text:p>4414</text:p>
            </table:table-cell>
            <table:table-cell office:value-type="float" office:value="5398" calcext:value-type="float">
              <text:p>5398</text:p>
            </table:table-cell>
            <table:table-cell office:value-type="float" office:value="6520" calcext:value-type="float">
              <text:p>6520</text:p>
            </table:table-cell>
            <table:table-cell office:value-type="float" office:value="7574" calcext:value-type="float">
              <text:p>7574</text:p>
            </table:table-cell>
            <table:table-cell office:value-type="float" office:value="8093" calcext:value-type="float">
              <text:p>8093</text:p>
            </table:table-cell>
            <table:table-cell office:value-type="float" office:value="8926" calcext:value-type="float">
              <text:p>8926</text:p>
            </table:table-cell>
            <table:table-cell office:value-type="float" office:value="10343" calcext:value-type="float">
              <text:p>10343</text:p>
            </table:table-cell>
            <table:table-cell office:value-type="float" office:value="10887" calcext:value-type="float">
              <text:p>10887</text:p>
            </table:table-cell>
            <table:table-cell office:value-type="float" office:value="12228" calcext:value-type="float">
              <text:p>12228</text:p>
            </table:table-cell>
            <table:table-cell office:value-type="float" office:value="13215" calcext:value-type="float">
              <text:p>13215</text:p>
            </table:table-cell>
            <table:table-cell office:value-type="float" office:value="13851" calcext:value-type="float">
              <text:p>13851</text:p>
            </table:table-cell>
            <table:table-cell office:value-type="float" office:value="14412" calcext:value-type="float">
              <text:p>14412</text:p>
            </table:table-cell>
            <table:table-cell office:value-type="float" office:value="14986" calcext:value-type="float">
              <text:p>14986</text:p>
            </table:table-cell>
            <table:table-cell office:value-type="float" office:value="15731" calcext:value-type="float">
              <text:p>15731</text:p>
            </table:table-cell>
            <table:table-cell office:value-type="float" office:value="17169" calcext:value-type="float">
              <text:p>17169</text:p>
            </table:table-cell>
            <table:table-cell office:value-type="float" office:value="17922" calcext:value-type="float">
              <text:p>17922</text:p>
            </table:table-cell>
            <table:table-cell office:value-type="float" office:value="18683" calcext:value-type="float">
              <text:p>18683</text:p>
            </table:table-cell>
            <table:table-cell office:value-type="float" office:value="19325" calcext:value-type="float">
              <text:p>19325</text:p>
            </table:table-cell>
            <table:table-cell office:value-type="float" office:value="19720" calcext:value-type="float">
              <text:p>19720</text:p>
            </table:table-cell>
            <table:table-cell office:value-type="float" office:value="20267" calcext:value-type="float">
              <text:p>20267</text:p>
            </table:table-cell>
            <table:table-cell office:value-type="float" office:value="20798" calcext:value-type="float">
              <text:p>20798</text:p>
            </table:table-cell>
            <table:table-cell office:value-type="float" office:value="21342" calcext:value-type="float">
              <text:p>21342</text:p>
            </table:table-cell>
            <table:table-cell office:value-type="float" office:value="21858" calcext:value-type="float">
              <text:p>21858</text:p>
            </table:table-cell>
            <table:table-cell office:value-type="float" office:value="22248" calcext:value-type="float">
              <text:p>22248</text:p>
            </table:table-cell>
            <table:table-cell office:value-type="float" office:value="22617" calcext:value-type="float">
              <text:p>22617</text:p>
            </table:table-cell>
            <table:table-cell office:value-type="float" office:value="22859" calcext:value-type="float">
              <text:p>22859</text:p>
            </table:table-cell>
            <table:table-cell office:value-type="float" office:value="23296" calcext:value-type="float">
              <text:p>23296</text:p>
            </table:table-cell>
            <table:table-cell office:value-type="float" office:value="23663" calcext:value-type="float">
              <text:p>23663</text:p>
            </table:table-cell>
            <table:table-cell office:value-type="float" office:value="24090" calcext:value-type="float">
              <text:p>24090</text:p>
            </table:table-cell>
            <table:table-cell office:value-type="float" office:value="24379" calcext:value-type="float">
              <text:p>24379</text:p>
            </table:table-cell>
            <table:table-cell office:value-type="float" office:value="24597" calcext:value-type="float">
              <text:p>24597</text:p>
            </table:table-cell>
            <table:table-cell office:value-type="float" office:value="24763" calcext:value-type="float">
              <text:p>24763</text:p>
            </table:table-cell>
            <table:table-cell office:value-type="float" office:value="24900" calcext:value-type="float">
              <text:p>24900</text:p>
            </table:table-cell>
            <table:table-cell office:value-type="float" office:value="25204" calcext:value-type="float">
              <text:p>25204</text:p>
            </table:table-cell>
            <table:table-cell office:value-type="float" office:value="25537" calcext:value-type="float">
              <text:p>25537</text:p>
            </table:table-cell>
            <table:table-cell office:value-type="float" office:value="25812" calcext:value-type="float">
              <text:p>25812</text:p>
            </table:table-cell>
            <table:table-cell office:value-type="float" office:value="25990" calcext:value-type="float">
              <text:p>25990</text:p>
            </table:table-cell>
            <table:table-cell office:value-type="float" office:value="26233" calcext:value-type="float">
              <text:p>26233</text:p>
            </table:table-cell>
            <table:table-cell office:value-type="float" office:value="26313" calcext:value-type="float">
              <text:p>26313</text:p>
            </table:table-cell>
            <table:table-cell office:value-type="float" office:value="26383" calcext:value-type="float">
              <text:p>26383</text:p>
            </table:table-cell>
            <table:table-cell office:value-type="float" office:value="26646" calcext:value-type="float">
              <text:p>26646</text:p>
            </table:table-cell>
            <table:table-cell office:value-type="float" office:value="26994" calcext:value-type="float">
              <text:p>26994</text:p>
            </table:table-cell>
            <table:table-cell office:value-type="float" office:value="27077" calcext:value-type="float">
              <text:p>27077</text:p>
            </table:table-cell>
            <table:table-cell office:value-type="float" office:value="27428" calcext:value-type="float">
              <text:p>27428</text:p>
            </table:table-cell>
            <table:table-cell table:number-columns-repeated="2" office:value-type="float" office:value="27532" calcext:value-type="float">
              <text:p>27532</text:p>
            </table:table-cell>
            <table:table-cell office:value-type="float" office:value="28111" calcext:value-type="float">
              <text:p>28111</text:p>
            </table:table-cell>
            <table:table-cell office:value-type="float" office:value="28242" calcext:value-type="float">
              <text:p>28242</text:p>
            </table:table-cell>
            <table:table-cell office:value-type="float" office:value="28025" calcext:value-type="float">
              <text:p>28025</text:p>
            </table:table-cell>
            <table:table-cell office:value-type="float" office:value="28135" calcext:value-type="float">
              <text:p>28135</text:p>
            </table:table-cell>
            <table:table-cell office:value-type="float" office:value="28218" calcext:value-type="float">
              <text:p>28218</text:p>
            </table:table-cell>
            <table:table-cell office:value-type="float" office:value="28292" calcext:value-type="float">
              <text:p>28292</text:p>
            </table:table-cell>
            <table:table-cell office:value-type="float" office:value="28335" calcext:value-type="float">
              <text:p>28335</text:p>
            </table:table-cell>
            <table:table-cell office:value-type="float" office:value="28370" calcext:value-type="float">
              <text:p>28370</text:p>
            </table:table-cell>
            <table:table-cell office:value-type="float" office:value="28460" calcext:value-type="float">
              <text:p>28460</text:p>
            </table:table-cell>
            <table:table-cell office:value-type="float" office:value="28533" calcext:value-type="float">
              <text:p>28533</text:p>
            </table:table-cell>
            <table:table-cell office:value-type="float" office:value="28599" calcext:value-type="float">
              <text:p>28599</text:p>
            </table:table-cell>
            <table:table-cell office:value-type="float" office:value="28665" calcext:value-type="float">
              <text:p>28665</text:p>
            </table:table-cell>
            <table:table-cell office:value-type="float" office:value="28717" calcext:value-type="float">
              <text:p>28717</text:p>
            </table:table-cell>
            <table:table-cell office:value-type="float" office:value="28774" calcext:value-type="float">
              <text:p>28774</text:p>
            </table:table-cell>
            <table:table-cell office:value-type="float" office:value="28805" calcext:value-type="float">
              <text:p>28805</text:p>
            </table:table-cell>
            <table:table-cell office:value-type="float" office:value="28836" calcext:value-type="float">
              <text:p>28836</text:p>
            </table:table-cell>
            <table:table-cell office:value-type="float" office:value="28943" calcext:value-type="float">
              <text:p>28943</text:p>
            </table:table-cell>
            <table:table-cell office:value-type="float" office:value="29024" calcext:value-type="float">
              <text:p>29024</text:p>
            </table:table-cell>
            <table:table-cell office:value-type="float" office:value="29068" calcext:value-type="float">
              <text:p>29068</text:p>
            </table:table-cell>
            <table:table-cell office:value-type="float" office:value="29114" calcext:value-type="float">
              <text:p>29114</text:p>
            </table:table-cell>
            <table:table-cell office:value-type="float" office:value="29145" calcext:value-type="float">
              <text:p>29145</text:p>
            </table:table-cell>
            <table:table-cell office:value-type="float" office:value="29158" calcext:value-type="float">
              <text:p>29158</text:p>
            </table:table-cell>
            <table:table-cell office:value-type="float" office:value="29212" calcext:value-type="float">
              <text:p>29212</text:p>
            </table:table-cell>
            <table:table-cell office:value-type="float" office:value="29299" calcext:value-type="float">
              <text:p>29299</text:p>
            </table:table-cell>
            <table:table-cell office:value-type="float" office:value="29322" calcext:value-type="float">
              <text:p>29322</text:p>
            </table:table-cell>
            <table:table-cell office:value-type="float" office:value="29349" calcext:value-type="float">
              <text:p>29349</text:p>
            </table:table-cell>
            <table:table-cell office:value-type="float" office:value="29377" calcext:value-type="float">
              <text:p>29377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abon</text:p>
              </table:table-cell>
              <table:table-cell office:value-type="float" office:value="-0.8037" calcext:value-type="float">
                <text:p>-0.8037</text:p>
              </table:table-cell>
              <table:table-cell office:value-type="float" office:value="11.6094" calcext:value-type="float">
                <text:p>11.6094</text:p>
              </table:table-cell>
              <table:table-cell table:number-columns-repeated="58" office:value-type="float" office:value="0" calcext:value-type="float">
                <text:p>0</text:p>
              </table:table-cell>
              <table:table-cell table:number-columns-repeated="34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8" office:value-type="float" office:value="3" calcext:value-type="float">
                <text:p>3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table:number-columns-repeated="4" office:value-type="float" office:value="8" calcext:value-type="float">
                <text:p>8</text:p>
              </table:table-cell>
              <table:table-cell table:number-columns-repeated="3"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3" office:value-type="float" office:value="11" calcext:value-type="float">
                <text:p>11</text:p>
              </table:table-cell>
              <table:table-cell table:number-columns-repeated="6" office:value-type="float" office:value="12" calcext:value-type="float">
                <text:p>12</text:p>
              </table:table-cell>
              <table:table-cell table:number-columns-repeated="4" office:value-type="float" office:value="14" calcext:value-type="float">
                <text:p>14</text:p>
              </table:table-cell>
              <table:table-cell office:value-type="float" office:value="15" calcext:value-type="float">
                <text:p>15</text:p>
              </table:table-cell>
              <table:table-cell table:number-columns-repeated="3" office:value-type="float" office:value="17" calcext:value-type="float">
                <text:p>17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table:number-columns-repeated="6"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2" office:value-type="float" office:value="23" calcext:value-type="float">
                <text:p>2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abon Result</text:p>
            </table:table-cell>
            <table:table-cell table:number-columns-repeated="2"/>
            <table:table-cell table:number-columns-repeated="58" office:value-type="float" office:value="0" calcext:value-type="float">
              <text:p>0</text:p>
            </table:table-cell>
            <table:table-cell table:number-columns-repeated="34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8" office:value-type="float" office:value="3" calcext:value-type="float">
              <text:p>3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3" office:value-type="float" office:value="6" calcext:value-type="float">
              <text:p>6</text:p>
            </table:table-cell>
            <table:table-cell table:number-columns-repeated="4" office:value-type="float" office:value="8" calcext:value-type="float">
              <text:p>8</text:p>
            </table:table-cell>
            <table:table-cell table:number-columns-repeated="3"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3" office:value-type="float" office:value="11" calcext:value-type="float">
              <text:p>11</text:p>
            </table:table-cell>
            <table:table-cell table:number-columns-repeated="6" office:value-type="float" office:value="12" calcext:value-type="float">
              <text:p>12</text:p>
            </table:table-cell>
            <table:table-cell table:number-columns-repeated="4" office:value-type="float" office:value="14" calcext:value-type="float">
              <text:p>14</text:p>
            </table:table-cell>
            <table:table-cell office:value-type="float" office:value="15" calcext:value-type="float">
              <text:p>15</text:p>
            </table:table-cell>
            <table:table-cell table:number-columns-repeated="3" office:value-type="float" office:value="17" calcext:value-type="float">
              <text:p>17</text:p>
            </table:table-cell>
            <table:table-cell table:number-columns-repeated="2" office:value-type="float" office:value="20" calcext:value-type="float">
              <text:p>20</text:p>
            </table:table-cell>
            <table:table-cell table:number-columns-repeated="6"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table:number-columns-repeated="2" office:value-type="float" office:value="23" calcext:value-type="float">
              <text:p>2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ambia</text:p>
              </table:table-cell>
              <table:table-cell office:value-type="float" office:value="13.4432" calcext:value-type="float">
                <text:p>13.4432</text:p>
              </table:table-cell>
              <table:table-cell office:value-type="float" office:value="-15.3101" calcext:value-type="float">
                <text:p>-15.3101</text:p>
              </table:table-cell>
              <table:table-cell table:number-columns-repeated="61" office:value-type="float" office:value="0" calcext:value-type="float">
                <text:p>0</text:p>
              </table:table-cell>
              <table:table-cell table:number-columns-repeated="82" office:value-type="float" office:value="1" calcext:value-type="float">
                <text:p>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ambia Result</text:p>
            </table:table-cell>
            <table:table-cell table:number-columns-repeated="2"/>
            <table:table-cell table:number-columns-repeated="61" office:value-type="float" office:value="0" calcext:value-type="float">
              <text:p>0</text:p>
            </table:table-cell>
            <table:table-cell table:number-columns-repeated="82" office:value-type="float" office:value="1" calcext:value-type="float">
              <text:p>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eorgia</text:p>
              </table:table-cell>
              <table:table-cell office:value-type="float" office:value="42.3154" calcext:value-type="float">
                <text:p>42.3154</text:p>
              </table:table-cell>
              <table:table-cell office:value-type="float" office:value="43.3569" calcext:value-type="float">
                <text:p>43.3569</text:p>
              </table:table-cell>
              <table:table-cell table:number-columns-repeated="73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11" office:value-type="float" office:value="3" calcext:value-type="float">
                <text:p>3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table:number-columns-repeated="4" office:value-type="float" office:value="5" calcext:value-type="float">
                <text:p>5</text:p>
              </table:table-cell>
              <table:table-cell table:number-columns-repeated="5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5" office:value-type="float" office:value="9" calcext:value-type="float">
                <text:p>9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table:number-columns-repeated="3" office:value-type="float" office:value="11" calcext:value-type="float">
                <text:p>11</text:p>
              </table:table-cell>
              <table:table-cell table:number-columns-repeated="19" office:value-type="float" office:value="12" calcext:value-type="float">
                <text:p>12</text:p>
              </table:table-cell>
              <table:table-cell table:number-columns-repeated="11" office:value-type="float" office:value="13" calcext:value-type="float">
                <text:p>1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eorgia Result</text:p>
            </table:table-cell>
            <table:table-cell table:number-columns-repeated="2"/>
            <table:table-cell table:number-columns-repeated="73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11" office:value-type="float" office:value="3" calcext:value-type="float">
              <text:p>3</text:p>
            </table:table-cell>
            <table:table-cell table:number-columns-repeated="4" office:value-type="float" office:value="4" calcext:value-type="float">
              <text:p>4</text:p>
            </table:table-cell>
            <table:table-cell table:number-columns-repeated="4" office:value-type="float" office:value="5" calcext:value-type="float">
              <text:p>5</text:p>
            </table:table-cell>
            <table:table-cell table:number-columns-repeated="5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table:number-columns-repeated="5" office:value-type="float" office:value="9" calcext:value-type="float">
              <text:p>9</text:p>
            </table:table-cell>
            <table:table-cell table:number-columns-repeated="3" office:value-type="float" office:value="10" calcext:value-type="float">
              <text:p>10</text:p>
            </table:table-cell>
            <table:table-cell table:number-columns-repeated="3" office:value-type="float" office:value="11" calcext:value-type="float">
              <text:p>11</text:p>
            </table:table-cell>
            <table:table-cell table:number-columns-repeated="19" office:value-type="float" office:value="12" calcext:value-type="float">
              <text:p>12</text:p>
            </table:table-cell>
            <table:table-cell table:number-columns-repeated="11" office:value-type="float" office:value="13" calcext:value-type="float">
              <text:p>1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ermany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9" calcext:value-type="float">
                <text:p>9</text:p>
              </table:table-cell>
              <table:table-cell table:number-columns-repeated="47" office:value-type="float" office:value="0" calcext:value-type="float">
                <text:p>0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57" calcext:value-type="float">
                <text:p>157</text:p>
              </table:table-cell>
              <table:table-cell office:value-type="float" office:value="206" calcext:value-type="float">
                <text:p>206</text:p>
              </table:table-cell>
              <table:table-cell office:value-type="float" office:value="267" calcext:value-type="float">
                <text:p>267</text:p>
              </table:table-cell>
              <table:table-cell office:value-type="float" office:value="342" calcext:value-type="float">
                <text:p>342</text:p>
              </table:table-cell>
              <table:table-cell office:value-type="float" office:value="433" calcext:value-type="float">
                <text:p>433</text:p>
              </table:table-cell>
              <table:table-cell office:value-type="float" office:value="533" calcext:value-type="float">
                <text:p>533</text:p>
              </table:table-cell>
              <table:table-cell office:value-type="float" office:value="645" calcext:value-type="float">
                <text:p>645</text:p>
              </table:table-cell>
              <table:table-cell office:value-type="float" office:value="775" calcext:value-type="float">
                <text:p>775</text:p>
              </table:table-cell>
              <table:table-cell office:value-type="float" office:value="920" calcext:value-type="float">
                <text:p>920</text:p>
              </table:table-cell>
              <table:table-cell office:value-type="float" office:value="1107" calcext:value-type="float">
                <text:p>1107</text:p>
              </table:table-cell>
              <table:table-cell office:value-type="float" office:value="1275" calcext:value-type="float">
                <text:p>1275</text:p>
              </table:table-cell>
              <table:table-cell office:value-type="float" office:value="1444" calcext:value-type="float">
                <text:p>1444</text:p>
              </table:table-cell>
              <table:table-cell office:value-type="float" office:value="1584" calcext:value-type="float">
                <text:p>1584</text:p>
              </table:table-cell>
              <table:table-cell office:value-type="float" office:value="1810" calcext:value-type="float">
                <text:p>1810</text:p>
              </table:table-cell>
              <table:table-cell office:value-type="float" office:value="2016" calcext:value-type="float">
                <text:p>2016</text:p>
              </table:table-cell>
              <table:table-cell office:value-type="float" office:value="2349" calcext:value-type="float">
                <text:p>2349</text:p>
              </table:table-cell>
              <table:table-cell office:value-type="float" office:value="2607" calcext:value-type="float">
                <text:p>2607</text:p>
              </table:table-cell>
              <table:table-cell office:value-type="float" office:value="2767" calcext:value-type="float">
                <text:p>2767</text:p>
              </table:table-cell>
              <table:table-cell office:value-type="float" office:value="2736" calcext:value-type="float">
                <text:p>2736</text:p>
              </table:table-cell>
              <table:table-cell office:value-type="float" office:value="3022" calcext:value-type="float">
                <text:p>3022</text:p>
              </table:table-cell>
              <table:table-cell office:value-type="float" office:value="3194" calcext:value-type="float">
                <text:p>3194</text:p>
              </table:table-cell>
              <table:table-cell office:value-type="float" office:value="3294" calcext:value-type="float">
                <text:p>3294</text:p>
              </table:table-cell>
              <table:table-cell office:value-type="float" office:value="3804" calcext:value-type="float">
                <text:p>3804</text:p>
              </table:table-cell>
              <table:table-cell office:value-type="float" office:value="4052" calcext:value-type="float">
                <text:p>4052</text:p>
              </table:table-cell>
              <table:table-cell office:value-type="float" office:value="4352" calcext:value-type="float">
                <text:p>4352</text:p>
              </table:table-cell>
              <table:table-cell office:value-type="float" office:value="4459" calcext:value-type="float">
                <text:p>4459</text:p>
              </table:table-cell>
              <table:table-cell office:value-type="float" office:value="4586" calcext:value-type="float">
                <text:p>4586</text:p>
              </table:table-cell>
              <table:table-cell office:value-type="float" office:value="4862" calcext:value-type="float">
                <text:p>4862</text:p>
              </table:table-cell>
              <table:table-cell office:value-type="float" office:value="5033" calcext:value-type="float">
                <text:p>5033</text:p>
              </table:table-cell>
              <table:table-cell office:value-type="float" office:value="5279" calcext:value-type="float">
                <text:p>5279</text:p>
              </table:table-cell>
              <table:table-cell office:value-type="float" office:value="5575" calcext:value-type="float">
                <text:p>5575</text:p>
              </table:table-cell>
              <table:table-cell office:value-type="float" office:value="5760" calcext:value-type="float">
                <text:p>5760</text:p>
              </table:table-cell>
              <table:table-cell office:value-type="float" office:value="5877" calcext:value-type="float">
                <text:p>5877</text:p>
              </table:table-cell>
              <table:table-cell office:value-type="float" office:value="5976" calcext:value-type="float">
                <text:p>5976</text:p>
              </table:table-cell>
              <table:table-cell office:value-type="float" office:value="6126" calcext:value-type="float">
                <text:p>6126</text:p>
              </table:table-cell>
              <table:table-cell office:value-type="float" office:value="6314" calcext:value-type="float">
                <text:p>6314</text:p>
              </table:table-cell>
              <table:table-cell office:value-type="float" office:value="6467" calcext:value-type="float">
                <text:p>6467</text:p>
              </table:table-cell>
              <table:table-cell office:value-type="float" office:value="6623" calcext:value-type="float">
                <text:p>6623</text:p>
              </table:table-cell>
              <table:table-cell office:value-type="float" office:value="6736" calcext:value-type="float">
                <text:p>6736</text:p>
              </table:table-cell>
              <table:table-cell office:value-type="float" office:value="6812" calcext:value-type="float">
                <text:p>6812</text:p>
              </table:table-cell>
              <table:table-cell office:value-type="float" office:value="6866" calcext:value-type="float">
                <text:p>6866</text:p>
              </table:table-cell>
              <table:table-cell table:number-columns-repeated="2" office:value-type="float" office:value="6993" calcext:value-type="float">
                <text:p>6993</text:p>
              </table:table-cell>
              <table:table-cell office:value-type="float" office:value="7275" calcext:value-type="float">
                <text:p>7275</text:p>
              </table:table-cell>
              <table:table-cell office:value-type="float" office:value="7392" calcext:value-type="float">
                <text:p>7392</text:p>
              </table:table-cell>
              <table:table-cell office:value-type="float" office:value="7510" calcext:value-type="float">
                <text:p>7510</text:p>
              </table:table-cell>
              <table:table-cell office:value-type="float" office:value="7549" calcext:value-type="float">
                <text:p>7549</text:p>
              </table:table-cell>
              <table:table-cell office:value-type="float" office:value="7569" calcext:value-type="float">
                <text:p>7569</text:p>
              </table:table-cell>
              <table:table-cell office:value-type="float" office:value="7661" calcext:value-type="float">
                <text:p>7661</text:p>
              </table:table-cell>
              <table:table-cell office:value-type="float" office:value="7738" calcext:value-type="float">
                <text:p>7738</text:p>
              </table:table-cell>
              <table:table-cell office:value-type="float" office:value="7861" calcext:value-type="float">
                <text:p>7861</text:p>
              </table:table-cell>
              <table:table-cell office:value-type="float" office:value="7884" calcext:value-type="float">
                <text:p>7884</text:p>
              </table:table-cell>
              <table:table-cell office:value-type="float" office:value="7897" calcext:value-type="float">
                <text:p>7897</text:p>
              </table:table-cell>
              <table:table-cell office:value-type="float" office:value="7938" calcext:value-type="float">
                <text:p>7938</text:p>
              </table:table-cell>
              <table:table-cell office:value-type="float" office:value="7962" calcext:value-type="float">
                <text:p>7962</text:p>
              </table:table-cell>
              <table:table-cell office:value-type="float" office:value="8003" calcext:value-type="float">
                <text:p>8003</text:p>
              </table:table-cell>
              <table:table-cell office:value-type="float" office:value="8081" calcext:value-type="float">
                <text:p>8081</text:p>
              </table:table-cell>
              <table:table-cell office:value-type="float" office:value="8144" calcext:value-type="float">
                <text:p>8144</text:p>
              </table:table-cell>
              <table:table-cell office:value-type="float" office:value="8203" calcext:value-type="float">
                <text:p>8203</text:p>
              </table:table-cell>
              <table:table-cell office:value-type="float" office:value="8228" calcext:value-type="float">
                <text:p>8228</text:p>
              </table:table-cell>
              <table:table-cell office:value-type="float" office:value="8261" calcext:value-type="float">
                <text:p>8261</text:p>
              </table:table-cell>
              <table:table-cell office:value-type="float" office:value="8283" calcext:value-type="float">
                <text:p>8283</text:p>
              </table:table-cell>
              <table:table-cell office:value-type="float" office:value="8309" calcext:value-type="float">
                <text:p>8309</text:p>
              </table:table-cell>
              <table:table-cell office:value-type="float" office:value="8372" calcext:value-type="float">
                <text:p>8372</text:p>
              </table:table-cell>
              <table:table-cell office:value-type="float" office:value="8428" calcext:value-type="float">
                <text:p>8428</text:p>
              </table:table-cell>
              <table:table-cell office:value-type="float" office:value="8470" calcext:value-type="float">
                <text:p>8470</text:p>
              </table:table-cell>
              <table:table-cell office:value-type="float" office:value="8504" calcext:value-type="float">
                <text:p>8504</text:p>
              </table:table-cell>
              <table:table-cell office:value-type="float" office:value="8530" calcext:value-type="float">
                <text:p>8530</text:p>
              </table:table-cell>
              <table:table-cell office:value-type="float" office:value="8540" calcext:value-type="float">
                <text:p>8540</text:p>
              </table:table-cell>
              <table:table-cell office:value-type="float" office:value="8555" calcext:value-type="float">
                <text:p>8555</text:p>
              </table:table-cell>
              <table:table-cell office:value-type="float" office:value="8563" calcext:value-type="float">
                <text:p>8563</text:p>
              </table:table-cell>
              <table:table-cell office:value-type="float" office:value="8602" calcext:value-type="float">
                <text:p>8602</text:p>
              </table:table-cell>
              <table:table-cell office:value-type="float" office:value="8635" calcext:value-type="float">
                <text:p>8635</text:p>
              </table:table-cell>
              <table:table-cell office:value-type="float" office:value="8658" calcext:value-type="float">
                <text:p>8658</text:p>
              </table:table-cell>
              <table:table-cell office:value-type="float" office:value="8673" calcext:value-type="float">
                <text:p>8673</text:p>
              </table:table-cell>
              <table:table-cell office:value-type="float" office:value="8685" calcext:value-type="float">
                <text:p>8685</text:p>
              </table:table-cell>
              <table:table-cell office:value-type="float" office:value="8695" calcext:value-type="float">
                <text:p>8695</text:p>
              </table:table-cell>
              <table:table-cell office:value-type="float" office:value="8736" calcext:value-type="float">
                <text:p>8736</text:p>
              </table:table-cell>
              <table:table-cell office:value-type="float" office:value="8752" calcext:value-type="float">
                <text:p>8752</text:p>
              </table:table-cell>
              <table:table-cell office:value-type="float" office:value="8772" calcext:value-type="float">
                <text:p>8772</text:p>
              </table:table-cell>
              <table:table-cell office:value-type="float" office:value="8783" calcext:value-type="float">
                <text:p>878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ermany Result</text:p>
            </table:table-cell>
            <table:table-cell table:number-columns-repeated="2"/>
            <table:table-cell table:number-columns-repeated="47" office:value-type="float" office:value="0" calcext:value-type="float">
              <text:p>0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57" calcext:value-type="float">
              <text:p>157</text:p>
            </table:table-cell>
            <table:table-cell office:value-type="float" office:value="206" calcext:value-type="float">
              <text:p>206</text:p>
            </table:table-cell>
            <table:table-cell office:value-type="float" office:value="267" calcext:value-type="float">
              <text:p>267</text:p>
            </table:table-cell>
            <table:table-cell office:value-type="float" office:value="342" calcext:value-type="float">
              <text:p>342</text:p>
            </table:table-cell>
            <table:table-cell office:value-type="float" office:value="433" calcext:value-type="float">
              <text:p>433</text:p>
            </table:table-cell>
            <table:table-cell office:value-type="float" office:value="533" calcext:value-type="float">
              <text:p>533</text:p>
            </table:table-cell>
            <table:table-cell office:value-type="float" office:value="645" calcext:value-type="float">
              <text:p>645</text:p>
            </table:table-cell>
            <table:table-cell office:value-type="float" office:value="775" calcext:value-type="float">
              <text:p>775</text:p>
            </table:table-cell>
            <table:table-cell office:value-type="float" office:value="920" calcext:value-type="float">
              <text:p>920</text:p>
            </table:table-cell>
            <table:table-cell office:value-type="float" office:value="1107" calcext:value-type="float">
              <text:p>1107</text:p>
            </table:table-cell>
            <table:table-cell office:value-type="float" office:value="1275" calcext:value-type="float">
              <text:p>1275</text:p>
            </table:table-cell>
            <table:table-cell office:value-type="float" office:value="1444" calcext:value-type="float">
              <text:p>1444</text:p>
            </table:table-cell>
            <table:table-cell office:value-type="float" office:value="1584" calcext:value-type="float">
              <text:p>1584</text:p>
            </table:table-cell>
            <table:table-cell office:value-type="float" office:value="1810" calcext:value-type="float">
              <text:p>1810</text:p>
            </table:table-cell>
            <table:table-cell office:value-type="float" office:value="2016" calcext:value-type="float">
              <text:p>2016</text:p>
            </table:table-cell>
            <table:table-cell office:value-type="float" office:value="2349" calcext:value-type="float">
              <text:p>2349</text:p>
            </table:table-cell>
            <table:table-cell office:value-type="float" office:value="2607" calcext:value-type="float">
              <text:p>2607</text:p>
            </table:table-cell>
            <table:table-cell office:value-type="float" office:value="2767" calcext:value-type="float">
              <text:p>2767</text:p>
            </table:table-cell>
            <table:table-cell office:value-type="float" office:value="2736" calcext:value-type="float">
              <text:p>2736</text:p>
            </table:table-cell>
            <table:table-cell office:value-type="float" office:value="3022" calcext:value-type="float">
              <text:p>3022</text:p>
            </table:table-cell>
            <table:table-cell office:value-type="float" office:value="3194" calcext:value-type="float">
              <text:p>3194</text:p>
            </table:table-cell>
            <table:table-cell office:value-type="float" office:value="3294" calcext:value-type="float">
              <text:p>3294</text:p>
            </table:table-cell>
            <table:table-cell office:value-type="float" office:value="3804" calcext:value-type="float">
              <text:p>3804</text:p>
            </table:table-cell>
            <table:table-cell office:value-type="float" office:value="4052" calcext:value-type="float">
              <text:p>4052</text:p>
            </table:table-cell>
            <table:table-cell office:value-type="float" office:value="4352" calcext:value-type="float">
              <text:p>4352</text:p>
            </table:table-cell>
            <table:table-cell office:value-type="float" office:value="4459" calcext:value-type="float">
              <text:p>4459</text:p>
            </table:table-cell>
            <table:table-cell office:value-type="float" office:value="4586" calcext:value-type="float">
              <text:p>4586</text:p>
            </table:table-cell>
            <table:table-cell office:value-type="float" office:value="4862" calcext:value-type="float">
              <text:p>4862</text:p>
            </table:table-cell>
            <table:table-cell office:value-type="float" office:value="5033" calcext:value-type="float">
              <text:p>5033</text:p>
            </table:table-cell>
            <table:table-cell office:value-type="float" office:value="5279" calcext:value-type="float">
              <text:p>5279</text:p>
            </table:table-cell>
            <table:table-cell office:value-type="float" office:value="5575" calcext:value-type="float">
              <text:p>5575</text:p>
            </table:table-cell>
            <table:table-cell office:value-type="float" office:value="5760" calcext:value-type="float">
              <text:p>5760</text:p>
            </table:table-cell>
            <table:table-cell office:value-type="float" office:value="5877" calcext:value-type="float">
              <text:p>5877</text:p>
            </table:table-cell>
            <table:table-cell office:value-type="float" office:value="5976" calcext:value-type="float">
              <text:p>5976</text:p>
            </table:table-cell>
            <table:table-cell office:value-type="float" office:value="6126" calcext:value-type="float">
              <text:p>6126</text:p>
            </table:table-cell>
            <table:table-cell office:value-type="float" office:value="6314" calcext:value-type="float">
              <text:p>6314</text:p>
            </table:table-cell>
            <table:table-cell office:value-type="float" office:value="6467" calcext:value-type="float">
              <text:p>6467</text:p>
            </table:table-cell>
            <table:table-cell office:value-type="float" office:value="6623" calcext:value-type="float">
              <text:p>6623</text:p>
            </table:table-cell>
            <table:table-cell office:value-type="float" office:value="6736" calcext:value-type="float">
              <text:p>6736</text:p>
            </table:table-cell>
            <table:table-cell office:value-type="float" office:value="6812" calcext:value-type="float">
              <text:p>6812</text:p>
            </table:table-cell>
            <table:table-cell office:value-type="float" office:value="6866" calcext:value-type="float">
              <text:p>6866</text:p>
            </table:table-cell>
            <table:table-cell table:number-columns-repeated="2" office:value-type="float" office:value="6993" calcext:value-type="float">
              <text:p>6993</text:p>
            </table:table-cell>
            <table:table-cell office:value-type="float" office:value="7275" calcext:value-type="float">
              <text:p>7275</text:p>
            </table:table-cell>
            <table:table-cell office:value-type="float" office:value="7392" calcext:value-type="float">
              <text:p>7392</text:p>
            </table:table-cell>
            <table:table-cell office:value-type="float" office:value="7510" calcext:value-type="float">
              <text:p>7510</text:p>
            </table:table-cell>
            <table:table-cell office:value-type="float" office:value="7549" calcext:value-type="float">
              <text:p>7549</text:p>
            </table:table-cell>
            <table:table-cell office:value-type="float" office:value="7569" calcext:value-type="float">
              <text:p>7569</text:p>
            </table:table-cell>
            <table:table-cell office:value-type="float" office:value="7661" calcext:value-type="float">
              <text:p>7661</text:p>
            </table:table-cell>
            <table:table-cell office:value-type="float" office:value="7738" calcext:value-type="float">
              <text:p>7738</text:p>
            </table:table-cell>
            <table:table-cell office:value-type="float" office:value="7861" calcext:value-type="float">
              <text:p>7861</text:p>
            </table:table-cell>
            <table:table-cell office:value-type="float" office:value="7884" calcext:value-type="float">
              <text:p>7884</text:p>
            </table:table-cell>
            <table:table-cell office:value-type="float" office:value="7897" calcext:value-type="float">
              <text:p>7897</text:p>
            </table:table-cell>
            <table:table-cell office:value-type="float" office:value="7938" calcext:value-type="float">
              <text:p>7938</text:p>
            </table:table-cell>
            <table:table-cell office:value-type="float" office:value="7962" calcext:value-type="float">
              <text:p>7962</text:p>
            </table:table-cell>
            <table:table-cell office:value-type="float" office:value="8003" calcext:value-type="float">
              <text:p>8003</text:p>
            </table:table-cell>
            <table:table-cell office:value-type="float" office:value="8081" calcext:value-type="float">
              <text:p>8081</text:p>
            </table:table-cell>
            <table:table-cell office:value-type="float" office:value="8144" calcext:value-type="float">
              <text:p>8144</text:p>
            </table:table-cell>
            <table:table-cell office:value-type="float" office:value="8203" calcext:value-type="float">
              <text:p>8203</text:p>
            </table:table-cell>
            <table:table-cell office:value-type="float" office:value="8228" calcext:value-type="float">
              <text:p>8228</text:p>
            </table:table-cell>
            <table:table-cell office:value-type="float" office:value="8261" calcext:value-type="float">
              <text:p>8261</text:p>
            </table:table-cell>
            <table:table-cell office:value-type="float" office:value="8283" calcext:value-type="float">
              <text:p>8283</text:p>
            </table:table-cell>
            <table:table-cell office:value-type="float" office:value="8309" calcext:value-type="float">
              <text:p>8309</text:p>
            </table:table-cell>
            <table:table-cell office:value-type="float" office:value="8372" calcext:value-type="float">
              <text:p>8372</text:p>
            </table:table-cell>
            <table:table-cell office:value-type="float" office:value="8428" calcext:value-type="float">
              <text:p>8428</text:p>
            </table:table-cell>
            <table:table-cell office:value-type="float" office:value="8470" calcext:value-type="float">
              <text:p>8470</text:p>
            </table:table-cell>
            <table:table-cell office:value-type="float" office:value="8504" calcext:value-type="float">
              <text:p>8504</text:p>
            </table:table-cell>
            <table:table-cell office:value-type="float" office:value="8530" calcext:value-type="float">
              <text:p>8530</text:p>
            </table:table-cell>
            <table:table-cell office:value-type="float" office:value="8540" calcext:value-type="float">
              <text:p>8540</text:p>
            </table:table-cell>
            <table:table-cell office:value-type="float" office:value="8555" calcext:value-type="float">
              <text:p>8555</text:p>
            </table:table-cell>
            <table:table-cell office:value-type="float" office:value="8563" calcext:value-type="float">
              <text:p>8563</text:p>
            </table:table-cell>
            <table:table-cell office:value-type="float" office:value="8602" calcext:value-type="float">
              <text:p>8602</text:p>
            </table:table-cell>
            <table:table-cell office:value-type="float" office:value="8635" calcext:value-type="float">
              <text:p>8635</text:p>
            </table:table-cell>
            <table:table-cell office:value-type="float" office:value="8658" calcext:value-type="float">
              <text:p>8658</text:p>
            </table:table-cell>
            <table:table-cell office:value-type="float" office:value="8673" calcext:value-type="float">
              <text:p>8673</text:p>
            </table:table-cell>
            <table:table-cell office:value-type="float" office:value="8685" calcext:value-type="float">
              <text:p>8685</text:p>
            </table:table-cell>
            <table:table-cell office:value-type="float" office:value="8695" calcext:value-type="float">
              <text:p>8695</text:p>
            </table:table-cell>
            <table:table-cell office:value-type="float" office:value="8736" calcext:value-type="float">
              <text:p>8736</text:p>
            </table:table-cell>
            <table:table-cell office:value-type="float" office:value="8752" calcext:value-type="float">
              <text:p>8752</text:p>
            </table:table-cell>
            <table:table-cell office:value-type="float" office:value="8772" calcext:value-type="float">
              <text:p>8772</text:p>
            </table:table-cell>
            <table:table-cell office:value-type="float" office:value="8783" calcext:value-type="float">
              <text:p>878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hana</text:p>
              </table:table-cell>
              <table:table-cell office:value-type="float" office:value="7.9465" calcext:value-type="float">
                <text:p>7.9465</text:p>
              </table:table-cell>
              <table:table-cell office:value-type="float" office:value="-1.0232" calcext:value-type="float">
                <text:p>-1.0232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11" office:value-type="float" office:value="5" calcext:value-type="float">
                <text:p>5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table:number-columns-repeated="7" office:value-type="float" office:value="8" calcext:value-type="float">
                <text:p>8</text:p>
              </table:table-cell>
              <table:table-cell table:number-columns-repeated="6"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table:number-columns-repeated="2" office:value-type="float" office:value="16" calcext:value-type="float">
                <text:p>16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table:number-columns-repeated="7" office:value-type="float" office:value="18" calcext:value-type="float">
                <text:p>18</text:p>
              </table:table-cell>
              <table:table-cell table:number-columns-repeated="4" office:value-type="float" office:value="22" calcext:value-type="float">
                <text:p>22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office:value-type="float" office:value="28" calcext:value-type="float">
                <text:p>28</text:p>
              </table:table-cell>
              <table:table-cell table:number-columns-repeated="3" office:value-type="float" office:value="29" calcext:value-type="float">
                <text:p>29</text:p>
              </table:table-cell>
              <table:table-cell table:number-columns-repeated="5" office:value-type="float" office:value="31" calcext:value-type="float">
                <text:p>31</text:p>
              </table:table-cell>
              <table:table-cell table:number-columns-repeated="2" office:value-type="float" office:value="32" calcext:value-type="float">
                <text:p>32</text:p>
              </table:table-cell>
              <table:table-cell table:number-columns-repeated="4" office:value-type="float" office:value="34" calcext:value-type="float">
                <text:p>34</text:p>
              </table:table-cell>
              <table:table-cell office:value-type="float" office:value="35" calcext:value-type="float">
                <text:p>35</text:p>
              </table:table-cell>
              <table:table-cell table:number-columns-repeated="2" office:value-type="float" office:value="36" calcext:value-type="float">
                <text:p>36</text:p>
              </table:table-cell>
              <table:table-cell table:number-columns-repeated="3" office:value-type="float" office:value="38" calcext:value-type="float">
                <text:p>38</text:p>
              </table:table-cell>
              <table:table-cell office:value-type="float" office:value="42" calcext:value-type="float">
                <text:p>42</text:p>
              </table:table-cell>
              <table:table-cell table:number-columns-repeated="2" office:value-type="float" office:value="44" calcext:value-type="float">
                <text:p>44</text:p>
              </table:table-cell>
              <table:table-cell table:number-columns-repeated="5" office:value-type="float" office:value="48" calcext:value-type="float">
                <text:p>4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hana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3" office:value-type="float" office:value="4" calcext:value-type="float">
              <text:p>4</text:p>
            </table:table-cell>
            <table:table-cell table:number-columns-repeated="11" office:value-type="float" office:value="5" calcext:value-type="float">
              <text:p>5</text:p>
            </table:table-cell>
            <table:table-cell table:number-columns-repeated="3" office:value-type="float" office:value="6" calcext:value-type="float">
              <text:p>6</text:p>
            </table:table-cell>
            <table:table-cell table:number-columns-repeated="7" office:value-type="float" office:value="8" calcext:value-type="float">
              <text:p>8</text:p>
            </table:table-cell>
            <table:table-cell table:number-columns-repeated="6"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2" office:value-type="float" office:value="11" calcext:value-type="float">
              <text:p>11</text:p>
            </table:table-cell>
            <table:table-cell table:number-columns-repeated="2" office:value-type="float" office:value="16" calcext:value-type="float">
              <text:p>16</text:p>
            </table:table-cell>
            <table:table-cell table:number-columns-repeated="2" office:value-type="float" office:value="17" calcext:value-type="float">
              <text:p>17</text:p>
            </table:table-cell>
            <table:table-cell table:number-columns-repeated="7" office:value-type="float" office:value="18" calcext:value-type="float">
              <text:p>18</text:p>
            </table:table-cell>
            <table:table-cell table:number-columns-repeated="4" office:value-type="float" office:value="22" calcext:value-type="float">
              <text:p>22</text:p>
            </table:table-cell>
            <table:table-cell table:number-columns-repeated="2" office:value-type="float" office:value="24" calcext:value-type="float">
              <text:p>24</text:p>
            </table:table-cell>
            <table:table-cell office:value-type="float" office:value="28" calcext:value-type="float">
              <text:p>28</text:p>
            </table:table-cell>
            <table:table-cell table:number-columns-repeated="3" office:value-type="float" office:value="29" calcext:value-type="float">
              <text:p>29</text:p>
            </table:table-cell>
            <table:table-cell table:number-columns-repeated="5" office:value-type="float" office:value="31" calcext:value-type="float">
              <text:p>31</text:p>
            </table:table-cell>
            <table:table-cell table:number-columns-repeated="2" office:value-type="float" office:value="32" calcext:value-type="float">
              <text:p>32</text:p>
            </table:table-cell>
            <table:table-cell table:number-columns-repeated="4" office:value-type="float" office:value="34" calcext:value-type="float">
              <text:p>34</text:p>
            </table:table-cell>
            <table:table-cell office:value-type="float" office:value="35" calcext:value-type="float">
              <text:p>35</text:p>
            </table:table-cell>
            <table:table-cell table:number-columns-repeated="2" office:value-type="float" office:value="36" calcext:value-type="float">
              <text:p>36</text:p>
            </table:table-cell>
            <table:table-cell table:number-columns-repeated="3" office:value-type="float" office:value="38" calcext:value-type="float">
              <text:p>38</text:p>
            </table:table-cell>
            <table:table-cell office:value-type="float" office:value="42" calcext:value-type="float">
              <text:p>42</text:p>
            </table:table-cell>
            <table:table-cell table:number-columns-repeated="2" office:value-type="float" office:value="44" calcext:value-type="float">
              <text:p>44</text:p>
            </table:table-cell>
            <table:table-cell table:number-columns-repeated="5" office:value-type="float" office:value="48" calcext:value-type="float">
              <text:p>4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reece</text:p>
              </table:table-cell>
              <table:table-cell office:value-type="float" office:value="39.0742" calcext:value-type="float">
                <text:p>39.0742</text:p>
              </table:table-cell>
              <table:table-cell office:value-type="float" office:value="21.8243" calcext:value-type="float">
                <text:p>21.8243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01" calcext:value-type="float">
                <text:p>101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10" calcext:value-type="float">
                <text:p>110</text:p>
              </table:table-cell>
              <table:table-cell office:value-type="float" office:value="113" calcext:value-type="float">
                <text:p>113</text:p>
              </table:table-cell>
              <table:table-cell office:value-type="float" office:value="116" calcext:value-type="float">
                <text:p>116</text:p>
              </table:table-cell>
              <table:table-cell table:number-columns-repeated="2" office:value-type="float" office:value="121" calcext:value-type="float">
                <text:p>121</text:p>
              </table:table-cell>
              <table:table-cell office:value-type="float" office:value="125" calcext:value-type="float">
                <text:p>125</text:p>
              </table:table-cell>
              <table:table-cell table:number-columns-repeated="2" office:value-type="float" office:value="130" calcext:value-type="float">
                <text:p>130</text:p>
              </table:table-cell>
              <table:table-cell office:value-type="float" office:value="134" calcext:value-type="float">
                <text:p>134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39" calcext:value-type="float">
                <text:p>139</text:p>
              </table:table-cell>
              <table:table-cell table:number-columns-repeated="2" office:value-type="float" office:value="140" calcext:value-type="float">
                <text:p>140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44" calcext:value-type="float">
                <text:p>144</text:p>
              </table:table-cell>
              <table:table-cell table:number-columns-repeated="2" office:value-type="float" office:value="146" calcext:value-type="float">
                <text:p>146</text:p>
              </table:table-cell>
              <table:table-cell office:value-type="float" office:value="147" calcext:value-type="float">
                <text:p>147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150" calcext:value-type="float">
                <text:p>150</text:p>
              </table:table-cell>
              <table:table-cell table:number-columns-repeated="3" office:value-type="float" office:value="151" calcext:value-type="float">
                <text:p>151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55" calcext:value-type="float">
                <text:p>155</text:p>
              </table:table-cell>
              <table:table-cell office:value-type="float" office:value="156" calcext:value-type="float">
                <text:p>156</text:p>
              </table:table-cell>
              <table:table-cell office:value-type="float" office:value="160" calcext:value-type="float">
                <text:p>160</text:p>
              </table:table-cell>
              <table:table-cell office:value-type="float" office:value="162" calcext:value-type="float">
                <text:p>162</text:p>
              </table:table-cell>
              <table:table-cell office:value-type="float" office:value="163" calcext:value-type="float">
                <text:p>163</text:p>
              </table:table-cell>
              <table:table-cell table:number-columns-repeated="2" office:value-type="float" office:value="165" calcext:value-type="float">
                <text:p>165</text:p>
              </table:table-cell>
              <table:table-cell office:value-type="float" office:value="166" calcext:value-type="float">
                <text:p>166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69" calcext:value-type="float">
                <text:p>169</text:p>
              </table:table-cell>
              <table:table-cell table:number-columns-repeated="2" office:value-type="float" office:value="171" calcext:value-type="float">
                <text:p>171</text:p>
              </table:table-cell>
              <table:table-cell office:value-type="float" office:value="172" calcext:value-type="float">
                <text:p>172</text:p>
              </table:table-cell>
              <table:table-cell table:number-columns-repeated="2" office:value-type="float" office:value="173" calcext:value-type="float">
                <text:p>173</text:p>
              </table:table-cell>
              <table:table-cell table:number-columns-repeated="4" office:value-type="float" office:value="175" calcext:value-type="float">
                <text:p>175</text:p>
              </table:table-cell>
              <table:table-cell table:number-columns-repeated="3" office:value-type="float" office:value="179" calcext:value-type="float">
                <text:p>179</text:p>
              </table:table-cell>
              <table:table-cell table:number-columns-repeated="4" office:value-type="float" office:value="180" calcext:value-type="float">
                <text:p>180</text:p>
              </table:table-cell>
              <table:table-cell office:value-type="float" office:value="182" calcext:value-type="float">
                <text:p>182</text:p>
              </table:table-cell>
              <table:table-cell table:number-columns-repeated="4" office:value-type="float" office:value="183" calcext:value-type="float">
                <text:p>18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reece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8" calcext:value-type="float">
              <text:p>68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1" calcext:value-type="float">
              <text:p>81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01" calcext:value-type="float">
              <text:p>101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05" calcext:value-type="float">
              <text:p>105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10" calcext:value-type="float">
              <text:p>110</text:p>
            </table:table-cell>
            <table:table-cell office:value-type="float" office:value="113" calcext:value-type="float">
              <text:p>113</text:p>
            </table:table-cell>
            <table:table-cell office:value-type="float" office:value="116" calcext:value-type="float">
              <text:p>116</text:p>
            </table:table-cell>
            <table:table-cell table:number-columns-repeated="2" office:value-type="float" office:value="121" calcext:value-type="float">
              <text:p>121</text:p>
            </table:table-cell>
            <table:table-cell office:value-type="float" office:value="125" calcext:value-type="float">
              <text:p>125</text:p>
            </table:table-cell>
            <table:table-cell table:number-columns-repeated="2" office:value-type="float" office:value="130" calcext:value-type="float">
              <text:p>130</text:p>
            </table:table-cell>
            <table:table-cell office:value-type="float" office:value="134" calcext:value-type="float">
              <text:p>134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38" calcext:value-type="float">
              <text:p>138</text:p>
            </table:table-cell>
            <table:table-cell office:value-type="float" office:value="139" calcext:value-type="float">
              <text:p>139</text:p>
            </table:table-cell>
            <table:table-cell table:number-columns-repeated="2" office:value-type="float" office:value="140" calcext:value-type="float">
              <text:p>140</text:p>
            </table:table-cell>
            <table:table-cell office:value-type="float" office:value="143" calcext:value-type="float">
              <text:p>143</text:p>
            </table:table-cell>
            <table:table-cell office:value-type="float" office:value="144" calcext:value-type="float">
              <text:p>144</text:p>
            </table:table-cell>
            <table:table-cell table:number-columns-repeated="2" office:value-type="float" office:value="146" calcext:value-type="float">
              <text:p>146</text:p>
            </table:table-cell>
            <table:table-cell office:value-type="float" office:value="147" calcext:value-type="float">
              <text:p>147</text:p>
            </table:table-cell>
            <table:table-cell office:value-type="float" office:value="148" calcext:value-type="float">
              <text:p>148</text:p>
            </table:table-cell>
            <table:table-cell office:value-type="float" office:value="150" calcext:value-type="float">
              <text:p>150</text:p>
            </table:table-cell>
            <table:table-cell table:number-columns-repeated="3" office:value-type="float" office:value="151" calcext:value-type="float">
              <text:p>151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55" calcext:value-type="float">
              <text:p>155</text:p>
            </table:table-cell>
            <table:table-cell office:value-type="float" office:value="156" calcext:value-type="float">
              <text:p>156</text:p>
            </table:table-cell>
            <table:table-cell office:value-type="float" office:value="160" calcext:value-type="float">
              <text:p>160</text:p>
            </table:table-cell>
            <table:table-cell office:value-type="float" office:value="162" calcext:value-type="float">
              <text:p>162</text:p>
            </table:table-cell>
            <table:table-cell office:value-type="float" office:value="163" calcext:value-type="float">
              <text:p>163</text:p>
            </table:table-cell>
            <table:table-cell table:number-columns-repeated="2" office:value-type="float" office:value="165" calcext:value-type="float">
              <text:p>165</text:p>
            </table:table-cell>
            <table:table-cell office:value-type="float" office:value="166" calcext:value-type="float">
              <text:p>166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69" calcext:value-type="float">
              <text:p>169</text:p>
            </table:table-cell>
            <table:table-cell table:number-columns-repeated="2" office:value-type="float" office:value="171" calcext:value-type="float">
              <text:p>171</text:p>
            </table:table-cell>
            <table:table-cell office:value-type="float" office:value="172" calcext:value-type="float">
              <text:p>172</text:p>
            </table:table-cell>
            <table:table-cell table:number-columns-repeated="2" office:value-type="float" office:value="173" calcext:value-type="float">
              <text:p>173</text:p>
            </table:table-cell>
            <table:table-cell table:number-columns-repeated="4" office:value-type="float" office:value="175" calcext:value-type="float">
              <text:p>175</text:p>
            </table:table-cell>
            <table:table-cell table:number-columns-repeated="3" office:value-type="float" office:value="179" calcext:value-type="float">
              <text:p>179</text:p>
            </table:table-cell>
            <table:table-cell table:number-columns-repeated="4" office:value-type="float" office:value="180" calcext:value-type="float">
              <text:p>180</text:p>
            </table:table-cell>
            <table:table-cell office:value-type="float" office:value="182" calcext:value-type="float">
              <text:p>182</text:p>
            </table:table-cell>
            <table:table-cell table:number-columns-repeated="4" office:value-type="float" office:value="183" calcext:value-type="float">
              <text:p>18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renada</text:p>
              </table:table-cell>
              <table:table-cell office:value-type="float" office:value="12.1165" calcext:value-type="float">
                <text:p>12.1165</text:p>
              </table:table-cell>
              <table:table-cell office:value-type="float" office:value="-61.679" calcext:value-type="float">
                <text:p>-61.679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renad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uatemala</text:p>
              </table:table-cell>
              <table:table-cell office:value-type="float" office:value="15.7835" calcext:value-type="float">
                <text:p>15.7835</text:p>
              </table:table-cell>
              <table:table-cell office:value-type="float" office:value="-90.2308" calcext:value-type="float">
                <text:p>-90.2308</text:p>
              </table:table-cell>
              <table:table-cell table:number-columns-repeated="54" office:value-type="float" office:value="0" calcext:value-type="float">
                <text:p>0</text:p>
              </table:table-cell>
              <table:table-cell table:number-columns-repeated="19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6" office:value-type="float" office:value="3" calcext:value-type="float">
                <text:p>3</text:p>
              </table:table-cell>
              <table:table-cell table:number-columns-repeated="5" office:value-type="float" office:value="5" calcext:value-type="float">
                <text:p>5</text:p>
              </table:table-cell>
              <table:table-cell table:number-columns-repeated="5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3" office:value-type="float" office:value="15" calcext:value-type="float">
                <text:p>15</text:p>
              </table:table-cell>
              <table:table-cell table:number-columns-repeated="3" office:value-type="float" office:value="16" calcext:value-type="float">
                <text:p>16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table:number-columns-repeated="2" office:value-type="float" office:value="19" calcext:value-type="float">
                <text:p>19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3" calcext:value-type="float">
                <text:p>23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table:number-columns-repeated="2"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2" office:value-type="float" office:value="29" calcext:value-type="float">
                <text:p>29</text:p>
              </table:table-cell>
              <table:table-cell office:value-type="float" office:value="30" calcext:value-type="float">
                <text:p>30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216" calcext:value-type="float">
                <text:p>216</text:p>
              </table:table-cell>
              <table:table-cell office:value-type="float" office:value="230" calcext:value-type="float">
                <text:p>230</text:p>
              </table:table-cell>
              <table:table-cell office:value-type="float" office:value="252" calcext:value-type="float">
                <text:p>252</text:p>
              </table:table-cell>
              <table:table-cell office:value-type="float" office:value="267" calcext:value-type="float">
                <text:p>267</text:p>
              </table:table-cell>
              <table:table-cell office:value-type="float" office:value="289" calcext:value-type="float">
                <text:p>289</text:p>
              </table:table-cell>
              <table:table-cell office:value-type="float" office:value="316" calcext:value-type="float">
                <text:p>316</text:p>
              </table:table-cell>
              <table:table-cell office:value-type="float" office:value="334" calcext:value-type="float">
                <text:p>334</text:p>
              </table:table-cell>
              <table:table-cell office:value-type="float" office:value="351" calcext:value-type="float">
                <text:p>35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uatemala Result</text:p>
            </table:table-cell>
            <table:table-cell table:number-columns-repeated="2"/>
            <table:table-cell table:number-columns-repeated="54" office:value-type="float" office:value="0" calcext:value-type="float">
              <text:p>0</text:p>
            </table:table-cell>
            <table:table-cell table:number-columns-repeated="19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6" office:value-type="float" office:value="3" calcext:value-type="float">
              <text:p>3</text:p>
            </table:table-cell>
            <table:table-cell table:number-columns-repeated="5" office:value-type="float" office:value="5" calcext:value-type="float">
              <text:p>5</text:p>
            </table:table-cell>
            <table:table-cell table:number-columns-repeated="5"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table:number-columns-repeated="2" office:value-type="float" office:value="11" calcext:value-type="float">
              <text:p>11</text:p>
            </table:table-cell>
            <table:table-cell office:value-type="float" office:value="13" calcext:value-type="float">
              <text:p>13</text:p>
            </table:table-cell>
            <table:table-cell table:number-columns-repeated="3" office:value-type="float" office:value="15" calcext:value-type="float">
              <text:p>15</text:p>
            </table:table-cell>
            <table:table-cell table:number-columns-repeated="3" office:value-type="float" office:value="16" calcext:value-type="float">
              <text:p>16</text:p>
            </table:table-cell>
            <table:table-cell table:number-columns-repeated="2" office:value-type="float" office:value="17" calcext:value-type="float">
              <text:p>17</text:p>
            </table:table-cell>
            <table:table-cell table:number-columns-repeated="2" office:value-type="float" office:value="19" calcext:value-type="float">
              <text:p>19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3" calcext:value-type="float">
              <text:p>23</text:p>
            </table:table-cell>
            <table:table-cell table:number-columns-repeated="2" office:value-type="float" office:value="24" calcext:value-type="float">
              <text:p>24</text:p>
            </table:table-cell>
            <table:table-cell table:number-columns-repeated="2"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  <table:table-cell table:number-columns-repeated="2" office:value-type="float" office:value="29" calcext:value-type="float">
              <text:p>29</text:p>
            </table:table-cell>
            <table:table-cell office:value-type="float" office:value="30" calcext:value-type="float">
              <text:p>30</text:p>
            </table:table-cell>
            <table:table-cell table:number-columns-repeated="2"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8" calcext:value-type="float">
              <text:p>68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43" calcext:value-type="float">
              <text:p>143</text:p>
            </table:table-cell>
            <table:table-cell office:value-type="float" office:value="158" calcext:value-type="float">
              <text:p>158</text:p>
            </table:table-cell>
            <table:table-cell office:value-type="float" office:value="216" calcext:value-type="float">
              <text:p>216</text:p>
            </table:table-cell>
            <table:table-cell office:value-type="float" office:value="230" calcext:value-type="float">
              <text:p>230</text:p>
            </table:table-cell>
            <table:table-cell office:value-type="float" office:value="252" calcext:value-type="float">
              <text:p>252</text:p>
            </table:table-cell>
            <table:table-cell office:value-type="float" office:value="267" calcext:value-type="float">
              <text:p>267</text:p>
            </table:table-cell>
            <table:table-cell office:value-type="float" office:value="289" calcext:value-type="float">
              <text:p>289</text:p>
            </table:table-cell>
            <table:table-cell office:value-type="float" office:value="316" calcext:value-type="float">
              <text:p>316</text:p>
            </table:table-cell>
            <table:table-cell office:value-type="float" office:value="334" calcext:value-type="float">
              <text:p>334</text:p>
            </table:table-cell>
            <table:table-cell office:value-type="float" office:value="351" calcext:value-type="float">
              <text:p>35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uinea</text:p>
              </table:table-cell>
              <table:table-cell office:value-type="float" office:value="9.9456" calcext:value-type="float">
                <text:p>9.9456</text:p>
              </table:table-cell>
              <table:table-cell office:value-type="float" office:value="-9.6966" calcext:value-type="float">
                <text:p>-9.6966</text:p>
              </table:table-cell>
              <table:table-cell table:number-columns-repeated="84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table:number-columns-repeated="9"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 office:value-type="float" office:value="11" calcext:value-type="float">
                <text:p>11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table:number-columns-repeated="3" office:value-type="float" office:value="16" calcext:value-type="float">
                <text:p>16</text:p>
              </table:table-cell>
              <table:table-cell table:number-columns-repeated="3"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table:number-columns-repeated="5" office:value-type="float" office:value="20" calcext:value-type="float">
                <text:p>20</text:p>
              </table:table-cell>
              <table:table-cell table:number-columns-repeated="2" office:value-type="float" office:value="22" calcext:value-type="float">
                <text:p>22</text:p>
              </table:table-cell>
              <table:table-cell table:number-columns-repeated="13"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uinea Result</text:p>
            </table:table-cell>
            <table:table-cell table:number-columns-repeated="2"/>
            <table:table-cell table:number-columns-repeated="84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4" office:value-type="float" office:value="6" calcext:value-type="float">
              <text:p>6</text:p>
            </table:table-cell>
            <table:table-cell table:number-columns-repeated="9"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table:number-columns-repeated="7" office:value-type="float" office:value="11" calcext:value-type="float">
              <text:p>11</text:p>
            </table:table-cell>
            <table:table-cell office:value-type="float" office:value="14" calcext:value-type="float">
              <text:p>14</text:p>
            </table:table-cell>
            <table:table-cell table:number-columns-repeated="2" office:value-type="float" office:value="15" calcext:value-type="float">
              <text:p>15</text:p>
            </table:table-cell>
            <table:table-cell table:number-columns-repeated="3" office:value-type="float" office:value="16" calcext:value-type="float">
              <text:p>16</text:p>
            </table:table-cell>
            <table:table-cell table:number-columns-repeated="3"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table:number-columns-repeated="5" office:value-type="float" office:value="20" calcext:value-type="float">
              <text:p>20</text:p>
            </table:table-cell>
            <table:table-cell table:number-columns-repeated="2" office:value-type="float" office:value="22" calcext:value-type="float">
              <text:p>22</text:p>
            </table:table-cell>
            <table:table-cell table:number-columns-repeated="13"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uinea-Bissau</text:p>
              </table:table-cell>
              <table:table-cell office:value-type="float" office:value="11.8037" calcext:value-type="float">
                <text:p>11.8037</text:p>
              </table:table-cell>
              <table:table-cell office:value-type="float" office:value="-15.1804" calcext:value-type="float">
                <text:p>-15.1804</text:p>
              </table:table-cell>
              <table:table-cell table:number-columns-repeated="95" office:value-type="float" office:value="0" calcext:value-type="float">
                <text:p>0</text:p>
              </table:table-cell>
              <table:table-cell table:number-columns-repeated="10" office:value-type="float" office:value="1" calcext:value-type="float">
                <text:p>1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7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6" office:value-type="float" office:value="6" calcext:value-type="float">
                <text:p>6</text:p>
              </table:table-cell>
              <table:table-cell table:number-columns-repeated="3" office:value-type="float" office:value="7" calcext:value-type="float">
                <text:p>7</text:p>
              </table:table-cell>
              <table:table-cell table:number-columns-repeated="8" office:value-type="float" office:value="8" calcext:value-type="float">
                <text:p>8</text:p>
              </table:table-cell>
              <table:table-cell table:number-columns-repeated="7"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uinea-Bissau Result</text:p>
            </table:table-cell>
            <table:table-cell table:number-columns-repeated="2"/>
            <table:table-cell table:number-columns-repeated="95" office:value-type="float" office:value="0" calcext:value-type="float">
              <text:p>0</text:p>
            </table:table-cell>
            <table:table-cell table:number-columns-repeated="10" office:value-type="float" office:value="1" calcext:value-type="float">
              <text:p>1</text:p>
            </table:table-cell>
            <table:table-cell table:number-columns-repeated="3" office:value-type="float" office:value="2" calcext:value-type="float">
              <text:p>2</text:p>
            </table:table-cell>
            <table:table-cell table:number-columns-repeated="7"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table:number-columns-repeated="6" office:value-type="float" office:value="6" calcext:value-type="float">
              <text:p>6</text:p>
            </table:table-cell>
            <table:table-cell table:number-columns-repeated="3" office:value-type="float" office:value="7" calcext:value-type="float">
              <text:p>7</text:p>
            </table:table-cell>
            <table:table-cell table:number-columns-repeated="8" office:value-type="float" office:value="8" calcext:value-type="float">
              <text:p>8</text:p>
            </table:table-cell>
            <table:table-cell table:number-columns-repeated="7" office:value-type="float" office:value="12" calcext:value-type="float">
              <text:p>12</text:p>
            </table:table-cell>
            <table:table-cell office:value-type="float" office:value="15" calcext:value-type="float">
              <text:p>1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Guyana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-58.75" calcext:value-type="float">
                <text:p>-58.75</text:p>
              </table:table-cell>
              <table:table-cell table:number-columns-repeated="50" office:value-type="float" office:value="0" calcext:value-type="float">
                <text:p>0</text:p>
              </table:table-cell>
              <table:table-cell table:number-columns-repeated="19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5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11" office:value-type="float" office:value="6" calcext:value-type="float">
                <text:p>6</text:p>
              </table:table-cell>
              <table:table-cell table:number-columns-repeated="7" office:value-type="float" office:value="7" calcext:value-type="float">
                <text:p>7</text:p>
              </table:table-cell>
              <table:table-cell table:number-columns-repeated="4" office:value-type="float" office:value="8" calcext:value-type="float">
                <text:p>8</text:p>
              </table:table-cell>
              <table:table-cell table:number-columns-repeated="5" office:value-type="float" office:value="9" calcext:value-type="float">
                <text:p>9</text:p>
              </table:table-cell>
              <table:table-cell table:number-columns-repeated="20" office:value-type="float" office:value="10" calcext:value-type="float">
                <text:p>10</text:p>
              </table:table-cell>
              <table:table-cell table:number-columns-repeated="5" office:value-type="float" office:value="11" calcext:value-type="float">
                <text:p>11</text:p>
              </table:table-cell>
              <table:table-cell table:number-columns-repeated="14" office:value-type="float" office:value="12" calcext:value-type="float">
                <text:p>1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Guyana Result</text:p>
            </table:table-cell>
            <table:table-cell table:number-columns-repeated="2"/>
            <table:table-cell table:number-columns-repeated="50" office:value-type="float" office:value="0" calcext:value-type="float">
              <text:p>0</text:p>
            </table:table-cell>
            <table:table-cell table:number-columns-repeated="19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5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11" office:value-type="float" office:value="6" calcext:value-type="float">
              <text:p>6</text:p>
            </table:table-cell>
            <table:table-cell table:number-columns-repeated="7" office:value-type="float" office:value="7" calcext:value-type="float">
              <text:p>7</text:p>
            </table:table-cell>
            <table:table-cell table:number-columns-repeated="4" office:value-type="float" office:value="8" calcext:value-type="float">
              <text:p>8</text:p>
            </table:table-cell>
            <table:table-cell table:number-columns-repeated="5" office:value-type="float" office:value="9" calcext:value-type="float">
              <text:p>9</text:p>
            </table:table-cell>
            <table:table-cell table:number-columns-repeated="20" office:value-type="float" office:value="10" calcext:value-type="float">
              <text:p>10</text:p>
            </table:table-cell>
            <table:table-cell table:number-columns-repeated="5" office:value-type="float" office:value="11" calcext:value-type="float">
              <text:p>11</text:p>
            </table:table-cell>
            <table:table-cell table:number-columns-repeated="14" office:value-type="float" office:value="12" calcext:value-type="float">
              <text:p>1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Haiti</text:p>
              </table:table-cell>
              <table:table-cell office:value-type="float" office:value="18.9712" calcext:value-type="float">
                <text:p>18.9712</text:p>
              </table:table-cell>
              <table:table-cell office:value-type="float" office:value="-72.2852" calcext:value-type="float">
                <text:p>-72.2852</text:p>
              </table:table-cell>
              <table:table-cell table:number-columns-repeated="74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10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5" office:value-type="float" office:value="6" calcext:value-type="float">
                <text:p>6</text:p>
              </table:table-cell>
              <table:table-cell table:number-columns-repeated="3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5"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table:number-columns-repeated="2"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4" office:value-type="float" office:value="20" calcext:value-type="float">
                <text:p>20</text:p>
              </table:table-cell>
              <table:table-cell table:number-columns-repeated="2"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2" office:value-type="float" office:value="25" calcext:value-type="float">
                <text:p>25</text:p>
              </table:table-cell>
              <table:table-cell table:number-columns-repeated="2"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3" calcext:value-type="float">
                <text:p>33</text:p>
              </table:table-cell>
              <table:table-cell table:number-columns-repeated="2" office:value-type="float" office:value="34" calcext:value-type="float">
                <text:p>34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2" office:value-type="float" office:value="45" calcext:value-type="float">
                <text:p>45</text:p>
              </table:table-cell>
              <table:table-cell office:value-type="float" office:value="48" calcext:value-type="float">
                <text:p>48</text:p>
              </table:table-cell>
              <table:table-cell table:number-columns-repeated="3" office:value-type="float" office:value="50" calcext:value-type="float">
                <text:p>50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8" calcext:value-type="float">
                <text:p>58</text:p>
              </table:table-cell>
              <table:table-cell table:number-columns-repeated="2" office:value-type="float" office:value="64" calcext:value-type="float">
                <text:p>6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Haiti Result</text:p>
            </table:table-cell>
            <table:table-cell table:number-columns-repeated="2"/>
            <table:table-cell table:number-columns-repeated="74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3" office:value-type="float" office:value="2" calcext:value-type="float">
              <text:p>2</text:p>
            </table:table-cell>
            <table:table-cell table:number-columns-repeated="10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5" office:value-type="float" office:value="6" calcext:value-type="float">
              <text:p>6</text:p>
            </table:table-cell>
            <table:table-cell table:number-columns-repeated="3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table:number-columns-repeated="5" office:value-type="float" office:value="12" calcext:value-type="float">
              <text:p>12</text:p>
            </table:table-cell>
            <table:table-cell office:value-type="float" office:value="15" calcext:value-type="float">
              <text:p>15</text:p>
            </table:table-cell>
            <table:table-cell table:number-columns-repeated="2" office:value-type="float" office:value="16" calcext:value-type="float">
              <text:p>16</text:p>
            </table:table-cell>
            <table:table-cell office:value-type="float" office:value="18" calcext:value-type="float">
              <text:p>18</text:p>
            </table:table-cell>
            <table:table-cell table:number-columns-repeated="4" office:value-type="float" office:value="20" calcext:value-type="float">
              <text:p>20</text:p>
            </table:table-cell>
            <table:table-cell table:number-columns-repeated="2"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table:number-columns-repeated="2" office:value-type="float" office:value="25" calcext:value-type="float">
              <text:p>25</text:p>
            </table:table-cell>
            <table:table-cell table:number-columns-repeated="2"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3" calcext:value-type="float">
              <text:p>33</text:p>
            </table:table-cell>
            <table:table-cell table:number-columns-repeated="2" office:value-type="float" office:value="34" calcext:value-type="float">
              <text:p>34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4" calcext:value-type="float">
              <text:p>44</text:p>
            </table:table-cell>
            <table:table-cell table:number-columns-repeated="2" office:value-type="float" office:value="45" calcext:value-type="float">
              <text:p>45</text:p>
            </table:table-cell>
            <table:table-cell office:value-type="float" office:value="48" calcext:value-type="float">
              <text:p>48</text:p>
            </table:table-cell>
            <table:table-cell table:number-columns-repeated="3" office:value-type="float" office:value="50" calcext:value-type="float">
              <text:p>50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8" calcext:value-type="float">
              <text:p>58</text:p>
            </table:table-cell>
            <table:table-cell table:number-columns-repeated="2" office:value-type="float" office:value="64" calcext:value-type="float">
              <text:p>6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Holy See</text:p>
              </table:table-cell>
              <table:table-cell office:value-type="float" office:value="41.9029" calcext:value-type="float">
                <text:p>41.9029</text:p>
              </table:table-cell>
              <table:table-cell office:value-type="float" office:value="12.4534" calcext:value-type="float">
                <text:p>12.4534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Holy See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Honduras</text:p>
              </table:table-cell>
              <table:table-cell office:value-type="float" office:value="15.2" calcext:value-type="float">
                <text:p>15.2</text:p>
              </table:table-cell>
              <table:table-cell office:value-type="float" office:value="-86.2419" calcext:value-type="float">
                <text:p>-86.2419</text:p>
              </table:table-cell>
              <table:table-cell table:number-columns-repeated="64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table:number-columns-repeated="4" office:value-type="float" office:value="22" calcext:value-type="float">
                <text:p>22</text:p>
              </table:table-cell>
              <table:table-cell table:number-columns-repeated="2"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2" office:value-type="float" office:value="25" calcext:value-type="float">
                <text:p>25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41" calcext:value-type="float">
                <text:p>41</text:p>
              </table:table-cell>
              <table:table-cell table:number-columns-repeated="5" office:value-type="float" office:value="46" calcext:value-type="float">
                <text:p>46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55" calcext:value-type="float">
                <text:p>55</text:p>
              </table:table-cell>
              <table:table-cell table:number-columns-repeated="2" office:value-type="float" office:value="59" calcext:value-type="float">
                <text:p>59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107" calcext:value-type="float">
                <text:p>107</text:p>
              </table:table-cell>
              <table:table-cell table:number-columns-repeated="2" office:value-type="float" office:value="108" calcext:value-type="float">
                <text:p>108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33" calcext:value-type="float">
                <text:p>133</text:p>
              </table:table-cell>
              <table:table-cell office:value-type="float" office:value="134" calcext:value-type="float">
                <text:p>134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42" calcext:value-type="float">
                <text:p>142</text:p>
              </table:table-cell>
              <table:table-cell office:value-type="float" office:value="146" calcext:value-type="float">
                <text:p>146</text:p>
              </table:table-cell>
              <table:table-cell table:number-columns-repeated="2" office:value-type="float" office:value="147" calcext:value-type="float">
                <text:p>147</text:p>
              </table:table-cell>
              <table:table-cell office:value-type="float" office:value="156" calcext:value-type="float">
                <text:p>156</text:p>
              </table:table-cell>
              <table:table-cell table:number-columns-repeated="2" office:value-type="float" office:value="167" calcext:value-type="float">
                <text:p>167</text:p>
              </table:table-cell>
              <table:table-cell office:value-type="float" office:value="180" calcext:value-type="float">
                <text:p>180</text:p>
              </table:table-cell>
              <table:table-cell office:value-type="float" office:value="182" calcext:value-type="float">
                <text:p>182</text:p>
              </table:table-cell>
              <table:table-cell office:value-type="float" office:value="188" calcext:value-type="float">
                <text:p>188</text:p>
              </table:table-cell>
              <table:table-cell office:value-type="float" office:value="194" calcext:value-type="float">
                <text:p>194</text:p>
              </table:table-cell>
              <table:table-cell table:number-columns-repeated="2" office:value-type="float" office:value="196" calcext:value-type="float">
                <text:p>196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212" calcext:value-type="float">
                <text:p>212</text:p>
              </table:table-cell>
              <table:table-cell office:value-type="float" office:value="217" calcext:value-type="float">
                <text:p>217</text:p>
              </table:table-cell>
              <table:table-cell office:value-type="float" office:value="225" calcext:value-type="float">
                <text:p>225</text:p>
              </table:table-cell>
              <table:table-cell office:value-type="float" office:value="234" calcext:value-type="float">
                <text:p>234</text:p>
              </table:table-cell>
              <table:table-cell office:value-type="float" office:value="243" calcext:value-type="float">
                <text:p>243</text:p>
              </table:table-cell>
              <table:table-cell office:value-type="float" office:value="248" calcext:value-type="float">
                <text:p>248</text:p>
              </table:table-cell>
              <table:table-cell office:value-type="float" office:value="250" calcext:value-type="float">
                <text:p>250</text:p>
              </table:table-cell>
              <table:table-cell office:value-type="float" office:value="258" calcext:value-type="float">
                <text:p>258</text:p>
              </table:table-cell>
              <table:table-cell office:value-type="float" office:value="262" calcext:value-type="float">
                <text:p>262</text:p>
              </table:table-cell>
              <table:table-cell office:value-type="float" office:value="271" calcext:value-type="float">
                <text:p>271</text:p>
              </table:table-cell>
              <table:table-cell office:value-type="float" office:value="290" calcext:value-type="float">
                <text:p>290</text:p>
              </table:table-cell>
              <table:table-cell office:value-type="float" office:value="294" calcext:value-type="float">
                <text:p>294</text:p>
              </table:table-cell>
              <table:table-cell office:value-type="float" office:value="306" calcext:value-type="float">
                <text:p>30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Honduras Result</text:p>
            </table:table-cell>
            <table:table-cell table:number-columns-repeated="2"/>
            <table:table-cell table:number-columns-repeated="64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7" calcext:value-type="float">
              <text:p>7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4" calcext:value-type="float">
              <text:p>14</text:p>
            </table:table-cell>
            <table:table-cell table:number-columns-repeated="2" office:value-type="float" office:value="15" calcext:value-type="float">
              <text:p>15</text:p>
            </table:table-cell>
            <table:table-cell table:number-columns-repeated="4" office:value-type="float" office:value="22" calcext:value-type="float">
              <text:p>22</text:p>
            </table:table-cell>
            <table:table-cell table:number-columns-repeated="2"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table:number-columns-repeated="2" office:value-type="float" office:value="25" calcext:value-type="float">
              <text:p>25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1" calcext:value-type="float">
              <text:p>41</text:p>
            </table:table-cell>
            <table:table-cell table:number-columns-repeated="5" office:value-type="float" office:value="46" calcext:value-type="float">
              <text:p>46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55" calcext:value-type="float">
              <text:p>55</text:p>
            </table:table-cell>
            <table:table-cell table:number-columns-repeated="2" office:value-type="float" office:value="59" calcext:value-type="float">
              <text:p>59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05" calcext:value-type="float">
              <text:p>105</text:p>
            </table:table-cell>
            <table:table-cell office:value-type="float" office:value="107" calcext:value-type="float">
              <text:p>107</text:p>
            </table:table-cell>
            <table:table-cell table:number-columns-repeated="2" office:value-type="float" office:value="108" calcext:value-type="float">
              <text:p>108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1" calcext:value-type="float">
              <text:p>121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34" calcext:value-type="float">
              <text:p>134</text:p>
            </table:table-cell>
            <table:table-cell office:value-type="float" office:value="138" calcext:value-type="float">
              <text:p>138</text:p>
            </table:table-cell>
            <table:table-cell office:value-type="float" office:value="142" calcext:value-type="float">
              <text:p>142</text:p>
            </table:table-cell>
            <table:table-cell office:value-type="float" office:value="146" calcext:value-type="float">
              <text:p>146</text:p>
            </table:table-cell>
            <table:table-cell table:number-columns-repeated="2" office:value-type="float" office:value="147" calcext:value-type="float">
              <text:p>147</text:p>
            </table:table-cell>
            <table:table-cell office:value-type="float" office:value="156" calcext:value-type="float">
              <text:p>156</text:p>
            </table:table-cell>
            <table:table-cell table:number-columns-repeated="2" office:value-type="float" office:value="167" calcext:value-type="float">
              <text:p>167</text:p>
            </table:table-cell>
            <table:table-cell office:value-type="float" office:value="180" calcext:value-type="float">
              <text:p>180</text:p>
            </table:table-cell>
            <table:table-cell office:value-type="float" office:value="182" calcext:value-type="float">
              <text:p>182</text:p>
            </table:table-cell>
            <table:table-cell office:value-type="float" office:value="188" calcext:value-type="float">
              <text:p>188</text:p>
            </table:table-cell>
            <table:table-cell office:value-type="float" office:value="194" calcext:value-type="float">
              <text:p>194</text:p>
            </table:table-cell>
            <table:table-cell table:number-columns-repeated="2" office:value-type="float" office:value="196" calcext:value-type="float">
              <text:p>196</text:p>
            </table:table-cell>
            <table:table-cell office:value-type="float" office:value="201" calcext:value-type="float">
              <text:p>201</text:p>
            </table:table-cell>
            <table:table-cell office:value-type="float" office:value="212" calcext:value-type="float">
              <text:p>212</text:p>
            </table:table-cell>
            <table:table-cell office:value-type="float" office:value="217" calcext:value-type="float">
              <text:p>217</text:p>
            </table:table-cell>
            <table:table-cell office:value-type="float" office:value="225" calcext:value-type="float">
              <text:p>225</text:p>
            </table:table-cell>
            <table:table-cell office:value-type="float" office:value="234" calcext:value-type="float">
              <text:p>234</text:p>
            </table:table-cell>
            <table:table-cell office:value-type="float" office:value="243" calcext:value-type="float">
              <text:p>243</text:p>
            </table:table-cell>
            <table:table-cell office:value-type="float" office:value="248" calcext:value-type="float">
              <text:p>248</text:p>
            </table:table-cell>
            <table:table-cell office:value-type="float" office:value="250" calcext:value-type="float">
              <text:p>250</text:p>
            </table:table-cell>
            <table:table-cell office:value-type="float" office:value="258" calcext:value-type="float">
              <text:p>258</text:p>
            </table:table-cell>
            <table:table-cell office:value-type="float" office:value="262" calcext:value-type="float">
              <text:p>262</text:p>
            </table:table-cell>
            <table:table-cell office:value-type="float" office:value="271" calcext:value-type="float">
              <text:p>271</text:p>
            </table:table-cell>
            <table:table-cell office:value-type="float" office:value="290" calcext:value-type="float">
              <text:p>290</text:p>
            </table:table-cell>
            <table:table-cell office:value-type="float" office:value="294" calcext:value-type="float">
              <text:p>294</text:p>
            </table:table-cell>
            <table:table-cell office:value-type="float" office:value="306" calcext:value-type="float">
              <text:p>30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Hungary</text:p>
              </table:table-cell>
              <table:table-cell office:value-type="float" office:value="47.1625" calcext:value-type="float">
                <text:p>47.1625</text:p>
              </table:table-cell>
              <table:table-cell office:value-type="float" office:value="19.5033" calcext:value-type="float">
                <text:p>19.5033</text:p>
              </table:table-cell>
              <table:table-cell table:number-columns-repeated="53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09" calcext:value-type="float">
                <text:p>109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34" calcext:value-type="float">
                <text:p>134</text:p>
              </table:table-cell>
              <table:table-cell office:value-type="float" office:value="142" calcext:value-type="float">
                <text:p>142</text:p>
              </table:table-cell>
              <table:table-cell office:value-type="float" office:value="156" calcext:value-type="float">
                <text:p>156</text:p>
              </table:table-cell>
              <table:table-cell office:value-type="float" office:value="172" calcext:value-type="float">
                <text:p>172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199" calcext:value-type="float">
                <text:p>199</text:p>
              </table:table-cell>
              <table:table-cell office:value-type="float" office:value="213" calcext:value-type="float">
                <text:p>213</text:p>
              </table:table-cell>
              <table:table-cell office:value-type="float" office:value="225" calcext:value-type="float">
                <text:p>225</text:p>
              </table:table-cell>
              <table:table-cell office:value-type="float" office:value="239" calcext:value-type="float">
                <text:p>239</text:p>
              </table:table-cell>
              <table:table-cell table:number-columns-repeated="2" office:value-type="float" office:value="262" calcext:value-type="float">
                <text:p>262</text:p>
              </table:table-cell>
              <table:table-cell office:value-type="float" office:value="272" calcext:value-type="float">
                <text:p>272</text:p>
              </table:table-cell>
              <table:table-cell office:value-type="float" office:value="280" calcext:value-type="float">
                <text:p>280</text:p>
              </table:table-cell>
              <table:table-cell office:value-type="float" office:value="291" calcext:value-type="float">
                <text:p>291</text:p>
              </table:table-cell>
              <table:table-cell office:value-type="float" office:value="300" calcext:value-type="float">
                <text:p>300</text:p>
              </table:table-cell>
              <table:table-cell office:value-type="float" office:value="312" calcext:value-type="float">
                <text:p>312</text:p>
              </table:table-cell>
              <table:table-cell office:value-type="float" office:value="323" calcext:value-type="float">
                <text:p>323</text:p>
              </table:table-cell>
              <table:table-cell office:value-type="float" office:value="335" calcext:value-type="float">
                <text:p>335</text:p>
              </table:table-cell>
              <table:table-cell office:value-type="float" office:value="340" calcext:value-type="float">
                <text:p>340</text:p>
              </table:table-cell>
              <table:table-cell office:value-type="float" office:value="351" calcext:value-type="float">
                <text:p>351</text:p>
              </table:table-cell>
              <table:table-cell office:value-type="float" office:value="363" calcext:value-type="float">
                <text:p>363</text:p>
              </table:table-cell>
              <table:table-cell office:value-type="float" office:value="373" calcext:value-type="float">
                <text:p>373</text:p>
              </table:table-cell>
              <table:table-cell office:value-type="float" office:value="383" calcext:value-type="float">
                <text:p>383</text:p>
              </table:table-cell>
              <table:table-cell office:value-type="float" office:value="392" calcext:value-type="float">
                <text:p>392</text:p>
              </table:table-cell>
              <table:table-cell office:value-type="float" office:value="405" calcext:value-type="float">
                <text:p>405</text:p>
              </table:table-cell>
              <table:table-cell office:value-type="float" office:value="413" calcext:value-type="float">
                <text:p>413</text:p>
              </table:table-cell>
              <table:table-cell office:value-type="float" office:value="421" calcext:value-type="float">
                <text:p>421</text:p>
              </table:table-cell>
              <table:table-cell office:value-type="float" office:value="425" calcext:value-type="float">
                <text:p>425</text:p>
              </table:table-cell>
              <table:table-cell office:value-type="float" office:value="430" calcext:value-type="float">
                <text:p>430</text:p>
              </table:table-cell>
              <table:table-cell office:value-type="float" office:value="436" calcext:value-type="float">
                <text:p>436</text:p>
              </table:table-cell>
              <table:table-cell office:value-type="float" office:value="442" calcext:value-type="float">
                <text:p>442</text:p>
              </table:table-cell>
              <table:table-cell office:value-type="float" office:value="448" calcext:value-type="float">
                <text:p>448</text:p>
              </table:table-cell>
              <table:table-cell office:value-type="float" office:value="451" calcext:value-type="float">
                <text:p>451</text:p>
              </table:table-cell>
              <table:table-cell office:value-type="float" office:value="462" calcext:value-type="float">
                <text:p>462</text:p>
              </table:table-cell>
              <table:table-cell office:value-type="float" office:value="467" calcext:value-type="float">
                <text:p>467</text:p>
              </table:table-cell>
              <table:table-cell office:value-type="float" office:value="470" calcext:value-type="float">
                <text:p>470</text:p>
              </table:table-cell>
              <table:table-cell office:value-type="float" office:value="473" calcext:value-type="float">
                <text:p>473</text:p>
              </table:table-cell>
              <table:table-cell office:value-type="float" office:value="476" calcext:value-type="float">
                <text:p>476</text:p>
              </table:table-cell>
              <table:table-cell office:value-type="float" office:value="482" calcext:value-type="float">
                <text:p>482</text:p>
              </table:table-cell>
              <table:table-cell office:value-type="float" office:value="486" calcext:value-type="float">
                <text:p>486</text:p>
              </table:table-cell>
              <table:table-cell office:value-type="float" office:value="491" calcext:value-type="float">
                <text:p>491</text:p>
              </table:table-cell>
              <table:table-cell office:value-type="float" office:value="499" calcext:value-type="float">
                <text:p>499</text:p>
              </table:table-cell>
              <table:table-cell office:value-type="float" office:value="505" calcext:value-type="float">
                <text:p>505</text:p>
              </table:table-cell>
              <table:table-cell office:value-type="float" office:value="509" calcext:value-type="float">
                <text:p>509</text:p>
              </table:table-cell>
              <table:table-cell office:value-type="float" office:value="517" calcext:value-type="float">
                <text:p>517</text:p>
              </table:table-cell>
              <table:table-cell office:value-type="float" office:value="524" calcext:value-type="float">
                <text:p>524</text:p>
              </table:table-cell>
              <table:table-cell office:value-type="float" office:value="526" calcext:value-type="float">
                <text:p>526</text:p>
              </table:table-cell>
              <table:table-cell office:value-type="float" office:value="527" calcext:value-type="float">
                <text:p>527</text:p>
              </table:table-cell>
              <table:table-cell office:value-type="float" office:value="532" calcext:value-type="float">
                <text:p>532</text:p>
              </table:table-cell>
              <table:table-cell office:value-type="float" office:value="534" calcext:value-type="float">
                <text:p>534</text:p>
              </table:table-cell>
              <table:table-cell office:value-type="float" office:value="539" calcext:value-type="float">
                <text:p>539</text:p>
              </table:table-cell>
              <table:table-cell office:value-type="float" office:value="542" calcext:value-type="float">
                <text:p>542</text:p>
              </table:table-cell>
              <table:table-cell office:value-type="float" office:value="545" calcext:value-type="float">
                <text:p>545</text:p>
              </table:table-cell>
              <table:table-cell office:value-type="float" office:value="546" calcext:value-type="float">
                <text:p>546</text:p>
              </table:table-cell>
              <table:table-cell office:value-type="float" office:value="548" calcext:value-type="float">
                <text:p>548</text:p>
              </table:table-cell>
              <table:table-cell office:value-type="float" office:value="550" calcext:value-type="float">
                <text:p>550</text:p>
              </table:table-cell>
              <table:table-cell office:value-type="float" office:value="551" calcext:value-type="float">
                <text:p>551</text:p>
              </table:table-cell>
              <table:table-cell office:value-type="float" office:value="553" calcext:value-type="float">
                <text:p>553</text:p>
              </table:table-cell>
              <table:table-cell office:value-type="float" office:value="555" calcext:value-type="float">
                <text:p>55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Hungary Result</text:p>
            </table:table-cell>
            <table:table-cell table:number-columns-repeated="2"/>
            <table:table-cell table:number-columns-repeated="53" office:value-type="float" office:value="0" calcext:value-type="float">
              <text:p>0</text:p>
            </table:table-cell>
            <table:table-cell table:number-columns-repeated="5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table:number-columns-repeated="3"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09" calcext:value-type="float">
              <text:p>109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34" calcext:value-type="float">
              <text:p>134</text:p>
            </table:table-cell>
            <table:table-cell office:value-type="float" office:value="142" calcext:value-type="float">
              <text:p>142</text:p>
            </table:table-cell>
            <table:table-cell office:value-type="float" office:value="156" calcext:value-type="float">
              <text:p>156</text:p>
            </table:table-cell>
            <table:table-cell office:value-type="float" office:value="172" calcext:value-type="float">
              <text:p>172</text:p>
            </table:table-cell>
            <table:table-cell office:value-type="float" office:value="189" calcext:value-type="float">
              <text:p>189</text:p>
            </table:table-cell>
            <table:table-cell office:value-type="float" office:value="199" calcext:value-type="float">
              <text:p>199</text:p>
            </table:table-cell>
            <table:table-cell office:value-type="float" office:value="213" calcext:value-type="float">
              <text:p>213</text:p>
            </table:table-cell>
            <table:table-cell office:value-type="float" office:value="225" calcext:value-type="float">
              <text:p>225</text:p>
            </table:table-cell>
            <table:table-cell office:value-type="float" office:value="239" calcext:value-type="float">
              <text:p>239</text:p>
            </table:table-cell>
            <table:table-cell table:number-columns-repeated="2" office:value-type="float" office:value="262" calcext:value-type="float">
              <text:p>262</text:p>
            </table:table-cell>
            <table:table-cell office:value-type="float" office:value="272" calcext:value-type="float">
              <text:p>272</text:p>
            </table:table-cell>
            <table:table-cell office:value-type="float" office:value="280" calcext:value-type="float">
              <text:p>280</text:p>
            </table:table-cell>
            <table:table-cell office:value-type="float" office:value="291" calcext:value-type="float">
              <text:p>291</text:p>
            </table:table-cell>
            <table:table-cell office:value-type="float" office:value="300" calcext:value-type="float">
              <text:p>300</text:p>
            </table:table-cell>
            <table:table-cell office:value-type="float" office:value="312" calcext:value-type="float">
              <text:p>312</text:p>
            </table:table-cell>
            <table:table-cell office:value-type="float" office:value="323" calcext:value-type="float">
              <text:p>323</text:p>
            </table:table-cell>
            <table:table-cell office:value-type="float" office:value="335" calcext:value-type="float">
              <text:p>335</text:p>
            </table:table-cell>
            <table:table-cell office:value-type="float" office:value="340" calcext:value-type="float">
              <text:p>340</text:p>
            </table:table-cell>
            <table:table-cell office:value-type="float" office:value="351" calcext:value-type="float">
              <text:p>351</text:p>
            </table:table-cell>
            <table:table-cell office:value-type="float" office:value="363" calcext:value-type="float">
              <text:p>363</text:p>
            </table:table-cell>
            <table:table-cell office:value-type="float" office:value="373" calcext:value-type="float">
              <text:p>373</text:p>
            </table:table-cell>
            <table:table-cell office:value-type="float" office:value="383" calcext:value-type="float">
              <text:p>383</text:p>
            </table:table-cell>
            <table:table-cell office:value-type="float" office:value="392" calcext:value-type="float">
              <text:p>392</text:p>
            </table:table-cell>
            <table:table-cell office:value-type="float" office:value="405" calcext:value-type="float">
              <text:p>405</text:p>
            </table:table-cell>
            <table:table-cell office:value-type="float" office:value="413" calcext:value-type="float">
              <text:p>413</text:p>
            </table:table-cell>
            <table:table-cell office:value-type="float" office:value="421" calcext:value-type="float">
              <text:p>421</text:p>
            </table:table-cell>
            <table:table-cell office:value-type="float" office:value="425" calcext:value-type="float">
              <text:p>425</text:p>
            </table:table-cell>
            <table:table-cell office:value-type="float" office:value="430" calcext:value-type="float">
              <text:p>430</text:p>
            </table:table-cell>
            <table:table-cell office:value-type="float" office:value="436" calcext:value-type="float">
              <text:p>436</text:p>
            </table:table-cell>
            <table:table-cell office:value-type="float" office:value="442" calcext:value-type="float">
              <text:p>442</text:p>
            </table:table-cell>
            <table:table-cell office:value-type="float" office:value="448" calcext:value-type="float">
              <text:p>448</text:p>
            </table:table-cell>
            <table:table-cell office:value-type="float" office:value="451" calcext:value-type="float">
              <text:p>451</text:p>
            </table:table-cell>
            <table:table-cell office:value-type="float" office:value="462" calcext:value-type="float">
              <text:p>462</text:p>
            </table:table-cell>
            <table:table-cell office:value-type="float" office:value="467" calcext:value-type="float">
              <text:p>467</text:p>
            </table:table-cell>
            <table:table-cell office:value-type="float" office:value="470" calcext:value-type="float">
              <text:p>470</text:p>
            </table:table-cell>
            <table:table-cell office:value-type="float" office:value="473" calcext:value-type="float">
              <text:p>473</text:p>
            </table:table-cell>
            <table:table-cell office:value-type="float" office:value="476" calcext:value-type="float">
              <text:p>476</text:p>
            </table:table-cell>
            <table:table-cell office:value-type="float" office:value="482" calcext:value-type="float">
              <text:p>482</text:p>
            </table:table-cell>
            <table:table-cell office:value-type="float" office:value="486" calcext:value-type="float">
              <text:p>486</text:p>
            </table:table-cell>
            <table:table-cell office:value-type="float" office:value="491" calcext:value-type="float">
              <text:p>491</text:p>
            </table:table-cell>
            <table:table-cell office:value-type="float" office:value="499" calcext:value-type="float">
              <text:p>499</text:p>
            </table:table-cell>
            <table:table-cell office:value-type="float" office:value="505" calcext:value-type="float">
              <text:p>505</text:p>
            </table:table-cell>
            <table:table-cell office:value-type="float" office:value="509" calcext:value-type="float">
              <text:p>509</text:p>
            </table:table-cell>
            <table:table-cell office:value-type="float" office:value="517" calcext:value-type="float">
              <text:p>517</text:p>
            </table:table-cell>
            <table:table-cell office:value-type="float" office:value="524" calcext:value-type="float">
              <text:p>524</text:p>
            </table:table-cell>
            <table:table-cell office:value-type="float" office:value="526" calcext:value-type="float">
              <text:p>526</text:p>
            </table:table-cell>
            <table:table-cell office:value-type="float" office:value="527" calcext:value-type="float">
              <text:p>527</text:p>
            </table:table-cell>
            <table:table-cell office:value-type="float" office:value="532" calcext:value-type="float">
              <text:p>532</text:p>
            </table:table-cell>
            <table:table-cell office:value-type="float" office:value="534" calcext:value-type="float">
              <text:p>534</text:p>
            </table:table-cell>
            <table:table-cell office:value-type="float" office:value="539" calcext:value-type="float">
              <text:p>539</text:p>
            </table:table-cell>
            <table:table-cell office:value-type="float" office:value="542" calcext:value-type="float">
              <text:p>542</text:p>
            </table:table-cell>
            <table:table-cell office:value-type="float" office:value="545" calcext:value-type="float">
              <text:p>545</text:p>
            </table:table-cell>
            <table:table-cell office:value-type="float" office:value="546" calcext:value-type="float">
              <text:p>546</text:p>
            </table:table-cell>
            <table:table-cell office:value-type="float" office:value="548" calcext:value-type="float">
              <text:p>548</text:p>
            </table:table-cell>
            <table:table-cell office:value-type="float" office:value="550" calcext:value-type="float">
              <text:p>550</text:p>
            </table:table-cell>
            <table:table-cell office:value-type="float" office:value="551" calcext:value-type="float">
              <text:p>551</text:p>
            </table:table-cell>
            <table:table-cell office:value-type="float" office:value="553" calcext:value-type="float">
              <text:p>553</text:p>
            </table:table-cell>
            <table:table-cell office:value-type="float" office:value="555" calcext:value-type="float">
              <text:p>55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Iceland</text:p>
              </table:table-cell>
              <table:table-cell office:value-type="float" office:value="64.9631" calcext:value-type="float">
                <text:p>64.9631</text:p>
              </table:table-cell>
              <table:table-cell office:value-type="float" office:value="-19.0208" calcext:value-type="float">
                <text:p>-19.0208</text:p>
              </table:table-cell>
              <table:table-cell table:number-columns-repeated="53" office:value-type="float" office:value="0" calcext:value-type="float">
                <text:p>0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9" office:value-type="float" office:value="2" calcext:value-type="float">
                <text:p>2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6" office:value-type="float" office:value="8" calcext:value-type="float">
                <text:p>8</text:p>
              </table:table-cell>
              <table:table-cell table:number-columns-repeated="3" office:value-type="float" office:value="9" calcext:value-type="float">
                <text:p>9</text:p>
              </table:table-cell>
              <table:table-cell table:number-columns-repeated="54" office:value-type="float" office:value="10" calcext:value-type="float">
                <text:p>1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Iceland Result</text:p>
            </table:table-cell>
            <table:table-cell table:number-columns-repeated="2"/>
            <table:table-cell table:number-columns-repeated="53" office:value-type="float" office:value="0" calcext:value-type="float">
              <text:p>0</text:p>
            </table:table-cell>
            <table:table-cell office:value-type="float" office:value="5" calcext:value-type="float">
              <text:p>5</text:p>
            </table:table-cell>
            <table:table-cell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9" office:value-type="float" office:value="2" calcext:value-type="float">
              <text:p>2</text:p>
            </table:table-cell>
            <table:table-cell table:number-columns-repeated="4" office:value-type="float" office:value="4" calcext:value-type="float">
              <text:p>4</text:p>
            </table:table-cell>
            <table:table-cell table:number-columns-repeated="4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table:number-columns-repeated="6" office:value-type="float" office:value="8" calcext:value-type="float">
              <text:p>8</text:p>
            </table:table-cell>
            <table:table-cell table:number-columns-repeated="3" office:value-type="float" office:value="9" calcext:value-type="float">
              <text:p>9</text:p>
            </table:table-cell>
            <table:table-cell table:number-columns-repeated="54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India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78" calcext:value-type="float">
                <text:p>78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58" calcext:value-type="float">
                <text:p>58</text:p>
              </table:table-cell>
              <table:table-cell table:number-columns-repeated="2" office:value-type="float" office:value="72" calcext:value-type="float">
                <text:p>72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50" calcext:value-type="float">
                <text:p>150</text:p>
              </table:table-cell>
              <table:table-cell office:value-type="float" office:value="178" calcext:value-type="float">
                <text:p>178</text:p>
              </table:table-cell>
              <table:table-cell office:value-type="float" office:value="226" calcext:value-type="float">
                <text:p>226</text:p>
              </table:table-cell>
              <table:table-cell office:value-type="float" office:value="246" calcext:value-type="float">
                <text:p>246</text:p>
              </table:table-cell>
              <table:table-cell office:value-type="float" office:value="288" calcext:value-type="float">
                <text:p>288</text:p>
              </table:table-cell>
              <table:table-cell office:value-type="float" office:value="331" calcext:value-type="float">
                <text:p>331</text:p>
              </table:table-cell>
              <table:table-cell office:value-type="float" office:value="358" calcext:value-type="float">
                <text:p>358</text:p>
              </table:table-cell>
              <table:table-cell office:value-type="float" office:value="393" calcext:value-type="float">
                <text:p>393</text:p>
              </table:table-cell>
              <table:table-cell office:value-type="float" office:value="405" calcext:value-type="float">
                <text:p>405</text:p>
              </table:table-cell>
              <table:table-cell office:value-type="float" office:value="448" calcext:value-type="float">
                <text:p>448</text:p>
              </table:table-cell>
              <table:table-cell office:value-type="float" office:value="486" calcext:value-type="float">
                <text:p>486</text:p>
              </table:table-cell>
              <table:table-cell office:value-type="float" office:value="521" calcext:value-type="float">
                <text:p>521</text:p>
              </table:table-cell>
              <table:table-cell office:value-type="float" office:value="559" calcext:value-type="float">
                <text:p>559</text:p>
              </table:table-cell>
              <table:table-cell office:value-type="float" office:value="592" calcext:value-type="float">
                <text:p>592</text:p>
              </table:table-cell>
              <table:table-cell office:value-type="float" office:value="645" calcext:value-type="float">
                <text:p>645</text:p>
              </table:table-cell>
              <table:table-cell office:value-type="float" office:value="681" calcext:value-type="float">
                <text:p>681</text:p>
              </table:table-cell>
              <table:table-cell office:value-type="float" office:value="721" calcext:value-type="float">
                <text:p>721</text:p>
              </table:table-cell>
              <table:table-cell office:value-type="float" office:value="780" calcext:value-type="float">
                <text:p>780</text:p>
              </table:table-cell>
              <table:table-cell office:value-type="float" office:value="825" calcext:value-type="float">
                <text:p>825</text:p>
              </table:table-cell>
              <table:table-cell office:value-type="float" office:value="881" calcext:value-type="float">
                <text:p>881</text:p>
              </table:table-cell>
              <table:table-cell office:value-type="float" office:value="939" calcext:value-type="float">
                <text:p>939</text:p>
              </table:table-cell>
              <table:table-cell office:value-type="float" office:value="1008" calcext:value-type="float">
                <text:p>1008</text:p>
              </table:table-cell>
              <table:table-cell office:value-type="float" office:value="1079" calcext:value-type="float">
                <text:p>1079</text:p>
              </table:table-cell>
              <table:table-cell office:value-type="float" office:value="1154" calcext:value-type="float">
                <text:p>1154</text:p>
              </table:table-cell>
              <table:table-cell office:value-type="float" office:value="1223" calcext:value-type="float">
                <text:p>1223</text:p>
              </table:table-cell>
              <table:table-cell office:value-type="float" office:value="1323" calcext:value-type="float">
                <text:p>1323</text:p>
              </table:table-cell>
              <table:table-cell office:value-type="float" office:value="1391" calcext:value-type="float">
                <text:p>1391</text:p>
              </table:table-cell>
              <table:table-cell office:value-type="float" office:value="1566" calcext:value-type="float">
                <text:p>1566</text:p>
              </table:table-cell>
              <table:table-cell office:value-type="float" office:value="1693" calcext:value-type="float">
                <text:p>1693</text:p>
              </table:table-cell>
              <table:table-cell office:value-type="float" office:value="1785" calcext:value-type="float">
                <text:p>1785</text:p>
              </table:table-cell>
              <table:table-cell office:value-type="float" office:value="1889" calcext:value-type="float">
                <text:p>1889</text:p>
              </table:table-cell>
              <table:table-cell office:value-type="float" office:value="1985" calcext:value-type="float">
                <text:p>1985</text:p>
              </table:table-cell>
              <table:table-cell office:value-type="float" office:value="2101" calcext:value-type="float">
                <text:p>2101</text:p>
              </table:table-cell>
              <table:table-cell office:value-type="float" office:value="2212" calcext:value-type="float">
                <text:p>2212</text:p>
              </table:table-cell>
              <table:table-cell office:value-type="float" office:value="2294" calcext:value-type="float">
                <text:p>2294</text:p>
              </table:table-cell>
              <table:table-cell office:value-type="float" office:value="2415" calcext:value-type="float">
                <text:p>2415</text:p>
              </table:table-cell>
              <table:table-cell office:value-type="float" office:value="2551" calcext:value-type="float">
                <text:p>2551</text:p>
              </table:table-cell>
              <table:table-cell office:value-type="float" office:value="2649" calcext:value-type="float">
                <text:p>2649</text:p>
              </table:table-cell>
              <table:table-cell office:value-type="float" office:value="2753" calcext:value-type="float">
                <text:p>2753</text:p>
              </table:table-cell>
              <table:table-cell office:value-type="float" office:value="2871" calcext:value-type="float">
                <text:p>2871</text:p>
              </table:table-cell>
              <table:table-cell office:value-type="float" office:value="3025" calcext:value-type="float">
                <text:p>3025</text:p>
              </table:table-cell>
              <table:table-cell office:value-type="float" office:value="3156" calcext:value-type="float">
                <text:p>3156</text:p>
              </table:table-cell>
              <table:table-cell office:value-type="float" office:value="3302" calcext:value-type="float">
                <text:p>3302</text:p>
              </table:table-cell>
              <table:table-cell office:value-type="float" office:value="3434" calcext:value-type="float">
                <text:p>3434</text:p>
              </table:table-cell>
              <table:table-cell office:value-type="float" office:value="3584" calcext:value-type="float">
                <text:p>3584</text:p>
              </table:table-cell>
              <table:table-cell office:value-type="float" office:value="3726" calcext:value-type="float">
                <text:p>3726</text:p>
              </table:table-cell>
              <table:table-cell office:value-type="float" office:value="3868" calcext:value-type="float">
                <text:p>3868</text:p>
              </table:table-cell>
              <table:table-cell office:value-type="float" office:value="4024" calcext:value-type="float">
                <text:p>4024</text:p>
              </table:table-cell>
              <table:table-cell office:value-type="float" office:value="4172" calcext:value-type="float">
                <text:p>4172</text:p>
              </table:table-cell>
              <table:table-cell office:value-type="float" office:value="4344" calcext:value-type="float">
                <text:p>4344</text:p>
              </table:table-cell>
              <table:table-cell office:value-type="float" office:value="4534" calcext:value-type="float">
                <text:p>4534</text:p>
              </table:table-cell>
              <table:table-cell office:value-type="float" office:value="4711" calcext:value-type="float">
                <text:p>4711</text:p>
              </table:table-cell>
              <table:table-cell office:value-type="float" office:value="4980" calcext:value-type="float">
                <text:p>4980</text:p>
              </table:table-cell>
              <table:table-cell office:value-type="float" office:value="5185" calcext:value-type="float">
                <text:p>5185</text:p>
              </table:table-cell>
              <table:table-cell office:value-type="float" office:value="5408" calcext:value-type="float">
                <text:p>5408</text:p>
              </table:table-cell>
              <table:table-cell office:value-type="float" office:value="5608" calcext:value-type="float">
                <text:p>5608</text:p>
              </table:table-cell>
              <table:table-cell office:value-type="float" office:value="5829" calcext:value-type="float">
                <text:p>5829</text:p>
              </table:table-cell>
              <table:table-cell office:value-type="float" office:value="6088" calcext:value-type="float">
                <text:p>6088</text:p>
              </table:table-cell>
              <table:table-cell office:value-type="float" office:value="6363" calcext:value-type="float">
                <text:p>6363</text:p>
              </table:table-cell>
              <table:table-cell office:value-type="float" office:value="6649" calcext:value-type="float">
                <text:p>6649</text:p>
              </table:table-cell>
              <table:table-cell office:value-type="float" office:value="6946" calcext:value-type="float">
                <text:p>6946</text:p>
              </table:table-cell>
              <table:table-cell office:value-type="float" office:value="7207" calcext:value-type="float">
                <text:p>7207</text:p>
              </table:table-cell>
              <table:table-cell office:value-type="float" office:value="7473" calcext:value-type="float">
                <text:p>7473</text:p>
              </table:table-cell>
              <table:table-cell office:value-type="float" office:value="7750" calcext:value-type="float">
                <text:p>7750</text:p>
              </table:table-cell>
              <table:table-cell table:number-columns-repeated="3" office:value-type="float" office:value="8498" calcext:value-type="float">
                <text:p>849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India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4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4" calcext:value-type="float">
              <text:p>4</text:p>
            </table:table-cell>
            <table:table-cell office:value-type="float" office:value="7" calcext:value-type="float">
              <text:p>7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table:number-columns-repeated="2" office:value-type="float" office:value="20" calcext:value-type="float">
              <text:p>20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58" calcext:value-type="float">
              <text:p>58</text:p>
            </table:table-cell>
            <table:table-cell table:number-columns-repeated="2" office:value-type="float" office:value="72" calcext:value-type="float">
              <text:p>72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50" calcext:value-type="float">
              <text:p>150</text:p>
            </table:table-cell>
            <table:table-cell office:value-type="float" office:value="178" calcext:value-type="float">
              <text:p>178</text:p>
            </table:table-cell>
            <table:table-cell office:value-type="float" office:value="226" calcext:value-type="float">
              <text:p>226</text:p>
            </table:table-cell>
            <table:table-cell office:value-type="float" office:value="246" calcext:value-type="float">
              <text:p>246</text:p>
            </table:table-cell>
            <table:table-cell office:value-type="float" office:value="288" calcext:value-type="float">
              <text:p>288</text:p>
            </table:table-cell>
            <table:table-cell office:value-type="float" office:value="331" calcext:value-type="float">
              <text:p>331</text:p>
            </table:table-cell>
            <table:table-cell office:value-type="float" office:value="358" calcext:value-type="float">
              <text:p>358</text:p>
            </table:table-cell>
            <table:table-cell office:value-type="float" office:value="393" calcext:value-type="float">
              <text:p>393</text:p>
            </table:table-cell>
            <table:table-cell office:value-type="float" office:value="405" calcext:value-type="float">
              <text:p>405</text:p>
            </table:table-cell>
            <table:table-cell office:value-type="float" office:value="448" calcext:value-type="float">
              <text:p>448</text:p>
            </table:table-cell>
            <table:table-cell office:value-type="float" office:value="486" calcext:value-type="float">
              <text:p>486</text:p>
            </table:table-cell>
            <table:table-cell office:value-type="float" office:value="521" calcext:value-type="float">
              <text:p>521</text:p>
            </table:table-cell>
            <table:table-cell office:value-type="float" office:value="559" calcext:value-type="float">
              <text:p>559</text:p>
            </table:table-cell>
            <table:table-cell office:value-type="float" office:value="592" calcext:value-type="float">
              <text:p>592</text:p>
            </table:table-cell>
            <table:table-cell office:value-type="float" office:value="645" calcext:value-type="float">
              <text:p>645</text:p>
            </table:table-cell>
            <table:table-cell office:value-type="float" office:value="681" calcext:value-type="float">
              <text:p>681</text:p>
            </table:table-cell>
            <table:table-cell office:value-type="float" office:value="721" calcext:value-type="float">
              <text:p>721</text:p>
            </table:table-cell>
            <table:table-cell office:value-type="float" office:value="780" calcext:value-type="float">
              <text:p>780</text:p>
            </table:table-cell>
            <table:table-cell office:value-type="float" office:value="825" calcext:value-type="float">
              <text:p>825</text:p>
            </table:table-cell>
            <table:table-cell office:value-type="float" office:value="881" calcext:value-type="float">
              <text:p>881</text:p>
            </table:table-cell>
            <table:table-cell office:value-type="float" office:value="939" calcext:value-type="float">
              <text:p>939</text:p>
            </table:table-cell>
            <table:table-cell office:value-type="float" office:value="1008" calcext:value-type="float">
              <text:p>1008</text:p>
            </table:table-cell>
            <table:table-cell office:value-type="float" office:value="1079" calcext:value-type="float">
              <text:p>1079</text:p>
            </table:table-cell>
            <table:table-cell office:value-type="float" office:value="1154" calcext:value-type="float">
              <text:p>1154</text:p>
            </table:table-cell>
            <table:table-cell office:value-type="float" office:value="1223" calcext:value-type="float">
              <text:p>1223</text:p>
            </table:table-cell>
            <table:table-cell office:value-type="float" office:value="1323" calcext:value-type="float">
              <text:p>1323</text:p>
            </table:table-cell>
            <table:table-cell office:value-type="float" office:value="1391" calcext:value-type="float">
              <text:p>1391</text:p>
            </table:table-cell>
            <table:table-cell office:value-type="float" office:value="1566" calcext:value-type="float">
              <text:p>1566</text:p>
            </table:table-cell>
            <table:table-cell office:value-type="float" office:value="1693" calcext:value-type="float">
              <text:p>1693</text:p>
            </table:table-cell>
            <table:table-cell office:value-type="float" office:value="1785" calcext:value-type="float">
              <text:p>1785</text:p>
            </table:table-cell>
            <table:table-cell office:value-type="float" office:value="1889" calcext:value-type="float">
              <text:p>1889</text:p>
            </table:table-cell>
            <table:table-cell office:value-type="float" office:value="1985" calcext:value-type="float">
              <text:p>1985</text:p>
            </table:table-cell>
            <table:table-cell office:value-type="float" office:value="2101" calcext:value-type="float">
              <text:p>2101</text:p>
            </table:table-cell>
            <table:table-cell office:value-type="float" office:value="2212" calcext:value-type="float">
              <text:p>2212</text:p>
            </table:table-cell>
            <table:table-cell office:value-type="float" office:value="2294" calcext:value-type="float">
              <text:p>2294</text:p>
            </table:table-cell>
            <table:table-cell office:value-type="float" office:value="2415" calcext:value-type="float">
              <text:p>2415</text:p>
            </table:table-cell>
            <table:table-cell office:value-type="float" office:value="2551" calcext:value-type="float">
              <text:p>2551</text:p>
            </table:table-cell>
            <table:table-cell office:value-type="float" office:value="2649" calcext:value-type="float">
              <text:p>2649</text:p>
            </table:table-cell>
            <table:table-cell office:value-type="float" office:value="2753" calcext:value-type="float">
              <text:p>2753</text:p>
            </table:table-cell>
            <table:table-cell office:value-type="float" office:value="2871" calcext:value-type="float">
              <text:p>2871</text:p>
            </table:table-cell>
            <table:table-cell office:value-type="float" office:value="3025" calcext:value-type="float">
              <text:p>3025</text:p>
            </table:table-cell>
            <table:table-cell office:value-type="float" office:value="3156" calcext:value-type="float">
              <text:p>3156</text:p>
            </table:table-cell>
            <table:table-cell office:value-type="float" office:value="3302" calcext:value-type="float">
              <text:p>3302</text:p>
            </table:table-cell>
            <table:table-cell office:value-type="float" office:value="3434" calcext:value-type="float">
              <text:p>3434</text:p>
            </table:table-cell>
            <table:table-cell office:value-type="float" office:value="3584" calcext:value-type="float">
              <text:p>3584</text:p>
            </table:table-cell>
            <table:table-cell office:value-type="float" office:value="3726" calcext:value-type="float">
              <text:p>3726</text:p>
            </table:table-cell>
            <table:table-cell office:value-type="float" office:value="3868" calcext:value-type="float">
              <text:p>3868</text:p>
            </table:table-cell>
            <table:table-cell office:value-type="float" office:value="4024" calcext:value-type="float">
              <text:p>4024</text:p>
            </table:table-cell>
            <table:table-cell office:value-type="float" office:value="4172" calcext:value-type="float">
              <text:p>4172</text:p>
            </table:table-cell>
            <table:table-cell office:value-type="float" office:value="4344" calcext:value-type="float">
              <text:p>4344</text:p>
            </table:table-cell>
            <table:table-cell office:value-type="float" office:value="4534" calcext:value-type="float">
              <text:p>4534</text:p>
            </table:table-cell>
            <table:table-cell office:value-type="float" office:value="4711" calcext:value-type="float">
              <text:p>4711</text:p>
            </table:table-cell>
            <table:table-cell office:value-type="float" office:value="4980" calcext:value-type="float">
              <text:p>4980</text:p>
            </table:table-cell>
            <table:table-cell office:value-type="float" office:value="5185" calcext:value-type="float">
              <text:p>5185</text:p>
            </table:table-cell>
            <table:table-cell office:value-type="float" office:value="5408" calcext:value-type="float">
              <text:p>5408</text:p>
            </table:table-cell>
            <table:table-cell office:value-type="float" office:value="5608" calcext:value-type="float">
              <text:p>5608</text:p>
            </table:table-cell>
            <table:table-cell office:value-type="float" office:value="5829" calcext:value-type="float">
              <text:p>5829</text:p>
            </table:table-cell>
            <table:table-cell office:value-type="float" office:value="6088" calcext:value-type="float">
              <text:p>6088</text:p>
            </table:table-cell>
            <table:table-cell office:value-type="float" office:value="6363" calcext:value-type="float">
              <text:p>6363</text:p>
            </table:table-cell>
            <table:table-cell office:value-type="float" office:value="6649" calcext:value-type="float">
              <text:p>6649</text:p>
            </table:table-cell>
            <table:table-cell office:value-type="float" office:value="6946" calcext:value-type="float">
              <text:p>6946</text:p>
            </table:table-cell>
            <table:table-cell office:value-type="float" office:value="7207" calcext:value-type="float">
              <text:p>7207</text:p>
            </table:table-cell>
            <table:table-cell office:value-type="float" office:value="7473" calcext:value-type="float">
              <text:p>7473</text:p>
            </table:table-cell>
            <table:table-cell office:value-type="float" office:value="7750" calcext:value-type="float">
              <text:p>7750</text:p>
            </table:table-cell>
            <table:table-cell table:number-columns-repeated="3" office:value-type="float" office:value="8498" calcext:value-type="float">
              <text:p>849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Indonesia</text:p>
              </table:table-cell>
              <table:table-cell office:value-type="float" office:value="-0.7893" calcext:value-type="float">
                <text:p>-0.7893</text:p>
              </table:table-cell>
              <table:table-cell office:value-type="float" office:value="113.9213" calcext:value-type="float">
                <text:p>113.9213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4" calcext:value-type="float">
                <text:p>4</text:p>
              </table:table-cell>
              <table:table-cell table:number-columns-repeated="4" office:value-type="float" office:value="5" calcext:value-type="float">
                <text:p>5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14" calcext:value-type="float">
                <text:p>114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57" calcext:value-type="float">
                <text:p>157</text:p>
              </table:table-cell>
              <table:table-cell office:value-type="float" office:value="170" calcext:value-type="float">
                <text:p>170</text:p>
              </table:table-cell>
              <table:table-cell office:value-type="float" office:value="181" calcext:value-type="float">
                <text:p>181</text:p>
              </table:table-cell>
              <table:table-cell office:value-type="float" office:value="191" calcext:value-type="float">
                <text:p>191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209" calcext:value-type="float">
                <text:p>209</text:p>
              </table:table-cell>
              <table:table-cell office:value-type="float" office:value="221" calcext:value-type="float">
                <text:p>221</text:p>
              </table:table-cell>
              <table:table-cell office:value-type="float" office:value="240" calcext:value-type="float">
                <text:p>240</text:p>
              </table:table-cell>
              <table:table-cell office:value-type="float" office:value="280" calcext:value-type="float">
                <text:p>280</text:p>
              </table:table-cell>
              <table:table-cell office:value-type="float" office:value="306" calcext:value-type="float">
                <text:p>306</text:p>
              </table:table-cell>
              <table:table-cell office:value-type="float" office:value="327" calcext:value-type="float">
                <text:p>327</text:p>
              </table:table-cell>
              <table:table-cell office:value-type="float" office:value="373" calcext:value-type="float">
                <text:p>373</text:p>
              </table:table-cell>
              <table:table-cell office:value-type="float" office:value="399" calcext:value-type="float">
                <text:p>399</text:p>
              </table:table-cell>
              <table:table-cell office:value-type="float" office:value="459" calcext:value-type="float">
                <text:p>459</text:p>
              </table:table-cell>
              <table:table-cell office:value-type="float" office:value="469" calcext:value-type="float">
                <text:p>469</text:p>
              </table:table-cell>
              <table:table-cell office:value-type="float" office:value="496" calcext:value-type="float">
                <text:p>496</text:p>
              </table:table-cell>
              <table:table-cell office:value-type="float" office:value="520" calcext:value-type="float">
                <text:p>520</text:p>
              </table:table-cell>
              <table:table-cell office:value-type="float" office:value="535" calcext:value-type="float">
                <text:p>535</text:p>
              </table:table-cell>
              <table:table-cell office:value-type="float" office:value="582" calcext:value-type="float">
                <text:p>582</text:p>
              </table:table-cell>
              <table:table-cell office:value-type="float" office:value="590" calcext:value-type="float">
                <text:p>590</text:p>
              </table:table-cell>
              <table:table-cell office:value-type="float" office:value="616" calcext:value-type="float">
                <text:p>616</text:p>
              </table:table-cell>
              <table:table-cell office:value-type="float" office:value="635" calcext:value-type="float">
                <text:p>635</text:p>
              </table:table-cell>
              <table:table-cell office:value-type="float" office:value="647" calcext:value-type="float">
                <text:p>647</text:p>
              </table:table-cell>
              <table:table-cell office:value-type="float" office:value="689" calcext:value-type="float">
                <text:p>689</text:p>
              </table:table-cell>
              <table:table-cell office:value-type="float" office:value="720" calcext:value-type="float">
                <text:p>720</text:p>
              </table:table-cell>
              <table:table-cell office:value-type="float" office:value="743" calcext:value-type="float">
                <text:p>743</text:p>
              </table:table-cell>
              <table:table-cell office:value-type="float" office:value="765" calcext:value-type="float">
                <text:p>765</text:p>
              </table:table-cell>
              <table:table-cell office:value-type="float" office:value="773" calcext:value-type="float">
                <text:p>773</text:p>
              </table:table-cell>
              <table:table-cell office:value-type="float" office:value="784" calcext:value-type="float">
                <text:p>784</text:p>
              </table:table-cell>
              <table:table-cell office:value-type="float" office:value="792" calcext:value-type="float">
                <text:p>792</text:p>
              </table:table-cell>
              <table:table-cell office:value-type="float" office:value="800" calcext:value-type="float">
                <text:p>800</text:p>
              </table:table-cell>
              <table:table-cell office:value-type="float" office:value="831" calcext:value-type="float">
                <text:p>831</text:p>
              </table:table-cell>
              <table:table-cell office:value-type="float" office:value="845" calcext:value-type="float">
                <text:p>845</text:p>
              </table:table-cell>
              <table:table-cell office:value-type="float" office:value="864" calcext:value-type="float">
                <text:p>864</text:p>
              </table:table-cell>
              <table:table-cell office:value-type="float" office:value="872" calcext:value-type="float">
                <text:p>872</text:p>
              </table:table-cell>
              <table:table-cell office:value-type="float" office:value="895" calcext:value-type="float">
                <text:p>895</text:p>
              </table:table-cell>
              <table:table-cell office:value-type="float" office:value="930" calcext:value-type="float">
                <text:p>930</text:p>
              </table:table-cell>
              <table:table-cell office:value-type="float" office:value="943" calcext:value-type="float">
                <text:p>943</text:p>
              </table:table-cell>
              <table:table-cell office:value-type="float" office:value="959" calcext:value-type="float">
                <text:p>959</text:p>
              </table:table-cell>
              <table:table-cell office:value-type="float" office:value="973" calcext:value-type="float">
                <text:p>973</text:p>
              </table:table-cell>
              <table:table-cell office:value-type="float" office:value="991" calcext:value-type="float">
                <text:p>991</text:p>
              </table:table-cell>
              <table:table-cell office:value-type="float" office:value="1007" calcext:value-type="float">
                <text:p>1007</text:p>
              </table:table-cell>
              <table:table-cell office:value-type="float" office:value="1028" calcext:value-type="float">
                <text:p>1028</text:p>
              </table:table-cell>
              <table:table-cell office:value-type="float" office:value="1043" calcext:value-type="float">
                <text:p>1043</text:p>
              </table:table-cell>
              <table:table-cell office:value-type="float" office:value="1076" calcext:value-type="float">
                <text:p>1076</text:p>
              </table:table-cell>
              <table:table-cell office:value-type="float" office:value="1089" calcext:value-type="float">
                <text:p>1089</text:p>
              </table:table-cell>
              <table:table-cell office:value-type="float" office:value="1148" calcext:value-type="float">
                <text:p>1148</text:p>
              </table:table-cell>
              <table:table-cell office:value-type="float" office:value="1191" calcext:value-type="float">
                <text:p>1191</text:p>
              </table:table-cell>
              <table:table-cell office:value-type="float" office:value="1221" calcext:value-type="float">
                <text:p>1221</text:p>
              </table:table-cell>
              <table:table-cell office:value-type="float" office:value="1242" calcext:value-type="float">
                <text:p>1242</text:p>
              </table:table-cell>
              <table:table-cell office:value-type="float" office:value="1278" calcext:value-type="float">
                <text:p>1278</text:p>
              </table:table-cell>
              <table:table-cell office:value-type="float" office:value="1326" calcext:value-type="float">
                <text:p>1326</text:p>
              </table:table-cell>
              <table:table-cell office:value-type="float" office:value="1351" calcext:value-type="float">
                <text:p>1351</text:p>
              </table:table-cell>
              <table:table-cell office:value-type="float" office:value="1372" calcext:value-type="float">
                <text:p>1372</text:p>
              </table:table-cell>
              <table:table-cell office:value-type="float" office:value="1391" calcext:value-type="float">
                <text:p>1391</text:p>
              </table:table-cell>
              <table:table-cell office:value-type="float" office:value="1418" calcext:value-type="float">
                <text:p>1418</text:p>
              </table:table-cell>
              <table:table-cell office:value-type="float" office:value="1473" calcext:value-type="float">
                <text:p>1473</text:p>
              </table:table-cell>
              <table:table-cell office:value-type="float" office:value="1496" calcext:value-type="float">
                <text:p>1496</text:p>
              </table:table-cell>
              <table:table-cell office:value-type="float" office:value="1520" calcext:value-type="float">
                <text:p>1520</text:p>
              </table:table-cell>
              <table:table-cell office:value-type="float" office:value="1573" calcext:value-type="float">
                <text:p>1573</text:p>
              </table:table-cell>
              <table:table-cell office:value-type="float" office:value="1613" calcext:value-type="float">
                <text:p>1613</text:p>
              </table:table-cell>
              <table:table-cell office:value-type="float" office:value="1641" calcext:value-type="float">
                <text:p>1641</text:p>
              </table:table-cell>
              <table:table-cell office:value-type="float" office:value="1663" calcext:value-type="float">
                <text:p>1663</text:p>
              </table:table-cell>
              <table:table-cell office:value-type="float" office:value="1698" calcext:value-type="float">
                <text:p>1698</text:p>
              </table:table-cell>
              <table:table-cell office:value-type="float" office:value="1721" calcext:value-type="float">
                <text:p>1721</text:p>
              </table:table-cell>
              <table:table-cell office:value-type="float" office:value="1770" calcext:value-type="float">
                <text:p>1770</text:p>
              </table:table-cell>
              <table:table-cell office:value-type="float" office:value="1801" calcext:value-type="float">
                <text:p>1801</text:p>
              </table:table-cell>
              <table:table-cell office:value-type="float" office:value="1851" calcext:value-type="float">
                <text:p>1851</text:p>
              </table:table-cell>
              <table:table-cell office:value-type="float" office:value="1883" calcext:value-type="float">
                <text:p>1883</text:p>
              </table:table-cell>
              <table:table-cell office:value-type="float" office:value="1923" calcext:value-type="float">
                <text:p>1923</text:p>
              </table:table-cell>
              <table:table-cell office:value-type="float" office:value="1959" calcext:value-type="float">
                <text:p>1959</text:p>
              </table:table-cell>
              <table:table-cell office:value-type="float" office:value="2000" calcext:value-type="float">
                <text:p>2000</text:p>
              </table:table-cell>
              <table:table-cell office:value-type="float" office:value="2048" calcext:value-type="float">
                <text:p>204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Indonesia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 table:number-columns-repeated="4" office:value-type="float" office:value="5" calcext:value-type="float">
              <text:p>5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14" calcext:value-type="float">
              <text:p>114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57" calcext:value-type="float">
              <text:p>157</text:p>
            </table:table-cell>
            <table:table-cell office:value-type="float" office:value="170" calcext:value-type="float">
              <text:p>170</text:p>
            </table:table-cell>
            <table:table-cell office:value-type="float" office:value="181" calcext:value-type="float">
              <text:p>181</text:p>
            </table:table-cell>
            <table:table-cell office:value-type="float" office:value="191" calcext:value-type="float">
              <text:p>191</text:p>
            </table:table-cell>
            <table:table-cell office:value-type="float" office:value="198" calcext:value-type="float">
              <text:p>198</text:p>
            </table:table-cell>
            <table:table-cell office:value-type="float" office:value="209" calcext:value-type="float">
              <text:p>209</text:p>
            </table:table-cell>
            <table:table-cell office:value-type="float" office:value="221" calcext:value-type="float">
              <text:p>221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280" calcext:value-type="float">
              <text:p>280</text:p>
            </table:table-cell>
            <table:table-cell office:value-type="float" office:value="306" calcext:value-type="float">
              <text:p>306</text:p>
            </table:table-cell>
            <table:table-cell office:value-type="float" office:value="327" calcext:value-type="float">
              <text:p>327</text:p>
            </table:table-cell>
            <table:table-cell office:value-type="float" office:value="373" calcext:value-type="float">
              <text:p>373</text:p>
            </table:table-cell>
            <table:table-cell office:value-type="float" office:value="399" calcext:value-type="float">
              <text:p>399</text:p>
            </table:table-cell>
            <table:table-cell office:value-type="float" office:value="459" calcext:value-type="float">
              <text:p>459</text:p>
            </table:table-cell>
            <table:table-cell office:value-type="float" office:value="469" calcext:value-type="float">
              <text:p>469</text:p>
            </table:table-cell>
            <table:table-cell office:value-type="float" office:value="496" calcext:value-type="float">
              <text:p>496</text:p>
            </table:table-cell>
            <table:table-cell office:value-type="float" office:value="520" calcext:value-type="float">
              <text:p>520</text:p>
            </table:table-cell>
            <table:table-cell office:value-type="float" office:value="535" calcext:value-type="float">
              <text:p>535</text:p>
            </table:table-cell>
            <table:table-cell office:value-type="float" office:value="582" calcext:value-type="float">
              <text:p>582</text:p>
            </table:table-cell>
            <table:table-cell office:value-type="float" office:value="590" calcext:value-type="float">
              <text:p>590</text:p>
            </table:table-cell>
            <table:table-cell office:value-type="float" office:value="616" calcext:value-type="float">
              <text:p>616</text:p>
            </table:table-cell>
            <table:table-cell office:value-type="float" office:value="635" calcext:value-type="float">
              <text:p>635</text:p>
            </table:table-cell>
            <table:table-cell office:value-type="float" office:value="647" calcext:value-type="float">
              <text:p>647</text:p>
            </table:table-cell>
            <table:table-cell office:value-type="float" office:value="689" calcext:value-type="float">
              <text:p>689</text:p>
            </table:table-cell>
            <table:table-cell office:value-type="float" office:value="720" calcext:value-type="float">
              <text:p>720</text:p>
            </table:table-cell>
            <table:table-cell office:value-type="float" office:value="743" calcext:value-type="float">
              <text:p>743</text:p>
            </table:table-cell>
            <table:table-cell office:value-type="float" office:value="765" calcext:value-type="float">
              <text:p>765</text:p>
            </table:table-cell>
            <table:table-cell office:value-type="float" office:value="773" calcext:value-type="float">
              <text:p>773</text:p>
            </table:table-cell>
            <table:table-cell office:value-type="float" office:value="784" calcext:value-type="float">
              <text:p>784</text:p>
            </table:table-cell>
            <table:table-cell office:value-type="float" office:value="792" calcext:value-type="float">
              <text:p>792</text:p>
            </table:table-cell>
            <table:table-cell office:value-type="float" office:value="800" calcext:value-type="float">
              <text:p>800</text:p>
            </table:table-cell>
            <table:table-cell office:value-type="float" office:value="831" calcext:value-type="float">
              <text:p>831</text:p>
            </table:table-cell>
            <table:table-cell office:value-type="float" office:value="845" calcext:value-type="float">
              <text:p>845</text:p>
            </table:table-cell>
            <table:table-cell office:value-type="float" office:value="864" calcext:value-type="float">
              <text:p>864</text:p>
            </table:table-cell>
            <table:table-cell office:value-type="float" office:value="872" calcext:value-type="float">
              <text:p>872</text:p>
            </table:table-cell>
            <table:table-cell office:value-type="float" office:value="895" calcext:value-type="float">
              <text:p>895</text:p>
            </table:table-cell>
            <table:table-cell office:value-type="float" office:value="930" calcext:value-type="float">
              <text:p>930</text:p>
            </table:table-cell>
            <table:table-cell office:value-type="float" office:value="943" calcext:value-type="float">
              <text:p>943</text:p>
            </table:table-cell>
            <table:table-cell office:value-type="float" office:value="959" calcext:value-type="float">
              <text:p>959</text:p>
            </table:table-cell>
            <table:table-cell office:value-type="float" office:value="973" calcext:value-type="float">
              <text:p>973</text:p>
            </table:table-cell>
            <table:table-cell office:value-type="float" office:value="991" calcext:value-type="float">
              <text:p>991</text:p>
            </table:table-cell>
            <table:table-cell office:value-type="float" office:value="1007" calcext:value-type="float">
              <text:p>1007</text:p>
            </table:table-cell>
            <table:table-cell office:value-type="float" office:value="1028" calcext:value-type="float">
              <text:p>1028</text:p>
            </table:table-cell>
            <table:table-cell office:value-type="float" office:value="1043" calcext:value-type="float">
              <text:p>1043</text:p>
            </table:table-cell>
            <table:table-cell office:value-type="float" office:value="1076" calcext:value-type="float">
              <text:p>1076</text:p>
            </table:table-cell>
            <table:table-cell office:value-type="float" office:value="1089" calcext:value-type="float">
              <text:p>1089</text:p>
            </table:table-cell>
            <table:table-cell office:value-type="float" office:value="1148" calcext:value-type="float">
              <text:p>1148</text:p>
            </table:table-cell>
            <table:table-cell office:value-type="float" office:value="1191" calcext:value-type="float">
              <text:p>1191</text:p>
            </table:table-cell>
            <table:table-cell office:value-type="float" office:value="1221" calcext:value-type="float">
              <text:p>1221</text:p>
            </table:table-cell>
            <table:table-cell office:value-type="float" office:value="1242" calcext:value-type="float">
              <text:p>1242</text:p>
            </table:table-cell>
            <table:table-cell office:value-type="float" office:value="1278" calcext:value-type="float">
              <text:p>1278</text:p>
            </table:table-cell>
            <table:table-cell office:value-type="float" office:value="1326" calcext:value-type="float">
              <text:p>1326</text:p>
            </table:table-cell>
            <table:table-cell office:value-type="float" office:value="1351" calcext:value-type="float">
              <text:p>1351</text:p>
            </table:table-cell>
            <table:table-cell office:value-type="float" office:value="1372" calcext:value-type="float">
              <text:p>1372</text:p>
            </table:table-cell>
            <table:table-cell office:value-type="float" office:value="1391" calcext:value-type="float">
              <text:p>1391</text:p>
            </table:table-cell>
            <table:table-cell office:value-type="float" office:value="1418" calcext:value-type="float">
              <text:p>1418</text:p>
            </table:table-cell>
            <table:table-cell office:value-type="float" office:value="1473" calcext:value-type="float">
              <text:p>1473</text:p>
            </table:table-cell>
            <table:table-cell office:value-type="float" office:value="1496" calcext:value-type="float">
              <text:p>1496</text:p>
            </table:table-cell>
            <table:table-cell office:value-type="float" office:value="1520" calcext:value-type="float">
              <text:p>1520</text:p>
            </table:table-cell>
            <table:table-cell office:value-type="float" office:value="1573" calcext:value-type="float">
              <text:p>1573</text:p>
            </table:table-cell>
            <table:table-cell office:value-type="float" office:value="1613" calcext:value-type="float">
              <text:p>1613</text:p>
            </table:table-cell>
            <table:table-cell office:value-type="float" office:value="1641" calcext:value-type="float">
              <text:p>1641</text:p>
            </table:table-cell>
            <table:table-cell office:value-type="float" office:value="1663" calcext:value-type="float">
              <text:p>1663</text:p>
            </table:table-cell>
            <table:table-cell office:value-type="float" office:value="1698" calcext:value-type="float">
              <text:p>1698</text:p>
            </table:table-cell>
            <table:table-cell office:value-type="float" office:value="1721" calcext:value-type="float">
              <text:p>1721</text:p>
            </table:table-cell>
            <table:table-cell office:value-type="float" office:value="1770" calcext:value-type="float">
              <text:p>1770</text:p>
            </table:table-cell>
            <table:table-cell office:value-type="float" office:value="1801" calcext:value-type="float">
              <text:p>1801</text:p>
            </table:table-cell>
            <table:table-cell office:value-type="float" office:value="1851" calcext:value-type="float">
              <text:p>1851</text:p>
            </table:table-cell>
            <table:table-cell office:value-type="float" office:value="1883" calcext:value-type="float">
              <text:p>1883</text:p>
            </table:table-cell>
            <table:table-cell office:value-type="float" office:value="1923" calcext:value-type="float">
              <text:p>1923</text:p>
            </table:table-cell>
            <table:table-cell office:value-type="float" office:value="1959" calcext:value-type="float">
              <text:p>1959</text:p>
            </table:table-cell>
            <table:table-cell office:value-type="float" office:value="2000" calcext:value-type="float">
              <text:p>2000</text:p>
            </table:table-cell>
            <table:table-cell office:value-type="float" office:value="2048" calcext:value-type="float">
              <text:p>204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Iran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53" calcext:value-type="float">
                <text:p>53</text:p>
              </table:table-cell>
              <table:table-cell table:number-columns-repeated="28" office:value-type="float" office:value="0" calcext:value-type="float">
                <text:p>0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24" calcext:value-type="float">
                <text:p>124</text:p>
              </table:table-cell>
              <table:table-cell office:value-type="float" office:value="145" calcext:value-type="float">
                <text:p>145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237" calcext:value-type="float">
                <text:p>237</text:p>
              </table:table-cell>
              <table:table-cell office:value-type="float" office:value="291" calcext:value-type="float">
                <text:p>291</text:p>
              </table:table-cell>
              <table:table-cell office:value-type="float" office:value="354" calcext:value-type="float">
                <text:p>354</text:p>
              </table:table-cell>
              <table:table-cell office:value-type="float" office:value="429" calcext:value-type="float">
                <text:p>429</text:p>
              </table:table-cell>
              <table:table-cell office:value-type="float" office:value="514" calcext:value-type="float">
                <text:p>514</text:p>
              </table:table-cell>
              <table:table-cell office:value-type="float" office:value="611" calcext:value-type="float">
                <text:p>611</text:p>
              </table:table-cell>
              <table:table-cell office:value-type="float" office:value="724" calcext:value-type="float">
                <text:p>724</text:p>
              </table:table-cell>
              <table:table-cell office:value-type="float" office:value="853" calcext:value-type="float">
                <text:p>853</text:p>
              </table:table-cell>
              <table:table-cell office:value-type="float" office:value="988" calcext:value-type="float">
                <text:p>988</text:p>
              </table:table-cell>
              <table:table-cell office:value-type="float" office:value="1135" calcext:value-type="float">
                <text:p>1135</text:p>
              </table:table-cell>
              <table:table-cell office:value-type="float" office:value="1284" calcext:value-type="float">
                <text:p>1284</text:p>
              </table:table-cell>
              <table:table-cell office:value-type="float" office:value="1433" calcext:value-type="float">
                <text:p>1433</text:p>
              </table:table-cell>
              <table:table-cell office:value-type="float" office:value="1556" calcext:value-type="float">
                <text:p>1556</text:p>
              </table:table-cell>
              <table:table-cell office:value-type="float" office:value="1685" calcext:value-type="float">
                <text:p>1685</text:p>
              </table:table-cell>
              <table:table-cell office:value-type="float" office:value="1812" calcext:value-type="float">
                <text:p>1812</text:p>
              </table:table-cell>
              <table:table-cell office:value-type="float" office:value="1934" calcext:value-type="float">
                <text:p>1934</text:p>
              </table:table-cell>
              <table:table-cell office:value-type="float" office:value="2077" calcext:value-type="float">
                <text:p>2077</text:p>
              </table:table-cell>
              <table:table-cell office:value-type="float" office:value="2234" calcext:value-type="float">
                <text:p>2234</text:p>
              </table:table-cell>
              <table:table-cell office:value-type="float" office:value="2378" calcext:value-type="float">
                <text:p>2378</text:p>
              </table:table-cell>
              <table:table-cell office:value-type="float" office:value="2517" calcext:value-type="float">
                <text:p>2517</text:p>
              </table:table-cell>
              <table:table-cell office:value-type="float" office:value="2640" calcext:value-type="float">
                <text:p>2640</text:p>
              </table:table-cell>
              <table:table-cell office:value-type="float" office:value="2757" calcext:value-type="float">
                <text:p>2757</text:p>
              </table:table-cell>
              <table:table-cell office:value-type="float" office:value="2898" calcext:value-type="float">
                <text:p>2898</text:p>
              </table:table-cell>
              <table:table-cell office:value-type="float" office:value="3036" calcext:value-type="float">
                <text:p>3036</text:p>
              </table:table-cell>
              <table:table-cell office:value-type="float" office:value="3160" calcext:value-type="float">
                <text:p>3160</text:p>
              </table:table-cell>
              <table:table-cell office:value-type="float" office:value="3294" calcext:value-type="float">
                <text:p>3294</text:p>
              </table:table-cell>
              <table:table-cell office:value-type="float" office:value="3452" calcext:value-type="float">
                <text:p>3452</text:p>
              </table:table-cell>
              <table:table-cell office:value-type="float" office:value="3603" calcext:value-type="float">
                <text:p>3603</text:p>
              </table:table-cell>
              <table:table-cell office:value-type="float" office:value="3739" calcext:value-type="float">
                <text:p>3739</text:p>
              </table:table-cell>
              <table:table-cell office:value-type="float" office:value="3872" calcext:value-type="float">
                <text:p>3872</text:p>
              </table:table-cell>
              <table:table-cell office:value-type="float" office:value="3993" calcext:value-type="float">
                <text:p>3993</text:p>
              </table:table-cell>
              <table:table-cell office:value-type="float" office:value="4110" calcext:value-type="float">
                <text:p>4110</text:p>
              </table:table-cell>
              <table:table-cell office:value-type="float" office:value="4232" calcext:value-type="float">
                <text:p>4232</text:p>
              </table:table-cell>
              <table:table-cell office:value-type="float" office:value="4357" calcext:value-type="float">
                <text:p>4357</text:p>
              </table:table-cell>
              <table:table-cell office:value-type="float" office:value="4474" calcext:value-type="float">
                <text:p>4474</text:p>
              </table:table-cell>
              <table:table-cell office:value-type="float" office:value="4585" calcext:value-type="float">
                <text:p>4585</text:p>
              </table:table-cell>
              <table:table-cell office:value-type="float" office:value="4683" calcext:value-type="float">
                <text:p>4683</text:p>
              </table:table-cell>
              <table:table-cell office:value-type="float" office:value="4777" calcext:value-type="float">
                <text:p>4777</text:p>
              </table:table-cell>
              <table:table-cell office:value-type="float" office:value="4869" calcext:value-type="float">
                <text:p>4869</text:p>
              </table:table-cell>
              <table:table-cell office:value-type="float" office:value="4958" calcext:value-type="float">
                <text:p>4958</text:p>
              </table:table-cell>
              <table:table-cell office:value-type="float" office:value="5031" calcext:value-type="float">
                <text:p>5031</text:p>
              </table:table-cell>
              <table:table-cell office:value-type="float" office:value="5118" calcext:value-type="float">
                <text:p>5118</text:p>
              </table:table-cell>
              <table:table-cell office:value-type="float" office:value="5209" calcext:value-type="float">
                <text:p>5209</text:p>
              </table:table-cell>
              <table:table-cell office:value-type="float" office:value="5297" calcext:value-type="float">
                <text:p>5297</text:p>
              </table:table-cell>
              <table:table-cell office:value-type="float" office:value="5391" calcext:value-type="float">
                <text:p>5391</text:p>
              </table:table-cell>
              <table:table-cell office:value-type="float" office:value="5481" calcext:value-type="float">
                <text:p>5481</text:p>
              </table:table-cell>
              <table:table-cell office:value-type="float" office:value="5574" calcext:value-type="float">
                <text:p>5574</text:p>
              </table:table-cell>
              <table:table-cell office:value-type="float" office:value="5650" calcext:value-type="float">
                <text:p>5650</text:p>
              </table:table-cell>
              <table:table-cell office:value-type="float" office:value="5710" calcext:value-type="float">
                <text:p>5710</text:p>
              </table:table-cell>
              <table:table-cell office:value-type="float" office:value="5806" calcext:value-type="float">
                <text:p>5806</text:p>
              </table:table-cell>
              <table:table-cell office:value-type="float" office:value="5877" calcext:value-type="float">
                <text:p>5877</text:p>
              </table:table-cell>
              <table:table-cell office:value-type="float" office:value="5957" calcext:value-type="float">
                <text:p>5957</text:p>
              </table:table-cell>
              <table:table-cell office:value-type="float" office:value="6028" calcext:value-type="float">
                <text:p>6028</text:p>
              </table:table-cell>
              <table:table-cell office:value-type="float" office:value="6091" calcext:value-type="float">
                <text:p>6091</text:p>
              </table:table-cell>
              <table:table-cell office:value-type="float" office:value="6156" calcext:value-type="float">
                <text:p>6156</text:p>
              </table:table-cell>
              <table:table-cell office:value-type="float" office:value="6203" calcext:value-type="float">
                <text:p>6203</text:p>
              </table:table-cell>
              <table:table-cell office:value-type="float" office:value="6277" calcext:value-type="float">
                <text:p>6277</text:p>
              </table:table-cell>
              <table:table-cell office:value-type="float" office:value="6340" calcext:value-type="float">
                <text:p>6340</text:p>
              </table:table-cell>
              <table:table-cell office:value-type="float" office:value="6418" calcext:value-type="float">
                <text:p>6418</text:p>
              </table:table-cell>
              <table:table-cell office:value-type="float" office:value="6486" calcext:value-type="float">
                <text:p>6486</text:p>
              </table:table-cell>
              <table:table-cell office:value-type="float" office:value="6541" calcext:value-type="float">
                <text:p>6541</text:p>
              </table:table-cell>
              <table:table-cell office:value-type="float" office:value="6589" calcext:value-type="float">
                <text:p>6589</text:p>
              </table:table-cell>
              <table:table-cell office:value-type="float" office:value="6640" calcext:value-type="float">
                <text:p>6640</text:p>
              </table:table-cell>
              <table:table-cell office:value-type="float" office:value="6685" calcext:value-type="float">
                <text:p>6685</text:p>
              </table:table-cell>
              <table:table-cell office:value-type="float" office:value="6733" calcext:value-type="float">
                <text:p>6733</text:p>
              </table:table-cell>
              <table:table-cell office:value-type="float" office:value="6783" calcext:value-type="float">
                <text:p>6783</text:p>
              </table:table-cell>
              <table:table-cell office:value-type="float" office:value="6854" calcext:value-type="float">
                <text:p>6854</text:p>
              </table:table-cell>
              <table:table-cell office:value-type="float" office:value="6902" calcext:value-type="float">
                <text:p>6902</text:p>
              </table:table-cell>
              <table:table-cell office:value-type="float" office:value="6937" calcext:value-type="float">
                <text:p>6937</text:p>
              </table:table-cell>
              <table:table-cell office:value-type="float" office:value="6988" calcext:value-type="float">
                <text:p>6988</text:p>
              </table:table-cell>
              <table:table-cell office:value-type="float" office:value="7057" calcext:value-type="float">
                <text:p>7057</text:p>
              </table:table-cell>
              <table:table-cell office:value-type="float" office:value="7119" calcext:value-type="float">
                <text:p>7119</text:p>
              </table:table-cell>
              <table:table-cell office:value-type="float" office:value="7183" calcext:value-type="float">
                <text:p>7183</text:p>
              </table:table-cell>
              <table:table-cell office:value-type="float" office:value="7249" calcext:value-type="float">
                <text:p>7249</text:p>
              </table:table-cell>
              <table:table-cell office:value-type="float" office:value="7300" calcext:value-type="float">
                <text:p>7300</text:p>
              </table:table-cell>
              <table:table-cell office:value-type="float" office:value="7359" calcext:value-type="float">
                <text:p>7359</text:p>
              </table:table-cell>
              <table:table-cell office:value-type="float" office:value="7417" calcext:value-type="float">
                <text:p>7417</text:p>
              </table:table-cell>
              <table:table-cell office:value-type="float" office:value="7451" calcext:value-type="float">
                <text:p>7451</text:p>
              </table:table-cell>
              <table:table-cell office:value-type="float" office:value="7508" calcext:value-type="float">
                <text:p>7508</text:p>
              </table:table-cell>
              <table:table-cell office:value-type="float" office:value="7564" calcext:value-type="float">
                <text:p>7564</text:p>
              </table:table-cell>
              <table:table-cell office:value-type="float" office:value="7627" calcext:value-type="float">
                <text:p>7627</text:p>
              </table:table-cell>
              <table:table-cell office:value-type="float" office:value="7677" calcext:value-type="float">
                <text:p>7677</text:p>
              </table:table-cell>
              <table:table-cell office:value-type="float" office:value="7734" calcext:value-type="float">
                <text:p>7734</text:p>
              </table:table-cell>
              <table:table-cell office:value-type="float" office:value="7797" calcext:value-type="float">
                <text:p>7797</text:p>
              </table:table-cell>
              <table:table-cell office:value-type="float" office:value="7878" calcext:value-type="float">
                <text:p>7878</text:p>
              </table:table-cell>
              <table:table-cell office:value-type="float" office:value="7942" calcext:value-type="float">
                <text:p>7942</text:p>
              </table:table-cell>
              <table:table-cell office:value-type="float" office:value="8012" calcext:value-type="float">
                <text:p>8012</text:p>
              </table:table-cell>
              <table:table-cell office:value-type="float" office:value="8071" calcext:value-type="float">
                <text:p>8071</text:p>
              </table:table-cell>
              <table:table-cell office:value-type="float" office:value="8134" calcext:value-type="float">
                <text:p>8134</text:p>
              </table:table-cell>
              <table:table-cell office:value-type="float" office:value="8209" calcext:value-type="float">
                <text:p>8209</text:p>
              </table:table-cell>
              <table:table-cell office:value-type="float" office:value="8281" calcext:value-type="float">
                <text:p>8281</text:p>
              </table:table-cell>
              <table:table-cell office:value-type="float" office:value="8351" calcext:value-type="float">
                <text:p>8351</text:p>
              </table:table-cell>
              <table:table-cell office:value-type="float" office:value="8425" calcext:value-type="float">
                <text:p>8425</text:p>
              </table:table-cell>
              <table:table-cell office:value-type="float" office:value="8506" calcext:value-type="float">
                <text:p>8506</text:p>
              </table:table-cell>
              <table:table-cell office:value-type="float" office:value="8584" calcext:value-type="float">
                <text:p>8584</text:p>
              </table:table-cell>
              <table:table-cell office:value-type="float" office:value="8659" calcext:value-type="float">
                <text:p>865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Iran Result</text:p>
            </table:table-cell>
            <table:table-cell table:number-columns-repeated="2"/>
            <table:table-cell table:number-columns-repeated="28" office:value-type="float" office:value="0" calcext:value-type="float">
              <text:p>0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24" calcext:value-type="float">
              <text:p>124</text:p>
            </table:table-cell>
            <table:table-cell office:value-type="float" office:value="145" calcext:value-type="float">
              <text:p>145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237" calcext:value-type="float">
              <text:p>237</text:p>
            </table:table-cell>
            <table:table-cell office:value-type="float" office:value="291" calcext:value-type="float">
              <text:p>291</text:p>
            </table:table-cell>
            <table:table-cell office:value-type="float" office:value="354" calcext:value-type="float">
              <text:p>354</text:p>
            </table:table-cell>
            <table:table-cell office:value-type="float" office:value="429" calcext:value-type="float">
              <text:p>429</text:p>
            </table:table-cell>
            <table:table-cell office:value-type="float" office:value="514" calcext:value-type="float">
              <text:p>514</text:p>
            </table:table-cell>
            <table:table-cell office:value-type="float" office:value="611" calcext:value-type="float">
              <text:p>611</text:p>
            </table:table-cell>
            <table:table-cell office:value-type="float" office:value="724" calcext:value-type="float">
              <text:p>724</text:p>
            </table:table-cell>
            <table:table-cell office:value-type="float" office:value="853" calcext:value-type="float">
              <text:p>853</text:p>
            </table:table-cell>
            <table:table-cell office:value-type="float" office:value="988" calcext:value-type="float">
              <text:p>988</text:p>
            </table:table-cell>
            <table:table-cell office:value-type="float" office:value="1135" calcext:value-type="float">
              <text:p>1135</text:p>
            </table:table-cell>
            <table:table-cell office:value-type="float" office:value="1284" calcext:value-type="float">
              <text:p>1284</text:p>
            </table:table-cell>
            <table:table-cell office:value-type="float" office:value="1433" calcext:value-type="float">
              <text:p>1433</text:p>
            </table:table-cell>
            <table:table-cell office:value-type="float" office:value="1556" calcext:value-type="float">
              <text:p>1556</text:p>
            </table:table-cell>
            <table:table-cell office:value-type="float" office:value="1685" calcext:value-type="float">
              <text:p>1685</text:p>
            </table:table-cell>
            <table:table-cell office:value-type="float" office:value="1812" calcext:value-type="float">
              <text:p>1812</text:p>
            </table:table-cell>
            <table:table-cell office:value-type="float" office:value="1934" calcext:value-type="float">
              <text:p>1934</text:p>
            </table:table-cell>
            <table:table-cell office:value-type="float" office:value="2077" calcext:value-type="float">
              <text:p>2077</text:p>
            </table:table-cell>
            <table:table-cell office:value-type="float" office:value="2234" calcext:value-type="float">
              <text:p>2234</text:p>
            </table:table-cell>
            <table:table-cell office:value-type="float" office:value="2378" calcext:value-type="float">
              <text:p>2378</text:p>
            </table:table-cell>
            <table:table-cell office:value-type="float" office:value="2517" calcext:value-type="float">
              <text:p>2517</text:p>
            </table:table-cell>
            <table:table-cell office:value-type="float" office:value="2640" calcext:value-type="float">
              <text:p>2640</text:p>
            </table:table-cell>
            <table:table-cell office:value-type="float" office:value="2757" calcext:value-type="float">
              <text:p>2757</text:p>
            </table:table-cell>
            <table:table-cell office:value-type="float" office:value="2898" calcext:value-type="float">
              <text:p>2898</text:p>
            </table:table-cell>
            <table:table-cell office:value-type="float" office:value="3036" calcext:value-type="float">
              <text:p>3036</text:p>
            </table:table-cell>
            <table:table-cell office:value-type="float" office:value="3160" calcext:value-type="float">
              <text:p>3160</text:p>
            </table:table-cell>
            <table:table-cell office:value-type="float" office:value="3294" calcext:value-type="float">
              <text:p>3294</text:p>
            </table:table-cell>
            <table:table-cell office:value-type="float" office:value="3452" calcext:value-type="float">
              <text:p>3452</text:p>
            </table:table-cell>
            <table:table-cell office:value-type="float" office:value="3603" calcext:value-type="float">
              <text:p>3603</text:p>
            </table:table-cell>
            <table:table-cell office:value-type="float" office:value="3739" calcext:value-type="float">
              <text:p>3739</text:p>
            </table:table-cell>
            <table:table-cell office:value-type="float" office:value="3872" calcext:value-type="float">
              <text:p>3872</text:p>
            </table:table-cell>
            <table:table-cell office:value-type="float" office:value="3993" calcext:value-type="float">
              <text:p>3993</text:p>
            </table:table-cell>
            <table:table-cell office:value-type="float" office:value="4110" calcext:value-type="float">
              <text:p>4110</text:p>
            </table:table-cell>
            <table:table-cell office:value-type="float" office:value="4232" calcext:value-type="float">
              <text:p>4232</text:p>
            </table:table-cell>
            <table:table-cell office:value-type="float" office:value="4357" calcext:value-type="float">
              <text:p>4357</text:p>
            </table:table-cell>
            <table:table-cell office:value-type="float" office:value="4474" calcext:value-type="float">
              <text:p>4474</text:p>
            </table:table-cell>
            <table:table-cell office:value-type="float" office:value="4585" calcext:value-type="float">
              <text:p>4585</text:p>
            </table:table-cell>
            <table:table-cell office:value-type="float" office:value="4683" calcext:value-type="float">
              <text:p>4683</text:p>
            </table:table-cell>
            <table:table-cell office:value-type="float" office:value="4777" calcext:value-type="float">
              <text:p>4777</text:p>
            </table:table-cell>
            <table:table-cell office:value-type="float" office:value="4869" calcext:value-type="float">
              <text:p>4869</text:p>
            </table:table-cell>
            <table:table-cell office:value-type="float" office:value="4958" calcext:value-type="float">
              <text:p>4958</text:p>
            </table:table-cell>
            <table:table-cell office:value-type="float" office:value="5031" calcext:value-type="float">
              <text:p>5031</text:p>
            </table:table-cell>
            <table:table-cell office:value-type="float" office:value="5118" calcext:value-type="float">
              <text:p>5118</text:p>
            </table:table-cell>
            <table:table-cell office:value-type="float" office:value="5209" calcext:value-type="float">
              <text:p>5209</text:p>
            </table:table-cell>
            <table:table-cell office:value-type="float" office:value="5297" calcext:value-type="float">
              <text:p>5297</text:p>
            </table:table-cell>
            <table:table-cell office:value-type="float" office:value="5391" calcext:value-type="float">
              <text:p>5391</text:p>
            </table:table-cell>
            <table:table-cell office:value-type="float" office:value="5481" calcext:value-type="float">
              <text:p>5481</text:p>
            </table:table-cell>
            <table:table-cell office:value-type="float" office:value="5574" calcext:value-type="float">
              <text:p>5574</text:p>
            </table:table-cell>
            <table:table-cell office:value-type="float" office:value="5650" calcext:value-type="float">
              <text:p>5650</text:p>
            </table:table-cell>
            <table:table-cell office:value-type="float" office:value="5710" calcext:value-type="float">
              <text:p>5710</text:p>
            </table:table-cell>
            <table:table-cell office:value-type="float" office:value="5806" calcext:value-type="float">
              <text:p>5806</text:p>
            </table:table-cell>
            <table:table-cell office:value-type="float" office:value="5877" calcext:value-type="float">
              <text:p>5877</text:p>
            </table:table-cell>
            <table:table-cell office:value-type="float" office:value="5957" calcext:value-type="float">
              <text:p>5957</text:p>
            </table:table-cell>
            <table:table-cell office:value-type="float" office:value="6028" calcext:value-type="float">
              <text:p>6028</text:p>
            </table:table-cell>
            <table:table-cell office:value-type="float" office:value="6091" calcext:value-type="float">
              <text:p>6091</text:p>
            </table:table-cell>
            <table:table-cell office:value-type="float" office:value="6156" calcext:value-type="float">
              <text:p>6156</text:p>
            </table:table-cell>
            <table:table-cell office:value-type="float" office:value="6203" calcext:value-type="float">
              <text:p>6203</text:p>
            </table:table-cell>
            <table:table-cell office:value-type="float" office:value="6277" calcext:value-type="float">
              <text:p>6277</text:p>
            </table:table-cell>
            <table:table-cell office:value-type="float" office:value="6340" calcext:value-type="float">
              <text:p>6340</text:p>
            </table:table-cell>
            <table:table-cell office:value-type="float" office:value="6418" calcext:value-type="float">
              <text:p>6418</text:p>
            </table:table-cell>
            <table:table-cell office:value-type="float" office:value="6486" calcext:value-type="float">
              <text:p>6486</text:p>
            </table:table-cell>
            <table:table-cell office:value-type="float" office:value="6541" calcext:value-type="float">
              <text:p>6541</text:p>
            </table:table-cell>
            <table:table-cell office:value-type="float" office:value="6589" calcext:value-type="float">
              <text:p>6589</text:p>
            </table:table-cell>
            <table:table-cell office:value-type="float" office:value="6640" calcext:value-type="float">
              <text:p>6640</text:p>
            </table:table-cell>
            <table:table-cell office:value-type="float" office:value="6685" calcext:value-type="float">
              <text:p>6685</text:p>
            </table:table-cell>
            <table:table-cell office:value-type="float" office:value="6733" calcext:value-type="float">
              <text:p>6733</text:p>
            </table:table-cell>
            <table:table-cell office:value-type="float" office:value="6783" calcext:value-type="float">
              <text:p>6783</text:p>
            </table:table-cell>
            <table:table-cell office:value-type="float" office:value="6854" calcext:value-type="float">
              <text:p>6854</text:p>
            </table:table-cell>
            <table:table-cell office:value-type="float" office:value="6902" calcext:value-type="float">
              <text:p>6902</text:p>
            </table:table-cell>
            <table:table-cell office:value-type="float" office:value="6937" calcext:value-type="float">
              <text:p>6937</text:p>
            </table:table-cell>
            <table:table-cell office:value-type="float" office:value="6988" calcext:value-type="float">
              <text:p>6988</text:p>
            </table:table-cell>
            <table:table-cell office:value-type="float" office:value="7057" calcext:value-type="float">
              <text:p>7057</text:p>
            </table:table-cell>
            <table:table-cell office:value-type="float" office:value="7119" calcext:value-type="float">
              <text:p>7119</text:p>
            </table:table-cell>
            <table:table-cell office:value-type="float" office:value="7183" calcext:value-type="float">
              <text:p>7183</text:p>
            </table:table-cell>
            <table:table-cell office:value-type="float" office:value="7249" calcext:value-type="float">
              <text:p>7249</text:p>
            </table:table-cell>
            <table:table-cell office:value-type="float" office:value="7300" calcext:value-type="float">
              <text:p>7300</text:p>
            </table:table-cell>
            <table:table-cell office:value-type="float" office:value="7359" calcext:value-type="float">
              <text:p>7359</text:p>
            </table:table-cell>
            <table:table-cell office:value-type="float" office:value="7417" calcext:value-type="float">
              <text:p>7417</text:p>
            </table:table-cell>
            <table:table-cell office:value-type="float" office:value="7451" calcext:value-type="float">
              <text:p>7451</text:p>
            </table:table-cell>
            <table:table-cell office:value-type="float" office:value="7508" calcext:value-type="float">
              <text:p>7508</text:p>
            </table:table-cell>
            <table:table-cell office:value-type="float" office:value="7564" calcext:value-type="float">
              <text:p>7564</text:p>
            </table:table-cell>
            <table:table-cell office:value-type="float" office:value="7627" calcext:value-type="float">
              <text:p>7627</text:p>
            </table:table-cell>
            <table:table-cell office:value-type="float" office:value="7677" calcext:value-type="float">
              <text:p>7677</text:p>
            </table:table-cell>
            <table:table-cell office:value-type="float" office:value="7734" calcext:value-type="float">
              <text:p>7734</text:p>
            </table:table-cell>
            <table:table-cell office:value-type="float" office:value="7797" calcext:value-type="float">
              <text:p>7797</text:p>
            </table:table-cell>
            <table:table-cell office:value-type="float" office:value="7878" calcext:value-type="float">
              <text:p>7878</text:p>
            </table:table-cell>
            <table:table-cell office:value-type="float" office:value="7942" calcext:value-type="float">
              <text:p>7942</text:p>
            </table:table-cell>
            <table:table-cell office:value-type="float" office:value="8012" calcext:value-type="float">
              <text:p>8012</text:p>
            </table:table-cell>
            <table:table-cell office:value-type="float" office:value="8071" calcext:value-type="float">
              <text:p>8071</text:p>
            </table:table-cell>
            <table:table-cell office:value-type="float" office:value="8134" calcext:value-type="float">
              <text:p>8134</text:p>
            </table:table-cell>
            <table:table-cell office:value-type="float" office:value="8209" calcext:value-type="float">
              <text:p>8209</text:p>
            </table:table-cell>
            <table:table-cell office:value-type="float" office:value="8281" calcext:value-type="float">
              <text:p>8281</text:p>
            </table:table-cell>
            <table:table-cell office:value-type="float" office:value="8351" calcext:value-type="float">
              <text:p>8351</text:p>
            </table:table-cell>
            <table:table-cell office:value-type="float" office:value="8425" calcext:value-type="float">
              <text:p>8425</text:p>
            </table:table-cell>
            <table:table-cell office:value-type="float" office:value="8506" calcext:value-type="float">
              <text:p>8506</text:p>
            </table:table-cell>
            <table:table-cell office:value-type="float" office:value="8584" calcext:value-type="float">
              <text:p>8584</text:p>
            </table:table-cell>
            <table:table-cell office:value-type="float" office:value="8659" calcext:value-type="float">
              <text:p>865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Iraq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42" office:value-type="float" office:value="0" calcext:value-type="float">
                <text:p>0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0" calcext:value-type="float">
                <text:p>40</text:p>
              </table:table-cell>
              <table:table-cell table:number-columns-repeated="2" office:value-type="float" office:value="42" calcext:value-type="float">
                <text:p>42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2" calcext:value-type="float">
                <text:p>52</text:p>
              </table:table-cell>
              <table:table-cell table:number-columns-repeated="2" office:value-type="float" office:value="54" calcext:value-type="float">
                <text:p>54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65" calcext:value-type="float">
                <text:p>65</text:p>
              </table:table-cell>
              <table:table-cell table:number-columns-repeated="2" office:value-type="float" office:value="69" calcext:value-type="float">
                <text:p>69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6" calcext:value-type="float">
                <text:p>76</text:p>
              </table:table-cell>
              <table:table-cell table:number-columns-repeated="2" office:value-type="float" office:value="78" calcext:value-type="float">
                <text:p>78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1" calcext:value-type="float">
                <text:p>81</text:p>
              </table:table-cell>
              <table:table-cell table:number-columns-repeated="3" office:value-type="float" office:value="82" calcext:value-type="float">
                <text:p>82</text:p>
              </table:table-cell>
              <table:table-cell table:number-columns-repeated="3" office:value-type="float" office:value="83" calcext:value-type="float">
                <text:p>83</text:p>
              </table:table-cell>
              <table:table-cell table:number-columns-repeated="2" office:value-type="float" office:value="86" calcext:value-type="float">
                <text:p>86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5" calcext:value-type="float">
                <text:p>95</text:p>
              </table:table-cell>
              <table:table-cell office:value-type="float" office:value="97" calcext:value-type="float">
                <text:p>97</text:p>
              </table:table-cell>
              <table:table-cell office:value-type="float" office:value="98" calcext:value-type="float">
                <text:p>98</text:p>
              </table:table-cell>
              <table:table-cell table:number-columns-repeated="3" office:value-type="float" office:value="102" calcext:value-type="float">
                <text:p>102</text:p>
              </table:table-cell>
              <table:table-cell office:value-type="float" office:value="104" calcext:value-type="float">
                <text:p>104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09" calcext:value-type="float">
                <text:p>109</text:p>
              </table:table-cell>
              <table:table-cell office:value-type="float" office:value="110" calcext:value-type="float">
                <text:p>110</text:p>
              </table:table-cell>
              <table:table-cell office:value-type="float" office:value="112" calcext:value-type="float">
                <text:p>112</text:p>
              </table:table-cell>
              <table:table-cell table:number-columns-repeated="2" office:value-type="float" office:value="115" calcext:value-type="float">
                <text:p>115</text:p>
              </table:table-cell>
              <table:table-cell office:value-type="float" office:value="117" calcext:value-type="float">
                <text:p>117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34" calcext:value-type="float">
                <text:p>134</text:p>
              </table:table-cell>
              <table:table-cell office:value-type="float" office:value="140" calcext:value-type="float">
                <text:p>140</text:p>
              </table:table-cell>
              <table:table-cell office:value-type="float" office:value="147" calcext:value-type="float">
                <text:p>147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60" calcext:value-type="float">
                <text:p>160</text:p>
              </table:table-cell>
              <table:table-cell office:value-type="float" office:value="163" calcext:value-type="float">
                <text:p>163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75" calcext:value-type="float">
                <text:p>175</text:p>
              </table:table-cell>
              <table:table-cell office:value-type="float" office:value="179" calcext:value-type="float">
                <text:p>179</text:p>
              </table:table-cell>
              <table:table-cell office:value-type="float" office:value="185" calcext:value-type="float">
                <text:p>185</text:p>
              </table:table-cell>
              <table:table-cell office:value-type="float" office:value="195" calcext:value-type="float">
                <text:p>195</text:p>
              </table:table-cell>
              <table:table-cell office:value-type="float" office:value="205" calcext:value-type="float">
                <text:p>205</text:p>
              </table:table-cell>
              <table:table-cell office:value-type="float" office:value="215" calcext:value-type="float">
                <text:p>215</text:p>
              </table:table-cell>
              <table:table-cell office:value-type="float" office:value="235" calcext:value-type="float">
                <text:p>235</text:p>
              </table:table-cell>
              <table:table-cell office:value-type="float" office:value="256" calcext:value-type="float">
                <text:p>256</text:p>
              </table:table-cell>
              <table:table-cell office:value-type="float" office:value="271" calcext:value-type="float">
                <text:p>271</text:p>
              </table:table-cell>
              <table:table-cell office:value-type="float" office:value="285" calcext:value-type="float">
                <text:p>285</text:p>
              </table:table-cell>
              <table:table-cell office:value-type="float" office:value="318" calcext:value-type="float">
                <text:p>318</text:p>
              </table:table-cell>
              <table:table-cell office:value-type="float" office:value="346" calcext:value-type="float">
                <text:p>346</text:p>
              </table:table-cell>
              <table:table-cell office:value-type="float" office:value="370" calcext:value-type="float">
                <text:p>370</text:p>
              </table:table-cell>
              <table:table-cell office:value-type="float" office:value="392" calcext:value-type="float">
                <text:p>392</text:p>
              </table:table-cell>
              <table:table-cell office:value-type="float" office:value="426" calcext:value-type="float">
                <text:p>426</text:p>
              </table:table-cell>
              <table:table-cell office:value-type="float" office:value="457" calcext:value-type="float">
                <text:p>457</text:p>
              </table:table-cell>
              <table:table-cell office:value-type="float" office:value="496" calcext:value-type="float">
                <text:p>49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Iraq Result</text:p>
            </table:table-cell>
            <table:table-cell table:number-columns-repeated="2"/>
            <table:table-cell table:number-columns-repeated="42" office:value-type="float" office:value="0" calcext:value-type="float">
              <text:p>0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3"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table:number-columns-repeated="2" office:value-type="float" office:value="17" calcext:value-type="float">
              <text:p>17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table:number-columns-repeated="2" office:value-type="float" office:value="42" calcext:value-type="float">
              <text:p>42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2" calcext:value-type="float">
              <text:p>52</text:p>
            </table:table-cell>
            <table:table-cell table:number-columns-repeated="2" office:value-type="float" office:value="54" calcext:value-type="float">
              <text:p>54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65" calcext:value-type="float">
              <text:p>65</text:p>
            </table:table-cell>
            <table:table-cell table:number-columns-repeated="2" office:value-type="float" office:value="69" calcext:value-type="float">
              <text:p>69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76" calcext:value-type="float">
              <text:p>76</text:p>
            </table:table-cell>
            <table:table-cell table:number-columns-repeated="2" office:value-type="float" office:value="78" calcext:value-type="float">
              <text:p>78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81" calcext:value-type="float">
              <text:p>81</text:p>
            </table:table-cell>
            <table:table-cell table:number-columns-repeated="3" office:value-type="float" office:value="82" calcext:value-type="float">
              <text:p>82</text:p>
            </table:table-cell>
            <table:table-cell table:number-columns-repeated="3" office:value-type="float" office:value="83" calcext:value-type="float">
              <text:p>83</text:p>
            </table:table-cell>
            <table:table-cell table:number-columns-repeated="2" office:value-type="float" office:value="86" calcext:value-type="float">
              <text:p>86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95" calcext:value-type="float">
              <text:p>95</text:p>
            </table:table-cell>
            <table:table-cell office:value-type="float" office:value="97" calcext:value-type="float">
              <text:p>97</text:p>
            </table:table-cell>
            <table:table-cell office:value-type="float" office:value="98" calcext:value-type="float">
              <text:p>98</text:p>
            </table:table-cell>
            <table:table-cell table:number-columns-repeated="3" office:value-type="float" office:value="102" calcext:value-type="float">
              <text:p>102</text:p>
            </table:table-cell>
            <table:table-cell office:value-type="float" office:value="104" calcext:value-type="float">
              <text:p>104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09" calcext:value-type="float">
              <text:p>109</text:p>
            </table:table-cell>
            <table:table-cell office:value-type="float" office:value="110" calcext:value-type="float">
              <text:p>110</text:p>
            </table:table-cell>
            <table:table-cell office:value-type="float" office:value="112" calcext:value-type="float">
              <text:p>112</text:p>
            </table:table-cell>
            <table:table-cell table:number-columns-repeated="2" office:value-type="float" office:value="115" calcext:value-type="float">
              <text:p>115</text:p>
            </table:table-cell>
            <table:table-cell office:value-type="float" office:value="117" calcext:value-type="float">
              <text:p>117</text:p>
            </table:table-cell>
            <table:table-cell office:value-type="float" office:value="121" calcext:value-type="float">
              <text:p>121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27" calcext:value-type="float">
              <text:p>127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34" calcext:value-type="float">
              <text:p>134</text:p>
            </table:table-cell>
            <table:table-cell office:value-type="float" office:value="140" calcext:value-type="float">
              <text:p>140</text:p>
            </table:table-cell>
            <table:table-cell office:value-type="float" office:value="147" calcext:value-type="float">
              <text:p>147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60" calcext:value-type="float">
              <text:p>160</text:p>
            </table:table-cell>
            <table:table-cell office:value-type="float" office:value="163" calcext:value-type="float">
              <text:p>163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75" calcext:value-type="float">
              <text:p>175</text:p>
            </table:table-cell>
            <table:table-cell office:value-type="float" office:value="179" calcext:value-type="float">
              <text:p>179</text:p>
            </table:table-cell>
            <table:table-cell office:value-type="float" office:value="185" calcext:value-type="float">
              <text:p>185</text:p>
            </table:table-cell>
            <table:table-cell office:value-type="float" office:value="195" calcext:value-type="float">
              <text:p>195</text:p>
            </table:table-cell>
            <table:table-cell office:value-type="float" office:value="205" calcext:value-type="float">
              <text:p>205</text:p>
            </table:table-cell>
            <table:table-cell office:value-type="float" office:value="215" calcext:value-type="float">
              <text:p>215</text:p>
            </table:table-cell>
            <table:table-cell office:value-type="float" office:value="235" calcext:value-type="float">
              <text:p>235</text:p>
            </table:table-cell>
            <table:table-cell office:value-type="float" office:value="256" calcext:value-type="float">
              <text:p>256</text:p>
            </table:table-cell>
            <table:table-cell office:value-type="float" office:value="271" calcext:value-type="float">
              <text:p>271</text:p>
            </table:table-cell>
            <table:table-cell office:value-type="float" office:value="285" calcext:value-type="float">
              <text:p>285</text:p>
            </table:table-cell>
            <table:table-cell office:value-type="float" office:value="318" calcext:value-type="float">
              <text:p>318</text:p>
            </table:table-cell>
            <table:table-cell office:value-type="float" office:value="346" calcext:value-type="float">
              <text:p>346</text:p>
            </table:table-cell>
            <table:table-cell office:value-type="float" office:value="370" calcext:value-type="float">
              <text:p>370</text:p>
            </table:table-cell>
            <table:table-cell office:value-type="float" office:value="392" calcext:value-type="float">
              <text:p>392</text:p>
            </table:table-cell>
            <table:table-cell office:value-type="float" office:value="426" calcext:value-type="float">
              <text:p>426</text:p>
            </table:table-cell>
            <table:table-cell office:value-type="float" office:value="457" calcext:value-type="float">
              <text:p>457</text:p>
            </table:table-cell>
            <table:table-cell office:value-type="float" office:value="496" calcext:value-type="float">
              <text:p>49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Ireland</text:p>
              </table:table-cell>
              <table:table-cell office:value-type="float" office:value="53.1424" calcext:value-type="float">
                <text:p>53.1424</text:p>
              </table:table-cell>
              <table:table-cell office:value-type="float" office:value="-7.6921" calcext:value-type="float">
                <text:p>-7.6921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37" calcext:value-type="float">
                <text:p>137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210" calcext:value-type="float">
                <text:p>210</text:p>
              </table:table-cell>
              <table:table-cell office:value-type="float" office:value="235" calcext:value-type="float">
                <text:p>235</text:p>
              </table:table-cell>
              <table:table-cell office:value-type="float" office:value="263" calcext:value-type="float">
                <text:p>263</text:p>
              </table:table-cell>
              <table:table-cell office:value-type="float" office:value="287" calcext:value-type="float">
                <text:p>287</text:p>
              </table:table-cell>
              <table:table-cell office:value-type="float" office:value="320" calcext:value-type="float">
                <text:p>320</text:p>
              </table:table-cell>
              <table:table-cell office:value-type="float" office:value="334" calcext:value-type="float">
                <text:p>334</text:p>
              </table:table-cell>
              <table:table-cell office:value-type="float" office:value="365" calcext:value-type="float">
                <text:p>365</text:p>
              </table:table-cell>
              <table:table-cell office:value-type="float" office:value="406" calcext:value-type="float">
                <text:p>406</text:p>
              </table:table-cell>
              <table:table-cell office:value-type="float" office:value="444" calcext:value-type="float">
                <text:p>444</text:p>
              </table:table-cell>
              <table:table-cell office:value-type="float" office:value="486" calcext:value-type="float">
                <text:p>486</text:p>
              </table:table-cell>
              <table:table-cell office:value-type="float" office:value="530" calcext:value-type="float">
                <text:p>530</text:p>
              </table:table-cell>
              <table:table-cell office:value-type="float" office:value="571" calcext:value-type="float">
                <text:p>571</text:p>
              </table:table-cell>
              <table:table-cell office:value-type="float" office:value="610" calcext:value-type="float">
                <text:p>610</text:p>
              </table:table-cell>
              <table:table-cell office:value-type="float" office:value="687" calcext:value-type="float">
                <text:p>687</text:p>
              </table:table-cell>
              <table:table-cell office:value-type="float" office:value="730" calcext:value-type="float">
                <text:p>730</text:p>
              </table:table-cell>
              <table:table-cell office:value-type="float" office:value="769" calcext:value-type="float">
                <text:p>769</text:p>
              </table:table-cell>
              <table:table-cell office:value-type="float" office:value="794" calcext:value-type="float">
                <text:p>794</text:p>
              </table:table-cell>
              <table:table-cell office:value-type="float" office:value="1014" calcext:value-type="float">
                <text:p>1014</text:p>
              </table:table-cell>
              <table:table-cell office:value-type="float" office:value="1063" calcext:value-type="float">
                <text:p>1063</text:p>
              </table:table-cell>
              <table:table-cell office:value-type="float" office:value="1087" calcext:value-type="float">
                <text:p>1087</text:p>
              </table:table-cell>
              <table:table-cell office:value-type="float" office:value="1102" calcext:value-type="float">
                <text:p>1102</text:p>
              </table:table-cell>
              <table:table-cell office:value-type="float" office:value="1159" calcext:value-type="float">
                <text:p>1159</text:p>
              </table:table-cell>
              <table:table-cell office:value-type="float" office:value="1190" calcext:value-type="float">
                <text:p>1190</text:p>
              </table:table-cell>
              <table:table-cell office:value-type="float" office:value="1232" calcext:value-type="float">
                <text:p>1232</text:p>
              </table:table-cell>
              <table:table-cell office:value-type="float" office:value="1265" calcext:value-type="float">
                <text:p>1265</text:p>
              </table:table-cell>
              <table:table-cell office:value-type="float" office:value="1286" calcext:value-type="float">
                <text:p>1286</text:p>
              </table:table-cell>
              <table:table-cell office:value-type="float" office:value="1303" calcext:value-type="float">
                <text:p>1303</text:p>
              </table:table-cell>
              <table:table-cell office:value-type="float" office:value="1319" calcext:value-type="float">
                <text:p>1319</text:p>
              </table:table-cell>
              <table:table-cell office:value-type="float" office:value="1339" calcext:value-type="float">
                <text:p>1339</text:p>
              </table:table-cell>
              <table:table-cell office:value-type="float" office:value="1375" calcext:value-type="float">
                <text:p>1375</text:p>
              </table:table-cell>
              <table:table-cell office:value-type="float" office:value="1403" calcext:value-type="float">
                <text:p>1403</text:p>
              </table:table-cell>
              <table:table-cell office:value-type="float" office:value="1429" calcext:value-type="float">
                <text:p>1429</text:p>
              </table:table-cell>
              <table:table-cell office:value-type="float" office:value="1446" calcext:value-type="float">
                <text:p>1446</text:p>
              </table:table-cell>
              <table:table-cell office:value-type="float" office:value="1458" calcext:value-type="float">
                <text:p>1458</text:p>
              </table:table-cell>
              <table:table-cell office:value-type="float" office:value="1467" calcext:value-type="float">
                <text:p>1467</text:p>
              </table:table-cell>
              <table:table-cell office:value-type="float" office:value="1488" calcext:value-type="float">
                <text:p>1488</text:p>
              </table:table-cell>
              <table:table-cell office:value-type="float" office:value="1497" calcext:value-type="float">
                <text:p>1497</text:p>
              </table:table-cell>
              <table:table-cell office:value-type="float" office:value="1506" calcext:value-type="float">
                <text:p>1506</text:p>
              </table:table-cell>
              <table:table-cell office:value-type="float" office:value="1518" calcext:value-type="float">
                <text:p>1518</text:p>
              </table:table-cell>
              <table:table-cell office:value-type="float" office:value="1533" calcext:value-type="float">
                <text:p>1533</text:p>
              </table:table-cell>
              <table:table-cell office:value-type="float" office:value="1543" calcext:value-type="float">
                <text:p>1543</text:p>
              </table:table-cell>
              <table:table-cell office:value-type="float" office:value="1547" calcext:value-type="float">
                <text:p>1547</text:p>
              </table:table-cell>
              <table:table-cell office:value-type="float" office:value="1561" calcext:value-type="float">
                <text:p>1561</text:p>
              </table:table-cell>
              <table:table-cell office:value-type="float" office:value="1571" calcext:value-type="float">
                <text:p>1571</text:p>
              </table:table-cell>
              <table:table-cell office:value-type="float" office:value="1583" calcext:value-type="float">
                <text:p>1583</text:p>
              </table:table-cell>
              <table:table-cell office:value-type="float" office:value="1592" calcext:value-type="float">
                <text:p>1592</text:p>
              </table:table-cell>
              <table:table-cell office:value-type="float" office:value="1604" calcext:value-type="float">
                <text:p>1604</text:p>
              </table:table-cell>
              <table:table-cell office:value-type="float" office:value="1608" calcext:value-type="float">
                <text:p>1608</text:p>
              </table:table-cell>
              <table:table-cell office:value-type="float" office:value="1606" calcext:value-type="float">
                <text:p>1606</text:p>
              </table:table-cell>
              <table:table-cell office:value-type="float" office:value="1615" calcext:value-type="float">
                <text:p>1615</text:p>
              </table:table-cell>
              <table:table-cell office:value-type="float" office:value="1631" calcext:value-type="float">
                <text:p>1631</text:p>
              </table:table-cell>
              <table:table-cell office:value-type="float" office:value="1639" calcext:value-type="float">
                <text:p>1639</text:p>
              </table:table-cell>
              <table:table-cell office:value-type="float" office:value="1645" calcext:value-type="float">
                <text:p>1645</text:p>
              </table:table-cell>
              <table:table-cell office:value-type="float" office:value="1651" calcext:value-type="float">
                <text:p>1651</text:p>
              </table:table-cell>
              <table:table-cell office:value-type="float" office:value="1652" calcext:value-type="float">
                <text:p>1652</text:p>
              </table:table-cell>
              <table:table-cell office:value-type="float" office:value="1650" calcext:value-type="float">
                <text:p>1650</text:p>
              </table:table-cell>
              <table:table-cell office:value-type="float" office:value="1658" calcext:value-type="float">
                <text:p>1658</text:p>
              </table:table-cell>
              <table:table-cell office:value-type="float" office:value="1659" calcext:value-type="float">
                <text:p>1659</text:p>
              </table:table-cell>
              <table:table-cell office:value-type="float" office:value="1664" calcext:value-type="float">
                <text:p>1664</text:p>
              </table:table-cell>
              <table:table-cell office:value-type="float" office:value="1670" calcext:value-type="float">
                <text:p>1670</text:p>
              </table:table-cell>
              <table:table-cell office:value-type="float" office:value="1678" calcext:value-type="float">
                <text:p>1678</text:p>
              </table:table-cell>
              <table:table-cell office:value-type="float" office:value="1679" calcext:value-type="float">
                <text:p>1679</text:p>
              </table:table-cell>
              <table:table-cell office:value-type="float" office:value="1683" calcext:value-type="float">
                <text:p>1683</text:p>
              </table:table-cell>
              <table:table-cell office:value-type="float" office:value="1691" calcext:value-type="float">
                <text:p>1691</text:p>
              </table:table-cell>
              <table:table-cell office:value-type="float" office:value="1695" calcext:value-type="float">
                <text:p>1695</text:p>
              </table:table-cell>
              <table:table-cell office:value-type="float" office:value="1703" calcext:value-type="float">
                <text:p>1703</text:p>
              </table:table-cell>
              <table:table-cell office:value-type="float" office:value="1705" calcext:value-type="float">
                <text:p>170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Ireland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5"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37" calcext:value-type="float">
              <text:p>137</text:p>
            </table:table-cell>
            <table:table-cell office:value-type="float" office:value="158" calcext:value-type="float">
              <text:p>158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210" calcext:value-type="float">
              <text:p>210</text:p>
            </table:table-cell>
            <table:table-cell office:value-type="float" office:value="235" calcext:value-type="float">
              <text:p>235</text:p>
            </table:table-cell>
            <table:table-cell office:value-type="float" office:value="263" calcext:value-type="float">
              <text:p>263</text:p>
            </table:table-cell>
            <table:table-cell office:value-type="float" office:value="287" calcext:value-type="float">
              <text:p>287</text:p>
            </table:table-cell>
            <table:table-cell office:value-type="float" office:value="320" calcext:value-type="float">
              <text:p>320</text:p>
            </table:table-cell>
            <table:table-cell office:value-type="float" office:value="334" calcext:value-type="float">
              <text:p>334</text:p>
            </table:table-cell>
            <table:table-cell office:value-type="float" office:value="365" calcext:value-type="float">
              <text:p>365</text:p>
            </table:table-cell>
            <table:table-cell office:value-type="float" office:value="406" calcext:value-type="float">
              <text:p>406</text:p>
            </table:table-cell>
            <table:table-cell office:value-type="float" office:value="444" calcext:value-type="float">
              <text:p>444</text:p>
            </table:table-cell>
            <table:table-cell office:value-type="float" office:value="486" calcext:value-type="float">
              <text:p>486</text:p>
            </table:table-cell>
            <table:table-cell office:value-type="float" office:value="530" calcext:value-type="float">
              <text:p>530</text:p>
            </table:table-cell>
            <table:table-cell office:value-type="float" office:value="571" calcext:value-type="float">
              <text:p>571</text:p>
            </table:table-cell>
            <table:table-cell office:value-type="float" office:value="610" calcext:value-type="float">
              <text:p>610</text:p>
            </table:table-cell>
            <table:table-cell office:value-type="float" office:value="687" calcext:value-type="float">
              <text:p>687</text:p>
            </table:table-cell>
            <table:table-cell office:value-type="float" office:value="730" calcext:value-type="float">
              <text:p>730</text:p>
            </table:table-cell>
            <table:table-cell office:value-type="float" office:value="769" calcext:value-type="float">
              <text:p>769</text:p>
            </table:table-cell>
            <table:table-cell office:value-type="float" office:value="794" calcext:value-type="float">
              <text:p>794</text:p>
            </table:table-cell>
            <table:table-cell office:value-type="float" office:value="1014" calcext:value-type="float">
              <text:p>1014</text:p>
            </table:table-cell>
            <table:table-cell office:value-type="float" office:value="1063" calcext:value-type="float">
              <text:p>1063</text:p>
            </table:table-cell>
            <table:table-cell office:value-type="float" office:value="1087" calcext:value-type="float">
              <text:p>1087</text:p>
            </table:table-cell>
            <table:table-cell office:value-type="float" office:value="1102" calcext:value-type="float">
              <text:p>1102</text:p>
            </table:table-cell>
            <table:table-cell office:value-type="float" office:value="1159" calcext:value-type="float">
              <text:p>1159</text:p>
            </table:table-cell>
            <table:table-cell office:value-type="float" office:value="1190" calcext:value-type="float">
              <text:p>1190</text:p>
            </table:table-cell>
            <table:table-cell office:value-type="float" office:value="1232" calcext:value-type="float">
              <text:p>1232</text:p>
            </table:table-cell>
            <table:table-cell office:value-type="float" office:value="1265" calcext:value-type="float">
              <text:p>1265</text:p>
            </table:table-cell>
            <table:table-cell office:value-type="float" office:value="1286" calcext:value-type="float">
              <text:p>1286</text:p>
            </table:table-cell>
            <table:table-cell office:value-type="float" office:value="1303" calcext:value-type="float">
              <text:p>1303</text:p>
            </table:table-cell>
            <table:table-cell office:value-type="float" office:value="1319" calcext:value-type="float">
              <text:p>1319</text:p>
            </table:table-cell>
            <table:table-cell office:value-type="float" office:value="1339" calcext:value-type="float">
              <text:p>1339</text:p>
            </table:table-cell>
            <table:table-cell office:value-type="float" office:value="1375" calcext:value-type="float">
              <text:p>1375</text:p>
            </table:table-cell>
            <table:table-cell office:value-type="float" office:value="1403" calcext:value-type="float">
              <text:p>1403</text:p>
            </table:table-cell>
            <table:table-cell office:value-type="float" office:value="1429" calcext:value-type="float">
              <text:p>1429</text:p>
            </table:table-cell>
            <table:table-cell office:value-type="float" office:value="1446" calcext:value-type="float">
              <text:p>1446</text:p>
            </table:table-cell>
            <table:table-cell office:value-type="float" office:value="1458" calcext:value-type="float">
              <text:p>1458</text:p>
            </table:table-cell>
            <table:table-cell office:value-type="float" office:value="1467" calcext:value-type="float">
              <text:p>1467</text:p>
            </table:table-cell>
            <table:table-cell office:value-type="float" office:value="1488" calcext:value-type="float">
              <text:p>1488</text:p>
            </table:table-cell>
            <table:table-cell office:value-type="float" office:value="1497" calcext:value-type="float">
              <text:p>1497</text:p>
            </table:table-cell>
            <table:table-cell office:value-type="float" office:value="1506" calcext:value-type="float">
              <text:p>1506</text:p>
            </table:table-cell>
            <table:table-cell office:value-type="float" office:value="1518" calcext:value-type="float">
              <text:p>1518</text:p>
            </table:table-cell>
            <table:table-cell office:value-type="float" office:value="1533" calcext:value-type="float">
              <text:p>1533</text:p>
            </table:table-cell>
            <table:table-cell office:value-type="float" office:value="1543" calcext:value-type="float">
              <text:p>1543</text:p>
            </table:table-cell>
            <table:table-cell office:value-type="float" office:value="1547" calcext:value-type="float">
              <text:p>1547</text:p>
            </table:table-cell>
            <table:table-cell office:value-type="float" office:value="1561" calcext:value-type="float">
              <text:p>1561</text:p>
            </table:table-cell>
            <table:table-cell office:value-type="float" office:value="1571" calcext:value-type="float">
              <text:p>1571</text:p>
            </table:table-cell>
            <table:table-cell office:value-type="float" office:value="1583" calcext:value-type="float">
              <text:p>1583</text:p>
            </table:table-cell>
            <table:table-cell office:value-type="float" office:value="1592" calcext:value-type="float">
              <text:p>1592</text:p>
            </table:table-cell>
            <table:table-cell office:value-type="float" office:value="1604" calcext:value-type="float">
              <text:p>1604</text:p>
            </table:table-cell>
            <table:table-cell office:value-type="float" office:value="1608" calcext:value-type="float">
              <text:p>1608</text:p>
            </table:table-cell>
            <table:table-cell office:value-type="float" office:value="1606" calcext:value-type="float">
              <text:p>1606</text:p>
            </table:table-cell>
            <table:table-cell office:value-type="float" office:value="1615" calcext:value-type="float">
              <text:p>1615</text:p>
            </table:table-cell>
            <table:table-cell office:value-type="float" office:value="1631" calcext:value-type="float">
              <text:p>1631</text:p>
            </table:table-cell>
            <table:table-cell office:value-type="float" office:value="1639" calcext:value-type="float">
              <text:p>1639</text:p>
            </table:table-cell>
            <table:table-cell office:value-type="float" office:value="1645" calcext:value-type="float">
              <text:p>1645</text:p>
            </table:table-cell>
            <table:table-cell office:value-type="float" office:value="1651" calcext:value-type="float">
              <text:p>1651</text:p>
            </table:table-cell>
            <table:table-cell office:value-type="float" office:value="1652" calcext:value-type="float">
              <text:p>1652</text:p>
            </table:table-cell>
            <table:table-cell office:value-type="float" office:value="1650" calcext:value-type="float">
              <text:p>1650</text:p>
            </table:table-cell>
            <table:table-cell office:value-type="float" office:value="1658" calcext:value-type="float">
              <text:p>1658</text:p>
            </table:table-cell>
            <table:table-cell office:value-type="float" office:value="1659" calcext:value-type="float">
              <text:p>1659</text:p>
            </table:table-cell>
            <table:table-cell office:value-type="float" office:value="1664" calcext:value-type="float">
              <text:p>1664</text:p>
            </table:table-cell>
            <table:table-cell office:value-type="float" office:value="1670" calcext:value-type="float">
              <text:p>1670</text:p>
            </table:table-cell>
            <table:table-cell office:value-type="float" office:value="1678" calcext:value-type="float">
              <text:p>1678</text:p>
            </table:table-cell>
            <table:table-cell office:value-type="float" office:value="1679" calcext:value-type="float">
              <text:p>1679</text:p>
            </table:table-cell>
            <table:table-cell office:value-type="float" office:value="1683" calcext:value-type="float">
              <text:p>1683</text:p>
            </table:table-cell>
            <table:table-cell office:value-type="float" office:value="1691" calcext:value-type="float">
              <text:p>1691</text:p>
            </table:table-cell>
            <table:table-cell office:value-type="float" office:value="1695" calcext:value-type="float">
              <text:p>1695</text:p>
            </table:table-cell>
            <table:table-cell office:value-type="float" office:value="1703" calcext:value-type="float">
              <text:p>1703</text:p>
            </table:table-cell>
            <table:table-cell office:value-type="float" office:value="1705" calcext:value-type="float">
              <text:p>170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Israel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5" calcext:value-type="float">
                <text:p>35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95" calcext:value-type="float">
                <text:p>95</text:p>
              </table:table-cell>
              <table:table-cell office:value-type="float" office:value="101" calcext:value-type="float">
                <text:p>101</text:p>
              </table:table-cell>
              <table:table-cell office:value-type="float" office:value="103" calcext:value-type="float">
                <text:p>103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30" calcext:value-type="float">
                <text:p>130</text:p>
              </table:table-cell>
              <table:table-cell office:value-type="float" office:value="142" calcext:value-type="float">
                <text:p>142</text:p>
              </table:table-cell>
              <table:table-cell office:value-type="float" office:value="151" calcext:value-type="float">
                <text:p>151</text:p>
              </table:table-cell>
              <table:table-cell office:value-type="float" office:value="164" calcext:value-type="float">
                <text:p>164</text:p>
              </table:table-cell>
              <table:table-cell office:value-type="float" office:value="172" calcext:value-type="float">
                <text:p>172</text:p>
              </table:table-cell>
              <table:table-cell office:value-type="float" office:value="177" calcext:value-type="float">
                <text:p>177</text:p>
              </table:table-cell>
              <table:table-cell office:value-type="float" office:value="184" calcext:value-type="float">
                <text:p>184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192" calcext:value-type="float">
                <text:p>192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199" calcext:value-type="float">
                <text:p>199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204" calcext:value-type="float">
                <text:p>204</text:p>
              </table:table-cell>
              <table:table-cell office:value-type="float" office:value="210" calcext:value-type="float">
                <text:p>210</text:p>
              </table:table-cell>
              <table:table-cell office:value-type="float" office:value="215" calcext:value-type="float">
                <text:p>215</text:p>
              </table:table-cell>
              <table:table-cell office:value-type="float" office:value="222" calcext:value-type="float">
                <text:p>222</text:p>
              </table:table-cell>
              <table:table-cell office:value-type="float" office:value="225" calcext:value-type="float">
                <text:p>225</text:p>
              </table:table-cell>
              <table:table-cell office:value-type="float" office:value="229" calcext:value-type="float">
                <text:p>229</text:p>
              </table:table-cell>
              <table:table-cell office:value-type="float" office:value="232" calcext:value-type="float">
                <text:p>232</text:p>
              </table:table-cell>
              <table:table-cell office:value-type="float" office:value="235" calcext:value-type="float">
                <text:p>235</text:p>
              </table:table-cell>
              <table:table-cell office:value-type="float" office:value="238" calcext:value-type="float">
                <text:p>238</text:p>
              </table:table-cell>
              <table:table-cell office:value-type="float" office:value="239" calcext:value-type="float">
                <text:p>239</text:p>
              </table:table-cell>
              <table:table-cell office:value-type="float" office:value="240" calcext:value-type="float">
                <text:p>240</text:p>
              </table:table-cell>
              <table:table-cell office:value-type="float" office:value="245" calcext:value-type="float">
                <text:p>245</text:p>
              </table:table-cell>
              <table:table-cell office:value-type="float" office:value="247" calcext:value-type="float">
                <text:p>247</text:p>
              </table:table-cell>
              <table:table-cell office:value-type="float" office:value="252" calcext:value-type="float">
                <text:p>252</text:p>
              </table:table-cell>
              <table:table-cell office:value-type="float" office:value="258" calcext:value-type="float">
                <text:p>258</text:p>
              </table:table-cell>
              <table:table-cell office:value-type="float" office:value="260" calcext:value-type="float">
                <text:p>260</text:p>
              </table:table-cell>
              <table:table-cell office:value-type="float" office:value="264" calcext:value-type="float">
                <text:p>264</text:p>
              </table:table-cell>
              <table:table-cell office:value-type="float" office:value="265" calcext:value-type="float">
                <text:p>265</text:p>
              </table:table-cell>
              <table:table-cell office:value-type="float" office:value="266" calcext:value-type="float">
                <text:p>266</text:p>
              </table:table-cell>
              <table:table-cell office:value-type="float" office:value="268" calcext:value-type="float">
                <text:p>268</text:p>
              </table:table-cell>
              <table:table-cell office:value-type="float" office:value="272" calcext:value-type="float">
                <text:p>272</text:p>
              </table:table-cell>
              <table:table-cell office:value-type="float" office:value="276" calcext:value-type="float">
                <text:p>276</text:p>
              </table:table-cell>
              <table:table-cell office:value-type="float" office:value="278" calcext:value-type="float">
                <text:p>278</text:p>
              </table:table-cell>
              <table:table-cell table:number-columns-repeated="5" office:value-type="float" office:value="279" calcext:value-type="float">
                <text:p>279</text:p>
              </table:table-cell>
              <table:table-cell table:number-columns-repeated="3" office:value-type="float" office:value="281" calcext:value-type="float">
                <text:p>281</text:p>
              </table:table-cell>
              <table:table-cell table:number-columns-repeated="3" office:value-type="float" office:value="284" calcext:value-type="float">
                <text:p>284</text:p>
              </table:table-cell>
              <table:table-cell table:number-columns-repeated="2" office:value-type="float" office:value="285" calcext:value-type="float">
                <text:p>285</text:p>
              </table:table-cell>
              <table:table-cell office:value-type="float" office:value="290" calcext:value-type="float">
                <text:p>290</text:p>
              </table:table-cell>
              <table:table-cell table:number-columns-repeated="3" office:value-type="float" office:value="291" calcext:value-type="float">
                <text:p>291</text:p>
              </table:table-cell>
              <table:table-cell office:value-type="float" office:value="295" calcext:value-type="float">
                <text:p>295</text:p>
              </table:table-cell>
              <table:table-cell table:number-columns-repeated="2" office:value-type="float" office:value="298" calcext:value-type="float">
                <text:p>298</text:p>
              </table:table-cell>
              <table:table-cell table:number-columns-repeated="2" office:value-type="float" office:value="299" calcext:value-type="float">
                <text:p>299</text:p>
              </table:table-cell>
              <table:table-cell table:number-columns-repeated="2" office:value-type="float" office:value="300" calcext:value-type="float">
                <text:p>30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Israel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table:number-columns-repeated="2" office:value-type="float" office:value="12" calcext:value-type="float">
              <text:p>12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95" calcext:value-type="float">
              <text:p>95</text:p>
            </table:table-cell>
            <table:table-cell office:value-type="float" office:value="101" calcext:value-type="float">
              <text:p>101</text:p>
            </table:table-cell>
            <table:table-cell office:value-type="float" office:value="103" calcext:value-type="float">
              <text:p>103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30" calcext:value-type="float">
              <text:p>130</text:p>
            </table:table-cell>
            <table:table-cell office:value-type="float" office:value="142" calcext:value-type="float">
              <text:p>142</text:p>
            </table:table-cell>
            <table:table-cell office:value-type="float" office:value="151" calcext:value-type="float">
              <text:p>151</text:p>
            </table:table-cell>
            <table:table-cell office:value-type="float" office:value="164" calcext:value-type="float">
              <text:p>164</text:p>
            </table:table-cell>
            <table:table-cell office:value-type="float" office:value="172" calcext:value-type="float">
              <text:p>172</text:p>
            </table:table-cell>
            <table:table-cell office:value-type="float" office:value="177" calcext:value-type="float">
              <text:p>177</text:p>
            </table:table-cell>
            <table:table-cell office:value-type="float" office:value="184" calcext:value-type="float">
              <text:p>184</text:p>
            </table:table-cell>
            <table:table-cell office:value-type="float" office:value="189" calcext:value-type="float">
              <text:p>189</text:p>
            </table:table-cell>
            <table:table-cell office:value-type="float" office:value="192" calcext:value-type="float">
              <text:p>192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199" calcext:value-type="float">
              <text:p>199</text:p>
            </table:table-cell>
            <table:table-cell office:value-type="float" office:value="201" calcext:value-type="float">
              <text:p>201</text:p>
            </table:table-cell>
            <table:table-cell office:value-type="float" office:value="204" calcext:value-type="float">
              <text:p>204</text:p>
            </table:table-cell>
            <table:table-cell office:value-type="float" office:value="210" calcext:value-type="float">
              <text:p>210</text:p>
            </table:table-cell>
            <table:table-cell office:value-type="float" office:value="215" calcext:value-type="float">
              <text:p>215</text:p>
            </table:table-cell>
            <table:table-cell office:value-type="float" office:value="222" calcext:value-type="float">
              <text:p>222</text:p>
            </table:table-cell>
            <table:table-cell office:value-type="float" office:value="225" calcext:value-type="float">
              <text:p>225</text:p>
            </table:table-cell>
            <table:table-cell office:value-type="float" office:value="229" calcext:value-type="float">
              <text:p>229</text:p>
            </table:table-cell>
            <table:table-cell office:value-type="float" office:value="232" calcext:value-type="float">
              <text:p>232</text:p>
            </table:table-cell>
            <table:table-cell office:value-type="float" office:value="235" calcext:value-type="float">
              <text:p>235</text:p>
            </table:table-cell>
            <table:table-cell office:value-type="float" office:value="238" calcext:value-type="float">
              <text:p>238</text:p>
            </table:table-cell>
            <table:table-cell office:value-type="float" office:value="239" calcext:value-type="float">
              <text:p>239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245" calcext:value-type="float">
              <text:p>245</text:p>
            </table:table-cell>
            <table:table-cell office:value-type="float" office:value="247" calcext:value-type="float">
              <text:p>247</text:p>
            </table:table-cell>
            <table:table-cell office:value-type="float" office:value="252" calcext:value-type="float">
              <text:p>252</text:p>
            </table:table-cell>
            <table:table-cell office:value-type="float" office:value="258" calcext:value-type="float">
              <text:p>258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64" calcext:value-type="float">
              <text:p>264</text:p>
            </table:table-cell>
            <table:table-cell office:value-type="float" office:value="265" calcext:value-type="float">
              <text:p>265</text:p>
            </table:table-cell>
            <table:table-cell office:value-type="float" office:value="266" calcext:value-type="float">
              <text:p>266</text:p>
            </table:table-cell>
            <table:table-cell office:value-type="float" office:value="268" calcext:value-type="float">
              <text:p>268</text:p>
            </table:table-cell>
            <table:table-cell office:value-type="float" office:value="272" calcext:value-type="float">
              <text:p>272</text:p>
            </table:table-cell>
            <table:table-cell office:value-type="float" office:value="276" calcext:value-type="float">
              <text:p>276</text:p>
            </table:table-cell>
            <table:table-cell office:value-type="float" office:value="278" calcext:value-type="float">
              <text:p>278</text:p>
            </table:table-cell>
            <table:table-cell table:number-columns-repeated="5" office:value-type="float" office:value="279" calcext:value-type="float">
              <text:p>279</text:p>
            </table:table-cell>
            <table:table-cell table:number-columns-repeated="3" office:value-type="float" office:value="281" calcext:value-type="float">
              <text:p>281</text:p>
            </table:table-cell>
            <table:table-cell table:number-columns-repeated="3" office:value-type="float" office:value="284" calcext:value-type="float">
              <text:p>284</text:p>
            </table:table-cell>
            <table:table-cell table:number-columns-repeated="2" office:value-type="float" office:value="285" calcext:value-type="float">
              <text:p>285</text:p>
            </table:table-cell>
            <table:table-cell office:value-type="float" office:value="290" calcext:value-type="float">
              <text:p>290</text:p>
            </table:table-cell>
            <table:table-cell table:number-columns-repeated="3" office:value-type="float" office:value="291" calcext:value-type="float">
              <text:p>291</text:p>
            </table:table-cell>
            <table:table-cell office:value-type="float" office:value="295" calcext:value-type="float">
              <text:p>295</text:p>
            </table:table-cell>
            <table:table-cell table:number-columns-repeated="2" office:value-type="float" office:value="298" calcext:value-type="float">
              <text:p>298</text:p>
            </table:table-cell>
            <table:table-cell table:number-columns-repeated="2" office:value-type="float" office:value="299" calcext:value-type="float">
              <text:p>299</text:p>
            </table:table-cell>
            <table:table-cell table:number-columns-repeated="2" office:value-type="float" office:value="300" calcext:value-type="float">
              <text:p>30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Italy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30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366" calcext:value-type="float">
                <text:p>366</text:p>
              </table:table-cell>
              <table:table-cell office:value-type="float" office:value="463" calcext:value-type="float">
                <text:p>463</text:p>
              </table:table-cell>
              <table:table-cell office:value-type="float" office:value="631" calcext:value-type="float">
                <text:p>631</text:p>
              </table:table-cell>
              <table:table-cell office:value-type="float" office:value="827" calcext:value-type="float">
                <text:p>827</text:p>
              </table:table-cell>
              <table:table-cell office:value-type="float" office:value="1016" calcext:value-type="float">
                <text:p>1016</text:p>
              </table:table-cell>
              <table:table-cell office:value-type="float" office:value="1266" calcext:value-type="float">
                <text:p>1266</text:p>
              </table:table-cell>
              <table:table-cell office:value-type="float" office:value="1441" calcext:value-type="float">
                <text:p>1441</text:p>
              </table:table-cell>
              <table:table-cell office:value-type="float" office:value="1809" calcext:value-type="float">
                <text:p>1809</text:p>
              </table:table-cell>
              <table:table-cell office:value-type="float" office:value="2158" calcext:value-type="float">
                <text:p>2158</text:p>
              </table:table-cell>
              <table:table-cell office:value-type="float" office:value="2503" calcext:value-type="float">
                <text:p>2503</text:p>
              </table:table-cell>
              <table:table-cell office:value-type="float" office:value="2978" calcext:value-type="float">
                <text:p>2978</text:p>
              </table:table-cell>
              <table:table-cell office:value-type="float" office:value="3405" calcext:value-type="float">
                <text:p>3405</text:p>
              </table:table-cell>
              <table:table-cell office:value-type="float" office:value="4032" calcext:value-type="float">
                <text:p>4032</text:p>
              </table:table-cell>
              <table:table-cell office:value-type="float" office:value="4825" calcext:value-type="float">
                <text:p>4825</text:p>
              </table:table-cell>
              <table:table-cell office:value-type="float" office:value="5476" calcext:value-type="float">
                <text:p>5476</text:p>
              </table:table-cell>
              <table:table-cell office:value-type="float" office:value="6077" calcext:value-type="float">
                <text:p>6077</text:p>
              </table:table-cell>
              <table:table-cell office:value-type="float" office:value="6820" calcext:value-type="float">
                <text:p>6820</text:p>
              </table:table-cell>
              <table:table-cell office:value-type="float" office:value="7503" calcext:value-type="float">
                <text:p>7503</text:p>
              </table:table-cell>
              <table:table-cell office:value-type="float" office:value="8215" calcext:value-type="float">
                <text:p>8215</text:p>
              </table:table-cell>
              <table:table-cell office:value-type="float" office:value="9134" calcext:value-type="float">
                <text:p>9134</text:p>
              </table:table-cell>
              <table:table-cell office:value-type="float" office:value="10023" calcext:value-type="float">
                <text:p>10023</text:p>
              </table:table-cell>
              <table:table-cell office:value-type="float" office:value="10779" calcext:value-type="float">
                <text:p>10779</text:p>
              </table:table-cell>
              <table:table-cell office:value-type="float" office:value="11591" calcext:value-type="float">
                <text:p>11591</text:p>
              </table:table-cell>
              <table:table-cell office:value-type="float" office:value="12428" calcext:value-type="float">
                <text:p>12428</text:p>
              </table:table-cell>
              <table:table-cell office:value-type="float" office:value="13155" calcext:value-type="float">
                <text:p>13155</text:p>
              </table:table-cell>
              <table:table-cell office:value-type="float" office:value="13915" calcext:value-type="float">
                <text:p>13915</text:p>
              </table:table-cell>
              <table:table-cell office:value-type="float" office:value="14681" calcext:value-type="float">
                <text:p>14681</text:p>
              </table:table-cell>
              <table:table-cell office:value-type="float" office:value="15362" calcext:value-type="float">
                <text:p>15362</text:p>
              </table:table-cell>
              <table:table-cell office:value-type="float" office:value="15887" calcext:value-type="float">
                <text:p>15887</text:p>
              </table:table-cell>
              <table:table-cell office:value-type="float" office:value="16523" calcext:value-type="float">
                <text:p>16523</text:p>
              </table:table-cell>
              <table:table-cell office:value-type="float" office:value="17127" calcext:value-type="float">
                <text:p>17127</text:p>
              </table:table-cell>
              <table:table-cell office:value-type="float" office:value="17669" calcext:value-type="float">
                <text:p>17669</text:p>
              </table:table-cell>
              <table:table-cell office:value-type="float" office:value="18279" calcext:value-type="float">
                <text:p>18279</text:p>
              </table:table-cell>
              <table:table-cell office:value-type="float" office:value="18849" calcext:value-type="float">
                <text:p>18849</text:p>
              </table:table-cell>
              <table:table-cell office:value-type="float" office:value="19468" calcext:value-type="float">
                <text:p>19468</text:p>
              </table:table-cell>
              <table:table-cell office:value-type="float" office:value="19899" calcext:value-type="float">
                <text:p>19899</text:p>
              </table:table-cell>
              <table:table-cell office:value-type="float" office:value="20465" calcext:value-type="float">
                <text:p>20465</text:p>
              </table:table-cell>
              <table:table-cell office:value-type="float" office:value="21067" calcext:value-type="float">
                <text:p>21067</text:p>
              </table:table-cell>
              <table:table-cell office:value-type="float" office:value="21645" calcext:value-type="float">
                <text:p>21645</text:p>
              </table:table-cell>
              <table:table-cell office:value-type="float" office:value="22170" calcext:value-type="float">
                <text:p>22170</text:p>
              </table:table-cell>
              <table:table-cell office:value-type="float" office:value="22745" calcext:value-type="float">
                <text:p>22745</text:p>
              </table:table-cell>
              <table:table-cell office:value-type="float" office:value="23227" calcext:value-type="float">
                <text:p>23227</text:p>
              </table:table-cell>
              <table:table-cell office:value-type="float" office:value="23660" calcext:value-type="float">
                <text:p>23660</text:p>
              </table:table-cell>
              <table:table-cell office:value-type="float" office:value="24114" calcext:value-type="float">
                <text:p>24114</text:p>
              </table:table-cell>
              <table:table-cell office:value-type="float" office:value="24648" calcext:value-type="float">
                <text:p>24648</text:p>
              </table:table-cell>
              <table:table-cell office:value-type="float" office:value="25085" calcext:value-type="float">
                <text:p>25085</text:p>
              </table:table-cell>
              <table:table-cell office:value-type="float" office:value="25549" calcext:value-type="float">
                <text:p>25549</text:p>
              </table:table-cell>
              <table:table-cell office:value-type="float" office:value="25969" calcext:value-type="float">
                <text:p>25969</text:p>
              </table:table-cell>
              <table:table-cell office:value-type="float" office:value="26384" calcext:value-type="float">
                <text:p>26384</text:p>
              </table:table-cell>
              <table:table-cell office:value-type="float" office:value="26644" calcext:value-type="float">
                <text:p>26644</text:p>
              </table:table-cell>
              <table:table-cell office:value-type="float" office:value="26977" calcext:value-type="float">
                <text:p>26977</text:p>
              </table:table-cell>
              <table:table-cell office:value-type="float" office:value="27359" calcext:value-type="float">
                <text:p>27359</text:p>
              </table:table-cell>
              <table:table-cell office:value-type="float" office:value="27682" calcext:value-type="float">
                <text:p>27682</text:p>
              </table:table-cell>
              <table:table-cell office:value-type="float" office:value="27967" calcext:value-type="float">
                <text:p>27967</text:p>
              </table:table-cell>
              <table:table-cell office:value-type="float" office:value="28236" calcext:value-type="float">
                <text:p>28236</text:p>
              </table:table-cell>
              <table:table-cell office:value-type="float" office:value="28710" calcext:value-type="float">
                <text:p>28710</text:p>
              </table:table-cell>
              <table:table-cell office:value-type="float" office:value="28884" calcext:value-type="float">
                <text:p>28884</text:p>
              </table:table-cell>
              <table:table-cell office:value-type="float" office:value="29079" calcext:value-type="float">
                <text:p>29079</text:p>
              </table:table-cell>
              <table:table-cell office:value-type="float" office:value="29315" calcext:value-type="float">
                <text:p>29315</text:p>
              </table:table-cell>
              <table:table-cell office:value-type="float" office:value="29684" calcext:value-type="float">
                <text:p>29684</text:p>
              </table:table-cell>
              <table:table-cell office:value-type="float" office:value="29958" calcext:value-type="float">
                <text:p>29958</text:p>
              </table:table-cell>
              <table:table-cell office:value-type="float" office:value="30201" calcext:value-type="float">
                <text:p>30201</text:p>
              </table:table-cell>
              <table:table-cell office:value-type="float" office:value="30395" calcext:value-type="float">
                <text:p>30395</text:p>
              </table:table-cell>
              <table:table-cell office:value-type="float" office:value="30560" calcext:value-type="float">
                <text:p>30560</text:p>
              </table:table-cell>
              <table:table-cell office:value-type="float" office:value="30739" calcext:value-type="float">
                <text:p>30739</text:p>
              </table:table-cell>
              <table:table-cell office:value-type="float" office:value="30911" calcext:value-type="float">
                <text:p>30911</text:p>
              </table:table-cell>
              <table:table-cell office:value-type="float" office:value="31106" calcext:value-type="float">
                <text:p>31106</text:p>
              </table:table-cell>
              <table:table-cell office:value-type="float" office:value="31368" calcext:value-type="float">
                <text:p>31368</text:p>
              </table:table-cell>
              <table:table-cell office:value-type="float" office:value="31610" calcext:value-type="float">
                <text:p>31610</text:p>
              </table:table-cell>
              <table:table-cell office:value-type="float" office:value="31763" calcext:value-type="float">
                <text:p>31763</text:p>
              </table:table-cell>
              <table:table-cell office:value-type="float" office:value="31908" calcext:value-type="float">
                <text:p>31908</text:p>
              </table:table-cell>
              <table:table-cell office:value-type="float" office:value="32007" calcext:value-type="float">
                <text:p>32007</text:p>
              </table:table-cell>
              <table:table-cell office:value-type="float" office:value="32169" calcext:value-type="float">
                <text:p>32169</text:p>
              </table:table-cell>
              <table:table-cell office:value-type="float" office:value="32330" calcext:value-type="float">
                <text:p>32330</text:p>
              </table:table-cell>
              <table:table-cell office:value-type="float" office:value="32486" calcext:value-type="float">
                <text:p>32486</text:p>
              </table:table-cell>
              <table:table-cell office:value-type="float" office:value="32616" calcext:value-type="float">
                <text:p>32616</text:p>
              </table:table-cell>
              <table:table-cell office:value-type="float" office:value="32735" calcext:value-type="float">
                <text:p>32735</text:p>
              </table:table-cell>
              <table:table-cell office:value-type="float" office:value="32785" calcext:value-type="float">
                <text:p>32785</text:p>
              </table:table-cell>
              <table:table-cell office:value-type="float" office:value="32877" calcext:value-type="float">
                <text:p>32877</text:p>
              </table:table-cell>
              <table:table-cell office:value-type="float" office:value="32955" calcext:value-type="float">
                <text:p>32955</text:p>
              </table:table-cell>
              <table:table-cell office:value-type="float" office:value="33072" calcext:value-type="float">
                <text:p>33072</text:p>
              </table:table-cell>
              <table:table-cell office:value-type="float" office:value="33142" calcext:value-type="float">
                <text:p>33142</text:p>
              </table:table-cell>
              <table:table-cell office:value-type="float" office:value="33229" calcext:value-type="float">
                <text:p>33229</text:p>
              </table:table-cell>
              <table:table-cell office:value-type="float" office:value="33340" calcext:value-type="float">
                <text:p>33340</text:p>
              </table:table-cell>
              <table:table-cell office:value-type="float" office:value="33415" calcext:value-type="float">
                <text:p>33415</text:p>
              </table:table-cell>
              <table:table-cell office:value-type="float" office:value="33475" calcext:value-type="float">
                <text:p>33475</text:p>
              </table:table-cell>
              <table:table-cell office:value-type="float" office:value="33530" calcext:value-type="float">
                <text:p>33530</text:p>
              </table:table-cell>
              <table:table-cell office:value-type="float" office:value="33601" calcext:value-type="float">
                <text:p>33601</text:p>
              </table:table-cell>
              <table:table-cell office:value-type="float" office:value="33689" calcext:value-type="float">
                <text:p>33689</text:p>
              </table:table-cell>
              <table:table-cell office:value-type="float" office:value="33774" calcext:value-type="float">
                <text:p>33774</text:p>
              </table:table-cell>
              <table:table-cell office:value-type="float" office:value="33846" calcext:value-type="float">
                <text:p>33846</text:p>
              </table:table-cell>
              <table:table-cell office:value-type="float" office:value="33899" calcext:value-type="float">
                <text:p>33899</text:p>
              </table:table-cell>
              <table:table-cell office:value-type="float" office:value="33964" calcext:value-type="float">
                <text:p>33964</text:p>
              </table:table-cell>
              <table:table-cell office:value-type="float" office:value="34043" calcext:value-type="float">
                <text:p>34043</text:p>
              </table:table-cell>
              <table:table-cell office:value-type="float" office:value="34114" calcext:value-type="float">
                <text:p>34114</text:p>
              </table:table-cell>
              <table:table-cell office:value-type="float" office:value="34167" calcext:value-type="float">
                <text:p>34167</text:p>
              </table:table-cell>
              <table:table-cell office:value-type="float" office:value="34223" calcext:value-type="float">
                <text:p>3422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Italy Result</text:p>
            </table:table-cell>
            <table:table-cell table:number-columns-repeated="2"/>
            <table:table-cell table:number-columns-repeated="30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7" calcext:value-type="float">
              <text:p>7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48" calcext:value-type="float">
              <text:p>148</text:p>
            </table:table-cell>
            <table:table-cell office:value-type="float" office:value="197" calcext:value-type="float">
              <text:p>197</text:p>
            </table:table-cell>
            <table:table-cell office:value-type="float" office:value="233" calcext:value-type="float">
              <text:p>233</text:p>
            </table:table-cell>
            <table:table-cell office:value-type="float" office:value="366" calcext:value-type="float">
              <text:p>366</text:p>
            </table:table-cell>
            <table:table-cell office:value-type="float" office:value="463" calcext:value-type="float">
              <text:p>463</text:p>
            </table:table-cell>
            <table:table-cell office:value-type="float" office:value="631" calcext:value-type="float">
              <text:p>631</text:p>
            </table:table-cell>
            <table:table-cell office:value-type="float" office:value="827" calcext:value-type="float">
              <text:p>827</text:p>
            </table:table-cell>
            <table:table-cell office:value-type="float" office:value="1016" calcext:value-type="float">
              <text:p>1016</text:p>
            </table:table-cell>
            <table:table-cell office:value-type="float" office:value="1266" calcext:value-type="float">
              <text:p>1266</text:p>
            </table:table-cell>
            <table:table-cell office:value-type="float" office:value="1441" calcext:value-type="float">
              <text:p>1441</text:p>
            </table:table-cell>
            <table:table-cell office:value-type="float" office:value="1809" calcext:value-type="float">
              <text:p>1809</text:p>
            </table:table-cell>
            <table:table-cell office:value-type="float" office:value="2158" calcext:value-type="float">
              <text:p>2158</text:p>
            </table:table-cell>
            <table:table-cell office:value-type="float" office:value="2503" calcext:value-type="float">
              <text:p>2503</text:p>
            </table:table-cell>
            <table:table-cell office:value-type="float" office:value="2978" calcext:value-type="float">
              <text:p>2978</text:p>
            </table:table-cell>
            <table:table-cell office:value-type="float" office:value="3405" calcext:value-type="float">
              <text:p>3405</text:p>
            </table:table-cell>
            <table:table-cell office:value-type="float" office:value="4032" calcext:value-type="float">
              <text:p>4032</text:p>
            </table:table-cell>
            <table:table-cell office:value-type="float" office:value="4825" calcext:value-type="float">
              <text:p>4825</text:p>
            </table:table-cell>
            <table:table-cell office:value-type="float" office:value="5476" calcext:value-type="float">
              <text:p>5476</text:p>
            </table:table-cell>
            <table:table-cell office:value-type="float" office:value="6077" calcext:value-type="float">
              <text:p>6077</text:p>
            </table:table-cell>
            <table:table-cell office:value-type="float" office:value="6820" calcext:value-type="float">
              <text:p>6820</text:p>
            </table:table-cell>
            <table:table-cell office:value-type="float" office:value="7503" calcext:value-type="float">
              <text:p>7503</text:p>
            </table:table-cell>
            <table:table-cell office:value-type="float" office:value="8215" calcext:value-type="float">
              <text:p>8215</text:p>
            </table:table-cell>
            <table:table-cell office:value-type="float" office:value="9134" calcext:value-type="float">
              <text:p>9134</text:p>
            </table:table-cell>
            <table:table-cell office:value-type="float" office:value="10023" calcext:value-type="float">
              <text:p>10023</text:p>
            </table:table-cell>
            <table:table-cell office:value-type="float" office:value="10779" calcext:value-type="float">
              <text:p>10779</text:p>
            </table:table-cell>
            <table:table-cell office:value-type="float" office:value="11591" calcext:value-type="float">
              <text:p>11591</text:p>
            </table:table-cell>
            <table:table-cell office:value-type="float" office:value="12428" calcext:value-type="float">
              <text:p>12428</text:p>
            </table:table-cell>
            <table:table-cell office:value-type="float" office:value="13155" calcext:value-type="float">
              <text:p>13155</text:p>
            </table:table-cell>
            <table:table-cell office:value-type="float" office:value="13915" calcext:value-type="float">
              <text:p>13915</text:p>
            </table:table-cell>
            <table:table-cell office:value-type="float" office:value="14681" calcext:value-type="float">
              <text:p>14681</text:p>
            </table:table-cell>
            <table:table-cell office:value-type="float" office:value="15362" calcext:value-type="float">
              <text:p>15362</text:p>
            </table:table-cell>
            <table:table-cell office:value-type="float" office:value="15887" calcext:value-type="float">
              <text:p>15887</text:p>
            </table:table-cell>
            <table:table-cell office:value-type="float" office:value="16523" calcext:value-type="float">
              <text:p>16523</text:p>
            </table:table-cell>
            <table:table-cell office:value-type="float" office:value="17127" calcext:value-type="float">
              <text:p>17127</text:p>
            </table:table-cell>
            <table:table-cell office:value-type="float" office:value="17669" calcext:value-type="float">
              <text:p>17669</text:p>
            </table:table-cell>
            <table:table-cell office:value-type="float" office:value="18279" calcext:value-type="float">
              <text:p>18279</text:p>
            </table:table-cell>
            <table:table-cell office:value-type="float" office:value="18849" calcext:value-type="float">
              <text:p>18849</text:p>
            </table:table-cell>
            <table:table-cell office:value-type="float" office:value="19468" calcext:value-type="float">
              <text:p>19468</text:p>
            </table:table-cell>
            <table:table-cell office:value-type="float" office:value="19899" calcext:value-type="float">
              <text:p>19899</text:p>
            </table:table-cell>
            <table:table-cell office:value-type="float" office:value="20465" calcext:value-type="float">
              <text:p>20465</text:p>
            </table:table-cell>
            <table:table-cell office:value-type="float" office:value="21067" calcext:value-type="float">
              <text:p>21067</text:p>
            </table:table-cell>
            <table:table-cell office:value-type="float" office:value="21645" calcext:value-type="float">
              <text:p>21645</text:p>
            </table:table-cell>
            <table:table-cell office:value-type="float" office:value="22170" calcext:value-type="float">
              <text:p>22170</text:p>
            </table:table-cell>
            <table:table-cell office:value-type="float" office:value="22745" calcext:value-type="float">
              <text:p>22745</text:p>
            </table:table-cell>
            <table:table-cell office:value-type="float" office:value="23227" calcext:value-type="float">
              <text:p>23227</text:p>
            </table:table-cell>
            <table:table-cell office:value-type="float" office:value="23660" calcext:value-type="float">
              <text:p>23660</text:p>
            </table:table-cell>
            <table:table-cell office:value-type="float" office:value="24114" calcext:value-type="float">
              <text:p>24114</text:p>
            </table:table-cell>
            <table:table-cell office:value-type="float" office:value="24648" calcext:value-type="float">
              <text:p>24648</text:p>
            </table:table-cell>
            <table:table-cell office:value-type="float" office:value="25085" calcext:value-type="float">
              <text:p>25085</text:p>
            </table:table-cell>
            <table:table-cell office:value-type="float" office:value="25549" calcext:value-type="float">
              <text:p>25549</text:p>
            </table:table-cell>
            <table:table-cell office:value-type="float" office:value="25969" calcext:value-type="float">
              <text:p>25969</text:p>
            </table:table-cell>
            <table:table-cell office:value-type="float" office:value="26384" calcext:value-type="float">
              <text:p>26384</text:p>
            </table:table-cell>
            <table:table-cell office:value-type="float" office:value="26644" calcext:value-type="float">
              <text:p>26644</text:p>
            </table:table-cell>
            <table:table-cell office:value-type="float" office:value="26977" calcext:value-type="float">
              <text:p>26977</text:p>
            </table:table-cell>
            <table:table-cell office:value-type="float" office:value="27359" calcext:value-type="float">
              <text:p>27359</text:p>
            </table:table-cell>
            <table:table-cell office:value-type="float" office:value="27682" calcext:value-type="float">
              <text:p>27682</text:p>
            </table:table-cell>
            <table:table-cell office:value-type="float" office:value="27967" calcext:value-type="float">
              <text:p>27967</text:p>
            </table:table-cell>
            <table:table-cell office:value-type="float" office:value="28236" calcext:value-type="float">
              <text:p>28236</text:p>
            </table:table-cell>
            <table:table-cell office:value-type="float" office:value="28710" calcext:value-type="float">
              <text:p>28710</text:p>
            </table:table-cell>
            <table:table-cell office:value-type="float" office:value="28884" calcext:value-type="float">
              <text:p>28884</text:p>
            </table:table-cell>
            <table:table-cell office:value-type="float" office:value="29079" calcext:value-type="float">
              <text:p>29079</text:p>
            </table:table-cell>
            <table:table-cell office:value-type="float" office:value="29315" calcext:value-type="float">
              <text:p>29315</text:p>
            </table:table-cell>
            <table:table-cell office:value-type="float" office:value="29684" calcext:value-type="float">
              <text:p>29684</text:p>
            </table:table-cell>
            <table:table-cell office:value-type="float" office:value="29958" calcext:value-type="float">
              <text:p>29958</text:p>
            </table:table-cell>
            <table:table-cell office:value-type="float" office:value="30201" calcext:value-type="float">
              <text:p>30201</text:p>
            </table:table-cell>
            <table:table-cell office:value-type="float" office:value="30395" calcext:value-type="float">
              <text:p>30395</text:p>
            </table:table-cell>
            <table:table-cell office:value-type="float" office:value="30560" calcext:value-type="float">
              <text:p>30560</text:p>
            </table:table-cell>
            <table:table-cell office:value-type="float" office:value="30739" calcext:value-type="float">
              <text:p>30739</text:p>
            </table:table-cell>
            <table:table-cell office:value-type="float" office:value="30911" calcext:value-type="float">
              <text:p>30911</text:p>
            </table:table-cell>
            <table:table-cell office:value-type="float" office:value="31106" calcext:value-type="float">
              <text:p>31106</text:p>
            </table:table-cell>
            <table:table-cell office:value-type="float" office:value="31368" calcext:value-type="float">
              <text:p>31368</text:p>
            </table:table-cell>
            <table:table-cell office:value-type="float" office:value="31610" calcext:value-type="float">
              <text:p>31610</text:p>
            </table:table-cell>
            <table:table-cell office:value-type="float" office:value="31763" calcext:value-type="float">
              <text:p>31763</text:p>
            </table:table-cell>
            <table:table-cell office:value-type="float" office:value="31908" calcext:value-type="float">
              <text:p>31908</text:p>
            </table:table-cell>
            <table:table-cell office:value-type="float" office:value="32007" calcext:value-type="float">
              <text:p>32007</text:p>
            </table:table-cell>
            <table:table-cell office:value-type="float" office:value="32169" calcext:value-type="float">
              <text:p>32169</text:p>
            </table:table-cell>
            <table:table-cell office:value-type="float" office:value="32330" calcext:value-type="float">
              <text:p>32330</text:p>
            </table:table-cell>
            <table:table-cell office:value-type="float" office:value="32486" calcext:value-type="float">
              <text:p>32486</text:p>
            </table:table-cell>
            <table:table-cell office:value-type="float" office:value="32616" calcext:value-type="float">
              <text:p>32616</text:p>
            </table:table-cell>
            <table:table-cell office:value-type="float" office:value="32735" calcext:value-type="float">
              <text:p>32735</text:p>
            </table:table-cell>
            <table:table-cell office:value-type="float" office:value="32785" calcext:value-type="float">
              <text:p>32785</text:p>
            </table:table-cell>
            <table:table-cell office:value-type="float" office:value="32877" calcext:value-type="float">
              <text:p>32877</text:p>
            </table:table-cell>
            <table:table-cell office:value-type="float" office:value="32955" calcext:value-type="float">
              <text:p>32955</text:p>
            </table:table-cell>
            <table:table-cell office:value-type="float" office:value="33072" calcext:value-type="float">
              <text:p>33072</text:p>
            </table:table-cell>
            <table:table-cell office:value-type="float" office:value="33142" calcext:value-type="float">
              <text:p>33142</text:p>
            </table:table-cell>
            <table:table-cell office:value-type="float" office:value="33229" calcext:value-type="float">
              <text:p>33229</text:p>
            </table:table-cell>
            <table:table-cell office:value-type="float" office:value="33340" calcext:value-type="float">
              <text:p>33340</text:p>
            </table:table-cell>
            <table:table-cell office:value-type="float" office:value="33415" calcext:value-type="float">
              <text:p>33415</text:p>
            </table:table-cell>
            <table:table-cell office:value-type="float" office:value="33475" calcext:value-type="float">
              <text:p>33475</text:p>
            </table:table-cell>
            <table:table-cell office:value-type="float" office:value="33530" calcext:value-type="float">
              <text:p>33530</text:p>
            </table:table-cell>
            <table:table-cell office:value-type="float" office:value="33601" calcext:value-type="float">
              <text:p>33601</text:p>
            </table:table-cell>
            <table:table-cell office:value-type="float" office:value="33689" calcext:value-type="float">
              <text:p>33689</text:p>
            </table:table-cell>
            <table:table-cell office:value-type="float" office:value="33774" calcext:value-type="float">
              <text:p>33774</text:p>
            </table:table-cell>
            <table:table-cell office:value-type="float" office:value="33846" calcext:value-type="float">
              <text:p>33846</text:p>
            </table:table-cell>
            <table:table-cell office:value-type="float" office:value="33899" calcext:value-type="float">
              <text:p>33899</text:p>
            </table:table-cell>
            <table:table-cell office:value-type="float" office:value="33964" calcext:value-type="float">
              <text:p>33964</text:p>
            </table:table-cell>
            <table:table-cell office:value-type="float" office:value="34043" calcext:value-type="float">
              <text:p>34043</text:p>
            </table:table-cell>
            <table:table-cell office:value-type="float" office:value="34114" calcext:value-type="float">
              <text:p>34114</text:p>
            </table:table-cell>
            <table:table-cell office:value-type="float" office:value="34167" calcext:value-type="float">
              <text:p>34167</text:p>
            </table:table-cell>
            <table:table-cell office:value-type="float" office:value="34223" calcext:value-type="float">
              <text:p>3422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Jamaica</text:p>
              </table:table-cell>
              <table:table-cell office:value-type="float" office:value="18.1096" calcext:value-type="float">
                <text:p>18.1096</text:p>
              </table:table-cell>
              <table:table-cell office:value-type="float" office:value="-77.2975" calcext:value-type="float">
                <text:p>-77.2975</text:p>
              </table:table-cell>
              <table:table-cell table:number-columns-repeated="57" office:value-type="float" office:value="0" calcext:value-type="float">
                <text:p>0</text:p>
              </table:table-cell>
              <table:table-cell table:number-columns-repeated="13" office:value-type="float" office:value="1" calcext:value-type="float">
                <text:p>1</text:p>
              </table:table-cell>
              <table:table-cell table:number-columns-repeated="7" office:value-type="float" office:value="3" calcext:value-type="float">
                <text:p>3</text:p>
              </table:table-cell>
              <table:table-cell table:number-columns-repeated="7" office:value-type="float" office:value="4" calcext:value-type="float">
                <text:p>4</text:p>
              </table:table-cell>
              <table:table-cell table:number-columns-repeated="6" office:value-type="float" office:value="5" calcext:value-type="float">
                <text:p>5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table:number-columns-repeated="6" office:value-type="float" office:value="7" calcext:value-type="float">
                <text:p>7</text:p>
              </table:table-cell>
              <table:table-cell table:number-columns-repeated="3" office:value-type="float" office:value="8" calcext:value-type="float">
                <text:p>8</text:p>
              </table:table-cell>
              <table:table-cell table:number-columns-repeated="31" office:value-type="float" office:value="9" calcext:value-type="float">
                <text:p>9</text:p>
              </table:table-cell>
              <table:table-cell table:number-columns-repeated="10" office:value-type="float" office:value="10" calcext:value-type="float">
                <text:p>1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Jamaica Result</text:p>
            </table:table-cell>
            <table:table-cell table:number-columns-repeated="2"/>
            <table:table-cell table:number-columns-repeated="57" office:value-type="float" office:value="0" calcext:value-type="float">
              <text:p>0</text:p>
            </table:table-cell>
            <table:table-cell table:number-columns-repeated="13" office:value-type="float" office:value="1" calcext:value-type="float">
              <text:p>1</text:p>
            </table:table-cell>
            <table:table-cell table:number-columns-repeated="7" office:value-type="float" office:value="3" calcext:value-type="float">
              <text:p>3</text:p>
            </table:table-cell>
            <table:table-cell table:number-columns-repeated="7" office:value-type="float" office:value="4" calcext:value-type="float">
              <text:p>4</text:p>
            </table:table-cell>
            <table:table-cell table:number-columns-repeated="6" office:value-type="float" office:value="5" calcext:value-type="float">
              <text:p>5</text:p>
            </table:table-cell>
            <table:table-cell table:number-columns-repeated="3" office:value-type="float" office:value="6" calcext:value-type="float">
              <text:p>6</text:p>
            </table:table-cell>
            <table:table-cell table:number-columns-repeated="6" office:value-type="float" office:value="7" calcext:value-type="float">
              <text:p>7</text:p>
            </table:table-cell>
            <table:table-cell table:number-columns-repeated="3" office:value-type="float" office:value="8" calcext:value-type="float">
              <text:p>8</text:p>
            </table:table-cell>
            <table:table-cell table:number-columns-repeated="31" office:value-type="float" office:value="9" calcext:value-type="float">
              <text:p>9</text:p>
            </table:table-cell>
            <table:table-cell table:number-columns-repeated="10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Japan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138" calcext:value-type="float">
                <text:p>138</text:p>
              </table:table-cell>
              <table:table-cell table:number-columns-repeated="22" office:value-type="float" office:value="0" calcext:value-type="float">
                <text:p>0</text:p>
              </table:table-cell>
              <table:table-cell table:number-columns-repeated="13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8" office:value-type="float" office:value="6" calcext:value-type="float">
                <text:p>6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9" calcext:value-type="float">
                <text:p>19</text:p>
              </table:table-cell>
              <table:table-cell table:number-columns-repeated="2" office:value-type="float" office:value="22" calcext:value-type="float">
                <text:p>22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3" office:value-type="float" office:value="29" calcext:value-type="float">
                <text:p>29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2" calcext:value-type="float">
                <text:p>52</text:p>
              </table:table-cell>
              <table:table-cell table:number-columns-repeated="2" office:value-type="float" office:value="54" calcext:value-type="float">
                <text:p>54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63" calcext:value-type="float">
                <text:p>63</text:p>
              </table:table-cell>
              <table:table-cell table:number-columns-repeated="2" office:value-type="float" office:value="77" calcext:value-type="float">
                <text:p>77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4" calcext:value-type="float">
                <text:p>94</text:p>
              </table:table-cell>
              <table:table-cell table:number-columns-repeated="2" office:value-type="float" office:value="99" calcext:value-type="float">
                <text:p>99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78" calcext:value-type="float">
                <text:p>178</text:p>
              </table:table-cell>
              <table:table-cell office:value-type="float" office:value="190" calcext:value-type="float">
                <text:p>190</text:p>
              </table:table-cell>
              <table:table-cell office:value-type="float" office:value="222" calcext:value-type="float">
                <text:p>222</text:p>
              </table:table-cell>
              <table:table-cell table:number-columns-repeated="2" office:value-type="float" office:value="236" calcext:value-type="float">
                <text:p>236</text:p>
              </table:table-cell>
              <table:table-cell office:value-type="float" office:value="263" calcext:value-type="float">
                <text:p>263</text:p>
              </table:table-cell>
              <table:table-cell office:value-type="float" office:value="281" calcext:value-type="float">
                <text:p>281</text:p>
              </table:table-cell>
              <table:table-cell office:value-type="float" office:value="328" calcext:value-type="float">
                <text:p>328</text:p>
              </table:table-cell>
              <table:table-cell office:value-type="float" office:value="345" calcext:value-type="float">
                <text:p>345</text:p>
              </table:table-cell>
              <table:table-cell office:value-type="float" office:value="360" calcext:value-type="float">
                <text:p>360</text:p>
              </table:table-cell>
              <table:table-cell office:value-type="float" office:value="372" calcext:value-type="float">
                <text:p>372</text:p>
              </table:table-cell>
              <table:table-cell office:value-type="float" office:value="385" calcext:value-type="float">
                <text:p>385</text:p>
              </table:table-cell>
              <table:table-cell office:value-type="float" office:value="394" calcext:value-type="float">
                <text:p>394</text:p>
              </table:table-cell>
              <table:table-cell office:value-type="float" office:value="413" calcext:value-type="float">
                <text:p>413</text:p>
              </table:table-cell>
              <table:table-cell office:value-type="float" office:value="430" calcext:value-type="float">
                <text:p>430</text:p>
              </table:table-cell>
              <table:table-cell office:value-type="float" office:value="455" calcext:value-type="float">
                <text:p>455</text:p>
              </table:table-cell>
              <table:table-cell office:value-type="float" office:value="474" calcext:value-type="float">
                <text:p>474</text:p>
              </table:table-cell>
              <table:table-cell office:value-type="float" office:value="487" calcext:value-type="float">
                <text:p>487</text:p>
              </table:table-cell>
              <table:table-cell office:value-type="float" office:value="536" calcext:value-type="float">
                <text:p>536</text:p>
              </table:table-cell>
              <table:table-cell table:number-columns-repeated="2" office:value-type="float" office:value="556" calcext:value-type="float">
                <text:p>556</text:p>
              </table:table-cell>
              <table:table-cell office:value-type="float" office:value="577" calcext:value-type="float">
                <text:p>577</text:p>
              </table:table-cell>
              <table:table-cell office:value-type="float" office:value="590" calcext:value-type="float">
                <text:p>590</text:p>
              </table:table-cell>
              <table:table-cell office:value-type="float" office:value="607" calcext:value-type="float">
                <text:p>607</text:p>
              </table:table-cell>
              <table:table-cell office:value-type="float" office:value="624" calcext:value-type="float">
                <text:p>624</text:p>
              </table:table-cell>
              <table:table-cell office:value-type="float" office:value="633" calcext:value-type="float">
                <text:p>633</text:p>
              </table:table-cell>
              <table:table-cell office:value-type="float" office:value="657" calcext:value-type="float">
                <text:p>657</text:p>
              </table:table-cell>
              <table:table-cell office:value-type="float" office:value="678" calcext:value-type="float">
                <text:p>678</text:p>
              </table:table-cell>
              <table:table-cell office:value-type="float" office:value="697" calcext:value-type="float">
                <text:p>697</text:p>
              </table:table-cell>
              <table:table-cell office:value-type="float" office:value="713" calcext:value-type="float">
                <text:p>713</text:p>
              </table:table-cell>
              <table:table-cell office:value-type="float" office:value="725" calcext:value-type="float">
                <text:p>725</text:p>
              </table:table-cell>
              <table:table-cell office:value-type="float" office:value="744" calcext:value-type="float">
                <text:p>744</text:p>
              </table:table-cell>
              <table:table-cell office:value-type="float" office:value="749" calcext:value-type="float">
                <text:p>749</text:p>
              </table:table-cell>
              <table:table-cell table:number-columns-repeated="2" office:value-type="float" office:value="768" calcext:value-type="float">
                <text:p>768</text:p>
              </table:table-cell>
              <table:table-cell office:value-type="float" office:value="777" calcext:value-type="float">
                <text:p>777</text:p>
              </table:table-cell>
              <table:table-cell office:value-type="float" office:value="796" calcext:value-type="float">
                <text:p>796</text:p>
              </table:table-cell>
              <table:table-cell office:value-type="float" office:value="808" calcext:value-type="float">
                <text:p>808</text:p>
              </table:table-cell>
              <table:table-cell office:value-type="float" office:value="820" calcext:value-type="float">
                <text:p>820</text:p>
              </table:table-cell>
              <table:table-cell office:value-type="float" office:value="830" calcext:value-type="float">
                <text:p>830</text:p>
              </table:table-cell>
              <table:table-cell office:value-type="float" office:value="846" calcext:value-type="float">
                <text:p>846</text:p>
              </table:table-cell>
              <table:table-cell office:value-type="float" office:value="858" calcext:value-type="float">
                <text:p>858</text:p>
              </table:table-cell>
              <table:table-cell office:value-type="float" office:value="881" calcext:value-type="float">
                <text:p>881</text:p>
              </table:table-cell>
              <table:table-cell office:value-type="float" office:value="887" calcext:value-type="float">
                <text:p>887</text:p>
              </table:table-cell>
              <table:table-cell office:value-type="float" office:value="894" calcext:value-type="float">
                <text:p>894</text:p>
              </table:table-cell>
              <table:table-cell office:value-type="float" office:value="898" calcext:value-type="float">
                <text:p>898</text:p>
              </table:table-cell>
              <table:table-cell office:value-type="float" office:value="899" calcext:value-type="float">
                <text:p>899</text:p>
              </table:table-cell>
              <table:table-cell office:value-type="float" office:value="902" calcext:value-type="float">
                <text:p>902</text:p>
              </table:table-cell>
              <table:table-cell office:value-type="float" office:value="905" calcext:value-type="float">
                <text:p>905</text:p>
              </table:table-cell>
              <table:table-cell office:value-type="float" office:value="911" calcext:value-type="float">
                <text:p>911</text:p>
              </table:table-cell>
              <table:table-cell office:value-type="float" office:value="916" calcext:value-type="float">
                <text:p>916</text:p>
              </table:table-cell>
              <table:table-cell office:value-type="float" office:value="915" calcext:value-type="float">
                <text:p>915</text:p>
              </table:table-cell>
              <table:table-cell office:value-type="float" office:value="917" calcext:value-type="float">
                <text:p>917</text:p>
              </table:table-cell>
              <table:table-cell table:number-columns-repeated="2" office:value-type="float" office:value="920" calcext:value-type="float">
                <text:p>920</text:p>
              </table:table-cell>
              <table:table-cell table:number-columns-repeated="2" office:value-type="float" office:value="922" calcext:value-type="float">
                <text:p>922</text:p>
              </table:table-cell>
              <table:table-cell office:value-type="float" office:value="924" calcext:value-type="float">
                <text:p>92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Japan Result</text:p>
            </table:table-cell>
            <table:table-cell table:number-columns-repeated="2"/>
            <table:table-cell table:number-columns-repeated="22" office:value-type="float" office:value="0" calcext:value-type="float">
              <text:p>0</text:p>
            </table:table-cell>
            <table:table-cell table:number-columns-repeated="13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8" office:value-type="float" office:value="6" calcext:value-type="float">
              <text:p>6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9" calcext:value-type="float">
              <text:p>19</text:p>
            </table:table-cell>
            <table:table-cell table:number-columns-repeated="2" office:value-type="float" office:value="22" calcext:value-type="float">
              <text:p>22</text:p>
            </table:table-cell>
            <table:table-cell office:value-type="float" office:value="27" calcext:value-type="float">
              <text:p>27</text:p>
            </table:table-cell>
            <table:table-cell table:number-columns-repeated="3" office:value-type="float" office:value="29" calcext:value-type="float">
              <text:p>29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2" calcext:value-type="float">
              <text:p>52</text:p>
            </table:table-cell>
            <table:table-cell table:number-columns-repeated="2" office:value-type="float" office:value="54" calcext:value-type="float">
              <text:p>54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63" calcext:value-type="float">
              <text:p>63</text:p>
            </table:table-cell>
            <table:table-cell table:number-columns-repeated="2" office:value-type="float" office:value="77" calcext:value-type="float">
              <text:p>77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4" calcext:value-type="float">
              <text:p>94</text:p>
            </table:table-cell>
            <table:table-cell table:number-columns-repeated="2" office:value-type="float" office:value="99" calcext:value-type="float">
              <text:p>99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43" calcext:value-type="float">
              <text:p>143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78" calcext:value-type="float">
              <text:p>178</text:p>
            </table:table-cell>
            <table:table-cell office:value-type="float" office:value="190" calcext:value-type="float">
              <text:p>190</text:p>
            </table:table-cell>
            <table:table-cell office:value-type="float" office:value="222" calcext:value-type="float">
              <text:p>222</text:p>
            </table:table-cell>
            <table:table-cell table:number-columns-repeated="2" office:value-type="float" office:value="236" calcext:value-type="float">
              <text:p>236</text:p>
            </table:table-cell>
            <table:table-cell office:value-type="float" office:value="263" calcext:value-type="float">
              <text:p>263</text:p>
            </table:table-cell>
            <table:table-cell office:value-type="float" office:value="281" calcext:value-type="float">
              <text:p>281</text:p>
            </table:table-cell>
            <table:table-cell office:value-type="float" office:value="328" calcext:value-type="float">
              <text:p>328</text:p>
            </table:table-cell>
            <table:table-cell office:value-type="float" office:value="345" calcext:value-type="float">
              <text:p>345</text:p>
            </table:table-cell>
            <table:table-cell office:value-type="float" office:value="360" calcext:value-type="float">
              <text:p>360</text:p>
            </table:table-cell>
            <table:table-cell office:value-type="float" office:value="372" calcext:value-type="float">
              <text:p>372</text:p>
            </table:table-cell>
            <table:table-cell office:value-type="float" office:value="385" calcext:value-type="float">
              <text:p>385</text:p>
            </table:table-cell>
            <table:table-cell office:value-type="float" office:value="394" calcext:value-type="float">
              <text:p>394</text:p>
            </table:table-cell>
            <table:table-cell office:value-type="float" office:value="413" calcext:value-type="float">
              <text:p>413</text:p>
            </table:table-cell>
            <table:table-cell office:value-type="float" office:value="430" calcext:value-type="float">
              <text:p>430</text:p>
            </table:table-cell>
            <table:table-cell office:value-type="float" office:value="455" calcext:value-type="float">
              <text:p>455</text:p>
            </table:table-cell>
            <table:table-cell office:value-type="float" office:value="474" calcext:value-type="float">
              <text:p>474</text:p>
            </table:table-cell>
            <table:table-cell office:value-type="float" office:value="487" calcext:value-type="float">
              <text:p>487</text:p>
            </table:table-cell>
            <table:table-cell office:value-type="float" office:value="536" calcext:value-type="float">
              <text:p>536</text:p>
            </table:table-cell>
            <table:table-cell table:number-columns-repeated="2" office:value-type="float" office:value="556" calcext:value-type="float">
              <text:p>556</text:p>
            </table:table-cell>
            <table:table-cell office:value-type="float" office:value="577" calcext:value-type="float">
              <text:p>577</text:p>
            </table:table-cell>
            <table:table-cell office:value-type="float" office:value="590" calcext:value-type="float">
              <text:p>590</text:p>
            </table:table-cell>
            <table:table-cell office:value-type="float" office:value="607" calcext:value-type="float">
              <text:p>607</text:p>
            </table:table-cell>
            <table:table-cell office:value-type="float" office:value="624" calcext:value-type="float">
              <text:p>624</text:p>
            </table:table-cell>
            <table:table-cell office:value-type="float" office:value="633" calcext:value-type="float">
              <text:p>633</text:p>
            </table:table-cell>
            <table:table-cell office:value-type="float" office:value="657" calcext:value-type="float">
              <text:p>657</text:p>
            </table:table-cell>
            <table:table-cell office:value-type="float" office:value="678" calcext:value-type="float">
              <text:p>678</text:p>
            </table:table-cell>
            <table:table-cell office:value-type="float" office:value="697" calcext:value-type="float">
              <text:p>697</text:p>
            </table:table-cell>
            <table:table-cell office:value-type="float" office:value="713" calcext:value-type="float">
              <text:p>713</text:p>
            </table:table-cell>
            <table:table-cell office:value-type="float" office:value="725" calcext:value-type="float">
              <text:p>725</text:p>
            </table:table-cell>
            <table:table-cell office:value-type="float" office:value="744" calcext:value-type="float">
              <text:p>744</text:p>
            </table:table-cell>
            <table:table-cell office:value-type="float" office:value="749" calcext:value-type="float">
              <text:p>749</text:p>
            </table:table-cell>
            <table:table-cell table:number-columns-repeated="2" office:value-type="float" office:value="768" calcext:value-type="float">
              <text:p>768</text:p>
            </table:table-cell>
            <table:table-cell office:value-type="float" office:value="777" calcext:value-type="float">
              <text:p>777</text:p>
            </table:table-cell>
            <table:table-cell office:value-type="float" office:value="796" calcext:value-type="float">
              <text:p>796</text:p>
            </table:table-cell>
            <table:table-cell office:value-type="float" office:value="808" calcext:value-type="float">
              <text:p>808</text:p>
            </table:table-cell>
            <table:table-cell office:value-type="float" office:value="820" calcext:value-type="float">
              <text:p>820</text:p>
            </table:table-cell>
            <table:table-cell office:value-type="float" office:value="830" calcext:value-type="float">
              <text:p>830</text:p>
            </table:table-cell>
            <table:table-cell office:value-type="float" office:value="846" calcext:value-type="float">
              <text:p>846</text:p>
            </table:table-cell>
            <table:table-cell office:value-type="float" office:value="858" calcext:value-type="float">
              <text:p>858</text:p>
            </table:table-cell>
            <table:table-cell office:value-type="float" office:value="881" calcext:value-type="float">
              <text:p>881</text:p>
            </table:table-cell>
            <table:table-cell office:value-type="float" office:value="887" calcext:value-type="float">
              <text:p>887</text:p>
            </table:table-cell>
            <table:table-cell office:value-type="float" office:value="894" calcext:value-type="float">
              <text:p>894</text:p>
            </table:table-cell>
            <table:table-cell office:value-type="float" office:value="898" calcext:value-type="float">
              <text:p>898</text:p>
            </table:table-cell>
            <table:table-cell office:value-type="float" office:value="899" calcext:value-type="float">
              <text:p>899</text:p>
            </table:table-cell>
            <table:table-cell office:value-type="float" office:value="902" calcext:value-type="float">
              <text:p>902</text:p>
            </table:table-cell>
            <table:table-cell office:value-type="float" office:value="905" calcext:value-type="float">
              <text:p>905</text:p>
            </table:table-cell>
            <table:table-cell office:value-type="float" office:value="911" calcext:value-type="float">
              <text:p>911</text:p>
            </table:table-cell>
            <table:table-cell office:value-type="float" office:value="916" calcext:value-type="float">
              <text:p>916</text:p>
            </table:table-cell>
            <table:table-cell office:value-type="float" office:value="915" calcext:value-type="float">
              <text:p>915</text:p>
            </table:table-cell>
            <table:table-cell office:value-type="float" office:value="917" calcext:value-type="float">
              <text:p>917</text:p>
            </table:table-cell>
            <table:table-cell table:number-columns-repeated="2" office:value-type="float" office:value="920" calcext:value-type="float">
              <text:p>920</text:p>
            </table:table-cell>
            <table:table-cell table:number-columns-repeated="2" office:value-type="float" office:value="922" calcext:value-type="float">
              <text:p>922</text:p>
            </table:table-cell>
            <table:table-cell office:value-type="float" office:value="924" calcext:value-type="float">
              <text:p>92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Jordan</text:p>
              </table:table-cell>
              <table:table-cell office:value-type="float" office:value="31.24" calcext:value-type="float">
                <text:p>31.24</text:p>
              </table:table-cell>
              <table:table-cell office:value-type="float" office:value="36.51" calcext:value-type="float">
                <text:p>36.51</text:p>
              </table:table-cell>
              <table:table-cell table:number-columns-repeated="65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 office:value-type="float" office:value="5" calcext:value-type="float">
                <text:p>5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table:number-columns-repeated="19" office:value-type="float" office:value="7" calcext:value-type="float">
                <text:p>7</text:p>
              </table:table-cell>
              <table:table-cell table:number-columns-repeated="4" office:value-type="float" office:value="8" calcext:value-type="float">
                <text:p>8</text:p>
              </table:table-cell>
              <table:table-cell table:number-columns-repeated="42" office:value-type="float" office:value="9" calcext:value-type="float">
                <text:p>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Jordan Result</text:p>
            </table:table-cell>
            <table:table-cell table:number-columns-repeated="2"/>
            <table:table-cell table:number-columns-repeated="65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table:number-columns-repeated="7" office:value-type="float" office:value="5" calcext:value-type="float">
              <text:p>5</text:p>
            </table:table-cell>
            <table:table-cell table:number-columns-repeated="3" office:value-type="float" office:value="6" calcext:value-type="float">
              <text:p>6</text:p>
            </table:table-cell>
            <table:table-cell table:number-columns-repeated="19" office:value-type="float" office:value="7" calcext:value-type="float">
              <text:p>7</text:p>
            </table:table-cell>
            <table:table-cell table:number-columns-repeated="4" office:value-type="float" office:value="8" calcext:value-type="float">
              <text:p>8</text:p>
            </table:table-cell>
            <table:table-cell table:number-columns-repeated="42" office:value-type="float" office:value="9" calcext:value-type="float">
              <text:p>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Kazakhstan</text:p>
              </table:table-cell>
              <table:table-cell office:value-type="float" office:value="48.0196" calcext:value-type="float">
                <text:p>48.0196</text:p>
              </table:table-cell>
              <table:table-cell office:value-type="float" office:value="66.9237" calcext:value-type="float">
                <text:p>66.9237</text:p>
              </table:table-cell>
              <table:table-cell table:number-columns-repeated="58" office:value-type="float" office:value="0" calcext:value-type="float">
                <text:p>0</text:p>
              </table:table-cell>
              <table:table-cell office:value-type="float" office:value="3" calcext:value-type="float">
                <text:p>3</text:p>
              </table:table-cell>
              <table:table-cell table:number-columns-repeated="5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5" calcext:value-type="float">
                <text:p>5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4" office:value-type="float" office:value="17" calcext:value-type="float">
                <text:p>17</text:p>
              </table:table-cell>
              <table:table-cell table:number-columns-repeated="3"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table:number-columns-repeated="9" office:value-type="float" office:value="25" calcext:value-type="float">
                <text:p>25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2" office:value-type="float" office:value="29" calcext:value-type="float">
                <text:p>29</text:p>
              </table:table-cell>
              <table:table-cell table:number-columns-repeated="2" office:value-type="float" office:value="30" calcext:value-type="float">
                <text:p>30</text:p>
              </table:table-cell>
              <table:table-cell table:number-columns-repeated="3" office:value-type="float" office:value="31" calcext:value-type="float">
                <text:p>31</text:p>
              </table:table-cell>
              <table:table-cell table:number-columns-repeated="4" office:value-type="float" office:value="32" calcext:value-type="float">
                <text:p>32</text:p>
              </table:table-cell>
              <table:table-cell table:number-columns-repeated="3" office:value-type="float" office:value="34" calcext:value-type="float">
                <text:p>34</text:p>
              </table:table-cell>
              <table:table-cell table:number-columns-repeated="8" office:value-type="float" office:value="35" calcext:value-type="float">
                <text:p>35</text:p>
              </table:table-cell>
              <table:table-cell table:number-columns-repeated="4" office:value-type="float" office:value="37" calcext:value-type="float">
                <text:p>37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8" calcext:value-type="float">
                <text:p>48</text:p>
              </table:table-cell>
              <table:table-cell table:number-columns-repeated="2" office:value-type="float" office:value="52" calcext:value-type="float">
                <text:p>52</text:p>
              </table:table-cell>
              <table:table-cell office:value-type="float" office:value="53" calcext:value-type="float">
                <text:p>53</text:p>
              </table:table-cell>
              <table:table-cell table:number-columns-repeated="2" office:value-type="float" office:value="56" calcext:value-type="float">
                <text:p>56</text:p>
              </table:table-cell>
              <table:table-cell office:value-type="float" office:value="61" calcext:value-type="float">
                <text:p>61</text:p>
              </table:table-cell>
              <table:table-cell table:number-columns-repeated="2" office:value-type="float" office:value="67" calcext:value-type="float">
                <text:p>67</text:p>
              </table:table-cell>
              <table:table-cell office:value-type="float" office:value="70" calcext:value-type="float">
                <text:p>7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Kazakhstan Result</text:p>
            </table:table-cell>
            <table:table-cell table:number-columns-repeated="2"/>
            <table:table-cell table:number-columns-repeated="58" office:value-type="float" office:value="0" calcext:value-type="float">
              <text:p>0</text:p>
            </table:table-cell>
            <table:table-cell office:value-type="float" office:value="3" calcext:value-type="float">
              <text:p>3</text:p>
            </table:table-cell>
            <table:table-cell table:number-columns-repeated="5" office:value-type="float" office:value="0" calcext:value-type="float">
              <text:p>0</text:p>
            </table:table-cell>
            <table:table-cell table:number-columns-repeated="5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float" office:value="5" calcext:value-type="float">
              <text:p>5</text:p>
            </table:table-cell>
            <table:table-cell table:number-columns-repeated="3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table:number-columns-repeated="3"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6" calcext:value-type="float">
              <text:p>16</text:p>
            </table:table-cell>
            <table:table-cell table:number-columns-repeated="4" office:value-type="float" office:value="17" calcext:value-type="float">
              <text:p>17</text:p>
            </table:table-cell>
            <table:table-cell table:number-columns-repeated="3"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table:number-columns-repeated="9" office:value-type="float" office:value="25" calcext:value-type="float">
              <text:p>25</text:p>
            </table:table-cell>
            <table:table-cell office:value-type="float" office:value="27" calcext:value-type="float">
              <text:p>27</text:p>
            </table:table-cell>
            <table:table-cell table:number-columns-repeated="2" office:value-type="float" office:value="29" calcext:value-type="float">
              <text:p>29</text:p>
            </table:table-cell>
            <table:table-cell table:number-columns-repeated="2" office:value-type="float" office:value="30" calcext:value-type="float">
              <text:p>30</text:p>
            </table:table-cell>
            <table:table-cell table:number-columns-repeated="3" office:value-type="float" office:value="31" calcext:value-type="float">
              <text:p>31</text:p>
            </table:table-cell>
            <table:table-cell table:number-columns-repeated="4" office:value-type="float" office:value="32" calcext:value-type="float">
              <text:p>32</text:p>
            </table:table-cell>
            <table:table-cell table:number-columns-repeated="3" office:value-type="float" office:value="34" calcext:value-type="float">
              <text:p>34</text:p>
            </table:table-cell>
            <table:table-cell table:number-columns-repeated="8" office:value-type="float" office:value="35" calcext:value-type="float">
              <text:p>35</text:p>
            </table:table-cell>
            <table:table-cell table:number-columns-repeated="4" office:value-type="float" office:value="37" calcext:value-type="float">
              <text:p>37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8" calcext:value-type="float">
              <text:p>48</text:p>
            </table:table-cell>
            <table:table-cell table:number-columns-repeated="2" office:value-type="float" office:value="52" calcext:value-type="float">
              <text:p>52</text:p>
            </table:table-cell>
            <table:table-cell office:value-type="float" office:value="53" calcext:value-type="float">
              <text:p>53</text:p>
            </table:table-cell>
            <table:table-cell table:number-columns-repeated="2" office:value-type="float" office:value="56" calcext:value-type="float">
              <text:p>56</text:p>
            </table:table-cell>
            <table:table-cell office:value-type="float" office:value="61" calcext:value-type="float">
              <text:p>61</text:p>
            </table:table-cell>
            <table:table-cell table:number-columns-repeated="2" office:value-type="float" office:value="67" calcext:value-type="float">
              <text:p>67</text:p>
            </table:table-cell>
            <table:table-cell office:value-type="float" office:value="70" calcext:value-type="float">
              <text:p>7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Kenya</text:p>
              </table:table-cell>
              <table:table-cell office:value-type="float" office:value="-0.0236" calcext:value-type="float">
                <text:p>-0.0236</text:p>
              </table:table-cell>
              <table:table-cell office:value-type="float" office:value="37.9062" calcext:value-type="float">
                <text:p>37.9062</text:p>
              </table:table-cell>
              <table:table-cell table:number-columns-repeated="64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table:number-columns-repeated="3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10" office:value-type="float" office:value="14" calcext:value-type="float">
                <text:p>14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3" office:value-type="float" office:value="24" calcext:value-type="float">
                <text:p>24</text:p>
              </table:table-cell>
              <table:table-cell office:value-type="float" office:value="26" calcext:value-type="float">
                <text:p>26</text:p>
              </table:table-cell>
              <table:table-cell table:number-columns-repeated="2" office:value-type="float" office:value="29" calcext:value-type="float">
                <text:p>29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5" calcext:value-type="float">
                <text:p>45</text:p>
              </table:table-cell>
              <table:table-cell table:number-columns-repeated="8" office:value-type="float" office:value="50" calcext:value-type="float">
                <text:p>50</text:p>
              </table:table-cell>
              <table:table-cell office:value-type="float" office:value="51" calcext:value-type="float">
                <text:p>51</text:p>
              </table:table-cell>
              <table:table-cell table:number-columns-repeated="2" office:value-type="float" office:value="52" calcext:value-type="float">
                <text:p>52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69" calcext:value-type="float">
                <text:p>69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4" calcext:value-type="float">
                <text:p>74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6" calcext:value-type="float">
                <text:p>9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Kenya Result</text:p>
            </table:table-cell>
            <table:table-cell table:number-columns-repeated="2"/>
            <table:table-cell table:number-columns-repeated="64" office:value-type="float" office:value="0" calcext:value-type="float">
              <text:p>0</text:p>
            </table:table-cell>
            <table:table-cell table:number-columns-repeated="7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table:number-columns-repeated="3" office:value-type="float" office:value="6" calcext:value-type="float">
              <text:p>6</text:p>
            </table:table-cell>
            <table:table-cell table:number-columns-repeated="3"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table:number-columns-repeated="2"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table:number-columns-repeated="2"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table:number-columns-repeated="10" office:value-type="float" office:value="14" calcext:value-type="float">
              <text:p>14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table:number-columns-repeated="3" office:value-type="float" office:value="24" calcext:value-type="float">
              <text:p>24</text:p>
            </table:table-cell>
            <table:table-cell office:value-type="float" office:value="26" calcext:value-type="float">
              <text:p>26</text:p>
            </table:table-cell>
            <table:table-cell table:number-columns-repeated="2" office:value-type="float" office:value="29" calcext:value-type="float">
              <text:p>29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5" calcext:value-type="float">
              <text:p>45</text:p>
            </table:table-cell>
            <table:table-cell table:number-columns-repeated="8" office:value-type="float" office:value="50" calcext:value-type="float">
              <text:p>50</text:p>
            </table:table-cell>
            <table:table-cell office:value-type="float" office:value="51" calcext:value-type="float">
              <text:p>51</text:p>
            </table:table-cell>
            <table:table-cell table:number-columns-repeated="2" office:value-type="float" office:value="52" calcext:value-type="float">
              <text:p>52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69" calcext:value-type="float">
              <text:p>69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4" calcext:value-type="float">
              <text:p>74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89" calcext:value-type="float">
              <text:p>89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6" calcext:value-type="float">
              <text:p>9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Korea, South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128" calcext:value-type="float">
                <text:p>128</text:p>
              </table:table-cell>
              <table:table-cell table:number-columns-repeated="29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2" office:value-type="float" office:value="28" calcext:value-type="float">
                <text:p>28</text:p>
              </table:table-cell>
              <table:table-cell table:number-columns-repeated="2" office:value-type="float" office:value="35" calcext:value-type="float">
                <text:p>35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60" calcext:value-type="float">
                <text:p>60</text:p>
              </table:table-cell>
              <table:table-cell table:number-columns-repeated="2" office:value-type="float" office:value="66" calcext:value-type="float">
                <text:p>66</text:p>
              </table:table-cell>
              <table:table-cell office:value-type="float" office:value="72" calcext:value-type="float">
                <text:p>72</text:p>
              </table:table-cell>
              <table:table-cell table:number-columns-repeated="2" office:value-type="float" office:value="75" calcext:value-type="float">
                <text:p>75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102" calcext:value-type="float">
                <text:p>102</text:p>
              </table:table-cell>
              <table:table-cell table:number-columns-repeated="2" office:value-type="float" office:value="111" calcext:value-type="float">
                <text:p>111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39" calcext:value-type="float">
                <text:p>139</text:p>
              </table:table-cell>
              <table:table-cell office:value-type="float" office:value="144" calcext:value-type="float">
                <text:p>144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162" calcext:value-type="float">
                <text:p>162</text:p>
              </table:table-cell>
              <table:table-cell office:value-type="float" office:value="165" calcext:value-type="float">
                <text:p>165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177" calcext:value-type="float">
                <text:p>177</text:p>
              </table:table-cell>
              <table:table-cell office:value-type="float" office:value="183" calcext:value-type="float">
                <text:p>183</text:p>
              </table:table-cell>
              <table:table-cell office:value-type="float" office:value="186" calcext:value-type="float">
                <text:p>186</text:p>
              </table:table-cell>
              <table:table-cell office:value-type="float" office:value="192" calcext:value-type="float">
                <text:p>192</text:p>
              </table:table-cell>
              <table:table-cell office:value-type="float" office:value="200" calcext:value-type="float">
                <text:p>200</text:p>
              </table:table-cell>
              <table:table-cell office:value-type="float" office:value="204" calcext:value-type="float">
                <text:p>204</text:p>
              </table:table-cell>
              <table:table-cell office:value-type="float" office:value="208" calcext:value-type="float">
                <text:p>208</text:p>
              </table:table-cell>
              <table:table-cell office:value-type="float" office:value="211" calcext:value-type="float">
                <text:p>211</text:p>
              </table:table-cell>
              <table:table-cell office:value-type="float" office:value="214" calcext:value-type="float">
                <text:p>214</text:p>
              </table:table-cell>
              <table:table-cell office:value-type="float" office:value="217" calcext:value-type="float">
                <text:p>217</text:p>
              </table:table-cell>
              <table:table-cell office:value-type="float" office:value="222" calcext:value-type="float">
                <text:p>222</text:p>
              </table:table-cell>
              <table:table-cell office:value-type="float" office:value="225" calcext:value-type="float">
                <text:p>225</text:p>
              </table:table-cell>
              <table:table-cell office:value-type="float" office:value="229" calcext:value-type="float">
                <text:p>229</text:p>
              </table:table-cell>
              <table:table-cell office:value-type="float" office:value="230" calcext:value-type="float">
                <text:p>230</text:p>
              </table:table-cell>
              <table:table-cell office:value-type="float" office:value="232" calcext:value-type="float">
                <text:p>232</text:p>
              </table:table-cell>
              <table:table-cell office:value-type="float" office:value="234" calcext:value-type="float">
                <text:p>234</text:p>
              </table:table-cell>
              <table:table-cell office:value-type="float" office:value="236" calcext:value-type="float">
                <text:p>236</text:p>
              </table:table-cell>
              <table:table-cell office:value-type="float" office:value="237" calcext:value-type="float">
                <text:p>237</text:p>
              </table:table-cell>
              <table:table-cell office:value-type="float" office:value="238" calcext:value-type="float">
                <text:p>238</text:p>
              </table:table-cell>
              <table:table-cell table:number-columns-repeated="2" office:value-type="float" office:value="240" calcext:value-type="float">
                <text:p>240</text:p>
              </table:table-cell>
              <table:table-cell office:value-type="float" office:value="242" calcext:value-type="float">
                <text:p>242</text:p>
              </table:table-cell>
              <table:table-cell office:value-type="float" office:value="243" calcext:value-type="float">
                <text:p>243</text:p>
              </table:table-cell>
              <table:table-cell office:value-type="float" office:value="244" calcext:value-type="float">
                <text:p>244</text:p>
              </table:table-cell>
              <table:table-cell office:value-type="float" office:value="246" calcext:value-type="float">
                <text:p>246</text:p>
              </table:table-cell>
              <table:table-cell office:value-type="float" office:value="247" calcext:value-type="float">
                <text:p>247</text:p>
              </table:table-cell>
              <table:table-cell office:value-type="float" office:value="248" calcext:value-type="float">
                <text:p>248</text:p>
              </table:table-cell>
              <table:table-cell table:number-columns-repeated="2" office:value-type="float" office:value="250" calcext:value-type="float">
                <text:p>250</text:p>
              </table:table-cell>
              <table:table-cell office:value-type="float" office:value="252" calcext:value-type="float">
                <text:p>252</text:p>
              </table:table-cell>
              <table:table-cell office:value-type="float" office:value="254" calcext:value-type="float">
                <text:p>254</text:p>
              </table:table-cell>
              <table:table-cell office:value-type="float" office:value="255" calcext:value-type="float">
                <text:p>255</text:p>
              </table:table-cell>
              <table:table-cell table:number-columns-repeated="5" office:value-type="float" office:value="256" calcext:value-type="float">
                <text:p>256</text:p>
              </table:table-cell>
              <table:table-cell office:value-type="float" office:value="258" calcext:value-type="float">
                <text:p>258</text:p>
              </table:table-cell>
              <table:table-cell office:value-type="float" office:value="259" calcext:value-type="float">
                <text:p>259</text:p>
              </table:table-cell>
              <table:table-cell table:number-columns-repeated="2" office:value-type="float" office:value="260" calcext:value-type="float">
                <text:p>260</text:p>
              </table:table-cell>
              <table:table-cell table:number-columns-repeated="2" office:value-type="float" office:value="262" calcext:value-type="float">
                <text:p>262</text:p>
              </table:table-cell>
              <table:table-cell table:number-columns-repeated="3" office:value-type="float" office:value="263" calcext:value-type="float">
                <text:p>263</text:p>
              </table:table-cell>
              <table:table-cell table:number-columns-repeated="2" office:value-type="float" office:value="264" calcext:value-type="float">
                <text:p>264</text:p>
              </table:table-cell>
              <table:table-cell table:number-columns-repeated="2" office:value-type="float" office:value="266" calcext:value-type="float">
                <text:p>266</text:p>
              </table:table-cell>
              <table:table-cell office:value-type="float" office:value="267" calcext:value-type="float">
                <text:p>267</text:p>
              </table:table-cell>
              <table:table-cell table:number-columns-repeated="5" office:value-type="float" office:value="269" calcext:value-type="float">
                <text:p>269</text:p>
              </table:table-cell>
              <table:table-cell office:value-type="float" office:value="270" calcext:value-type="float">
                <text:p>270</text:p>
              </table:table-cell>
              <table:table-cell office:value-type="float" office:value="271" calcext:value-type="float">
                <text:p>271</text:p>
              </table:table-cell>
              <table:table-cell office:value-type="float" office:value="272" calcext:value-type="float">
                <text:p>272</text:p>
              </table:table-cell>
              <table:table-cell table:number-columns-repeated="6" office:value-type="float" office:value="273" calcext:value-type="float">
                <text:p>273</text:p>
              </table:table-cell>
              <table:table-cell office:value-type="float" office:value="274" calcext:value-type="float">
                <text:p>274</text:p>
              </table:table-cell>
              <table:table-cell table:number-columns-repeated="2" office:value-type="float" office:value="276" calcext:value-type="float">
                <text:p>276</text:p>
              </table:table-cell>
              <table:table-cell table:number-columns-repeated="2" office:value-type="float" office:value="277" calcext:value-type="float">
                <text:p>277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Korea, South Result</text:p>
            </table:table-cell>
            <table:table-cell table:number-columns-repeated="2"/>
            <table:table-cell table:number-columns-repeated="29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table:number-columns-repeated="2" office:value-type="float" office:value="13" calcext:value-type="float">
              <text:p>13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table:number-columns-repeated="2" office:value-type="float" office:value="28" calcext:value-type="float">
              <text:p>28</text:p>
            </table:table-cell>
            <table:table-cell table:number-columns-repeated="2" office:value-type="float" office:value="35" calcext:value-type="float">
              <text:p>35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60" calcext:value-type="float">
              <text:p>60</text:p>
            </table:table-cell>
            <table:table-cell table:number-columns-repeated="2" office:value-type="float" office:value="66" calcext:value-type="float">
              <text:p>66</text:p>
            </table:table-cell>
            <table:table-cell office:value-type="float" office:value="72" calcext:value-type="float">
              <text:p>72</text:p>
            </table:table-cell>
            <table:table-cell table:number-columns-repeated="2" office:value-type="float" office:value="75" calcext:value-type="float">
              <text:p>75</text:p>
            </table:table-cell>
            <table:table-cell office:value-type="float" office:value="81" calcext:value-type="float">
              <text:p>81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91" calcext:value-type="float">
              <text:p>91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102" calcext:value-type="float">
              <text:p>102</text:p>
            </table:table-cell>
            <table:table-cell table:number-columns-repeated="2" office:value-type="float" office:value="111" calcext:value-type="float">
              <text:p>111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6" calcext:value-type="float">
              <text:p>126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39" calcext:value-type="float">
              <text:p>139</text:p>
            </table:table-cell>
            <table:table-cell office:value-type="float" office:value="144" calcext:value-type="float">
              <text:p>144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58" calcext:value-type="float">
              <text:p>158</text:p>
            </table:table-cell>
            <table:table-cell office:value-type="float" office:value="162" calcext:value-type="float">
              <text:p>162</text:p>
            </table:table-cell>
            <table:table-cell office:value-type="float" office:value="165" calcext:value-type="float">
              <text:p>165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177" calcext:value-type="float">
              <text:p>177</text:p>
            </table:table-cell>
            <table:table-cell office:value-type="float" office:value="183" calcext:value-type="float">
              <text:p>183</text:p>
            </table:table-cell>
            <table:table-cell office:value-type="float" office:value="186" calcext:value-type="float">
              <text:p>186</text:p>
            </table:table-cell>
            <table:table-cell office:value-type="float" office:value="192" calcext:value-type="float">
              <text:p>192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204" calcext:value-type="float">
              <text:p>204</text:p>
            </table:table-cell>
            <table:table-cell office:value-type="float" office:value="208" calcext:value-type="float">
              <text:p>208</text:p>
            </table:table-cell>
            <table:table-cell office:value-type="float" office:value="211" calcext:value-type="float">
              <text:p>211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17" calcext:value-type="float">
              <text:p>217</text:p>
            </table:table-cell>
            <table:table-cell office:value-type="float" office:value="222" calcext:value-type="float">
              <text:p>222</text:p>
            </table:table-cell>
            <table:table-cell office:value-type="float" office:value="225" calcext:value-type="float">
              <text:p>225</text:p>
            </table:table-cell>
            <table:table-cell office:value-type="float" office:value="229" calcext:value-type="float">
              <text:p>229</text:p>
            </table:table-cell>
            <table:table-cell office:value-type="float" office:value="230" calcext:value-type="float">
              <text:p>230</text:p>
            </table:table-cell>
            <table:table-cell office:value-type="float" office:value="232" calcext:value-type="float">
              <text:p>232</text:p>
            </table:table-cell>
            <table:table-cell office:value-type="float" office:value="234" calcext:value-type="float">
              <text:p>234</text:p>
            </table:table-cell>
            <table:table-cell office:value-type="float" office:value="236" calcext:value-type="float">
              <text:p>236</text:p>
            </table:table-cell>
            <table:table-cell office:value-type="float" office:value="237" calcext:value-type="float">
              <text:p>237</text:p>
            </table:table-cell>
            <table:table-cell office:value-type="float" office:value="238" calcext:value-type="float">
              <text:p>238</text:p>
            </table:table-cell>
            <table:table-cell table:number-columns-repeated="2" office:value-type="float" office:value="240" calcext:value-type="float">
              <text:p>240</text:p>
            </table:table-cell>
            <table:table-cell office:value-type="float" office:value="242" calcext:value-type="float">
              <text:p>242</text:p>
            </table:table-cell>
            <table:table-cell office:value-type="float" office:value="243" calcext:value-type="float">
              <text:p>243</text:p>
            </table:table-cell>
            <table:table-cell office:value-type="float" office:value="244" calcext:value-type="float">
              <text:p>244</text:p>
            </table:table-cell>
            <table:table-cell office:value-type="float" office:value="246" calcext:value-type="float">
              <text:p>246</text:p>
            </table:table-cell>
            <table:table-cell office:value-type="float" office:value="247" calcext:value-type="float">
              <text:p>247</text:p>
            </table:table-cell>
            <table:table-cell office:value-type="float" office:value="248" calcext:value-type="float">
              <text:p>248</text:p>
            </table:table-cell>
            <table:table-cell table:number-columns-repeated="2" office:value-type="float" office:value="250" calcext:value-type="float">
              <text:p>250</text:p>
            </table:table-cell>
            <table:table-cell office:value-type="float" office:value="252" calcext:value-type="float">
              <text:p>252</text:p>
            </table:table-cell>
            <table:table-cell office:value-type="float" office:value="254" calcext:value-type="float">
              <text:p>254</text:p>
            </table:table-cell>
            <table:table-cell office:value-type="float" office:value="255" calcext:value-type="float">
              <text:p>255</text:p>
            </table:table-cell>
            <table:table-cell table:number-columns-repeated="5" office:value-type="float" office:value="256" calcext:value-type="float">
              <text:p>256</text:p>
            </table:table-cell>
            <table:table-cell office:value-type="float" office:value="258" calcext:value-type="float">
              <text:p>258</text:p>
            </table:table-cell>
            <table:table-cell office:value-type="float" office:value="259" calcext:value-type="float">
              <text:p>259</text:p>
            </table:table-cell>
            <table:table-cell table:number-columns-repeated="2" office:value-type="float" office:value="260" calcext:value-type="float">
              <text:p>260</text:p>
            </table:table-cell>
            <table:table-cell table:number-columns-repeated="2" office:value-type="float" office:value="262" calcext:value-type="float">
              <text:p>262</text:p>
            </table:table-cell>
            <table:table-cell table:number-columns-repeated="3" office:value-type="float" office:value="263" calcext:value-type="float">
              <text:p>263</text:p>
            </table:table-cell>
            <table:table-cell table:number-columns-repeated="2" office:value-type="float" office:value="264" calcext:value-type="float">
              <text:p>264</text:p>
            </table:table-cell>
            <table:table-cell table:number-columns-repeated="2" office:value-type="float" office:value="266" calcext:value-type="float">
              <text:p>266</text:p>
            </table:table-cell>
            <table:table-cell office:value-type="float" office:value="267" calcext:value-type="float">
              <text:p>267</text:p>
            </table:table-cell>
            <table:table-cell table:number-columns-repeated="5" office:value-type="float" office:value="269" calcext:value-type="float">
              <text:p>269</text:p>
            </table:table-cell>
            <table:table-cell office:value-type="float" office:value="270" calcext:value-type="float">
              <text:p>270</text:p>
            </table:table-cell>
            <table:table-cell office:value-type="float" office:value="271" calcext:value-type="float">
              <text:p>271</text:p>
            </table:table-cell>
            <table:table-cell office:value-type="float" office:value="272" calcext:value-type="float">
              <text:p>272</text:p>
            </table:table-cell>
            <table:table-cell table:number-columns-repeated="6" office:value-type="float" office:value="273" calcext:value-type="float">
              <text:p>273</text:p>
            </table:table-cell>
            <table:table-cell office:value-type="float" office:value="274" calcext:value-type="float">
              <text:p>274</text:p>
            </table:table-cell>
            <table:table-cell table:number-columns-repeated="2" office:value-type="float" office:value="276" calcext:value-type="float">
              <text:p>276</text:p>
            </table:table-cell>
            <table:table-cell table:number-columns-repeated="2" office:value-type="float" office:value="277" calcext:value-type="float">
              <text:p>277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Kosovo</text:p>
              </table:table-cell>
              <table:table-cell office:value-type="float" office:value="42.602636" calcext:value-type="float">
                <text:p>42.602636</text:p>
              </table:table-cell>
              <table:table-cell office:value-type="float" office:value="20.902977" calcext:value-type="float">
                <text:p>20.902977</text:p>
              </table:table-cell>
              <table:table-cell table:number-columns-repeated="64" office:value-type="float" office:value="0" calcext:value-type="float">
                <text:p>0</text:p>
              </table:table-cell>
              <table:table-cell table:number-columns-repeated="12" office:value-type="float" office:value="1" calcext:value-type="float">
                <text:p>1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4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3"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table:number-columns-repeated="2"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table:number-columns-repeated="7" office:value-type="float" office:value="22" calcext:value-type="float">
                <text:p>22</text:p>
              </table:table-cell>
              <table:table-cell table:number-columns-repeated="3" office:value-type="float" office:value="26" calcext:value-type="float">
                <text:p>26</text:p>
              </table:table-cell>
              <table:table-cell table:number-columns-repeated="2" office:value-type="float" office:value="27" calcext:value-type="float">
                <text:p>27</text:p>
              </table:table-cell>
              <table:table-cell table:number-columns-repeated="3" office:value-type="float" office:value="28" calcext:value-type="float">
                <text:p>28</text:p>
              </table:table-cell>
              <table:table-cell table:number-columns-repeated="13" office:value-type="float" office:value="29" calcext:value-type="float">
                <text:p>29</text:p>
              </table:table-cell>
              <table:table-cell table:number-columns-repeated="14" office:value-type="float" office:value="30" calcext:value-type="float">
                <text:p>30</text:p>
              </table:table-cell>
              <table:table-cell table:number-columns-repeated="5" office:value-type="float" office:value="31" calcext:value-type="float">
                <text:p>3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Kosovo Result</text:p>
            </table:table-cell>
            <table:table-cell table:number-columns-repeated="2"/>
            <table:table-cell table:number-columns-repeated="64" office:value-type="float" office:value="0" calcext:value-type="float">
              <text:p>0</text:p>
            </table:table-cell>
            <table:table-cell table:number-columns-repeated="1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4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11" calcext:value-type="float">
              <text:p>11</text:p>
            </table:table-cell>
            <table:table-cell table:number-columns-repeated="3" office:value-type="float" office:value="12" calcext:value-type="float">
              <text:p>12</text:p>
            </table:table-cell>
            <table:table-cell office:value-type="float" office:value="15" calcext:value-type="float">
              <text:p>15</text:p>
            </table:table-cell>
            <table:table-cell table:number-columns-repeated="2" office:value-type="float" office:value="18" calcext:value-type="float">
              <text:p>18</text:p>
            </table:table-cell>
            <table:table-cell table:number-columns-repeated="2"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table:number-columns-repeated="7" office:value-type="float" office:value="22" calcext:value-type="float">
              <text:p>22</text:p>
            </table:table-cell>
            <table:table-cell table:number-columns-repeated="3" office:value-type="float" office:value="26" calcext:value-type="float">
              <text:p>26</text:p>
            </table:table-cell>
            <table:table-cell table:number-columns-repeated="2" office:value-type="float" office:value="27" calcext:value-type="float">
              <text:p>27</text:p>
            </table:table-cell>
            <table:table-cell table:number-columns-repeated="3" office:value-type="float" office:value="28" calcext:value-type="float">
              <text:p>28</text:p>
            </table:table-cell>
            <table:table-cell table:number-columns-repeated="13" office:value-type="float" office:value="29" calcext:value-type="float">
              <text:p>29</text:p>
            </table:table-cell>
            <table:table-cell table:number-columns-repeated="14" office:value-type="float" office:value="30" calcext:value-type="float">
              <text:p>30</text:p>
            </table:table-cell>
            <table:table-cell table:number-columns-repeated="5" office:value-type="float" office:value="31" calcext:value-type="float">
              <text:p>3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Kuwait</text:p>
              </table:table-cell>
              <table:table-cell office:value-type="float" office:value="29.5" calcext:value-type="float">
                <text:p>29.5</text:p>
              </table:table-cell>
              <table:table-cell office:value-type="float" office:value="47.75" calcext:value-type="float">
                <text:p>47.75</text:p>
              </table:table-cell>
              <table:table-cell table:number-columns-repeated="73" office:value-type="float" office:value="0" calcext:value-type="float">
                <text:p>0</text:p>
              </table:table-cell>
              <table:table-cell table:number-columns-repeated="9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8" calcext:value-type="float">
                <text:p>38</text:p>
              </table:table-cell>
              <table:table-cell table:number-columns-repeated="2"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96" calcext:value-type="float">
                <text:p>96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12" calcext:value-type="float">
                <text:p>112</text:p>
              </table:table-cell>
              <table:table-cell office:value-type="float" office:value="118" calcext:value-type="float">
                <text:p>118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24" calcext:value-type="float">
                <text:p>124</text:p>
              </table:table-cell>
              <table:table-cell office:value-type="float" office:value="129" calcext:value-type="float">
                <text:p>129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156" calcext:value-type="float">
                <text:p>156</text:p>
              </table:table-cell>
              <table:table-cell office:value-type="float" office:value="165" calcext:value-type="float">
                <text:p>165</text:p>
              </table:table-cell>
              <table:table-cell office:value-type="float" office:value="172" calcext:value-type="float">
                <text:p>172</text:p>
              </table:table-cell>
              <table:table-cell office:value-type="float" office:value="175" calcext:value-type="float">
                <text:p>175</text:p>
              </table:table-cell>
              <table:table-cell office:value-type="float" office:value="185" calcext:value-type="float">
                <text:p>185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205" calcext:value-type="float">
                <text:p>205</text:p>
              </table:table-cell>
              <table:table-cell office:value-type="float" office:value="212" calcext:value-type="float">
                <text:p>212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26" calcext:value-type="float">
                <text:p>226</text:p>
              </table:table-cell>
              <table:table-cell office:value-type="float" office:value="230" calcext:value-type="float">
                <text:p>230</text:p>
              </table:table-cell>
              <table:table-cell office:value-type="float" office:value="236" calcext:value-type="float">
                <text:p>236</text:p>
              </table:table-cell>
              <table:table-cell office:value-type="float" office:value="244" calcext:value-type="float">
                <text:p>244</text:p>
              </table:table-cell>
              <table:table-cell office:value-type="float" office:value="254" calcext:value-type="float">
                <text:p>254</text:p>
              </table:table-cell>
              <table:table-cell office:value-type="float" office:value="264" calcext:value-type="float">
                <text:p>264</text:p>
              </table:table-cell>
              <table:table-cell office:value-type="float" office:value="269" calcext:value-type="float">
                <text:p>269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75" calcext:value-type="float">
                <text:p>275</text:p>
              </table:table-cell>
              <table:table-cell office:value-type="float" office:value="279" calcext:value-type="float">
                <text:p>279</text:p>
              </table:table-cell>
              <table:table-cell office:value-type="float" office:value="285" calcext:value-type="float">
                <text:p>28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Kuwait Result</text:p>
            </table:table-cell>
            <table:table-cell table:number-columns-repeated="2"/>
            <table:table-cell table:number-columns-repeated="73" office:value-type="float" office:value="0" calcext:value-type="float">
              <text:p>0</text:p>
            </table:table-cell>
            <table:table-cell table:number-columns-repeated="9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8" calcext:value-type="float">
              <text:p>38</text:p>
            </table:table-cell>
            <table:table-cell table:number-columns-repeated="2"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96" calcext:value-type="float">
              <text:p>96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12" calcext:value-type="float">
              <text:p>112</text:p>
            </table:table-cell>
            <table:table-cell office:value-type="float" office:value="118" calcext:value-type="float">
              <text:p>118</text:p>
            </table:table-cell>
            <table:table-cell office:value-type="float" office:value="121" calcext:value-type="float">
              <text:p>121</text:p>
            </table:table-cell>
            <table:table-cell office:value-type="float" office:value="124" calcext:value-type="float">
              <text:p>124</text:p>
            </table:table-cell>
            <table:table-cell office:value-type="float" office:value="129" calcext:value-type="float">
              <text:p>129</text:p>
            </table:table-cell>
            <table:table-cell office:value-type="float" office:value="138" calcext:value-type="float">
              <text:p>138</text:p>
            </table:table-cell>
            <table:table-cell office:value-type="float" office:value="148" calcext:value-type="float">
              <text:p>148</text:p>
            </table:table-cell>
            <table:table-cell office:value-type="float" office:value="156" calcext:value-type="float">
              <text:p>156</text:p>
            </table:table-cell>
            <table:table-cell office:value-type="float" office:value="165" calcext:value-type="float">
              <text:p>165</text:p>
            </table:table-cell>
            <table:table-cell office:value-type="float" office:value="172" calcext:value-type="float">
              <text:p>172</text:p>
            </table:table-cell>
            <table:table-cell office:value-type="float" office:value="175" calcext:value-type="float">
              <text:p>175</text:p>
            </table:table-cell>
            <table:table-cell office:value-type="float" office:value="185" calcext:value-type="float">
              <text:p>185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205" calcext:value-type="float">
              <text:p>205</text:p>
            </table:table-cell>
            <table:table-cell office:value-type="float" office:value="212" calcext:value-type="float">
              <text:p>212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26" calcext:value-type="float">
              <text:p>226</text:p>
            </table:table-cell>
            <table:table-cell office:value-type="float" office:value="230" calcext:value-type="float">
              <text:p>230</text:p>
            </table:table-cell>
            <table:table-cell office:value-type="float" office:value="236" calcext:value-type="float">
              <text:p>236</text:p>
            </table:table-cell>
            <table:table-cell office:value-type="float" office:value="244" calcext:value-type="float">
              <text:p>244</text:p>
            </table:table-cell>
            <table:table-cell office:value-type="float" office:value="254" calcext:value-type="float">
              <text:p>254</text:p>
            </table:table-cell>
            <table:table-cell office:value-type="float" office:value="264" calcext:value-type="float">
              <text:p>264</text:p>
            </table:table-cell>
            <table:table-cell office:value-type="float" office:value="269" calcext:value-type="float">
              <text:p>269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75" calcext:value-type="float">
              <text:p>275</text:p>
            </table:table-cell>
            <table:table-cell office:value-type="float" office:value="279" calcext:value-type="float">
              <text:p>279</text:p>
            </table:table-cell>
            <table:table-cell office:value-type="float" office:value="285" calcext:value-type="float">
              <text:p>28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Kyrgyzstan</text:p>
              </table:table-cell>
              <table:table-cell office:value-type="float" office:value="41.2044" calcext:value-type="float">
                <text:p>41.2044</text:p>
              </table:table-cell>
              <table:table-cell office:value-type="float" office:value="74.7661" calcext:value-type="float">
                <text:p>74.7661</text:p>
              </table:table-cell>
              <table:table-cell table:number-columns-repeated="72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table:number-columns-repeated="10" office:value-type="float" office:value="5" calcext:value-type="float">
                <text:p>5</text:p>
              </table:table-cell>
              <table:table-cell table:number-columns-repeated="3" office:value-type="float" office:value="7" calcext:value-type="float">
                <text:p>7</text:p>
              </table:table-cell>
              <table:table-cell table:number-columns-repeated="10" office:value-type="float" office:value="8" calcext:value-type="float">
                <text:p>8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9" office:value-type="float" office:value="12" calcext:value-type="float">
                <text:p>12</text:p>
              </table:table-cell>
              <table:table-cell table:number-columns-repeated="10" office:value-type="float" office:value="14" calcext:value-type="float">
                <text:p>14</text:p>
              </table:table-cell>
              <table:table-cell table:number-columns-repeated="8"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table:number-columns-repeated="3"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3" office:value-type="float" office:value="26" calcext:value-type="float">
                <text:p>2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Kyrgyzstan Result</text:p>
            </table:table-cell>
            <table:table-cell table:number-columns-repeated="2"/>
            <table:table-cell table:number-columns-repeated="72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4" office:value-type="float" office:value="4" calcext:value-type="float">
              <text:p>4</text:p>
            </table:table-cell>
            <table:table-cell table:number-columns-repeated="10" office:value-type="float" office:value="5" calcext:value-type="float">
              <text:p>5</text:p>
            </table:table-cell>
            <table:table-cell table:number-columns-repeated="3" office:value-type="float" office:value="7" calcext:value-type="float">
              <text:p>7</text:p>
            </table:table-cell>
            <table:table-cell table:number-columns-repeated="10" office:value-type="float" office:value="8" calcext:value-type="float">
              <text:p>8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table:number-columns-repeated="9" office:value-type="float" office:value="12" calcext:value-type="float">
              <text:p>12</text:p>
            </table:table-cell>
            <table:table-cell table:number-columns-repeated="10" office:value-type="float" office:value="14" calcext:value-type="float">
              <text:p>14</text:p>
            </table:table-cell>
            <table:table-cell table:number-columns-repeated="8"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table:number-columns-repeated="2" office:value-type="float" office:value="20" calcext:value-type="float">
              <text:p>20</text:p>
            </table:table-cell>
            <table:table-cell table:number-columns-repeated="3"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table:number-columns-repeated="3" office:value-type="float" office:value="26" calcext:value-type="float">
              <text:p>2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aos</text:p>
              </table:table-cell>
              <table:table-cell office:value-type="float" office:value="19.85627" calcext:value-type="float">
                <text:p>19.85627</text:p>
              </table:table-cell>
              <table:table-cell office:value-type="float" office:value="102.495496" calcext:value-type="float">
                <text:p>102.495496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aos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atvia</text:p>
              </table:table-cell>
              <table:table-cell office:value-type="float" office:value="56.8796" calcext:value-type="float">
                <text:p>56.8796</text:p>
              </table:table-cell>
              <table:table-cell office:value-type="float" office:value="24.6032" calcext:value-type="float">
                <text:p>24.6032</text:p>
              </table:table-cell>
              <table:table-cell table:number-columns-repeated="72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9" office:value-type="float" office:value="5" calcext:value-type="float">
                <text:p>5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table:number-columns-repeated="3" office:value-type="float" office:value="12" calcext:value-type="float">
                <text:p>12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table:number-columns-repeated="4" office:value-type="float" office:value="16" calcext:value-type="float">
                <text:p>16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table:number-columns-repeated="6" office:value-type="float" office:value="18" calcext:value-type="float">
                <text:p>18</text:p>
              </table:table-cell>
              <table:table-cell table:number-columns-repeated="6" office:value-type="float" office:value="19" calcext:value-type="float">
                <text:p>19</text:p>
              </table:table-cell>
              <table:table-cell table:number-columns-repeated="2" office:value-type="float" office:value="21" calcext:value-type="float">
                <text:p>21</text:p>
              </table:table-cell>
              <table:table-cell table:number-columns-repeated="6"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table:number-columns-repeated="7" office:value-type="float" office:value="24" calcext:value-type="float">
                <text:p>24</text:p>
              </table:table-cell>
              <table:table-cell table:number-columns-repeated="4" office:value-type="float" office:value="25" calcext:value-type="float">
                <text:p>25</text:p>
              </table:table-cell>
              <table:table-cell table:number-columns-repeated="4"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atvia Result</text:p>
            </table:table-cell>
            <table:table-cell table:number-columns-repeated="2"/>
            <table:table-cell table:number-columns-repeated="72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9" office:value-type="float" office:value="5" calcext:value-type="float">
              <text:p>5</text:p>
            </table:table-cell>
            <table:table-cell office:value-type="float" office:value="9" calcext:value-type="float">
              <text:p>9</text:p>
            </table:table-cell>
            <table:table-cell table:number-columns-repeated="2" office:value-type="float" office:value="11" calcext:value-type="float">
              <text:p>11</text:p>
            </table:table-cell>
            <table:table-cell table:number-columns-repeated="3" office:value-type="float" office:value="12" calcext:value-type="float">
              <text:p>12</text:p>
            </table:table-cell>
            <table:table-cell table:number-columns-repeated="2" office:value-type="float" office:value="13" calcext:value-type="float">
              <text:p>13</text:p>
            </table:table-cell>
            <table:table-cell table:number-columns-repeated="2" office:value-type="float" office:value="15" calcext:value-type="float">
              <text:p>15</text:p>
            </table:table-cell>
            <table:table-cell table:number-columns-repeated="4" office:value-type="float" office:value="16" calcext:value-type="float">
              <text:p>16</text:p>
            </table:table-cell>
            <table:table-cell table:number-columns-repeated="2" office:value-type="float" office:value="17" calcext:value-type="float">
              <text:p>17</text:p>
            </table:table-cell>
            <table:table-cell table:number-columns-repeated="6" office:value-type="float" office:value="18" calcext:value-type="float">
              <text:p>18</text:p>
            </table:table-cell>
            <table:table-cell table:number-columns-repeated="6" office:value-type="float" office:value="19" calcext:value-type="float">
              <text:p>19</text:p>
            </table:table-cell>
            <table:table-cell table:number-columns-repeated="2" office:value-type="float" office:value="21" calcext:value-type="float">
              <text:p>21</text:p>
            </table:table-cell>
            <table:table-cell table:number-columns-repeated="6"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table:number-columns-repeated="7" office:value-type="float" office:value="24" calcext:value-type="float">
              <text:p>24</text:p>
            </table:table-cell>
            <table:table-cell table:number-columns-repeated="4" office:value-type="float" office:value="25" calcext:value-type="float">
              <text:p>25</text:p>
            </table:table-cell>
            <table:table-cell table:number-columns-repeated="4"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ebanon</text:p>
              </table:table-cell>
              <table:table-cell office:value-type="float" office:value="33.8547" calcext:value-type="float">
                <text:p>33.8547</text:p>
              </table:table-cell>
              <table:table-cell office:value-type="float" office:value="35.8623" calcext:value-type="float">
                <text:p>35.8623</text:p>
              </table:table-cell>
              <table:table-cell table:number-columns-repeated="48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8" office:value-type="float" office:value="3" calcext:value-type="float">
                <text:p>3</text:p>
              </table:table-cell>
              <table:table-cell table:number-columns-repeated="6"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4" office:value-type="float" office:value="19" calcext:value-type="float">
                <text:p>19</text:p>
              </table:table-cell>
              <table:table-cell table:number-columns-repeated="4" office:value-type="float" office:value="20" calcext:value-type="float">
                <text:p>20</text:p>
              </table:table-cell>
              <table:table-cell table:number-columns-repeated="8" office:value-type="float" office:value="21" calcext:value-type="float">
                <text:p>21</text:p>
              </table:table-cell>
              <table:table-cell table:number-columns-repeated="3" office:value-type="float" office:value="22" calcext:value-type="float">
                <text:p>22</text:p>
              </table:table-cell>
              <table:table-cell table:number-columns-repeated="7" office:value-type="float" office:value="24" calcext:value-type="float">
                <text:p>24</text:p>
              </table:table-cell>
              <table:table-cell table:number-columns-repeated="6" office:value-type="float" office:value="25" calcext:value-type="float">
                <text:p>25</text:p>
              </table:table-cell>
              <table:table-cell table:number-columns-repeated="23" office:value-type="float" office:value="26" calcext:value-type="float">
                <text:p>26</text:p>
              </table:table-cell>
              <table:table-cell table:number-columns-repeated="4" office:value-type="float" office:value="27" calcext:value-type="float">
                <text:p>27</text:p>
              </table:table-cell>
              <table:table-cell table:number-columns-repeated="2" office:value-type="float" office:value="28" calcext:value-type="float">
                <text:p>28</text:p>
              </table:table-cell>
              <table:table-cell office:value-type="float" office:value="29" calcext:value-type="float">
                <text:p>29</text:p>
              </table:table-cell>
              <table:table-cell table:number-columns-repeated="4" office:value-type="float" office:value="30" calcext:value-type="float">
                <text:p>30</text:p>
              </table:table-cell>
              <table:table-cell table:number-columns-repeated="2" office:value-type="float" office:value="31" calcext:value-type="float">
                <text:p>3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ebanon Result</text:p>
            </table:table-cell>
            <table:table-cell table:number-columns-repeated="2"/>
            <table:table-cell table:number-columns-repeated="48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8" office:value-type="float" office:value="3" calcext:value-type="float">
              <text:p>3</text:p>
            </table:table-cell>
            <table:table-cell table:number-columns-repeated="6" office:value-type="float" office:value="4" calcext:value-type="float">
              <text:p>4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6" calcext:value-type="float">
              <text:p>16</text:p>
            </table:table-cell>
            <table:table-cell table:number-columns-repeated="2"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table:number-columns-repeated="4" office:value-type="float" office:value="19" calcext:value-type="float">
              <text:p>19</text:p>
            </table:table-cell>
            <table:table-cell table:number-columns-repeated="4" office:value-type="float" office:value="20" calcext:value-type="float">
              <text:p>20</text:p>
            </table:table-cell>
            <table:table-cell table:number-columns-repeated="8" office:value-type="float" office:value="21" calcext:value-type="float">
              <text:p>21</text:p>
            </table:table-cell>
            <table:table-cell table:number-columns-repeated="3" office:value-type="float" office:value="22" calcext:value-type="float">
              <text:p>22</text:p>
            </table:table-cell>
            <table:table-cell table:number-columns-repeated="7" office:value-type="float" office:value="24" calcext:value-type="float">
              <text:p>24</text:p>
            </table:table-cell>
            <table:table-cell table:number-columns-repeated="6" office:value-type="float" office:value="25" calcext:value-type="float">
              <text:p>25</text:p>
            </table:table-cell>
            <table:table-cell table:number-columns-repeated="23" office:value-type="float" office:value="26" calcext:value-type="float">
              <text:p>26</text:p>
            </table:table-cell>
            <table:table-cell table:number-columns-repeated="4" office:value-type="float" office:value="27" calcext:value-type="float">
              <text:p>27</text:p>
            </table:table-cell>
            <table:table-cell table:number-columns-repeated="2" office:value-type="float" office:value="28" calcext:value-type="float">
              <text:p>28</text:p>
            </table:table-cell>
            <table:table-cell office:value-type="float" office:value="29" calcext:value-type="float">
              <text:p>29</text:p>
            </table:table-cell>
            <table:table-cell table:number-columns-repeated="4" office:value-type="float" office:value="30" calcext:value-type="float">
              <text:p>30</text:p>
            </table:table-cell>
            <table:table-cell table:number-columns-repeated="2" office:value-type="float" office:value="31" calcext:value-type="float">
              <text:p>3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esotho</text:p>
              </table:table-cell>
              <table:table-cell office:value-type="float" office:value="-29.609988" calcext:value-type="float">
                <text:p>-29.609988</text:p>
              </table:table-cell>
              <table:table-cell office:value-type="float" office:value="28.233608" calcext:value-type="float">
                <text:p>28.233608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esotho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iberia</text:p>
              </table:table-cell>
              <table:table-cell office:value-type="float" office:value="6.4281" calcext:value-type="float">
                <text:p>6.4281</text:p>
              </table:table-cell>
              <table:table-cell office:value-type="float" office:value="-9.4295" calcext:value-type="float">
                <text:p>-9.4295</text:p>
              </table:table-cell>
              <table:table-cell table:number-columns-repeated="73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6" office:value-type="float" office:value="8" calcext:value-type="float">
                <text:p>8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table:number-columns-repeated="3" office:value-type="float" office:value="16" calcext:value-type="float">
                <text:p>16</text:p>
              </table:table-cell>
              <table:table-cell table:number-columns-repeated="4" office:value-type="float" office:value="18" calcext:value-type="float">
                <text:p>18</text:p>
              </table:table-cell>
              <table:table-cell table:number-columns-repeated="12"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3"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4" office:value-type="float" office:value="26" calcext:value-type="float">
                <text:p>26</text:p>
              </table:table-cell>
              <table:table-cell table:number-columns-repeated="6" office:value-type="float" office:value="27" calcext:value-type="float">
                <text:p>27</text:p>
              </table:table-cell>
              <table:table-cell table:number-columns-repeated="3" office:value-type="float" office:value="28" calcext:value-type="float">
                <text:p>28</text:p>
              </table:table-cell>
              <table:table-cell table:number-columns-repeated="4" office:value-type="float" office:value="30" calcext:value-type="float">
                <text:p>30</text:p>
              </table:table-cell>
              <table:table-cell table:number-columns-repeated="3" office:value-type="float" office:value="31" calcext:value-type="float">
                <text:p>31</text:p>
              </table:table-cell>
              <table:table-cell office:value-type="float" office:value="32" calcext:value-type="float">
                <text:p>3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iberia Result</text:p>
            </table:table-cell>
            <table:table-cell table:number-columns-repeated="2"/>
            <table:table-cell table:number-columns-repeated="73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table:number-columns-repeated="3" office:value-type="float" office:value="5" calcext:value-type="float">
              <text:p>5</text:p>
            </table:table-cell>
            <table:table-cell table:number-columns-repeated="4"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6" office:value-type="float" office:value="8" calcext:value-type="float">
              <text:p>8</text:p>
            </table:table-cell>
            <table:table-cell office:value-type="float" office:value="11" calcext:value-type="float">
              <text:p>11</text:p>
            </table:table-cell>
            <table:table-cell table:number-columns-repeated="2" office:value-type="float" office:value="12" calcext:value-type="float">
              <text:p>12</text:p>
            </table:table-cell>
            <table:table-cell table:number-columns-repeated="3" office:value-type="float" office:value="16" calcext:value-type="float">
              <text:p>16</text:p>
            </table:table-cell>
            <table:table-cell table:number-columns-repeated="4" office:value-type="float" office:value="18" calcext:value-type="float">
              <text:p>18</text:p>
            </table:table-cell>
            <table:table-cell table:number-columns-repeated="12"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table:number-columns-repeated="3"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table:number-columns-repeated="4" office:value-type="float" office:value="26" calcext:value-type="float">
              <text:p>26</text:p>
            </table:table-cell>
            <table:table-cell table:number-columns-repeated="6" office:value-type="float" office:value="27" calcext:value-type="float">
              <text:p>27</text:p>
            </table:table-cell>
            <table:table-cell table:number-columns-repeated="3" office:value-type="float" office:value="28" calcext:value-type="float">
              <text:p>28</text:p>
            </table:table-cell>
            <table:table-cell table:number-columns-repeated="4" office:value-type="float" office:value="30" calcext:value-type="float">
              <text:p>30</text:p>
            </table:table-cell>
            <table:table-cell table:number-columns-repeated="3" office:value-type="float" office:value="31" calcext:value-type="float">
              <text:p>31</text:p>
            </table:table-cell>
            <table:table-cell office:value-type="float" office:value="32" calcext:value-type="float">
              <text:p>3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ibya</text:p>
              </table:table-cell>
              <table:table-cell office:value-type="float" office:value="26.3351" calcext:value-type="float">
                <text:p>26.3351</text:p>
              </table:table-cell>
              <table:table-cell office:value-type="float" office:value="17.228331" calcext:value-type="float">
                <text:p>17.228331</text:p>
              </table:table-cell>
              <table:table-cell table:number-columns-repeated="71" office:value-type="float" office:value="0" calcext:value-type="float">
                <text:p>0</text:p>
              </table:table-cell>
              <table:table-cell table:number-columns-repeated="21" office:value-type="float" office:value="1" calcext:value-type="float">
                <text:p>1</text:p>
              </table:table-cell>
              <table:table-cell table:number-columns-repeated="7" office:value-type="float" office:value="2" calcext:value-type="float">
                <text:p>2</text:p>
              </table:table-cell>
              <table:table-cell table:number-columns-repeated="27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15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ibya Result</text:p>
            </table:table-cell>
            <table:table-cell table:number-columns-repeated="2"/>
            <table:table-cell table:number-columns-repeated="71" office:value-type="float" office:value="0" calcext:value-type="float">
              <text:p>0</text:p>
            </table:table-cell>
            <table:table-cell table:number-columns-repeated="21" office:value-type="float" office:value="1" calcext:value-type="float">
              <text:p>1</text:p>
            </table:table-cell>
            <table:table-cell table:number-columns-repeated="7" office:value-type="float" office:value="2" calcext:value-type="float">
              <text:p>2</text:p>
            </table:table-cell>
            <table:table-cell table:number-columns-repeated="27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15"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iechtenstein</text:p>
              </table:table-cell>
              <table:table-cell office:value-type="float" office:value="47.14" calcext:value-type="float">
                <text:p>47.14</text:p>
              </table:table-cell>
              <table:table-cell office:value-type="float" office:value="9.55" calcext:value-type="float">
                <text:p>9.55</text:p>
              </table:table-cell>
              <table:table-cell table:number-columns-repeated="73" office:value-type="float" office:value="0" calcext:value-type="float">
                <text:p>0</text:p>
              </table:table-cell>
              <table:table-cell table:number-columns-repeated="70" office:value-type="float" office:value="1" calcext:value-type="float">
                <text:p>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iechtenstein Result</text:p>
            </table:table-cell>
            <table:table-cell table:number-columns-repeated="2"/>
            <table:table-cell table:number-columns-repeated="73" office:value-type="float" office:value="0" calcext:value-type="float">
              <text:p>0</text:p>
            </table:table-cell>
            <table:table-cell table:number-columns-repeated="70" office:value-type="float" office:value="1" calcext:value-type="float">
              <text:p>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ithuania</text:p>
              </table:table-cell>
              <table:table-cell office:value-type="float" office:value="55.1694" calcext:value-type="float">
                <text:p>55.1694</text:p>
              </table:table-cell>
              <table:table-cell office:value-type="float" office:value="23.8813" calcext:value-type="float">
                <text:p>23.8813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3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3"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2"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2" calcext:value-type="float">
                <text:p>32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7" calcext:value-type="float">
                <text:p>37</text:p>
              </table:table-cell>
              <table:table-cell table:number-columns-repeated="2" office:value-type="float" office:value="38" calcext:value-type="float">
                <text:p>38</text:p>
              </table:table-cell>
              <table:table-cell table:number-columns-repeated="2" office:value-type="float" office:value="40" calcext:value-type="float">
                <text:p>40</text:p>
              </table:table-cell>
              <table:table-cell table:number-columns-repeated="3" office:value-type="float" office:value="41" calcext:value-type="float">
                <text:p>41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3" office:value-type="float" office:value="45" calcext:value-type="float">
                <text:p>45</text:p>
              </table:table-cell>
              <table:table-cell table:number-columns-repeated="4" office:value-type="float" office:value="46" calcext:value-type="float">
                <text:p>46</text:p>
              </table:table-cell>
              <table:table-cell office:value-type="float" office:value="48" calcext:value-type="float">
                <text:p>48</text:p>
              </table:table-cell>
              <table:table-cell table:number-columns-repeated="3" office:value-type="float" office:value="49" calcext:value-type="float">
                <text:p>49</text:p>
              </table:table-cell>
              <table:table-cell table:number-columns-repeated="3" office:value-type="float" office:value="50" calcext:value-type="float">
                <text:p>50</text:p>
              </table:table-cell>
              <table:table-cell table:number-columns-repeated="3" office:value-type="float" office:value="54" calcext:value-type="float">
                <text:p>54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9" calcext:value-type="float">
                <text:p>59</text:p>
              </table:table-cell>
              <table:table-cell table:number-columns-repeated="2" office:value-type="float" office:value="60" calcext:value-type="float">
                <text:p>60</text:p>
              </table:table-cell>
              <table:table-cell table:number-columns-repeated="2" office:value-type="float" office:value="61" calcext:value-type="float">
                <text:p>61</text:p>
              </table:table-cell>
              <table:table-cell table:number-columns-repeated="3" office:value-type="float" office:value="63" calcext:value-type="float">
                <text:p>63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66" calcext:value-type="float">
                <text:p>66</text:p>
              </table:table-cell>
              <table:table-cell table:number-columns-repeated="2" office:value-type="float" office:value="68" calcext:value-type="float">
                <text:p>68</text:p>
              </table:table-cell>
              <table:table-cell table:number-columns-repeated="3" office:value-type="float" office:value="70" calcext:value-type="float">
                <text:p>70</text:p>
              </table:table-cell>
              <table:table-cell table:number-columns-repeated="7" office:value-type="float" office:value="71" calcext:value-type="float">
                <text:p>71</text:p>
              </table:table-cell>
              <table:table-cell office:value-type="float" office:value="72" calcext:value-type="float">
                <text:p>72</text:p>
              </table:table-cell>
              <table:table-cell table:number-columns-repeated="3" office:value-type="float" office:value="74" calcext:value-type="float">
                <text:p>7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ithuania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3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table:number-columns-repeated="2"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3" calcext:value-type="float">
              <text:p>13</text:p>
            </table:table-cell>
            <table:table-cell table:number-columns-repeated="3"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2" calcext:value-type="float">
              <text:p>22</text:p>
            </table:table-cell>
            <table:table-cell table:number-columns-repeated="2"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table:number-columns-repeated="2"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7" calcext:value-type="float">
              <text:p>37</text:p>
            </table:table-cell>
            <table:table-cell table:number-columns-repeated="2" office:value-type="float" office:value="38" calcext:value-type="float">
              <text:p>38</text:p>
            </table:table-cell>
            <table:table-cell table:number-columns-repeated="2" office:value-type="float" office:value="40" calcext:value-type="float">
              <text:p>40</text:p>
            </table:table-cell>
            <table:table-cell table:number-columns-repeated="3" office:value-type="float" office:value="41" calcext:value-type="float">
              <text:p>41</text:p>
            </table:table-cell>
            <table:table-cell office:value-type="float" office:value="44" calcext:value-type="float">
              <text:p>44</text:p>
            </table:table-cell>
            <table:table-cell table:number-columns-repeated="3" office:value-type="float" office:value="45" calcext:value-type="float">
              <text:p>45</text:p>
            </table:table-cell>
            <table:table-cell table:number-columns-repeated="4" office:value-type="float" office:value="46" calcext:value-type="float">
              <text:p>46</text:p>
            </table:table-cell>
            <table:table-cell office:value-type="float" office:value="48" calcext:value-type="float">
              <text:p>48</text:p>
            </table:table-cell>
            <table:table-cell table:number-columns-repeated="3" office:value-type="float" office:value="49" calcext:value-type="float">
              <text:p>49</text:p>
            </table:table-cell>
            <table:table-cell table:number-columns-repeated="3" office:value-type="float" office:value="50" calcext:value-type="float">
              <text:p>50</text:p>
            </table:table-cell>
            <table:table-cell table:number-columns-repeated="3" office:value-type="float" office:value="54" calcext:value-type="float">
              <text:p>54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9" calcext:value-type="float">
              <text:p>59</text:p>
            </table:table-cell>
            <table:table-cell table:number-columns-repeated="2" office:value-type="float" office:value="60" calcext:value-type="float">
              <text:p>60</text:p>
            </table:table-cell>
            <table:table-cell table:number-columns-repeated="2" office:value-type="float" office:value="61" calcext:value-type="float">
              <text:p>61</text:p>
            </table:table-cell>
            <table:table-cell table:number-columns-repeated="3" office:value-type="float" office:value="63" calcext:value-type="float">
              <text:p>63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66" calcext:value-type="float">
              <text:p>66</text:p>
            </table:table-cell>
            <table:table-cell table:number-columns-repeated="2" office:value-type="float" office:value="68" calcext:value-type="float">
              <text:p>68</text:p>
            </table:table-cell>
            <table:table-cell table:number-columns-repeated="3" office:value-type="float" office:value="70" calcext:value-type="float">
              <text:p>70</text:p>
            </table:table-cell>
            <table:table-cell table:number-columns-repeated="7" office:value-type="float" office:value="71" calcext:value-type="float">
              <text:p>71</text:p>
            </table:table-cell>
            <table:table-cell office:value-type="float" office:value="72" calcext:value-type="float">
              <text:p>72</text:p>
            </table:table-cell>
            <table:table-cell table:number-columns-repeated="3" office:value-type="float" office:value="74" calcext:value-type="float">
              <text:p>7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Luxembourg</text:p>
              </table:table-cell>
              <table:table-cell office:value-type="float" office:value="49.8153" calcext:value-type="float">
                <text:p>49.8153</text:p>
              </table:table-cell>
              <table:table-cell office:value-type="float" office:value="6.1296" calcext:value-type="float">
                <text:p>6.1296</text:p>
              </table:table-cell>
              <table:table-cell table:number-columns-repeated="52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5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0" calcext:value-type="float">
                <text:p>30</text:p>
              </table:table-cell>
              <table:table-cell table:number-columns-repeated="2" office:value-type="float" office:value="31" calcext:value-type="float">
                <text:p>31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69" calcext:value-type="float">
                <text:p>69</text:p>
              </table:table-cell>
              <table:table-cell office:value-type="float" office:value="67" calcext:value-type="float">
                <text:p>67</text:p>
              </table:table-cell>
              <table:table-cell table:number-columns-repeated="2" office:value-type="float" office:value="69" calcext:value-type="float">
                <text:p>69</text:p>
              </table:table-cell>
              <table:table-cell table:number-columns-repeated="2" office:value-type="float" office:value="72" calcext:value-type="float">
                <text:p>72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3" calcext:value-type="float">
                <text:p>83</text:p>
              </table:table-cell>
              <table:table-cell table:number-columns-repeated="2" office:value-type="float" office:value="85" calcext:value-type="float">
                <text:p>85</text:p>
              </table:table-cell>
              <table:table-cell table:number-columns-repeated="2" office:value-type="float" office:value="88" calcext:value-type="float">
                <text:p>88</text:p>
              </table:table-cell>
              <table:table-cell table:number-columns-repeated="2" office:value-type="float" office:value="89" calcext:value-type="float">
                <text:p>89</text:p>
              </table:table-cell>
              <table:table-cell office:value-type="float" office:value="90" calcext:value-type="float">
                <text:p>90</text:p>
              </table:table-cell>
              <table:table-cell table:number-columns-repeated="2" office:value-type="float" office:value="92" calcext:value-type="float">
                <text:p>92</text:p>
              </table:table-cell>
              <table:table-cell table:number-columns-repeated="3" office:value-type="float" office:value="96" calcext:value-type="float">
                <text:p>96</text:p>
              </table:table-cell>
              <table:table-cell office:value-type="float" office:value="98" calcext:value-type="float">
                <text:p>98</text:p>
              </table:table-cell>
              <table:table-cell table:number-columns-repeated="2" office:value-type="float" office:value="100" calcext:value-type="float">
                <text:p>100</text:p>
              </table:table-cell>
              <table:table-cell table:number-columns-repeated="3" office:value-type="float" office:value="101" calcext:value-type="float">
                <text:p>101</text:p>
              </table:table-cell>
              <table:table-cell office:value-type="float" office:value="102" calcext:value-type="float">
                <text:p>102</text:p>
              </table:table-cell>
              <table:table-cell table:number-columns-repeated="2" office:value-type="float" office:value="103" calcext:value-type="float">
                <text:p>103</text:p>
              </table:table-cell>
              <table:table-cell table:number-columns-repeated="2" office:value-type="float" office:value="104" calcext:value-type="float">
                <text:p>104</text:p>
              </table:table-cell>
              <table:table-cell table:number-columns-repeated="2" office:value-type="float" office:value="107" calcext:value-type="float">
                <text:p>107</text:p>
              </table:table-cell>
              <table:table-cell table:number-columns-repeated="5" office:value-type="float" office:value="109" calcext:value-type="float">
                <text:p>109</text:p>
              </table:table-cell>
              <table:table-cell table:number-columns-repeated="20" office:value-type="float" office:value="110" calcext:value-type="float">
                <text:p>11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Luxembourg Result</text:p>
            </table:table-cell>
            <table:table-cell table:number-columns-repeated="2"/>
            <table:table-cell table:number-columns-repeated="52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4" calcext:value-type="float">
              <text:p>4</text:p>
            </table:table-cell>
            <table:table-cell table:number-columns-repeated="5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0" calcext:value-type="float">
              <text:p>30</text:p>
            </table:table-cell>
            <table:table-cell table:number-columns-repeated="2" office:value-type="float" office:value="31" calcext:value-type="float">
              <text:p>31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69" calcext:value-type="float">
              <text:p>69</text:p>
            </table:table-cell>
            <table:table-cell office:value-type="float" office:value="67" calcext:value-type="float">
              <text:p>67</text:p>
            </table:table-cell>
            <table:table-cell table:number-columns-repeated="2" office:value-type="float" office:value="69" calcext:value-type="float">
              <text:p>69</text:p>
            </table:table-cell>
            <table:table-cell table:number-columns-repeated="2" office:value-type="float" office:value="72" calcext:value-type="float">
              <text:p>72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83" calcext:value-type="float">
              <text:p>83</text:p>
            </table:table-cell>
            <table:table-cell table:number-columns-repeated="2" office:value-type="float" office:value="85" calcext:value-type="float">
              <text:p>85</text:p>
            </table:table-cell>
            <table:table-cell table:number-columns-repeated="2" office:value-type="float" office:value="88" calcext:value-type="float">
              <text:p>88</text:p>
            </table:table-cell>
            <table:table-cell table:number-columns-repeated="2" office:value-type="float" office:value="89" calcext:value-type="float">
              <text:p>89</text:p>
            </table:table-cell>
            <table:table-cell office:value-type="float" office:value="90" calcext:value-type="float">
              <text:p>90</text:p>
            </table:table-cell>
            <table:table-cell table:number-columns-repeated="2" office:value-type="float" office:value="92" calcext:value-type="float">
              <text:p>92</text:p>
            </table:table-cell>
            <table:table-cell table:number-columns-repeated="3" office:value-type="float" office:value="96" calcext:value-type="float">
              <text:p>96</text:p>
            </table:table-cell>
            <table:table-cell office:value-type="float" office:value="98" calcext:value-type="float">
              <text:p>98</text:p>
            </table:table-cell>
            <table:table-cell table:number-columns-repeated="2" office:value-type="float" office:value="100" calcext:value-type="float">
              <text:p>100</text:p>
            </table:table-cell>
            <table:table-cell table:number-columns-repeated="3" office:value-type="float" office:value="101" calcext:value-type="float">
              <text:p>101</text:p>
            </table:table-cell>
            <table:table-cell office:value-type="float" office:value="102" calcext:value-type="float">
              <text:p>102</text:p>
            </table:table-cell>
            <table:table-cell table:number-columns-repeated="2" office:value-type="float" office:value="103" calcext:value-type="float">
              <text:p>103</text:p>
            </table:table-cell>
            <table:table-cell table:number-columns-repeated="2" office:value-type="float" office:value="104" calcext:value-type="float">
              <text:p>104</text:p>
            </table:table-cell>
            <table:table-cell table:number-columns-repeated="2" office:value-type="float" office:value="107" calcext:value-type="float">
              <text:p>107</text:p>
            </table:table-cell>
            <table:table-cell table:number-columns-repeated="5" office:value-type="float" office:value="109" calcext:value-type="float">
              <text:p>109</text:p>
            </table:table-cell>
            <table:table-cell table:number-columns-repeated="20" office:value-type="float" office:value="110" calcext:value-type="float">
              <text:p>11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adagascar</text:p>
              </table:table-cell>
              <table:table-cell office:value-type="float" office:value="-18.7669" calcext:value-type="float">
                <text:p>-18.7669</text:p>
              </table:table-cell>
              <table:table-cell office:value-type="float" office:value="46.8691" calcext:value-type="float">
                <text:p>46.8691</text:p>
              </table:table-cell>
              <table:table-cell table:number-columns-repeated="116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10" office:value-type="float" office:value="2" calcext:value-type="float">
                <text:p>2</text:p>
              </table:table-cell>
              <table:table-cell office:value-type="float" office:value="5" calcext:value-type="float">
                <text:p>5</text:p>
              </table:table-cell>
              <table:table-cell table:number-columns-repeated="5"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3" office:value-type="float" office:value="9" calcext:value-type="float">
                <text:p>9</text:p>
              </table:table-cell>
              <table:table-cell table:number-columns-repeated="3" office:value-type="float" office:value="10" calcext:value-type="float">
                <text:p>1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adagascar Result</text:p>
            </table:table-cell>
            <table:table-cell table:number-columns-repeated="2"/>
            <table:table-cell table:number-columns-repeated="116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10"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table:number-columns-repeated="5"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table:number-columns-repeated="3" office:value-type="float" office:value="9" calcext:value-type="float">
              <text:p>9</text:p>
            </table:table-cell>
            <table:table-cell table:number-columns-repeated="3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alawi</text:p>
              </table:table-cell>
              <table:table-cell office:value-type="float" office:value="-13.254308" calcext:value-type="float">
                <text:p>-13.254308</text:p>
              </table:table-cell>
              <table:table-cell office:value-type="float" office:value="34.301525" calcext:value-type="float">
                <text:p>34.301525</text:p>
              </table:table-cell>
              <table:table-cell table:number-columns-repeated="76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11" office:value-type="float" office:value="2" calcext:value-type="float">
                <text:p>2</text:p>
              </table:table-cell>
              <table:table-cell table:number-columns-repeated="32" office:value-type="float" office:value="3" calcext:value-type="float">
                <text:p>3</text:p>
              </table:table-cell>
              <table:table-cell table:number-columns-repeated="20" office:value-type="float" office:value="4" calcext:value-type="float">
                <text:p>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alawi Result</text:p>
            </table:table-cell>
            <table:table-cell table:number-columns-repeated="2"/>
            <table:table-cell table:number-columns-repeated="76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11" office:value-type="float" office:value="2" calcext:value-type="float">
              <text:p>2</text:p>
            </table:table-cell>
            <table:table-cell table:number-columns-repeated="32" office:value-type="float" office:value="3" calcext:value-type="float">
              <text:p>3</text:p>
            </table:table-cell>
            <table:table-cell table:number-columns-repeated="20" office:value-type="float" office:value="4" calcext:value-type="float">
              <text:p>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alaysia</text:p>
              </table:table-cell>
              <table:table-cell office:value-type="float" office:value="2.5" calcext:value-type="float">
                <text:p>2.5</text:p>
              </table:table-cell>
              <table:table-cell office:value-type="float" office:value="112.5" calcext:value-type="float">
                <text:p>112.5</text:p>
              </table:table-cell>
              <table:table-cell table:number-columns-repeated="55" office:value-type="float" office:value="0" calcext:value-type="float">
                <text:p>0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88" calcext:value-type="float">
                <text:p>88</text:p>
              </table:table-cell>
              <table:table-cell table:number-columns-repeated="2" office:value-type="float" office:value="89" calcext:value-type="float">
                <text:p>89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5" calcext:value-type="float">
                <text:p>95</text:p>
              </table:table-cell>
              <table:table-cell office:value-type="float" office:value="96" calcext:value-type="float">
                <text:p>96</text:p>
              </table:table-cell>
              <table:table-cell table:number-columns-repeated="2" office:value-type="float" office:value="98" calcext:value-type="float">
                <text:p>98</text:p>
              </table:table-cell>
              <table:table-cell office:value-type="float" office:value="99" calcext:value-type="float">
                <text:p>99</text:p>
              </table:table-cell>
              <table:table-cell table:number-columns-repeated="2" office:value-type="float" office:value="100" calcext:value-type="float">
                <text:p>100</text:p>
              </table:table-cell>
              <table:table-cell office:value-type="float" office:value="102" calcext:value-type="float">
                <text:p>102</text:p>
              </table:table-cell>
              <table:table-cell table:number-columns-repeated="2" office:value-type="float" office:value="103" calcext:value-type="float">
                <text:p>103</text:p>
              </table:table-cell>
              <table:table-cell table:number-columns-repeated="2" office:value-type="float" office:value="105" calcext:value-type="float">
                <text:p>105</text:p>
              </table:table-cell>
              <table:table-cell office:value-type="float" office:value="106" calcext:value-type="float">
                <text:p>106</text:p>
              </table:table-cell>
              <table:table-cell table:number-columns-repeated="3" office:value-type="float" office:value="107" calcext:value-type="float">
                <text:p>107</text:p>
              </table:table-cell>
              <table:table-cell table:number-columns-repeated="2" office:value-type="float" office:value="108" calcext:value-type="float">
                <text:p>108</text:p>
              </table:table-cell>
              <table:table-cell table:number-columns-repeated="2" office:value-type="float" office:value="109" calcext:value-type="float">
                <text:p>109</text:p>
              </table:table-cell>
              <table:table-cell office:value-type="float" office:value="111" calcext:value-type="float">
                <text:p>111</text:p>
              </table:table-cell>
              <table:table-cell table:number-columns-repeated="2" office:value-type="float" office:value="112" calcext:value-type="float">
                <text:p>112</text:p>
              </table:table-cell>
              <table:table-cell table:number-columns-repeated="3" office:value-type="float" office:value="113" calcext:value-type="float">
                <text:p>113</text:p>
              </table:table-cell>
              <table:table-cell table:number-columns-repeated="3" office:value-type="float" office:value="114" calcext:value-type="float">
                <text:p>114</text:p>
              </table:table-cell>
              <table:table-cell table:number-columns-repeated="14" office:value-type="float" office:value="115" calcext:value-type="float">
                <text:p>115</text:p>
              </table:table-cell>
              <table:table-cell office:value-type="float" office:value="116" calcext:value-type="float">
                <text:p>116</text:p>
              </table:table-cell>
              <table:table-cell table:number-columns-repeated="4" office:value-type="float" office:value="117" calcext:value-type="float">
                <text:p>117</text:p>
              </table:table-cell>
              <table:table-cell table:number-columns-repeated="2" office:value-type="float" office:value="118" calcext:value-type="float">
                <text:p>118</text:p>
              </table:table-cell>
              <table:table-cell office:value-type="float" office:value="119" calcext:value-type="float">
                <text:p>11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alaysia Result</text:p>
            </table:table-cell>
            <table:table-cell table:number-columns-repeated="2"/>
            <table:table-cell table:number-columns-repeated="55" office:value-type="float" office:value="0" calcext:value-type="float">
              <text:p>0</text:p>
            </table:table-cell>
            <table:table-cell table:number-columns-repeated="3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88" calcext:value-type="float">
              <text:p>88</text:p>
            </table:table-cell>
            <table:table-cell table:number-columns-repeated="2" office:value-type="float" office:value="89" calcext:value-type="float">
              <text:p>89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5" calcext:value-type="float">
              <text:p>95</text:p>
            </table:table-cell>
            <table:table-cell office:value-type="float" office:value="96" calcext:value-type="float">
              <text:p>96</text:p>
            </table:table-cell>
            <table:table-cell table:number-columns-repeated="2" office:value-type="float" office:value="98" calcext:value-type="float">
              <text:p>98</text:p>
            </table:table-cell>
            <table:table-cell office:value-type="float" office:value="99" calcext:value-type="float">
              <text:p>99</text:p>
            </table:table-cell>
            <table:table-cell table:number-columns-repeated="2" office:value-type="float" office:value="100" calcext:value-type="float">
              <text:p>100</text:p>
            </table:table-cell>
            <table:table-cell office:value-type="float" office:value="102" calcext:value-type="float">
              <text:p>102</text:p>
            </table:table-cell>
            <table:table-cell table:number-columns-repeated="2" office:value-type="float" office:value="103" calcext:value-type="float">
              <text:p>103</text:p>
            </table:table-cell>
            <table:table-cell table:number-columns-repeated="2" office:value-type="float" office:value="105" calcext:value-type="float">
              <text:p>105</text:p>
            </table:table-cell>
            <table:table-cell office:value-type="float" office:value="106" calcext:value-type="float">
              <text:p>106</text:p>
            </table:table-cell>
            <table:table-cell table:number-columns-repeated="3" office:value-type="float" office:value="107" calcext:value-type="float">
              <text:p>107</text:p>
            </table:table-cell>
            <table:table-cell table:number-columns-repeated="2" office:value-type="float" office:value="108" calcext:value-type="float">
              <text:p>108</text:p>
            </table:table-cell>
            <table:table-cell table:number-columns-repeated="2" office:value-type="float" office:value="109" calcext:value-type="float">
              <text:p>109</text:p>
            </table:table-cell>
            <table:table-cell office:value-type="float" office:value="111" calcext:value-type="float">
              <text:p>111</text:p>
            </table:table-cell>
            <table:table-cell table:number-columns-repeated="2" office:value-type="float" office:value="112" calcext:value-type="float">
              <text:p>112</text:p>
            </table:table-cell>
            <table:table-cell table:number-columns-repeated="3" office:value-type="float" office:value="113" calcext:value-type="float">
              <text:p>113</text:p>
            </table:table-cell>
            <table:table-cell table:number-columns-repeated="3" office:value-type="float" office:value="114" calcext:value-type="float">
              <text:p>114</text:p>
            </table:table-cell>
            <table:table-cell table:number-columns-repeated="14" office:value-type="float" office:value="115" calcext:value-type="float">
              <text:p>115</text:p>
            </table:table-cell>
            <table:table-cell office:value-type="float" office:value="116" calcext:value-type="float">
              <text:p>116</text:p>
            </table:table-cell>
            <table:table-cell table:number-columns-repeated="4" office:value-type="float" office:value="117" calcext:value-type="float">
              <text:p>117</text:p>
            </table:table-cell>
            <table:table-cell table:number-columns-repeated="2" office:value-type="float" office:value="118" calcext:value-type="float">
              <text:p>118</text:p>
            </table:table-cell>
            <table:table-cell office:value-type="float" office:value="119" calcext:value-type="float">
              <text:p>11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aldives</text:p>
              </table:table-cell>
              <table:table-cell office:value-type="float" office:value="3.2028" calcext:value-type="float">
                <text:p>3.2028</text:p>
              </table:table-cell>
              <table:table-cell office:value-type="float" office:value="73.2207" calcext:value-type="float">
                <text:p>73.2207</text:p>
              </table:table-cell>
              <table:table-cell table:number-columns-repeated="98" office:value-type="float" office:value="0" calcext:value-type="float">
                <text:p>0</text:p>
              </table:table-cell>
              <table:table-cell table:number-columns-repeated="6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6" office:value-type="float" office:value="3" calcext:value-type="float">
                <text:p>3</text:p>
              </table:table-cell>
              <table:table-cell table:number-columns-repeated="13" office:value-type="float" office:value="4" calcext:value-type="float">
                <text:p>4</text:p>
              </table:table-cell>
              <table:table-cell table:number-columns-repeated="6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4" office:value-type="float" office:value="7" calcext:value-type="float">
                <text:p>7</text:p>
              </table:table-cell>
              <table:table-cell table:number-columns-repeated="7" office:value-type="float" office:value="8" calcext:value-type="float">
                <text:p>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aldives Result</text:p>
            </table:table-cell>
            <table:table-cell table:number-columns-repeated="2"/>
            <table:table-cell table:number-columns-repeated="98" office:value-type="float" office:value="0" calcext:value-type="float">
              <text:p>0</text:p>
            </table:table-cell>
            <table:table-cell table:number-columns-repeated="6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6" office:value-type="float" office:value="3" calcext:value-type="float">
              <text:p>3</text:p>
            </table:table-cell>
            <table:table-cell table:number-columns-repeated="13" office:value-type="float" office:value="4" calcext:value-type="float">
              <text:p>4</text:p>
            </table:table-cell>
            <table:table-cell table:number-columns-repeated="6"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4" office:value-type="float" office:value="7" calcext:value-type="float">
              <text:p>7</text:p>
            </table:table-cell>
            <table:table-cell table:number-columns-repeated="7" office:value-type="float" office:value="8" calcext:value-type="float">
              <text:p>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ali</text:p>
              </table:table-cell>
              <table:table-cell office:value-type="float" office:value="17.570692" calcext:value-type="float">
                <text:p>17.570692</text:p>
              </table:table-cell>
              <table:table-cell office:value-type="float" office:value="-3.996166" calcext:value-type="float">
                <text:p>-3.996166</text:p>
              </table:table-cell>
              <table:table-cell table:number-columns-repeated="67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table:number-columns-repeated="4"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5" office:value-type="float" office:value="13" calcext:value-type="float">
                <text:p>13</text:p>
              </table:table-cell>
              <table:table-cell table:number-columns-repeated="3" office:value-type="float" office:value="14" calcext:value-type="float">
                <text:p>14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3" office:value-type="float" office:value="21" calcext:value-type="float">
                <text:p>21</text:p>
              </table:table-cell>
              <table:table-cell table:number-columns-repeated="2"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25" calcext:value-type="float">
                <text:p>25</text:p>
              </table:table-cell>
              <table:table-cell table:number-columns-repeated="3"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9" calcext:value-type="float">
                <text:p>29</text:p>
              </table:table-cell>
              <table:table-cell table:number-columns-repeated="3" office:value-type="float" office:value="32" calcext:value-type="float">
                <text:p>32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2" office:value-type="float" office:value="46" calcext:value-type="float">
                <text:p>46</text:p>
              </table:table-cell>
              <table:table-cell office:value-type="float" office:value="48" calcext:value-type="float">
                <text:p>48</text:p>
              </table:table-cell>
              <table:table-cell table:number-columns-repeated="2" office:value-type="float" office:value="52" calcext:value-type="float">
                <text:p>52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67" calcext:value-type="float">
                <text:p>67</text:p>
              </table:table-cell>
              <table:table-cell table:number-columns-repeated="2" office:value-type="float" office:value="70" calcext:value-type="float">
                <text:p>70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78" calcext:value-type="float">
                <text:p>78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87" calcext:value-type="float">
                <text:p>87</text:p>
              </table:table-cell>
              <table:table-cell table:number-columns-repeated="2" office:value-type="float" office:value="90" calcext:value-type="float">
                <text:p>90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6" calcext:value-type="float">
                <text:p>96</text:p>
              </table:table-cell>
              <table:table-cell office:value-type="float" office:value="97" calcext:value-type="float">
                <text:p>97</text:p>
              </table:table-cell>
              <table:table-cell office:value-type="float" office:value="101" calcext:value-type="float">
                <text:p>10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ali Result</text:p>
            </table:table-cell>
            <table:table-cell table:number-columns-repeated="2"/>
            <table:table-cell table:number-columns-repeated="67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4" office:value-type="float" office:value="3" calcext:value-type="float">
              <text:p>3</text:p>
            </table:table-cell>
            <table:table-cell table:number-columns-repeated="3" office:value-type="float" office:value="5" calcext:value-type="float">
              <text:p>5</text:p>
            </table:table-cell>
            <table:table-cell table:number-columns-repeated="4"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table:number-columns-repeated="5" office:value-type="float" office:value="13" calcext:value-type="float">
              <text:p>13</text:p>
            </table:table-cell>
            <table:table-cell table:number-columns-repeated="3" office:value-type="float" office:value="14" calcext:value-type="float">
              <text:p>14</text:p>
            </table:table-cell>
            <table:table-cell office:value-type="float" office:value="17" calcext:value-type="float">
              <text:p>17</text:p>
            </table:table-cell>
            <table:table-cell table:number-columns-repeated="3" office:value-type="float" office:value="21" calcext:value-type="float">
              <text:p>21</text:p>
            </table:table-cell>
            <table:table-cell table:number-columns-repeated="2"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25" calcext:value-type="float">
              <text:p>25</text:p>
            </table:table-cell>
            <table:table-cell table:number-columns-repeated="3"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29" calcext:value-type="float">
              <text:p>29</text:p>
            </table:table-cell>
            <table:table-cell table:number-columns-repeated="3" office:value-type="float" office:value="32" calcext:value-type="float">
              <text:p>32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4" calcext:value-type="float">
              <text:p>44</text:p>
            </table:table-cell>
            <table:table-cell table:number-columns-repeated="2" office:value-type="float" office:value="46" calcext:value-type="float">
              <text:p>46</text:p>
            </table:table-cell>
            <table:table-cell office:value-type="float" office:value="48" calcext:value-type="float">
              <text:p>48</text:p>
            </table:table-cell>
            <table:table-cell table:number-columns-repeated="2" office:value-type="float" office:value="52" calcext:value-type="float">
              <text:p>52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67" calcext:value-type="float">
              <text:p>67</text:p>
            </table:table-cell>
            <table:table-cell table:number-columns-repeated="2" office:value-type="float" office:value="70" calcext:value-type="float">
              <text:p>70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77" calcext:value-type="float">
              <text:p>77</text:p>
            </table:table-cell>
            <table:table-cell table:number-columns-repeated="2" office:value-type="float" office:value="78" calcext:value-type="float">
              <text:p>78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87" calcext:value-type="float">
              <text:p>87</text:p>
            </table:table-cell>
            <table:table-cell table:number-columns-repeated="2" office:value-type="float" office:value="90" calcext:value-type="float">
              <text:p>90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96" calcext:value-type="float">
              <text:p>96</text:p>
            </table:table-cell>
            <table:table-cell office:value-type="float" office:value="97" calcext:value-type="float">
              <text:p>97</text:p>
            </table:table-cell>
            <table:table-cell office:value-type="float" office:value="101" calcext:value-type="float">
              <text:p>10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alta</text:p>
              </table:table-cell>
              <table:table-cell office:value-type="float" office:value="35.9375" calcext:value-type="float">
                <text:p>35.9375</text:p>
              </table:table-cell>
              <table:table-cell office:value-type="float" office:value="14.3754" calcext:value-type="float">
                <text:p>14.3754</text:p>
              </table:table-cell>
              <table:table-cell table:number-columns-repeated="77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14" office:value-type="float" office:value="3" calcext:value-type="float">
                <text:p>3</text:p>
              </table:table-cell>
              <table:table-cell table:number-columns-repeated="10" office:value-type="float" office:value="4" calcext:value-type="float">
                <text:p>4</text:p>
              </table:table-cell>
              <table:table-cell table:number-columns-repeated="8" office:value-type="float" office:value="5" calcext:value-type="float">
                <text:p>5</text:p>
              </table:table-cell>
              <table:table-cell table:number-columns-repeated="14"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15" office:value-type="float" office:value="9" calcext:value-type="float">
                <text:p>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alta Result</text:p>
            </table:table-cell>
            <table:table-cell table:number-columns-repeated="2"/>
            <table:table-cell table:number-columns-repeated="77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14" office:value-type="float" office:value="3" calcext:value-type="float">
              <text:p>3</text:p>
            </table:table-cell>
            <table:table-cell table:number-columns-repeated="10" office:value-type="float" office:value="4" calcext:value-type="float">
              <text:p>4</text:p>
            </table:table-cell>
            <table:table-cell table:number-columns-repeated="8" office:value-type="float" office:value="5" calcext:value-type="float">
              <text:p>5</text:p>
            </table:table-cell>
            <table:table-cell table:number-columns-repeated="14"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15" office:value-type="float" office:value="9" calcext:value-type="float">
              <text:p>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auritania</text:p>
              </table:table-cell>
              <table:table-cell office:value-type="float" office:value="21.0079" calcext:value-type="float">
                <text:p>21.0079</text:p>
              </table:table-cell>
              <table:table-cell office:value-type="float" office:value="10.9408" calcext:value-type="float">
                <text:p>10.9408</text:p>
              </table:table-cell>
              <table:table-cell table:number-columns-repeated="68" office:value-type="float" office:value="0" calcext:value-type="float">
                <text:p>0</text:p>
              </table:table-cell>
              <table:table-cell table:number-columns-repeated="44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5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3" office:value-type="float" office:value="6" calcext:value-type="float">
                <text:p>6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9" calcext:value-type="float">
                <text:p>19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table:number-columns-repeated="2" office:value-type="float" office:value="23" calcext:value-type="float">
                <text:p>23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4" calcext:value-type="float">
                <text:p>74</text:p>
              </table:table-cell>
              <table:table-cell office:value-type="float" office:value="81" calcext:value-type="float">
                <text:p>8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auritania Result</text:p>
            </table:table-cell>
            <table:table-cell table:number-columns-repeated="2"/>
            <table:table-cell table:number-columns-repeated="68" office:value-type="float" office:value="0" calcext:value-type="float">
              <text:p>0</text:p>
            </table:table-cell>
            <table:table-cell table:number-columns-repeated="44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5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3" office:value-type="float" office:value="6" calcext:value-type="float">
              <text:p>6</text:p>
            </table:table-cell>
            <table:table-cell office:value-type="float" office:value="9" calcext:value-type="float">
              <text:p>9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9" calcext:value-type="float">
              <text:p>19</text:p>
            </table:table-cell>
            <table:table-cell table:number-columns-repeated="2" office:value-type="float" office:value="20" calcext:value-type="float">
              <text:p>20</text:p>
            </table:table-cell>
            <table:table-cell table:number-columns-repeated="2" office:value-type="float" office:value="23" calcext:value-type="float">
              <text:p>23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4" calcext:value-type="float">
              <text:p>74</text:p>
            </table:table-cell>
            <table:table-cell office:value-type="float" office:value="81" calcext:value-type="float">
              <text:p>8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auritius</text:p>
              </table:table-cell>
              <table:table-cell office:value-type="float" office:value="-20.2" calcext:value-type="float">
                <text:p>-20.2</text:p>
              </table:table-cell>
              <table:table-cell office:value-type="float" office:value="57.5" calcext:value-type="float">
                <text:p>57.5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8" office:value-type="float" office:value="7" calcext:value-type="float">
                <text:p>7</text:p>
              </table:table-cell>
              <table:table-cell table:number-columns-repeated="17" office:value-type="float" office:value="9" calcext:value-type="float">
                <text:p>9</text:p>
              </table:table-cell>
              <table:table-cell table:number-columns-repeated="47" office:value-type="float" office:value="10" calcext:value-type="float">
                <text:p>1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auritius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7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8" office:value-type="float" office:value="7" calcext:value-type="float">
              <text:p>7</text:p>
            </table:table-cell>
            <table:table-cell table:number-columns-repeated="17" office:value-type="float" office:value="9" calcext:value-type="float">
              <text:p>9</text:p>
            </table:table-cell>
            <table:table-cell table:number-columns-repeated="47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exico</text:p>
              </table:table-cell>
              <table:table-cell office:value-type="float" office:value="23.6345" calcext:value-type="float">
                <text:p>23.6345</text:p>
              </table:table-cell>
              <table:table-cell office:value-type="float" office:value="-102.5528" calcext:value-type="float">
                <text:p>-102.5528</text:p>
              </table:table-cell>
              <table:table-cell table:number-columns-repeated="57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125" calcext:value-type="float">
                <text:p>125</text:p>
              </table:table-cell>
              <table:table-cell office:value-type="float" office:value="141" calcext:value-type="float">
                <text:p>141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96" calcext:value-type="float">
                <text:p>296</text:p>
              </table:table-cell>
              <table:table-cell office:value-type="float" office:value="332" calcext:value-type="float">
                <text:p>332</text:p>
              </table:table-cell>
              <table:table-cell office:value-type="float" office:value="406" calcext:value-type="float">
                <text:p>406</text:p>
              </table:table-cell>
              <table:table-cell office:value-type="float" office:value="449" calcext:value-type="float">
                <text:p>449</text:p>
              </table:table-cell>
              <table:table-cell office:value-type="float" office:value="486" calcext:value-type="float">
                <text:p>486</text:p>
              </table:table-cell>
              <table:table-cell office:value-type="float" office:value="546" calcext:value-type="float">
                <text:p>546</text:p>
              </table:table-cell>
              <table:table-cell office:value-type="float" office:value="650" calcext:value-type="float">
                <text:p>650</text:p>
              </table:table-cell>
              <table:table-cell office:value-type="float" office:value="686" calcext:value-type="float">
                <text:p>686</text:p>
              </table:table-cell>
              <table:table-cell office:value-type="float" office:value="712" calcext:value-type="float">
                <text:p>712</text:p>
              </table:table-cell>
              <table:table-cell office:value-type="float" office:value="857" calcext:value-type="float">
                <text:p>857</text:p>
              </table:table-cell>
              <table:table-cell office:value-type="float" office:value="970" calcext:value-type="float">
                <text:p>970</text:p>
              </table:table-cell>
              <table:table-cell office:value-type="float" office:value="1069" calcext:value-type="float">
                <text:p>1069</text:p>
              </table:table-cell>
              <table:table-cell office:value-type="float" office:value="1221" calcext:value-type="float">
                <text:p>1221</text:p>
              </table:table-cell>
              <table:table-cell office:value-type="float" office:value="1305" calcext:value-type="float">
                <text:p>1305</text:p>
              </table:table-cell>
              <table:table-cell office:value-type="float" office:value="1351" calcext:value-type="float">
                <text:p>1351</text:p>
              </table:table-cell>
              <table:table-cell office:value-type="float" office:value="1434" calcext:value-type="float">
                <text:p>1434</text:p>
              </table:table-cell>
              <table:table-cell office:value-type="float" office:value="1569" calcext:value-type="float">
                <text:p>1569</text:p>
              </table:table-cell>
              <table:table-cell office:value-type="float" office:value="1732" calcext:value-type="float">
                <text:p>1732</text:p>
              </table:table-cell>
              <table:table-cell office:value-type="float" office:value="1859" calcext:value-type="float">
                <text:p>1859</text:p>
              </table:table-cell>
              <table:table-cell office:value-type="float" office:value="1972" calcext:value-type="float">
                <text:p>1972</text:p>
              </table:table-cell>
              <table:table-cell office:value-type="float" office:value="2061" calcext:value-type="float">
                <text:p>2061</text:p>
              </table:table-cell>
              <table:table-cell office:value-type="float" office:value="2154" calcext:value-type="float">
                <text:p>2154</text:p>
              </table:table-cell>
              <table:table-cell office:value-type="float" office:value="2271" calcext:value-type="float">
                <text:p>2271</text:p>
              </table:table-cell>
              <table:table-cell office:value-type="float" office:value="2507" calcext:value-type="float">
                <text:p>2507</text:p>
              </table:table-cell>
              <table:table-cell office:value-type="float" office:value="2704" calcext:value-type="float">
                <text:p>2704</text:p>
              </table:table-cell>
              <table:table-cell office:value-type="float" office:value="2961" calcext:value-type="float">
                <text:p>2961</text:p>
              </table:table-cell>
              <table:table-cell office:value-type="float" office:value="3160" calcext:value-type="float">
                <text:p>3160</text:p>
              </table:table-cell>
              <table:table-cell office:value-type="float" office:value="3353" calcext:value-type="float">
                <text:p>3353</text:p>
              </table:table-cell>
              <table:table-cell office:value-type="float" office:value="3465" calcext:value-type="float">
                <text:p>3465</text:p>
              </table:table-cell>
              <table:table-cell office:value-type="float" office:value="3573" calcext:value-type="float">
                <text:p>3573</text:p>
              </table:table-cell>
              <table:table-cell office:value-type="float" office:value="3926" calcext:value-type="float">
                <text:p>3926</text:p>
              </table:table-cell>
              <table:table-cell office:value-type="float" office:value="4220" calcext:value-type="float">
                <text:p>4220</text:p>
              </table:table-cell>
              <table:table-cell office:value-type="float" office:value="4477" calcext:value-type="float">
                <text:p>4477</text:p>
              </table:table-cell>
              <table:table-cell office:value-type="float" office:value="4767" calcext:value-type="float">
                <text:p>4767</text:p>
              </table:table-cell>
              <table:table-cell office:value-type="float" office:value="5045" calcext:value-type="float">
                <text:p>5045</text:p>
              </table:table-cell>
              <table:table-cell office:value-type="float" office:value="5177" calcext:value-type="float">
                <text:p>5177</text:p>
              </table:table-cell>
              <table:table-cell office:value-type="float" office:value="5332" calcext:value-type="float">
                <text:p>5332</text:p>
              </table:table-cell>
              <table:table-cell office:value-type="float" office:value="5666" calcext:value-type="float">
                <text:p>5666</text:p>
              </table:table-cell>
              <table:table-cell office:value-type="float" office:value="6090" calcext:value-type="float">
                <text:p>6090</text:p>
              </table:table-cell>
              <table:table-cell office:value-type="float" office:value="6510" calcext:value-type="float">
                <text:p>6510</text:p>
              </table:table-cell>
              <table:table-cell office:value-type="float" office:value="6989" calcext:value-type="float">
                <text:p>6989</text:p>
              </table:table-cell>
              <table:table-cell office:value-type="float" office:value="7179" calcext:value-type="float">
                <text:p>7179</text:p>
              </table:table-cell>
              <table:table-cell office:value-type="float" office:value="7394" calcext:value-type="float">
                <text:p>7394</text:p>
              </table:table-cell>
              <table:table-cell office:value-type="float" office:value="7633" calcext:value-type="float">
                <text:p>7633</text:p>
              </table:table-cell>
              <table:table-cell office:value-type="float" office:value="8134" calcext:value-type="float">
                <text:p>8134</text:p>
              </table:table-cell>
              <table:table-cell office:value-type="float" office:value="8597" calcext:value-type="float">
                <text:p>8597</text:p>
              </table:table-cell>
              <table:table-cell office:value-type="float" office:value="9044" calcext:value-type="float">
                <text:p>9044</text:p>
              </table:table-cell>
              <table:table-cell office:value-type="float" office:value="9415" calcext:value-type="float">
                <text:p>9415</text:p>
              </table:table-cell>
              <table:table-cell office:value-type="float" office:value="9779" calcext:value-type="float">
                <text:p>9779</text:p>
              </table:table-cell>
              <table:table-cell office:value-type="float" office:value="9930" calcext:value-type="float">
                <text:p>9930</text:p>
              </table:table-cell>
              <table:table-cell office:value-type="float" office:value="10167" calcext:value-type="float">
                <text:p>10167</text:p>
              </table:table-cell>
              <table:table-cell office:value-type="float" office:value="10637" calcext:value-type="float">
                <text:p>10637</text:p>
              </table:table-cell>
              <table:table-cell office:value-type="float" office:value="11729" calcext:value-type="float">
                <text:p>11729</text:p>
              </table:table-cell>
              <table:table-cell office:value-type="float" office:value="12545" calcext:value-type="float">
                <text:p>12545</text:p>
              </table:table-cell>
              <table:table-cell office:value-type="float" office:value="13170" calcext:value-type="float">
                <text:p>13170</text:p>
              </table:table-cell>
              <table:table-cell office:value-type="float" office:value="13511" calcext:value-type="float">
                <text:p>13511</text:p>
              </table:table-cell>
              <table:table-cell office:value-type="float" office:value="13699" calcext:value-type="float">
                <text:p>13699</text:p>
              </table:table-cell>
              <table:table-cell office:value-type="float" office:value="14053" calcext:value-type="float">
                <text:p>14053</text:p>
              </table:table-cell>
              <table:table-cell office:value-type="float" office:value="14649" calcext:value-type="float">
                <text:p>14649</text:p>
              </table:table-cell>
              <table:table-cell office:value-type="float" office:value="15357" calcext:value-type="float">
                <text:p>15357</text:p>
              </table:table-cell>
              <table:table-cell office:value-type="float" office:value="15944" calcext:value-type="float">
                <text:p>15944</text:p>
              </table:table-cell>
              <table:table-cell office:value-type="float" office:value="16448" calcext:value-type="float">
                <text:p>1644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exico Result</text:p>
            </table:table-cell>
            <table:table-cell table:number-columns-repeated="2"/>
            <table:table-cell table:number-columns-repeated="57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125" calcext:value-type="float">
              <text:p>125</text:p>
            </table:table-cell>
            <table:table-cell office:value-type="float" office:value="141" calcext:value-type="float">
              <text:p>141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233" calcext:value-type="float">
              <text:p>233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96" calcext:value-type="float">
              <text:p>296</text:p>
            </table:table-cell>
            <table:table-cell office:value-type="float" office:value="332" calcext:value-type="float">
              <text:p>332</text:p>
            </table:table-cell>
            <table:table-cell office:value-type="float" office:value="406" calcext:value-type="float">
              <text:p>406</text:p>
            </table:table-cell>
            <table:table-cell office:value-type="float" office:value="449" calcext:value-type="float">
              <text:p>449</text:p>
            </table:table-cell>
            <table:table-cell office:value-type="float" office:value="486" calcext:value-type="float">
              <text:p>486</text:p>
            </table:table-cell>
            <table:table-cell office:value-type="float" office:value="546" calcext:value-type="float">
              <text:p>546</text:p>
            </table:table-cell>
            <table:table-cell office:value-type="float" office:value="650" calcext:value-type="float">
              <text:p>650</text:p>
            </table:table-cell>
            <table:table-cell office:value-type="float" office:value="686" calcext:value-type="float">
              <text:p>686</text:p>
            </table:table-cell>
            <table:table-cell office:value-type="float" office:value="712" calcext:value-type="float">
              <text:p>712</text:p>
            </table:table-cell>
            <table:table-cell office:value-type="float" office:value="857" calcext:value-type="float">
              <text:p>857</text:p>
            </table:table-cell>
            <table:table-cell office:value-type="float" office:value="970" calcext:value-type="float">
              <text:p>970</text:p>
            </table:table-cell>
            <table:table-cell office:value-type="float" office:value="1069" calcext:value-type="float">
              <text:p>1069</text:p>
            </table:table-cell>
            <table:table-cell office:value-type="float" office:value="1221" calcext:value-type="float">
              <text:p>1221</text:p>
            </table:table-cell>
            <table:table-cell office:value-type="float" office:value="1305" calcext:value-type="float">
              <text:p>1305</text:p>
            </table:table-cell>
            <table:table-cell office:value-type="float" office:value="1351" calcext:value-type="float">
              <text:p>1351</text:p>
            </table:table-cell>
            <table:table-cell office:value-type="float" office:value="1434" calcext:value-type="float">
              <text:p>1434</text:p>
            </table:table-cell>
            <table:table-cell office:value-type="float" office:value="1569" calcext:value-type="float">
              <text:p>1569</text:p>
            </table:table-cell>
            <table:table-cell office:value-type="float" office:value="1732" calcext:value-type="float">
              <text:p>1732</text:p>
            </table:table-cell>
            <table:table-cell office:value-type="float" office:value="1859" calcext:value-type="float">
              <text:p>1859</text:p>
            </table:table-cell>
            <table:table-cell office:value-type="float" office:value="1972" calcext:value-type="float">
              <text:p>1972</text:p>
            </table:table-cell>
            <table:table-cell office:value-type="float" office:value="2061" calcext:value-type="float">
              <text:p>2061</text:p>
            </table:table-cell>
            <table:table-cell office:value-type="float" office:value="2154" calcext:value-type="float">
              <text:p>2154</text:p>
            </table:table-cell>
            <table:table-cell office:value-type="float" office:value="2271" calcext:value-type="float">
              <text:p>2271</text:p>
            </table:table-cell>
            <table:table-cell office:value-type="float" office:value="2507" calcext:value-type="float">
              <text:p>2507</text:p>
            </table:table-cell>
            <table:table-cell office:value-type="float" office:value="2704" calcext:value-type="float">
              <text:p>2704</text:p>
            </table:table-cell>
            <table:table-cell office:value-type="float" office:value="2961" calcext:value-type="float">
              <text:p>2961</text:p>
            </table:table-cell>
            <table:table-cell office:value-type="float" office:value="3160" calcext:value-type="float">
              <text:p>3160</text:p>
            </table:table-cell>
            <table:table-cell office:value-type="float" office:value="3353" calcext:value-type="float">
              <text:p>3353</text:p>
            </table:table-cell>
            <table:table-cell office:value-type="float" office:value="3465" calcext:value-type="float">
              <text:p>3465</text:p>
            </table:table-cell>
            <table:table-cell office:value-type="float" office:value="3573" calcext:value-type="float">
              <text:p>3573</text:p>
            </table:table-cell>
            <table:table-cell office:value-type="float" office:value="3926" calcext:value-type="float">
              <text:p>3926</text:p>
            </table:table-cell>
            <table:table-cell office:value-type="float" office:value="4220" calcext:value-type="float">
              <text:p>4220</text:p>
            </table:table-cell>
            <table:table-cell office:value-type="float" office:value="4477" calcext:value-type="float">
              <text:p>4477</text:p>
            </table:table-cell>
            <table:table-cell office:value-type="float" office:value="4767" calcext:value-type="float">
              <text:p>4767</text:p>
            </table:table-cell>
            <table:table-cell office:value-type="float" office:value="5045" calcext:value-type="float">
              <text:p>5045</text:p>
            </table:table-cell>
            <table:table-cell office:value-type="float" office:value="5177" calcext:value-type="float">
              <text:p>5177</text:p>
            </table:table-cell>
            <table:table-cell office:value-type="float" office:value="5332" calcext:value-type="float">
              <text:p>5332</text:p>
            </table:table-cell>
            <table:table-cell office:value-type="float" office:value="5666" calcext:value-type="float">
              <text:p>5666</text:p>
            </table:table-cell>
            <table:table-cell office:value-type="float" office:value="6090" calcext:value-type="float">
              <text:p>6090</text:p>
            </table:table-cell>
            <table:table-cell office:value-type="float" office:value="6510" calcext:value-type="float">
              <text:p>6510</text:p>
            </table:table-cell>
            <table:table-cell office:value-type="float" office:value="6989" calcext:value-type="float">
              <text:p>6989</text:p>
            </table:table-cell>
            <table:table-cell office:value-type="float" office:value="7179" calcext:value-type="float">
              <text:p>7179</text:p>
            </table:table-cell>
            <table:table-cell office:value-type="float" office:value="7394" calcext:value-type="float">
              <text:p>7394</text:p>
            </table:table-cell>
            <table:table-cell office:value-type="float" office:value="7633" calcext:value-type="float">
              <text:p>7633</text:p>
            </table:table-cell>
            <table:table-cell office:value-type="float" office:value="8134" calcext:value-type="float">
              <text:p>8134</text:p>
            </table:table-cell>
            <table:table-cell office:value-type="float" office:value="8597" calcext:value-type="float">
              <text:p>8597</text:p>
            </table:table-cell>
            <table:table-cell office:value-type="float" office:value="9044" calcext:value-type="float">
              <text:p>9044</text:p>
            </table:table-cell>
            <table:table-cell office:value-type="float" office:value="9415" calcext:value-type="float">
              <text:p>9415</text:p>
            </table:table-cell>
            <table:table-cell office:value-type="float" office:value="9779" calcext:value-type="float">
              <text:p>9779</text:p>
            </table:table-cell>
            <table:table-cell office:value-type="float" office:value="9930" calcext:value-type="float">
              <text:p>9930</text:p>
            </table:table-cell>
            <table:table-cell office:value-type="float" office:value="10167" calcext:value-type="float">
              <text:p>10167</text:p>
            </table:table-cell>
            <table:table-cell office:value-type="float" office:value="10637" calcext:value-type="float">
              <text:p>10637</text:p>
            </table:table-cell>
            <table:table-cell office:value-type="float" office:value="11729" calcext:value-type="float">
              <text:p>11729</text:p>
            </table:table-cell>
            <table:table-cell office:value-type="float" office:value="12545" calcext:value-type="float">
              <text:p>12545</text:p>
            </table:table-cell>
            <table:table-cell office:value-type="float" office:value="13170" calcext:value-type="float">
              <text:p>13170</text:p>
            </table:table-cell>
            <table:table-cell office:value-type="float" office:value="13511" calcext:value-type="float">
              <text:p>13511</text:p>
            </table:table-cell>
            <table:table-cell office:value-type="float" office:value="13699" calcext:value-type="float">
              <text:p>13699</text:p>
            </table:table-cell>
            <table:table-cell office:value-type="float" office:value="14053" calcext:value-type="float">
              <text:p>14053</text:p>
            </table:table-cell>
            <table:table-cell office:value-type="float" office:value="14649" calcext:value-type="float">
              <text:p>14649</text:p>
            </table:table-cell>
            <table:table-cell office:value-type="float" office:value="15357" calcext:value-type="float">
              <text:p>15357</text:p>
            </table:table-cell>
            <table:table-cell office:value-type="float" office:value="15944" calcext:value-type="float">
              <text:p>15944</text:p>
            </table:table-cell>
            <table:table-cell office:value-type="float" office:value="16448" calcext:value-type="float">
              <text:p>1644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oldova</text:p>
              </table:table-cell>
              <table:table-cell office:value-type="float" office:value="47.4116" calcext:value-type="float">
                <text:p>47.4116</text:p>
              </table:table-cell>
              <table:table-cell office:value-type="float" office:value="28.3699" calcext:value-type="float">
                <text:p>28.3699</text:p>
              </table:table-cell>
              <table:table-cell table:number-columns-repeated="56" office:value-type="float" office:value="0" calcext:value-type="float">
                <text:p>0</text:p>
              </table:table-cell>
              <table:table-cell table:number-columns-repeated="9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2" office:value-type="float" office:value="29" calcext:value-type="float">
                <text:p>29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7" calcext:value-type="float">
                <text:p>67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72" calcext:value-type="float">
                <text:p>72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6" calcext:value-type="float">
                <text:p>96</text:p>
              </table:table-cell>
              <table:table-cell office:value-type="float" office:value="102" calcext:value-type="float">
                <text:p>102</text:p>
              </table:table-cell>
              <table:table-cell office:value-type="float" office:value="103" calcext:value-type="float">
                <text:p>103</text:p>
              </table:table-cell>
              <table:table-cell office:value-type="float" office:value="111" calcext:value-type="float">
                <text:p>111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24" calcext:value-type="float">
                <text:p>124</text:p>
              </table:table-cell>
              <table:table-cell office:value-type="float" office:value="125" calcext:value-type="float">
                <text:p>125</text:p>
              </table:table-cell>
              <table:table-cell office:value-type="float" office:value="132" calcext:value-type="float">
                <text:p>132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45" calcext:value-type="float">
                <text:p>145</text:p>
              </table:table-cell>
              <table:table-cell office:value-type="float" office:value="150" calcext:value-type="float">
                <text:p>150</text:p>
              </table:table-cell>
              <table:table-cell office:value-type="float" office:value="161" calcext:value-type="float">
                <text:p>161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75" calcext:value-type="float">
                <text:p>175</text:p>
              </table:table-cell>
              <table:table-cell office:value-type="float" office:value="182" calcext:value-type="float">
                <text:p>182</text:p>
              </table:table-cell>
              <table:table-cell office:value-type="float" office:value="185" calcext:value-type="float">
                <text:p>185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202" calcext:value-type="float">
                <text:p>202</text:p>
              </table:table-cell>
              <table:table-cell office:value-type="float" office:value="207" calcext:value-type="float">
                <text:p>207</text:p>
              </table:table-cell>
              <table:table-cell office:value-type="float" office:value="211" calcext:value-type="float">
                <text:p>211</text:p>
              </table:table-cell>
              <table:table-cell office:value-type="float" office:value="217" calcext:value-type="float">
                <text:p>217</text:p>
              </table:table-cell>
              <table:table-cell office:value-type="float" office:value="221" calcext:value-type="float">
                <text:p>221</text:p>
              </table:table-cell>
              <table:table-cell office:value-type="float" office:value="228" calcext:value-type="float">
                <text:p>228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237" calcext:value-type="float">
                <text:p>237</text:p>
              </table:table-cell>
              <table:table-cell office:value-type="float" office:value="242" calcext:value-type="float">
                <text:p>242</text:p>
              </table:table-cell>
              <table:table-cell office:value-type="float" office:value="250" calcext:value-type="float">
                <text:p>250</text:p>
              </table:table-cell>
              <table:table-cell office:value-type="float" office:value="261" calcext:value-type="float">
                <text:p>261</text:p>
              </table:table-cell>
              <table:table-cell office:value-type="float" office:value="267" calcext:value-type="float">
                <text:p>267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282" calcext:value-type="float">
                <text:p>282</text:p>
              </table:table-cell>
              <table:table-cell office:value-type="float" office:value="288" calcext:value-type="float">
                <text:p>288</text:p>
              </table:table-cell>
              <table:table-cell office:value-type="float" office:value="291" calcext:value-type="float">
                <text:p>291</text:p>
              </table:table-cell>
              <table:table-cell office:value-type="float" office:value="295" calcext:value-type="float">
                <text:p>295</text:p>
              </table:table-cell>
              <table:table-cell office:value-type="float" office:value="305" calcext:value-type="float">
                <text:p>305</text:p>
              </table:table-cell>
              <table:table-cell office:value-type="float" office:value="307" calcext:value-type="float">
                <text:p>307</text:p>
              </table:table-cell>
              <table:table-cell office:value-type="float" office:value="310" calcext:value-type="float">
                <text:p>310</text:p>
              </table:table-cell>
              <table:table-cell office:value-type="float" office:value="315" calcext:value-type="float">
                <text:p>315</text:p>
              </table:table-cell>
              <table:table-cell office:value-type="float" office:value="323" calcext:value-type="float">
                <text:p>323</text:p>
              </table:table-cell>
              <table:table-cell office:value-type="float" office:value="331" calcext:value-type="float">
                <text:p>331</text:p>
              </table:table-cell>
              <table:table-cell office:value-type="float" office:value="341" calcext:value-type="float">
                <text:p>341</text:p>
              </table:table-cell>
              <table:table-cell office:value-type="float" office:value="353" calcext:value-type="float">
                <text:p>353</text:p>
              </table:table-cell>
              <table:table-cell office:value-type="float" office:value="365" calcext:value-type="float">
                <text:p>365</text:p>
              </table:table-cell>
              <table:table-cell office:value-type="float" office:value="371" calcext:value-type="float">
                <text:p>371</text:p>
              </table:table-cell>
              <table:table-cell office:value-type="float" office:value="375" calcext:value-type="float">
                <text:p>375</text:p>
              </table:table-cell>
              <table:table-cell office:value-type="float" office:value="385" calcext:value-type="float">
                <text:p>38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oldova Result</text:p>
            </table:table-cell>
            <table:table-cell table:number-columns-repeated="2"/>
            <table:table-cell table:number-columns-repeated="56" office:value-type="float" office:value="0" calcext:value-type="float">
              <text:p>0</text:p>
            </table:table-cell>
            <table:table-cell table:number-columns-repeated="9" office:value-type="float" office:value="1" calcext:value-type="float">
              <text:p>1</text:p>
            </table:table-cell>
            <table:table-cell table:number-columns-repeated="4"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7" calcext:value-type="float">
              <text:p>27</text:p>
            </table:table-cell>
            <table:table-cell table:number-columns-repeated="2" office:value-type="float" office:value="29" calcext:value-type="float">
              <text:p>29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7" calcext:value-type="float">
              <text:p>67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72" calcext:value-type="float">
              <text:p>72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96" calcext:value-type="float">
              <text:p>96</text:p>
            </table:table-cell>
            <table:table-cell office:value-type="float" office:value="102" calcext:value-type="float">
              <text:p>102</text:p>
            </table:table-cell>
            <table:table-cell office:value-type="float" office:value="103" calcext:value-type="float">
              <text:p>103</text:p>
            </table:table-cell>
            <table:table-cell office:value-type="float" office:value="111" calcext:value-type="float">
              <text:p>111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24" calcext:value-type="float">
              <text:p>124</text:p>
            </table:table-cell>
            <table:table-cell office:value-type="float" office:value="125" calcext:value-type="float">
              <text:p>125</text:p>
            </table:table-cell>
            <table:table-cell office:value-type="float" office:value="132" calcext:value-type="float">
              <text:p>132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43" calcext:value-type="float">
              <text:p>143</text:p>
            </table:table-cell>
            <table:table-cell office:value-type="float" office:value="145" calcext:value-type="float">
              <text:p>145</text:p>
            </table:table-cell>
            <table:table-cell office:value-type="float" office:value="150" calcext:value-type="float">
              <text:p>150</text:p>
            </table:table-cell>
            <table:table-cell office:value-type="float" office:value="161" calcext:value-type="float">
              <text:p>161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75" calcext:value-type="float">
              <text:p>175</text:p>
            </table:table-cell>
            <table:table-cell office:value-type="float" office:value="182" calcext:value-type="float">
              <text:p>182</text:p>
            </table:table-cell>
            <table:table-cell office:value-type="float" office:value="185" calcext:value-type="float">
              <text:p>185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202" calcext:value-type="float">
              <text:p>202</text:p>
            </table:table-cell>
            <table:table-cell office:value-type="float" office:value="207" calcext:value-type="float">
              <text:p>207</text:p>
            </table:table-cell>
            <table:table-cell office:value-type="float" office:value="211" calcext:value-type="float">
              <text:p>211</text:p>
            </table:table-cell>
            <table:table-cell office:value-type="float" office:value="217" calcext:value-type="float">
              <text:p>217</text:p>
            </table:table-cell>
            <table:table-cell office:value-type="float" office:value="221" calcext:value-type="float">
              <text:p>221</text:p>
            </table:table-cell>
            <table:table-cell office:value-type="float" office:value="228" calcext:value-type="float">
              <text:p>228</text:p>
            </table:table-cell>
            <table:table-cell office:value-type="float" office:value="233" calcext:value-type="float">
              <text:p>233</text:p>
            </table:table-cell>
            <table:table-cell office:value-type="float" office:value="237" calcext:value-type="float">
              <text:p>237</text:p>
            </table:table-cell>
            <table:table-cell office:value-type="float" office:value="242" calcext:value-type="float">
              <text:p>242</text:p>
            </table:table-cell>
            <table:table-cell office:value-type="float" office:value="250" calcext:value-type="float">
              <text:p>250</text:p>
            </table:table-cell>
            <table:table-cell office:value-type="float" office:value="261" calcext:value-type="float">
              <text:p>261</text:p>
            </table:table-cell>
            <table:table-cell office:value-type="float" office:value="267" calcext:value-type="float">
              <text:p>267</text:p>
            </table:table-cell>
            <table:table-cell office:value-type="float" office:value="274" calcext:value-type="float">
              <text:p>274</text:p>
            </table:table-cell>
            <table:table-cell office:value-type="float" office:value="282" calcext:value-type="float">
              <text:p>282</text:p>
            </table:table-cell>
            <table:table-cell office:value-type="float" office:value="288" calcext:value-type="float">
              <text:p>288</text:p>
            </table:table-cell>
            <table:table-cell office:value-type="float" office:value="291" calcext:value-type="float">
              <text:p>291</text:p>
            </table:table-cell>
            <table:table-cell office:value-type="float" office:value="295" calcext:value-type="float">
              <text:p>295</text:p>
            </table:table-cell>
            <table:table-cell office:value-type="float" office:value="305" calcext:value-type="float">
              <text:p>305</text:p>
            </table:table-cell>
            <table:table-cell office:value-type="float" office:value="307" calcext:value-type="float">
              <text:p>307</text:p>
            </table:table-cell>
            <table:table-cell office:value-type="float" office:value="310" calcext:value-type="float">
              <text:p>310</text:p>
            </table:table-cell>
            <table:table-cell office:value-type="float" office:value="315" calcext:value-type="float">
              <text:p>315</text:p>
            </table:table-cell>
            <table:table-cell office:value-type="float" office:value="323" calcext:value-type="float">
              <text:p>323</text:p>
            </table:table-cell>
            <table:table-cell office:value-type="float" office:value="331" calcext:value-type="float">
              <text:p>331</text:p>
            </table:table-cell>
            <table:table-cell office:value-type="float" office:value="341" calcext:value-type="float">
              <text:p>341</text:p>
            </table:table-cell>
            <table:table-cell office:value-type="float" office:value="353" calcext:value-type="float">
              <text:p>353</text:p>
            </table:table-cell>
            <table:table-cell office:value-type="float" office:value="365" calcext:value-type="float">
              <text:p>365</text:p>
            </table:table-cell>
            <table:table-cell office:value-type="float" office:value="371" calcext:value-type="float">
              <text:p>371</text:p>
            </table:table-cell>
            <table:table-cell office:value-type="float" office:value="375" calcext:value-type="float">
              <text:p>375</text:p>
            </table:table-cell>
            <table:table-cell office:value-type="float" office:value="385" calcext:value-type="float">
              <text:p>38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onaco</text:p>
              </table:table-cell>
              <table:table-cell office:value-type="float" office:value="43.7333" calcext:value-type="float">
                <text:p>43.7333</text:p>
              </table:table-cell>
              <table:table-cell office:value-type="float" office:value="7.4167" calcext:value-type="float">
                <text:p>7.4167</text:p>
              </table:table-cell>
              <table:table-cell table:number-columns-repeated="67" office:value-type="float" office:value="0" calcext:value-type="float">
                <text:p>0</text:p>
              </table:table-cell>
              <table:table-cell table:number-columns-repeated="17" office:value-type="float" office:value="1" calcext:value-type="float">
                <text:p>1</text:p>
              </table:table-cell>
              <table:table-cell table:number-columns-repeated="8" office:value-type="float" office:value="3" calcext:value-type="float">
                <text:p>3</text:p>
              </table:table-cell>
              <table:table-cell table:number-columns-repeated="51" office:value-type="float" office:value="4" calcext:value-type="float">
                <text:p>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onaco Result</text:p>
            </table:table-cell>
            <table:table-cell table:number-columns-repeated="2"/>
            <table:table-cell table:number-columns-repeated="67" office:value-type="float" office:value="0" calcext:value-type="float">
              <text:p>0</text:p>
            </table:table-cell>
            <table:table-cell table:number-columns-repeated="17" office:value-type="float" office:value="1" calcext:value-type="float">
              <text:p>1</text:p>
            </table:table-cell>
            <table:table-cell table:number-columns-repeated="8" office:value-type="float" office:value="3" calcext:value-type="float">
              <text:p>3</text:p>
            </table:table-cell>
            <table:table-cell table:number-columns-repeated="51" office:value-type="float" office:value="4" calcext:value-type="float">
              <text:p>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ongolia</text:p>
              </table:table-cell>
              <table:table-cell office:value-type="float" office:value="46.8625" calcext:value-type="float">
                <text:p>46.8625</text:p>
              </table:table-cell>
              <table:table-cell office:value-type="float" office:value="103.8467" calcext:value-type="float">
                <text:p>103.8467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ongoli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ontenegro</text:p>
              </table:table-cell>
              <table:table-cell office:value-type="float" office:value="42.5" calcext:value-type="float">
                <text:p>42.5</text:p>
              </table:table-cell>
              <table:table-cell office:value-type="float" office:value="19.3" calcext:value-type="float">
                <text:p>19.3</text:p>
              </table:table-cell>
              <table:table-cell table:number-columns-repeated="61" office:value-type="float" office:value="0" calcext:value-type="float">
                <text:p>0</text:p>
              </table:table-cell>
              <table:table-cell table:number-columns-repeated="8" office:value-type="float" office:value="1" calcext:value-type="float">
                <text:p>1</text:p>
              </table:table-cell>
              <table:table-cell table:number-columns-repeated="12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7"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6" office:value-type="float" office:value="7" calcext:value-type="float">
                <text:p>7</text:p>
              </table:table-cell>
              <table:table-cell table:number-columns-repeated="8" office:value-type="float" office:value="8" calcext:value-type="float">
                <text:p>8</text:p>
              </table:table-cell>
              <table:table-cell table:number-columns-repeated="34" office:value-type="float" office:value="9" calcext:value-type="float">
                <text:p>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ontenegro Result</text:p>
            </table:table-cell>
            <table:table-cell table:number-columns-repeated="2"/>
            <table:table-cell table:number-columns-repeated="61" office:value-type="float" office:value="0" calcext:value-type="float">
              <text:p>0</text:p>
            </table:table-cell>
            <table:table-cell table:number-columns-repeated="8" office:value-type="float" office:value="1" calcext:value-type="float">
              <text:p>1</text:p>
            </table:table-cell>
            <table:table-cell table:number-columns-repeated="12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table:number-columns-repeated="7"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6" office:value-type="float" office:value="7" calcext:value-type="float">
              <text:p>7</text:p>
            </table:table-cell>
            <table:table-cell table:number-columns-repeated="8" office:value-type="float" office:value="8" calcext:value-type="float">
              <text:p>8</text:p>
            </table:table-cell>
            <table:table-cell table:number-columns-repeated="34" office:value-type="float" office:value="9" calcext:value-type="float">
              <text:p>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orocco</text:p>
              </table:table-cell>
              <table:table-cell office:value-type="float" office:value="31.7917" calcext:value-type="float">
                <text:p>31.7917</text:p>
              </table:table-cell>
              <table:table-cell office:value-type="float" office:value="-7.0926" calcext:value-type="float">
                <text:p>-7.0926</text:p>
              </table:table-cell>
              <table:table-cell table:number-columns-repeated="48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7" calcext:value-type="float">
                <text:p>97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11" calcext:value-type="float">
                <text:p>111</text:p>
              </table:table-cell>
              <table:table-cell office:value-type="float" office:value="118" calcext:value-type="float">
                <text:p>118</text:p>
              </table:table-cell>
              <table:table-cell table:number-columns-repeated="2" office:value-type="float" office:value="126" calcext:value-type="float">
                <text:p>126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130" calcext:value-type="float">
                <text:p>130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137" calcext:value-type="float">
                <text:p>137</text:p>
              </table:table-cell>
              <table:table-cell office:value-type="float" office:value="141" calcext:value-type="float">
                <text:p>141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45" calcext:value-type="float">
                <text:p>145</text:p>
              </table:table-cell>
              <table:table-cell office:value-type="float" office:value="149" calcext:value-type="float">
                <text:p>149</text:p>
              </table:table-cell>
              <table:table-cell office:value-type="float" office:value="155" calcext:value-type="float">
                <text:p>155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159" calcext:value-type="float">
                <text:p>159</text:p>
              </table:table-cell>
              <table:table-cell office:value-type="float" office:value="161" calcext:value-type="float">
                <text:p>161</text:p>
              </table:table-cell>
              <table:table-cell office:value-type="float" office:value="162" calcext:value-type="float">
                <text:p>162</text:p>
              </table:table-cell>
              <table:table-cell office:value-type="float" office:value="165" calcext:value-type="float">
                <text:p>165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70" calcext:value-type="float">
                <text:p>170</text:p>
              </table:table-cell>
              <table:table-cell office:value-type="float" office:value="171" calcext:value-type="float">
                <text:p>171</text:p>
              </table:table-cell>
              <table:table-cell office:value-type="float" office:value="173" calcext:value-type="float">
                <text:p>173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179" calcext:value-type="float">
                <text:p>179</text:p>
              </table:table-cell>
              <table:table-cell office:value-type="float" office:value="181" calcext:value-type="float">
                <text:p>181</text:p>
              </table:table-cell>
              <table:table-cell table:number-columns-repeated="2" office:value-type="float" office:value="183" calcext:value-type="float">
                <text:p>183</text:p>
              </table:table-cell>
              <table:table-cell table:number-columns-repeated="2" office:value-type="float" office:value="186" calcext:value-type="float">
                <text:p>186</text:p>
              </table:table-cell>
              <table:table-cell table:number-columns-repeated="4" office:value-type="float" office:value="188" calcext:value-type="float">
                <text:p>188</text:p>
              </table:table-cell>
              <table:table-cell table:number-columns-repeated="2" office:value-type="float" office:value="190" calcext:value-type="float">
                <text:p>190</text:p>
              </table:table-cell>
              <table:table-cell table:number-columns-repeated="3" office:value-type="float" office:value="192" calcext:value-type="float">
                <text:p>192</text:p>
              </table:table-cell>
              <table:table-cell office:value-type="float" office:value="193" calcext:value-type="float">
                <text:p>193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196" calcext:value-type="float">
                <text:p>196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199" calcext:value-type="float">
                <text:p>199</text:p>
              </table:table-cell>
              <table:table-cell office:value-type="float" office:value="200" calcext:value-type="float">
                <text:p>200</text:p>
              </table:table-cell>
              <table:table-cell table:number-columns-repeated="4" office:value-type="float" office:value="202" calcext:value-type="float">
                <text:p>202</text:p>
              </table:table-cell>
              <table:table-cell office:value-type="float" office:value="204" calcext:value-type="float">
                <text:p>204</text:p>
              </table:table-cell>
              <table:table-cell table:number-columns-repeated="2" office:value-type="float" office:value="205" calcext:value-type="float">
                <text:p>205</text:p>
              </table:table-cell>
              <table:table-cell table:number-columns-repeated="2" office:value-type="float" office:value="206" calcext:value-type="float">
                <text:p>206</text:p>
              </table:table-cell>
              <table:table-cell table:number-columns-repeated="5" office:value-type="float" office:value="208" calcext:value-type="float">
                <text:p>208</text:p>
              </table:table-cell>
              <table:table-cell office:value-type="float" office:value="210" calcext:value-type="float">
                <text:p>210</text:p>
              </table:table-cell>
              <table:table-cell table:number-columns-repeated="2" office:value-type="float" office:value="211" calcext:value-type="float">
                <text:p>211</text:p>
              </table:table-cell>
              <table:table-cell office:value-type="float" office:value="212" calcext:value-type="float">
                <text:p>21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orocco Result</text:p>
            </table:table-cell>
            <table:table-cell table:number-columns-repeated="2"/>
            <table:table-cell table:number-columns-repeated="48" office:value-type="float" office:value="0" calcext:value-type="float">
              <text:p>0</text:p>
            </table:table-cell>
            <table:table-cell table:number-columns-repeated="7" office:value-type="float" office:value="1" calcext:value-type="float">
              <text:p>1</text:p>
            </table:table-cell>
            <table:table-cell table:number-columns-repeated="3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7" calcext:value-type="float">
              <text:p>97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11" calcext:value-type="float">
              <text:p>111</text:p>
            </table:table-cell>
            <table:table-cell office:value-type="float" office:value="118" calcext:value-type="float">
              <text:p>118</text:p>
            </table:table-cell>
            <table:table-cell table:number-columns-repeated="2" office:value-type="float" office:value="126" calcext:value-type="float">
              <text:p>126</text:p>
            </table:table-cell>
            <table:table-cell office:value-type="float" office:value="127" calcext:value-type="float">
              <text:p>127</text:p>
            </table:table-cell>
            <table:table-cell office:value-type="float" office:value="130" calcext:value-type="float">
              <text:p>130</text:p>
            </table:table-cell>
            <table:table-cell office:value-type="float" office:value="135" calcext:value-type="float">
              <text:p>135</text:p>
            </table:table-cell>
            <table:table-cell office:value-type="float" office:value="137" calcext:value-type="float">
              <text:p>137</text:p>
            </table:table-cell>
            <table:table-cell office:value-type="float" office:value="141" calcext:value-type="float">
              <text:p>141</text:p>
            </table:table-cell>
            <table:table-cell office:value-type="float" office:value="143" calcext:value-type="float">
              <text:p>143</text:p>
            </table:table-cell>
            <table:table-cell office:value-type="float" office:value="145" calcext:value-type="float">
              <text:p>145</text:p>
            </table:table-cell>
            <table:table-cell office:value-type="float" office:value="149" calcext:value-type="float">
              <text:p>149</text:p>
            </table:table-cell>
            <table:table-cell office:value-type="float" office:value="155" calcext:value-type="float">
              <text:p>155</text:p>
            </table:table-cell>
            <table:table-cell office:value-type="float" office:value="158" calcext:value-type="float">
              <text:p>158</text:p>
            </table:table-cell>
            <table:table-cell office:value-type="float" office:value="159" calcext:value-type="float">
              <text:p>159</text:p>
            </table:table-cell>
            <table:table-cell office:value-type="float" office:value="161" calcext:value-type="float">
              <text:p>161</text:p>
            </table:table-cell>
            <table:table-cell office:value-type="float" office:value="162" calcext:value-type="float">
              <text:p>162</text:p>
            </table:table-cell>
            <table:table-cell office:value-type="float" office:value="165" calcext:value-type="float">
              <text:p>165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70" calcext:value-type="float">
              <text:p>170</text:p>
            </table:table-cell>
            <table:table-cell office:value-type="float" office:value="171" calcext:value-type="float">
              <text:p>171</text:p>
            </table:table-cell>
            <table:table-cell office:value-type="float" office:value="173" calcext:value-type="float">
              <text:p>173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179" calcext:value-type="float">
              <text:p>179</text:p>
            </table:table-cell>
            <table:table-cell office:value-type="float" office:value="181" calcext:value-type="float">
              <text:p>181</text:p>
            </table:table-cell>
            <table:table-cell table:number-columns-repeated="2" office:value-type="float" office:value="183" calcext:value-type="float">
              <text:p>183</text:p>
            </table:table-cell>
            <table:table-cell table:number-columns-repeated="2" office:value-type="float" office:value="186" calcext:value-type="float">
              <text:p>186</text:p>
            </table:table-cell>
            <table:table-cell table:number-columns-repeated="4" office:value-type="float" office:value="188" calcext:value-type="float">
              <text:p>188</text:p>
            </table:table-cell>
            <table:table-cell table:number-columns-repeated="2" office:value-type="float" office:value="190" calcext:value-type="float">
              <text:p>190</text:p>
            </table:table-cell>
            <table:table-cell table:number-columns-repeated="3" office:value-type="float" office:value="192" calcext:value-type="float">
              <text:p>192</text:p>
            </table:table-cell>
            <table:table-cell office:value-type="float" office:value="193" calcext:value-type="float">
              <text:p>193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196" calcext:value-type="float">
              <text:p>196</text:p>
            </table:table-cell>
            <table:table-cell office:value-type="float" office:value="197" calcext:value-type="float">
              <text:p>197</text:p>
            </table:table-cell>
            <table:table-cell office:value-type="float" office:value="198" calcext:value-type="float">
              <text:p>198</text:p>
            </table:table-cell>
            <table:table-cell office:value-type="float" office:value="199" calcext:value-type="float">
              <text:p>199</text:p>
            </table:table-cell>
            <table:table-cell office:value-type="float" office:value="200" calcext:value-type="float">
              <text:p>200</text:p>
            </table:table-cell>
            <table:table-cell table:number-columns-repeated="4" office:value-type="float" office:value="202" calcext:value-type="float">
              <text:p>202</text:p>
            </table:table-cell>
            <table:table-cell office:value-type="float" office:value="204" calcext:value-type="float">
              <text:p>204</text:p>
            </table:table-cell>
            <table:table-cell table:number-columns-repeated="2" office:value-type="float" office:value="205" calcext:value-type="float">
              <text:p>205</text:p>
            </table:table-cell>
            <table:table-cell table:number-columns-repeated="2" office:value-type="float" office:value="206" calcext:value-type="float">
              <text:p>206</text:p>
            </table:table-cell>
            <table:table-cell table:number-columns-repeated="5" office:value-type="float" office:value="208" calcext:value-type="float">
              <text:p>208</text:p>
            </table:table-cell>
            <table:table-cell office:value-type="float" office:value="210" calcext:value-type="float">
              <text:p>210</text:p>
            </table:table-cell>
            <table:table-cell table:number-columns-repeated="2" office:value-type="float" office:value="211" calcext:value-type="float">
              <text:p>211</text:p>
            </table:table-cell>
            <table:table-cell office:value-type="float" office:value="212" calcext:value-type="float">
              <text:p>21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ozambique</text:p>
              </table:table-cell>
              <table:table-cell office:value-type="float" office:value="-18.665695" calcext:value-type="float">
                <text:p>-18.665695</text:p>
              </table:table-cell>
              <table:table-cell office:value-type="float" office:value="35.529562" calcext:value-type="float">
                <text:p>35.529562</text:p>
              </table:table-cell>
              <table:table-cell table:number-columns-repeated="124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16" office:value-type="float" office:value="2" calcext:value-type="float">
                <text:p>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ozambique Result</text:p>
            </table:table-cell>
            <table:table-cell table:number-columns-repeated="2"/>
            <table:table-cell table:number-columns-repeated="124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16" office:value-type="float" office:value="2" calcext:value-type="float">
              <text:p>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MS Zaandam</text:p>
              </table:table-cell>
              <table:table-cell table:number-columns-repeated="72" office:value-type="float" office:value="0" calcext:value-type="float">
                <text:p>0</text:p>
              </table:table-cell>
              <table:table-cell table:number-columns-repeated="73" office:value-type="float" office:value="2" calcext:value-type="float">
                <text:p>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MS Zaandam Result</text:p>
            </table:table-cell>
            <table:table-cell table:number-columns-repeated="2"/>
            <table:table-cell table:number-columns-repeated="70" office:value-type="float" office:value="0" calcext:value-type="float">
              <text:p>0</text:p>
            </table:table-cell>
            <table:table-cell table:number-columns-repeated="73" office:value-type="float" office:value="2" calcext:value-type="float">
              <text:p>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Namibia</text:p>
              </table:table-cell>
              <table:table-cell office:value-type="float" office:value="-22.9576" calcext:value-type="float">
                <text:p>-22.9576</text:p>
              </table:table-cell>
              <table:table-cell office:value-type="float" office:value="18.4904" calcext:value-type="float">
                <text:p>18.4904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amibi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Nepal</text:p>
              </table:table-cell>
              <table:table-cell office:value-type="float" office:value="28.1667" calcext:value-type="float">
                <text:p>28.1667</text:p>
              </table:table-cell>
              <table:table-cell office:value-type="float" office:value="84.25" calcext:value-type="float">
                <text:p>84.25</text:p>
              </table:table-cell>
              <table:table-cell table:number-columns-repeated="115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3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3"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epal Result</text:p>
            </table:table-cell>
            <table:table-cell table:number-columns-repeated="2"/>
            <table:table-cell table:number-columns-repeated="115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4" office:value-type="float" office:value="2" calcext:value-type="float">
              <text:p>2</text:p>
            </table:table-cell>
            <table:table-cell table:number-columns-repeated="4"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3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table:number-columns-repeated="2" office:value-type="float" office:value="13" calcext:value-type="float">
              <text:p>13</text:p>
            </table:table-cell>
            <table:table-cell office:value-type="float" office:value="14" calcext:value-type="float">
              <text:p>14</text:p>
            </table:table-cell>
            <table:table-cell table:number-columns-repeated="3"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Aruba</text:p>
              </table:table-cell>
              <table:table-cell office:value-type="string" calcext:value-type="string">
                <text:p>Netherlands</text:p>
              </table:table-cell>
              <table:table-cell office:value-type="float" office:value="12.5186" calcext:value-type="float">
                <text:p>12.5186</text:p>
              </table:table-cell>
              <table:table-cell office:value-type="float" office:value="-70.0358" calcext:value-type="float">
                <text:p>-70.0358</text:p>
              </table:table-cell>
              <table:table-cell table:number-columns-repeated="84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1" office:value-type="float" office:value="2" calcext:value-type="float">
                <text:p>2</text:p>
              </table:table-cell>
              <table:table-cell table:number-columns-repeated="37" office:value-type="float" office:value="3" calcext:value-type="float">
                <text:p>3</text:p>
              </table:table-cell>
            </table:table-row>
            <table:table-row table:style-name="ro1" table:visibility="collapse">
              <table:table-cell office:value-type="string" calcext:value-type="string">
                <text:p>Curacao</text:p>
              </table:table-cell>
              <table:table-cell office:value-type="string" calcext:value-type="string">
                <text:p>Netherlands</text:p>
              </table:table-cell>
              <table:table-cell office:value-type="float" office:value="12.1696" calcext:value-type="float">
                <text:p>12.1696</text:p>
              </table:table-cell>
              <table:table-cell office:value-type="float" office:value="-68.99" calcext:value-type="float">
                <text:p>-68.99</text:p>
              </table:table-cell>
              <table:table-cell table:number-columns-repeated="57" office:value-type="float" office:value="0" calcext:value-type="float">
                <text:p>0</text:p>
              </table:table-cell>
              <table:table-cell table:number-columns-repeated="86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Sint Maarten</text:p>
              </table:table-cell>
              <table:table-cell office:value-type="string" calcext:value-type="string">
                <text:p>Netherlands</text:p>
              </table:table-cell>
              <table:table-cell office:value-type="float" office:value="18.0425" calcext:value-type="float">
                <text:p>18.0425</text:p>
              </table:table-cell>
              <table:table-cell office:value-type="float" office:value="-63.0548" calcext:value-type="float">
                <text:p>-63.0548</text:p>
              </table:table-cell>
              <table:table-cell table:number-columns-repeated="70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table:number-columns-repeated="8" office:value-type="float" office:value="9" calcext:value-type="float">
                <text:p>9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3" office:value-type="float" office:value="12" calcext:value-type="float">
                <text:p>12</text:p>
              </table:table-cell>
              <table:table-cell table:number-columns-repeated="9" office:value-type="float" office:value="13" calcext:value-type="float">
                <text:p>13</text:p>
              </table:table-cell>
              <table:table-cell table:number-columns-repeated="4" office:value-type="float" office:value="14" calcext:value-type="float">
                <text:p>14</text:p>
              </table:table-cell>
              <table:table-cell table:number-columns-repeated="35" office:value-type="float" office:value="15" calcext:value-type="float">
                <text:p>15</text:p>
              </table:table-cell>
            </table:table-row>
            <table:table-row table:style-name="ro1" table:visibility="collapse">
              <table:table-cell/>
              <table:table-cell office:value-type="string" calcext:value-type="string">
                <text:p>Netherlands</text:p>
              </table:table-cell>
              <table:table-cell office:value-type="float" office:value="52.1326" calcext:value-type="float">
                <text:p>52.1326</text:p>
              </table:table-cell>
              <table:table-cell office:value-type="float" office:value="5.2913" calcext:value-type="float">
                <text:p>5.2913</text:p>
              </table:table-cell>
              <table:table-cell table:number-columns-repeated="44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79" calcext:value-type="float">
                <text:p>179</text:p>
              </table:table-cell>
              <table:table-cell office:value-type="float" office:value="213" calcext:value-type="float">
                <text:p>213</text:p>
              </table:table-cell>
              <table:table-cell office:value-type="float" office:value="276" calcext:value-type="float">
                <text:p>276</text:p>
              </table:table-cell>
              <table:table-cell office:value-type="float" office:value="356" calcext:value-type="float">
                <text:p>356</text:p>
              </table:table-cell>
              <table:table-cell office:value-type="float" office:value="434" calcext:value-type="float">
                <text:p>434</text:p>
              </table:table-cell>
              <table:table-cell office:value-type="float" office:value="546" calcext:value-type="float">
                <text:p>546</text:p>
              </table:table-cell>
              <table:table-cell office:value-type="float" office:value="639" calcext:value-type="float">
                <text:p>639</text:p>
              </table:table-cell>
              <table:table-cell office:value-type="float" office:value="771" calcext:value-type="float">
                <text:p>771</text:p>
              </table:table-cell>
              <table:table-cell office:value-type="float" office:value="864" calcext:value-type="float">
                <text:p>864</text:p>
              </table:table-cell>
              <table:table-cell office:value-type="float" office:value="1039" calcext:value-type="float">
                <text:p>1039</text:p>
              </table:table-cell>
              <table:table-cell office:value-type="float" office:value="1173" calcext:value-type="float">
                <text:p>1173</text:p>
              </table:table-cell>
              <table:table-cell office:value-type="float" office:value="1339" calcext:value-type="float">
                <text:p>1339</text:p>
              </table:table-cell>
              <table:table-cell office:value-type="float" office:value="1487" calcext:value-type="float">
                <text:p>1487</text:p>
              </table:table-cell>
              <table:table-cell office:value-type="float" office:value="1651" calcext:value-type="float">
                <text:p>1651</text:p>
              </table:table-cell>
              <table:table-cell office:value-type="float" office:value="1766" calcext:value-type="float">
                <text:p>1766</text:p>
              </table:table-cell>
              <table:table-cell office:value-type="float" office:value="1867" calcext:value-type="float">
                <text:p>1867</text:p>
              </table:table-cell>
              <table:table-cell office:value-type="float" office:value="2101" calcext:value-type="float">
                <text:p>2101</text:p>
              </table:table-cell>
              <table:table-cell office:value-type="float" office:value="2248" calcext:value-type="float">
                <text:p>2248</text:p>
              </table:table-cell>
              <table:table-cell office:value-type="float" office:value="2396" calcext:value-type="float">
                <text:p>2396</text:p>
              </table:table-cell>
              <table:table-cell office:value-type="float" office:value="2511" calcext:value-type="float">
                <text:p>2511</text:p>
              </table:table-cell>
              <table:table-cell office:value-type="float" office:value="2643" calcext:value-type="float">
                <text:p>2643</text:p>
              </table:table-cell>
              <table:table-cell office:value-type="float" office:value="2737" calcext:value-type="float">
                <text:p>2737</text:p>
              </table:table-cell>
              <table:table-cell office:value-type="float" office:value="2823" calcext:value-type="float">
                <text:p>2823</text:p>
              </table:table-cell>
              <table:table-cell office:value-type="float" office:value="2945" calcext:value-type="float">
                <text:p>2945</text:p>
              </table:table-cell>
              <table:table-cell office:value-type="float" office:value="3134" calcext:value-type="float">
                <text:p>3134</text:p>
              </table:table-cell>
              <table:table-cell office:value-type="float" office:value="3315" calcext:value-type="float">
                <text:p>3315</text:p>
              </table:table-cell>
              <table:table-cell office:value-type="float" office:value="3459" calcext:value-type="float">
                <text:p>3459</text:p>
              </table:table-cell>
              <table:table-cell office:value-type="float" office:value="3601" calcext:value-type="float">
                <text:p>3601</text:p>
              </table:table-cell>
              <table:table-cell office:value-type="float" office:value="3684" calcext:value-type="float">
                <text:p>3684</text:p>
              </table:table-cell>
              <table:table-cell office:value-type="float" office:value="3751" calcext:value-type="float">
                <text:p>3751</text:p>
              </table:table-cell>
              <table:table-cell office:value-type="float" office:value="3916" calcext:value-type="float">
                <text:p>3916</text:p>
              </table:table-cell>
              <table:table-cell office:value-type="float" office:value="4054" calcext:value-type="float">
                <text:p>4054</text:p>
              </table:table-cell>
              <table:table-cell office:value-type="float" office:value="4177" calcext:value-type="float">
                <text:p>4177</text:p>
              </table:table-cell>
              <table:table-cell office:value-type="float" office:value="4289" calcext:value-type="float">
                <text:p>4289</text:p>
              </table:table-cell>
              <table:table-cell office:value-type="float" office:value="4409" calcext:value-type="float">
                <text:p>4409</text:p>
              </table:table-cell>
              <table:table-cell office:value-type="float" office:value="4475" calcext:value-type="float">
                <text:p>4475</text:p>
              </table:table-cell>
              <table:table-cell office:value-type="float" office:value="4518" calcext:value-type="float">
                <text:p>4518</text:p>
              </table:table-cell>
              <table:table-cell office:value-type="float" office:value="4566" calcext:value-type="float">
                <text:p>4566</text:p>
              </table:table-cell>
              <table:table-cell office:value-type="float" office:value="4711" calcext:value-type="float">
                <text:p>4711</text:p>
              </table:table-cell>
              <table:table-cell office:value-type="float" office:value="4795" calcext:value-type="float">
                <text:p>4795</text:p>
              </table:table-cell>
              <table:table-cell office:value-type="float" office:value="4893" calcext:value-type="float">
                <text:p>4893</text:p>
              </table:table-cell>
              <table:table-cell office:value-type="float" office:value="4987" calcext:value-type="float">
                <text:p>4987</text:p>
              </table:table-cell>
              <table:table-cell office:value-type="float" office:value="5056" calcext:value-type="float">
                <text:p>5056</text:p>
              </table:table-cell>
              <table:table-cell office:value-type="float" office:value="5082" calcext:value-type="float">
                <text:p>5082</text:p>
              </table:table-cell>
              <table:table-cell office:value-type="float" office:value="5168" calcext:value-type="float">
                <text:p>5168</text:p>
              </table:table-cell>
              <table:table-cell office:value-type="float" office:value="5204" calcext:value-type="float">
                <text:p>5204</text:p>
              </table:table-cell>
              <table:table-cell office:value-type="float" office:value="5288" calcext:value-type="float">
                <text:p>5288</text:p>
              </table:table-cell>
              <table:table-cell office:value-type="float" office:value="5359" calcext:value-type="float">
                <text:p>5359</text:p>
              </table:table-cell>
              <table:table-cell office:value-type="float" office:value="5422" calcext:value-type="float">
                <text:p>5422</text:p>
              </table:table-cell>
              <table:table-cell office:value-type="float" office:value="5440" calcext:value-type="float">
                <text:p>5440</text:p>
              </table:table-cell>
              <table:table-cell office:value-type="float" office:value="5456" calcext:value-type="float">
                <text:p>5456</text:p>
              </table:table-cell>
              <table:table-cell office:value-type="float" office:value="5510" calcext:value-type="float">
                <text:p>5510</text:p>
              </table:table-cell>
              <table:table-cell office:value-type="float" office:value="5562" calcext:value-type="float">
                <text:p>5562</text:p>
              </table:table-cell>
              <table:table-cell office:value-type="float" office:value="5590" calcext:value-type="float">
                <text:p>5590</text:p>
              </table:table-cell>
              <table:table-cell office:value-type="float" office:value="5643" calcext:value-type="float">
                <text:p>5643</text:p>
              </table:table-cell>
              <table:table-cell office:value-type="float" office:value="5670" calcext:value-type="float">
                <text:p>5670</text:p>
              </table:table-cell>
              <table:table-cell office:value-type="float" office:value="5680" calcext:value-type="float">
                <text:p>5680</text:p>
              </table:table-cell>
              <table:table-cell office:value-type="float" office:value="5694" calcext:value-type="float">
                <text:p>5694</text:p>
              </table:table-cell>
              <table:table-cell office:value-type="float" office:value="5715" calcext:value-type="float">
                <text:p>5715</text:p>
              </table:table-cell>
              <table:table-cell office:value-type="float" office:value="5748" calcext:value-type="float">
                <text:p>5748</text:p>
              </table:table-cell>
              <table:table-cell office:value-type="float" office:value="5775" calcext:value-type="float">
                <text:p>5775</text:p>
              </table:table-cell>
              <table:table-cell office:value-type="float" office:value="5788" calcext:value-type="float">
                <text:p>5788</text:p>
              </table:table-cell>
              <table:table-cell office:value-type="float" office:value="5811" calcext:value-type="float">
                <text:p>5811</text:p>
              </table:table-cell>
              <table:table-cell office:value-type="float" office:value="5822" calcext:value-type="float">
                <text:p>5822</text:p>
              </table:table-cell>
              <table:table-cell office:value-type="float" office:value="5830" calcext:value-type="float">
                <text:p>5830</text:p>
              </table:table-cell>
              <table:table-cell office:value-type="float" office:value="5856" calcext:value-type="float">
                <text:p>5856</text:p>
              </table:table-cell>
              <table:table-cell office:value-type="float" office:value="5871" calcext:value-type="float">
                <text:p>5871</text:p>
              </table:table-cell>
              <table:table-cell office:value-type="float" office:value="5903" calcext:value-type="float">
                <text:p>5903</text:p>
              </table:table-cell>
              <table:table-cell office:value-type="float" office:value="5931" calcext:value-type="float">
                <text:p>5931</text:p>
              </table:table-cell>
              <table:table-cell office:value-type="float" office:value="5951" calcext:value-type="float">
                <text:p>5951</text:p>
              </table:table-cell>
              <table:table-cell office:value-type="float" office:value="5956" calcext:value-type="float">
                <text:p>5956</text:p>
              </table:table-cell>
              <table:table-cell office:value-type="float" office:value="5962" calcext:value-type="float">
                <text:p>5962</text:p>
              </table:table-cell>
              <table:table-cell office:value-type="float" office:value="5967" calcext:value-type="float">
                <text:p>5967</text:p>
              </table:table-cell>
              <table:table-cell office:value-type="float" office:value="5977" calcext:value-type="float">
                <text:p>5977</text:p>
              </table:table-cell>
              <table:table-cell office:value-type="float" office:value="5990" calcext:value-type="float">
                <text:p>5990</text:p>
              </table:table-cell>
              <table:table-cell office:value-type="float" office:value="6005" calcext:value-type="float">
                <text:p>6005</text:p>
              </table:table-cell>
              <table:table-cell office:value-type="float" office:value="6011" calcext:value-type="float">
                <text:p>6011</text:p>
              </table:table-cell>
              <table:table-cell office:value-type="float" office:value="6013" calcext:value-type="float">
                <text:p>6013</text:p>
              </table:table-cell>
              <table:table-cell office:value-type="float" office:value="6016" calcext:value-type="float">
                <text:p>6016</text:p>
              </table:table-cell>
              <table:table-cell office:value-type="float" office:value="6031" calcext:value-type="float">
                <text:p>6031</text:p>
              </table:table-cell>
              <table:table-cell office:value-type="float" office:value="6042" calcext:value-type="float">
                <text:p>6042</text:p>
              </table:table-cell>
              <table:table-cell office:value-type="float" office:value="6044" calcext:value-type="float">
                <text:p>6044</text:p>
              </table:table-cell>
              <table:table-cell office:value-type="float" office:value="6053" calcext:value-type="float">
                <text:p>6053</text:p>
              </table:table-cell>
            </table:table-row>
            <table:table-row table:style-name="ro1" table:visibility="collapse">
              <table:table-cell office:value-type="string" calcext:value-type="string">
                <text:p>Bonaire, Sint Eustatius and Saba</text:p>
              </table:table-cell>
              <table:table-cell office:value-type="string" calcext:value-type="string">
                <text:p>Netherlands</text:p>
              </table:table-cell>
              <table:table-cell office:value-type="float" office:value="12.1784" calcext:value-type="float">
                <text:p>12.1784</text:p>
              </table:table-cell>
              <table:table-cell office:value-type="float" office:value="-68.2385" calcext:value-type="float">
                <text:p>-68.2385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etherlands Result</text:p>
            </table:table-cell>
            <table:table-cell table:number-columns-repeated="2"/>
            <table:table-cell table:number-columns-repeated="44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37" calcext:value-type="float">
              <text:p>137</text:p>
            </table:table-cell>
            <table:table-cell office:value-type="float" office:value="180" calcext:value-type="float">
              <text:p>180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77" calcext:value-type="float">
              <text:p>277</text:p>
            </table:table-cell>
            <table:table-cell office:value-type="float" office:value="357" calcext:value-type="float">
              <text:p>357</text:p>
            </table:table-cell>
            <table:table-cell office:value-type="float" office:value="435" calcext:value-type="float">
              <text:p>435</text:p>
            </table:table-cell>
            <table:table-cell office:value-type="float" office:value="547" calcext:value-type="float">
              <text:p>547</text:p>
            </table:table-cell>
            <table:table-cell office:value-type="float" office:value="640" calcext:value-type="float">
              <text:p>640</text:p>
            </table:table-cell>
            <table:table-cell office:value-type="float" office:value="772" calcext:value-type="float">
              <text:p>772</text:p>
            </table:table-cell>
            <table:table-cell office:value-type="float" office:value="865" calcext:value-type="float">
              <text:p>865</text:p>
            </table:table-cell>
            <table:table-cell office:value-type="float" office:value="1040" calcext:value-type="float">
              <text:p>1040</text:p>
            </table:table-cell>
            <table:table-cell office:value-type="float" office:value="1175" calcext:value-type="float">
              <text:p>1175</text:p>
            </table:table-cell>
            <table:table-cell office:value-type="float" office:value="1341" calcext:value-type="float">
              <text:p>1341</text:p>
            </table:table-cell>
            <table:table-cell office:value-type="float" office:value="1490" calcext:value-type="float">
              <text:p>1490</text:p>
            </table:table-cell>
            <table:table-cell office:value-type="float" office:value="1656" calcext:value-type="float">
              <text:p>1656</text:p>
            </table:table-cell>
            <table:table-cell office:value-type="float" office:value="1771" calcext:value-type="float">
              <text:p>1771</text:p>
            </table:table-cell>
            <table:table-cell office:value-type="float" office:value="1874" calcext:value-type="float">
              <text:p>1874</text:p>
            </table:table-cell>
            <table:table-cell office:value-type="float" office:value="2108" calcext:value-type="float">
              <text:p>2108</text:p>
            </table:table-cell>
            <table:table-cell office:value-type="float" office:value="2255" calcext:value-type="float">
              <text:p>2255</text:p>
            </table:table-cell>
            <table:table-cell office:value-type="float" office:value="2403" calcext:value-type="float">
              <text:p>2403</text:p>
            </table:table-cell>
            <table:table-cell office:value-type="float" office:value="2520" calcext:value-type="float">
              <text:p>2520</text:p>
            </table:table-cell>
            <table:table-cell office:value-type="float" office:value="2653" calcext:value-type="float">
              <text:p>2653</text:p>
            </table:table-cell>
            <table:table-cell office:value-type="float" office:value="2747" calcext:value-type="float">
              <text:p>2747</text:p>
            </table:table-cell>
            <table:table-cell office:value-type="float" office:value="2833" calcext:value-type="float">
              <text:p>2833</text:p>
            </table:table-cell>
            <table:table-cell office:value-type="float" office:value="2955" calcext:value-type="float">
              <text:p>2955</text:p>
            </table:table-cell>
            <table:table-cell office:value-type="float" office:value="3145" calcext:value-type="float">
              <text:p>3145</text:p>
            </table:table-cell>
            <table:table-cell office:value-type="float" office:value="3327" calcext:value-type="float">
              <text:p>3327</text:p>
            </table:table-cell>
            <table:table-cell office:value-type="float" office:value="3471" calcext:value-type="float">
              <text:p>3471</text:p>
            </table:table-cell>
            <table:table-cell office:value-type="float" office:value="3613" calcext:value-type="float">
              <text:p>3613</text:p>
            </table:table-cell>
            <table:table-cell office:value-type="float" office:value="3697" calcext:value-type="float">
              <text:p>3697</text:p>
            </table:table-cell>
            <table:table-cell office:value-type="float" office:value="3764" calcext:value-type="float">
              <text:p>3764</text:p>
            </table:table-cell>
            <table:table-cell office:value-type="float" office:value="3929" calcext:value-type="float">
              <text:p>3929</text:p>
            </table:table-cell>
            <table:table-cell office:value-type="float" office:value="4068" calcext:value-type="float">
              <text:p>4068</text:p>
            </table:table-cell>
            <table:table-cell office:value-type="float" office:value="4192" calcext:value-type="float">
              <text:p>4192</text:p>
            </table:table-cell>
            <table:table-cell office:value-type="float" office:value="4304" calcext:value-type="float">
              <text:p>4304</text:p>
            </table:table-cell>
            <table:table-cell office:value-type="float" office:value="4424" calcext:value-type="float">
              <text:p>4424</text:p>
            </table:table-cell>
            <table:table-cell office:value-type="float" office:value="4491" calcext:value-type="float">
              <text:p>4491</text:p>
            </table:table-cell>
            <table:table-cell office:value-type="float" office:value="4534" calcext:value-type="float">
              <text:p>4534</text:p>
            </table:table-cell>
            <table:table-cell office:value-type="float" office:value="4582" calcext:value-type="float">
              <text:p>4582</text:p>
            </table:table-cell>
            <table:table-cell office:value-type="float" office:value="4727" calcext:value-type="float">
              <text:p>4727</text:p>
            </table:table-cell>
            <table:table-cell office:value-type="float" office:value="4811" calcext:value-type="float">
              <text:p>4811</text:p>
            </table:table-cell>
            <table:table-cell office:value-type="float" office:value="4909" calcext:value-type="float">
              <text:p>4909</text:p>
            </table:table-cell>
            <table:table-cell office:value-type="float" office:value="5003" calcext:value-type="float">
              <text:p>5003</text:p>
            </table:table-cell>
            <table:table-cell office:value-type="float" office:value="5072" calcext:value-type="float">
              <text:p>5072</text:p>
            </table:table-cell>
            <table:table-cell office:value-type="float" office:value="5098" calcext:value-type="float">
              <text:p>5098</text:p>
            </table:table-cell>
            <table:table-cell office:value-type="float" office:value="5185" calcext:value-type="float">
              <text:p>5185</text:p>
            </table:table-cell>
            <table:table-cell office:value-type="float" office:value="5221" calcext:value-type="float">
              <text:p>5221</text:p>
            </table:table-cell>
            <table:table-cell office:value-type="float" office:value="5306" calcext:value-type="float">
              <text:p>5306</text:p>
            </table:table-cell>
            <table:table-cell office:value-type="float" office:value="5377" calcext:value-type="float">
              <text:p>5377</text:p>
            </table:table-cell>
            <table:table-cell office:value-type="float" office:value="5441" calcext:value-type="float">
              <text:p>5441</text:p>
            </table:table-cell>
            <table:table-cell office:value-type="float" office:value="5459" calcext:value-type="float">
              <text:p>5459</text:p>
            </table:table-cell>
            <table:table-cell office:value-type="float" office:value="5475" calcext:value-type="float">
              <text:p>5475</text:p>
            </table:table-cell>
            <table:table-cell office:value-type="float" office:value="5529" calcext:value-type="float">
              <text:p>5529</text:p>
            </table:table-cell>
            <table:table-cell office:value-type="float" office:value="5581" calcext:value-type="float">
              <text:p>5581</text:p>
            </table:table-cell>
            <table:table-cell office:value-type="float" office:value="5609" calcext:value-type="float">
              <text:p>5609</text:p>
            </table:table-cell>
            <table:table-cell office:value-type="float" office:value="5662" calcext:value-type="float">
              <text:p>5662</text:p>
            </table:table-cell>
            <table:table-cell office:value-type="float" office:value="5689" calcext:value-type="float">
              <text:p>5689</text:p>
            </table:table-cell>
            <table:table-cell office:value-type="float" office:value="5699" calcext:value-type="float">
              <text:p>5699</text:p>
            </table:table-cell>
            <table:table-cell office:value-type="float" office:value="5713" calcext:value-type="float">
              <text:p>5713</text:p>
            </table:table-cell>
            <table:table-cell office:value-type="float" office:value="5734" calcext:value-type="float">
              <text:p>5734</text:p>
            </table:table-cell>
            <table:table-cell office:value-type="float" office:value="5767" calcext:value-type="float">
              <text:p>5767</text:p>
            </table:table-cell>
            <table:table-cell office:value-type="float" office:value="5794" calcext:value-type="float">
              <text:p>5794</text:p>
            </table:table-cell>
            <table:table-cell office:value-type="float" office:value="5807" calcext:value-type="float">
              <text:p>5807</text:p>
            </table:table-cell>
            <table:table-cell office:value-type="float" office:value="5830" calcext:value-type="float">
              <text:p>5830</text:p>
            </table:table-cell>
            <table:table-cell office:value-type="float" office:value="5841" calcext:value-type="float">
              <text:p>5841</text:p>
            </table:table-cell>
            <table:table-cell office:value-type="float" office:value="5849" calcext:value-type="float">
              <text:p>5849</text:p>
            </table:table-cell>
            <table:table-cell office:value-type="float" office:value="5875" calcext:value-type="float">
              <text:p>5875</text:p>
            </table:table-cell>
            <table:table-cell office:value-type="float" office:value="5890" calcext:value-type="float">
              <text:p>5890</text:p>
            </table:table-cell>
            <table:table-cell office:value-type="float" office:value="5922" calcext:value-type="float">
              <text:p>5922</text:p>
            </table:table-cell>
            <table:table-cell office:value-type="float" office:value="5950" calcext:value-type="float">
              <text:p>5950</text:p>
            </table:table-cell>
            <table:table-cell office:value-type="float" office:value="5970" calcext:value-type="float">
              <text:p>5970</text:p>
            </table:table-cell>
            <table:table-cell office:value-type="float" office:value="5975" calcext:value-type="float">
              <text:p>5975</text:p>
            </table:table-cell>
            <table:table-cell office:value-type="float" office:value="5981" calcext:value-type="float">
              <text:p>5981</text:p>
            </table:table-cell>
            <table:table-cell office:value-type="float" office:value="5986" calcext:value-type="float">
              <text:p>5986</text:p>
            </table:table-cell>
            <table:table-cell office:value-type="float" office:value="5996" calcext:value-type="float">
              <text:p>5996</text:p>
            </table:table-cell>
            <table:table-cell office:value-type="float" office:value="6009" calcext:value-type="float">
              <text:p>6009</text:p>
            </table:table-cell>
            <table:table-cell office:value-type="float" office:value="6024" calcext:value-type="float">
              <text:p>6024</text:p>
            </table:table-cell>
            <table:table-cell office:value-type="float" office:value="6030" calcext:value-type="float">
              <text:p>6030</text:p>
            </table:table-cell>
            <table:table-cell office:value-type="float" office:value="6032" calcext:value-type="float">
              <text:p>6032</text:p>
            </table:table-cell>
            <table:table-cell office:value-type="float" office:value="6035" calcext:value-type="float">
              <text:p>6035</text:p>
            </table:table-cell>
            <table:table-cell office:value-type="float" office:value="6050" calcext:value-type="float">
              <text:p>6050</text:p>
            </table:table-cell>
            <table:table-cell office:value-type="float" office:value="6061" calcext:value-type="float">
              <text:p>6061</text:p>
            </table:table-cell>
            <table:table-cell office:value-type="float" office:value="6063" calcext:value-type="float">
              <text:p>6063</text:p>
            </table:table-cell>
            <table:table-cell office:value-type="float" office:value="6072" calcext:value-type="float">
              <text:p>607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New Zealand</text:p>
              </table:table-cell>
              <table:table-cell office:value-type="float" office:value="-40.9006" calcext:value-type="float">
                <text:p>-40.9006</text:p>
              </table:table-cell>
              <table:table-cell office:value-type="float" office:value="174.886" calcext:value-type="float">
                <text:p>174.886</text:p>
              </table:table-cell>
              <table:table-cell table:number-columns-repeated="67" office:value-type="float" office:value="0" calcext:value-type="float">
                <text:p>0</text:p>
              </table:table-cell>
              <table:table-cell table:number-columns-repeated="12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3" office:value-type="float" office:value="9" calcext:value-type="float">
                <text:p>9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table:number-columns-repeated="5" office:value-type="float" office:value="19" calcext:value-type="float">
                <text:p>19</text:p>
              </table:table-cell>
              <table:table-cell table:number-columns-repeated="4" office:value-type="float" office:value="20" calcext:value-type="float">
                <text:p>20</text:p>
              </table:table-cell>
              <table:table-cell table:number-columns-repeated="22" office:value-type="float" office:value="21" calcext:value-type="float">
                <text:p>21</text:p>
              </table:table-cell>
              <table:table-cell table:number-columns-repeated="17" office:value-type="float" office:value="22" calcext:value-type="float">
                <text:p>2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ew Zealand Result</text:p>
            </table:table-cell>
            <table:table-cell table:number-columns-repeated="2"/>
            <table:table-cell table:number-columns-repeated="67" office:value-type="float" office:value="0" calcext:value-type="float">
              <text:p>0</text:p>
            </table:table-cell>
            <table:table-cell table:number-columns-repeated="12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3" office:value-type="float" office:value="9" calcext:value-type="float">
              <text:p>9</text:p>
            </table:table-cell>
            <table:table-cell table:number-columns-repeated="2" office:value-type="float" office:value="11" calcext:value-type="float">
              <text:p>11</text:p>
            </table:table-cell>
            <table:table-cell table:number-columns-repeated="2"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7" calcext:value-type="float">
              <text:p>17</text:p>
            </table:table-cell>
            <table:table-cell table:number-columns-repeated="2" office:value-type="float" office:value="18" calcext:value-type="float">
              <text:p>18</text:p>
            </table:table-cell>
            <table:table-cell table:number-columns-repeated="5" office:value-type="float" office:value="19" calcext:value-type="float">
              <text:p>19</text:p>
            </table:table-cell>
            <table:table-cell table:number-columns-repeated="4" office:value-type="float" office:value="20" calcext:value-type="float">
              <text:p>20</text:p>
            </table:table-cell>
            <table:table-cell table:number-columns-repeated="22" office:value-type="float" office:value="21" calcext:value-type="float">
              <text:p>21</text:p>
            </table:table-cell>
            <table:table-cell table:number-columns-repeated="17" office:value-type="float" office:value="22" calcext:value-type="float">
              <text:p>2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Nicaragua</text:p>
              </table:table-cell>
              <table:table-cell office:value-type="float" office:value="12.8654" calcext:value-type="float">
                <text:p>12.8654</text:p>
              </table:table-cell>
              <table:table-cell office:value-type="float" office:value="-85.2072" calcext:value-type="float">
                <text:p>-85.2072</text:p>
              </table:table-cell>
              <table:table-cell table:number-columns-repeated="65" office:value-type="float" office:value="0" calcext:value-type="float">
                <text:p>0</text:p>
              </table:table-cell>
              <table:table-cell table:number-columns-repeated="22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table:number-columns-repeated="10" office:value-type="float" office:value="3" calcext:value-type="float">
                <text:p>3</text:p>
              </table:table-cell>
              <table:table-cell table:number-columns-repeated="9" office:value-type="float" office:value="5" calcext:value-type="float">
                <text:p>5</text:p>
              </table:table-cell>
              <table:table-cell table:number-columns-repeated="7" office:value-type="float" office:value="8" calcext:value-type="float">
                <text:p>8</text:p>
              </table:table-cell>
              <table:table-cell table:number-columns-repeated="7" office:value-type="float" office:value="17" calcext:value-type="float">
                <text:p>17</text:p>
              </table:table-cell>
              <table:table-cell table:number-columns-repeated="7" office:value-type="float" office:value="35" calcext:value-type="float">
                <text:p>35</text:p>
              </table:table-cell>
              <table:table-cell table:number-columns-repeated="7" office:value-type="float" office:value="46" calcext:value-type="float">
                <text:p>46</text:p>
              </table:table-cell>
              <table:table-cell table:number-columns-repeated="4" office:value-type="float" office:value="55" calcext:value-type="float">
                <text:p>5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icaragua Result</text:p>
            </table:table-cell>
            <table:table-cell table:number-columns-repeated="2"/>
            <table:table-cell table:number-columns-repeated="65" office:value-type="float" office:value="0" calcext:value-type="float">
              <text:p>0</text:p>
            </table:table-cell>
            <table:table-cell table:number-columns-repeated="22" office:value-type="float" office:value="1" calcext:value-type="float">
              <text:p>1</text:p>
            </table:table-cell>
            <table:table-cell table:number-columns-repeated="5" office:value-type="float" office:value="2" calcext:value-type="float">
              <text:p>2</text:p>
            </table:table-cell>
            <table:table-cell table:number-columns-repeated="10" office:value-type="float" office:value="3" calcext:value-type="float">
              <text:p>3</text:p>
            </table:table-cell>
            <table:table-cell table:number-columns-repeated="9" office:value-type="float" office:value="5" calcext:value-type="float">
              <text:p>5</text:p>
            </table:table-cell>
            <table:table-cell table:number-columns-repeated="7" office:value-type="float" office:value="8" calcext:value-type="float">
              <text:p>8</text:p>
            </table:table-cell>
            <table:table-cell table:number-columns-repeated="7" office:value-type="float" office:value="17" calcext:value-type="float">
              <text:p>17</text:p>
            </table:table-cell>
            <table:table-cell table:number-columns-repeated="7" office:value-type="float" office:value="35" calcext:value-type="float">
              <text:p>35</text:p>
            </table:table-cell>
            <table:table-cell table:number-columns-repeated="7" office:value-type="float" office:value="46" calcext:value-type="float">
              <text:p>46</text:p>
            </table:table-cell>
            <table:table-cell table:number-columns-repeated="4" office:value-type="float" office:value="55" calcext:value-type="float">
              <text:p>5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Niger</text:p>
              </table:table-cell>
              <table:table-cell office:value-type="float" office:value="17.6078" calcext:value-type="float">
                <text:p>17.6078</text:p>
              </table:table-cell>
              <table:table-cell office:value-type="float" office:value="8.0817" calcext:value-type="float">
                <text:p>8.0817</text:p>
              </table:table-cell>
              <table:table-cell table:number-columns-repeated="63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5" office:value-type="float" office:value="11" calcext:value-type="float">
                <text:p>11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table:number-columns-repeated="3" office:value-type="float" office:value="14" calcext:value-type="float">
                <text:p>14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table:number-columns-repeated="3"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office:value-type="float" office:value="27" calcext:value-type="float">
                <text:p>27</text:p>
              </table:table-cell>
              <table:table-cell table:number-columns-repeated="2" office:value-type="float" office:value="29" calcext:value-type="float">
                <text:p>29</text:p>
              </table:table-cell>
              <table:table-cell office:value-type="float" office:value="31" calcext:value-type="float">
                <text:p>31</text:p>
              </table:table-cell>
              <table:table-cell table:number-columns-repeated="2" office:value-type="float" office:value="32" calcext:value-type="float">
                <text:p>32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7" calcext:value-type="float">
                <text:p>37</text:p>
              </table:table-cell>
              <table:table-cell table:number-columns-repeated="2" office:value-type="float" office:value="38" calcext:value-type="float">
                <text:p>38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5" calcext:value-type="float">
                <text:p>45</text:p>
              </table:table-cell>
              <table:table-cell table:number-columns-repeated="2" office:value-type="float" office:value="46" calcext:value-type="float">
                <text:p>46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0" calcext:value-type="float">
                <text:p>50</text:p>
              </table:table-cell>
              <table:table-cell table:number-columns-repeated="2" office:value-type="float" office:value="51" calcext:value-type="float">
                <text:p>51</text:p>
              </table:table-cell>
              <table:table-cell office:value-type="float" office:value="54" calcext:value-type="float">
                <text:p>54</text:p>
              </table:table-cell>
              <table:table-cell table:number-columns-repeated="2" office:value-type="float" office:value="55" calcext:value-type="float">
                <text:p>55</text:p>
              </table:table-cell>
              <table:table-cell office:value-type="float" office:value="58" calcext:value-type="float">
                <text:p>58</text:p>
              </table:table-cell>
              <table:table-cell table:number-columns-repeated="2" office:value-type="float" office:value="60" calcext:value-type="float">
                <text:p>60</text:p>
              </table:table-cell>
              <table:table-cell table:number-columns-repeated="2" office:value-type="float" office:value="61" calcext:value-type="float">
                <text:p>61</text:p>
              </table:table-cell>
              <table:table-cell office:value-type="float" office:value="62" calcext:value-type="float">
                <text:p>62</text:p>
              </table:table-cell>
              <table:table-cell table:number-columns-repeated="2" office:value-type="float" office:value="63" calcext:value-type="float">
                <text:p>63</text:p>
              </table:table-cell>
              <table:table-cell table:number-columns-repeated="4" office:value-type="float" office:value="64" calcext:value-type="float">
                <text:p>64</text:p>
              </table:table-cell>
              <table:table-cell table:number-columns-repeated="12" office:value-type="float" office:value="65" calcext:value-type="float">
                <text:p>6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iger Result</text:p>
            </table:table-cell>
            <table:table-cell table:number-columns-repeated="2"/>
            <table:table-cell table:number-columns-repeated="63" office:value-type="float" office:value="0" calcext:value-type="float">
              <text:p>0</text:p>
            </table:table-cell>
            <table:table-cell table:number-columns-repeated="5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3"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5" office:value-type="float" office:value="11" calcext:value-type="float">
              <text:p>11</text:p>
            </table:table-cell>
            <table:table-cell table:number-columns-repeated="2" office:value-type="float" office:value="12" calcext:value-type="float">
              <text:p>12</text:p>
            </table:table-cell>
            <table:table-cell table:number-columns-repeated="3" office:value-type="float" office:value="14" calcext:value-type="float">
              <text:p>14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table:number-columns-repeated="3"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table:number-columns-repeated="2" office:value-type="float" office:value="24" calcext:value-type="float">
              <text:p>24</text:p>
            </table:table-cell>
            <table:table-cell office:value-type="float" office:value="27" calcext:value-type="float">
              <text:p>27</text:p>
            </table:table-cell>
            <table:table-cell table:number-columns-repeated="2" office:value-type="float" office:value="29" calcext:value-type="float">
              <text:p>29</text:p>
            </table:table-cell>
            <table:table-cell office:value-type="float" office:value="31" calcext:value-type="float">
              <text:p>31</text:p>
            </table:table-cell>
            <table:table-cell table:number-columns-repeated="2" office:value-type="float" office:value="32" calcext:value-type="float">
              <text:p>32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7" calcext:value-type="float">
              <text:p>37</text:p>
            </table:table-cell>
            <table:table-cell table:number-columns-repeated="2" office:value-type="float" office:value="38" calcext:value-type="float">
              <text:p>38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5" calcext:value-type="float">
              <text:p>45</text:p>
            </table:table-cell>
            <table:table-cell table:number-columns-repeated="2" office:value-type="float" office:value="46" calcext:value-type="float">
              <text:p>46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0" calcext:value-type="float">
              <text:p>50</text:p>
            </table:table-cell>
            <table:table-cell table:number-columns-repeated="2" office:value-type="float" office:value="51" calcext:value-type="float">
              <text:p>51</text:p>
            </table:table-cell>
            <table:table-cell office:value-type="float" office:value="54" calcext:value-type="float">
              <text:p>54</text:p>
            </table:table-cell>
            <table:table-cell table:number-columns-repeated="2" office:value-type="float" office:value="55" calcext:value-type="float">
              <text:p>55</text:p>
            </table:table-cell>
            <table:table-cell office:value-type="float" office:value="58" calcext:value-type="float">
              <text:p>58</text:p>
            </table:table-cell>
            <table:table-cell table:number-columns-repeated="2" office:value-type="float" office:value="60" calcext:value-type="float">
              <text:p>60</text:p>
            </table:table-cell>
            <table:table-cell table:number-columns-repeated="2" office:value-type="float" office:value="61" calcext:value-type="float">
              <text:p>61</text:p>
            </table:table-cell>
            <table:table-cell office:value-type="float" office:value="62" calcext:value-type="float">
              <text:p>62</text:p>
            </table:table-cell>
            <table:table-cell table:number-columns-repeated="2" office:value-type="float" office:value="63" calcext:value-type="float">
              <text:p>63</text:p>
            </table:table-cell>
            <table:table-cell table:number-columns-repeated="4" office:value-type="float" office:value="64" calcext:value-type="float">
              <text:p>64</text:p>
            </table:table-cell>
            <table:table-cell table:number-columns-repeated="12" office:value-type="float" office:value="65" calcext:value-type="float">
              <text:p>6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Nigeria</text:p>
              </table:table-cell>
              <table:table-cell office:value-type="float" office:value="9.082" calcext:value-type="float">
                <text:p>9.082</text:p>
              </table:table-cell>
              <table:table-cell office:value-type="float" office:value="8.6753" calcext:value-type="float">
                <text:p>8.6753</text:p>
              </table:table-cell>
              <table:table-cell table:number-columns-repeated="61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1" calcext:value-type="float">
                <text:p>21</text:p>
              </table:table-cell>
              <table:table-cell table:number-columns-repeated="2" office:value-type="float" office:value="22" calcext:value-type="float">
                <text:p>22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5" calcext:value-type="float">
                <text:p>35</text:p>
              </table:table-cell>
              <table:table-cell table:number-columns-repeated="2" office:value-type="float" office:value="40" calcext:value-type="float">
                <text:p>40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03" calcext:value-type="float">
                <text:p>103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17" calcext:value-type="float">
                <text:p>117</text:p>
              </table:table-cell>
              <table:table-cell office:value-type="float" office:value="128" calcext:value-type="float">
                <text:p>128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50" calcext:value-type="float">
                <text:p>150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164" calcext:value-type="float">
                <text:p>164</text:p>
              </table:table-cell>
              <table:table-cell office:value-type="float" office:value="167" calcext:value-type="float">
                <text:p>167</text:p>
              </table:table-cell>
              <table:table-cell office:value-type="float" office:value="171" calcext:value-type="float">
                <text:p>171</text:p>
              </table:table-cell>
              <table:table-cell office:value-type="float" office:value="176" calcext:value-type="float">
                <text:p>176</text:p>
              </table:table-cell>
              <table:table-cell office:value-type="float" office:value="182" calcext:value-type="float">
                <text:p>182</text:p>
              </table:table-cell>
              <table:table-cell office:value-type="float" office:value="191" calcext:value-type="float">
                <text:p>191</text:p>
              </table:table-cell>
              <table:table-cell office:value-type="float" office:value="192" calcext:value-type="float">
                <text:p>192</text:p>
              </table:table-cell>
              <table:table-cell office:value-type="float" office:value="200" calcext:value-type="float">
                <text:p>200</text:p>
              </table:table-cell>
              <table:table-cell office:value-type="float" office:value="211" calcext:value-type="float">
                <text:p>211</text:p>
              </table:table-cell>
              <table:table-cell table:number-columns-repeated="2" office:value-type="float" office:value="221" calcext:value-type="float">
                <text:p>221</text:p>
              </table:table-cell>
              <table:table-cell office:value-type="float" office:value="226" calcext:value-type="float">
                <text:p>226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249" calcext:value-type="float">
                <text:p>249</text:p>
              </table:table-cell>
              <table:table-cell office:value-type="float" office:value="254" calcext:value-type="float">
                <text:p>254</text:p>
              </table:table-cell>
              <table:table-cell office:value-type="float" office:value="259" calcext:value-type="float">
                <text:p>259</text:p>
              </table:table-cell>
              <table:table-cell office:value-type="float" office:value="261" calcext:value-type="float">
                <text:p>261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87" calcext:value-type="float">
                <text:p>287</text:p>
              </table:table-cell>
              <table:table-cell office:value-type="float" office:value="299" calcext:value-type="float">
                <text:p>299</text:p>
              </table:table-cell>
              <table:table-cell office:value-type="float" office:value="314" calcext:value-type="float">
                <text:p>314</text:p>
              </table:table-cell>
              <table:table-cell office:value-type="float" office:value="315" calcext:value-type="float">
                <text:p>315</text:p>
              </table:table-cell>
              <table:table-cell office:value-type="float" office:value="323" calcext:value-type="float">
                <text:p>323</text:p>
              </table:table-cell>
              <table:table-cell office:value-type="float" office:value="333" calcext:value-type="float">
                <text:p>333</text:p>
              </table:table-cell>
              <table:table-cell office:value-type="float" office:value="342" calcext:value-type="float">
                <text:p>342</text:p>
              </table:table-cell>
              <table:table-cell office:value-type="float" office:value="354" calcext:value-type="float">
                <text:p>354</text:p>
              </table:table-cell>
              <table:table-cell office:value-type="float" office:value="361" calcext:value-type="float">
                <text:p>361</text:p>
              </table:table-cell>
              <table:table-cell office:value-type="float" office:value="365" calcext:value-type="float">
                <text:p>365</text:p>
              </table:table-cell>
              <table:table-cell office:value-type="float" office:value="382" calcext:value-type="float">
                <text:p>382</text:p>
              </table:table-cell>
              <table:table-cell office:value-type="float" office:value="387" calcext:value-type="float">
                <text:p>387</text:p>
              </table:table-cell>
              <table:table-cell office:value-type="float" office:value="399" calcext:value-type="float">
                <text:p>39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igeria Result</text:p>
            </table:table-cell>
            <table:table-cell table:number-columns-repeated="2"/>
            <table:table-cell table:number-columns-repeated="61" office:value-type="float" office:value="0" calcext:value-type="float">
              <text:p>0</text:p>
            </table:table-cell>
            <table:table-cell table:number-columns-repeated="7" office:value-type="float" office:value="1" calcext:value-type="float">
              <text:p>1</text:p>
            </table:table-cell>
            <table:table-cell table:number-columns-repeated="4" office:value-type="float" office:value="2" calcext:value-type="float">
              <text:p>2</text:p>
            </table:table-cell>
            <table:table-cell table:number-columns-repeated="2"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3"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1" calcext:value-type="float">
              <text:p>21</text:p>
            </table:table-cell>
            <table:table-cell table:number-columns-repeated="2" office:value-type="float" office:value="22" calcext:value-type="float">
              <text:p>22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5" calcext:value-type="float">
              <text:p>35</text:p>
            </table:table-cell>
            <table:table-cell table:number-columns-repeated="2" office:value-type="float" office:value="40" calcext:value-type="float">
              <text:p>40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8" calcext:value-type="float">
              <text:p>68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03" calcext:value-type="float">
              <text:p>103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17" calcext:value-type="float">
              <text:p>117</text:p>
            </table:table-cell>
            <table:table-cell office:value-type="float" office:value="128" calcext:value-type="float">
              <text:p>128</text:p>
            </table:table-cell>
            <table:table-cell office:value-type="float" office:value="143" calcext:value-type="float">
              <text:p>143</text:p>
            </table:table-cell>
            <table:table-cell office:value-type="float" office:value="150" calcext:value-type="float">
              <text:p>150</text:p>
            </table:table-cell>
            <table:table-cell office:value-type="float" office:value="158" calcext:value-type="float">
              <text:p>158</text:p>
            </table:table-cell>
            <table:table-cell office:value-type="float" office:value="164" calcext:value-type="float">
              <text:p>164</text:p>
            </table:table-cell>
            <table:table-cell office:value-type="float" office:value="167" calcext:value-type="float">
              <text:p>167</text:p>
            </table:table-cell>
            <table:table-cell office:value-type="float" office:value="171" calcext:value-type="float">
              <text:p>171</text:p>
            </table:table-cell>
            <table:table-cell office:value-type="float" office:value="176" calcext:value-type="float">
              <text:p>176</text:p>
            </table:table-cell>
            <table:table-cell office:value-type="float" office:value="182" calcext:value-type="float">
              <text:p>182</text:p>
            </table:table-cell>
            <table:table-cell office:value-type="float" office:value="191" calcext:value-type="float">
              <text:p>191</text:p>
            </table:table-cell>
            <table:table-cell office:value-type="float" office:value="192" calcext:value-type="float">
              <text:p>192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211" calcext:value-type="float">
              <text:p>211</text:p>
            </table:table-cell>
            <table:table-cell table:number-columns-repeated="2" office:value-type="float" office:value="221" calcext:value-type="float">
              <text:p>221</text:p>
            </table:table-cell>
            <table:table-cell office:value-type="float" office:value="226" calcext:value-type="float">
              <text:p>226</text:p>
            </table:table-cell>
            <table:table-cell office:value-type="float" office:value="233" calcext:value-type="float">
              <text:p>233</text:p>
            </table:table-cell>
            <table:table-cell office:value-type="float" office:value="249" calcext:value-type="float">
              <text:p>249</text:p>
            </table:table-cell>
            <table:table-cell office:value-type="float" office:value="254" calcext:value-type="float">
              <text:p>254</text:p>
            </table:table-cell>
            <table:table-cell office:value-type="float" office:value="259" calcext:value-type="float">
              <text:p>259</text:p>
            </table:table-cell>
            <table:table-cell office:value-type="float" office:value="261" calcext:value-type="float">
              <text:p>261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87" calcext:value-type="float">
              <text:p>287</text:p>
            </table:table-cell>
            <table:table-cell office:value-type="float" office:value="299" calcext:value-type="float">
              <text:p>299</text:p>
            </table:table-cell>
            <table:table-cell office:value-type="float" office:value="314" calcext:value-type="float">
              <text:p>314</text:p>
            </table:table-cell>
            <table:table-cell office:value-type="float" office:value="315" calcext:value-type="float">
              <text:p>315</text:p>
            </table:table-cell>
            <table:table-cell office:value-type="float" office:value="323" calcext:value-type="float">
              <text:p>323</text:p>
            </table:table-cell>
            <table:table-cell office:value-type="float" office:value="333" calcext:value-type="float">
              <text:p>333</text:p>
            </table:table-cell>
            <table:table-cell office:value-type="float" office:value="342" calcext:value-type="float">
              <text:p>342</text:p>
            </table:table-cell>
            <table:table-cell office:value-type="float" office:value="354" calcext:value-type="float">
              <text:p>354</text:p>
            </table:table-cell>
            <table:table-cell office:value-type="float" office:value="361" calcext:value-type="float">
              <text:p>361</text:p>
            </table:table-cell>
            <table:table-cell office:value-type="float" office:value="365" calcext:value-type="float">
              <text:p>365</text:p>
            </table:table-cell>
            <table:table-cell office:value-type="float" office:value="382" calcext:value-type="float">
              <text:p>382</text:p>
            </table:table-cell>
            <table:table-cell office:value-type="float" office:value="387" calcext:value-type="float">
              <text:p>387</text:p>
            </table:table-cell>
            <table:table-cell office:value-type="float" office:value="399" calcext:value-type="float">
              <text:p>39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North Macedonia</text:p>
              </table:table-cell>
              <table:table-cell office:value-type="float" office:value="41.6086" calcext:value-type="float">
                <text:p>41.6086</text:p>
              </table:table-cell>
              <table:table-cell office:value-type="float" office:value="21.7453" calcext:value-type="float">
                <text:p>21.7453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2" calcext:value-type="float">
                <text:p>32</text:p>
              </table:table-cell>
              <table:table-cell table:number-columns-repeated="2" office:value-type="float" office:value="34" calcext:value-type="float">
                <text:p>34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2" office:value-type="float" office:value="49" calcext:value-type="float">
                <text:p>49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5" calcext:value-type="float">
                <text:p>55</text:p>
              </table:table-cell>
              <table:table-cell table:number-columns-repeated="2" office:value-type="float" office:value="56" calcext:value-type="float">
                <text:p>56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90" calcext:value-type="float">
                <text:p>90</text:p>
              </table:table-cell>
              <table:table-cell table:number-columns-repeated="3" office:value-type="float" office:value="91" calcext:value-type="float">
                <text:p>91</text:p>
              </table:table-cell>
              <table:table-cell office:value-type="float" office:value="92" calcext:value-type="float">
                <text:p>92</text:p>
              </table:table-cell>
              <table:table-cell table:number-columns-repeated="2" office:value-type="float" office:value="95" calcext:value-type="float">
                <text:p>95</text:p>
              </table:table-cell>
              <table:table-cell office:value-type="float" office:value="97" calcext:value-type="float">
                <text:p>97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01" calcext:value-type="float">
                <text:p>101</text:p>
              </table:table-cell>
              <table:table-cell office:value-type="float" office:value="104" calcext:value-type="float">
                <text:p>104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110" calcext:value-type="float">
                <text:p>110</text:p>
              </table:table-cell>
              <table:table-cell office:value-type="float" office:value="111" calcext:value-type="float">
                <text:p>111</text:p>
              </table:table-cell>
              <table:table-cell office:value-type="float" office:value="112" calcext:value-type="float">
                <text:p>112</text:p>
              </table:table-cell>
              <table:table-cell table:number-columns-repeated="3" office:value-type="float" office:value="113" calcext:value-type="float">
                <text:p>113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19" calcext:value-type="float">
                <text:p>119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33" calcext:value-type="float">
                <text:p>133</text:p>
              </table:table-cell>
              <table:table-cell office:value-type="float" office:value="140" calcext:value-type="float">
                <text:p>140</text:p>
              </table:table-cell>
              <table:table-cell office:value-type="float" office:value="141" calcext:value-type="float">
                <text:p>141</text:p>
              </table:table-cell>
              <table:table-cell office:value-type="float" office:value="145" calcext:value-type="float">
                <text:p>145</text:p>
              </table:table-cell>
              <table:table-cell office:value-type="float" office:value="147" calcext:value-type="float">
                <text:p>147</text:p>
              </table:table-cell>
              <table:table-cell office:value-type="float" office:value="149" calcext:value-type="float">
                <text:p>149</text:p>
              </table:table-cell>
              <table:table-cell office:value-type="float" office:value="151" calcext:value-type="float">
                <text:p>151</text:p>
              </table:table-cell>
              <table:table-cell office:value-type="float" office:value="153" calcext:value-type="float">
                <text:p>153</text:p>
              </table:table-cell>
              <table:table-cell office:value-type="float" office:value="156" calcext:value-type="float">
                <text:p>156</text:p>
              </table:table-cell>
              <table:table-cell office:value-type="float" office:value="157" calcext:value-type="float">
                <text:p>157</text:p>
              </table:table-cell>
              <table:table-cell office:value-type="float" office:value="164" calcext:value-type="float">
                <text:p>164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71" calcext:value-type="float">
                <text:p>17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orth Macedonia Result</text:p>
            </table:table-cell>
            <table:table-cell table:number-columns-repeated="2"/>
            <table:table-cell table:number-columns-repeated="60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table:number-columns-repeated="2"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table:number-columns-repeated="2" office:value-type="float" office:value="34" calcext:value-type="float">
              <text:p>34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6" calcext:value-type="float">
              <text:p>46</text:p>
            </table:table-cell>
            <table:table-cell table:number-columns-repeated="2" office:value-type="float" office:value="49" calcext:value-type="float">
              <text:p>49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5" calcext:value-type="float">
              <text:p>55</text:p>
            </table:table-cell>
            <table:table-cell table:number-columns-repeated="2" office:value-type="float" office:value="56" calcext:value-type="float">
              <text:p>56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81" calcext:value-type="float">
              <text:p>81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89" calcext:value-type="float">
              <text:p>89</text:p>
            </table:table-cell>
            <table:table-cell office:value-type="float" office:value="90" calcext:value-type="float">
              <text:p>90</text:p>
            </table:table-cell>
            <table:table-cell table:number-columns-repeated="3" office:value-type="float" office:value="91" calcext:value-type="float">
              <text:p>91</text:p>
            </table:table-cell>
            <table:table-cell office:value-type="float" office:value="92" calcext:value-type="float">
              <text:p>92</text:p>
            </table:table-cell>
            <table:table-cell table:number-columns-repeated="2" office:value-type="float" office:value="95" calcext:value-type="float">
              <text:p>95</text:p>
            </table:table-cell>
            <table:table-cell office:value-type="float" office:value="97" calcext:value-type="float">
              <text:p>97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01" calcext:value-type="float">
              <text:p>101</text:p>
            </table:table-cell>
            <table:table-cell office:value-type="float" office:value="104" calcext:value-type="float">
              <text:p>104</text:p>
            </table:table-cell>
            <table:table-cell office:value-type="float" office:value="106" calcext:value-type="float">
              <text:p>106</text:p>
            </table:table-cell>
            <table:table-cell office:value-type="float" office:value="110" calcext:value-type="float">
              <text:p>110</text:p>
            </table:table-cell>
            <table:table-cell office:value-type="float" office:value="111" calcext:value-type="float">
              <text:p>111</text:p>
            </table:table-cell>
            <table:table-cell office:value-type="float" office:value="112" calcext:value-type="float">
              <text:p>112</text:p>
            </table:table-cell>
            <table:table-cell table:number-columns-repeated="3" office:value-type="float" office:value="113" calcext:value-type="float">
              <text:p>113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19" calcext:value-type="float">
              <text:p>119</text:p>
            </table:table-cell>
            <table:table-cell office:value-type="float" office:value="121" calcext:value-type="float">
              <text:p>121</text:p>
            </table:table-cell>
            <table:table-cell office:value-type="float" office:value="126" calcext:value-type="float">
              <text:p>126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40" calcext:value-type="float">
              <text:p>140</text:p>
            </table:table-cell>
            <table:table-cell office:value-type="float" office:value="141" calcext:value-type="float">
              <text:p>141</text:p>
            </table:table-cell>
            <table:table-cell office:value-type="float" office:value="145" calcext:value-type="float">
              <text:p>145</text:p>
            </table:table-cell>
            <table:table-cell office:value-type="float" office:value="147" calcext:value-type="float">
              <text:p>147</text:p>
            </table:table-cell>
            <table:table-cell office:value-type="float" office:value="149" calcext:value-type="float">
              <text:p>149</text:p>
            </table:table-cell>
            <table:table-cell office:value-type="float" office:value="151" calcext:value-type="float">
              <text:p>151</text:p>
            </table:table-cell>
            <table:table-cell office:value-type="float" office:value="153" calcext:value-type="float">
              <text:p>153</text:p>
            </table:table-cell>
            <table:table-cell office:value-type="float" office:value="156" calcext:value-type="float">
              <text:p>156</text:p>
            </table:table-cell>
            <table:table-cell office:value-type="float" office:value="157" calcext:value-type="float">
              <text:p>157</text:p>
            </table:table-cell>
            <table:table-cell office:value-type="float" office:value="164" calcext:value-type="float">
              <text:p>164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71" calcext:value-type="float">
              <text:p>17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Norway</text:p>
              </table:table-cell>
              <table:table-cell office:value-type="float" office:value="60.472" calcext:value-type="float">
                <text:p>60.472</text:p>
              </table:table-cell>
              <table:table-cell office:value-type="float" office:value="8.4689" calcext:value-type="float">
                <text:p>8.4689</text:p>
              </table:table-cell>
              <table:table-cell table:number-columns-repeated="52" office:value-type="float" office:value="0" calcext:value-type="float">
                <text:p>0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table:number-columns-repeated="4" office:value-type="float" office:value="7" calcext:value-type="float">
                <text:p>7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101" calcext:value-type="float">
                <text:p>101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13" calcext:value-type="float">
                <text:p>113</text:p>
              </table:table-cell>
              <table:table-cell office:value-type="float" office:value="119" calcext:value-type="float">
                <text:p>119</text:p>
              </table:table-cell>
              <table:table-cell office:value-type="float" office:value="128" calcext:value-type="float">
                <text:p>128</text:p>
              </table:table-cell>
              <table:table-cell office:value-type="float" office:value="134" calcext:value-type="float">
                <text:p>134</text:p>
              </table:table-cell>
              <table:table-cell office:value-type="float" office:value="139" calcext:value-type="float">
                <text:p>139</text:p>
              </table:table-cell>
              <table:table-cell office:value-type="float" office:value="150" calcext:value-type="float">
                <text:p>150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61" calcext:value-type="float">
                <text:p>161</text:p>
              </table:table-cell>
              <table:table-cell office:value-type="float" office:value="164" calcext:value-type="float">
                <text:p>164</text:p>
              </table:table-cell>
              <table:table-cell office:value-type="float" office:value="165" calcext:value-type="float">
                <text:p>165</text:p>
              </table:table-cell>
              <table:table-cell office:value-type="float" office:value="181" calcext:value-type="float">
                <text:p>181</text:p>
              </table:table-cell>
              <table:table-cell office:value-type="float" office:value="182" calcext:value-type="float">
                <text:p>182</text:p>
              </table:table-cell>
              <table:table-cell office:value-type="float" office:value="187" calcext:value-type="float">
                <text:p>187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199" calcext:value-type="float">
                <text:p>199</text:p>
              </table:table-cell>
              <table:table-cell table:number-columns-repeated="2" office:value-type="float" office:value="201" calcext:value-type="float">
                <text:p>201</text:p>
              </table:table-cell>
              <table:table-cell office:value-type="float" office:value="205" calcext:value-type="float">
                <text:p>205</text:p>
              </table:table-cell>
              <table:table-cell office:value-type="float" office:value="206" calcext:value-type="float">
                <text:p>206</text:p>
              </table:table-cell>
              <table:table-cell office:value-type="float" office:value="207" calcext:value-type="float">
                <text:p>207</text:p>
              </table:table-cell>
              <table:table-cell table:number-columns-repeated="2" office:value-type="float" office:value="210" calcext:value-type="float">
                <text:p>210</text:p>
              </table:table-cell>
              <table:table-cell table:number-columns-repeated="2" office:value-type="float" office:value="211" calcext:value-type="float">
                <text:p>211</text:p>
              </table:table-cell>
              <table:table-cell office:value-type="float" office:value="214" calcext:value-type="float">
                <text:p>214</text:p>
              </table:table-cell>
              <table:table-cell office:value-type="float" office:value="215" calcext:value-type="float">
                <text:p>215</text:p>
              </table:table-cell>
              <table:table-cell office:value-type="float" office:value="216" calcext:value-type="float">
                <text:p>216</text:p>
              </table:table-cell>
              <table:table-cell office:value-type="float" office:value="217" calcext:value-type="float">
                <text:p>217</text:p>
              </table:table-cell>
              <table:table-cell office:value-type="float" office:value="218" calcext:value-type="float">
                <text:p>218</text:p>
              </table:table-cell>
              <table:table-cell table:number-columns-repeated="2" office:value-type="float" office:value="219" calcext:value-type="float">
                <text:p>219</text:p>
              </table:table-cell>
              <table:table-cell office:value-type="float" office:value="224" calcext:value-type="float">
                <text:p>224</text:p>
              </table:table-cell>
              <table:table-cell office:value-type="float" office:value="228" calcext:value-type="float">
                <text:p>228</text:p>
              </table:table-cell>
              <table:table-cell office:value-type="float" office:value="229" calcext:value-type="float">
                <text:p>229</text:p>
              </table:table-cell>
              <table:table-cell table:number-columns-repeated="4" office:value-type="float" office:value="232" calcext:value-type="float">
                <text:p>232</text:p>
              </table:table-cell>
              <table:table-cell table:number-columns-repeated="2" office:value-type="float" office:value="233" calcext:value-type="float">
                <text:p>233</text:p>
              </table:table-cell>
              <table:table-cell office:value-type="float" office:value="234" calcext:value-type="float">
                <text:p>234</text:p>
              </table:table-cell>
              <table:table-cell table:number-columns-repeated="7" office:value-type="float" office:value="235" calcext:value-type="float">
                <text:p>235</text:p>
              </table:table-cell>
              <table:table-cell table:number-columns-repeated="5" office:value-type="float" office:value="236" calcext:value-type="float">
                <text:p>236</text:p>
              </table:table-cell>
              <table:table-cell table:number-columns-repeated="2" office:value-type="float" office:value="237" calcext:value-type="float">
                <text:p>237</text:p>
              </table:table-cell>
              <table:table-cell table:number-columns-repeated="4" office:value-type="float" office:value="238" calcext:value-type="float">
                <text:p>238</text:p>
              </table:table-cell>
              <table:table-cell table:number-columns-repeated="3" office:value-type="float" office:value="239" calcext:value-type="float">
                <text:p>239</text:p>
              </table:table-cell>
              <table:table-cell table:number-columns-repeated="2" office:value-type="float" office:value="242" calcext:value-type="float">
                <text:p>24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Norway Result</text:p>
            </table:table-cell>
            <table:table-cell table:number-columns-repeated="2"/>
            <table:table-cell table:number-columns-repeated="52" office:value-type="float" office:value="0" calcext:value-type="float">
              <text:p>0</text:p>
            </table:table-cell>
            <table:table-cell table:number-columns-repeated="4"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table:number-columns-repeated="4" office:value-type="float" office:value="7" calcext:value-type="float">
              <text:p>7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table:number-columns-repeated="2" office:value-type="float" office:value="14" calcext:value-type="float">
              <text:p>14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89" calcext:value-type="float">
              <text:p>89</text:p>
            </table:table-cell>
            <table:table-cell office:value-type="float" office:value="101" calcext:value-type="float">
              <text:p>101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13" calcext:value-type="float">
              <text:p>113</text:p>
            </table:table-cell>
            <table:table-cell office:value-type="float" office:value="119" calcext:value-type="float">
              <text:p>119</text:p>
            </table:table-cell>
            <table:table-cell office:value-type="float" office:value="128" calcext:value-type="float">
              <text:p>128</text:p>
            </table:table-cell>
            <table:table-cell office:value-type="float" office:value="134" calcext:value-type="float">
              <text:p>134</text:p>
            </table:table-cell>
            <table:table-cell office:value-type="float" office:value="139" calcext:value-type="float">
              <text:p>139</text:p>
            </table:table-cell>
            <table:table-cell office:value-type="float" office:value="150" calcext:value-type="float">
              <text:p>150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61" calcext:value-type="float">
              <text:p>161</text:p>
            </table:table-cell>
            <table:table-cell office:value-type="float" office:value="164" calcext:value-type="float">
              <text:p>164</text:p>
            </table:table-cell>
            <table:table-cell office:value-type="float" office:value="165" calcext:value-type="float">
              <text:p>165</text:p>
            </table:table-cell>
            <table:table-cell office:value-type="float" office:value="181" calcext:value-type="float">
              <text:p>181</text:p>
            </table:table-cell>
            <table:table-cell office:value-type="float" office:value="182" calcext:value-type="float">
              <text:p>182</text:p>
            </table:table-cell>
            <table:table-cell office:value-type="float" office:value="187" calcext:value-type="float">
              <text:p>187</text:p>
            </table:table-cell>
            <table:table-cell office:value-type="float" office:value="194" calcext:value-type="float">
              <text:p>194</text:p>
            </table:table-cell>
            <table:table-cell office:value-type="float" office:value="199" calcext:value-type="float">
              <text:p>199</text:p>
            </table:table-cell>
            <table:table-cell table:number-columns-repeated="2" office:value-type="float" office:value="201" calcext:value-type="float">
              <text:p>201</text:p>
            </table:table-cell>
            <table:table-cell office:value-type="float" office:value="205" calcext:value-type="float">
              <text:p>205</text:p>
            </table:table-cell>
            <table:table-cell office:value-type="float" office:value="206" calcext:value-type="float">
              <text:p>206</text:p>
            </table:table-cell>
            <table:table-cell office:value-type="float" office:value="207" calcext:value-type="float">
              <text:p>207</text:p>
            </table:table-cell>
            <table:table-cell table:number-columns-repeated="2" office:value-type="float" office:value="210" calcext:value-type="float">
              <text:p>210</text:p>
            </table:table-cell>
            <table:table-cell table:number-columns-repeated="2" office:value-type="float" office:value="211" calcext:value-type="float">
              <text:p>211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15" calcext:value-type="float">
              <text:p>215</text:p>
            </table:table-cell>
            <table:table-cell office:value-type="float" office:value="216" calcext:value-type="float">
              <text:p>216</text:p>
            </table:table-cell>
            <table:table-cell office:value-type="float" office:value="217" calcext:value-type="float">
              <text:p>217</text:p>
            </table:table-cell>
            <table:table-cell office:value-type="float" office:value="218" calcext:value-type="float">
              <text:p>218</text:p>
            </table:table-cell>
            <table:table-cell table:number-columns-repeated="2" office:value-type="float" office:value="219" calcext:value-type="float">
              <text:p>219</text:p>
            </table:table-cell>
            <table:table-cell office:value-type="float" office:value="224" calcext:value-type="float">
              <text:p>224</text:p>
            </table:table-cell>
            <table:table-cell office:value-type="float" office:value="228" calcext:value-type="float">
              <text:p>228</text:p>
            </table:table-cell>
            <table:table-cell office:value-type="float" office:value="229" calcext:value-type="float">
              <text:p>229</text:p>
            </table:table-cell>
            <table:table-cell table:number-columns-repeated="4" office:value-type="float" office:value="232" calcext:value-type="float">
              <text:p>232</text:p>
            </table:table-cell>
            <table:table-cell table:number-columns-repeated="2" office:value-type="float" office:value="233" calcext:value-type="float">
              <text:p>233</text:p>
            </table:table-cell>
            <table:table-cell office:value-type="float" office:value="234" calcext:value-type="float">
              <text:p>234</text:p>
            </table:table-cell>
            <table:table-cell table:number-columns-repeated="7" office:value-type="float" office:value="235" calcext:value-type="float">
              <text:p>235</text:p>
            </table:table-cell>
            <table:table-cell table:number-columns-repeated="5" office:value-type="float" office:value="236" calcext:value-type="float">
              <text:p>236</text:p>
            </table:table-cell>
            <table:table-cell table:number-columns-repeated="2" office:value-type="float" office:value="237" calcext:value-type="float">
              <text:p>237</text:p>
            </table:table-cell>
            <table:table-cell table:number-columns-repeated="4" office:value-type="float" office:value="238" calcext:value-type="float">
              <text:p>238</text:p>
            </table:table-cell>
            <table:table-cell table:number-columns-repeated="3" office:value-type="float" office:value="239" calcext:value-type="float">
              <text:p>239</text:p>
            </table:table-cell>
            <table:table-cell table:number-columns-repeated="2" office:value-type="float" office:value="242" calcext:value-type="float">
              <text:p>24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Oman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57" calcext:value-type="float">
                <text:p>57</text:p>
              </table:table-cell>
              <table:table-cell table:number-columns-repeated="69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5"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6" office:value-type="float" office:value="10" calcext:value-type="float">
                <text:p>10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table:number-columns-repeated="3" office:value-type="float" office:value="12" calcext:value-type="float">
                <text:p>12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5"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6" calcext:value-type="float">
                <text:p>36</text:p>
              </table:table-cell>
              <table:table-cell table:number-columns-repeated="3" office:value-type="float" office:value="37" calcext:value-type="float">
                <text:p>37</text:p>
              </table:table-cell>
              <table:table-cell office:value-type="float" office:value="39" calcext:value-type="float">
                <text:p>39</text:p>
              </table:table-cell>
              <table:table-cell table:number-columns-repeated="2"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9" calcext:value-type="float">
                <text:p>59</text:p>
              </table:table-cell>
              <table:table-cell table:number-columns-repeated="2" office:value-type="float" office:value="67" calcext:value-type="float">
                <text:p>67</text:p>
              </table:table-cell>
              <table:table-cell table:number-columns-repeated="2" office:value-type="float" office:value="72" calcext:value-type="float">
                <text:p>72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96" calcext:value-type="float">
                <text:p>9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Oman Result</text:p>
            </table:table-cell>
            <table:table-cell table:number-columns-repeated="2"/>
            <table:table-cell table:number-columns-repeated="69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5"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5" office:value-type="float" office:value="4" calcext:value-type="float">
              <text:p>4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6" office:value-type="float" office:value="10" calcext:value-type="float">
              <text:p>10</text:p>
            </table:table-cell>
            <table:table-cell table:number-columns-repeated="2" office:value-type="float" office:value="11" calcext:value-type="float">
              <text:p>11</text:p>
            </table:table-cell>
            <table:table-cell table:number-columns-repeated="3" office:value-type="float" office:value="12" calcext:value-type="float">
              <text:p>12</text:p>
            </table:table-cell>
            <table:table-cell table:number-columns-repeated="2" office:value-type="float" office:value="13" calcext:value-type="float">
              <text:p>13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table:number-columns-repeated="5"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6" calcext:value-type="float">
              <text:p>36</text:p>
            </table:table-cell>
            <table:table-cell table:number-columns-repeated="3" office:value-type="float" office:value="37" calcext:value-type="float">
              <text:p>37</text:p>
            </table:table-cell>
            <table:table-cell office:value-type="float" office:value="39" calcext:value-type="float">
              <text:p>39</text:p>
            </table:table-cell>
            <table:table-cell table:number-columns-repeated="2"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9" calcext:value-type="float">
              <text:p>59</text:p>
            </table:table-cell>
            <table:table-cell table:number-columns-repeated="2" office:value-type="float" office:value="67" calcext:value-type="float">
              <text:p>67</text:p>
            </table:table-cell>
            <table:table-cell table:number-columns-repeated="2" office:value-type="float" office:value="72" calcext:value-type="float">
              <text:p>72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81" calcext:value-type="float">
              <text:p>81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89" calcext:value-type="float">
              <text:p>89</text:p>
            </table:table-cell>
            <table:table-cell office:value-type="float" office:value="96" calcext:value-type="float">
              <text:p>9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Pakistan</text:p>
              </table:table-cell>
              <table:table-cell office:value-type="float" office:value="30.3753" calcext:value-type="float">
                <text:p>30.3753</text:p>
              </table:table-cell>
              <table:table-cell office:value-type="float" office:value="69.3451" calcext:value-type="float">
                <text:p>69.3451</text:p>
              </table:table-cell>
              <table:table-cell table:number-columns-repeated="56" office:value-type="float" office:value="0" calcext:value-type="float">
                <text:p>0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6" calcext:value-type="float">
                <text:p>96</text:p>
              </table:table-cell>
              <table:table-cell office:value-type="float" office:value="111" calcext:value-type="float">
                <text:p>111</text:p>
              </table:table-cell>
              <table:table-cell office:value-type="float" office:value="128" calcext:value-type="float">
                <text:p>128</text:p>
              </table:table-cell>
              <table:table-cell office:value-type="float" office:value="135" calcext:value-type="float">
                <text:p>135</text:p>
              </table:table-cell>
              <table:table-cell office:value-type="float" office:value="143" calcext:value-type="float">
                <text:p>143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76" calcext:value-type="float">
                <text:p>176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212" calcext:value-type="float">
                <text:p>212</text:p>
              </table:table-cell>
              <table:table-cell office:value-type="float" office:value="237" calcext:value-type="float">
                <text:p>237</text:p>
              </table:table-cell>
              <table:table-cell office:value-type="float" office:value="253" calcext:value-type="float">
                <text:p>253</text:p>
              </table:table-cell>
              <table:table-cell office:value-type="float" office:value="269" calcext:value-type="float">
                <text:p>269</text:p>
              </table:table-cell>
              <table:table-cell office:value-type="float" office:value="281" calcext:value-type="float">
                <text:p>281</text:p>
              </table:table-cell>
              <table:table-cell office:value-type="float" office:value="292" calcext:value-type="float">
                <text:p>292</text:p>
              </table:table-cell>
              <table:table-cell office:value-type="float" office:value="312" calcext:value-type="float">
                <text:p>312</text:p>
              </table:table-cell>
              <table:table-cell office:value-type="float" office:value="343" calcext:value-type="float">
                <text:p>343</text:p>
              </table:table-cell>
              <table:table-cell office:value-type="float" office:value="385" calcext:value-type="float">
                <text:p>385</text:p>
              </table:table-cell>
              <table:table-cell office:value-type="float" office:value="417" calcext:value-type="float">
                <text:p>417</text:p>
              </table:table-cell>
              <table:table-cell office:value-type="float" office:value="440" calcext:value-type="float">
                <text:p>440</text:p>
              </table:table-cell>
              <table:table-cell office:value-type="float" office:value="457" calcext:value-type="float">
                <text:p>457</text:p>
              </table:table-cell>
              <table:table-cell office:value-type="float" office:value="476" calcext:value-type="float">
                <text:p>476</text:p>
              </table:table-cell>
              <table:table-cell office:value-type="float" office:value="514" calcext:value-type="float">
                <text:p>514</text:p>
              </table:table-cell>
              <table:table-cell office:value-type="float" office:value="564" calcext:value-type="float">
                <text:p>564</text:p>
              </table:table-cell>
              <table:table-cell office:value-type="float" office:value="585" calcext:value-type="float">
                <text:p>585</text:p>
              </table:table-cell>
              <table:table-cell office:value-type="float" office:value="599" calcext:value-type="float">
                <text:p>599</text:p>
              </table:table-cell>
              <table:table-cell office:value-type="float" office:value="636" calcext:value-type="float">
                <text:p>636</text:p>
              </table:table-cell>
              <table:table-cell office:value-type="float" office:value="659" calcext:value-type="float">
                <text:p>659</text:p>
              </table:table-cell>
              <table:table-cell office:value-type="float" office:value="706" calcext:value-type="float">
                <text:p>706</text:p>
              </table:table-cell>
              <table:table-cell office:value-type="float" office:value="737" calcext:value-type="float">
                <text:p>737</text:p>
              </table:table-cell>
              <table:table-cell office:value-type="float" office:value="761" calcext:value-type="float">
                <text:p>761</text:p>
              </table:table-cell>
              <table:table-cell office:value-type="float" office:value="770" calcext:value-type="float">
                <text:p>770</text:p>
              </table:table-cell>
              <table:table-cell table:number-columns-repeated="2" office:value-type="float" office:value="834" calcext:value-type="float">
                <text:p>834</text:p>
              </table:table-cell>
              <table:table-cell office:value-type="float" office:value="873" calcext:value-type="float">
                <text:p>873</text:p>
              </table:table-cell>
              <table:table-cell office:value-type="float" office:value="903" calcext:value-type="float">
                <text:p>903</text:p>
              </table:table-cell>
              <table:table-cell office:value-type="float" office:value="939" calcext:value-type="float">
                <text:p>939</text:p>
              </table:table-cell>
              <table:table-cell office:value-type="float" office:value="985" calcext:value-type="float">
                <text:p>985</text:p>
              </table:table-cell>
              <table:table-cell office:value-type="float" office:value="1017" calcext:value-type="float">
                <text:p>1017</text:p>
              </table:table-cell>
              <table:table-cell office:value-type="float" office:value="1067" calcext:value-type="float">
                <text:p>1067</text:p>
              </table:table-cell>
              <table:table-cell office:value-type="float" office:value="1101" calcext:value-type="float">
                <text:p>1101</text:p>
              </table:table-cell>
              <table:table-cell office:value-type="float" office:value="1133" calcext:value-type="float">
                <text:p>1133</text:p>
              </table:table-cell>
              <table:table-cell office:value-type="float" office:value="1167" calcext:value-type="float">
                <text:p>1167</text:p>
              </table:table-cell>
              <table:table-cell office:value-type="float" office:value="1197" calcext:value-type="float">
                <text:p>1197</text:p>
              </table:table-cell>
              <table:table-cell office:value-type="float" office:value="1225" calcext:value-type="float">
                <text:p>1225</text:p>
              </table:table-cell>
              <table:table-cell office:value-type="float" office:value="1260" calcext:value-type="float">
                <text:p>1260</text:p>
              </table:table-cell>
              <table:table-cell office:value-type="float" office:value="1317" calcext:value-type="float">
                <text:p>1317</text:p>
              </table:table-cell>
              <table:table-cell office:value-type="float" office:value="1395" calcext:value-type="float">
                <text:p>1395</text:p>
              </table:table-cell>
              <table:table-cell office:value-type="float" office:value="1483" calcext:value-type="float">
                <text:p>1483</text:p>
              </table:table-cell>
              <table:table-cell office:value-type="float" office:value="1543" calcext:value-type="float">
                <text:p>1543</text:p>
              </table:table-cell>
              <table:table-cell office:value-type="float" office:value="1621" calcext:value-type="float">
                <text:p>1621</text:p>
              </table:table-cell>
              <table:table-cell office:value-type="float" office:value="1688" calcext:value-type="float">
                <text:p>1688</text:p>
              </table:table-cell>
              <table:table-cell office:value-type="float" office:value="1770" calcext:value-type="float">
                <text:p>1770</text:p>
              </table:table-cell>
              <table:table-cell office:value-type="float" office:value="1838" calcext:value-type="float">
                <text:p>1838</text:p>
              </table:table-cell>
              <table:table-cell office:value-type="float" office:value="1935" calcext:value-type="float">
                <text:p>1935</text:p>
              </table:table-cell>
              <table:table-cell office:value-type="float" office:value="2002" calcext:value-type="float">
                <text:p>2002</text:p>
              </table:table-cell>
              <table:table-cell office:value-type="float" office:value="2067" calcext:value-type="float">
                <text:p>2067</text:p>
              </table:table-cell>
              <table:table-cell office:value-type="float" office:value="2172" calcext:value-type="float">
                <text:p>2172</text:p>
              </table:table-cell>
              <table:table-cell office:value-type="float" office:value="2255" calcext:value-type="float">
                <text:p>2255</text:p>
              </table:table-cell>
              <table:table-cell office:value-type="float" office:value="2356" calcext:value-type="float">
                <text:p>2356</text:p>
              </table:table-cell>
              <table:table-cell table:number-columns-repeated="2" office:value-type="float" office:value="2463" calcext:value-type="float">
                <text:p>246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Pakistan Result</text:p>
            </table:table-cell>
            <table:table-cell table:number-columns-repeated="2"/>
            <table:table-cell table:number-columns-repeated="56" office:value-type="float" office:value="0" calcext:value-type="float">
              <text:p>0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91" calcext:value-type="float">
              <text:p>91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6" calcext:value-type="float">
              <text:p>96</text:p>
            </table:table-cell>
            <table:table-cell office:value-type="float" office:value="111" calcext:value-type="float">
              <text:p>111</text:p>
            </table:table-cell>
            <table:table-cell office:value-type="float" office:value="128" calcext:value-type="float">
              <text:p>128</text:p>
            </table:table-cell>
            <table:table-cell office:value-type="float" office:value="135" calcext:value-type="float">
              <text:p>135</text:p>
            </table:table-cell>
            <table:table-cell office:value-type="float" office:value="143" calcext:value-type="float">
              <text:p>143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76" calcext:value-type="float">
              <text:p>176</text:p>
            </table:table-cell>
            <table:table-cell office:value-type="float" office:value="201" calcext:value-type="float">
              <text:p>201</text:p>
            </table:table-cell>
            <table:table-cell office:value-type="float" office:value="212" calcext:value-type="float">
              <text:p>212</text:p>
            </table:table-cell>
            <table:table-cell office:value-type="float" office:value="237" calcext:value-type="float">
              <text:p>237</text:p>
            </table:table-cell>
            <table:table-cell office:value-type="float" office:value="253" calcext:value-type="float">
              <text:p>253</text:p>
            </table:table-cell>
            <table:table-cell office:value-type="float" office:value="269" calcext:value-type="float">
              <text:p>269</text:p>
            </table:table-cell>
            <table:table-cell office:value-type="float" office:value="281" calcext:value-type="float">
              <text:p>281</text:p>
            </table:table-cell>
            <table:table-cell office:value-type="float" office:value="292" calcext:value-type="float">
              <text:p>292</text:p>
            </table:table-cell>
            <table:table-cell office:value-type="float" office:value="312" calcext:value-type="float">
              <text:p>312</text:p>
            </table:table-cell>
            <table:table-cell office:value-type="float" office:value="343" calcext:value-type="float">
              <text:p>343</text:p>
            </table:table-cell>
            <table:table-cell office:value-type="float" office:value="385" calcext:value-type="float">
              <text:p>385</text:p>
            </table:table-cell>
            <table:table-cell office:value-type="float" office:value="417" calcext:value-type="float">
              <text:p>417</text:p>
            </table:table-cell>
            <table:table-cell office:value-type="float" office:value="440" calcext:value-type="float">
              <text:p>440</text:p>
            </table:table-cell>
            <table:table-cell office:value-type="float" office:value="457" calcext:value-type="float">
              <text:p>457</text:p>
            </table:table-cell>
            <table:table-cell office:value-type="float" office:value="476" calcext:value-type="float">
              <text:p>476</text:p>
            </table:table-cell>
            <table:table-cell office:value-type="float" office:value="514" calcext:value-type="float">
              <text:p>514</text:p>
            </table:table-cell>
            <table:table-cell office:value-type="float" office:value="564" calcext:value-type="float">
              <text:p>564</text:p>
            </table:table-cell>
            <table:table-cell office:value-type="float" office:value="585" calcext:value-type="float">
              <text:p>585</text:p>
            </table:table-cell>
            <table:table-cell office:value-type="float" office:value="599" calcext:value-type="float">
              <text:p>599</text:p>
            </table:table-cell>
            <table:table-cell office:value-type="float" office:value="636" calcext:value-type="float">
              <text:p>636</text:p>
            </table:table-cell>
            <table:table-cell office:value-type="float" office:value="659" calcext:value-type="float">
              <text:p>659</text:p>
            </table:table-cell>
            <table:table-cell office:value-type="float" office:value="706" calcext:value-type="float">
              <text:p>706</text:p>
            </table:table-cell>
            <table:table-cell office:value-type="float" office:value="737" calcext:value-type="float">
              <text:p>737</text:p>
            </table:table-cell>
            <table:table-cell office:value-type="float" office:value="761" calcext:value-type="float">
              <text:p>761</text:p>
            </table:table-cell>
            <table:table-cell office:value-type="float" office:value="770" calcext:value-type="float">
              <text:p>770</text:p>
            </table:table-cell>
            <table:table-cell table:number-columns-repeated="2" office:value-type="float" office:value="834" calcext:value-type="float">
              <text:p>834</text:p>
            </table:table-cell>
            <table:table-cell office:value-type="float" office:value="873" calcext:value-type="float">
              <text:p>873</text:p>
            </table:table-cell>
            <table:table-cell office:value-type="float" office:value="903" calcext:value-type="float">
              <text:p>903</text:p>
            </table:table-cell>
            <table:table-cell office:value-type="float" office:value="939" calcext:value-type="float">
              <text:p>939</text:p>
            </table:table-cell>
            <table:table-cell office:value-type="float" office:value="985" calcext:value-type="float">
              <text:p>985</text:p>
            </table:table-cell>
            <table:table-cell office:value-type="float" office:value="1017" calcext:value-type="float">
              <text:p>1017</text:p>
            </table:table-cell>
            <table:table-cell office:value-type="float" office:value="1067" calcext:value-type="float">
              <text:p>1067</text:p>
            </table:table-cell>
            <table:table-cell office:value-type="float" office:value="1101" calcext:value-type="float">
              <text:p>1101</text:p>
            </table:table-cell>
            <table:table-cell office:value-type="float" office:value="1133" calcext:value-type="float">
              <text:p>1133</text:p>
            </table:table-cell>
            <table:table-cell office:value-type="float" office:value="1167" calcext:value-type="float">
              <text:p>1167</text:p>
            </table:table-cell>
            <table:table-cell office:value-type="float" office:value="1197" calcext:value-type="float">
              <text:p>1197</text:p>
            </table:table-cell>
            <table:table-cell office:value-type="float" office:value="1225" calcext:value-type="float">
              <text:p>1225</text:p>
            </table:table-cell>
            <table:table-cell office:value-type="float" office:value="1260" calcext:value-type="float">
              <text:p>1260</text:p>
            </table:table-cell>
            <table:table-cell office:value-type="float" office:value="1317" calcext:value-type="float">
              <text:p>1317</text:p>
            </table:table-cell>
            <table:table-cell office:value-type="float" office:value="1395" calcext:value-type="float">
              <text:p>1395</text:p>
            </table:table-cell>
            <table:table-cell office:value-type="float" office:value="1483" calcext:value-type="float">
              <text:p>1483</text:p>
            </table:table-cell>
            <table:table-cell office:value-type="float" office:value="1543" calcext:value-type="float">
              <text:p>1543</text:p>
            </table:table-cell>
            <table:table-cell office:value-type="float" office:value="1621" calcext:value-type="float">
              <text:p>1621</text:p>
            </table:table-cell>
            <table:table-cell office:value-type="float" office:value="1688" calcext:value-type="float">
              <text:p>1688</text:p>
            </table:table-cell>
            <table:table-cell office:value-type="float" office:value="1770" calcext:value-type="float">
              <text:p>1770</text:p>
            </table:table-cell>
            <table:table-cell office:value-type="float" office:value="1838" calcext:value-type="float">
              <text:p>1838</text:p>
            </table:table-cell>
            <table:table-cell office:value-type="float" office:value="1935" calcext:value-type="float">
              <text:p>1935</text:p>
            </table:table-cell>
            <table:table-cell office:value-type="float" office:value="2002" calcext:value-type="float">
              <text:p>2002</text:p>
            </table:table-cell>
            <table:table-cell office:value-type="float" office:value="2067" calcext:value-type="float">
              <text:p>2067</text:p>
            </table:table-cell>
            <table:table-cell office:value-type="float" office:value="2172" calcext:value-type="float">
              <text:p>2172</text:p>
            </table:table-cell>
            <table:table-cell office:value-type="float" office:value="2255" calcext:value-type="float">
              <text:p>2255</text:p>
            </table:table-cell>
            <table:table-cell office:value-type="float" office:value="2356" calcext:value-type="float">
              <text:p>2356</text:p>
            </table:table-cell>
            <table:table-cell table:number-columns-repeated="2" office:value-type="float" office:value="2463" calcext:value-type="float">
              <text:p>246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Panama</text:p>
              </table:table-cell>
              <table:table-cell office:value-type="float" office:value="8.538" calcext:value-type="float">
                <text:p>8.538</text:p>
              </table:table-cell>
              <table:table-cell office:value-type="float" office:value="-80.7821" calcext:value-type="float">
                <text:p>-80.7821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11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2" office:value-type="float" office:value="30" calcext:value-type="float">
                <text:p>30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74" calcext:value-type="float">
                <text:p>74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5" calcext:value-type="float">
                <text:p>95</text:p>
              </table:table-cell>
              <table:table-cell office:value-type="float" office:value="103" calcext:value-type="float">
                <text:p>103</text:p>
              </table:table-cell>
              <table:table-cell office:value-type="float" office:value="109" calcext:value-type="float">
                <text:p>109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41" calcext:value-type="float">
                <text:p>141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54" calcext:value-type="float">
                <text:p>154</text:p>
              </table:table-cell>
              <table:table-cell office:value-type="float" office:value="159" calcext:value-type="float">
                <text:p>159</text:p>
              </table:table-cell>
              <table:table-cell office:value-type="float" office:value="165" calcext:value-type="float">
                <text:p>165</text:p>
              </table:table-cell>
              <table:table-cell table:number-columns-repeated="2" office:value-type="float" office:value="167" calcext:value-type="float">
                <text:p>167</text:p>
              </table:table-cell>
              <table:table-cell office:value-type="float" office:value="178" calcext:value-type="float">
                <text:p>178</text:p>
              </table:table-cell>
              <table:table-cell office:value-type="float" office:value="188" calcext:value-type="float">
                <text:p>188</text:p>
              </table:table-cell>
              <table:table-cell office:value-type="float" office:value="192" calcext:value-type="float">
                <text:p>192</text:p>
              </table:table-cell>
              <table:table-cell table:number-columns-repeated="2" office:value-type="float" office:value="197" calcext:value-type="float">
                <text:p>197</text:p>
              </table:table-cell>
              <table:table-cell office:value-type="float" office:value="200" calcext:value-type="float">
                <text:p>200</text:p>
              </table:table-cell>
              <table:table-cell office:value-type="float" office:value="210" calcext:value-type="float">
                <text:p>210</text:p>
              </table:table-cell>
              <table:table-cell office:value-type="float" office:value="218" calcext:value-type="float">
                <text:p>218</text:p>
              </table:table-cell>
              <table:table-cell office:value-type="float" office:value="225" calcext:value-type="float">
                <text:p>225</text:p>
              </table:table-cell>
              <table:table-cell office:value-type="float" office:value="231" calcext:value-type="float">
                <text:p>231</text:p>
              </table:table-cell>
              <table:table-cell office:value-type="float" office:value="237" calcext:value-type="float">
                <text:p>237</text:p>
              </table:table-cell>
              <table:table-cell office:value-type="float" office:value="244" calcext:value-type="float">
                <text:p>244</text:p>
              </table:table-cell>
              <table:table-cell office:value-type="float" office:value="249" calcext:value-type="float">
                <text:p>249</text:p>
              </table:table-cell>
              <table:table-cell office:value-type="float" office:value="252" calcext:value-type="float">
                <text:p>252</text:p>
              </table:table-cell>
              <table:table-cell office:value-type="float" office:value="256" calcext:value-type="float">
                <text:p>256</text:p>
              </table:table-cell>
              <table:table-cell office:value-type="float" office:value="260" calcext:value-type="float">
                <text:p>260</text:p>
              </table:table-cell>
              <table:table-cell office:value-type="float" office:value="266" calcext:value-type="float">
                <text:p>266</text:p>
              </table:table-cell>
              <table:table-cell office:value-type="float" office:value="269" calcext:value-type="float">
                <text:p>269</text:p>
              </table:table-cell>
              <table:table-cell office:value-type="float" office:value="275" calcext:value-type="float">
                <text:p>275</text:p>
              </table:table-cell>
              <table:table-cell office:value-type="float" office:value="279" calcext:value-type="float">
                <text:p>279</text:p>
              </table:table-cell>
              <table:table-cell office:value-type="float" office:value="281" calcext:value-type="float">
                <text:p>281</text:p>
              </table:table-cell>
              <table:table-cell office:value-type="float" office:value="287" calcext:value-type="float">
                <text:p>287</text:p>
              </table:table-cell>
              <table:table-cell office:value-type="float" office:value="291" calcext:value-type="float">
                <text:p>291</text:p>
              </table:table-cell>
              <table:table-cell office:value-type="float" office:value="295" calcext:value-type="float">
                <text:p>295</text:p>
              </table:table-cell>
              <table:table-cell office:value-type="float" office:value="299" calcext:value-type="float">
                <text:p>299</text:p>
              </table:table-cell>
              <table:table-cell office:value-type="float" office:value="306" calcext:value-type="float">
                <text:p>306</text:p>
              </table:table-cell>
              <table:table-cell office:value-type="float" office:value="310" calcext:value-type="float">
                <text:p>310</text:p>
              </table:table-cell>
              <table:table-cell office:value-type="float" office:value="313" calcext:value-type="float">
                <text:p>313</text:p>
              </table:table-cell>
              <table:table-cell office:value-type="float" office:value="315" calcext:value-type="float">
                <text:p>315</text:p>
              </table:table-cell>
              <table:table-cell office:value-type="float" office:value="320" calcext:value-type="float">
                <text:p>320</text:p>
              </table:table-cell>
              <table:table-cell office:value-type="float" office:value="326" calcext:value-type="float">
                <text:p>326</text:p>
              </table:table-cell>
              <table:table-cell office:value-type="float" office:value="330" calcext:value-type="float">
                <text:p>330</text:p>
              </table:table-cell>
              <table:table-cell office:value-type="float" office:value="336" calcext:value-type="float">
                <text:p>336</text:p>
              </table:table-cell>
              <table:table-cell office:value-type="float" office:value="344" calcext:value-type="float">
                <text:p>344</text:p>
              </table:table-cell>
              <table:table-cell office:value-type="float" office:value="352" calcext:value-type="float">
                <text:p>352</text:p>
              </table:table-cell>
              <table:table-cell office:value-type="float" office:value="357" calcext:value-type="float">
                <text:p>357</text:p>
              </table:table-cell>
              <table:table-cell office:value-type="float" office:value="363" calcext:value-type="float">
                <text:p>363</text:p>
              </table:table-cell>
              <table:table-cell office:value-type="float" office:value="370" calcext:value-type="float">
                <text:p>370</text:p>
              </table:table-cell>
              <table:table-cell office:value-type="float" office:value="386" calcext:value-type="float">
                <text:p>386</text:p>
              </table:table-cell>
              <table:table-cell office:value-type="float" office:value="393" calcext:value-type="float">
                <text:p>393</text:p>
              </table:table-cell>
              <table:table-cell office:value-type="float" office:value="398" calcext:value-type="float">
                <text:p>398</text:p>
              </table:table-cell>
              <table:table-cell office:value-type="float" office:value="403" calcext:value-type="float">
                <text:p>403</text:p>
              </table:table-cell>
              <table:table-cell office:value-type="float" office:value="413" calcext:value-type="float">
                <text:p>413</text:p>
              </table:table-cell>
              <table:table-cell office:value-type="float" office:value="418" calcext:value-type="float">
                <text:p>418</text:p>
              </table:table-cell>
              <table:table-cell office:value-type="float" office:value="421" calcext:value-type="float">
                <text:p>42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Panama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11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4" calcext:value-type="float">
              <text:p>24</text:p>
            </table:table-cell>
            <table:table-cell table:number-columns-repeated="2"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74" calcext:value-type="float">
              <text:p>74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95" calcext:value-type="float">
              <text:p>95</text:p>
            </table:table-cell>
            <table:table-cell office:value-type="float" office:value="103" calcext:value-type="float">
              <text:p>103</text:p>
            </table:table-cell>
            <table:table-cell office:value-type="float" office:value="109" calcext:value-type="float">
              <text:p>109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6" calcext:value-type="float">
              <text:p>126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41" calcext:value-type="float">
              <text:p>141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54" calcext:value-type="float">
              <text:p>154</text:p>
            </table:table-cell>
            <table:table-cell office:value-type="float" office:value="159" calcext:value-type="float">
              <text:p>159</text:p>
            </table:table-cell>
            <table:table-cell office:value-type="float" office:value="165" calcext:value-type="float">
              <text:p>165</text:p>
            </table:table-cell>
            <table:table-cell table:number-columns-repeated="2" office:value-type="float" office:value="167" calcext:value-type="float">
              <text:p>167</text:p>
            </table:table-cell>
            <table:table-cell office:value-type="float" office:value="178" calcext:value-type="float">
              <text:p>178</text:p>
            </table:table-cell>
            <table:table-cell office:value-type="float" office:value="188" calcext:value-type="float">
              <text:p>188</text:p>
            </table:table-cell>
            <table:table-cell office:value-type="float" office:value="192" calcext:value-type="float">
              <text:p>192</text:p>
            </table:table-cell>
            <table:table-cell table:number-columns-repeated="2" office:value-type="float" office:value="197" calcext:value-type="float">
              <text:p>197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210" calcext:value-type="float">
              <text:p>210</text:p>
            </table:table-cell>
            <table:table-cell office:value-type="float" office:value="218" calcext:value-type="float">
              <text:p>218</text:p>
            </table:table-cell>
            <table:table-cell office:value-type="float" office:value="225" calcext:value-type="float">
              <text:p>225</text:p>
            </table:table-cell>
            <table:table-cell office:value-type="float" office:value="231" calcext:value-type="float">
              <text:p>231</text:p>
            </table:table-cell>
            <table:table-cell office:value-type="float" office:value="237" calcext:value-type="float">
              <text:p>237</text:p>
            </table:table-cell>
            <table:table-cell office:value-type="float" office:value="244" calcext:value-type="float">
              <text:p>244</text:p>
            </table:table-cell>
            <table:table-cell office:value-type="float" office:value="249" calcext:value-type="float">
              <text:p>249</text:p>
            </table:table-cell>
            <table:table-cell office:value-type="float" office:value="252" calcext:value-type="float">
              <text:p>252</text:p>
            </table:table-cell>
            <table:table-cell office:value-type="float" office:value="256" calcext:value-type="float">
              <text:p>256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66" calcext:value-type="float">
              <text:p>266</text:p>
            </table:table-cell>
            <table:table-cell office:value-type="float" office:value="269" calcext:value-type="float">
              <text:p>269</text:p>
            </table:table-cell>
            <table:table-cell office:value-type="float" office:value="275" calcext:value-type="float">
              <text:p>275</text:p>
            </table:table-cell>
            <table:table-cell office:value-type="float" office:value="279" calcext:value-type="float">
              <text:p>279</text:p>
            </table:table-cell>
            <table:table-cell office:value-type="float" office:value="281" calcext:value-type="float">
              <text:p>281</text:p>
            </table:table-cell>
            <table:table-cell office:value-type="float" office:value="287" calcext:value-type="float">
              <text:p>287</text:p>
            </table:table-cell>
            <table:table-cell office:value-type="float" office:value="291" calcext:value-type="float">
              <text:p>291</text:p>
            </table:table-cell>
            <table:table-cell office:value-type="float" office:value="295" calcext:value-type="float">
              <text:p>295</text:p>
            </table:table-cell>
            <table:table-cell office:value-type="float" office:value="299" calcext:value-type="float">
              <text:p>299</text:p>
            </table:table-cell>
            <table:table-cell office:value-type="float" office:value="306" calcext:value-type="float">
              <text:p>306</text:p>
            </table:table-cell>
            <table:table-cell office:value-type="float" office:value="310" calcext:value-type="float">
              <text:p>310</text:p>
            </table:table-cell>
            <table:table-cell office:value-type="float" office:value="313" calcext:value-type="float">
              <text:p>313</text:p>
            </table:table-cell>
            <table:table-cell office:value-type="float" office:value="315" calcext:value-type="float">
              <text:p>315</text:p>
            </table:table-cell>
            <table:table-cell office:value-type="float" office:value="320" calcext:value-type="float">
              <text:p>320</text:p>
            </table:table-cell>
            <table:table-cell office:value-type="float" office:value="326" calcext:value-type="float">
              <text:p>326</text:p>
            </table:table-cell>
            <table:table-cell office:value-type="float" office:value="330" calcext:value-type="float">
              <text:p>330</text:p>
            </table:table-cell>
            <table:table-cell office:value-type="float" office:value="336" calcext:value-type="float">
              <text:p>336</text:p>
            </table:table-cell>
            <table:table-cell office:value-type="float" office:value="344" calcext:value-type="float">
              <text:p>344</text:p>
            </table:table-cell>
            <table:table-cell office:value-type="float" office:value="352" calcext:value-type="float">
              <text:p>352</text:p>
            </table:table-cell>
            <table:table-cell office:value-type="float" office:value="357" calcext:value-type="float">
              <text:p>357</text:p>
            </table:table-cell>
            <table:table-cell office:value-type="float" office:value="363" calcext:value-type="float">
              <text:p>363</text:p>
            </table:table-cell>
            <table:table-cell office:value-type="float" office:value="370" calcext:value-type="float">
              <text:p>370</text:p>
            </table:table-cell>
            <table:table-cell office:value-type="float" office:value="386" calcext:value-type="float">
              <text:p>386</text:p>
            </table:table-cell>
            <table:table-cell office:value-type="float" office:value="393" calcext:value-type="float">
              <text:p>393</text:p>
            </table:table-cell>
            <table:table-cell office:value-type="float" office:value="398" calcext:value-type="float">
              <text:p>398</text:p>
            </table:table-cell>
            <table:table-cell office:value-type="float" office:value="403" calcext:value-type="float">
              <text:p>403</text:p>
            </table:table-cell>
            <table:table-cell office:value-type="float" office:value="413" calcext:value-type="float">
              <text:p>413</text:p>
            </table:table-cell>
            <table:table-cell office:value-type="float" office:value="418" calcext:value-type="float">
              <text:p>418</text:p>
            </table:table-cell>
            <table:table-cell office:value-type="float" office:value="421" calcext:value-type="float">
              <text:p>42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Papua New Guinea</text:p>
              </table:table-cell>
              <table:table-cell office:value-type="float" office:value="-6.315" calcext:value-type="float">
                <text:p>-6.315</text:p>
              </table:table-cell>
              <table:table-cell office:value-type="float" office:value="143.9555" calcext:value-type="float">
                <text:p>143.9555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Papua New Guine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Paraguay</text:p>
              </table:table-cell>
              <table:table-cell office:value-type="float" office:value="-23.4425" calcext:value-type="float">
                <text:p>-23.4425</text:p>
              </table:table-cell>
              <table:table-cell office:value-type="float" office:value="-58.4438" calcext:value-type="float">
                <text:p>-58.4438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12" office:value-type="float" office:value="3" calcext:value-type="float">
                <text:p>3</text:p>
              </table:table-cell>
              <table:table-cell table:number-columns-repeated="4" office:value-type="float" office:value="5" calcext:value-type="float">
                <text:p>5</text:p>
              </table:table-cell>
              <table:table-cell table:number-columns-repeated="4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 office:value-type="float" office:value="8" calcext:value-type="float">
                <text:p>8</text:p>
              </table:table-cell>
              <table:table-cell table:number-columns-repeated="8" office:value-type="float" office:value="9" calcext:value-type="float">
                <text:p>9</text:p>
              </table:table-cell>
              <table:table-cell table:number-columns-repeated="13" office:value-type="float" office:value="10" calcext:value-type="float">
                <text:p>10</text:p>
              </table:table-cell>
              <table:table-cell table:number-columns-repeated="31" office:value-type="float" office:value="11" calcext:value-type="float">
                <text:p>1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Paraguay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12" office:value-type="float" office:value="3" calcext:value-type="float">
              <text:p>3</text:p>
            </table:table-cell>
            <table:table-cell table:number-columns-repeated="4" office:value-type="float" office:value="5" calcext:value-type="float">
              <text:p>5</text:p>
            </table:table-cell>
            <table:table-cell table:number-columns-repeated="4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table:number-columns-repeated="7" office:value-type="float" office:value="8" calcext:value-type="float">
              <text:p>8</text:p>
            </table:table-cell>
            <table:table-cell table:number-columns-repeated="8" office:value-type="float" office:value="9" calcext:value-type="float">
              <text:p>9</text:p>
            </table:table-cell>
            <table:table-cell table:number-columns-repeated="13" office:value-type="float" office:value="10" calcext:value-type="float">
              <text:p>10</text:p>
            </table:table-cell>
            <table:table-cell table:number-columns-repeated="31" office:value-type="float" office:value="11" calcext:value-type="float">
              <text:p>1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Peru</text:p>
              </table:table-cell>
              <table:table-cell office:value-type="float" office:value="-9.19" calcext:value-type="float">
                <text:p>-9.19</text:p>
              </table:table-cell>
              <table:table-cell office:value-type="float" office:value="-75.0152" calcext:value-type="float">
                <text:p>-75.0152</text:p>
              </table:table-cell>
              <table:table-cell table:number-columns-repeated="58" office:value-type="float" office:value="0" calcext:value-type="float">
                <text:p>0</text:p>
              </table:table-cell>
              <table:table-cell office:value-type="float" office:value="3" calcext:value-type="float">
                <text:p>3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81" calcext:value-type="float">
                <text:p>181</text:p>
              </table:table-cell>
              <table:table-cell office:value-type="float" office:value="193" calcext:value-type="float">
                <text:p>193</text:p>
              </table:table-cell>
              <table:table-cell office:value-type="float" office:value="216" calcext:value-type="float">
                <text:p>216</text:p>
              </table:table-cell>
              <table:table-cell office:value-type="float" office:value="230" calcext:value-type="float">
                <text:p>230</text:p>
              </table:table-cell>
              <table:table-cell office:value-type="float" office:value="254" calcext:value-type="float">
                <text:p>254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300" calcext:value-type="float">
                <text:p>300</text:p>
              </table:table-cell>
              <table:table-cell office:value-type="float" office:value="348" calcext:value-type="float">
                <text:p>348</text:p>
              </table:table-cell>
              <table:table-cell office:value-type="float" office:value="400" calcext:value-type="float">
                <text:p>400</text:p>
              </table:table-cell>
              <table:table-cell office:value-type="float" office:value="445" calcext:value-type="float">
                <text:p>445</text:p>
              </table:table-cell>
              <table:table-cell office:value-type="float" office:value="484" calcext:value-type="float">
                <text:p>484</text:p>
              </table:table-cell>
              <table:table-cell office:value-type="float" office:value="530" calcext:value-type="float">
                <text:p>530</text:p>
              </table:table-cell>
              <table:table-cell office:value-type="float" office:value="572" calcext:value-type="float">
                <text:p>572</text:p>
              </table:table-cell>
              <table:table-cell office:value-type="float" office:value="634" calcext:value-type="float">
                <text:p>634</text:p>
              </table:table-cell>
              <table:table-cell office:value-type="float" office:value="700" calcext:value-type="float">
                <text:p>700</text:p>
              </table:table-cell>
              <table:table-cell office:value-type="float" office:value="728" calcext:value-type="float">
                <text:p>728</text:p>
              </table:table-cell>
              <table:table-cell office:value-type="float" office:value="782" calcext:value-type="float">
                <text:p>782</text:p>
              </table:table-cell>
              <table:table-cell office:value-type="float" office:value="854" calcext:value-type="float">
                <text:p>854</text:p>
              </table:table-cell>
              <table:table-cell office:value-type="float" office:value="943" calcext:value-type="float">
                <text:p>943</text:p>
              </table:table-cell>
              <table:table-cell office:value-type="float" office:value="1051" calcext:value-type="float">
                <text:p>1051</text:p>
              </table:table-cell>
              <table:table-cell office:value-type="float" office:value="1124" calcext:value-type="float">
                <text:p>1124</text:p>
              </table:table-cell>
              <table:table-cell office:value-type="float" office:value="1200" calcext:value-type="float">
                <text:p>1200</text:p>
              </table:table-cell>
              <table:table-cell office:value-type="float" office:value="1286" calcext:value-type="float">
                <text:p>1286</text:p>
              </table:table-cell>
              <table:table-cell office:value-type="float" office:value="1344" calcext:value-type="float">
                <text:p>1344</text:p>
              </table:table-cell>
              <table:table-cell office:value-type="float" office:value="1444" calcext:value-type="float">
                <text:p>1444</text:p>
              </table:table-cell>
              <table:table-cell office:value-type="float" office:value="1533" calcext:value-type="float">
                <text:p>1533</text:p>
              </table:table-cell>
              <table:table-cell office:value-type="float" office:value="1627" calcext:value-type="float">
                <text:p>1627</text:p>
              </table:table-cell>
              <table:table-cell office:value-type="float" office:value="1714" calcext:value-type="float">
                <text:p>1714</text:p>
              </table:table-cell>
              <table:table-cell office:value-type="float" office:value="1814" calcext:value-type="float">
                <text:p>1814</text:p>
              </table:table-cell>
              <table:table-cell office:value-type="float" office:value="1889" calcext:value-type="float">
                <text:p>1889</text:p>
              </table:table-cell>
              <table:table-cell office:value-type="float" office:value="1961" calcext:value-type="float">
                <text:p>1961</text:p>
              </table:table-cell>
              <table:table-cell office:value-type="float" office:value="2057" calcext:value-type="float">
                <text:p>2057</text:p>
              </table:table-cell>
              <table:table-cell office:value-type="float" office:value="2169" calcext:value-type="float">
                <text:p>2169</text:p>
              </table:table-cell>
              <table:table-cell office:value-type="float" office:value="2267" calcext:value-type="float">
                <text:p>2267</text:p>
              </table:table-cell>
              <table:table-cell office:value-type="float" office:value="2392" calcext:value-type="float">
                <text:p>2392</text:p>
              </table:table-cell>
              <table:table-cell office:value-type="float" office:value="2523" calcext:value-type="float">
                <text:p>2523</text:p>
              </table:table-cell>
              <table:table-cell office:value-type="float" office:value="2648" calcext:value-type="float">
                <text:p>2648</text:p>
              </table:table-cell>
              <table:table-cell office:value-type="float" office:value="2789" calcext:value-type="float">
                <text:p>2789</text:p>
              </table:table-cell>
              <table:table-cell office:value-type="float" office:value="2914" calcext:value-type="float">
                <text:p>2914</text:p>
              </table:table-cell>
              <table:table-cell office:value-type="float" office:value="3024" calcext:value-type="float">
                <text:p>3024</text:p>
              </table:table-cell>
              <table:table-cell office:value-type="float" office:value="3148" calcext:value-type="float">
                <text:p>3148</text:p>
              </table:table-cell>
              <table:table-cell office:value-type="float" office:value="3244" calcext:value-type="float">
                <text:p>3244</text:p>
              </table:table-cell>
              <table:table-cell office:value-type="float" office:value="3373" calcext:value-type="float">
                <text:p>3373</text:p>
              </table:table-cell>
              <table:table-cell office:value-type="float" office:value="3456" calcext:value-type="float">
                <text:p>3456</text:p>
              </table:table-cell>
              <table:table-cell office:value-type="float" office:value="3629" calcext:value-type="float">
                <text:p>3629</text:p>
              </table:table-cell>
              <table:table-cell office:value-type="float" office:value="3788" calcext:value-type="float">
                <text:p>3788</text:p>
              </table:table-cell>
              <table:table-cell office:value-type="float" office:value="3983" calcext:value-type="float">
                <text:p>3983</text:p>
              </table:table-cell>
              <table:table-cell office:value-type="float" office:value="4099" calcext:value-type="float">
                <text:p>4099</text:p>
              </table:table-cell>
              <table:table-cell office:value-type="float" office:value="4230" calcext:value-type="float">
                <text:p>4230</text:p>
              </table:table-cell>
              <table:table-cell office:value-type="float" office:value="4371" calcext:value-type="float">
                <text:p>4371</text:p>
              </table:table-cell>
              <table:table-cell office:value-type="float" office:value="4506" calcext:value-type="float">
                <text:p>4506</text:p>
              </table:table-cell>
              <table:table-cell table:number-columns-repeated="2" office:value-type="float" office:value="4634" calcext:value-type="float">
                <text:p>4634</text:p>
              </table:table-cell>
              <table:table-cell office:value-type="float" office:value="4894" calcext:value-type="float">
                <text:p>4894</text:p>
              </table:table-cell>
              <table:table-cell office:value-type="float" office:value="5031" calcext:value-type="float">
                <text:p>5031</text:p>
              </table:table-cell>
              <table:table-cell office:value-type="float" office:value="5162" calcext:value-type="float">
                <text:p>5162</text:p>
              </table:table-cell>
              <table:table-cell office:value-type="float" office:value="5301" calcext:value-type="float">
                <text:p>5301</text:p>
              </table:table-cell>
              <table:table-cell office:value-type="float" office:value="5465" calcext:value-type="float">
                <text:p>5465</text:p>
              </table:table-cell>
              <table:table-cell office:value-type="float" office:value="5571" calcext:value-type="float">
                <text:p>5571</text:p>
              </table:table-cell>
              <table:table-cell office:value-type="float" office:value="5738" calcext:value-type="float">
                <text:p>5738</text:p>
              </table:table-cell>
              <table:table-cell office:value-type="float" office:value="5903" calcext:value-type="float">
                <text:p>5903</text:p>
              </table:table-cell>
              <table:table-cell table:number-columns-repeated="2" office:value-type="float" office:value="6088" calcext:value-type="float">
                <text:p>608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Peru Result</text:p>
            </table:table-cell>
            <table:table-cell table:number-columns-repeated="2"/>
            <table:table-cell table:number-columns-repeated="58" office:value-type="float" office:value="0" calcext:value-type="float">
              <text:p>0</text:p>
            </table:table-cell>
            <table:table-cell office:value-type="float" office:value="3" calcext:value-type="float">
              <text:p>3</text:p>
            </table:table-cell>
            <table:table-cell table:number-columns-repeated="3"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table:number-columns-repeated="2"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21" calcext:value-type="float">
              <text:p>121</text:p>
            </table:table-cell>
            <table:table-cell office:value-type="float" office:value="138" calcext:value-type="float">
              <text:p>138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81" calcext:value-type="float">
              <text:p>181</text:p>
            </table:table-cell>
            <table:table-cell office:value-type="float" office:value="193" calcext:value-type="float">
              <text:p>193</text:p>
            </table:table-cell>
            <table:table-cell office:value-type="float" office:value="216" calcext:value-type="float">
              <text:p>216</text:p>
            </table:table-cell>
            <table:table-cell office:value-type="float" office:value="230" calcext:value-type="float">
              <text:p>230</text:p>
            </table:table-cell>
            <table:table-cell office:value-type="float" office:value="254" calcext:value-type="float">
              <text:p>254</text:p>
            </table:table-cell>
            <table:table-cell office:value-type="float" office:value="274" calcext:value-type="float">
              <text:p>274</text:p>
            </table:table-cell>
            <table:table-cell office:value-type="float" office:value="300" calcext:value-type="float">
              <text:p>300</text:p>
            </table:table-cell>
            <table:table-cell office:value-type="float" office:value="348" calcext:value-type="float">
              <text:p>348</text:p>
            </table:table-cell>
            <table:table-cell office:value-type="float" office:value="400" calcext:value-type="float">
              <text:p>400</text:p>
            </table:table-cell>
            <table:table-cell office:value-type="float" office:value="445" calcext:value-type="float">
              <text:p>445</text:p>
            </table:table-cell>
            <table:table-cell office:value-type="float" office:value="484" calcext:value-type="float">
              <text:p>484</text:p>
            </table:table-cell>
            <table:table-cell office:value-type="float" office:value="530" calcext:value-type="float">
              <text:p>530</text:p>
            </table:table-cell>
            <table:table-cell office:value-type="float" office:value="572" calcext:value-type="float">
              <text:p>572</text:p>
            </table:table-cell>
            <table:table-cell office:value-type="float" office:value="634" calcext:value-type="float">
              <text:p>634</text:p>
            </table:table-cell>
            <table:table-cell office:value-type="float" office:value="700" calcext:value-type="float">
              <text:p>700</text:p>
            </table:table-cell>
            <table:table-cell office:value-type="float" office:value="728" calcext:value-type="float">
              <text:p>728</text:p>
            </table:table-cell>
            <table:table-cell office:value-type="float" office:value="782" calcext:value-type="float">
              <text:p>782</text:p>
            </table:table-cell>
            <table:table-cell office:value-type="float" office:value="854" calcext:value-type="float">
              <text:p>854</text:p>
            </table:table-cell>
            <table:table-cell office:value-type="float" office:value="943" calcext:value-type="float">
              <text:p>943</text:p>
            </table:table-cell>
            <table:table-cell office:value-type="float" office:value="1051" calcext:value-type="float">
              <text:p>1051</text:p>
            </table:table-cell>
            <table:table-cell office:value-type="float" office:value="1124" calcext:value-type="float">
              <text:p>1124</text:p>
            </table:table-cell>
            <table:table-cell office:value-type="float" office:value="1200" calcext:value-type="float">
              <text:p>1200</text:p>
            </table:table-cell>
            <table:table-cell office:value-type="float" office:value="1286" calcext:value-type="float">
              <text:p>1286</text:p>
            </table:table-cell>
            <table:table-cell office:value-type="float" office:value="1344" calcext:value-type="float">
              <text:p>1344</text:p>
            </table:table-cell>
            <table:table-cell office:value-type="float" office:value="1444" calcext:value-type="float">
              <text:p>1444</text:p>
            </table:table-cell>
            <table:table-cell office:value-type="float" office:value="1533" calcext:value-type="float">
              <text:p>1533</text:p>
            </table:table-cell>
            <table:table-cell office:value-type="float" office:value="1627" calcext:value-type="float">
              <text:p>1627</text:p>
            </table:table-cell>
            <table:table-cell office:value-type="float" office:value="1714" calcext:value-type="float">
              <text:p>1714</text:p>
            </table:table-cell>
            <table:table-cell office:value-type="float" office:value="1814" calcext:value-type="float">
              <text:p>1814</text:p>
            </table:table-cell>
            <table:table-cell office:value-type="float" office:value="1889" calcext:value-type="float">
              <text:p>1889</text:p>
            </table:table-cell>
            <table:table-cell office:value-type="float" office:value="1961" calcext:value-type="float">
              <text:p>1961</text:p>
            </table:table-cell>
            <table:table-cell office:value-type="float" office:value="2057" calcext:value-type="float">
              <text:p>2057</text:p>
            </table:table-cell>
            <table:table-cell office:value-type="float" office:value="2169" calcext:value-type="float">
              <text:p>2169</text:p>
            </table:table-cell>
            <table:table-cell office:value-type="float" office:value="2267" calcext:value-type="float">
              <text:p>2267</text:p>
            </table:table-cell>
            <table:table-cell office:value-type="float" office:value="2392" calcext:value-type="float">
              <text:p>2392</text:p>
            </table:table-cell>
            <table:table-cell office:value-type="float" office:value="2523" calcext:value-type="float">
              <text:p>2523</text:p>
            </table:table-cell>
            <table:table-cell office:value-type="float" office:value="2648" calcext:value-type="float">
              <text:p>2648</text:p>
            </table:table-cell>
            <table:table-cell office:value-type="float" office:value="2789" calcext:value-type="float">
              <text:p>2789</text:p>
            </table:table-cell>
            <table:table-cell office:value-type="float" office:value="2914" calcext:value-type="float">
              <text:p>2914</text:p>
            </table:table-cell>
            <table:table-cell office:value-type="float" office:value="3024" calcext:value-type="float">
              <text:p>3024</text:p>
            </table:table-cell>
            <table:table-cell office:value-type="float" office:value="3148" calcext:value-type="float">
              <text:p>3148</text:p>
            </table:table-cell>
            <table:table-cell office:value-type="float" office:value="3244" calcext:value-type="float">
              <text:p>3244</text:p>
            </table:table-cell>
            <table:table-cell office:value-type="float" office:value="3373" calcext:value-type="float">
              <text:p>3373</text:p>
            </table:table-cell>
            <table:table-cell office:value-type="float" office:value="3456" calcext:value-type="float">
              <text:p>3456</text:p>
            </table:table-cell>
            <table:table-cell office:value-type="float" office:value="3629" calcext:value-type="float">
              <text:p>3629</text:p>
            </table:table-cell>
            <table:table-cell office:value-type="float" office:value="3788" calcext:value-type="float">
              <text:p>3788</text:p>
            </table:table-cell>
            <table:table-cell office:value-type="float" office:value="3983" calcext:value-type="float">
              <text:p>3983</text:p>
            </table:table-cell>
            <table:table-cell office:value-type="float" office:value="4099" calcext:value-type="float">
              <text:p>4099</text:p>
            </table:table-cell>
            <table:table-cell office:value-type="float" office:value="4230" calcext:value-type="float">
              <text:p>4230</text:p>
            </table:table-cell>
            <table:table-cell office:value-type="float" office:value="4371" calcext:value-type="float">
              <text:p>4371</text:p>
            </table:table-cell>
            <table:table-cell office:value-type="float" office:value="4506" calcext:value-type="float">
              <text:p>4506</text:p>
            </table:table-cell>
            <table:table-cell table:number-columns-repeated="2" office:value-type="float" office:value="4634" calcext:value-type="float">
              <text:p>4634</text:p>
            </table:table-cell>
            <table:table-cell office:value-type="float" office:value="4894" calcext:value-type="float">
              <text:p>4894</text:p>
            </table:table-cell>
            <table:table-cell office:value-type="float" office:value="5031" calcext:value-type="float">
              <text:p>5031</text:p>
            </table:table-cell>
            <table:table-cell office:value-type="float" office:value="5162" calcext:value-type="float">
              <text:p>5162</text:p>
            </table:table-cell>
            <table:table-cell office:value-type="float" office:value="5301" calcext:value-type="float">
              <text:p>5301</text:p>
            </table:table-cell>
            <table:table-cell office:value-type="float" office:value="5465" calcext:value-type="float">
              <text:p>5465</text:p>
            </table:table-cell>
            <table:table-cell office:value-type="float" office:value="5571" calcext:value-type="float">
              <text:p>5571</text:p>
            </table:table-cell>
            <table:table-cell office:value-type="float" office:value="5738" calcext:value-type="float">
              <text:p>5738</text:p>
            </table:table-cell>
            <table:table-cell office:value-type="float" office:value="5903" calcext:value-type="float">
              <text:p>5903</text:p>
            </table:table-cell>
            <table:table-cell table:number-columns-repeated="2" office:value-type="float" office:value="6088" calcext:value-type="float">
              <text:p>608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Philippines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22" calcext:value-type="float">
                <text:p>122</text:p>
              </table:table-cell>
              <table:table-cell table:number-columns-repeated="11" office:value-type="float" office:value="0" calcext:value-type="float">
                <text:p>0</text:p>
              </table:table-cell>
              <table:table-cell table:number-columns-repeated="39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68" calcext:value-type="float">
                <text:p>68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8" calcext:value-type="float">
                <text:p>78</text:p>
              </table:table-cell>
              <table:table-cell office:value-type="float" office:value="88" calcext:value-type="float">
                <text:p>88</text:p>
              </table:table-cell>
              <table:table-cell office:value-type="float" office:value="96" calcext:value-type="float">
                <text:p>96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44" calcext:value-type="float">
                <text:p>144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63" calcext:value-type="float">
                <text:p>163</text:p>
              </table:table-cell>
              <table:table-cell office:value-type="float" office:value="177" calcext:value-type="float">
                <text:p>177</text:p>
              </table:table-cell>
              <table:table-cell office:value-type="float" office:value="182" calcext:value-type="float">
                <text:p>182</text:p>
              </table:table-cell>
              <table:table-cell office:value-type="float" office:value="203" calcext:value-type="float">
                <text:p>203</text:p>
              </table:table-cell>
              <table:table-cell office:value-type="float" office:value="221" calcext:value-type="float">
                <text:p>221</text:p>
              </table:table-cell>
              <table:table-cell office:value-type="float" office:value="247" calcext:value-type="float">
                <text:p>247</text:p>
              </table:table-cell>
              <table:table-cell office:value-type="float" office:value="297" calcext:value-type="float">
                <text:p>297</text:p>
              </table:table-cell>
              <table:table-cell office:value-type="float" office:value="315" calcext:value-type="float">
                <text:p>315</text:p>
              </table:table-cell>
              <table:table-cell office:value-type="float" office:value="335" calcext:value-type="float">
                <text:p>335</text:p>
              </table:table-cell>
              <table:table-cell office:value-type="float" office:value="349" calcext:value-type="float">
                <text:p>349</text:p>
              </table:table-cell>
              <table:table-cell office:value-type="float" office:value="362" calcext:value-type="float">
                <text:p>362</text:p>
              </table:table-cell>
              <table:table-cell office:value-type="float" office:value="387" calcext:value-type="float">
                <text:p>387</text:p>
              </table:table-cell>
              <table:table-cell office:value-type="float" office:value="397" calcext:value-type="float">
                <text:p>397</text:p>
              </table:table-cell>
              <table:table-cell office:value-type="float" office:value="409" calcext:value-type="float">
                <text:p>409</text:p>
              </table:table-cell>
              <table:table-cell office:value-type="float" office:value="428" calcext:value-type="float">
                <text:p>428</text:p>
              </table:table-cell>
              <table:table-cell office:value-type="float" office:value="437" calcext:value-type="float">
                <text:p>437</text:p>
              </table:table-cell>
              <table:table-cell office:value-type="float" office:value="446" calcext:value-type="float">
                <text:p>446</text:p>
              </table:table-cell>
              <table:table-cell office:value-type="float" office:value="462" calcext:value-type="float">
                <text:p>462</text:p>
              </table:table-cell>
              <table:table-cell office:value-type="float" office:value="477" calcext:value-type="float">
                <text:p>477</text:p>
              </table:table-cell>
              <table:table-cell office:value-type="float" office:value="494" calcext:value-type="float">
                <text:p>494</text:p>
              </table:table-cell>
              <table:table-cell office:value-type="float" office:value="501" calcext:value-type="float">
                <text:p>501</text:p>
              </table:table-cell>
              <table:table-cell office:value-type="float" office:value="511" calcext:value-type="float">
                <text:p>511</text:p>
              </table:table-cell>
              <table:table-cell office:value-type="float" office:value="530" calcext:value-type="float">
                <text:p>530</text:p>
              </table:table-cell>
              <table:table-cell office:value-type="float" office:value="558" calcext:value-type="float">
                <text:p>558</text:p>
              </table:table-cell>
              <table:table-cell office:value-type="float" office:value="568" calcext:value-type="float">
                <text:p>568</text:p>
              </table:table-cell>
              <table:table-cell office:value-type="float" office:value="579" calcext:value-type="float">
                <text:p>579</text:p>
              </table:table-cell>
              <table:table-cell office:value-type="float" office:value="603" calcext:value-type="float">
                <text:p>603</text:p>
              </table:table-cell>
              <table:table-cell office:value-type="float" office:value="607" calcext:value-type="float">
                <text:p>607</text:p>
              </table:table-cell>
              <table:table-cell office:value-type="float" office:value="623" calcext:value-type="float">
                <text:p>623</text:p>
              </table:table-cell>
              <table:table-cell office:value-type="float" office:value="637" calcext:value-type="float">
                <text:p>637</text:p>
              </table:table-cell>
              <table:table-cell office:value-type="float" office:value="658" calcext:value-type="float">
                <text:p>658</text:p>
              </table:table-cell>
              <table:table-cell office:value-type="float" office:value="685" calcext:value-type="float">
                <text:p>685</text:p>
              </table:table-cell>
              <table:table-cell office:value-type="float" office:value="696" calcext:value-type="float">
                <text:p>696</text:p>
              </table:table-cell>
              <table:table-cell office:value-type="float" office:value="704" calcext:value-type="float">
                <text:p>704</text:p>
              </table:table-cell>
              <table:table-cell office:value-type="float" office:value="719" calcext:value-type="float">
                <text:p>719</text:p>
              </table:table-cell>
              <table:table-cell office:value-type="float" office:value="726" calcext:value-type="float">
                <text:p>726</text:p>
              </table:table-cell>
              <table:table-cell office:value-type="float" office:value="751" calcext:value-type="float">
                <text:p>751</text:p>
              </table:table-cell>
              <table:table-cell office:value-type="float" office:value="772" calcext:value-type="float">
                <text:p>772</text:p>
              </table:table-cell>
              <table:table-cell office:value-type="float" office:value="790" calcext:value-type="float">
                <text:p>790</text:p>
              </table:table-cell>
              <table:table-cell office:value-type="float" office:value="806" calcext:value-type="float">
                <text:p>806</text:p>
              </table:table-cell>
              <table:table-cell office:value-type="float" office:value="817" calcext:value-type="float">
                <text:p>817</text:p>
              </table:table-cell>
              <table:table-cell office:value-type="float" office:value="824" calcext:value-type="float">
                <text:p>824</text:p>
              </table:table-cell>
              <table:table-cell office:value-type="float" office:value="831" calcext:value-type="float">
                <text:p>831</text:p>
              </table:table-cell>
              <table:table-cell office:value-type="float" office:value="837" calcext:value-type="float">
                <text:p>837</text:p>
              </table:table-cell>
              <table:table-cell office:value-type="float" office:value="842" calcext:value-type="float">
                <text:p>842</text:p>
              </table:table-cell>
              <table:table-cell office:value-type="float" office:value="846" calcext:value-type="float">
                <text:p>846</text:p>
              </table:table-cell>
              <table:table-cell office:value-type="float" office:value="857" calcext:value-type="float">
                <text:p>857</text:p>
              </table:table-cell>
              <table:table-cell office:value-type="float" office:value="863" calcext:value-type="float">
                <text:p>863</text:p>
              </table:table-cell>
              <table:table-cell office:value-type="float" office:value="868" calcext:value-type="float">
                <text:p>868</text:p>
              </table:table-cell>
              <table:table-cell office:value-type="float" office:value="873" calcext:value-type="float">
                <text:p>873</text:p>
              </table:table-cell>
              <table:table-cell office:value-type="float" office:value="886" calcext:value-type="float">
                <text:p>886</text:p>
              </table:table-cell>
              <table:table-cell office:value-type="float" office:value="904" calcext:value-type="float">
                <text:p>904</text:p>
              </table:table-cell>
              <table:table-cell office:value-type="float" office:value="921" calcext:value-type="float">
                <text:p>921</text:p>
              </table:table-cell>
              <table:table-cell office:value-type="float" office:value="942" calcext:value-type="float">
                <text:p>942</text:p>
              </table:table-cell>
              <table:table-cell office:value-type="float" office:value="950" calcext:value-type="float">
                <text:p>950</text:p>
              </table:table-cell>
              <table:table-cell office:value-type="float" office:value="957" calcext:value-type="float">
                <text:p>957</text:p>
              </table:table-cell>
              <table:table-cell office:value-type="float" office:value="960" calcext:value-type="float">
                <text:p>960</text:p>
              </table:table-cell>
              <table:table-cell office:value-type="float" office:value="966" calcext:value-type="float">
                <text:p>966</text:p>
              </table:table-cell>
              <table:table-cell office:value-type="float" office:value="974" calcext:value-type="float">
                <text:p>974</text:p>
              </table:table-cell>
              <table:table-cell office:value-type="float" office:value="984" calcext:value-type="float">
                <text:p>984</text:p>
              </table:table-cell>
              <table:table-cell office:value-type="float" office:value="987" calcext:value-type="float">
                <text:p>987</text:p>
              </table:table-cell>
              <table:table-cell office:value-type="float" office:value="994" calcext:value-type="float">
                <text:p>994</text:p>
              </table:table-cell>
              <table:table-cell office:value-type="float" office:value="1003" calcext:value-type="float">
                <text:p>1003</text:p>
              </table:table-cell>
              <table:table-cell office:value-type="float" office:value="1011" calcext:value-type="float">
                <text:p>1011</text:p>
              </table:table-cell>
              <table:table-cell office:value-type="float" office:value="1017" calcext:value-type="float">
                <text:p>1017</text:p>
              </table:table-cell>
              <table:table-cell office:value-type="float" office:value="1027" calcext:value-type="float">
                <text:p>1027</text:p>
              </table:table-cell>
              <table:table-cell office:value-type="float" office:value="1036" calcext:value-type="float">
                <text:p>1036</text:p>
              </table:table-cell>
              <table:table-cell office:value-type="float" office:value="1052" calcext:value-type="float">
                <text:p>105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Philippines Result</text:p>
            </table:table-cell>
            <table:table-cell table:number-columns-repeated="2"/>
            <table:table-cell table:number-columns-repeated="11" office:value-type="float" office:value="0" calcext:value-type="float">
              <text:p>0</text:p>
            </table:table-cell>
            <table:table-cell table:number-columns-repeated="39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office:value-type="float" office:value="11" calcext:value-type="float">
              <text:p>11</text:p>
            </table:table-cell>
            <table:table-cell table:number-columns-repeated="2" office:value-type="float" office:value="12" calcext:value-type="float">
              <text:p>12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68" calcext:value-type="float">
              <text:p>68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8" calcext:value-type="float">
              <text:p>78</text:p>
            </table:table-cell>
            <table:table-cell office:value-type="float" office:value="88" calcext:value-type="float">
              <text:p>88</text:p>
            </table:table-cell>
            <table:table-cell office:value-type="float" office:value="96" calcext:value-type="float">
              <text:p>96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44" calcext:value-type="float">
              <text:p>144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63" calcext:value-type="float">
              <text:p>163</text:p>
            </table:table-cell>
            <table:table-cell office:value-type="float" office:value="177" calcext:value-type="float">
              <text:p>177</text:p>
            </table:table-cell>
            <table:table-cell office:value-type="float" office:value="182" calcext:value-type="float">
              <text:p>182</text:p>
            </table:table-cell>
            <table:table-cell office:value-type="float" office:value="203" calcext:value-type="float">
              <text:p>203</text:p>
            </table:table-cell>
            <table:table-cell office:value-type="float" office:value="221" calcext:value-type="float">
              <text:p>221</text:p>
            </table:table-cell>
            <table:table-cell office:value-type="float" office:value="247" calcext:value-type="float">
              <text:p>247</text:p>
            </table:table-cell>
            <table:table-cell office:value-type="float" office:value="297" calcext:value-type="float">
              <text:p>297</text:p>
            </table:table-cell>
            <table:table-cell office:value-type="float" office:value="315" calcext:value-type="float">
              <text:p>315</text:p>
            </table:table-cell>
            <table:table-cell office:value-type="float" office:value="335" calcext:value-type="float">
              <text:p>335</text:p>
            </table:table-cell>
            <table:table-cell office:value-type="float" office:value="349" calcext:value-type="float">
              <text:p>349</text:p>
            </table:table-cell>
            <table:table-cell office:value-type="float" office:value="362" calcext:value-type="float">
              <text:p>362</text:p>
            </table:table-cell>
            <table:table-cell office:value-type="float" office:value="387" calcext:value-type="float">
              <text:p>387</text:p>
            </table:table-cell>
            <table:table-cell office:value-type="float" office:value="397" calcext:value-type="float">
              <text:p>397</text:p>
            </table:table-cell>
            <table:table-cell office:value-type="float" office:value="409" calcext:value-type="float">
              <text:p>409</text:p>
            </table:table-cell>
            <table:table-cell office:value-type="float" office:value="428" calcext:value-type="float">
              <text:p>428</text:p>
            </table:table-cell>
            <table:table-cell office:value-type="float" office:value="437" calcext:value-type="float">
              <text:p>437</text:p>
            </table:table-cell>
            <table:table-cell office:value-type="float" office:value="446" calcext:value-type="float">
              <text:p>446</text:p>
            </table:table-cell>
            <table:table-cell office:value-type="float" office:value="462" calcext:value-type="float">
              <text:p>462</text:p>
            </table:table-cell>
            <table:table-cell office:value-type="float" office:value="477" calcext:value-type="float">
              <text:p>477</text:p>
            </table:table-cell>
            <table:table-cell office:value-type="float" office:value="494" calcext:value-type="float">
              <text:p>494</text:p>
            </table:table-cell>
            <table:table-cell office:value-type="float" office:value="501" calcext:value-type="float">
              <text:p>501</text:p>
            </table:table-cell>
            <table:table-cell office:value-type="float" office:value="511" calcext:value-type="float">
              <text:p>511</text:p>
            </table:table-cell>
            <table:table-cell office:value-type="float" office:value="530" calcext:value-type="float">
              <text:p>530</text:p>
            </table:table-cell>
            <table:table-cell office:value-type="float" office:value="558" calcext:value-type="float">
              <text:p>558</text:p>
            </table:table-cell>
            <table:table-cell office:value-type="float" office:value="568" calcext:value-type="float">
              <text:p>568</text:p>
            </table:table-cell>
            <table:table-cell office:value-type="float" office:value="579" calcext:value-type="float">
              <text:p>579</text:p>
            </table:table-cell>
            <table:table-cell office:value-type="float" office:value="603" calcext:value-type="float">
              <text:p>603</text:p>
            </table:table-cell>
            <table:table-cell office:value-type="float" office:value="607" calcext:value-type="float">
              <text:p>607</text:p>
            </table:table-cell>
            <table:table-cell office:value-type="float" office:value="623" calcext:value-type="float">
              <text:p>623</text:p>
            </table:table-cell>
            <table:table-cell office:value-type="float" office:value="637" calcext:value-type="float">
              <text:p>637</text:p>
            </table:table-cell>
            <table:table-cell office:value-type="float" office:value="658" calcext:value-type="float">
              <text:p>658</text:p>
            </table:table-cell>
            <table:table-cell office:value-type="float" office:value="685" calcext:value-type="float">
              <text:p>685</text:p>
            </table:table-cell>
            <table:table-cell office:value-type="float" office:value="696" calcext:value-type="float">
              <text:p>696</text:p>
            </table:table-cell>
            <table:table-cell office:value-type="float" office:value="704" calcext:value-type="float">
              <text:p>704</text:p>
            </table:table-cell>
            <table:table-cell office:value-type="float" office:value="719" calcext:value-type="float">
              <text:p>719</text:p>
            </table:table-cell>
            <table:table-cell office:value-type="float" office:value="726" calcext:value-type="float">
              <text:p>726</text:p>
            </table:table-cell>
            <table:table-cell office:value-type="float" office:value="751" calcext:value-type="float">
              <text:p>751</text:p>
            </table:table-cell>
            <table:table-cell office:value-type="float" office:value="772" calcext:value-type="float">
              <text:p>772</text:p>
            </table:table-cell>
            <table:table-cell office:value-type="float" office:value="790" calcext:value-type="float">
              <text:p>790</text:p>
            </table:table-cell>
            <table:table-cell office:value-type="float" office:value="806" calcext:value-type="float">
              <text:p>806</text:p>
            </table:table-cell>
            <table:table-cell office:value-type="float" office:value="817" calcext:value-type="float">
              <text:p>817</text:p>
            </table:table-cell>
            <table:table-cell office:value-type="float" office:value="824" calcext:value-type="float">
              <text:p>824</text:p>
            </table:table-cell>
            <table:table-cell office:value-type="float" office:value="831" calcext:value-type="float">
              <text:p>831</text:p>
            </table:table-cell>
            <table:table-cell office:value-type="float" office:value="837" calcext:value-type="float">
              <text:p>837</text:p>
            </table:table-cell>
            <table:table-cell office:value-type="float" office:value="842" calcext:value-type="float">
              <text:p>842</text:p>
            </table:table-cell>
            <table:table-cell office:value-type="float" office:value="846" calcext:value-type="float">
              <text:p>846</text:p>
            </table:table-cell>
            <table:table-cell office:value-type="float" office:value="857" calcext:value-type="float">
              <text:p>857</text:p>
            </table:table-cell>
            <table:table-cell office:value-type="float" office:value="863" calcext:value-type="float">
              <text:p>863</text:p>
            </table:table-cell>
            <table:table-cell office:value-type="float" office:value="868" calcext:value-type="float">
              <text:p>868</text:p>
            </table:table-cell>
            <table:table-cell office:value-type="float" office:value="873" calcext:value-type="float">
              <text:p>873</text:p>
            </table:table-cell>
            <table:table-cell office:value-type="float" office:value="886" calcext:value-type="float">
              <text:p>886</text:p>
            </table:table-cell>
            <table:table-cell office:value-type="float" office:value="904" calcext:value-type="float">
              <text:p>904</text:p>
            </table:table-cell>
            <table:table-cell office:value-type="float" office:value="921" calcext:value-type="float">
              <text:p>921</text:p>
            </table:table-cell>
            <table:table-cell office:value-type="float" office:value="942" calcext:value-type="float">
              <text:p>942</text:p>
            </table:table-cell>
            <table:table-cell office:value-type="float" office:value="950" calcext:value-type="float">
              <text:p>950</text:p>
            </table:table-cell>
            <table:table-cell office:value-type="float" office:value="957" calcext:value-type="float">
              <text:p>957</text:p>
            </table:table-cell>
            <table:table-cell office:value-type="float" office:value="960" calcext:value-type="float">
              <text:p>960</text:p>
            </table:table-cell>
            <table:table-cell office:value-type="float" office:value="966" calcext:value-type="float">
              <text:p>966</text:p>
            </table:table-cell>
            <table:table-cell office:value-type="float" office:value="974" calcext:value-type="float">
              <text:p>974</text:p>
            </table:table-cell>
            <table:table-cell office:value-type="float" office:value="984" calcext:value-type="float">
              <text:p>984</text:p>
            </table:table-cell>
            <table:table-cell office:value-type="float" office:value="987" calcext:value-type="float">
              <text:p>987</text:p>
            </table:table-cell>
            <table:table-cell office:value-type="float" office:value="994" calcext:value-type="float">
              <text:p>994</text:p>
            </table:table-cell>
            <table:table-cell office:value-type="float" office:value="1003" calcext:value-type="float">
              <text:p>1003</text:p>
            </table:table-cell>
            <table:table-cell office:value-type="float" office:value="1011" calcext:value-type="float">
              <text:p>1011</text:p>
            </table:table-cell>
            <table:table-cell office:value-type="float" office:value="1017" calcext:value-type="float">
              <text:p>1017</text:p>
            </table:table-cell>
            <table:table-cell office:value-type="float" office:value="1027" calcext:value-type="float">
              <text:p>1027</text:p>
            </table:table-cell>
            <table:table-cell office:value-type="float" office:value="1036" calcext:value-type="float">
              <text:p>1036</text:p>
            </table:table-cell>
            <table:table-cell office:value-type="float" office:value="1052" calcext:value-type="float">
              <text:p>105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Poland</text:p>
              </table:table-cell>
              <table:table-cell office:value-type="float" office:value="51.9194" calcext:value-type="float">
                <text:p>51.9194</text:p>
              </table:table-cell>
              <table:table-cell office:value-type="float" office:value="19.1451" calcext:value-type="float">
                <text:p>19.1451</text:p>
              </table:table-cell>
              <table:table-cell table:number-columns-repeated="50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5"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2"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107" calcext:value-type="float">
                <text:p>107</text:p>
              </table:table-cell>
              <table:table-cell office:value-type="float" office:value="129" calcext:value-type="float">
                <text:p>129</text:p>
              </table:table-cell>
              <table:table-cell office:value-type="float" office:value="159" calcext:value-type="float">
                <text:p>159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181" calcext:value-type="float">
                <text:p>181</text:p>
              </table:table-cell>
              <table:table-cell office:value-type="float" office:value="208" calcext:value-type="float">
                <text:p>208</text:p>
              </table:table-cell>
              <table:table-cell office:value-type="float" office:value="232" calcext:value-type="float">
                <text:p>232</text:p>
              </table:table-cell>
              <table:table-cell office:value-type="float" office:value="245" calcext:value-type="float">
                <text:p>245</text:p>
              </table:table-cell>
              <table:table-cell office:value-type="float" office:value="263" calcext:value-type="float">
                <text:p>263</text:p>
              </table:table-cell>
              <table:table-cell office:value-type="float" office:value="286" calcext:value-type="float">
                <text:p>286</text:p>
              </table:table-cell>
              <table:table-cell office:value-type="float" office:value="314" calcext:value-type="float">
                <text:p>314</text:p>
              </table:table-cell>
              <table:table-cell office:value-type="float" office:value="332" calcext:value-type="float">
                <text:p>332</text:p>
              </table:table-cell>
              <table:table-cell office:value-type="float" office:value="347" calcext:value-type="float">
                <text:p>347</text:p>
              </table:table-cell>
              <table:table-cell office:value-type="float" office:value="360" calcext:value-type="float">
                <text:p>360</text:p>
              </table:table-cell>
              <table:table-cell office:value-type="float" office:value="380" calcext:value-type="float">
                <text:p>380</text:p>
              </table:table-cell>
              <table:table-cell office:value-type="float" office:value="401" calcext:value-type="float">
                <text:p>401</text:p>
              </table:table-cell>
              <table:table-cell office:value-type="float" office:value="426" calcext:value-type="float">
                <text:p>426</text:p>
              </table:table-cell>
              <table:table-cell office:value-type="float" office:value="454" calcext:value-type="float">
                <text:p>454</text:p>
              </table:table-cell>
              <table:table-cell office:value-type="float" office:value="494" calcext:value-type="float">
                <text:p>494</text:p>
              </table:table-cell>
              <table:table-cell office:value-type="float" office:value="524" calcext:value-type="float">
                <text:p>524</text:p>
              </table:table-cell>
              <table:table-cell office:value-type="float" office:value="535" calcext:value-type="float">
                <text:p>535</text:p>
              </table:table-cell>
              <table:table-cell office:value-type="float" office:value="562" calcext:value-type="float">
                <text:p>562</text:p>
              </table:table-cell>
              <table:table-cell office:value-type="float" office:value="596" calcext:value-type="float">
                <text:p>596</text:p>
              </table:table-cell>
              <table:table-cell office:value-type="float" office:value="624" calcext:value-type="float">
                <text:p>624</text:p>
              </table:table-cell>
              <table:table-cell office:value-type="float" office:value="644" calcext:value-type="float">
                <text:p>644</text:p>
              </table:table-cell>
              <table:table-cell office:value-type="float" office:value="651" calcext:value-type="float">
                <text:p>651</text:p>
              </table:table-cell>
              <table:table-cell office:value-type="float" office:value="664" calcext:value-type="float">
                <text:p>664</text:p>
              </table:table-cell>
              <table:table-cell office:value-type="float" office:value="678" calcext:value-type="float">
                <text:p>678</text:p>
              </table:table-cell>
              <table:table-cell office:value-type="float" office:value="698" calcext:value-type="float">
                <text:p>698</text:p>
              </table:table-cell>
              <table:table-cell office:value-type="float" office:value="716" calcext:value-type="float">
                <text:p>716</text:p>
              </table:table-cell>
              <table:table-cell office:value-type="float" office:value="733" calcext:value-type="float">
                <text:p>733</text:p>
              </table:table-cell>
              <table:table-cell office:value-type="float" office:value="755" calcext:value-type="float">
                <text:p>755</text:p>
              </table:table-cell>
              <table:table-cell office:value-type="float" office:value="776" calcext:value-type="float">
                <text:p>776</text:p>
              </table:table-cell>
              <table:table-cell office:value-type="float" office:value="785" calcext:value-type="float">
                <text:p>785</text:p>
              </table:table-cell>
              <table:table-cell office:value-type="float" office:value="800" calcext:value-type="float">
                <text:p>800</text:p>
              </table:table-cell>
              <table:table-cell office:value-type="float" office:value="811" calcext:value-type="float">
                <text:p>811</text:p>
              </table:table-cell>
              <table:table-cell office:value-type="float" office:value="839" calcext:value-type="float">
                <text:p>839</text:p>
              </table:table-cell>
              <table:table-cell office:value-type="float" office:value="861" calcext:value-type="float">
                <text:p>861</text:p>
              </table:table-cell>
              <table:table-cell office:value-type="float" office:value="883" calcext:value-type="float">
                <text:p>883</text:p>
              </table:table-cell>
              <table:table-cell office:value-type="float" office:value="907" calcext:value-type="float">
                <text:p>907</text:p>
              </table:table-cell>
              <table:table-cell office:value-type="float" office:value="915" calcext:value-type="float">
                <text:p>915</text:p>
              </table:table-cell>
              <table:table-cell office:value-type="float" office:value="925" calcext:value-type="float">
                <text:p>925</text:p>
              </table:table-cell>
              <table:table-cell office:value-type="float" office:value="936" calcext:value-type="float">
                <text:p>936</text:p>
              </table:table-cell>
              <table:table-cell office:value-type="float" office:value="948" calcext:value-type="float">
                <text:p>948</text:p>
              </table:table-cell>
              <table:table-cell office:value-type="float" office:value="962" calcext:value-type="float">
                <text:p>962</text:p>
              </table:table-cell>
              <table:table-cell office:value-type="float" office:value="972" calcext:value-type="float">
                <text:p>972</text:p>
              </table:table-cell>
              <table:table-cell office:value-type="float" office:value="982" calcext:value-type="float">
                <text:p>982</text:p>
              </table:table-cell>
              <table:table-cell office:value-type="float" office:value="993" calcext:value-type="float">
                <text:p>993</text:p>
              </table:table-cell>
              <table:table-cell office:value-type="float" office:value="996" calcext:value-type="float">
                <text:p>996</text:p>
              </table:table-cell>
              <table:table-cell office:value-type="float" office:value="1007" calcext:value-type="float">
                <text:p>1007</text:p>
              </table:table-cell>
              <table:table-cell office:value-type="float" office:value="1024" calcext:value-type="float">
                <text:p>1024</text:p>
              </table:table-cell>
              <table:table-cell office:value-type="float" office:value="1028" calcext:value-type="float">
                <text:p>1028</text:p>
              </table:table-cell>
              <table:table-cell office:value-type="float" office:value="1038" calcext:value-type="float">
                <text:p>1038</text:p>
              </table:table-cell>
              <table:table-cell office:value-type="float" office:value="1051" calcext:value-type="float">
                <text:p>1051</text:p>
              </table:table-cell>
              <table:table-cell office:value-type="float" office:value="1061" calcext:value-type="float">
                <text:p>1061</text:p>
              </table:table-cell>
              <table:table-cell office:value-type="float" office:value="1064" calcext:value-type="float">
                <text:p>1064</text:p>
              </table:table-cell>
              <table:table-cell office:value-type="float" office:value="1074" calcext:value-type="float">
                <text:p>1074</text:p>
              </table:table-cell>
              <table:table-cell office:value-type="float" office:value="1092" calcext:value-type="float">
                <text:p>1092</text:p>
              </table:table-cell>
              <table:table-cell office:value-type="float" office:value="1115" calcext:value-type="float">
                <text:p>1115</text:p>
              </table:table-cell>
              <table:table-cell office:value-type="float" office:value="1117" calcext:value-type="float">
                <text:p>1117</text:p>
              </table:table-cell>
              <table:table-cell office:value-type="float" office:value="1137" calcext:value-type="float">
                <text:p>1137</text:p>
              </table:table-cell>
              <table:table-cell office:value-type="float" office:value="1153" calcext:value-type="float">
                <text:p>1153</text:p>
              </table:table-cell>
              <table:table-cell office:value-type="float" office:value="1157" calcext:value-type="float">
                <text:p>1157</text:p>
              </table:table-cell>
              <table:table-cell office:value-type="float" office:value="1166" calcext:value-type="float">
                <text:p>1166</text:p>
              </table:table-cell>
              <table:table-cell office:value-type="float" office:value="1183" calcext:value-type="float">
                <text:p>1183</text:p>
              </table:table-cell>
              <table:table-cell office:value-type="float" office:value="1206" calcext:value-type="float">
                <text:p>1206</text:p>
              </table:table-cell>
              <table:table-cell office:value-type="float" office:value="1215" calcext:value-type="float">
                <text:p>1215</text:p>
              </table:table-cell>
              <table:table-cell office:value-type="float" office:value="1222" calcext:value-type="float">
                <text:p>122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Poland Result</text:p>
            </table:table-cell>
            <table:table-cell table:number-columns-repeated="2"/>
            <table:table-cell table:number-columns-repeated="50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5"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4" calcext:value-type="float">
              <text:p>14</text:p>
            </table:table-cell>
            <table:table-cell table:number-columns-repeated="2" office:value-type="float" office:value="16" calcext:value-type="float">
              <text:p>16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107" calcext:value-type="float">
              <text:p>107</text:p>
            </table:table-cell>
            <table:table-cell office:value-type="float" office:value="129" calcext:value-type="float">
              <text:p>129</text:p>
            </table:table-cell>
            <table:table-cell office:value-type="float" office:value="159" calcext:value-type="float">
              <text:p>159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181" calcext:value-type="float">
              <text:p>181</text:p>
            </table:table-cell>
            <table:table-cell office:value-type="float" office:value="208" calcext:value-type="float">
              <text:p>208</text:p>
            </table:table-cell>
            <table:table-cell office:value-type="float" office:value="232" calcext:value-type="float">
              <text:p>232</text:p>
            </table:table-cell>
            <table:table-cell office:value-type="float" office:value="245" calcext:value-type="float">
              <text:p>245</text:p>
            </table:table-cell>
            <table:table-cell office:value-type="float" office:value="263" calcext:value-type="float">
              <text:p>263</text:p>
            </table:table-cell>
            <table:table-cell office:value-type="float" office:value="286" calcext:value-type="float">
              <text:p>286</text:p>
            </table:table-cell>
            <table:table-cell office:value-type="float" office:value="314" calcext:value-type="float">
              <text:p>314</text:p>
            </table:table-cell>
            <table:table-cell office:value-type="float" office:value="332" calcext:value-type="float">
              <text:p>332</text:p>
            </table:table-cell>
            <table:table-cell office:value-type="float" office:value="347" calcext:value-type="float">
              <text:p>347</text:p>
            </table:table-cell>
            <table:table-cell office:value-type="float" office:value="360" calcext:value-type="float">
              <text:p>360</text:p>
            </table:table-cell>
            <table:table-cell office:value-type="float" office:value="380" calcext:value-type="float">
              <text:p>380</text:p>
            </table:table-cell>
            <table:table-cell office:value-type="float" office:value="401" calcext:value-type="float">
              <text:p>401</text:p>
            </table:table-cell>
            <table:table-cell office:value-type="float" office:value="426" calcext:value-type="float">
              <text:p>426</text:p>
            </table:table-cell>
            <table:table-cell office:value-type="float" office:value="454" calcext:value-type="float">
              <text:p>454</text:p>
            </table:table-cell>
            <table:table-cell office:value-type="float" office:value="494" calcext:value-type="float">
              <text:p>494</text:p>
            </table:table-cell>
            <table:table-cell office:value-type="float" office:value="524" calcext:value-type="float">
              <text:p>524</text:p>
            </table:table-cell>
            <table:table-cell office:value-type="float" office:value="535" calcext:value-type="float">
              <text:p>535</text:p>
            </table:table-cell>
            <table:table-cell office:value-type="float" office:value="562" calcext:value-type="float">
              <text:p>562</text:p>
            </table:table-cell>
            <table:table-cell office:value-type="float" office:value="596" calcext:value-type="float">
              <text:p>596</text:p>
            </table:table-cell>
            <table:table-cell office:value-type="float" office:value="624" calcext:value-type="float">
              <text:p>624</text:p>
            </table:table-cell>
            <table:table-cell office:value-type="float" office:value="644" calcext:value-type="float">
              <text:p>644</text:p>
            </table:table-cell>
            <table:table-cell office:value-type="float" office:value="651" calcext:value-type="float">
              <text:p>651</text:p>
            </table:table-cell>
            <table:table-cell office:value-type="float" office:value="664" calcext:value-type="float">
              <text:p>664</text:p>
            </table:table-cell>
            <table:table-cell office:value-type="float" office:value="678" calcext:value-type="float">
              <text:p>678</text:p>
            </table:table-cell>
            <table:table-cell office:value-type="float" office:value="698" calcext:value-type="float">
              <text:p>698</text:p>
            </table:table-cell>
            <table:table-cell office:value-type="float" office:value="716" calcext:value-type="float">
              <text:p>716</text:p>
            </table:table-cell>
            <table:table-cell office:value-type="float" office:value="733" calcext:value-type="float">
              <text:p>733</text:p>
            </table:table-cell>
            <table:table-cell office:value-type="float" office:value="755" calcext:value-type="float">
              <text:p>755</text:p>
            </table:table-cell>
            <table:table-cell office:value-type="float" office:value="776" calcext:value-type="float">
              <text:p>776</text:p>
            </table:table-cell>
            <table:table-cell office:value-type="float" office:value="785" calcext:value-type="float">
              <text:p>785</text:p>
            </table:table-cell>
            <table:table-cell office:value-type="float" office:value="800" calcext:value-type="float">
              <text:p>800</text:p>
            </table:table-cell>
            <table:table-cell office:value-type="float" office:value="811" calcext:value-type="float">
              <text:p>811</text:p>
            </table:table-cell>
            <table:table-cell office:value-type="float" office:value="839" calcext:value-type="float">
              <text:p>839</text:p>
            </table:table-cell>
            <table:table-cell office:value-type="float" office:value="861" calcext:value-type="float">
              <text:p>861</text:p>
            </table:table-cell>
            <table:table-cell office:value-type="float" office:value="883" calcext:value-type="float">
              <text:p>883</text:p>
            </table:table-cell>
            <table:table-cell office:value-type="float" office:value="907" calcext:value-type="float">
              <text:p>907</text:p>
            </table:table-cell>
            <table:table-cell office:value-type="float" office:value="915" calcext:value-type="float">
              <text:p>915</text:p>
            </table:table-cell>
            <table:table-cell office:value-type="float" office:value="925" calcext:value-type="float">
              <text:p>925</text:p>
            </table:table-cell>
            <table:table-cell office:value-type="float" office:value="936" calcext:value-type="float">
              <text:p>936</text:p>
            </table:table-cell>
            <table:table-cell office:value-type="float" office:value="948" calcext:value-type="float">
              <text:p>948</text:p>
            </table:table-cell>
            <table:table-cell office:value-type="float" office:value="962" calcext:value-type="float">
              <text:p>962</text:p>
            </table:table-cell>
            <table:table-cell office:value-type="float" office:value="972" calcext:value-type="float">
              <text:p>972</text:p>
            </table:table-cell>
            <table:table-cell office:value-type="float" office:value="982" calcext:value-type="float">
              <text:p>982</text:p>
            </table:table-cell>
            <table:table-cell office:value-type="float" office:value="993" calcext:value-type="float">
              <text:p>993</text:p>
            </table:table-cell>
            <table:table-cell office:value-type="float" office:value="996" calcext:value-type="float">
              <text:p>996</text:p>
            </table:table-cell>
            <table:table-cell office:value-type="float" office:value="1007" calcext:value-type="float">
              <text:p>1007</text:p>
            </table:table-cell>
            <table:table-cell office:value-type="float" office:value="1024" calcext:value-type="float">
              <text:p>1024</text:p>
            </table:table-cell>
            <table:table-cell office:value-type="float" office:value="1028" calcext:value-type="float">
              <text:p>1028</text:p>
            </table:table-cell>
            <table:table-cell office:value-type="float" office:value="1038" calcext:value-type="float">
              <text:p>1038</text:p>
            </table:table-cell>
            <table:table-cell office:value-type="float" office:value="1051" calcext:value-type="float">
              <text:p>1051</text:p>
            </table:table-cell>
            <table:table-cell office:value-type="float" office:value="1061" calcext:value-type="float">
              <text:p>1061</text:p>
            </table:table-cell>
            <table:table-cell office:value-type="float" office:value="1064" calcext:value-type="float">
              <text:p>1064</text:p>
            </table:table-cell>
            <table:table-cell office:value-type="float" office:value="1074" calcext:value-type="float">
              <text:p>1074</text:p>
            </table:table-cell>
            <table:table-cell office:value-type="float" office:value="1092" calcext:value-type="float">
              <text:p>1092</text:p>
            </table:table-cell>
            <table:table-cell office:value-type="float" office:value="1115" calcext:value-type="float">
              <text:p>1115</text:p>
            </table:table-cell>
            <table:table-cell office:value-type="float" office:value="1117" calcext:value-type="float">
              <text:p>1117</text:p>
            </table:table-cell>
            <table:table-cell office:value-type="float" office:value="1137" calcext:value-type="float">
              <text:p>1137</text:p>
            </table:table-cell>
            <table:table-cell office:value-type="float" office:value="1153" calcext:value-type="float">
              <text:p>1153</text:p>
            </table:table-cell>
            <table:table-cell office:value-type="float" office:value="1157" calcext:value-type="float">
              <text:p>1157</text:p>
            </table:table-cell>
            <table:table-cell office:value-type="float" office:value="1166" calcext:value-type="float">
              <text:p>1166</text:p>
            </table:table-cell>
            <table:table-cell office:value-type="float" office:value="1183" calcext:value-type="float">
              <text:p>1183</text:p>
            </table:table-cell>
            <table:table-cell office:value-type="float" office:value="1206" calcext:value-type="float">
              <text:p>1206</text:p>
            </table:table-cell>
            <table:table-cell office:value-type="float" office:value="1215" calcext:value-type="float">
              <text:p>1215</text:p>
            </table:table-cell>
            <table:table-cell office:value-type="float" office:value="1222" calcext:value-type="float">
              <text:p>122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Portugal</text:p>
              </table:table-cell>
              <table:table-cell office:value-type="float" office:value="39.3999" calcext:value-type="float">
                <text:p>39.3999</text:p>
              </table:table-cell>
              <table:table-cell office:value-type="float" office:value="-8.2245" calcext:value-type="float">
                <text:p>-8.2245</text:p>
              </table:table-cell>
              <table:table-cell table:number-columns-repeated="55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100" calcext:value-type="float">
                <text:p>100</text:p>
              </table:table-cell>
              <table:table-cell office:value-type="float" office:value="119" calcext:value-type="float">
                <text:p>119</text:p>
              </table:table-cell>
              <table:table-cell office:value-type="float" office:value="140" calcext:value-type="float">
                <text:p>140</text:p>
              </table:table-cell>
              <table:table-cell office:value-type="float" office:value="160" calcext:value-type="float">
                <text:p>160</text:p>
              </table:table-cell>
              <table:table-cell office:value-type="float" office:value="187" calcext:value-type="float">
                <text:p>187</text:p>
              </table:table-cell>
              <table:table-cell office:value-type="float" office:value="209" calcext:value-type="float">
                <text:p>209</text:p>
              </table:table-cell>
              <table:table-cell office:value-type="float" office:value="246" calcext:value-type="float">
                <text:p>246</text:p>
              </table:table-cell>
              <table:table-cell office:value-type="float" office:value="266" calcext:value-type="float">
                <text:p>266</text:p>
              </table:table-cell>
              <table:table-cell office:value-type="float" office:value="295" calcext:value-type="float">
                <text:p>295</text:p>
              </table:table-cell>
              <table:table-cell office:value-type="float" office:value="311" calcext:value-type="float">
                <text:p>311</text:p>
              </table:table-cell>
              <table:table-cell office:value-type="float" office:value="345" calcext:value-type="float">
                <text:p>345</text:p>
              </table:table-cell>
              <table:table-cell office:value-type="float" office:value="380" calcext:value-type="float">
                <text:p>380</text:p>
              </table:table-cell>
              <table:table-cell office:value-type="float" office:value="409" calcext:value-type="float">
                <text:p>409</text:p>
              </table:table-cell>
              <table:table-cell office:value-type="float" office:value="435" calcext:value-type="float">
                <text:p>435</text:p>
              </table:table-cell>
              <table:table-cell office:value-type="float" office:value="470" calcext:value-type="float">
                <text:p>470</text:p>
              </table:table-cell>
              <table:table-cell office:value-type="float" office:value="504" calcext:value-type="float">
                <text:p>504</text:p>
              </table:table-cell>
              <table:table-cell office:value-type="float" office:value="535" calcext:value-type="float">
                <text:p>535</text:p>
              </table:table-cell>
              <table:table-cell office:value-type="float" office:value="567" calcext:value-type="float">
                <text:p>567</text:p>
              </table:table-cell>
              <table:table-cell office:value-type="float" office:value="599" calcext:value-type="float">
                <text:p>599</text:p>
              </table:table-cell>
              <table:table-cell office:value-type="float" office:value="629" calcext:value-type="float">
                <text:p>629</text:p>
              </table:table-cell>
              <table:table-cell office:value-type="float" office:value="657" calcext:value-type="float">
                <text:p>657</text:p>
              </table:table-cell>
              <table:table-cell office:value-type="float" office:value="687" calcext:value-type="float">
                <text:p>687</text:p>
              </table:table-cell>
              <table:table-cell office:value-type="float" office:value="714" calcext:value-type="float">
                <text:p>714</text:p>
              </table:table-cell>
              <table:table-cell office:value-type="float" office:value="735" calcext:value-type="float">
                <text:p>735</text:p>
              </table:table-cell>
              <table:table-cell office:value-type="float" office:value="762" calcext:value-type="float">
                <text:p>762</text:p>
              </table:table-cell>
              <table:table-cell office:value-type="float" office:value="785" calcext:value-type="float">
                <text:p>785</text:p>
              </table:table-cell>
              <table:table-cell office:value-type="float" office:value="820" calcext:value-type="float">
                <text:p>820</text:p>
              </table:table-cell>
              <table:table-cell office:value-type="float" office:value="854" calcext:value-type="float">
                <text:p>854</text:p>
              </table:table-cell>
              <table:table-cell office:value-type="float" office:value="880" calcext:value-type="float">
                <text:p>880</text:p>
              </table:table-cell>
              <table:table-cell office:value-type="float" office:value="903" calcext:value-type="float">
                <text:p>903</text:p>
              </table:table-cell>
              <table:table-cell office:value-type="float" office:value="928" calcext:value-type="float">
                <text:p>928</text:p>
              </table:table-cell>
              <table:table-cell office:value-type="float" office:value="948" calcext:value-type="float">
                <text:p>948</text:p>
              </table:table-cell>
              <table:table-cell office:value-type="float" office:value="973" calcext:value-type="float">
                <text:p>973</text:p>
              </table:table-cell>
              <table:table-cell office:value-type="float" office:value="989" calcext:value-type="float">
                <text:p>989</text:p>
              </table:table-cell>
              <table:table-cell office:value-type="float" office:value="1007" calcext:value-type="float">
                <text:p>1007</text:p>
              </table:table-cell>
              <table:table-cell office:value-type="float" office:value="1023" calcext:value-type="float">
                <text:p>1023</text:p>
              </table:table-cell>
              <table:table-cell office:value-type="float" office:value="1043" calcext:value-type="float">
                <text:p>1043</text:p>
              </table:table-cell>
              <table:table-cell office:value-type="float" office:value="1063" calcext:value-type="float">
                <text:p>1063</text:p>
              </table:table-cell>
              <table:table-cell office:value-type="float" office:value="1074" calcext:value-type="float">
                <text:p>1074</text:p>
              </table:table-cell>
              <table:table-cell office:value-type="float" office:value="1089" calcext:value-type="float">
                <text:p>1089</text:p>
              </table:table-cell>
              <table:table-cell office:value-type="float" office:value="1105" calcext:value-type="float">
                <text:p>1105</text:p>
              </table:table-cell>
              <table:table-cell office:value-type="float" office:value="1114" calcext:value-type="float">
                <text:p>1114</text:p>
              </table:table-cell>
              <table:table-cell office:value-type="float" office:value="1126" calcext:value-type="float">
                <text:p>1126</text:p>
              </table:table-cell>
              <table:table-cell office:value-type="float" office:value="1135" calcext:value-type="float">
                <text:p>1135</text:p>
              </table:table-cell>
              <table:table-cell office:value-type="float" office:value="1144" calcext:value-type="float">
                <text:p>1144</text:p>
              </table:table-cell>
              <table:table-cell office:value-type="float" office:value="1163" calcext:value-type="float">
                <text:p>1163</text:p>
              </table:table-cell>
              <table:table-cell office:value-type="float" office:value="1175" calcext:value-type="float">
                <text:p>1175</text:p>
              </table:table-cell>
              <table:table-cell office:value-type="float" office:value="1184" calcext:value-type="float">
                <text:p>1184</text:p>
              </table:table-cell>
              <table:table-cell office:value-type="float" office:value="1190" calcext:value-type="float">
                <text:p>1190</text:p>
              </table:table-cell>
              <table:table-cell office:value-type="float" office:value="1203" calcext:value-type="float">
                <text:p>1203</text:p>
              </table:table-cell>
              <table:table-cell office:value-type="float" office:value="1218" calcext:value-type="float">
                <text:p>1218</text:p>
              </table:table-cell>
              <table:table-cell office:value-type="float" office:value="1231" calcext:value-type="float">
                <text:p>1231</text:p>
              </table:table-cell>
              <table:table-cell office:value-type="float" office:value="1247" calcext:value-type="float">
                <text:p>1247</text:p>
              </table:table-cell>
              <table:table-cell office:value-type="float" office:value="1263" calcext:value-type="float">
                <text:p>1263</text:p>
              </table:table-cell>
              <table:table-cell office:value-type="float" office:value="1277" calcext:value-type="float">
                <text:p>1277</text:p>
              </table:table-cell>
              <table:table-cell office:value-type="float" office:value="1289" calcext:value-type="float">
                <text:p>1289</text:p>
              </table:table-cell>
              <table:table-cell office:value-type="float" office:value="1302" calcext:value-type="float">
                <text:p>1302</text:p>
              </table:table-cell>
              <table:table-cell office:value-type="float" office:value="1316" calcext:value-type="float">
                <text:p>1316</text:p>
              </table:table-cell>
              <table:table-cell office:value-type="float" office:value="1330" calcext:value-type="float">
                <text:p>1330</text:p>
              </table:table-cell>
              <table:table-cell office:value-type="float" office:value="1342" calcext:value-type="float">
                <text:p>1342</text:p>
              </table:table-cell>
              <table:table-cell office:value-type="float" office:value="1356" calcext:value-type="float">
                <text:p>1356</text:p>
              </table:table-cell>
              <table:table-cell office:value-type="float" office:value="1369" calcext:value-type="float">
                <text:p>1369</text:p>
              </table:table-cell>
              <table:table-cell office:value-type="float" office:value="1383" calcext:value-type="float">
                <text:p>1383</text:p>
              </table:table-cell>
              <table:table-cell office:value-type="float" office:value="1396" calcext:value-type="float">
                <text:p>1396</text:p>
              </table:table-cell>
              <table:table-cell office:value-type="float" office:value="1410" calcext:value-type="float">
                <text:p>1410</text:p>
              </table:table-cell>
              <table:table-cell office:value-type="float" office:value="1424" calcext:value-type="float">
                <text:p>1424</text:p>
              </table:table-cell>
              <table:table-cell office:value-type="float" office:value="1436" calcext:value-type="float">
                <text:p>1436</text:p>
              </table:table-cell>
              <table:table-cell office:value-type="float" office:value="1447" calcext:value-type="float">
                <text:p>1447</text:p>
              </table:table-cell>
              <table:table-cell office:value-type="float" office:value="1455" calcext:value-type="float">
                <text:p>1455</text:p>
              </table:table-cell>
              <table:table-cell office:value-type="float" office:value="1465" calcext:value-type="float">
                <text:p>1465</text:p>
              </table:table-cell>
              <table:table-cell office:value-type="float" office:value="1474" calcext:value-type="float">
                <text:p>1474</text:p>
              </table:table-cell>
              <table:table-cell office:value-type="float" office:value="1479" calcext:value-type="float">
                <text:p>1479</text:p>
              </table:table-cell>
              <table:table-cell office:value-type="float" office:value="1485" calcext:value-type="float">
                <text:p>1485</text:p>
              </table:table-cell>
              <table:table-cell office:value-type="float" office:value="1492" calcext:value-type="float">
                <text:p>1492</text:p>
              </table:table-cell>
              <table:table-cell office:value-type="float" office:value="1497" calcext:value-type="float">
                <text:p>1497</text:p>
              </table:table-cell>
              <table:table-cell office:value-type="float" office:value="1504" calcext:value-type="float">
                <text:p>1504</text:p>
              </table:table-cell>
              <table:table-cell office:value-type="float" office:value="1505" calcext:value-type="float">
                <text:p>150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Portugal Result</text:p>
            </table:table-cell>
            <table:table-cell table:number-columns-repeated="2"/>
            <table:table-cell table:number-columns-repeated="55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60" calcext:value-type="float">
              <text:p>60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100" calcext:value-type="float">
              <text:p>100</text:p>
            </table:table-cell>
            <table:table-cell office:value-type="float" office:value="119" calcext:value-type="float">
              <text:p>119</text:p>
            </table:table-cell>
            <table:table-cell office:value-type="float" office:value="140" calcext:value-type="float">
              <text:p>140</text:p>
            </table:table-cell>
            <table:table-cell office:value-type="float" office:value="160" calcext:value-type="float">
              <text:p>160</text:p>
            </table:table-cell>
            <table:table-cell office:value-type="float" office:value="187" calcext:value-type="float">
              <text:p>187</text:p>
            </table:table-cell>
            <table:table-cell office:value-type="float" office:value="209" calcext:value-type="float">
              <text:p>209</text:p>
            </table:table-cell>
            <table:table-cell office:value-type="float" office:value="246" calcext:value-type="float">
              <text:p>246</text:p>
            </table:table-cell>
            <table:table-cell office:value-type="float" office:value="266" calcext:value-type="float">
              <text:p>266</text:p>
            </table:table-cell>
            <table:table-cell office:value-type="float" office:value="295" calcext:value-type="float">
              <text:p>295</text:p>
            </table:table-cell>
            <table:table-cell office:value-type="float" office:value="311" calcext:value-type="float">
              <text:p>311</text:p>
            </table:table-cell>
            <table:table-cell office:value-type="float" office:value="345" calcext:value-type="float">
              <text:p>345</text:p>
            </table:table-cell>
            <table:table-cell office:value-type="float" office:value="380" calcext:value-type="float">
              <text:p>380</text:p>
            </table:table-cell>
            <table:table-cell office:value-type="float" office:value="409" calcext:value-type="float">
              <text:p>409</text:p>
            </table:table-cell>
            <table:table-cell office:value-type="float" office:value="435" calcext:value-type="float">
              <text:p>435</text:p>
            </table:table-cell>
            <table:table-cell office:value-type="float" office:value="470" calcext:value-type="float">
              <text:p>470</text:p>
            </table:table-cell>
            <table:table-cell office:value-type="float" office:value="504" calcext:value-type="float">
              <text:p>504</text:p>
            </table:table-cell>
            <table:table-cell office:value-type="float" office:value="535" calcext:value-type="float">
              <text:p>535</text:p>
            </table:table-cell>
            <table:table-cell office:value-type="float" office:value="567" calcext:value-type="float">
              <text:p>567</text:p>
            </table:table-cell>
            <table:table-cell office:value-type="float" office:value="599" calcext:value-type="float">
              <text:p>599</text:p>
            </table:table-cell>
            <table:table-cell office:value-type="float" office:value="629" calcext:value-type="float">
              <text:p>629</text:p>
            </table:table-cell>
            <table:table-cell office:value-type="float" office:value="657" calcext:value-type="float">
              <text:p>657</text:p>
            </table:table-cell>
            <table:table-cell office:value-type="float" office:value="687" calcext:value-type="float">
              <text:p>687</text:p>
            </table:table-cell>
            <table:table-cell office:value-type="float" office:value="714" calcext:value-type="float">
              <text:p>714</text:p>
            </table:table-cell>
            <table:table-cell office:value-type="float" office:value="735" calcext:value-type="float">
              <text:p>735</text:p>
            </table:table-cell>
            <table:table-cell office:value-type="float" office:value="762" calcext:value-type="float">
              <text:p>762</text:p>
            </table:table-cell>
            <table:table-cell office:value-type="float" office:value="785" calcext:value-type="float">
              <text:p>785</text:p>
            </table:table-cell>
            <table:table-cell office:value-type="float" office:value="820" calcext:value-type="float">
              <text:p>820</text:p>
            </table:table-cell>
            <table:table-cell office:value-type="float" office:value="854" calcext:value-type="float">
              <text:p>854</text:p>
            </table:table-cell>
            <table:table-cell office:value-type="float" office:value="880" calcext:value-type="float">
              <text:p>880</text:p>
            </table:table-cell>
            <table:table-cell office:value-type="float" office:value="903" calcext:value-type="float">
              <text:p>903</text:p>
            </table:table-cell>
            <table:table-cell office:value-type="float" office:value="928" calcext:value-type="float">
              <text:p>928</text:p>
            </table:table-cell>
            <table:table-cell office:value-type="float" office:value="948" calcext:value-type="float">
              <text:p>948</text:p>
            </table:table-cell>
            <table:table-cell office:value-type="float" office:value="973" calcext:value-type="float">
              <text:p>973</text:p>
            </table:table-cell>
            <table:table-cell office:value-type="float" office:value="989" calcext:value-type="float">
              <text:p>989</text:p>
            </table:table-cell>
            <table:table-cell office:value-type="float" office:value="1007" calcext:value-type="float">
              <text:p>1007</text:p>
            </table:table-cell>
            <table:table-cell office:value-type="float" office:value="1023" calcext:value-type="float">
              <text:p>1023</text:p>
            </table:table-cell>
            <table:table-cell office:value-type="float" office:value="1043" calcext:value-type="float">
              <text:p>1043</text:p>
            </table:table-cell>
            <table:table-cell office:value-type="float" office:value="1063" calcext:value-type="float">
              <text:p>1063</text:p>
            </table:table-cell>
            <table:table-cell office:value-type="float" office:value="1074" calcext:value-type="float">
              <text:p>1074</text:p>
            </table:table-cell>
            <table:table-cell office:value-type="float" office:value="1089" calcext:value-type="float">
              <text:p>1089</text:p>
            </table:table-cell>
            <table:table-cell office:value-type="float" office:value="1105" calcext:value-type="float">
              <text:p>1105</text:p>
            </table:table-cell>
            <table:table-cell office:value-type="float" office:value="1114" calcext:value-type="float">
              <text:p>1114</text:p>
            </table:table-cell>
            <table:table-cell office:value-type="float" office:value="1126" calcext:value-type="float">
              <text:p>1126</text:p>
            </table:table-cell>
            <table:table-cell office:value-type="float" office:value="1135" calcext:value-type="float">
              <text:p>1135</text:p>
            </table:table-cell>
            <table:table-cell office:value-type="float" office:value="1144" calcext:value-type="float">
              <text:p>1144</text:p>
            </table:table-cell>
            <table:table-cell office:value-type="float" office:value="1163" calcext:value-type="float">
              <text:p>1163</text:p>
            </table:table-cell>
            <table:table-cell office:value-type="float" office:value="1175" calcext:value-type="float">
              <text:p>1175</text:p>
            </table:table-cell>
            <table:table-cell office:value-type="float" office:value="1184" calcext:value-type="float">
              <text:p>1184</text:p>
            </table:table-cell>
            <table:table-cell office:value-type="float" office:value="1190" calcext:value-type="float">
              <text:p>1190</text:p>
            </table:table-cell>
            <table:table-cell office:value-type="float" office:value="1203" calcext:value-type="float">
              <text:p>1203</text:p>
            </table:table-cell>
            <table:table-cell office:value-type="float" office:value="1218" calcext:value-type="float">
              <text:p>1218</text:p>
            </table:table-cell>
            <table:table-cell office:value-type="float" office:value="1231" calcext:value-type="float">
              <text:p>1231</text:p>
            </table:table-cell>
            <table:table-cell office:value-type="float" office:value="1247" calcext:value-type="float">
              <text:p>1247</text:p>
            </table:table-cell>
            <table:table-cell office:value-type="float" office:value="1263" calcext:value-type="float">
              <text:p>1263</text:p>
            </table:table-cell>
            <table:table-cell office:value-type="float" office:value="1277" calcext:value-type="float">
              <text:p>1277</text:p>
            </table:table-cell>
            <table:table-cell office:value-type="float" office:value="1289" calcext:value-type="float">
              <text:p>1289</text:p>
            </table:table-cell>
            <table:table-cell office:value-type="float" office:value="1302" calcext:value-type="float">
              <text:p>1302</text:p>
            </table:table-cell>
            <table:table-cell office:value-type="float" office:value="1316" calcext:value-type="float">
              <text:p>1316</text:p>
            </table:table-cell>
            <table:table-cell office:value-type="float" office:value="1330" calcext:value-type="float">
              <text:p>1330</text:p>
            </table:table-cell>
            <table:table-cell office:value-type="float" office:value="1342" calcext:value-type="float">
              <text:p>1342</text:p>
            </table:table-cell>
            <table:table-cell office:value-type="float" office:value="1356" calcext:value-type="float">
              <text:p>1356</text:p>
            </table:table-cell>
            <table:table-cell office:value-type="float" office:value="1369" calcext:value-type="float">
              <text:p>1369</text:p>
            </table:table-cell>
            <table:table-cell office:value-type="float" office:value="1383" calcext:value-type="float">
              <text:p>1383</text:p>
            </table:table-cell>
            <table:table-cell office:value-type="float" office:value="1396" calcext:value-type="float">
              <text:p>1396</text:p>
            </table:table-cell>
            <table:table-cell office:value-type="float" office:value="1410" calcext:value-type="float">
              <text:p>1410</text:p>
            </table:table-cell>
            <table:table-cell office:value-type="float" office:value="1424" calcext:value-type="float">
              <text:p>1424</text:p>
            </table:table-cell>
            <table:table-cell office:value-type="float" office:value="1436" calcext:value-type="float">
              <text:p>1436</text:p>
            </table:table-cell>
            <table:table-cell office:value-type="float" office:value="1447" calcext:value-type="float">
              <text:p>1447</text:p>
            </table:table-cell>
            <table:table-cell office:value-type="float" office:value="1455" calcext:value-type="float">
              <text:p>1455</text:p>
            </table:table-cell>
            <table:table-cell office:value-type="float" office:value="1465" calcext:value-type="float">
              <text:p>1465</text:p>
            </table:table-cell>
            <table:table-cell office:value-type="float" office:value="1474" calcext:value-type="float">
              <text:p>1474</text:p>
            </table:table-cell>
            <table:table-cell office:value-type="float" office:value="1479" calcext:value-type="float">
              <text:p>1479</text:p>
            </table:table-cell>
            <table:table-cell office:value-type="float" office:value="1485" calcext:value-type="float">
              <text:p>1485</text:p>
            </table:table-cell>
            <table:table-cell office:value-type="float" office:value="1492" calcext:value-type="float">
              <text:p>1492</text:p>
            </table:table-cell>
            <table:table-cell office:value-type="float" office:value="1497" calcext:value-type="float">
              <text:p>1497</text:p>
            </table:table-cell>
            <table:table-cell office:value-type="float" office:value="1504" calcext:value-type="float">
              <text:p>1504</text:p>
            </table:table-cell>
            <table:table-cell office:value-type="float" office:value="1505" calcext:value-type="float">
              <text:p>150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Qatar</text:p>
              </table:table-cell>
              <table:table-cell office:value-type="float" office:value="25.3548" calcext:value-type="float">
                <text:p>25.3548</text:p>
              </table:table-cell>
              <table:table-cell office:value-type="float" office:value="51.1839" calcext:value-type="float">
                <text:p>51.1839</text:p>
              </table:table-cell>
              <table:table-cell table:number-columns-repeated="66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5" office:value-type="float" office:value="6" calcext:value-type="float">
                <text:p>6</text:p>
              </table:table-cell>
              <table:table-cell table:number-columns-repeated="6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table:number-columns-repeated="9" office:value-type="float" office:value="10" calcext:value-type="float">
                <text:p>10</text:p>
              </table:table-cell>
              <table:table-cell table:number-columns-repeated="8"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6" office:value-type="float" office:value="14" calcext:value-type="float">
                <text:p>14</text:p>
              </table:table-cell>
              <table:table-cell table:number-columns-repeated="4"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3" calcext:value-type="float">
                <text:p>33</text:p>
              </table:table-cell>
              <table:table-cell table:number-columns-repeated="2" office:value-type="float" office:value="36" calcext:value-type="float">
                <text:p>36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3" calcext:value-type="float">
                <text:p>43</text:p>
              </table:table-cell>
              <table:table-cell table:number-columns-repeated="2" office:value-type="float" office:value="45" calcext:value-type="float">
                <text:p>45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69" calcext:value-type="float">
                <text:p>69</text:p>
              </table:table-cell>
              <table:table-cell office:value-type="float" office:value="70" calcext:value-type="float">
                <text:p>7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Qatar Result</text:p>
            </table:table-cell>
            <table:table-cell table:number-columns-repeated="2"/>
            <table:table-cell table:number-columns-repeated="66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table:number-columns-repeated="5" office:value-type="float" office:value="6" calcext:value-type="float">
              <text:p>6</text:p>
            </table:table-cell>
            <table:table-cell table:number-columns-repeated="6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table:number-columns-repeated="2" office:value-type="float" office:value="9" calcext:value-type="float">
              <text:p>9</text:p>
            </table:table-cell>
            <table:table-cell table:number-columns-repeated="9" office:value-type="float" office:value="10" calcext:value-type="float">
              <text:p>10</text:p>
            </table:table-cell>
            <table:table-cell table:number-columns-repeated="8"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table:number-columns-repeated="6" office:value-type="float" office:value="14" calcext:value-type="float">
              <text:p>14</text:p>
            </table:table-cell>
            <table:table-cell table:number-columns-repeated="4"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3" calcext:value-type="float">
              <text:p>33</text:p>
            </table:table-cell>
            <table:table-cell table:number-columns-repeated="2" office:value-type="float" office:value="36" calcext:value-type="float">
              <text:p>36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3" calcext:value-type="float">
              <text:p>43</text:p>
            </table:table-cell>
            <table:table-cell table:number-columns-repeated="2" office:value-type="float" office:value="45" calcext:value-type="float">
              <text:p>45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69" calcext:value-type="float">
              <text:p>69</text:p>
            </table:table-cell>
            <table:table-cell office:value-type="float" office:value="70" calcext:value-type="float">
              <text:p>7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Romania</text:p>
              </table:table-cell>
              <table:table-cell office:value-type="float" office:value="45.9432" calcext:value-type="float">
                <text:p>45.9432</text:p>
              </table:table-cell>
              <table:table-cell office:value-type="float" office:value="24.9668" calcext:value-type="float">
                <text:p>24.9668</text:p>
              </table:table-cell>
              <table:table-cell table:number-columns-repeated="60" office:value-type="float" office:value="0" calcext:value-type="float">
                <text:p>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115" calcext:value-type="float">
                <text:p>115</text:p>
              </table:table-cell>
              <table:table-cell office:value-type="float" office:value="133" calcext:value-type="float">
                <text:p>133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51" calcext:value-type="float">
                <text:p>151</text:p>
              </table:table-cell>
              <table:table-cell office:value-type="float" office:value="176" calcext:value-type="float">
                <text:p>176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48" calcext:value-type="float">
                <text:p>248</text:p>
              </table:table-cell>
              <table:table-cell office:value-type="float" office:value="270" calcext:value-type="float">
                <text:p>270</text:p>
              </table:table-cell>
              <table:table-cell office:value-type="float" office:value="291" calcext:value-type="float">
                <text:p>291</text:p>
              </table:table-cell>
              <table:table-cell office:value-type="float" office:value="316" calcext:value-type="float">
                <text:p>316</text:p>
              </table:table-cell>
              <table:table-cell office:value-type="float" office:value="331" calcext:value-type="float">
                <text:p>331</text:p>
              </table:table-cell>
              <table:table-cell office:value-type="float" office:value="351" calcext:value-type="float">
                <text:p>351</text:p>
              </table:table-cell>
              <table:table-cell office:value-type="float" office:value="372" calcext:value-type="float">
                <text:p>372</text:p>
              </table:table-cell>
              <table:table-cell office:value-type="float" office:value="392" calcext:value-type="float">
                <text:p>392</text:p>
              </table:table-cell>
              <table:table-cell office:value-type="float" office:value="411" calcext:value-type="float">
                <text:p>411</text:p>
              </table:table-cell>
              <table:table-cell office:value-type="float" office:value="421" calcext:value-type="float">
                <text:p>421</text:p>
              </table:table-cell>
              <table:table-cell office:value-type="float" office:value="451" calcext:value-type="float">
                <text:p>451</text:p>
              </table:table-cell>
              <table:table-cell office:value-type="float" office:value="478" calcext:value-type="float">
                <text:p>478</text:p>
              </table:table-cell>
              <table:table-cell office:value-type="float" office:value="498" calcext:value-type="float">
                <text:p>498</text:p>
              </table:table-cell>
              <table:table-cell office:value-type="float" office:value="524" calcext:value-type="float">
                <text:p>524</text:p>
              </table:table-cell>
              <table:table-cell office:value-type="float" office:value="545" calcext:value-type="float">
                <text:p>545</text:p>
              </table:table-cell>
              <table:table-cell office:value-type="float" office:value="567" calcext:value-type="float">
                <text:p>567</text:p>
              </table:table-cell>
              <table:table-cell office:value-type="float" office:value="601" calcext:value-type="float">
                <text:p>601</text:p>
              </table:table-cell>
              <table:table-cell office:value-type="float" office:value="619" calcext:value-type="float">
                <text:p>619</text:p>
              </table:table-cell>
              <table:table-cell office:value-type="float" office:value="641" calcext:value-type="float">
                <text:p>641</text:p>
              </table:table-cell>
              <table:table-cell office:value-type="float" office:value="663" calcext:value-type="float">
                <text:p>663</text:p>
              </table:table-cell>
              <table:table-cell office:value-type="float" office:value="693" calcext:value-type="float">
                <text:p>693</text:p>
              </table:table-cell>
              <table:table-cell office:value-type="float" office:value="717" calcext:value-type="float">
                <text:p>717</text:p>
              </table:table-cell>
              <table:table-cell office:value-type="float" office:value="744" calcext:value-type="float">
                <text:p>744</text:p>
              </table:table-cell>
              <table:table-cell office:value-type="float" office:value="771" calcext:value-type="float">
                <text:p>771</text:p>
              </table:table-cell>
              <table:table-cell office:value-type="float" office:value="790" calcext:value-type="float">
                <text:p>790</text:p>
              </table:table-cell>
              <table:table-cell office:value-type="float" office:value="818" calcext:value-type="float">
                <text:p>818</text:p>
              </table:table-cell>
              <table:table-cell office:value-type="float" office:value="841" calcext:value-type="float">
                <text:p>841</text:p>
              </table:table-cell>
              <table:table-cell office:value-type="float" office:value="864" calcext:value-type="float">
                <text:p>864</text:p>
              </table:table-cell>
              <table:table-cell office:value-type="float" office:value="888" calcext:value-type="float">
                <text:p>888</text:p>
              </table:table-cell>
              <table:table-cell office:value-type="float" office:value="923" calcext:value-type="float">
                <text:p>923</text:p>
              </table:table-cell>
              <table:table-cell office:value-type="float" office:value="939" calcext:value-type="float">
                <text:p>939</text:p>
              </table:table-cell>
              <table:table-cell office:value-type="float" office:value="961" calcext:value-type="float">
                <text:p>961</text:p>
              </table:table-cell>
              <table:table-cell office:value-type="float" office:value="982" calcext:value-type="float">
                <text:p>982</text:p>
              </table:table-cell>
              <table:table-cell office:value-type="float" office:value="1002" calcext:value-type="float">
                <text:p>1002</text:p>
              </table:table-cell>
              <table:table-cell office:value-type="float" office:value="1036" calcext:value-type="float">
                <text:p>1036</text:p>
              </table:table-cell>
              <table:table-cell office:value-type="float" office:value="1053" calcext:value-type="float">
                <text:p>1053</text:p>
              </table:table-cell>
              <table:table-cell office:value-type="float" office:value="1070" calcext:value-type="float">
                <text:p>1070</text:p>
              </table:table-cell>
              <table:table-cell office:value-type="float" office:value="1094" calcext:value-type="float">
                <text:p>1094</text:p>
              </table:table-cell>
              <table:table-cell office:value-type="float" office:value="1107" calcext:value-type="float">
                <text:p>1107</text:p>
              </table:table-cell>
              <table:table-cell office:value-type="float" office:value="1120" calcext:value-type="float">
                <text:p>1120</text:p>
              </table:table-cell>
              <table:table-cell office:value-type="float" office:value="1137" calcext:value-type="float">
                <text:p>1137</text:p>
              </table:table-cell>
              <table:table-cell office:value-type="float" office:value="1147" calcext:value-type="float">
                <text:p>1147</text:p>
              </table:table-cell>
              <table:table-cell office:value-type="float" office:value="1156" calcext:value-type="float">
                <text:p>1156</text:p>
              </table:table-cell>
              <table:table-cell office:value-type="float" office:value="1166" calcext:value-type="float">
                <text:p>1166</text:p>
              </table:table-cell>
              <table:table-cell office:value-type="float" office:value="1176" calcext:value-type="float">
                <text:p>1176</text:p>
              </table:table-cell>
              <table:table-cell office:value-type="float" office:value="1185" calcext:value-type="float">
                <text:p>1185</text:p>
              </table:table-cell>
              <table:table-cell office:value-type="float" office:value="1205" calcext:value-type="float">
                <text:p>1205</text:p>
              </table:table-cell>
              <table:table-cell office:value-type="float" office:value="1216" calcext:value-type="float">
                <text:p>1216</text:p>
              </table:table-cell>
              <table:table-cell office:value-type="float" office:value="1227" calcext:value-type="float">
                <text:p>1227</text:p>
              </table:table-cell>
              <table:table-cell office:value-type="float" office:value="1235" calcext:value-type="float">
                <text:p>1235</text:p>
              </table:table-cell>
              <table:table-cell office:value-type="float" office:value="1248" calcext:value-type="float">
                <text:p>1248</text:p>
              </table:table-cell>
              <table:table-cell office:value-type="float" office:value="1259" calcext:value-type="float">
                <text:p>1259</text:p>
              </table:table-cell>
              <table:table-cell office:value-type="float" office:value="1266" calcext:value-type="float">
                <text:p>1266</text:p>
              </table:table-cell>
              <table:table-cell office:value-type="float" office:value="1276" calcext:value-type="float">
                <text:p>1276</text:p>
              </table:table-cell>
              <table:table-cell office:value-type="float" office:value="1288" calcext:value-type="float">
                <text:p>1288</text:p>
              </table:table-cell>
              <table:table-cell office:value-type="float" office:value="1296" calcext:value-type="float">
                <text:p>1296</text:p>
              </table:table-cell>
              <table:table-cell office:value-type="float" office:value="1305" calcext:value-type="float">
                <text:p>1305</text:p>
              </table:table-cell>
              <table:table-cell office:value-type="float" office:value="1316" calcext:value-type="float">
                <text:p>1316</text:p>
              </table:table-cell>
              <table:table-cell office:value-type="float" office:value="1322" calcext:value-type="float">
                <text:p>1322</text:p>
              </table:table-cell>
              <table:table-cell office:value-type="float" office:value="1333" calcext:value-type="float">
                <text:p>1333</text:p>
              </table:table-cell>
              <table:table-cell office:value-type="float" office:value="1339" calcext:value-type="float">
                <text:p>1339</text:p>
              </table:table-cell>
              <table:table-cell office:value-type="float" office:value="1354" calcext:value-type="float">
                <text:p>1354</text:p>
              </table:table-cell>
              <table:table-cell office:value-type="float" office:value="1360" calcext:value-type="float">
                <text:p>1360</text:p>
              </table:table-cell>
              <table:table-cell office:value-type="float" office:value="1369" calcext:value-type="float">
                <text:p>1369</text:p>
              </table:table-cell>
              <table:table-cell office:value-type="float" office:value="1380" calcext:value-type="float">
                <text:p>138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Romania Result</text:p>
            </table:table-cell>
            <table:table-cell table:number-columns-repeated="2"/>
            <table:table-cell table:number-columns-repeated="60" office:value-type="float" office:value="0" calcext:value-type="float">
              <text:p>0</text:p>
            </table:table-cell>
            <table:table-cell office:value-type="float" office:value="3" calcext:value-type="float">
              <text:p>3</text:p>
            </table:table-cell>
            <table:table-cell office:value-type="float" office:value="7" calcext:value-type="float">
              <text:p>7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115" calcext:value-type="float">
              <text:p>115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51" calcext:value-type="float">
              <text:p>151</text:p>
            </table:table-cell>
            <table:table-cell office:value-type="float" office:value="176" calcext:value-type="float">
              <text:p>176</text:p>
            </table:table-cell>
            <table:table-cell office:value-type="float" office:value="197" calcext:value-type="float">
              <text:p>197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48" calcext:value-type="float">
              <text:p>248</text:p>
            </table:table-cell>
            <table:table-cell office:value-type="float" office:value="270" calcext:value-type="float">
              <text:p>270</text:p>
            </table:table-cell>
            <table:table-cell office:value-type="float" office:value="291" calcext:value-type="float">
              <text:p>291</text:p>
            </table:table-cell>
            <table:table-cell office:value-type="float" office:value="316" calcext:value-type="float">
              <text:p>316</text:p>
            </table:table-cell>
            <table:table-cell office:value-type="float" office:value="331" calcext:value-type="float">
              <text:p>331</text:p>
            </table:table-cell>
            <table:table-cell office:value-type="float" office:value="351" calcext:value-type="float">
              <text:p>351</text:p>
            </table:table-cell>
            <table:table-cell office:value-type="float" office:value="372" calcext:value-type="float">
              <text:p>372</text:p>
            </table:table-cell>
            <table:table-cell office:value-type="float" office:value="392" calcext:value-type="float">
              <text:p>392</text:p>
            </table:table-cell>
            <table:table-cell office:value-type="float" office:value="411" calcext:value-type="float">
              <text:p>411</text:p>
            </table:table-cell>
            <table:table-cell office:value-type="float" office:value="421" calcext:value-type="float">
              <text:p>421</text:p>
            </table:table-cell>
            <table:table-cell office:value-type="float" office:value="451" calcext:value-type="float">
              <text:p>451</text:p>
            </table:table-cell>
            <table:table-cell office:value-type="float" office:value="478" calcext:value-type="float">
              <text:p>478</text:p>
            </table:table-cell>
            <table:table-cell office:value-type="float" office:value="498" calcext:value-type="float">
              <text:p>498</text:p>
            </table:table-cell>
            <table:table-cell office:value-type="float" office:value="524" calcext:value-type="float">
              <text:p>524</text:p>
            </table:table-cell>
            <table:table-cell office:value-type="float" office:value="545" calcext:value-type="float">
              <text:p>545</text:p>
            </table:table-cell>
            <table:table-cell office:value-type="float" office:value="567" calcext:value-type="float">
              <text:p>567</text:p>
            </table:table-cell>
            <table:table-cell office:value-type="float" office:value="601" calcext:value-type="float">
              <text:p>601</text:p>
            </table:table-cell>
            <table:table-cell office:value-type="float" office:value="619" calcext:value-type="float">
              <text:p>619</text:p>
            </table:table-cell>
            <table:table-cell office:value-type="float" office:value="641" calcext:value-type="float">
              <text:p>641</text:p>
            </table:table-cell>
            <table:table-cell office:value-type="float" office:value="663" calcext:value-type="float">
              <text:p>663</text:p>
            </table:table-cell>
            <table:table-cell office:value-type="float" office:value="693" calcext:value-type="float">
              <text:p>693</text:p>
            </table:table-cell>
            <table:table-cell office:value-type="float" office:value="717" calcext:value-type="float">
              <text:p>717</text:p>
            </table:table-cell>
            <table:table-cell office:value-type="float" office:value="744" calcext:value-type="float">
              <text:p>744</text:p>
            </table:table-cell>
            <table:table-cell office:value-type="float" office:value="771" calcext:value-type="float">
              <text:p>771</text:p>
            </table:table-cell>
            <table:table-cell office:value-type="float" office:value="790" calcext:value-type="float">
              <text:p>790</text:p>
            </table:table-cell>
            <table:table-cell office:value-type="float" office:value="818" calcext:value-type="float">
              <text:p>818</text:p>
            </table:table-cell>
            <table:table-cell office:value-type="float" office:value="841" calcext:value-type="float">
              <text:p>841</text:p>
            </table:table-cell>
            <table:table-cell office:value-type="float" office:value="864" calcext:value-type="float">
              <text:p>864</text:p>
            </table:table-cell>
            <table:table-cell office:value-type="float" office:value="888" calcext:value-type="float">
              <text:p>888</text:p>
            </table:table-cell>
            <table:table-cell office:value-type="float" office:value="923" calcext:value-type="float">
              <text:p>923</text:p>
            </table:table-cell>
            <table:table-cell office:value-type="float" office:value="939" calcext:value-type="float">
              <text:p>939</text:p>
            </table:table-cell>
            <table:table-cell office:value-type="float" office:value="961" calcext:value-type="float">
              <text:p>961</text:p>
            </table:table-cell>
            <table:table-cell office:value-type="float" office:value="982" calcext:value-type="float">
              <text:p>982</text:p>
            </table:table-cell>
            <table:table-cell office:value-type="float" office:value="1002" calcext:value-type="float">
              <text:p>1002</text:p>
            </table:table-cell>
            <table:table-cell office:value-type="float" office:value="1036" calcext:value-type="float">
              <text:p>1036</text:p>
            </table:table-cell>
            <table:table-cell office:value-type="float" office:value="1053" calcext:value-type="float">
              <text:p>1053</text:p>
            </table:table-cell>
            <table:table-cell office:value-type="float" office:value="1070" calcext:value-type="float">
              <text:p>1070</text:p>
            </table:table-cell>
            <table:table-cell office:value-type="float" office:value="1094" calcext:value-type="float">
              <text:p>1094</text:p>
            </table:table-cell>
            <table:table-cell office:value-type="float" office:value="1107" calcext:value-type="float">
              <text:p>1107</text:p>
            </table:table-cell>
            <table:table-cell office:value-type="float" office:value="1120" calcext:value-type="float">
              <text:p>1120</text:p>
            </table:table-cell>
            <table:table-cell office:value-type="float" office:value="1137" calcext:value-type="float">
              <text:p>1137</text:p>
            </table:table-cell>
            <table:table-cell office:value-type="float" office:value="1147" calcext:value-type="float">
              <text:p>1147</text:p>
            </table:table-cell>
            <table:table-cell office:value-type="float" office:value="1156" calcext:value-type="float">
              <text:p>1156</text:p>
            </table:table-cell>
            <table:table-cell office:value-type="float" office:value="1166" calcext:value-type="float">
              <text:p>1166</text:p>
            </table:table-cell>
            <table:table-cell office:value-type="float" office:value="1176" calcext:value-type="float">
              <text:p>1176</text:p>
            </table:table-cell>
            <table:table-cell office:value-type="float" office:value="1185" calcext:value-type="float">
              <text:p>1185</text:p>
            </table:table-cell>
            <table:table-cell office:value-type="float" office:value="1205" calcext:value-type="float">
              <text:p>1205</text:p>
            </table:table-cell>
            <table:table-cell office:value-type="float" office:value="1216" calcext:value-type="float">
              <text:p>1216</text:p>
            </table:table-cell>
            <table:table-cell office:value-type="float" office:value="1227" calcext:value-type="float">
              <text:p>1227</text:p>
            </table:table-cell>
            <table:table-cell office:value-type="float" office:value="1235" calcext:value-type="float">
              <text:p>1235</text:p>
            </table:table-cell>
            <table:table-cell office:value-type="float" office:value="1248" calcext:value-type="float">
              <text:p>1248</text:p>
            </table:table-cell>
            <table:table-cell office:value-type="float" office:value="1259" calcext:value-type="float">
              <text:p>1259</text:p>
            </table:table-cell>
            <table:table-cell office:value-type="float" office:value="1266" calcext:value-type="float">
              <text:p>1266</text:p>
            </table:table-cell>
            <table:table-cell office:value-type="float" office:value="1276" calcext:value-type="float">
              <text:p>1276</text:p>
            </table:table-cell>
            <table:table-cell office:value-type="float" office:value="1288" calcext:value-type="float">
              <text:p>1288</text:p>
            </table:table-cell>
            <table:table-cell office:value-type="float" office:value="1296" calcext:value-type="float">
              <text:p>1296</text:p>
            </table:table-cell>
            <table:table-cell office:value-type="float" office:value="1305" calcext:value-type="float">
              <text:p>1305</text:p>
            </table:table-cell>
            <table:table-cell office:value-type="float" office:value="1316" calcext:value-type="float">
              <text:p>1316</text:p>
            </table:table-cell>
            <table:table-cell office:value-type="float" office:value="1322" calcext:value-type="float">
              <text:p>1322</text:p>
            </table:table-cell>
            <table:table-cell office:value-type="float" office:value="1333" calcext:value-type="float">
              <text:p>1333</text:p>
            </table:table-cell>
            <table:table-cell office:value-type="float" office:value="1339" calcext:value-type="float">
              <text:p>1339</text:p>
            </table:table-cell>
            <table:table-cell office:value-type="float" office:value="1354" calcext:value-type="float">
              <text:p>1354</text:p>
            </table:table-cell>
            <table:table-cell office:value-type="float" office:value="1360" calcext:value-type="float">
              <text:p>1360</text:p>
            </table:table-cell>
            <table:table-cell office:value-type="float" office:value="1369" calcext:value-type="float">
              <text:p>1369</text:p>
            </table:table-cell>
            <table:table-cell office:value-type="float" office:value="1380" calcext:value-type="float">
              <text:p>138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Russia</text:p>
              </table:table-cell>
              <table:table-cell office:value-type="float" office:value="60" calcext:value-type="float">
                <text:p>60</text:p>
              </table:table-cell>
              <table:table-cell office:value-type="float" office:value="90" calcext:value-type="float">
                <text:p>90</text:p>
              </table:table-cell>
              <table:table-cell table:number-columns-repeated="57" office:value-type="float" office:value="0" calcext:value-type="float">
                <text:p>0</text:p>
              </table:table-cell>
              <table:table-cell table:number-columns-repeated="6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106" calcext:value-type="float">
                <text:p>106</text:p>
              </table:table-cell>
              <table:table-cell office:value-type="float" office:value="130" calcext:value-type="float">
                <text:p>130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170" calcext:value-type="float">
                <text:p>170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232" calcext:value-type="float">
                <text:p>232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313" calcext:value-type="float">
                <text:p>313</text:p>
              </table:table-cell>
              <table:table-cell office:value-type="float" office:value="361" calcext:value-type="float">
                <text:p>361</text:p>
              </table:table-cell>
              <table:table-cell office:value-type="float" office:value="405" calcext:value-type="float">
                <text:p>405</text:p>
              </table:table-cell>
              <table:table-cell office:value-type="float" office:value="456" calcext:value-type="float">
                <text:p>456</text:p>
              </table:table-cell>
              <table:table-cell office:value-type="float" office:value="513" calcext:value-type="float">
                <text:p>513</text:p>
              </table:table-cell>
              <table:table-cell office:value-type="float" office:value="555" calcext:value-type="float">
                <text:p>555</text:p>
              </table:table-cell>
              <table:table-cell office:value-type="float" office:value="615" calcext:value-type="float">
                <text:p>615</text:p>
              </table:table-cell>
              <table:table-cell office:value-type="float" office:value="681" calcext:value-type="float">
                <text:p>681</text:p>
              </table:table-cell>
              <table:table-cell office:value-type="float" office:value="747" calcext:value-type="float">
                <text:p>747</text:p>
              </table:table-cell>
              <table:table-cell office:value-type="float" office:value="794" calcext:value-type="float">
                <text:p>794</text:p>
              </table:table-cell>
              <table:table-cell office:value-type="float" office:value="867" calcext:value-type="float">
                <text:p>867</text:p>
              </table:table-cell>
              <table:table-cell office:value-type="float" office:value="972" calcext:value-type="float">
                <text:p>972</text:p>
              </table:table-cell>
              <table:table-cell office:value-type="float" office:value="1073" calcext:value-type="float">
                <text:p>1073</text:p>
              </table:table-cell>
              <table:table-cell office:value-type="float" office:value="1169" calcext:value-type="float">
                <text:p>1169</text:p>
              </table:table-cell>
              <table:table-cell office:value-type="float" office:value="1222" calcext:value-type="float">
                <text:p>1222</text:p>
              </table:table-cell>
              <table:table-cell office:value-type="float" office:value="1280" calcext:value-type="float">
                <text:p>1280</text:p>
              </table:table-cell>
              <table:table-cell office:value-type="float" office:value="1356" calcext:value-type="float">
                <text:p>1356</text:p>
              </table:table-cell>
              <table:table-cell office:value-type="float" office:value="1451" calcext:value-type="float">
                <text:p>1451</text:p>
              </table:table-cell>
              <table:table-cell office:value-type="float" office:value="1537" calcext:value-type="float">
                <text:p>1537</text:p>
              </table:table-cell>
              <table:table-cell office:value-type="float" office:value="1625" calcext:value-type="float">
                <text:p>1625</text:p>
              </table:table-cell>
              <table:table-cell office:value-type="float" office:value="1723" calcext:value-type="float">
                <text:p>1723</text:p>
              </table:table-cell>
              <table:table-cell office:value-type="float" office:value="1827" calcext:value-type="float">
                <text:p>1827</text:p>
              </table:table-cell>
              <table:table-cell office:value-type="float" office:value="1915" calcext:value-type="float">
                <text:p>1915</text:p>
              </table:table-cell>
              <table:table-cell office:value-type="float" office:value="2009" calcext:value-type="float">
                <text:p>2009</text:p>
              </table:table-cell>
              <table:table-cell office:value-type="float" office:value="2116" calcext:value-type="float">
                <text:p>2116</text:p>
              </table:table-cell>
              <table:table-cell office:value-type="float" office:value="2212" calcext:value-type="float">
                <text:p>2212</text:p>
              </table:table-cell>
              <table:table-cell office:value-type="float" office:value="2305" calcext:value-type="float">
                <text:p>2305</text:p>
              </table:table-cell>
              <table:table-cell office:value-type="float" office:value="2418" calcext:value-type="float">
                <text:p>2418</text:p>
              </table:table-cell>
              <table:table-cell office:value-type="float" office:value="2537" calcext:value-type="float">
                <text:p>2537</text:p>
              </table:table-cell>
              <table:table-cell office:value-type="float" office:value="2631" calcext:value-type="float">
                <text:p>2631</text:p>
              </table:table-cell>
              <table:table-cell office:value-type="float" office:value="2722" calcext:value-type="float">
                <text:p>2722</text:p>
              </table:table-cell>
              <table:table-cell office:value-type="float" office:value="2837" calcext:value-type="float">
                <text:p>2837</text:p>
              </table:table-cell>
              <table:table-cell office:value-type="float" office:value="2972" calcext:value-type="float">
                <text:p>2972</text:p>
              </table:table-cell>
              <table:table-cell office:value-type="float" office:value="3099" calcext:value-type="float">
                <text:p>3099</text:p>
              </table:table-cell>
              <table:table-cell office:value-type="float" office:value="3249" calcext:value-type="float">
                <text:p>3249</text:p>
              </table:table-cell>
              <table:table-cell office:value-type="float" office:value="3388" calcext:value-type="float">
                <text:p>3388</text:p>
              </table:table-cell>
              <table:table-cell office:value-type="float" office:value="3541" calcext:value-type="float">
                <text:p>3541</text:p>
              </table:table-cell>
              <table:table-cell office:value-type="float" office:value="3633" calcext:value-type="float">
                <text:p>3633</text:p>
              </table:table-cell>
              <table:table-cell office:value-type="float" office:value="3807" calcext:value-type="float">
                <text:p>3807</text:p>
              </table:table-cell>
              <table:table-cell office:value-type="float" office:value="3968" calcext:value-type="float">
                <text:p>3968</text:p>
              </table:table-cell>
              <table:table-cell office:value-type="float" office:value="4142" calcext:value-type="float">
                <text:p>4142</text:p>
              </table:table-cell>
              <table:table-cell office:value-type="float" office:value="4374" calcext:value-type="float">
                <text:p>4374</text:p>
              </table:table-cell>
              <table:table-cell office:value-type="float" office:value="4555" calcext:value-type="float">
                <text:p>4555</text:p>
              </table:table-cell>
              <table:table-cell office:value-type="float" office:value="4693" calcext:value-type="float">
                <text:p>4693</text:p>
              </table:table-cell>
              <table:table-cell office:value-type="float" office:value="4849" calcext:value-type="float">
                <text:p>4849</text:p>
              </table:table-cell>
              <table:table-cell office:value-type="float" office:value="5031" calcext:value-type="float">
                <text:p>5031</text:p>
              </table:table-cell>
              <table:table-cell office:value-type="float" office:value="5208" calcext:value-type="float">
                <text:p>5208</text:p>
              </table:table-cell>
              <table:table-cell office:value-type="float" office:value="5376" calcext:value-type="float">
                <text:p>5376</text:p>
              </table:table-cell>
              <table:table-cell office:value-type="float" office:value="5520" calcext:value-type="float">
                <text:p>5520</text:p>
              </table:table-cell>
              <table:table-cell office:value-type="float" office:value="5717" calcext:value-type="float">
                <text:p>5717</text:p>
              </table:table-cell>
              <table:table-cell office:value-type="float" office:value="5851" calcext:value-type="float">
                <text:p>5851</text:p>
              </table:table-cell>
              <table:table-cell office:value-type="float" office:value="5963" calcext:value-type="float">
                <text:p>5963</text:p>
              </table:table-cell>
              <table:table-cell office:value-type="float" office:value="6134" calcext:value-type="float">
                <text:p>6134</text:p>
              </table:table-cell>
              <table:table-cell office:value-type="float" office:value="6350" calcext:value-type="float">
                <text:p>6350</text:p>
              </table:table-cell>
              <table:table-cell office:value-type="float" office:value="6522" calcext:value-type="float">
                <text:p>6522</text:p>
              </table:table-cell>
              <table:table-cell office:value-type="float" office:value="6705" calcext:value-type="float">
                <text:p>670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Russia Result</text:p>
            </table:table-cell>
            <table:table-cell table:number-columns-repeated="2"/>
            <table:table-cell table:number-columns-repeated="57" office:value-type="float" office:value="0" calcext:value-type="float">
              <text:p>0</text:p>
            </table:table-cell>
            <table:table-cell table:number-columns-repeated="6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4" calcext:value-type="float">
              <text:p>24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3" calcext:value-type="float">
              <text:p>63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106" calcext:value-type="float">
              <text:p>106</text:p>
            </table:table-cell>
            <table:table-cell office:value-type="float" office:value="130" calcext:value-type="float">
              <text:p>130</text:p>
            </table:table-cell>
            <table:table-cell office:value-type="float" office:value="148" calcext:value-type="float">
              <text:p>148</text:p>
            </table:table-cell>
            <table:table-cell office:value-type="float" office:value="170" calcext:value-type="float">
              <text:p>170</text:p>
            </table:table-cell>
            <table:table-cell office:value-type="float" office:value="198" calcext:value-type="float">
              <text:p>198</text:p>
            </table:table-cell>
            <table:table-cell office:value-type="float" office:value="232" calcext:value-type="float">
              <text:p>232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313" calcext:value-type="float">
              <text:p>313</text:p>
            </table:table-cell>
            <table:table-cell office:value-type="float" office:value="361" calcext:value-type="float">
              <text:p>361</text:p>
            </table:table-cell>
            <table:table-cell office:value-type="float" office:value="405" calcext:value-type="float">
              <text:p>405</text:p>
            </table:table-cell>
            <table:table-cell office:value-type="float" office:value="456" calcext:value-type="float">
              <text:p>456</text:p>
            </table:table-cell>
            <table:table-cell office:value-type="float" office:value="513" calcext:value-type="float">
              <text:p>513</text:p>
            </table:table-cell>
            <table:table-cell office:value-type="float" office:value="555" calcext:value-type="float">
              <text:p>555</text:p>
            </table:table-cell>
            <table:table-cell office:value-type="float" office:value="615" calcext:value-type="float">
              <text:p>615</text:p>
            </table:table-cell>
            <table:table-cell office:value-type="float" office:value="681" calcext:value-type="float">
              <text:p>681</text:p>
            </table:table-cell>
            <table:table-cell office:value-type="float" office:value="747" calcext:value-type="float">
              <text:p>747</text:p>
            </table:table-cell>
            <table:table-cell office:value-type="float" office:value="794" calcext:value-type="float">
              <text:p>794</text:p>
            </table:table-cell>
            <table:table-cell office:value-type="float" office:value="867" calcext:value-type="float">
              <text:p>867</text:p>
            </table:table-cell>
            <table:table-cell office:value-type="float" office:value="972" calcext:value-type="float">
              <text:p>972</text:p>
            </table:table-cell>
            <table:table-cell office:value-type="float" office:value="1073" calcext:value-type="float">
              <text:p>1073</text:p>
            </table:table-cell>
            <table:table-cell office:value-type="float" office:value="1169" calcext:value-type="float">
              <text:p>1169</text:p>
            </table:table-cell>
            <table:table-cell office:value-type="float" office:value="1222" calcext:value-type="float">
              <text:p>1222</text:p>
            </table:table-cell>
            <table:table-cell office:value-type="float" office:value="1280" calcext:value-type="float">
              <text:p>1280</text:p>
            </table:table-cell>
            <table:table-cell office:value-type="float" office:value="1356" calcext:value-type="float">
              <text:p>1356</text:p>
            </table:table-cell>
            <table:table-cell office:value-type="float" office:value="1451" calcext:value-type="float">
              <text:p>1451</text:p>
            </table:table-cell>
            <table:table-cell office:value-type="float" office:value="1537" calcext:value-type="float">
              <text:p>1537</text:p>
            </table:table-cell>
            <table:table-cell office:value-type="float" office:value="1625" calcext:value-type="float">
              <text:p>1625</text:p>
            </table:table-cell>
            <table:table-cell office:value-type="float" office:value="1723" calcext:value-type="float">
              <text:p>1723</text:p>
            </table:table-cell>
            <table:table-cell office:value-type="float" office:value="1827" calcext:value-type="float">
              <text:p>1827</text:p>
            </table:table-cell>
            <table:table-cell office:value-type="float" office:value="1915" calcext:value-type="float">
              <text:p>1915</text:p>
            </table:table-cell>
            <table:table-cell office:value-type="float" office:value="2009" calcext:value-type="float">
              <text:p>2009</text:p>
            </table:table-cell>
            <table:table-cell office:value-type="float" office:value="2116" calcext:value-type="float">
              <text:p>2116</text:p>
            </table:table-cell>
            <table:table-cell office:value-type="float" office:value="2212" calcext:value-type="float">
              <text:p>2212</text:p>
            </table:table-cell>
            <table:table-cell office:value-type="float" office:value="2305" calcext:value-type="float">
              <text:p>2305</text:p>
            </table:table-cell>
            <table:table-cell office:value-type="float" office:value="2418" calcext:value-type="float">
              <text:p>2418</text:p>
            </table:table-cell>
            <table:table-cell office:value-type="float" office:value="2537" calcext:value-type="float">
              <text:p>2537</text:p>
            </table:table-cell>
            <table:table-cell office:value-type="float" office:value="2631" calcext:value-type="float">
              <text:p>2631</text:p>
            </table:table-cell>
            <table:table-cell office:value-type="float" office:value="2722" calcext:value-type="float">
              <text:p>2722</text:p>
            </table:table-cell>
            <table:table-cell office:value-type="float" office:value="2837" calcext:value-type="float">
              <text:p>2837</text:p>
            </table:table-cell>
            <table:table-cell office:value-type="float" office:value="2972" calcext:value-type="float">
              <text:p>2972</text:p>
            </table:table-cell>
            <table:table-cell office:value-type="float" office:value="3099" calcext:value-type="float">
              <text:p>3099</text:p>
            </table:table-cell>
            <table:table-cell office:value-type="float" office:value="3249" calcext:value-type="float">
              <text:p>3249</text:p>
            </table:table-cell>
            <table:table-cell office:value-type="float" office:value="3388" calcext:value-type="float">
              <text:p>3388</text:p>
            </table:table-cell>
            <table:table-cell office:value-type="float" office:value="3541" calcext:value-type="float">
              <text:p>3541</text:p>
            </table:table-cell>
            <table:table-cell office:value-type="float" office:value="3633" calcext:value-type="float">
              <text:p>3633</text:p>
            </table:table-cell>
            <table:table-cell office:value-type="float" office:value="3807" calcext:value-type="float">
              <text:p>3807</text:p>
            </table:table-cell>
            <table:table-cell office:value-type="float" office:value="3968" calcext:value-type="float">
              <text:p>3968</text:p>
            </table:table-cell>
            <table:table-cell office:value-type="float" office:value="4142" calcext:value-type="float">
              <text:p>4142</text:p>
            </table:table-cell>
            <table:table-cell office:value-type="float" office:value="4374" calcext:value-type="float">
              <text:p>4374</text:p>
            </table:table-cell>
            <table:table-cell office:value-type="float" office:value="4555" calcext:value-type="float">
              <text:p>4555</text:p>
            </table:table-cell>
            <table:table-cell office:value-type="float" office:value="4693" calcext:value-type="float">
              <text:p>4693</text:p>
            </table:table-cell>
            <table:table-cell office:value-type="float" office:value="4849" calcext:value-type="float">
              <text:p>4849</text:p>
            </table:table-cell>
            <table:table-cell office:value-type="float" office:value="5031" calcext:value-type="float">
              <text:p>5031</text:p>
            </table:table-cell>
            <table:table-cell office:value-type="float" office:value="5208" calcext:value-type="float">
              <text:p>5208</text:p>
            </table:table-cell>
            <table:table-cell office:value-type="float" office:value="5376" calcext:value-type="float">
              <text:p>5376</text:p>
            </table:table-cell>
            <table:table-cell office:value-type="float" office:value="5520" calcext:value-type="float">
              <text:p>5520</text:p>
            </table:table-cell>
            <table:table-cell office:value-type="float" office:value="5717" calcext:value-type="float">
              <text:p>5717</text:p>
            </table:table-cell>
            <table:table-cell office:value-type="float" office:value="5851" calcext:value-type="float">
              <text:p>5851</text:p>
            </table:table-cell>
            <table:table-cell office:value-type="float" office:value="5963" calcext:value-type="float">
              <text:p>5963</text:p>
            </table:table-cell>
            <table:table-cell office:value-type="float" office:value="6134" calcext:value-type="float">
              <text:p>6134</text:p>
            </table:table-cell>
            <table:table-cell office:value-type="float" office:value="6350" calcext:value-type="float">
              <text:p>6350</text:p>
            </table:table-cell>
            <table:table-cell office:value-type="float" office:value="6522" calcext:value-type="float">
              <text:p>6522</text:p>
            </table:table-cell>
            <table:table-cell office:value-type="float" office:value="6705" calcext:value-type="float">
              <text:p>670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Rwanda</text:p>
              </table:table-cell>
              <table:table-cell office:value-type="float" office:value="-1.9403" calcext:value-type="float">
                <text:p>-1.9403</text:p>
              </table:table-cell>
              <table:table-cell office:value-type="float" office:value="29.8739" calcext:value-type="float">
                <text:p>29.8739</text:p>
              </table:table-cell>
              <table:table-cell table:number-columns-repeated="12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11" office:value-type="float" office:value="2" calcext:value-type="float">
                <text:p>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Rwanda Result</text:p>
            </table:table-cell>
            <table:table-cell table:number-columns-repeated="2"/>
            <table:table-cell table:number-columns-repeated="12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11" office:value-type="float" office:value="2" calcext:value-type="float">
              <text:p>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aint Kitts and Nevis</text:p>
              </table:table-cell>
              <table:table-cell office:value-type="float" office:value="17.357822" calcext:value-type="float">
                <text:p>17.357822</text:p>
              </table:table-cell>
              <table:table-cell office:value-type="float" office:value="-62.782998" calcext:value-type="float">
                <text:p>-62.782998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aint Kitts and Nevis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aint Lucia</text:p>
              </table:table-cell>
              <table:table-cell office:value-type="float" office:value="13.9094" calcext:value-type="float">
                <text:p>13.9094</text:p>
              </table:table-cell>
              <table:table-cell office:value-type="float" office:value="-60.9789" calcext:value-type="float">
                <text:p>-60.9789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aint Luci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aint Vincent and the Grenadines</text:p>
              </table:table-cell>
              <table:table-cell office:value-type="float" office:value="12.9843" calcext:value-type="float">
                <text:p>12.9843</text:p>
              </table:table-cell>
              <table:table-cell office:value-type="float" office:value="-61.2872" calcext:value-type="float">
                <text:p>-61.2872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aint Vincent and the Grenadines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an Marino</text:p>
              </table:table-cell>
              <table:table-cell office:value-type="float" office:value="43.9424" calcext:value-type="float">
                <text:p>43.9424</text:p>
              </table:table-cell>
              <table:table-cell office:value-type="float" office:value="12.4578" calcext:value-type="float">
                <text:p>12.4578</text:p>
              </table:table-cell>
              <table:table-cell table:number-columns-repeated="41" office:value-type="float" office:value="0" calcext:value-type="float">
                <text:p>0</text:p>
              </table:table-cell>
              <table:table-cell table:number-columns-repeated="7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3" office:value-type="float" office:value="20" calcext:value-type="float">
                <text:p>20</text:p>
              </table:table-cell>
              <table:table-cell table:number-columns-repeated="4" office:value-type="float" office:value="21" calcext:value-type="float">
                <text:p>21</text:p>
              </table:table-cell>
              <table:table-cell table:number-columns-repeated="2" office:value-type="float" office:value="22" calcext:value-type="float">
                <text:p>22</text:p>
              </table:table-cell>
              <table:table-cell office:value-type="float" office:value="25" calcext:value-type="float">
                <text:p>25</text:p>
              </table:table-cell>
              <table:table-cell table:number-columns-repeated="2" office:value-type="float" office:value="26" calcext:value-type="float">
                <text:p>26</text:p>
              </table:table-cell>
              <table:table-cell table:number-columns-repeated="2" office:value-type="float" office:value="30" calcext:value-type="float">
                <text:p>30</text:p>
              </table:table-cell>
              <table:table-cell table:number-columns-repeated="3" office:value-type="float" office:value="32" calcext:value-type="float">
                <text:p>32</text:p>
              </table:table-cell>
              <table:table-cell table:number-columns-repeated="4" office:value-type="float" office:value="34" calcext:value-type="float">
                <text:p>34</text:p>
              </table:table-cell>
              <table:table-cell table:number-columns-repeated="3" office:value-type="float" office:value="35" calcext:value-type="float">
                <text:p>35</text:p>
              </table:table-cell>
              <table:table-cell table:number-columns-repeated="2" office:value-type="float" office:value="36" calcext:value-type="float">
                <text:p>36</text:p>
              </table:table-cell>
              <table:table-cell office:value-type="float" office:value="38" calcext:value-type="float">
                <text:p>38</text:p>
              </table:table-cell>
              <table:table-cell table:number-columns-repeated="4" office:value-type="float" office:value="39" calcext:value-type="float">
                <text:p>39</text:p>
              </table:table-cell>
              <table:table-cell table:number-columns-repeated="5" office:value-type="float" office:value="40" calcext:value-type="float">
                <text:p>40</text:p>
              </table:table-cell>
              <table:table-cell table:number-columns-repeated="27" office:value-type="float" office:value="41" calcext:value-type="float">
                <text:p>41</text:p>
              </table:table-cell>
              <table:table-cell table:number-columns-repeated="21" office:value-type="float" office:value="42" calcext:value-type="float">
                <text:p>4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an Marino Result</text:p>
            </table:table-cell>
            <table:table-cell table:number-columns-repeated="2"/>
            <table:table-cell table:number-columns-repeated="41" office:value-type="float" office:value="0" calcext:value-type="float">
              <text:p>0</text:p>
            </table:table-cell>
            <table:table-cell table:number-columns-repeated="7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3" office:value-type="float" office:value="5" calcext:value-type="float">
              <text:p>5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2" office:value-type="float" office:value="11" calcext:value-type="float">
              <text:p>11</text:p>
            </table:table-cell>
            <table:table-cell office:value-type="float" office:value="14" calcext:value-type="float">
              <text:p>14</text:p>
            </table:table-cell>
            <table:table-cell table:number-columns-repeated="3" office:value-type="float" office:value="20" calcext:value-type="float">
              <text:p>20</text:p>
            </table:table-cell>
            <table:table-cell table:number-columns-repeated="4" office:value-type="float" office:value="21" calcext:value-type="float">
              <text:p>21</text:p>
            </table:table-cell>
            <table:table-cell table:number-columns-repeated="2" office:value-type="float" office:value="22" calcext:value-type="float">
              <text:p>22</text:p>
            </table:table-cell>
            <table:table-cell office:value-type="float" office:value="25" calcext:value-type="float">
              <text:p>25</text:p>
            </table:table-cell>
            <table:table-cell table:number-columns-repeated="2" office:value-type="float" office:value="26" calcext:value-type="float">
              <text:p>26</text:p>
            </table:table-cell>
            <table:table-cell table:number-columns-repeated="2" office:value-type="float" office:value="30" calcext:value-type="float">
              <text:p>30</text:p>
            </table:table-cell>
            <table:table-cell table:number-columns-repeated="3" office:value-type="float" office:value="32" calcext:value-type="float">
              <text:p>32</text:p>
            </table:table-cell>
            <table:table-cell table:number-columns-repeated="4" office:value-type="float" office:value="34" calcext:value-type="float">
              <text:p>34</text:p>
            </table:table-cell>
            <table:table-cell table:number-columns-repeated="3" office:value-type="float" office:value="35" calcext:value-type="float">
              <text:p>35</text:p>
            </table:table-cell>
            <table:table-cell table:number-columns-repeated="2" office:value-type="float" office:value="36" calcext:value-type="float">
              <text:p>36</text:p>
            </table:table-cell>
            <table:table-cell office:value-type="float" office:value="38" calcext:value-type="float">
              <text:p>38</text:p>
            </table:table-cell>
            <table:table-cell table:number-columns-repeated="4" office:value-type="float" office:value="39" calcext:value-type="float">
              <text:p>39</text:p>
            </table:table-cell>
            <table:table-cell table:number-columns-repeated="5" office:value-type="float" office:value="40" calcext:value-type="float">
              <text:p>40</text:p>
            </table:table-cell>
            <table:table-cell table:number-columns-repeated="27" office:value-type="float" office:value="41" calcext:value-type="float">
              <text:p>41</text:p>
            </table:table-cell>
            <table:table-cell table:number-columns-repeated="21" office:value-type="float" office:value="42" calcext:value-type="float">
              <text:p>4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ao Tome and Principe</text:p>
              </table:table-cell>
              <table:table-cell office:value-type="float" office:value="0.18636" calcext:value-type="float">
                <text:p>0.18636</text:p>
              </table:table-cell>
              <table:table-cell office:value-type="float" office:value="6.613081" calcext:value-type="float">
                <text:p>6.613081</text:p>
              </table:table-cell>
              <table:table-cell table:number-columns-repeated="100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5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5" office:value-type="float" office:value="7" calcext:value-type="float">
                <text:p>7</text:p>
              </table:table-cell>
              <table:table-cell table:number-columns-repeated="6" office:value-type="float" office:value="8" calcext:value-type="float">
                <text:p>8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18" office:value-type="float" office:value="12" calcext:value-type="float">
                <text:p>1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ao Tome and Principe Result</text:p>
            </table:table-cell>
            <table:table-cell table:number-columns-repeated="2"/>
            <table:table-cell table:number-columns-repeated="100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3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5"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5" office:value-type="float" office:value="7" calcext:value-type="float">
              <text:p>7</text:p>
            </table:table-cell>
            <table:table-cell table:number-columns-repeated="6" office:value-type="float" office:value="8" calcext:value-type="float">
              <text:p>8</text:p>
            </table:table-cell>
            <table:table-cell office:value-type="float" office:value="11" calcext:value-type="float">
              <text:p>11</text:p>
            </table:table-cell>
            <table:table-cell table:number-columns-repeated="18" office:value-type="float" office:value="12" calcext:value-type="float">
              <text:p>1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audi Arabia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45" calcext:value-type="float">
                <text:p>45</text:p>
              </table:table-cell>
              <table:table-cell table:number-columns-repeated="62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8" calcext:value-type="float">
                <text:p>38</text:p>
              </table:table-cell>
              <table:table-cell table:number-columns-repeated="2" office:value-type="float" office:value="41" calcext:value-type="float">
                <text:p>41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7" calcext:value-type="float">
                <text:p>47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7" calcext:value-type="float">
                <text:p>97</text:p>
              </table:table-cell>
              <table:table-cell office:value-type="float" office:value="103" calcext:value-type="float">
                <text:p>103</text:p>
              </table:table-cell>
              <table:table-cell office:value-type="float" office:value="109" calcext:value-type="float">
                <text:p>109</text:p>
              </table:table-cell>
              <table:table-cell office:value-type="float" office:value="114" calcext:value-type="float">
                <text:p>114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39" calcext:value-type="float">
                <text:p>139</text:p>
              </table:table-cell>
              <table:table-cell office:value-type="float" office:value="144" calcext:value-type="float">
                <text:p>144</text:p>
              </table:table-cell>
              <table:table-cell office:value-type="float" office:value="152" calcext:value-type="float">
                <text:p>152</text:p>
              </table:table-cell>
              <table:table-cell office:value-type="float" office:value="157" calcext:value-type="float">
                <text:p>157</text:p>
              </table:table-cell>
              <table:table-cell office:value-type="float" office:value="162" calcext:value-type="float">
                <text:p>162</text:p>
              </table:table-cell>
              <table:table-cell office:value-type="float" office:value="169" calcext:value-type="float">
                <text:p>169</text:p>
              </table:table-cell>
              <table:table-cell office:value-type="float" office:value="176" calcext:value-type="float">
                <text:p>176</text:p>
              </table:table-cell>
              <table:table-cell office:value-type="float" office:value="184" calcext:value-type="float">
                <text:p>184</text:p>
              </table:table-cell>
              <table:table-cell office:value-type="float" office:value="191" calcext:value-type="float">
                <text:p>191</text:p>
              </table:table-cell>
              <table:table-cell office:value-type="float" office:value="200" calcext:value-type="float">
                <text:p>200</text:p>
              </table:table-cell>
              <table:table-cell office:value-type="float" office:value="209" calcext:value-type="float">
                <text:p>209</text:p>
              </table:table-cell>
              <table:table-cell office:value-type="float" office:value="219" calcext:value-type="float">
                <text:p>219</text:p>
              </table:table-cell>
              <table:table-cell office:value-type="float" office:value="229" calcext:value-type="float">
                <text:p>229</text:p>
              </table:table-cell>
              <table:table-cell office:value-type="float" office:value="239" calcext:value-type="float">
                <text:p>239</text:p>
              </table:table-cell>
              <table:table-cell office:value-type="float" office:value="246" calcext:value-type="float">
                <text:p>246</text:p>
              </table:table-cell>
              <table:table-cell office:value-type="float" office:value="255" calcext:value-type="float">
                <text:p>255</text:p>
              </table:table-cell>
              <table:table-cell office:value-type="float" office:value="264" calcext:value-type="float">
                <text:p>264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83" calcext:value-type="float">
                <text:p>283</text:p>
              </table:table-cell>
              <table:table-cell office:value-type="float" office:value="292" calcext:value-type="float">
                <text:p>292</text:p>
              </table:table-cell>
              <table:table-cell office:value-type="float" office:value="302" calcext:value-type="float">
                <text:p>302</text:p>
              </table:table-cell>
              <table:table-cell office:value-type="float" office:value="312" calcext:value-type="float">
                <text:p>312</text:p>
              </table:table-cell>
              <table:table-cell office:value-type="float" office:value="320" calcext:value-type="float">
                <text:p>320</text:p>
              </table:table-cell>
              <table:table-cell office:value-type="float" office:value="329" calcext:value-type="float">
                <text:p>329</text:p>
              </table:table-cell>
              <table:table-cell office:value-type="float" office:value="339" calcext:value-type="float">
                <text:p>339</text:p>
              </table:table-cell>
              <table:table-cell office:value-type="float" office:value="351" calcext:value-type="float">
                <text:p>351</text:p>
              </table:table-cell>
              <table:table-cell office:value-type="float" office:value="364" calcext:value-type="float">
                <text:p>364</text:p>
              </table:table-cell>
              <table:table-cell office:value-type="float" office:value="379" calcext:value-type="float">
                <text:p>379</text:p>
              </table:table-cell>
              <table:table-cell office:value-type="float" office:value="390" calcext:value-type="float">
                <text:p>390</text:p>
              </table:table-cell>
              <table:table-cell office:value-type="float" office:value="399" calcext:value-type="float">
                <text:p>399</text:p>
              </table:table-cell>
              <table:table-cell office:value-type="float" office:value="411" calcext:value-type="float">
                <text:p>411</text:p>
              </table:table-cell>
              <table:table-cell office:value-type="float" office:value="425" calcext:value-type="float">
                <text:p>425</text:p>
              </table:table-cell>
              <table:table-cell office:value-type="float" office:value="441" calcext:value-type="float">
                <text:p>441</text:p>
              </table:table-cell>
              <table:table-cell office:value-type="float" office:value="458" calcext:value-type="float">
                <text:p>458</text:p>
              </table:table-cell>
              <table:table-cell office:value-type="float" office:value="480" calcext:value-type="float">
                <text:p>480</text:p>
              </table:table-cell>
              <table:table-cell office:value-type="float" office:value="503" calcext:value-type="float">
                <text:p>503</text:p>
              </table:table-cell>
              <table:table-cell office:value-type="float" office:value="525" calcext:value-type="float">
                <text:p>525</text:p>
              </table:table-cell>
              <table:table-cell office:value-type="float" office:value="549" calcext:value-type="float">
                <text:p>549</text:p>
              </table:table-cell>
              <table:table-cell office:value-type="float" office:value="579" calcext:value-type="float">
                <text:p>579</text:p>
              </table:table-cell>
              <table:table-cell office:value-type="float" office:value="611" calcext:value-type="float">
                <text:p>611</text:p>
              </table:table-cell>
              <table:table-cell office:value-type="float" office:value="642" calcext:value-type="float">
                <text:p>642</text:p>
              </table:table-cell>
              <table:table-cell office:value-type="float" office:value="676" calcext:value-type="float">
                <text:p>676</text:p>
              </table:table-cell>
              <table:table-cell office:value-type="float" office:value="712" calcext:value-type="float">
                <text:p>712</text:p>
              </table:table-cell>
              <table:table-cell office:value-type="float" office:value="746" calcext:value-type="float">
                <text:p>746</text:p>
              </table:table-cell>
              <table:table-cell office:value-type="float" office:value="783" calcext:value-type="float">
                <text:p>783</text:p>
              </table:table-cell>
              <table:table-cell office:value-type="float" office:value="819" calcext:value-type="float">
                <text:p>819</text:p>
              </table:table-cell>
              <table:table-cell office:value-type="float" office:value="857" calcext:value-type="float">
                <text:p>857</text:p>
              </table:table-cell>
              <table:table-cell office:value-type="float" office:value="893" calcext:value-type="float">
                <text:p>89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audi Arabia Result</text:p>
            </table:table-cell>
            <table:table-cell table:number-columns-repeated="2"/>
            <table:table-cell table:number-columns-repeated="62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8" calcext:value-type="float">
              <text:p>38</text:p>
            </table:table-cell>
            <table:table-cell table:number-columns-repeated="2" office:value-type="float" office:value="41" calcext:value-type="float">
              <text:p>41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7" calcext:value-type="float">
              <text:p>47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7" calcext:value-type="float">
              <text:p>97</text:p>
            </table:table-cell>
            <table:table-cell office:value-type="float" office:value="103" calcext:value-type="float">
              <text:p>103</text:p>
            </table:table-cell>
            <table:table-cell office:value-type="float" office:value="109" calcext:value-type="float">
              <text:p>109</text:p>
            </table:table-cell>
            <table:table-cell office:value-type="float" office:value="114" calcext:value-type="float">
              <text:p>114</text:p>
            </table:table-cell>
            <table:table-cell office:value-type="float" office:value="121" calcext:value-type="float">
              <text:p>121</text:p>
            </table:table-cell>
            <table:table-cell office:value-type="float" office:value="127" calcext:value-type="float">
              <text:p>127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39" calcext:value-type="float">
              <text:p>139</text:p>
            </table:table-cell>
            <table:table-cell office:value-type="float" office:value="144" calcext:value-type="float">
              <text:p>144</text:p>
            </table:table-cell>
            <table:table-cell office:value-type="float" office:value="152" calcext:value-type="float">
              <text:p>152</text:p>
            </table:table-cell>
            <table:table-cell office:value-type="float" office:value="157" calcext:value-type="float">
              <text:p>157</text:p>
            </table:table-cell>
            <table:table-cell office:value-type="float" office:value="162" calcext:value-type="float">
              <text:p>162</text:p>
            </table:table-cell>
            <table:table-cell office:value-type="float" office:value="169" calcext:value-type="float">
              <text:p>169</text:p>
            </table:table-cell>
            <table:table-cell office:value-type="float" office:value="176" calcext:value-type="float">
              <text:p>176</text:p>
            </table:table-cell>
            <table:table-cell office:value-type="float" office:value="184" calcext:value-type="float">
              <text:p>184</text:p>
            </table:table-cell>
            <table:table-cell office:value-type="float" office:value="191" calcext:value-type="float">
              <text:p>191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209" calcext:value-type="float">
              <text:p>209</text:p>
            </table:table-cell>
            <table:table-cell office:value-type="float" office:value="219" calcext:value-type="float">
              <text:p>219</text:p>
            </table:table-cell>
            <table:table-cell office:value-type="float" office:value="229" calcext:value-type="float">
              <text:p>229</text:p>
            </table:table-cell>
            <table:table-cell office:value-type="float" office:value="239" calcext:value-type="float">
              <text:p>239</text:p>
            </table:table-cell>
            <table:table-cell office:value-type="float" office:value="246" calcext:value-type="float">
              <text:p>246</text:p>
            </table:table-cell>
            <table:table-cell office:value-type="float" office:value="255" calcext:value-type="float">
              <text:p>255</text:p>
            </table:table-cell>
            <table:table-cell office:value-type="float" office:value="264" calcext:value-type="float">
              <text:p>264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83" calcext:value-type="float">
              <text:p>283</text:p>
            </table:table-cell>
            <table:table-cell office:value-type="float" office:value="292" calcext:value-type="float">
              <text:p>292</text:p>
            </table:table-cell>
            <table:table-cell office:value-type="float" office:value="302" calcext:value-type="float">
              <text:p>302</text:p>
            </table:table-cell>
            <table:table-cell office:value-type="float" office:value="312" calcext:value-type="float">
              <text:p>312</text:p>
            </table:table-cell>
            <table:table-cell office:value-type="float" office:value="320" calcext:value-type="float">
              <text:p>320</text:p>
            </table:table-cell>
            <table:table-cell office:value-type="float" office:value="329" calcext:value-type="float">
              <text:p>329</text:p>
            </table:table-cell>
            <table:table-cell office:value-type="float" office:value="339" calcext:value-type="float">
              <text:p>339</text:p>
            </table:table-cell>
            <table:table-cell office:value-type="float" office:value="351" calcext:value-type="float">
              <text:p>351</text:p>
            </table:table-cell>
            <table:table-cell office:value-type="float" office:value="364" calcext:value-type="float">
              <text:p>364</text:p>
            </table:table-cell>
            <table:table-cell office:value-type="float" office:value="379" calcext:value-type="float">
              <text:p>379</text:p>
            </table:table-cell>
            <table:table-cell office:value-type="float" office:value="390" calcext:value-type="float">
              <text:p>390</text:p>
            </table:table-cell>
            <table:table-cell office:value-type="float" office:value="399" calcext:value-type="float">
              <text:p>399</text:p>
            </table:table-cell>
            <table:table-cell office:value-type="float" office:value="411" calcext:value-type="float">
              <text:p>411</text:p>
            </table:table-cell>
            <table:table-cell office:value-type="float" office:value="425" calcext:value-type="float">
              <text:p>425</text:p>
            </table:table-cell>
            <table:table-cell office:value-type="float" office:value="441" calcext:value-type="float">
              <text:p>441</text:p>
            </table:table-cell>
            <table:table-cell office:value-type="float" office:value="458" calcext:value-type="float">
              <text:p>458</text:p>
            </table:table-cell>
            <table:table-cell office:value-type="float" office:value="480" calcext:value-type="float">
              <text:p>480</text:p>
            </table:table-cell>
            <table:table-cell office:value-type="float" office:value="503" calcext:value-type="float">
              <text:p>503</text:p>
            </table:table-cell>
            <table:table-cell office:value-type="float" office:value="525" calcext:value-type="float">
              <text:p>525</text:p>
            </table:table-cell>
            <table:table-cell office:value-type="float" office:value="549" calcext:value-type="float">
              <text:p>549</text:p>
            </table:table-cell>
            <table:table-cell office:value-type="float" office:value="579" calcext:value-type="float">
              <text:p>579</text:p>
            </table:table-cell>
            <table:table-cell office:value-type="float" office:value="611" calcext:value-type="float">
              <text:p>611</text:p>
            </table:table-cell>
            <table:table-cell office:value-type="float" office:value="642" calcext:value-type="float">
              <text:p>642</text:p>
            </table:table-cell>
            <table:table-cell office:value-type="float" office:value="676" calcext:value-type="float">
              <text:p>676</text:p>
            </table:table-cell>
            <table:table-cell office:value-type="float" office:value="712" calcext:value-type="float">
              <text:p>712</text:p>
            </table:table-cell>
            <table:table-cell office:value-type="float" office:value="746" calcext:value-type="float">
              <text:p>746</text:p>
            </table:table-cell>
            <table:table-cell office:value-type="float" office:value="783" calcext:value-type="float">
              <text:p>783</text:p>
            </table:table-cell>
            <table:table-cell office:value-type="float" office:value="819" calcext:value-type="float">
              <text:p>819</text:p>
            </table:table-cell>
            <table:table-cell office:value-type="float" office:value="857" calcext:value-type="float">
              <text:p>857</text:p>
            </table:table-cell>
            <table:table-cell office:value-type="float" office:value="893" calcext:value-type="float">
              <text:p>89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enegal</text:p>
              </table:table-cell>
              <table:table-cell office:value-type="float" office:value="14.4974" calcext:value-type="float">
                <text:p>14.4974</text:p>
              </table:table-cell>
              <table:table-cell office:value-type="float" office:value="-14.4524" calcext:value-type="float">
                <text:p>-14.4524</text:p>
              </table:table-cell>
              <table:table-cell table:number-columns-repeated="70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14"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8"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2" office:value-type="float" office:value="13" calcext:value-type="float">
                <text:p>13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3" office:value-type="float" office:value="19" calcext:value-type="float">
                <text:p>19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3" calcext:value-type="float">
                <text:p>23</text:p>
              </table:table-cell>
              <table:table-cell table:number-columns-repeated="3" office:value-type="float" office:value="25" calcext:value-type="float">
                <text:p>25</text:p>
              </table:table-cell>
              <table:table-cell office:value-type="float" office:value="26" calcext:value-type="float">
                <text:p>26</text:p>
              </table:table-cell>
              <table:table-cell table:number-columns-repeated="2" office:value-type="float" office:value="30" calcext:value-type="float">
                <text:p>30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office:value-type="float" office:value="34" calcext:value-type="float">
                <text:p>34</text:p>
              </table:table-cell>
              <table:table-cell table:number-columns-repeated="2"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1" calcext:value-type="float">
                <text:p>41</text:p>
              </table:table-cell>
              <table:table-cell table:number-columns-repeated="3" office:value-type="float" office:value="42" calcext:value-type="float">
                <text:p>42</text:p>
              </table:table-cell>
              <table:table-cell office:value-type="float" office:value="43" calcext:value-type="float">
                <text:p>43</text:p>
              </table:table-cell>
              <table:table-cell table:number-columns-repeated="3" office:value-type="float" office:value="45" calcext:value-type="float">
                <text:p>45</text:p>
              </table:table-cell>
              <table:table-cell office:value-type="float" office:value="47" calcext:value-type="float">
                <text:p>47</text:p>
              </table:table-cell>
              <table:table-cell table:number-columns-repeated="2" office:value-type="float" office:value="49" calcext:value-type="float">
                <text:p>49</text:p>
              </table:table-cell>
              <table:table-cell table:number-columns-repeated="2" office:value-type="float" office:value="52" calcext:value-type="float">
                <text:p>52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6" calcext:value-type="float">
                <text:p>5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enegal Result</text:p>
            </table:table-cell>
            <table:table-cell table:number-columns-repeated="2"/>
            <table:table-cell table:number-columns-repeated="70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14"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8"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table:number-columns-repeated="2" office:value-type="float" office:value="13" calcext:value-type="float">
              <text:p>13</text:p>
            </table:table-cell>
            <table:table-cell office:value-type="float" office:value="17" calcext:value-type="float">
              <text:p>17</text:p>
            </table:table-cell>
            <table:table-cell table:number-columns-repeated="3" office:value-type="float" office:value="19" calcext:value-type="float">
              <text:p>19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3" calcext:value-type="float">
              <text:p>23</text:p>
            </table:table-cell>
            <table:table-cell table:number-columns-repeated="3" office:value-type="float" office:value="25" calcext:value-type="float">
              <text:p>25</text:p>
            </table:table-cell>
            <table:table-cell office:value-type="float" office:value="26" calcext:value-type="float">
              <text:p>26</text:p>
            </table:table-cell>
            <table:table-cell table:number-columns-repeated="2" office:value-type="float" office:value="30" calcext:value-type="float">
              <text:p>30</text:p>
            </table:table-cell>
            <table:table-cell table:number-columns-repeated="2" office:value-type="float" office:value="33" calcext:value-type="float">
              <text:p>33</text:p>
            </table:table-cell>
            <table:table-cell office:value-type="float" office:value="34" calcext:value-type="float">
              <text:p>34</text:p>
            </table:table-cell>
            <table:table-cell table:number-columns-repeated="2" office:value-type="float" office:value="35" calcext:value-type="float">
              <text:p>35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1" calcext:value-type="float">
              <text:p>41</text:p>
            </table:table-cell>
            <table:table-cell table:number-columns-repeated="3" office:value-type="float" office:value="42" calcext:value-type="float">
              <text:p>42</text:p>
            </table:table-cell>
            <table:table-cell office:value-type="float" office:value="43" calcext:value-type="float">
              <text:p>43</text:p>
            </table:table-cell>
            <table:table-cell table:number-columns-repeated="3" office:value-type="float" office:value="45" calcext:value-type="float">
              <text:p>45</text:p>
            </table:table-cell>
            <table:table-cell office:value-type="float" office:value="47" calcext:value-type="float">
              <text:p>47</text:p>
            </table:table-cell>
            <table:table-cell table:number-columns-repeated="2" office:value-type="float" office:value="49" calcext:value-type="float">
              <text:p>49</text:p>
            </table:table-cell>
            <table:table-cell table:number-columns-repeated="2" office:value-type="float" office:value="52" calcext:value-type="float">
              <text:p>52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6" calcext:value-type="float">
              <text:p>5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erbia</text:p>
              </table:table-cell>
              <table:table-cell office:value-type="float" office:value="44.0165" calcext:value-type="float">
                <text:p>44.0165</text:p>
              </table:table-cell>
              <table:table-cell office:value-type="float" office:value="21.0059" calcext:value-type="float">
                <text:p>21.0059</text:p>
              </table:table-cell>
              <table:table-cell table:number-columns-repeated="58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2" office:value-type="float" office:value="16" calcext:value-type="float">
                <text:p>16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61" calcext:value-type="float">
                <text:p>61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4" calcext:value-type="float">
                <text:p>74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5" calcext:value-type="float">
                <text:p>85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03" calcext:value-type="float">
                <text:p>103</text:p>
              </table:table-cell>
              <table:table-cell office:value-type="float" office:value="110" calcext:value-type="float">
                <text:p>110</text:p>
              </table:table-cell>
              <table:table-cell office:value-type="float" office:value="117" calcext:value-type="float">
                <text:p>117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25" calcext:value-type="float">
                <text:p>125</text:p>
              </table:table-cell>
              <table:table-cell office:value-type="float" office:value="130" calcext:value-type="float">
                <text:p>130</text:p>
              </table:table-cell>
              <table:table-cell office:value-type="float" office:value="134" calcext:value-type="float">
                <text:p>134</text:p>
              </table:table-cell>
              <table:table-cell office:value-type="float" office:value="139" calcext:value-type="float">
                <text:p>139</text:p>
              </table:table-cell>
              <table:table-cell office:value-type="float" office:value="144" calcext:value-type="float">
                <text:p>144</text:p>
              </table:table-cell>
              <table:table-cell office:value-type="float" office:value="151" calcext:value-type="float">
                <text:p>151</text:p>
              </table:table-cell>
              <table:table-cell office:value-type="float" office:value="156" calcext:value-type="float">
                <text:p>156</text:p>
              </table:table-cell>
              <table:table-cell office:value-type="float" office:value="162" calcext:value-type="float">
                <text:p>162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173" calcext:value-type="float">
                <text:p>173</text:p>
              </table:table-cell>
              <table:table-cell table:number-columns-repeated="2" office:value-type="float" office:value="179" calcext:value-type="float">
                <text:p>179</text:p>
              </table:table-cell>
              <table:table-cell office:value-type="float" office:value="189" calcext:value-type="float">
                <text:p>189</text:p>
              </table:table-cell>
              <table:table-cell office:value-type="float" office:value="193" calcext:value-type="float">
                <text:p>193</text:p>
              </table:table-cell>
              <table:table-cell office:value-type="float" office:value="197" calcext:value-type="float">
                <text:p>197</text:p>
              </table:table-cell>
              <table:table-cell office:value-type="float" office:value="200" calcext:value-type="float">
                <text:p>200</text:p>
              </table:table-cell>
              <table:table-cell office:value-type="float" office:value="203" calcext:value-type="float">
                <text:p>203</text:p>
              </table:table-cell>
              <table:table-cell office:value-type="float" office:value="206" calcext:value-type="float">
                <text:p>206</text:p>
              </table:table-cell>
              <table:table-cell office:value-type="float" office:value="209" calcext:value-type="float">
                <text:p>209</text:p>
              </table:table-cell>
              <table:table-cell table:number-columns-repeated="2" office:value-type="float" office:value="215" calcext:value-type="float">
                <text:p>215</text:p>
              </table:table-cell>
              <table:table-cell office:value-type="float" office:value="218" calcext:value-type="float">
                <text:p>218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22" calcext:value-type="float">
                <text:p>222</text:p>
              </table:table-cell>
              <table:table-cell office:value-type="float" office:value="224" calcext:value-type="float">
                <text:p>224</text:p>
              </table:table-cell>
              <table:table-cell office:value-type="float" office:value="225" calcext:value-type="float">
                <text:p>225</text:p>
              </table:table-cell>
              <table:table-cell office:value-type="float" office:value="228" calcext:value-type="float">
                <text:p>228</text:p>
              </table:table-cell>
              <table:table-cell office:value-type="float" office:value="230" calcext:value-type="float">
                <text:p>230</text:p>
              </table:table-cell>
              <table:table-cell office:value-type="float" office:value="231" calcext:value-type="float">
                <text:p>231</text:p>
              </table:table-cell>
              <table:table-cell office:value-type="float" office:value="234" calcext:value-type="float">
                <text:p>234</text:p>
              </table:table-cell>
              <table:table-cell office:value-type="float" office:value="235" calcext:value-type="float">
                <text:p>235</text:p>
              </table:table-cell>
              <table:table-cell table:number-columns-repeated="2" office:value-type="float" office:value="237" calcext:value-type="float">
                <text:p>237</text:p>
              </table:table-cell>
              <table:table-cell table:number-columns-repeated="2" office:value-type="float" office:value="238" calcext:value-type="float">
                <text:p>238</text:p>
              </table:table-cell>
              <table:table-cell table:number-columns-repeated="2" office:value-type="float" office:value="239" calcext:value-type="float">
                <text:p>239</text:p>
              </table:table-cell>
              <table:table-cell office:value-type="float" office:value="240" calcext:value-type="float">
                <text:p>240</text:p>
              </table:table-cell>
              <table:table-cell office:value-type="float" office:value="241" calcext:value-type="float">
                <text:p>241</text:p>
              </table:table-cell>
              <table:table-cell table:number-columns-repeated="2" office:value-type="float" office:value="242" calcext:value-type="float">
                <text:p>242</text:p>
              </table:table-cell>
              <table:table-cell office:value-type="float" office:value="243" calcext:value-type="float">
                <text:p>243</text:p>
              </table:table-cell>
              <table:table-cell office:value-type="float" office:value="244" calcext:value-type="float">
                <text:p>244</text:p>
              </table:table-cell>
              <table:table-cell table:number-columns-repeated="2" office:value-type="float" office:value="245" calcext:value-type="float">
                <text:p>245</text:p>
              </table:table-cell>
              <table:table-cell office:value-type="float" office:value="246" calcext:value-type="float">
                <text:p>246</text:p>
              </table:table-cell>
              <table:table-cell office:value-type="float" office:value="247" calcext:value-type="float">
                <text:p>247</text:p>
              </table:table-cell>
              <table:table-cell office:value-type="float" office:value="248" calcext:value-type="float">
                <text:p>248</text:p>
              </table:table-cell>
              <table:table-cell office:value-type="float" office:value="249" calcext:value-type="float">
                <text:p>249</text:p>
              </table:table-cell>
              <table:table-cell table:number-columns-repeated="2" office:value-type="float" office:value="250" calcext:value-type="float">
                <text:p>250</text:p>
              </table:table-cell>
              <table:table-cell office:value-type="float" office:value="251" calcext:value-type="float">
                <text:p>251</text:p>
              </table:table-cell>
              <table:table-cell table:number-columns-repeated="2" office:value-type="float" office:value="252" calcext:value-type="float">
                <text:p>252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erbia Result</text:p>
            </table:table-cell>
            <table:table-cell table:number-columns-repeated="2"/>
            <table:table-cell table:number-columns-repeated="58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3" calcext:value-type="float">
              <text:p>13</text:p>
            </table:table-cell>
            <table:table-cell table:number-columns-repeated="2" office:value-type="float" office:value="16" calcext:value-type="float">
              <text:p>16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61" calcext:value-type="float">
              <text:p>61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4" calcext:value-type="float">
              <text:p>74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85" calcext:value-type="float">
              <text:p>85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03" calcext:value-type="float">
              <text:p>103</text:p>
            </table:table-cell>
            <table:table-cell office:value-type="float" office:value="110" calcext:value-type="float">
              <text:p>110</text:p>
            </table:table-cell>
            <table:table-cell office:value-type="float" office:value="117" calcext:value-type="float">
              <text:p>117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25" calcext:value-type="float">
              <text:p>125</text:p>
            </table:table-cell>
            <table:table-cell office:value-type="float" office:value="130" calcext:value-type="float">
              <text:p>130</text:p>
            </table:table-cell>
            <table:table-cell office:value-type="float" office:value="134" calcext:value-type="float">
              <text:p>134</text:p>
            </table:table-cell>
            <table:table-cell office:value-type="float" office:value="139" calcext:value-type="float">
              <text:p>139</text:p>
            </table:table-cell>
            <table:table-cell office:value-type="float" office:value="144" calcext:value-type="float">
              <text:p>144</text:p>
            </table:table-cell>
            <table:table-cell office:value-type="float" office:value="151" calcext:value-type="float">
              <text:p>151</text:p>
            </table:table-cell>
            <table:table-cell office:value-type="float" office:value="156" calcext:value-type="float">
              <text:p>156</text:p>
            </table:table-cell>
            <table:table-cell office:value-type="float" office:value="162" calcext:value-type="float">
              <text:p>162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173" calcext:value-type="float">
              <text:p>173</text:p>
            </table:table-cell>
            <table:table-cell table:number-columns-repeated="2" office:value-type="float" office:value="179" calcext:value-type="float">
              <text:p>179</text:p>
            </table:table-cell>
            <table:table-cell office:value-type="float" office:value="189" calcext:value-type="float">
              <text:p>189</text:p>
            </table:table-cell>
            <table:table-cell office:value-type="float" office:value="193" calcext:value-type="float">
              <text:p>193</text:p>
            </table:table-cell>
            <table:table-cell office:value-type="float" office:value="197" calcext:value-type="float">
              <text:p>197</text:p>
            </table:table-cell>
            <table:table-cell office:value-type="float" office:value="200" calcext:value-type="float">
              <text:p>200</text:p>
            </table:table-cell>
            <table:table-cell office:value-type="float" office:value="203" calcext:value-type="float">
              <text:p>203</text:p>
            </table:table-cell>
            <table:table-cell office:value-type="float" office:value="206" calcext:value-type="float">
              <text:p>206</text:p>
            </table:table-cell>
            <table:table-cell office:value-type="float" office:value="209" calcext:value-type="float">
              <text:p>209</text:p>
            </table:table-cell>
            <table:table-cell table:number-columns-repeated="2" office:value-type="float" office:value="215" calcext:value-type="float">
              <text:p>215</text:p>
            </table:table-cell>
            <table:table-cell office:value-type="float" office:value="218" calcext:value-type="float">
              <text:p>218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22" calcext:value-type="float">
              <text:p>222</text:p>
            </table:table-cell>
            <table:table-cell office:value-type="float" office:value="224" calcext:value-type="float">
              <text:p>224</text:p>
            </table:table-cell>
            <table:table-cell office:value-type="float" office:value="225" calcext:value-type="float">
              <text:p>225</text:p>
            </table:table-cell>
            <table:table-cell office:value-type="float" office:value="228" calcext:value-type="float">
              <text:p>228</text:p>
            </table:table-cell>
            <table:table-cell office:value-type="float" office:value="230" calcext:value-type="float">
              <text:p>230</text:p>
            </table:table-cell>
            <table:table-cell office:value-type="float" office:value="231" calcext:value-type="float">
              <text:p>231</text:p>
            </table:table-cell>
            <table:table-cell office:value-type="float" office:value="234" calcext:value-type="float">
              <text:p>234</text:p>
            </table:table-cell>
            <table:table-cell office:value-type="float" office:value="235" calcext:value-type="float">
              <text:p>235</text:p>
            </table:table-cell>
            <table:table-cell table:number-columns-repeated="2" office:value-type="float" office:value="237" calcext:value-type="float">
              <text:p>237</text:p>
            </table:table-cell>
            <table:table-cell table:number-columns-repeated="2" office:value-type="float" office:value="238" calcext:value-type="float">
              <text:p>238</text:p>
            </table:table-cell>
            <table:table-cell table:number-columns-repeated="2" office:value-type="float" office:value="239" calcext:value-type="float">
              <text:p>239</text:p>
            </table:table-cell>
            <table:table-cell office:value-type="float" office:value="240" calcext:value-type="float">
              <text:p>240</text:p>
            </table:table-cell>
            <table:table-cell office:value-type="float" office:value="241" calcext:value-type="float">
              <text:p>241</text:p>
            </table:table-cell>
            <table:table-cell table:number-columns-repeated="2" office:value-type="float" office:value="242" calcext:value-type="float">
              <text:p>242</text:p>
            </table:table-cell>
            <table:table-cell office:value-type="float" office:value="243" calcext:value-type="float">
              <text:p>243</text:p>
            </table:table-cell>
            <table:table-cell office:value-type="float" office:value="244" calcext:value-type="float">
              <text:p>244</text:p>
            </table:table-cell>
            <table:table-cell table:number-columns-repeated="2" office:value-type="float" office:value="245" calcext:value-type="float">
              <text:p>245</text:p>
            </table:table-cell>
            <table:table-cell office:value-type="float" office:value="246" calcext:value-type="float">
              <text:p>246</text:p>
            </table:table-cell>
            <table:table-cell office:value-type="float" office:value="247" calcext:value-type="float">
              <text:p>247</text:p>
            </table:table-cell>
            <table:table-cell office:value-type="float" office:value="248" calcext:value-type="float">
              <text:p>248</text:p>
            </table:table-cell>
            <table:table-cell office:value-type="float" office:value="249" calcext:value-type="float">
              <text:p>249</text:p>
            </table:table-cell>
            <table:table-cell table:number-columns-repeated="2" office:value-type="float" office:value="250" calcext:value-type="float">
              <text:p>250</text:p>
            </table:table-cell>
            <table:table-cell office:value-type="float" office:value="251" calcext:value-type="float">
              <text:p>251</text:p>
            </table:table-cell>
            <table:table-cell table:number-columns-repeated="2" office:value-type="float" office:value="252" calcext:value-type="float">
              <text:p>252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eychelles</text:p>
              </table:table-cell>
              <table:table-cell office:value-type="float" office:value="-4.6796" calcext:value-type="float">
                <text:p>-4.6796</text:p>
              </table:table-cell>
              <table:table-cell office:value-type="float" office:value="55.492" calcext:value-type="float">
                <text:p>55.492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eychelles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ierra Leone</text:p>
              </table:table-cell>
              <table:table-cell office:value-type="float" office:value="8.460555" calcext:value-type="float">
                <text:p>8.460555</text:p>
              </table:table-cell>
              <table:table-cell office:value-type="float" office:value="-11.779889" calcext:value-type="float">
                <text:p>-11.779889</text:p>
              </table:table-cell>
              <table:table-cell table:number-columns-repeated="92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table:number-columns-repeated="2" office:value-type="float" office:value="19" calcext:value-type="float">
                <text:p>19</text:p>
              </table:table-cell>
              <table:table-cell table:number-columns-repeated="2"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2" calcext:value-type="float">
                <text:p>32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3" office:value-type="float" office:value="45" calcext:value-type="float">
                <text:p>45</text:p>
              </table:table-cell>
              <table:table-cell table:number-columns-repeated="4" office:value-type="float" office:value="46" calcext:value-type="float">
                <text:p>46</text:p>
              </table:table-cell>
              <table:table-cell table:number-columns-repeated="3" office:value-type="float" office:value="47" calcext:value-type="float">
                <text:p>47</text:p>
              </table:table-cell>
              <table:table-cell table:number-columns-repeated="2" office:value-type="float" office:value="48" calcext:value-type="float">
                <text:p>48</text:p>
              </table:table-cell>
              <table:table-cell office:value-type="float" office:value="49" calcext:value-type="float">
                <text:p>49</text:p>
              </table:table-cell>
              <table:table-cell table:number-columns-repeated="3" office:value-type="float" office:value="50" calcext:value-type="float">
                <text:p>50</text:p>
              </table:table-cell>
              <table:table-cell office:value-type="float" office:value="51" calcext:value-type="float">
                <text:p>5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ierra Leone Result</text:p>
            </table:table-cell>
            <table:table-cell table:number-columns-repeated="2"/>
            <table:table-cell table:number-columns-repeated="92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4" office:value-type="float" office:value="4" calcext:value-type="float">
              <text:p>4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table:number-columns-repeated="2" office:value-type="float" office:value="18" calcext:value-type="float">
              <text:p>18</text:p>
            </table:table-cell>
            <table:table-cell table:number-columns-repeated="2" office:value-type="float" office:value="19" calcext:value-type="float">
              <text:p>19</text:p>
            </table:table-cell>
            <table:table-cell table:number-columns-repeated="2"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2" calcext:value-type="float">
              <text:p>32</text:p>
            </table:table-cell>
            <table:table-cell table:number-columns-repeated="2" office:value-type="float" office:value="33" calcext:value-type="float">
              <text:p>33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4" calcext:value-type="float">
              <text:p>44</text:p>
            </table:table-cell>
            <table:table-cell table:number-columns-repeated="3" office:value-type="float" office:value="45" calcext:value-type="float">
              <text:p>45</text:p>
            </table:table-cell>
            <table:table-cell table:number-columns-repeated="4" office:value-type="float" office:value="46" calcext:value-type="float">
              <text:p>46</text:p>
            </table:table-cell>
            <table:table-cell table:number-columns-repeated="3" office:value-type="float" office:value="47" calcext:value-type="float">
              <text:p>47</text:p>
            </table:table-cell>
            <table:table-cell table:number-columns-repeated="2" office:value-type="float" office:value="48" calcext:value-type="float">
              <text:p>48</text:p>
            </table:table-cell>
            <table:table-cell office:value-type="float" office:value="49" calcext:value-type="float">
              <text:p>49</text:p>
            </table:table-cell>
            <table:table-cell table:number-columns-repeated="3" office:value-type="float" office:value="50" calcext:value-type="float">
              <text:p>50</text:p>
            </table:table-cell>
            <table:table-cell office:value-type="float" office:value="51" calcext:value-type="float">
              <text:p>5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ingapore</text:p>
              </table:table-cell>
              <table:table-cell office:value-type="float" office:value="1.2833" calcext:value-type="float">
                <text:p>1.2833</text:p>
              </table:table-cell>
              <table:table-cell office:value-type="float" office:value="103.8333" calcext:value-type="float">
                <text:p>103.8333</text:p>
              </table:table-cell>
              <table:table-cell table:number-columns-repeated="59" office:value-type="float" office:value="0" calcext:value-type="float">
                <text:p>0</text:p>
              </table:table-cell>
              <table:table-cell table:number-columns-repeated="8" office:value-type="float" office:value="2" calcext:value-type="float">
                <text:p>2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6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3" office:value-type="float" office:value="10" calcext:value-type="float">
                <text:p>10</text:p>
              </table:table-cell>
              <table:table-cell table:number-columns-repeated="5" office:value-type="float" office:value="11" calcext:value-type="float">
                <text:p>11</text:p>
              </table:table-cell>
              <table:table-cell table:number-columns-repeated="5" office:value-type="float" office:value="12" calcext:value-type="float">
                <text:p>12</text:p>
              </table:table-cell>
              <table:table-cell table:number-columns-repeated="3" office:value-type="float" office:value="14" calcext:value-type="float">
                <text:p>14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table:number-columns-repeated="3" office:value-type="float" office:value="18" calcext:value-type="float">
                <text:p>18</text:p>
              </table:table-cell>
              <table:table-cell table:number-columns-repeated="5" office:value-type="float" office:value="20" calcext:value-type="float">
                <text:p>20</text:p>
              </table:table-cell>
              <table:table-cell table:number-columns-repeated="5" office:value-type="float" office:value="21" calcext:value-type="float">
                <text:p>21</text:p>
              </table:table-cell>
              <table:table-cell table:number-columns-repeated="5" office:value-type="float" office:value="22" calcext:value-type="float">
                <text:p>22</text:p>
              </table:table-cell>
              <table:table-cell table:number-columns-repeated="11" office:value-type="float" office:value="23" calcext:value-type="float">
                <text:p>23</text:p>
              </table:table-cell>
              <table:table-cell table:number-columns-repeated="5" office:value-type="float" office:value="24" calcext:value-type="float">
                <text:p>24</text:p>
              </table:table-cell>
              <table:table-cell table:number-columns-repeated="7" office:value-type="float" office:value="25" calcext:value-type="float">
                <text:p>2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ingapore Result</text:p>
            </table:table-cell>
            <table:table-cell table:number-columns-repeated="2"/>
            <table:table-cell table:number-columns-repeated="59" office:value-type="float" office:value="0" calcext:value-type="float">
              <text:p>0</text:p>
            </table:table-cell>
            <table:table-cell table:number-columns-repeated="8" office:value-type="float" office:value="2" calcext:value-type="float">
              <text:p>2</text:p>
            </table:table-cell>
            <table:table-cell table:number-columns-repeated="4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6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3" office:value-type="float" office:value="10" calcext:value-type="float">
              <text:p>10</text:p>
            </table:table-cell>
            <table:table-cell table:number-columns-repeated="5" office:value-type="float" office:value="11" calcext:value-type="float">
              <text:p>11</text:p>
            </table:table-cell>
            <table:table-cell table:number-columns-repeated="5" office:value-type="float" office:value="12" calcext:value-type="float">
              <text:p>12</text:p>
            </table:table-cell>
            <table:table-cell table:number-columns-repeated="3" office:value-type="float" office:value="14" calcext:value-type="float">
              <text:p>14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table:number-columns-repeated="3" office:value-type="float" office:value="18" calcext:value-type="float">
              <text:p>18</text:p>
            </table:table-cell>
            <table:table-cell table:number-columns-repeated="5" office:value-type="float" office:value="20" calcext:value-type="float">
              <text:p>20</text:p>
            </table:table-cell>
            <table:table-cell table:number-columns-repeated="5" office:value-type="float" office:value="21" calcext:value-type="float">
              <text:p>21</text:p>
            </table:table-cell>
            <table:table-cell table:number-columns-repeated="5" office:value-type="float" office:value="22" calcext:value-type="float">
              <text:p>22</text:p>
            </table:table-cell>
            <table:table-cell table:number-columns-repeated="11" office:value-type="float" office:value="23" calcext:value-type="float">
              <text:p>23</text:p>
            </table:table-cell>
            <table:table-cell table:number-columns-repeated="5" office:value-type="float" office:value="24" calcext:value-type="float">
              <text:p>24</text:p>
            </table:table-cell>
            <table:table-cell table:number-columns-repeated="7" office:value-type="float" office:value="25" calcext:value-type="float">
              <text:p>2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lovakia</text:p>
              </table:table-cell>
              <table:table-cell office:value-type="float" office:value="48.669" calcext:value-type="float">
                <text:p>48.669</text:p>
              </table:table-cell>
              <table:table-cell office:value-type="float" office:value="19.699" calcext:value-type="float">
                <text:p>19.699</text:p>
              </table:table-cell>
              <table:table-cell table:number-columns-repeated="56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10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9" office:value-type="float" office:value="2" calcext:value-type="float">
                <text:p>2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office:value-type="float" office:value="15" calcext:value-type="float">
                <text:p>15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table:number-columns-repeated="2" office:value-type="float" office:value="23" calcext:value-type="float">
                <text:p>23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table:number-columns-repeated="3" office:value-type="float" office:value="25" calcext:value-type="float">
                <text:p>25</text:p>
              </table:table-cell>
              <table:table-cell table:number-columns-repeated="5" office:value-type="float" office:value="26" calcext:value-type="float">
                <text:p>26</text:p>
              </table:table-cell>
              <table:table-cell table:number-columns-repeated="4" office:value-type="float" office:value="27" calcext:value-type="float">
                <text:p>27</text:p>
              </table:table-cell>
              <table:table-cell table:number-columns-repeated="28" office:value-type="float" office:value="28" calcext:value-type="float">
                <text:p>2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lovakia Result</text:p>
            </table:table-cell>
            <table:table-cell table:number-columns-repeated="2"/>
            <table:table-cell table:number-columns-repeated="56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10" office:value-type="float" office:value="0" calcext:value-type="float">
              <text:p>0</text:p>
            </table:table-cell>
            <table:table-cell table:number-columns-repeated="5" office:value-type="float" office:value="1" calcext:value-type="float">
              <text:p>1</text:p>
            </table:table-cell>
            <table:table-cell table:number-columns-repeated="9" office:value-type="float" office:value="2" calcext:value-type="float">
              <text:p>2</text:p>
            </table:table-cell>
            <table:table-cell office:value-type="float" office:value="6" calcext:value-type="float">
              <text:p>6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table:number-columns-repeated="2" office:value-type="float" office:value="14" calcext:value-type="float">
              <text:p>14</text:p>
            </table:table-cell>
            <table:table-cell office:value-type="float" office:value="15" calcext:value-type="float">
              <text:p>15</text:p>
            </table:table-cell>
            <table:table-cell table:number-columns-repeated="2" office:value-type="float" office:value="17" calcext:value-type="float">
              <text:p>17</text:p>
            </table:table-cell>
            <table:table-cell table:number-columns-repeated="2" office:value-type="float" office:value="18" calcext:value-type="float">
              <text:p>18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table:number-columns-repeated="2" office:value-type="float" office:value="23" calcext:value-type="float">
              <text:p>23</text:p>
            </table:table-cell>
            <table:table-cell table:number-columns-repeated="2" office:value-type="float" office:value="24" calcext:value-type="float">
              <text:p>24</text:p>
            </table:table-cell>
            <table:table-cell table:number-columns-repeated="3" office:value-type="float" office:value="25" calcext:value-type="float">
              <text:p>25</text:p>
            </table:table-cell>
            <table:table-cell table:number-columns-repeated="5" office:value-type="float" office:value="26" calcext:value-type="float">
              <text:p>26</text:p>
            </table:table-cell>
            <table:table-cell table:number-columns-repeated="4" office:value-type="float" office:value="27" calcext:value-type="float">
              <text:p>27</text:p>
            </table:table-cell>
            <table:table-cell table:number-columns-repeated="28" office:value-type="float" office:value="28" calcext:value-type="float">
              <text:p>2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lovenia</text:p>
              </table:table-cell>
              <table:table-cell office:value-type="float" office:value="46.1512" calcext:value-type="float">
                <text:p>46.1512</text:p>
              </table:table-cell>
              <table:table-cell office:value-type="float" office:value="14.9955" calcext:value-type="float">
                <text:p>14.9955</text:p>
              </table:table-cell>
              <table:table-cell table:number-columns-repeated="52" office:value-type="float" office:value="0" calcext:value-type="float">
                <text:p>0</text:p>
              </table:table-cell>
              <table:table-cell table:number-columns-repeated="8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table:number-columns-repeated="2" office:value-type="float" office:value="11" calcext:value-type="float">
                <text:p>11</text:p>
              </table:table-cell>
              <table:table-cell table:number-columns-repeated="2" office:value-type="float" office:value="15" calcext:value-type="float">
                <text:p>15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6" calcext:value-type="float">
                <text:p>56</text:p>
              </table:table-cell>
              <table:table-cell table:number-columns-repeated="2" office:value-type="float" office:value="61" calcext:value-type="float">
                <text:p>61</text:p>
              </table:table-cell>
              <table:table-cell office:value-type="float" office:value="66" calcext:value-type="float">
                <text:p>66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74" calcext:value-type="float">
                <text:p>74</text:p>
              </table:table-cell>
              <table:table-cell table:number-columns-repeated="2" office:value-type="float" office:value="77" calcext:value-type="float">
                <text:p>77</text:p>
              </table:table-cell>
              <table:table-cell table:number-columns-repeated="2" office:value-type="float" office:value="79" calcext:value-type="float">
                <text:p>79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91" calcext:value-type="float">
                <text:p>91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94" calcext:value-type="float">
                <text:p>94</text:p>
              </table:table-cell>
              <table:table-cell office:value-type="float" office:value="96" calcext:value-type="float">
                <text:p>96</text:p>
              </table:table-cell>
              <table:table-cell office:value-type="float" office:value="97" calcext:value-type="float">
                <text:p>97</text:p>
              </table:table-cell>
              <table:table-cell office:value-type="float" office:value="98" calcext:value-type="float">
                <text:p>98</text:p>
              </table:table-cell>
              <table:table-cell table:number-columns-repeated="2" office:value-type="float" office:value="99" calcext:value-type="float">
                <text:p>99</text:p>
              </table:table-cell>
              <table:table-cell office:value-type="float" office:value="100" calcext:value-type="float">
                <text:p>100</text:p>
              </table:table-cell>
              <table:table-cell office:value-type="float" office:value="101" calcext:value-type="float">
                <text:p>101</text:p>
              </table:table-cell>
              <table:table-cell table:number-columns-repeated="3" office:value-type="float" office:value="102" calcext:value-type="float">
                <text:p>102</text:p>
              </table:table-cell>
              <table:table-cell table:number-columns-repeated="4" office:value-type="float" office:value="103" calcext:value-type="float">
                <text:p>103</text:p>
              </table:table-cell>
              <table:table-cell table:number-columns-repeated="3" office:value-type="float" office:value="104" calcext:value-type="float">
                <text:p>104</text:p>
              </table:table-cell>
              <table:table-cell office:value-type="float" office:value="105" calcext:value-type="float">
                <text:p>105</text:p>
              </table:table-cell>
              <table:table-cell table:number-columns-repeated="3" office:value-type="float" office:value="106" calcext:value-type="float">
                <text:p>106</text:p>
              </table:table-cell>
              <table:table-cell table:number-columns-repeated="2" office:value-type="float" office:value="107" calcext:value-type="float">
                <text:p>107</text:p>
              </table:table-cell>
              <table:table-cell table:number-columns-repeated="6" office:value-type="float" office:value="108" calcext:value-type="float">
                <text:p>108</text:p>
              </table:table-cell>
              <table:table-cell table:number-columns-repeated="12" office:value-type="float" office:value="109" calcext:value-type="float">
                <text:p>10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lovenia Result</text:p>
            </table:table-cell>
            <table:table-cell table:number-columns-repeated="2"/>
            <table:table-cell table:number-columns-repeated="52" office:value-type="float" office:value="0" calcext:value-type="float">
              <text:p>0</text:p>
            </table:table-cell>
            <table:table-cell table:number-columns-repeated="8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2" office:value-type="float" office:value="9" calcext:value-type="float">
              <text:p>9</text:p>
            </table:table-cell>
            <table:table-cell table:number-columns-repeated="2" office:value-type="float" office:value="11" calcext:value-type="float">
              <text:p>11</text:p>
            </table:table-cell>
            <table:table-cell table:number-columns-repeated="2" office:value-type="float" office:value="15" calcext:value-type="float">
              <text:p>15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6" calcext:value-type="float">
              <text:p>56</text:p>
            </table:table-cell>
            <table:table-cell table:number-columns-repeated="2" office:value-type="float" office:value="61" calcext:value-type="float">
              <text:p>61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74" calcext:value-type="float">
              <text:p>74</text:p>
            </table:table-cell>
            <table:table-cell table:number-columns-repeated="2" office:value-type="float" office:value="77" calcext:value-type="float">
              <text:p>77</text:p>
            </table:table-cell>
            <table:table-cell table:number-columns-repeated="2" office:value-type="float" office:value="79" calcext:value-type="float">
              <text:p>79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81" calcext:value-type="float">
              <text:p>81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89" calcext:value-type="float">
              <text:p>89</text:p>
            </table:table-cell>
            <table:table-cell office:value-type="float" office:value="91" calcext:value-type="float">
              <text:p>91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94" calcext:value-type="float">
              <text:p>94</text:p>
            </table:table-cell>
            <table:table-cell office:value-type="float" office:value="96" calcext:value-type="float">
              <text:p>96</text:p>
            </table:table-cell>
            <table:table-cell office:value-type="float" office:value="97" calcext:value-type="float">
              <text:p>97</text:p>
            </table:table-cell>
            <table:table-cell office:value-type="float" office:value="98" calcext:value-type="float">
              <text:p>98</text:p>
            </table:table-cell>
            <table:table-cell table:number-columns-repeated="2" office:value-type="float" office:value="99" calcext:value-type="float">
              <text:p>99</text:p>
            </table:table-cell>
            <table:table-cell office:value-type="float" office:value="100" calcext:value-type="float">
              <text:p>100</text:p>
            </table:table-cell>
            <table:table-cell office:value-type="float" office:value="101" calcext:value-type="float">
              <text:p>101</text:p>
            </table:table-cell>
            <table:table-cell table:number-columns-repeated="3" office:value-type="float" office:value="102" calcext:value-type="float">
              <text:p>102</text:p>
            </table:table-cell>
            <table:table-cell table:number-columns-repeated="4" office:value-type="float" office:value="103" calcext:value-type="float">
              <text:p>103</text:p>
            </table:table-cell>
            <table:table-cell table:number-columns-repeated="3" office:value-type="float" office:value="104" calcext:value-type="float">
              <text:p>104</text:p>
            </table:table-cell>
            <table:table-cell office:value-type="float" office:value="105" calcext:value-type="float">
              <text:p>105</text:p>
            </table:table-cell>
            <table:table-cell table:number-columns-repeated="3" office:value-type="float" office:value="106" calcext:value-type="float">
              <text:p>106</text:p>
            </table:table-cell>
            <table:table-cell table:number-columns-repeated="2" office:value-type="float" office:value="107" calcext:value-type="float">
              <text:p>107</text:p>
            </table:table-cell>
            <table:table-cell table:number-columns-repeated="6" office:value-type="float" office:value="108" calcext:value-type="float">
              <text:p>108</text:p>
            </table:table-cell>
            <table:table-cell table:number-columns-repeated="12" office:value-type="float" office:value="109" calcext:value-type="float">
              <text:p>10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omalia</text:p>
              </table:table-cell>
              <table:table-cell office:value-type="float" office:value="5.1521" calcext:value-type="float">
                <text:p>5.1521</text:p>
              </table:table-cell>
              <table:table-cell office:value-type="float" office:value="46.1996" calcext:value-type="float">
                <text:p>46.1996</text:p>
              </table:table-cell>
              <table:table-cell table:number-columns-repeated="77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3" office:value-type="float" office:value="8" calcext:value-type="float">
                <text:p>8</text:p>
              </table:table-cell>
              <table:table-cell table:number-columns-repeated="2" office:value-type="float" office:value="16" calcext:value-type="float">
                <text:p>16</text:p>
              </table:table-cell>
              <table:table-cell office:value-type="float" office:value="18" calcext:value-type="float">
                <text:p>18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6" calcext:value-type="float">
                <text:p>26</text:p>
              </table:table-cell>
              <table:table-cell table:number-columns-repeated="4" office:value-type="float" office:value="28" calcext:value-type="float">
                <text:p>28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39" calcext:value-type="float">
                <text:p>39</text:p>
              </table:table-cell>
              <table:table-cell table:number-columns-repeated="2" office:value-type="float" office:value="44" calcext:value-type="float">
                <text:p>44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1" calcext:value-type="float">
                <text:p>51</text:p>
              </table:table-cell>
              <table:table-cell table:number-columns-repeated="3" office:value-type="float" office:value="52" calcext:value-type="float">
                <text:p>52</text:p>
              </table:table-cell>
              <table:table-cell table:number-columns-repeated="2" office:value-type="float" office:value="53" calcext:value-type="float">
                <text:p>53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59" calcext:value-type="float">
                <text:p>59</text:p>
              </table:table-cell>
              <table:table-cell table:number-columns-repeated="5" office:value-type="float" office:value="61" calcext:value-type="float">
                <text:p>61</text:p>
              </table:table-cell>
              <table:table-cell office:value-type="float" office:value="66" calcext:value-type="float">
                <text:p>66</text:p>
              </table:table-cell>
              <table:table-cell table:number-columns-repeated="2" office:value-type="float" office:value="67" calcext:value-type="float">
                <text:p>67</text:p>
              </table:table-cell>
              <table:table-cell table:number-columns-repeated="2" office:value-type="float" office:value="72" calcext:value-type="float">
                <text:p>72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78" calcext:value-type="float">
                <text:p>78</text:p>
              </table:table-cell>
              <table:table-cell table:number-columns-repeated="5" office:value-type="float" office:value="79" calcext:value-type="float">
                <text:p>79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84" calcext:value-type="float">
                <text:p>84</text:p>
              </table:table-cell>
              <table:table-cell table:number-columns-repeated="4" office:value-type="float" office:value="85" calcext:value-type="float">
                <text:p>85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omalia Result</text:p>
            </table:table-cell>
            <table:table-cell table:number-columns-repeated="2"/>
            <table:table-cell table:number-columns-repeated="77" office:value-type="float" office:value="0" calcext:value-type="float">
              <text:p>0</text:p>
            </table:table-cell>
            <table:table-cell table:number-columns-repeated="5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2"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3" office:value-type="float" office:value="8" calcext:value-type="float">
              <text:p>8</text:p>
            </table:table-cell>
            <table:table-cell table:number-columns-repeated="2" office:value-type="float" office:value="16" calcext:value-type="float">
              <text:p>16</text:p>
            </table:table-cell>
            <table:table-cell office:value-type="float" office:value="18" calcext:value-type="float">
              <text:p>18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6" calcext:value-type="float">
              <text:p>26</text:p>
            </table:table-cell>
            <table:table-cell table:number-columns-repeated="4" office:value-type="float" office:value="28" calcext:value-type="float">
              <text:p>28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39" calcext:value-type="float">
              <text:p>39</text:p>
            </table:table-cell>
            <table:table-cell table:number-columns-repeated="2" office:value-type="float" office:value="44" calcext:value-type="float">
              <text:p>44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1" calcext:value-type="float">
              <text:p>51</text:p>
            </table:table-cell>
            <table:table-cell table:number-columns-repeated="3" office:value-type="float" office:value="52" calcext:value-type="float">
              <text:p>52</text:p>
            </table:table-cell>
            <table:table-cell table:number-columns-repeated="2" office:value-type="float" office:value="53" calcext:value-type="float">
              <text:p>53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59" calcext:value-type="float">
              <text:p>59</text:p>
            </table:table-cell>
            <table:table-cell table:number-columns-repeated="5" office:value-type="float" office:value="61" calcext:value-type="float">
              <text:p>61</text:p>
            </table:table-cell>
            <table:table-cell office:value-type="float" office:value="66" calcext:value-type="float">
              <text:p>66</text:p>
            </table:table-cell>
            <table:table-cell table:number-columns-repeated="2" office:value-type="float" office:value="67" calcext:value-type="float">
              <text:p>67</text:p>
            </table:table-cell>
            <table:table-cell table:number-columns-repeated="2" office:value-type="float" office:value="72" calcext:value-type="float">
              <text:p>72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78" calcext:value-type="float">
              <text:p>78</text:p>
            </table:table-cell>
            <table:table-cell table:number-columns-repeated="5" office:value-type="float" office:value="79" calcext:value-type="float">
              <text:p>79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84" calcext:value-type="float">
              <text:p>84</text:p>
            </table:table-cell>
            <table:table-cell table:number-columns-repeated="4" office:value-type="float" office:value="85" calcext:value-type="float">
              <text:p>85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outh Africa</text:p>
              </table:table-cell>
              <table:table-cell office:value-type="float" office:value="-30.5595" calcext:value-type="float">
                <text:p>-30.5595</text:p>
              </table:table-cell>
              <table:table-cell office:value-type="float" office:value="22.9375" calcext:value-type="float">
                <text:p>22.9375</text:p>
              </table:table-cell>
              <table:table-cell table:number-columns-repeated="65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2" office:value-type="float" office:value="25" calcext:value-type="float">
                <text:p>25</text:p>
              </table:table-cell>
              <table:table-cell table:number-columns-repeated="2" office:value-type="float" office:value="27" calcext:value-type="float">
                <text:p>27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50" calcext:value-type="float">
                <text:p>50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4" calcext:value-type="float">
                <text:p>54</text:p>
              </table:table-cell>
              <table:table-cell table:number-columns-repeated="2" office:value-type="float" office:value="58" calcext:value-type="float">
                <text:p>58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79" calcext:value-type="float">
                <text:p>79</text:p>
              </table:table-cell>
              <table:table-cell office:value-type="float" office:value="86" calcext:value-type="float">
                <text:p>86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0" calcext:value-type="float">
                <text:p>90</text:p>
              </table:table-cell>
              <table:table-cell office:value-type="float" office:value="93" calcext:value-type="float">
                <text:p>93</text:p>
              </table:table-cell>
              <table:table-cell table:number-columns-repeated="2" office:value-type="float" office:value="103" calcext:value-type="float">
                <text:p>103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3" calcext:value-type="float">
                <text:p>123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38" calcext:value-type="float">
                <text:p>138</text:p>
              </table:table-cell>
              <table:table-cell office:value-type="float" office:value="148" calcext:value-type="float">
                <text:p>148</text:p>
              </table:table-cell>
              <table:table-cell office:value-type="float" office:value="153" calcext:value-type="float">
                <text:p>153</text:p>
              </table:table-cell>
              <table:table-cell office:value-type="float" office:value="161" calcext:value-type="float">
                <text:p>161</text:p>
              </table:table-cell>
              <table:table-cell office:value-type="float" office:value="178" calcext:value-type="float">
                <text:p>178</text:p>
              </table:table-cell>
              <table:table-cell office:value-type="float" office:value="186" calcext:value-type="float">
                <text:p>186</text:p>
              </table:table-cell>
              <table:table-cell office:value-type="float" office:value="194" calcext:value-type="float">
                <text:p>194</text:p>
              </table:table-cell>
              <table:table-cell table:number-columns-repeated="2" office:value-type="float" office:value="206" calcext:value-type="float">
                <text:p>206</text:p>
              </table:table-cell>
              <table:table-cell office:value-type="float" office:value="219" calcext:value-type="float">
                <text:p>219</text:p>
              </table:table-cell>
              <table:table-cell office:value-type="float" office:value="238" calcext:value-type="float">
                <text:p>238</text:p>
              </table:table-cell>
              <table:table-cell office:value-type="float" office:value="247" calcext:value-type="float">
                <text:p>247</text:p>
              </table:table-cell>
              <table:table-cell office:value-type="float" office:value="261" calcext:value-type="float">
                <text:p>261</text:p>
              </table:table-cell>
              <table:table-cell office:value-type="float" office:value="264" calcext:value-type="float">
                <text:p>264</text:p>
              </table:table-cell>
              <table:table-cell office:value-type="float" office:value="286" calcext:value-type="float">
                <text:p>286</text:p>
              </table:table-cell>
              <table:table-cell office:value-type="float" office:value="312" calcext:value-type="float">
                <text:p>312</text:p>
              </table:table-cell>
              <table:table-cell office:value-type="float" office:value="339" calcext:value-type="float">
                <text:p>339</text:p>
              </table:table-cell>
              <table:table-cell office:value-type="float" office:value="369" calcext:value-type="float">
                <text:p>369</text:p>
              </table:table-cell>
              <table:table-cell office:value-type="float" office:value="397" calcext:value-type="float">
                <text:p>397</text:p>
              </table:table-cell>
              <table:table-cell office:value-type="float" office:value="407" calcext:value-type="float">
                <text:p>407</text:p>
              </table:table-cell>
              <table:table-cell office:value-type="float" office:value="429" calcext:value-type="float">
                <text:p>429</text:p>
              </table:table-cell>
              <table:table-cell office:value-type="float" office:value="481" calcext:value-type="float">
                <text:p>481</text:p>
              </table:table-cell>
              <table:table-cell office:value-type="float" office:value="524" calcext:value-type="float">
                <text:p>524</text:p>
              </table:table-cell>
              <table:table-cell office:value-type="float" office:value="552" calcext:value-type="float">
                <text:p>552</text:p>
              </table:table-cell>
              <table:table-cell office:value-type="float" office:value="577" calcext:value-type="float">
                <text:p>577</text:p>
              </table:table-cell>
              <table:table-cell office:value-type="float" office:value="611" calcext:value-type="float">
                <text:p>611</text:p>
              </table:table-cell>
              <table:table-cell office:value-type="float" office:value="643" calcext:value-type="float">
                <text:p>643</text:p>
              </table:table-cell>
              <table:table-cell office:value-type="float" office:value="683" calcext:value-type="float">
                <text:p>683</text:p>
              </table:table-cell>
              <table:table-cell office:value-type="float" office:value="705" calcext:value-type="float">
                <text:p>705</text:p>
              </table:table-cell>
              <table:table-cell office:value-type="float" office:value="755" calcext:value-type="float">
                <text:p>755</text:p>
              </table:table-cell>
              <table:table-cell office:value-type="float" office:value="792" calcext:value-type="float">
                <text:p>792</text:p>
              </table:table-cell>
              <table:table-cell office:value-type="float" office:value="848" calcext:value-type="float">
                <text:p>848</text:p>
              </table:table-cell>
              <table:table-cell office:value-type="float" office:value="908" calcext:value-type="float">
                <text:p>908</text:p>
              </table:table-cell>
              <table:table-cell office:value-type="float" office:value="952" calcext:value-type="float">
                <text:p>952</text:p>
              </table:table-cell>
              <table:table-cell office:value-type="float" office:value="998" calcext:value-type="float">
                <text:p>998</text:p>
              </table:table-cell>
              <table:table-cell office:value-type="float" office:value="1080" calcext:value-type="float">
                <text:p>1080</text:p>
              </table:table-cell>
              <table:table-cell office:value-type="float" office:value="1162" calcext:value-type="float">
                <text:p>1162</text:p>
              </table:table-cell>
              <table:table-cell office:value-type="float" office:value="1210" calcext:value-type="float">
                <text:p>1210</text:p>
              </table:table-cell>
              <table:table-cell office:value-type="float" office:value="1284" calcext:value-type="float">
                <text:p>1284</text:p>
              </table:table-cell>
              <table:table-cell office:value-type="float" office:value="1354" calcext:value-type="float">
                <text:p>135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outh Africa Result</text:p>
            </table:table-cell>
            <table:table-cell table:number-columns-repeated="2"/>
            <table:table-cell table:number-columns-repeated="65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3" office:value-type="float" office:value="5" calcext:value-type="float">
              <text:p>5</text:p>
            </table:table-cell>
            <table:table-cell table:number-columns-repeated="2" office:value-type="float" office:value="9" calcext:value-type="float">
              <text:p>9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table:number-columns-repeated="2" office:value-type="float" office:value="18" calcext:value-type="float">
              <text:p>18</text:p>
            </table:table-cell>
            <table:table-cell office:value-type="float" office:value="24" calcext:value-type="float">
              <text:p>24</text:p>
            </table:table-cell>
            <table:table-cell table:number-columns-repeated="2" office:value-type="float" office:value="25" calcext:value-type="float">
              <text:p>25</text:p>
            </table:table-cell>
            <table:table-cell table:number-columns-repeated="2" office:value-type="float" office:value="27" calcext:value-type="float">
              <text:p>27</text:p>
            </table:table-cell>
            <table:table-cell office:value-type="float" office:value="34" calcext:value-type="float">
              <text:p>34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50" calcext:value-type="float">
              <text:p>50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4" calcext:value-type="float">
              <text:p>54</text:p>
            </table:table-cell>
            <table:table-cell table:number-columns-repeated="2" office:value-type="float" office:value="58" calcext:value-type="float">
              <text:p>58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79" calcext:value-type="float">
              <text:p>79</text:p>
            </table:table-cell>
            <table:table-cell office:value-type="float" office:value="86" calcext:value-type="float">
              <text:p>86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90" calcext:value-type="float">
              <text:p>90</text:p>
            </table:table-cell>
            <table:table-cell office:value-type="float" office:value="93" calcext:value-type="float">
              <text:p>93</text:p>
            </table:table-cell>
            <table:table-cell table:number-columns-repeated="2" office:value-type="float" office:value="103" calcext:value-type="float">
              <text:p>103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3" calcext:value-type="float">
              <text:p>123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38" calcext:value-type="float">
              <text:p>138</text:p>
            </table:table-cell>
            <table:table-cell office:value-type="float" office:value="148" calcext:value-type="float">
              <text:p>148</text:p>
            </table:table-cell>
            <table:table-cell office:value-type="float" office:value="153" calcext:value-type="float">
              <text:p>153</text:p>
            </table:table-cell>
            <table:table-cell office:value-type="float" office:value="161" calcext:value-type="float">
              <text:p>161</text:p>
            </table:table-cell>
            <table:table-cell office:value-type="float" office:value="178" calcext:value-type="float">
              <text:p>178</text:p>
            </table:table-cell>
            <table:table-cell office:value-type="float" office:value="186" calcext:value-type="float">
              <text:p>186</text:p>
            </table:table-cell>
            <table:table-cell office:value-type="float" office:value="194" calcext:value-type="float">
              <text:p>194</text:p>
            </table:table-cell>
            <table:table-cell table:number-columns-repeated="2" office:value-type="float" office:value="206" calcext:value-type="float">
              <text:p>206</text:p>
            </table:table-cell>
            <table:table-cell office:value-type="float" office:value="219" calcext:value-type="float">
              <text:p>219</text:p>
            </table:table-cell>
            <table:table-cell office:value-type="float" office:value="238" calcext:value-type="float">
              <text:p>238</text:p>
            </table:table-cell>
            <table:table-cell office:value-type="float" office:value="247" calcext:value-type="float">
              <text:p>247</text:p>
            </table:table-cell>
            <table:table-cell office:value-type="float" office:value="261" calcext:value-type="float">
              <text:p>261</text:p>
            </table:table-cell>
            <table:table-cell office:value-type="float" office:value="264" calcext:value-type="float">
              <text:p>264</text:p>
            </table:table-cell>
            <table:table-cell office:value-type="float" office:value="286" calcext:value-type="float">
              <text:p>286</text:p>
            </table:table-cell>
            <table:table-cell office:value-type="float" office:value="312" calcext:value-type="float">
              <text:p>312</text:p>
            </table:table-cell>
            <table:table-cell office:value-type="float" office:value="339" calcext:value-type="float">
              <text:p>339</text:p>
            </table:table-cell>
            <table:table-cell office:value-type="float" office:value="369" calcext:value-type="float">
              <text:p>369</text:p>
            </table:table-cell>
            <table:table-cell office:value-type="float" office:value="397" calcext:value-type="float">
              <text:p>397</text:p>
            </table:table-cell>
            <table:table-cell office:value-type="float" office:value="407" calcext:value-type="float">
              <text:p>407</text:p>
            </table:table-cell>
            <table:table-cell office:value-type="float" office:value="429" calcext:value-type="float">
              <text:p>429</text:p>
            </table:table-cell>
            <table:table-cell office:value-type="float" office:value="481" calcext:value-type="float">
              <text:p>481</text:p>
            </table:table-cell>
            <table:table-cell office:value-type="float" office:value="524" calcext:value-type="float">
              <text:p>524</text:p>
            </table:table-cell>
            <table:table-cell office:value-type="float" office:value="552" calcext:value-type="float">
              <text:p>552</text:p>
            </table:table-cell>
            <table:table-cell office:value-type="float" office:value="577" calcext:value-type="float">
              <text:p>577</text:p>
            </table:table-cell>
            <table:table-cell office:value-type="float" office:value="611" calcext:value-type="float">
              <text:p>611</text:p>
            </table:table-cell>
            <table:table-cell office:value-type="float" office:value="643" calcext:value-type="float">
              <text:p>643</text:p>
            </table:table-cell>
            <table:table-cell office:value-type="float" office:value="683" calcext:value-type="float">
              <text:p>683</text:p>
            </table:table-cell>
            <table:table-cell office:value-type="float" office:value="705" calcext:value-type="float">
              <text:p>705</text:p>
            </table:table-cell>
            <table:table-cell office:value-type="float" office:value="755" calcext:value-type="float">
              <text:p>755</text:p>
            </table:table-cell>
            <table:table-cell office:value-type="float" office:value="792" calcext:value-type="float">
              <text:p>792</text:p>
            </table:table-cell>
            <table:table-cell office:value-type="float" office:value="848" calcext:value-type="float">
              <text:p>848</text:p>
            </table:table-cell>
            <table:table-cell office:value-type="float" office:value="908" calcext:value-type="float">
              <text:p>908</text:p>
            </table:table-cell>
            <table:table-cell office:value-type="float" office:value="952" calcext:value-type="float">
              <text:p>952</text:p>
            </table:table-cell>
            <table:table-cell office:value-type="float" office:value="998" calcext:value-type="float">
              <text:p>998</text:p>
            </table:table-cell>
            <table:table-cell office:value-type="float" office:value="1080" calcext:value-type="float">
              <text:p>1080</text:p>
            </table:table-cell>
            <table:table-cell office:value-type="float" office:value="1162" calcext:value-type="float">
              <text:p>1162</text:p>
            </table:table-cell>
            <table:table-cell office:value-type="float" office:value="1210" calcext:value-type="float">
              <text:p>1210</text:p>
            </table:table-cell>
            <table:table-cell office:value-type="float" office:value="1284" calcext:value-type="float">
              <text:p>1284</text:p>
            </table:table-cell>
            <table:table-cell office:value-type="float" office:value="1354" calcext:value-type="float">
              <text:p>135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outh Sudan</text:p>
              </table:table-cell>
              <table:table-cell office:value-type="float" office:value="6.877" calcext:value-type="float">
                <text:p>6.877</text:p>
              </table:table-cell>
              <table:table-cell office:value-type="float" office:value="31.307" calcext:value-type="float">
                <text:p>31.307</text:p>
              </table:table-cell>
              <table:table-cell table:number-columns-repeated="114" office:value-type="float" office:value="0" calcext:value-type="float">
                <text:p>0</text:p>
              </table:table-cell>
              <table:table-cell table:number-columns-repeated="7" office:value-type="float" office:value="4" calcext:value-type="float">
                <text:p>4</text:p>
              </table:table-cell>
              <table:table-cell office:value-type="float" office:value="6" calcext:value-type="float">
                <text:p>6</text:p>
              </table:table-cell>
              <table:table-cell table:number-columns-repeated="4" office:value-type="float" office:value="8" calcext:value-type="float">
                <text:p>8</text:p>
              </table:table-cell>
              <table:table-cell table:number-columns-repeated="11" office:value-type="float" office:value="10" calcext:value-type="float">
                <text:p>10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3" office:value-type="float" office:value="19" calcext:value-type="float">
                <text:p>19</text:p>
              </table:table-cell>
              <table:table-cell table:number-columns-repeated="2" office:value-type="float" office:value="24" calcext:value-type="float">
                <text:p>2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outh Sudan Result</text:p>
            </table:table-cell>
            <table:table-cell table:number-columns-repeated="2"/>
            <table:table-cell table:number-columns-repeated="114" office:value-type="float" office:value="0" calcext:value-type="float">
              <text:p>0</text:p>
            </table:table-cell>
            <table:table-cell table:number-columns-repeated="7" office:value-type="float" office:value="4" calcext:value-type="float">
              <text:p>4</text:p>
            </table:table-cell>
            <table:table-cell office:value-type="float" office:value="6" calcext:value-type="float">
              <text:p>6</text:p>
            </table:table-cell>
            <table:table-cell table:number-columns-repeated="4" office:value-type="float" office:value="8" calcext:value-type="float">
              <text:p>8</text:p>
            </table:table-cell>
            <table:table-cell table:number-columns-repeated="11" office:value-type="float" office:value="10" calcext:value-type="float">
              <text:p>10</text:p>
            </table:table-cell>
            <table:table-cell office:value-type="float" office:value="14" calcext:value-type="float">
              <text:p>14</text:p>
            </table:table-cell>
            <table:table-cell table:number-columns-repeated="3" office:value-type="float" office:value="19" calcext:value-type="float">
              <text:p>19</text:p>
            </table:table-cell>
            <table:table-cell table:number-columns-repeated="2" office:value-type="float" office:value="24" calcext:value-type="float">
              <text:p>2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pain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-4" calcext:value-type="float">
                <text:p>-4</text:p>
              </table:table-cell>
              <table:table-cell table:number-columns-repeated="41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55" calcext:value-type="float">
                <text:p>55</text:p>
              </table:table-cell>
              <table:table-cell office:value-type="float" office:value="133" calcext:value-type="float">
                <text:p>133</text:p>
              </table:table-cell>
              <table:table-cell office:value-type="float" office:value="195" calcext:value-type="float">
                <text:p>195</text:p>
              </table:table-cell>
              <table:table-cell office:value-type="float" office:value="289" calcext:value-type="float">
                <text:p>289</text:p>
              </table:table-cell>
              <table:table-cell office:value-type="float" office:value="342" calcext:value-type="float">
                <text:p>342</text:p>
              </table:table-cell>
              <table:table-cell office:value-type="float" office:value="533" calcext:value-type="float">
                <text:p>533</text:p>
              </table:table-cell>
              <table:table-cell office:value-type="float" office:value="623" calcext:value-type="float">
                <text:p>623</text:p>
              </table:table-cell>
              <table:table-cell office:value-type="float" office:value="830" calcext:value-type="float">
                <text:p>830</text:p>
              </table:table-cell>
              <table:table-cell office:value-type="float" office:value="1043" calcext:value-type="float">
                <text:p>1043</text:p>
              </table:table-cell>
              <table:table-cell office:value-type="float" office:value="1375" calcext:value-type="float">
                <text:p>1375</text:p>
              </table:table-cell>
              <table:table-cell office:value-type="float" office:value="1772" calcext:value-type="float">
                <text:p>1772</text:p>
              </table:table-cell>
              <table:table-cell office:value-type="float" office:value="2311" calcext:value-type="float">
                <text:p>2311</text:p>
              </table:table-cell>
              <table:table-cell office:value-type="float" office:value="2808" calcext:value-type="float">
                <text:p>2808</text:p>
              </table:table-cell>
              <table:table-cell office:value-type="float" office:value="3647" calcext:value-type="float">
                <text:p>3647</text:p>
              </table:table-cell>
              <table:table-cell office:value-type="float" office:value="4365" calcext:value-type="float">
                <text:p>4365</text:p>
              </table:table-cell>
              <table:table-cell office:value-type="float" office:value="5138" calcext:value-type="float">
                <text:p>5138</text:p>
              </table:table-cell>
              <table:table-cell office:value-type="float" office:value="5982" calcext:value-type="float">
                <text:p>5982</text:p>
              </table:table-cell>
              <table:table-cell office:value-type="float" office:value="6803" calcext:value-type="float">
                <text:p>6803</text:p>
              </table:table-cell>
              <table:table-cell office:value-type="float" office:value="7716" calcext:value-type="float">
                <text:p>7716</text:p>
              </table:table-cell>
              <table:table-cell office:value-type="float" office:value="8464" calcext:value-type="float">
                <text:p>8464</text:p>
              </table:table-cell>
              <table:table-cell office:value-type="float" office:value="9387" calcext:value-type="float">
                <text:p>9387</text:p>
              </table:table-cell>
              <table:table-cell office:value-type="float" office:value="10348" calcext:value-type="float">
                <text:p>10348</text:p>
              </table:table-cell>
              <table:table-cell office:value-type="float" office:value="11198" calcext:value-type="float">
                <text:p>11198</text:p>
              </table:table-cell>
              <table:table-cell office:value-type="float" office:value="11947" calcext:value-type="float">
                <text:p>11947</text:p>
              </table:table-cell>
              <table:table-cell office:value-type="float" office:value="12641" calcext:value-type="float">
                <text:p>12641</text:p>
              </table:table-cell>
              <table:table-cell office:value-type="float" office:value="13341" calcext:value-type="float">
                <text:p>13341</text:p>
              </table:table-cell>
              <table:table-cell office:value-type="float" office:value="14045" calcext:value-type="float">
                <text:p>14045</text:p>
              </table:table-cell>
              <table:table-cell office:value-type="float" office:value="14792" calcext:value-type="float">
                <text:p>14792</text:p>
              </table:table-cell>
              <table:table-cell office:value-type="float" office:value="15447" calcext:value-type="float">
                <text:p>15447</text:p>
              </table:table-cell>
              <table:table-cell office:value-type="float" office:value="16081" calcext:value-type="float">
                <text:p>16081</text:p>
              </table:table-cell>
              <table:table-cell office:value-type="float" office:value="16606" calcext:value-type="float">
                <text:p>16606</text:p>
              </table:table-cell>
              <table:table-cell office:value-type="float" office:value="17209" calcext:value-type="float">
                <text:p>17209</text:p>
              </table:table-cell>
              <table:table-cell office:value-type="float" office:value="17756" calcext:value-type="float">
                <text:p>17756</text:p>
              </table:table-cell>
              <table:table-cell office:value-type="float" office:value="18056" calcext:value-type="float">
                <text:p>18056</text:p>
              </table:table-cell>
              <table:table-cell office:value-type="float" office:value="18708" calcext:value-type="float">
                <text:p>18708</text:p>
              </table:table-cell>
              <table:table-cell office:value-type="float" office:value="19315" calcext:value-type="float">
                <text:p>19315</text:p>
              </table:table-cell>
              <table:table-cell office:value-type="float" office:value="20002" calcext:value-type="float">
                <text:p>20002</text:p>
              </table:table-cell>
              <table:table-cell office:value-type="float" office:value="20043" calcext:value-type="float">
                <text:p>20043</text:p>
              </table:table-cell>
              <table:table-cell office:value-type="float" office:value="20453" calcext:value-type="float">
                <text:p>20453</text:p>
              </table:table-cell>
              <table:table-cell office:value-type="float" office:value="20852" calcext:value-type="float">
                <text:p>20852</text:p>
              </table:table-cell>
              <table:table-cell office:value-type="float" office:value="21282" calcext:value-type="float">
                <text:p>21282</text:p>
              </table:table-cell>
              <table:table-cell office:value-type="float" office:value="21717" calcext:value-type="float">
                <text:p>21717</text:p>
              </table:table-cell>
              <table:table-cell office:value-type="float" office:value="22157" calcext:value-type="float">
                <text:p>22157</text:p>
              </table:table-cell>
              <table:table-cell office:value-type="float" office:value="22524" calcext:value-type="float">
                <text:p>22524</text:p>
              </table:table-cell>
              <table:table-cell office:value-type="float" office:value="22902" calcext:value-type="float">
                <text:p>22902</text:p>
              </table:table-cell>
              <table:table-cell office:value-type="float" office:value="23190" calcext:value-type="float">
                <text:p>23190</text:p>
              </table:table-cell>
              <table:table-cell office:value-type="float" office:value="23521" calcext:value-type="float">
                <text:p>23521</text:p>
              </table:table-cell>
              <table:table-cell office:value-type="float" office:value="23822" calcext:value-type="float">
                <text:p>23822</text:p>
              </table:table-cell>
              <table:table-cell office:value-type="float" office:value="24275" calcext:value-type="float">
                <text:p>24275</text:p>
              </table:table-cell>
              <table:table-cell table:number-columns-repeated="2" office:value-type="float" office:value="24543" calcext:value-type="float">
                <text:p>24543</text:p>
              </table:table-cell>
              <table:table-cell office:value-type="float" office:value="25100" calcext:value-type="float">
                <text:p>25100</text:p>
              </table:table-cell>
              <table:table-cell office:value-type="float" office:value="25264" calcext:value-type="float">
                <text:p>25264</text:p>
              </table:table-cell>
              <table:table-cell office:value-type="float" office:value="25428" calcext:value-type="float">
                <text:p>25428</text:p>
              </table:table-cell>
              <table:table-cell office:value-type="float" office:value="25613" calcext:value-type="float">
                <text:p>25613</text:p>
              </table:table-cell>
              <table:table-cell office:value-type="float" office:value="25857" calcext:value-type="float">
                <text:p>25857</text:p>
              </table:table-cell>
              <table:table-cell office:value-type="float" office:value="26070" calcext:value-type="float">
                <text:p>26070</text:p>
              </table:table-cell>
              <table:table-cell office:value-type="float" office:value="26299" calcext:value-type="float">
                <text:p>26299</text:p>
              </table:table-cell>
              <table:table-cell office:value-type="float" office:value="26478" calcext:value-type="float">
                <text:p>26478</text:p>
              </table:table-cell>
              <table:table-cell office:value-type="float" office:value="26621" calcext:value-type="float">
                <text:p>26621</text:p>
              </table:table-cell>
              <table:table-cell office:value-type="float" office:value="26744" calcext:value-type="float">
                <text:p>26744</text:p>
              </table:table-cell>
              <table:table-cell office:value-type="float" office:value="26920" calcext:value-type="float">
                <text:p>26920</text:p>
              </table:table-cell>
              <table:table-cell office:value-type="float" office:value="27104" calcext:value-type="float">
                <text:p>27104</text:p>
              </table:table-cell>
              <table:table-cell office:value-type="float" office:value="27321" calcext:value-type="float">
                <text:p>27321</text:p>
              </table:table-cell>
              <table:table-cell office:value-type="float" office:value="27459" calcext:value-type="float">
                <text:p>27459</text:p>
              </table:table-cell>
              <table:table-cell table:number-columns-repeated="2" office:value-type="float" office:value="27563" calcext:value-type="float">
                <text:p>27563</text:p>
              </table:table-cell>
              <table:table-cell office:value-type="float" office:value="27709" calcext:value-type="float">
                <text:p>27709</text:p>
              </table:table-cell>
              <table:table-cell office:value-type="float" office:value="27778" calcext:value-type="float">
                <text:p>27778</text:p>
              </table:table-cell>
              <table:table-cell office:value-type="float" office:value="27888" calcext:value-type="float">
                <text:p>27888</text:p>
              </table:table-cell>
              <table:table-cell office:value-type="float" office:value="27940" calcext:value-type="float">
                <text:p>27940</text:p>
              </table:table-cell>
              <table:table-cell office:value-type="float" office:value="28628" calcext:value-type="float">
                <text:p>28628</text:p>
              </table:table-cell>
              <table:table-cell office:value-type="float" office:value="28678" calcext:value-type="float">
                <text:p>28678</text:p>
              </table:table-cell>
              <table:table-cell office:value-type="float" office:value="28752" calcext:value-type="float">
                <text:p>28752</text:p>
              </table:table-cell>
              <table:table-cell office:value-type="float" office:value="26834" calcext:value-type="float">
                <text:p>26834</text:p>
              </table:table-cell>
              <table:table-cell table:number-columns-repeated="2" office:value-type="float" office:value="27117" calcext:value-type="float">
                <text:p>27117</text:p>
              </table:table-cell>
              <table:table-cell office:value-type="float" office:value="27119" calcext:value-type="float">
                <text:p>27119</text:p>
              </table:table-cell>
              <table:table-cell office:value-type="float" office:value="27121" calcext:value-type="float">
                <text:p>27121</text:p>
              </table:table-cell>
              <table:table-cell office:value-type="float" office:value="27125" calcext:value-type="float">
                <text:p>27125</text:p>
              </table:table-cell>
              <table:table-cell table:number-columns-repeated="3" office:value-type="float" office:value="27127" calcext:value-type="float">
                <text:p>27127</text:p>
              </table:table-cell>
              <table:table-cell office:value-type="float" office:value="27128" calcext:value-type="float">
                <text:p>27128</text:p>
              </table:table-cell>
              <table:table-cell office:value-type="float" office:value="27133" calcext:value-type="float">
                <text:p>27133</text:p>
              </table:table-cell>
              <table:table-cell office:value-type="float" office:value="27134" calcext:value-type="float">
                <text:p>27134</text:p>
              </table:table-cell>
              <table:table-cell office:value-type="float" office:value="27135" calcext:value-type="float">
                <text:p>27135</text:p>
              </table:table-cell>
              <table:table-cell table:number-columns-repeated="6" office:value-type="float" office:value="27136" calcext:value-type="float">
                <text:p>2713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pain Result</text:p>
            </table:table-cell>
            <table:table-cell table:number-columns-repeated="2"/>
            <table:table-cell table:number-columns-repeated="41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55" calcext:value-type="float">
              <text:p>55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95" calcext:value-type="float">
              <text:p>195</text:p>
            </table:table-cell>
            <table:table-cell office:value-type="float" office:value="289" calcext:value-type="float">
              <text:p>289</text:p>
            </table:table-cell>
            <table:table-cell office:value-type="float" office:value="342" calcext:value-type="float">
              <text:p>342</text:p>
            </table:table-cell>
            <table:table-cell office:value-type="float" office:value="533" calcext:value-type="float">
              <text:p>533</text:p>
            </table:table-cell>
            <table:table-cell office:value-type="float" office:value="623" calcext:value-type="float">
              <text:p>623</text:p>
            </table:table-cell>
            <table:table-cell office:value-type="float" office:value="830" calcext:value-type="float">
              <text:p>830</text:p>
            </table:table-cell>
            <table:table-cell office:value-type="float" office:value="1043" calcext:value-type="float">
              <text:p>1043</text:p>
            </table:table-cell>
            <table:table-cell office:value-type="float" office:value="1375" calcext:value-type="float">
              <text:p>1375</text:p>
            </table:table-cell>
            <table:table-cell office:value-type="float" office:value="1772" calcext:value-type="float">
              <text:p>1772</text:p>
            </table:table-cell>
            <table:table-cell office:value-type="float" office:value="2311" calcext:value-type="float">
              <text:p>2311</text:p>
            </table:table-cell>
            <table:table-cell office:value-type="float" office:value="2808" calcext:value-type="float">
              <text:p>2808</text:p>
            </table:table-cell>
            <table:table-cell office:value-type="float" office:value="3647" calcext:value-type="float">
              <text:p>3647</text:p>
            </table:table-cell>
            <table:table-cell office:value-type="float" office:value="4365" calcext:value-type="float">
              <text:p>4365</text:p>
            </table:table-cell>
            <table:table-cell office:value-type="float" office:value="5138" calcext:value-type="float">
              <text:p>5138</text:p>
            </table:table-cell>
            <table:table-cell office:value-type="float" office:value="5982" calcext:value-type="float">
              <text:p>5982</text:p>
            </table:table-cell>
            <table:table-cell office:value-type="float" office:value="6803" calcext:value-type="float">
              <text:p>6803</text:p>
            </table:table-cell>
            <table:table-cell office:value-type="float" office:value="7716" calcext:value-type="float">
              <text:p>7716</text:p>
            </table:table-cell>
            <table:table-cell office:value-type="float" office:value="8464" calcext:value-type="float">
              <text:p>8464</text:p>
            </table:table-cell>
            <table:table-cell office:value-type="float" office:value="9387" calcext:value-type="float">
              <text:p>9387</text:p>
            </table:table-cell>
            <table:table-cell office:value-type="float" office:value="10348" calcext:value-type="float">
              <text:p>10348</text:p>
            </table:table-cell>
            <table:table-cell office:value-type="float" office:value="11198" calcext:value-type="float">
              <text:p>11198</text:p>
            </table:table-cell>
            <table:table-cell office:value-type="float" office:value="11947" calcext:value-type="float">
              <text:p>11947</text:p>
            </table:table-cell>
            <table:table-cell office:value-type="float" office:value="12641" calcext:value-type="float">
              <text:p>12641</text:p>
            </table:table-cell>
            <table:table-cell office:value-type="float" office:value="13341" calcext:value-type="float">
              <text:p>13341</text:p>
            </table:table-cell>
            <table:table-cell office:value-type="float" office:value="14045" calcext:value-type="float">
              <text:p>14045</text:p>
            </table:table-cell>
            <table:table-cell office:value-type="float" office:value="14792" calcext:value-type="float">
              <text:p>14792</text:p>
            </table:table-cell>
            <table:table-cell office:value-type="float" office:value="15447" calcext:value-type="float">
              <text:p>15447</text:p>
            </table:table-cell>
            <table:table-cell office:value-type="float" office:value="16081" calcext:value-type="float">
              <text:p>16081</text:p>
            </table:table-cell>
            <table:table-cell office:value-type="float" office:value="16606" calcext:value-type="float">
              <text:p>16606</text:p>
            </table:table-cell>
            <table:table-cell office:value-type="float" office:value="17209" calcext:value-type="float">
              <text:p>17209</text:p>
            </table:table-cell>
            <table:table-cell office:value-type="float" office:value="17756" calcext:value-type="float">
              <text:p>17756</text:p>
            </table:table-cell>
            <table:table-cell office:value-type="float" office:value="18056" calcext:value-type="float">
              <text:p>18056</text:p>
            </table:table-cell>
            <table:table-cell office:value-type="float" office:value="18708" calcext:value-type="float">
              <text:p>18708</text:p>
            </table:table-cell>
            <table:table-cell office:value-type="float" office:value="19315" calcext:value-type="float">
              <text:p>19315</text:p>
            </table:table-cell>
            <table:table-cell office:value-type="float" office:value="20002" calcext:value-type="float">
              <text:p>20002</text:p>
            </table:table-cell>
            <table:table-cell office:value-type="float" office:value="20043" calcext:value-type="float">
              <text:p>20043</text:p>
            </table:table-cell>
            <table:table-cell office:value-type="float" office:value="20453" calcext:value-type="float">
              <text:p>20453</text:p>
            </table:table-cell>
            <table:table-cell office:value-type="float" office:value="20852" calcext:value-type="float">
              <text:p>20852</text:p>
            </table:table-cell>
            <table:table-cell office:value-type="float" office:value="21282" calcext:value-type="float">
              <text:p>21282</text:p>
            </table:table-cell>
            <table:table-cell office:value-type="float" office:value="21717" calcext:value-type="float">
              <text:p>21717</text:p>
            </table:table-cell>
            <table:table-cell office:value-type="float" office:value="22157" calcext:value-type="float">
              <text:p>22157</text:p>
            </table:table-cell>
            <table:table-cell office:value-type="float" office:value="22524" calcext:value-type="float">
              <text:p>22524</text:p>
            </table:table-cell>
            <table:table-cell office:value-type="float" office:value="22902" calcext:value-type="float">
              <text:p>22902</text:p>
            </table:table-cell>
            <table:table-cell office:value-type="float" office:value="23190" calcext:value-type="float">
              <text:p>23190</text:p>
            </table:table-cell>
            <table:table-cell office:value-type="float" office:value="23521" calcext:value-type="float">
              <text:p>23521</text:p>
            </table:table-cell>
            <table:table-cell office:value-type="float" office:value="23822" calcext:value-type="float">
              <text:p>23822</text:p>
            </table:table-cell>
            <table:table-cell office:value-type="float" office:value="24275" calcext:value-type="float">
              <text:p>24275</text:p>
            </table:table-cell>
            <table:table-cell table:number-columns-repeated="2" office:value-type="float" office:value="24543" calcext:value-type="float">
              <text:p>24543</text:p>
            </table:table-cell>
            <table:table-cell office:value-type="float" office:value="25100" calcext:value-type="float">
              <text:p>25100</text:p>
            </table:table-cell>
            <table:table-cell office:value-type="float" office:value="25264" calcext:value-type="float">
              <text:p>25264</text:p>
            </table:table-cell>
            <table:table-cell office:value-type="float" office:value="25428" calcext:value-type="float">
              <text:p>25428</text:p>
            </table:table-cell>
            <table:table-cell office:value-type="float" office:value="25613" calcext:value-type="float">
              <text:p>25613</text:p>
            </table:table-cell>
            <table:table-cell office:value-type="float" office:value="25857" calcext:value-type="float">
              <text:p>25857</text:p>
            </table:table-cell>
            <table:table-cell office:value-type="float" office:value="26070" calcext:value-type="float">
              <text:p>26070</text:p>
            </table:table-cell>
            <table:table-cell office:value-type="float" office:value="26299" calcext:value-type="float">
              <text:p>26299</text:p>
            </table:table-cell>
            <table:table-cell office:value-type="float" office:value="26478" calcext:value-type="float">
              <text:p>26478</text:p>
            </table:table-cell>
            <table:table-cell office:value-type="float" office:value="26621" calcext:value-type="float">
              <text:p>26621</text:p>
            </table:table-cell>
            <table:table-cell office:value-type="float" office:value="26744" calcext:value-type="float">
              <text:p>26744</text:p>
            </table:table-cell>
            <table:table-cell office:value-type="float" office:value="26920" calcext:value-type="float">
              <text:p>26920</text:p>
            </table:table-cell>
            <table:table-cell office:value-type="float" office:value="27104" calcext:value-type="float">
              <text:p>27104</text:p>
            </table:table-cell>
            <table:table-cell office:value-type="float" office:value="27321" calcext:value-type="float">
              <text:p>27321</text:p>
            </table:table-cell>
            <table:table-cell office:value-type="float" office:value="27459" calcext:value-type="float">
              <text:p>27459</text:p>
            </table:table-cell>
            <table:table-cell table:number-columns-repeated="2" office:value-type="float" office:value="27563" calcext:value-type="float">
              <text:p>27563</text:p>
            </table:table-cell>
            <table:table-cell office:value-type="float" office:value="27709" calcext:value-type="float">
              <text:p>27709</text:p>
            </table:table-cell>
            <table:table-cell office:value-type="float" office:value="27778" calcext:value-type="float">
              <text:p>27778</text:p>
            </table:table-cell>
            <table:table-cell office:value-type="float" office:value="27888" calcext:value-type="float">
              <text:p>27888</text:p>
            </table:table-cell>
            <table:table-cell office:value-type="float" office:value="27940" calcext:value-type="float">
              <text:p>27940</text:p>
            </table:table-cell>
            <table:table-cell office:value-type="float" office:value="28628" calcext:value-type="float">
              <text:p>28628</text:p>
            </table:table-cell>
            <table:table-cell office:value-type="float" office:value="28678" calcext:value-type="float">
              <text:p>28678</text:p>
            </table:table-cell>
            <table:table-cell office:value-type="float" office:value="28752" calcext:value-type="float">
              <text:p>28752</text:p>
            </table:table-cell>
            <table:table-cell office:value-type="float" office:value="26834" calcext:value-type="float">
              <text:p>26834</text:p>
            </table:table-cell>
            <table:table-cell table:number-columns-repeated="2" office:value-type="float" office:value="27117" calcext:value-type="float">
              <text:p>27117</text:p>
            </table:table-cell>
            <table:table-cell office:value-type="float" office:value="27119" calcext:value-type="float">
              <text:p>27119</text:p>
            </table:table-cell>
            <table:table-cell office:value-type="float" office:value="27121" calcext:value-type="float">
              <text:p>27121</text:p>
            </table:table-cell>
            <table:table-cell office:value-type="float" office:value="27125" calcext:value-type="float">
              <text:p>27125</text:p>
            </table:table-cell>
            <table:table-cell table:number-columns-repeated="3" office:value-type="float" office:value="27127" calcext:value-type="float">
              <text:p>27127</text:p>
            </table:table-cell>
            <table:table-cell office:value-type="float" office:value="27128" calcext:value-type="float">
              <text:p>27128</text:p>
            </table:table-cell>
            <table:table-cell office:value-type="float" office:value="27133" calcext:value-type="float">
              <text:p>27133</text:p>
            </table:table-cell>
            <table:table-cell office:value-type="float" office:value="27134" calcext:value-type="float">
              <text:p>27134</text:p>
            </table:table-cell>
            <table:table-cell office:value-type="float" office:value="27135" calcext:value-type="float">
              <text:p>27135</text:p>
            </table:table-cell>
            <table:table-cell table:number-columns-repeated="6" office:value-type="float" office:value="27136" calcext:value-type="float">
              <text:p>2713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ri Lanka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81" calcext:value-type="float">
                <text:p>81</text:p>
              </table:table-cell>
              <table:table-cell table:number-columns-repeated="66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6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0" office:value-type="float" office:value="9" calcext:value-type="float">
                <text:p>9</text:p>
              </table:table-cell>
              <table:table-cell table:number-columns-repeated="7" office:value-type="float" office:value="10" calcext:value-type="float">
                <text:p>10</text:p>
              </table:table-cell>
              <table:table-cell table:number-columns-repeated="12" office:value-type="float" office:value="11" calcext:value-type="float">
                <text:p>1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ri Lanka Result</text:p>
            </table:table-cell>
            <table:table-cell table:number-columns-repeated="2"/>
            <table:table-cell table:number-columns-repeated="66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table:number-columns-repeated="3"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26"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table:number-columns-repeated="20" office:value-type="float" office:value="9" calcext:value-type="float">
              <text:p>9</text:p>
            </table:table-cell>
            <table:table-cell table:number-columns-repeated="7" office:value-type="float" office:value="10" calcext:value-type="float">
              <text:p>10</text:p>
            </table:table-cell>
            <table:table-cell table:number-columns-repeated="12" office:value-type="float" office:value="11" calcext:value-type="float">
              <text:p>1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udan</text:p>
              </table:table-cell>
              <table:table-cell office:value-type="float" office:value="12.8628" calcext:value-type="float">
                <text:p>12.8628</text:p>
              </table:table-cell>
              <table:table-cell office:value-type="float" office:value="30.2176" calcext:value-type="float">
                <text:p>30.2176</text:p>
              </table:table-cell>
              <table:table-cell table:number-columns-repeated="51" office:value-type="float" office:value="0" calcext:value-type="float">
                <text:p>0</text:p>
              </table:table-cell>
              <table:table-cell table:number-columns-repeated="17" office:value-type="float" office:value="1" calcext:value-type="float">
                <text:p>1</text:p>
              </table:table-cell>
              <table:table-cell table:number-columns-repeated="14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2" office:value-type="float" office:value="16" calcext:value-type="float">
                <text:p>16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1" calcext:value-type="float">
                <text:p>31</text:p>
              </table:table-cell>
              <table:table-cell office:value-type="float" office:value="36" calcext:value-type="float">
                <text:p>36</text:p>
              </table:table-cell>
              <table:table-cell table:number-columns-repeated="3" office:value-type="float" office:value="41" calcext:value-type="float">
                <text:p>41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70" calcext:value-type="float">
                <text:p>70</text:p>
              </table:table-cell>
              <table:table-cell office:value-type="float" office:value="74" calcext:value-type="float">
                <text:p>74</text:p>
              </table:table-cell>
              <table:table-cell office:value-type="float" office:value="80" calcext:value-type="float">
                <text:p>80</text:p>
              </table:table-cell>
              <table:table-cell table:number-columns-repeated="2" office:value-type="float" office:value="90" calcext:value-type="float">
                <text:p>90</text:p>
              </table:table-cell>
              <table:table-cell office:value-type="float" office:value="91" calcext:value-type="float">
                <text:p>91</text:p>
              </table:table-cell>
              <table:table-cell table:number-columns-repeated="2" office:value-type="float" office:value="97" calcext:value-type="float">
                <text:p>97</text:p>
              </table:table-cell>
              <table:table-cell office:value-type="float" office:value="105" calcext:value-type="float">
                <text:p>105</text:p>
              </table:table-cell>
              <table:table-cell table:number-columns-repeated="2" office:value-type="float" office:value="111" calcext:value-type="float">
                <text:p>111</text:p>
              </table:table-cell>
              <table:table-cell office:value-type="float" office:value="121" calcext:value-type="float">
                <text:p>121</text:p>
              </table:table-cell>
              <table:table-cell office:value-type="float" office:value="137" calcext:value-type="float">
                <text:p>137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65" calcext:value-type="float">
                <text:p>165</text:p>
              </table:table-cell>
              <table:table-cell table:number-columns-repeated="2" office:value-type="float" office:value="170" calcext:value-type="float">
                <text:p>170</text:p>
              </table:table-cell>
              <table:table-cell table:number-columns-repeated="2" office:value-type="float" office:value="195" calcext:value-type="float">
                <text:p>195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262" calcext:value-type="float">
                <text:p>262</text:p>
              </table:table-cell>
              <table:table-cell office:value-type="float" office:value="286" calcext:value-type="float">
                <text:p>286</text:p>
              </table:table-cell>
              <table:table-cell office:value-type="float" office:value="298" calcext:value-type="float">
                <text:p>298</text:p>
              </table:table-cell>
              <table:table-cell office:value-type="float" office:value="307" calcext:value-type="float">
                <text:p>307</text:p>
              </table:table-cell>
              <table:table-cell office:value-type="float" office:value="314" calcext:value-type="float">
                <text:p>314</text:p>
              </table:table-cell>
              <table:table-cell office:value-type="float" office:value="333" calcext:value-type="float">
                <text:p>333</text:p>
              </table:table-cell>
              <table:table-cell office:value-type="float" office:value="347" calcext:value-type="float">
                <text:p>347</text:p>
              </table:table-cell>
              <table:table-cell table:number-columns-repeated="2" office:value-type="float" office:value="359" calcext:value-type="float">
                <text:p>359</text:p>
              </table:table-cell>
              <table:table-cell office:value-type="float" office:value="372" calcext:value-type="float">
                <text:p>372</text:p>
              </table:table-cell>
              <table:table-cell office:value-type="float" office:value="389" calcext:value-type="float">
                <text:p>389</text:p>
              </table:table-cell>
              <table:table-cell office:value-type="float" office:value="401" calcext:value-type="float">
                <text:p>401</text:p>
              </table:table-cell>
              <table:table-cell office:value-type="float" office:value="413" calcext:value-type="float">
                <text:p>413</text:p>
              </table:table-cell>
              <table:table-cell office:value-type="float" office:value="433" calcext:value-type="float">
                <text:p>43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udan Result</text:p>
            </table:table-cell>
            <table:table-cell table:number-columns-repeated="2"/>
            <table:table-cell table:number-columns-repeated="51" office:value-type="float" office:value="0" calcext:value-type="float">
              <text:p>0</text:p>
            </table:table-cell>
            <table:table-cell table:number-columns-repeated="17" office:value-type="float" office:value="1" calcext:value-type="float">
              <text:p>1</text:p>
            </table:table-cell>
            <table:table-cell table:number-columns-repeated="14"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table:number-columns-repeated="3"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2" office:value-type="float" office:value="12" calcext:value-type="float">
              <text:p>12</text:p>
            </table:table-cell>
            <table:table-cell office:value-type="float" office:value="13" calcext:value-type="float">
              <text:p>13</text:p>
            </table:table-cell>
            <table:table-cell table:number-columns-repeated="2" office:value-type="float" office:value="16" calcext:value-type="float">
              <text:p>16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1" calcext:value-type="float">
              <text:p>31</text:p>
            </table:table-cell>
            <table:table-cell office:value-type="float" office:value="36" calcext:value-type="float">
              <text:p>36</text:p>
            </table:table-cell>
            <table:table-cell table:number-columns-repeated="3" office:value-type="float" office:value="41" calcext:value-type="float">
              <text:p>41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70" calcext:value-type="float">
              <text:p>70</text:p>
            </table:table-cell>
            <table:table-cell office:value-type="float" office:value="74" calcext:value-type="float">
              <text:p>74</text:p>
            </table:table-cell>
            <table:table-cell office:value-type="float" office:value="80" calcext:value-type="float">
              <text:p>80</text:p>
            </table:table-cell>
            <table:table-cell table:number-columns-repeated="2" office:value-type="float" office:value="90" calcext:value-type="float">
              <text:p>90</text:p>
            </table:table-cell>
            <table:table-cell office:value-type="float" office:value="91" calcext:value-type="float">
              <text:p>91</text:p>
            </table:table-cell>
            <table:table-cell table:number-columns-repeated="2" office:value-type="float" office:value="97" calcext:value-type="float">
              <text:p>97</text:p>
            </table:table-cell>
            <table:table-cell office:value-type="float" office:value="105" calcext:value-type="float">
              <text:p>105</text:p>
            </table:table-cell>
            <table:table-cell table:number-columns-repeated="2" office:value-type="float" office:value="111" calcext:value-type="float">
              <text:p>111</text:p>
            </table:table-cell>
            <table:table-cell office:value-type="float" office:value="121" calcext:value-type="float">
              <text:p>121</text:p>
            </table:table-cell>
            <table:table-cell office:value-type="float" office:value="137" calcext:value-type="float">
              <text:p>137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65" calcext:value-type="float">
              <text:p>165</text:p>
            </table:table-cell>
            <table:table-cell table:number-columns-repeated="2" office:value-type="float" office:value="170" calcext:value-type="float">
              <text:p>170</text:p>
            </table:table-cell>
            <table:table-cell table:number-columns-repeated="2" office:value-type="float" office:value="195" calcext:value-type="float">
              <text:p>195</text:p>
            </table:table-cell>
            <table:table-cell office:value-type="float" office:value="233" calcext:value-type="float">
              <text:p>233</text:p>
            </table:table-cell>
            <table:table-cell office:value-type="float" office:value="262" calcext:value-type="float">
              <text:p>262</text:p>
            </table:table-cell>
            <table:table-cell office:value-type="float" office:value="286" calcext:value-type="float">
              <text:p>286</text:p>
            </table:table-cell>
            <table:table-cell office:value-type="float" office:value="298" calcext:value-type="float">
              <text:p>298</text:p>
            </table:table-cell>
            <table:table-cell office:value-type="float" office:value="307" calcext:value-type="float">
              <text:p>307</text:p>
            </table:table-cell>
            <table:table-cell office:value-type="float" office:value="314" calcext:value-type="float">
              <text:p>314</text:p>
            </table:table-cell>
            <table:table-cell office:value-type="float" office:value="333" calcext:value-type="float">
              <text:p>333</text:p>
            </table:table-cell>
            <table:table-cell office:value-type="float" office:value="347" calcext:value-type="float">
              <text:p>347</text:p>
            </table:table-cell>
            <table:table-cell table:number-columns-repeated="2" office:value-type="float" office:value="359" calcext:value-type="float">
              <text:p>359</text:p>
            </table:table-cell>
            <table:table-cell office:value-type="float" office:value="372" calcext:value-type="float">
              <text:p>372</text:p>
            </table:table-cell>
            <table:table-cell office:value-type="float" office:value="389" calcext:value-type="float">
              <text:p>389</text:p>
            </table:table-cell>
            <table:table-cell office:value-type="float" office:value="401" calcext:value-type="float">
              <text:p>401</text:p>
            </table:table-cell>
            <table:table-cell office:value-type="float" office:value="413" calcext:value-type="float">
              <text:p>413</text:p>
            </table:table-cell>
            <table:table-cell office:value-type="float" office:value="433" calcext:value-type="float">
              <text:p>43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uriname</text:p>
              </table:table-cell>
              <table:table-cell office:value-type="float" office:value="3.9193" calcext:value-type="float">
                <text:p>3.9193</text:p>
              </table:table-cell>
              <table:table-cell office:value-type="float" office:value="-56.0278" calcext:value-type="float">
                <text:p>-56.0278</text:p>
              </table:table-cell>
              <table:table-cell table:number-columns-repeated="72" office:value-type="float" office:value="0" calcext:value-type="float">
                <text:p>0</text:p>
              </table:table-cell>
              <table:table-cell table:number-columns-repeated="66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uriname Result</text:p>
            </table:table-cell>
            <table:table-cell table:number-columns-repeated="2"/>
            <table:table-cell table:number-columns-repeated="72" office:value-type="float" office:value="0" calcext:value-type="float">
              <text:p>0</text:p>
            </table:table-cell>
            <table:table-cell table:number-columns-repeated="66" office:value-type="float" office:value="1" calcext:value-type="float">
              <text:p>1</text:p>
            </table:table-cell>
            <table:table-cell table:number-columns-repeated="4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weden</text:p>
              </table:table-cell>
              <table:table-cell office:value-type="float" office:value="63" calcext:value-type="float">
                <text:p>63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49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62" calcext:value-type="float">
                <text:p>62</text:p>
              </table:table-cell>
              <table:table-cell office:value-type="float" office:value="77" calcext:value-type="float">
                <text:p>77</text:p>
              </table:table-cell>
              <table:table-cell table:number-columns-repeated="2" office:value-type="float" office:value="105" calcext:value-type="float">
                <text:p>105</text:p>
              </table:table-cell>
              <table:table-cell office:value-type="float" office:value="110" calcext:value-type="float">
                <text:p>110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80" calcext:value-type="float">
                <text:p>180</text:p>
              </table:table-cell>
              <table:table-cell office:value-type="float" office:value="239" calcext:value-type="float">
                <text:p>239</text:p>
              </table:table-cell>
              <table:table-cell office:value-type="float" office:value="308" calcext:value-type="float">
                <text:p>308</text:p>
              </table:table-cell>
              <table:table-cell office:value-type="float" office:value="358" calcext:value-type="float">
                <text:p>358</text:p>
              </table:table-cell>
              <table:table-cell office:value-type="float" office:value="373" calcext:value-type="float">
                <text:p>373</text:p>
              </table:table-cell>
              <table:table-cell office:value-type="float" office:value="401" calcext:value-type="float">
                <text:p>401</text:p>
              </table:table-cell>
              <table:table-cell office:value-type="float" office:value="477" calcext:value-type="float">
                <text:p>477</text:p>
              </table:table-cell>
              <table:table-cell office:value-type="float" office:value="591" calcext:value-type="float">
                <text:p>591</text:p>
              </table:table-cell>
              <table:table-cell office:value-type="float" office:value="687" calcext:value-type="float">
                <text:p>687</text:p>
              </table:table-cell>
              <table:table-cell office:value-type="float" office:value="793" calcext:value-type="float">
                <text:p>793</text:p>
              </table:table-cell>
              <table:table-cell office:value-type="float" office:value="870" calcext:value-type="float">
                <text:p>870</text:p>
              </table:table-cell>
              <table:table-cell office:value-type="float" office:value="887" calcext:value-type="float">
                <text:p>887</text:p>
              </table:table-cell>
              <table:table-cell office:value-type="float" office:value="899" calcext:value-type="float">
                <text:p>899</text:p>
              </table:table-cell>
              <table:table-cell office:value-type="float" office:value="919" calcext:value-type="float">
                <text:p>919</text:p>
              </table:table-cell>
              <table:table-cell office:value-type="float" office:value="1033" calcext:value-type="float">
                <text:p>1033</text:p>
              </table:table-cell>
              <table:table-cell office:value-type="float" office:value="1203" calcext:value-type="float">
                <text:p>1203</text:p>
              </table:table-cell>
              <table:table-cell office:value-type="float" office:value="1333" calcext:value-type="float">
                <text:p>1333</text:p>
              </table:table-cell>
              <table:table-cell office:value-type="float" office:value="1400" calcext:value-type="float">
                <text:p>1400</text:p>
              </table:table-cell>
              <table:table-cell office:value-type="float" office:value="1511" calcext:value-type="float">
                <text:p>1511</text:p>
              </table:table-cell>
              <table:table-cell office:value-type="float" office:value="1540" calcext:value-type="float">
                <text:p>1540</text:p>
              </table:table-cell>
              <table:table-cell office:value-type="float" office:value="1580" calcext:value-type="float">
                <text:p>1580</text:p>
              </table:table-cell>
              <table:table-cell office:value-type="float" office:value="1765" calcext:value-type="float">
                <text:p>1765</text:p>
              </table:table-cell>
              <table:table-cell office:value-type="float" office:value="1937" calcext:value-type="float">
                <text:p>1937</text:p>
              </table:table-cell>
              <table:table-cell office:value-type="float" office:value="2021" calcext:value-type="float">
                <text:p>2021</text:p>
              </table:table-cell>
              <table:table-cell office:value-type="float" office:value="2152" calcext:value-type="float">
                <text:p>2152</text:p>
              </table:table-cell>
              <table:table-cell office:value-type="float" office:value="2192" calcext:value-type="float">
                <text:p>2192</text:p>
              </table:table-cell>
              <table:table-cell office:value-type="float" office:value="2194" calcext:value-type="float">
                <text:p>2194</text:p>
              </table:table-cell>
              <table:table-cell office:value-type="float" office:value="2274" calcext:value-type="float">
                <text:p>2274</text:p>
              </table:table-cell>
              <table:table-cell office:value-type="float" office:value="2355" calcext:value-type="float">
                <text:p>2355</text:p>
              </table:table-cell>
              <table:table-cell office:value-type="float" office:value="2462" calcext:value-type="float">
                <text:p>2462</text:p>
              </table:table-cell>
              <table:table-cell office:value-type="float" office:value="2586" calcext:value-type="float">
                <text:p>2586</text:p>
              </table:table-cell>
              <table:table-cell office:value-type="float" office:value="2653" calcext:value-type="float">
                <text:p>2653</text:p>
              </table:table-cell>
              <table:table-cell office:value-type="float" office:value="2669" calcext:value-type="float">
                <text:p>2669</text:p>
              </table:table-cell>
              <table:table-cell office:value-type="float" office:value="2679" calcext:value-type="float">
                <text:p>2679</text:p>
              </table:table-cell>
              <table:table-cell office:value-type="float" office:value="2769" calcext:value-type="float">
                <text:p>2769</text:p>
              </table:table-cell>
              <table:table-cell office:value-type="float" office:value="2854" calcext:value-type="float">
                <text:p>2854</text:p>
              </table:table-cell>
              <table:table-cell office:value-type="float" office:value="2941" calcext:value-type="float">
                <text:p>2941</text:p>
              </table:table-cell>
              <table:table-cell office:value-type="float" office:value="3040" calcext:value-type="float">
                <text:p>3040</text:p>
              </table:table-cell>
              <table:table-cell office:value-type="float" office:value="3175" calcext:value-type="float">
                <text:p>3175</text:p>
              </table:table-cell>
              <table:table-cell office:value-type="float" office:value="3220" calcext:value-type="float">
                <text:p>3220</text:p>
              </table:table-cell>
              <table:table-cell office:value-type="float" office:value="3225" calcext:value-type="float">
                <text:p>3225</text:p>
              </table:table-cell>
              <table:table-cell office:value-type="float" office:value="3256" calcext:value-type="float">
                <text:p>3256</text:p>
              </table:table-cell>
              <table:table-cell office:value-type="float" office:value="3313" calcext:value-type="float">
                <text:p>3313</text:p>
              </table:table-cell>
              <table:table-cell office:value-type="float" office:value="3460" calcext:value-type="float">
                <text:p>3460</text:p>
              </table:table-cell>
              <table:table-cell office:value-type="float" office:value="3529" calcext:value-type="float">
                <text:p>3529</text:p>
              </table:table-cell>
              <table:table-cell office:value-type="float" office:value="3646" calcext:value-type="float">
                <text:p>3646</text:p>
              </table:table-cell>
              <table:table-cell office:value-type="float" office:value="3674" calcext:value-type="float">
                <text:p>3674</text:p>
              </table:table-cell>
              <table:table-cell office:value-type="float" office:value="3679" calcext:value-type="float">
                <text:p>3679</text:p>
              </table:table-cell>
              <table:table-cell office:value-type="float" office:value="3698" calcext:value-type="float">
                <text:p>3698</text:p>
              </table:table-cell>
              <table:table-cell office:value-type="float" office:value="3743" calcext:value-type="float">
                <text:p>3743</text:p>
              </table:table-cell>
              <table:table-cell office:value-type="float" office:value="3831" calcext:value-type="float">
                <text:p>3831</text:p>
              </table:table-cell>
              <table:table-cell office:value-type="float" office:value="3871" calcext:value-type="float">
                <text:p>3871</text:p>
              </table:table-cell>
              <table:table-cell office:value-type="float" office:value="3925" calcext:value-type="float">
                <text:p>3925</text:p>
              </table:table-cell>
              <table:table-cell office:value-type="float" office:value="3992" calcext:value-type="float">
                <text:p>3992</text:p>
              </table:table-cell>
              <table:table-cell office:value-type="float" office:value="3998" calcext:value-type="float">
                <text:p>3998</text:p>
              </table:table-cell>
              <table:table-cell office:value-type="float" office:value="4029" calcext:value-type="float">
                <text:p>4029</text:p>
              </table:table-cell>
              <table:table-cell office:value-type="float" office:value="4125" calcext:value-type="float">
                <text:p>4125</text:p>
              </table:table-cell>
              <table:table-cell office:value-type="float" office:value="4220" calcext:value-type="float">
                <text:p>4220</text:p>
              </table:table-cell>
              <table:table-cell office:value-type="float" office:value="4266" calcext:value-type="float">
                <text:p>4266</text:p>
              </table:table-cell>
              <table:table-cell office:value-type="float" office:value="4350" calcext:value-type="float">
                <text:p>4350</text:p>
              </table:table-cell>
              <table:table-cell table:number-columns-repeated="2" office:value-type="float" office:value="4395" calcext:value-type="float">
                <text:p>4395</text:p>
              </table:table-cell>
              <table:table-cell office:value-type="float" office:value="4403" calcext:value-type="float">
                <text:p>4403</text:p>
              </table:table-cell>
              <table:table-cell office:value-type="float" office:value="4468" calcext:value-type="float">
                <text:p>4468</text:p>
              </table:table-cell>
              <table:table-cell office:value-type="float" office:value="4542" calcext:value-type="float">
                <text:p>4542</text:p>
              </table:table-cell>
              <table:table-cell office:value-type="float" office:value="4562" calcext:value-type="float">
                <text:p>4562</text:p>
              </table:table-cell>
              <table:table-cell office:value-type="float" office:value="4639" calcext:value-type="float">
                <text:p>4639</text:p>
              </table:table-cell>
              <table:table-cell office:value-type="float" office:value="4656" calcext:value-type="float">
                <text:p>4656</text:p>
              </table:table-cell>
              <table:table-cell office:value-type="float" office:value="4659" calcext:value-type="float">
                <text:p>4659</text:p>
              </table:table-cell>
              <table:table-cell office:value-type="float" office:value="4694" calcext:value-type="float">
                <text:p>4694</text:p>
              </table:table-cell>
              <table:table-cell office:value-type="float" office:value="4717" calcext:value-type="float">
                <text:p>4717</text:p>
              </table:table-cell>
              <table:table-cell office:value-type="float" office:value="4795" calcext:value-type="float">
                <text:p>4795</text:p>
              </table:table-cell>
              <table:table-cell office:value-type="float" office:value="4814" calcext:value-type="float">
                <text:p>4814</text:p>
              </table:table-cell>
              <table:table-cell office:value-type="float" office:value="4854" calcext:value-type="float">
                <text:p>4854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weden Result</text:p>
            </table:table-cell>
            <table:table-cell table:number-columns-repeated="2"/>
            <table:table-cell table:number-columns-repeated="49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62" calcext:value-type="float">
              <text:p>62</text:p>
            </table:table-cell>
            <table:table-cell office:value-type="float" office:value="77" calcext:value-type="float">
              <text:p>77</text:p>
            </table:table-cell>
            <table:table-cell table:number-columns-repeated="2" office:value-type="float" office:value="105" calcext:value-type="float">
              <text:p>105</text:p>
            </table:table-cell>
            <table:table-cell office:value-type="float" office:value="110" calcext:value-type="float">
              <text:p>110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80" calcext:value-type="float">
              <text:p>180</text:p>
            </table:table-cell>
            <table:table-cell office:value-type="float" office:value="239" calcext:value-type="float">
              <text:p>239</text:p>
            </table:table-cell>
            <table:table-cell office:value-type="float" office:value="308" calcext:value-type="float">
              <text:p>308</text:p>
            </table:table-cell>
            <table:table-cell office:value-type="float" office:value="358" calcext:value-type="float">
              <text:p>358</text:p>
            </table:table-cell>
            <table:table-cell office:value-type="float" office:value="373" calcext:value-type="float">
              <text:p>373</text:p>
            </table:table-cell>
            <table:table-cell office:value-type="float" office:value="401" calcext:value-type="float">
              <text:p>401</text:p>
            </table:table-cell>
            <table:table-cell office:value-type="float" office:value="477" calcext:value-type="float">
              <text:p>477</text:p>
            </table:table-cell>
            <table:table-cell office:value-type="float" office:value="591" calcext:value-type="float">
              <text:p>591</text:p>
            </table:table-cell>
            <table:table-cell office:value-type="float" office:value="687" calcext:value-type="float">
              <text:p>687</text:p>
            </table:table-cell>
            <table:table-cell office:value-type="float" office:value="793" calcext:value-type="float">
              <text:p>793</text:p>
            </table:table-cell>
            <table:table-cell office:value-type="float" office:value="870" calcext:value-type="float">
              <text:p>870</text:p>
            </table:table-cell>
            <table:table-cell office:value-type="float" office:value="887" calcext:value-type="float">
              <text:p>887</text:p>
            </table:table-cell>
            <table:table-cell office:value-type="float" office:value="899" calcext:value-type="float">
              <text:p>899</text:p>
            </table:table-cell>
            <table:table-cell office:value-type="float" office:value="919" calcext:value-type="float">
              <text:p>919</text:p>
            </table:table-cell>
            <table:table-cell office:value-type="float" office:value="1033" calcext:value-type="float">
              <text:p>1033</text:p>
            </table:table-cell>
            <table:table-cell office:value-type="float" office:value="1203" calcext:value-type="float">
              <text:p>1203</text:p>
            </table:table-cell>
            <table:table-cell office:value-type="float" office:value="1333" calcext:value-type="float">
              <text:p>1333</text:p>
            </table:table-cell>
            <table:table-cell office:value-type="float" office:value="1400" calcext:value-type="float">
              <text:p>1400</text:p>
            </table:table-cell>
            <table:table-cell office:value-type="float" office:value="1511" calcext:value-type="float">
              <text:p>1511</text:p>
            </table:table-cell>
            <table:table-cell office:value-type="float" office:value="1540" calcext:value-type="float">
              <text:p>1540</text:p>
            </table:table-cell>
            <table:table-cell office:value-type="float" office:value="1580" calcext:value-type="float">
              <text:p>1580</text:p>
            </table:table-cell>
            <table:table-cell office:value-type="float" office:value="1765" calcext:value-type="float">
              <text:p>1765</text:p>
            </table:table-cell>
            <table:table-cell office:value-type="float" office:value="1937" calcext:value-type="float">
              <text:p>1937</text:p>
            </table:table-cell>
            <table:table-cell office:value-type="float" office:value="2021" calcext:value-type="float">
              <text:p>2021</text:p>
            </table:table-cell>
            <table:table-cell office:value-type="float" office:value="2152" calcext:value-type="float">
              <text:p>2152</text:p>
            </table:table-cell>
            <table:table-cell office:value-type="float" office:value="2192" calcext:value-type="float">
              <text:p>2192</text:p>
            </table:table-cell>
            <table:table-cell office:value-type="float" office:value="2194" calcext:value-type="float">
              <text:p>2194</text:p>
            </table:table-cell>
            <table:table-cell office:value-type="float" office:value="2274" calcext:value-type="float">
              <text:p>2274</text:p>
            </table:table-cell>
            <table:table-cell office:value-type="float" office:value="2355" calcext:value-type="float">
              <text:p>2355</text:p>
            </table:table-cell>
            <table:table-cell office:value-type="float" office:value="2462" calcext:value-type="float">
              <text:p>2462</text:p>
            </table:table-cell>
            <table:table-cell office:value-type="float" office:value="2586" calcext:value-type="float">
              <text:p>2586</text:p>
            </table:table-cell>
            <table:table-cell office:value-type="float" office:value="2653" calcext:value-type="float">
              <text:p>2653</text:p>
            </table:table-cell>
            <table:table-cell office:value-type="float" office:value="2669" calcext:value-type="float">
              <text:p>2669</text:p>
            </table:table-cell>
            <table:table-cell office:value-type="float" office:value="2679" calcext:value-type="float">
              <text:p>2679</text:p>
            </table:table-cell>
            <table:table-cell office:value-type="float" office:value="2769" calcext:value-type="float">
              <text:p>2769</text:p>
            </table:table-cell>
            <table:table-cell office:value-type="float" office:value="2854" calcext:value-type="float">
              <text:p>2854</text:p>
            </table:table-cell>
            <table:table-cell office:value-type="float" office:value="2941" calcext:value-type="float">
              <text:p>2941</text:p>
            </table:table-cell>
            <table:table-cell office:value-type="float" office:value="3040" calcext:value-type="float">
              <text:p>3040</text:p>
            </table:table-cell>
            <table:table-cell office:value-type="float" office:value="3175" calcext:value-type="float">
              <text:p>3175</text:p>
            </table:table-cell>
            <table:table-cell office:value-type="float" office:value="3220" calcext:value-type="float">
              <text:p>3220</text:p>
            </table:table-cell>
            <table:table-cell office:value-type="float" office:value="3225" calcext:value-type="float">
              <text:p>3225</text:p>
            </table:table-cell>
            <table:table-cell office:value-type="float" office:value="3256" calcext:value-type="float">
              <text:p>3256</text:p>
            </table:table-cell>
            <table:table-cell office:value-type="float" office:value="3313" calcext:value-type="float">
              <text:p>3313</text:p>
            </table:table-cell>
            <table:table-cell office:value-type="float" office:value="3460" calcext:value-type="float">
              <text:p>3460</text:p>
            </table:table-cell>
            <table:table-cell office:value-type="float" office:value="3529" calcext:value-type="float">
              <text:p>3529</text:p>
            </table:table-cell>
            <table:table-cell office:value-type="float" office:value="3646" calcext:value-type="float">
              <text:p>3646</text:p>
            </table:table-cell>
            <table:table-cell office:value-type="float" office:value="3674" calcext:value-type="float">
              <text:p>3674</text:p>
            </table:table-cell>
            <table:table-cell office:value-type="float" office:value="3679" calcext:value-type="float">
              <text:p>3679</text:p>
            </table:table-cell>
            <table:table-cell office:value-type="float" office:value="3698" calcext:value-type="float">
              <text:p>3698</text:p>
            </table:table-cell>
            <table:table-cell office:value-type="float" office:value="3743" calcext:value-type="float">
              <text:p>3743</text:p>
            </table:table-cell>
            <table:table-cell office:value-type="float" office:value="3831" calcext:value-type="float">
              <text:p>3831</text:p>
            </table:table-cell>
            <table:table-cell office:value-type="float" office:value="3871" calcext:value-type="float">
              <text:p>3871</text:p>
            </table:table-cell>
            <table:table-cell office:value-type="float" office:value="3925" calcext:value-type="float">
              <text:p>3925</text:p>
            </table:table-cell>
            <table:table-cell office:value-type="float" office:value="3992" calcext:value-type="float">
              <text:p>3992</text:p>
            </table:table-cell>
            <table:table-cell office:value-type="float" office:value="3998" calcext:value-type="float">
              <text:p>3998</text:p>
            </table:table-cell>
            <table:table-cell office:value-type="float" office:value="4029" calcext:value-type="float">
              <text:p>4029</text:p>
            </table:table-cell>
            <table:table-cell office:value-type="float" office:value="4125" calcext:value-type="float">
              <text:p>4125</text:p>
            </table:table-cell>
            <table:table-cell office:value-type="float" office:value="4220" calcext:value-type="float">
              <text:p>4220</text:p>
            </table:table-cell>
            <table:table-cell office:value-type="float" office:value="4266" calcext:value-type="float">
              <text:p>4266</text:p>
            </table:table-cell>
            <table:table-cell office:value-type="float" office:value="4350" calcext:value-type="float">
              <text:p>4350</text:p>
            </table:table-cell>
            <table:table-cell table:number-columns-repeated="2" office:value-type="float" office:value="4395" calcext:value-type="float">
              <text:p>4395</text:p>
            </table:table-cell>
            <table:table-cell office:value-type="float" office:value="4403" calcext:value-type="float">
              <text:p>4403</text:p>
            </table:table-cell>
            <table:table-cell office:value-type="float" office:value="4468" calcext:value-type="float">
              <text:p>4468</text:p>
            </table:table-cell>
            <table:table-cell office:value-type="float" office:value="4542" calcext:value-type="float">
              <text:p>4542</text:p>
            </table:table-cell>
            <table:table-cell office:value-type="float" office:value="4562" calcext:value-type="float">
              <text:p>4562</text:p>
            </table:table-cell>
            <table:table-cell office:value-type="float" office:value="4639" calcext:value-type="float">
              <text:p>4639</text:p>
            </table:table-cell>
            <table:table-cell office:value-type="float" office:value="4656" calcext:value-type="float">
              <text:p>4656</text:p>
            </table:table-cell>
            <table:table-cell office:value-type="float" office:value="4659" calcext:value-type="float">
              <text:p>4659</text:p>
            </table:table-cell>
            <table:table-cell office:value-type="float" office:value="4694" calcext:value-type="float">
              <text:p>4694</text:p>
            </table:table-cell>
            <table:table-cell office:value-type="float" office:value="4717" calcext:value-type="float">
              <text:p>4717</text:p>
            </table:table-cell>
            <table:table-cell office:value-type="float" office:value="4795" calcext:value-type="float">
              <text:p>4795</text:p>
            </table:table-cell>
            <table:table-cell office:value-type="float" office:value="4814" calcext:value-type="float">
              <text:p>4814</text:p>
            </table:table-cell>
            <table:table-cell office:value-type="float" office:value="4854" calcext:value-type="float">
              <text:p>4854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witzerland</text:p>
              </table:table-cell>
              <table:table-cell office:value-type="float" office:value="46.8182" calcext:value-type="float">
                <text:p>46.8182</text:p>
              </table:table-cell>
              <table:table-cell office:value-type="float" office:value="8.2275" calcext:value-type="float">
                <text:p>8.2275</text:p>
              </table:table-cell>
              <table:table-cell table:number-columns-repeated="43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3" calcext:value-type="float">
                <text:p>13</text:p>
              </table:table-cell>
              <table:table-cell table:number-columns-repeated="2" office:value-type="float" office:value="14" calcext:value-type="float">
                <text:p>14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54" calcext:value-type="float">
                <text:p>54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20" calcext:value-type="float">
                <text:p>120</text:p>
              </table:table-cell>
              <table:table-cell office:value-type="float" office:value="122" calcext:value-type="float">
                <text:p>122</text:p>
              </table:table-cell>
              <table:table-cell office:value-type="float" office:value="153" calcext:value-type="float">
                <text:p>153</text:p>
              </table:table-cell>
              <table:table-cell office:value-type="float" office:value="191" calcext:value-type="float">
                <text:p>191</text:p>
              </table:table-cell>
              <table:table-cell office:value-type="float" office:value="231" calcext:value-type="float">
                <text:p>231</text:p>
              </table:table-cell>
              <table:table-cell office:value-type="float" office:value="264" calcext:value-type="float">
                <text:p>264</text:p>
              </table:table-cell>
              <table:table-cell office:value-type="float" office:value="300" calcext:value-type="float">
                <text:p>300</text:p>
              </table:table-cell>
              <table:table-cell office:value-type="float" office:value="359" calcext:value-type="float">
                <text:p>359</text:p>
              </table:table-cell>
              <table:table-cell office:value-type="float" office:value="433" calcext:value-type="float">
                <text:p>433</text:p>
              </table:table-cell>
              <table:table-cell office:value-type="float" office:value="488" calcext:value-type="float">
                <text:p>488</text:p>
              </table:table-cell>
              <table:table-cell office:value-type="float" office:value="536" calcext:value-type="float">
                <text:p>536</text:p>
              </table:table-cell>
              <table:table-cell office:value-type="float" office:value="591" calcext:value-type="float">
                <text:p>591</text:p>
              </table:table-cell>
              <table:table-cell office:value-type="float" office:value="666" calcext:value-type="float">
                <text:p>666</text:p>
              </table:table-cell>
              <table:table-cell office:value-type="float" office:value="715" calcext:value-type="float">
                <text:p>715</text:p>
              </table:table-cell>
              <table:table-cell office:value-type="float" office:value="765" calcext:value-type="float">
                <text:p>765</text:p>
              </table:table-cell>
              <table:table-cell office:value-type="float" office:value="821" calcext:value-type="float">
                <text:p>821</text:p>
              </table:table-cell>
              <table:table-cell office:value-type="float" office:value="895" calcext:value-type="float">
                <text:p>895</text:p>
              </table:table-cell>
              <table:table-cell office:value-type="float" office:value="948" calcext:value-type="float">
                <text:p>948</text:p>
              </table:table-cell>
              <table:table-cell office:value-type="float" office:value="1002" calcext:value-type="float">
                <text:p>1002</text:p>
              </table:table-cell>
              <table:table-cell office:value-type="float" office:value="1036" calcext:value-type="float">
                <text:p>1036</text:p>
              </table:table-cell>
              <table:table-cell office:value-type="float" office:value="1106" calcext:value-type="float">
                <text:p>1106</text:p>
              </table:table-cell>
              <table:table-cell office:value-type="float" office:value="1138" calcext:value-type="float">
                <text:p>1138</text:p>
              </table:table-cell>
              <table:table-cell office:value-type="float" office:value="1174" calcext:value-type="float">
                <text:p>1174</text:p>
              </table:table-cell>
              <table:table-cell office:value-type="float" office:value="1239" calcext:value-type="float">
                <text:p>1239</text:p>
              </table:table-cell>
              <table:table-cell office:value-type="float" office:value="1281" calcext:value-type="float">
                <text:p>1281</text:p>
              </table:table-cell>
              <table:table-cell office:value-type="float" office:value="1327" calcext:value-type="float">
                <text:p>1327</text:p>
              </table:table-cell>
              <table:table-cell office:value-type="float" office:value="1368" calcext:value-type="float">
                <text:p>1368</text:p>
              </table:table-cell>
              <table:table-cell office:value-type="float" office:value="1393" calcext:value-type="float">
                <text:p>1393</text:p>
              </table:table-cell>
              <table:table-cell office:value-type="float" office:value="1429" calcext:value-type="float">
                <text:p>1429</text:p>
              </table:table-cell>
              <table:table-cell office:value-type="float" office:value="1478" calcext:value-type="float">
                <text:p>1478</text:p>
              </table:table-cell>
              <table:table-cell office:value-type="float" office:value="1509" calcext:value-type="float">
                <text:p>1509</text:p>
              </table:table-cell>
              <table:table-cell office:value-type="float" office:value="1549" calcext:value-type="float">
                <text:p>1549</text:p>
              </table:table-cell>
              <table:table-cell office:value-type="float" office:value="1589" calcext:value-type="float">
                <text:p>1589</text:p>
              </table:table-cell>
              <table:table-cell office:value-type="float" office:value="1599" calcext:value-type="float">
                <text:p>1599</text:p>
              </table:table-cell>
              <table:table-cell office:value-type="float" office:value="1610" calcext:value-type="float">
                <text:p>1610</text:p>
              </table:table-cell>
              <table:table-cell office:value-type="float" office:value="1665" calcext:value-type="float">
                <text:p>1665</text:p>
              </table:table-cell>
              <table:table-cell office:value-type="float" office:value="1699" calcext:value-type="float">
                <text:p>1699</text:p>
              </table:table-cell>
              <table:table-cell office:value-type="float" office:value="1716" calcext:value-type="float">
                <text:p>1716</text:p>
              </table:table-cell>
              <table:table-cell office:value-type="float" office:value="1737" calcext:value-type="float">
                <text:p>1737</text:p>
              </table:table-cell>
              <table:table-cell office:value-type="float" office:value="1754" calcext:value-type="float">
                <text:p>1754</text:p>
              </table:table-cell>
              <table:table-cell table:number-columns-repeated="2" office:value-type="float" office:value="1762" calcext:value-type="float">
                <text:p>1762</text:p>
              </table:table-cell>
              <table:table-cell office:value-type="float" office:value="1784" calcext:value-type="float">
                <text:p>1784</text:p>
              </table:table-cell>
              <table:table-cell office:value-type="float" office:value="1795" calcext:value-type="float">
                <text:p>1795</text:p>
              </table:table-cell>
              <table:table-cell office:value-type="float" office:value="1805" calcext:value-type="float">
                <text:p>1805</text:p>
              </table:table-cell>
              <table:table-cell office:value-type="float" office:value="1810" calcext:value-type="float">
                <text:p>1810</text:p>
              </table:table-cell>
              <table:table-cell office:value-type="float" office:value="1823" calcext:value-type="float">
                <text:p>1823</text:p>
              </table:table-cell>
              <table:table-cell office:value-type="float" office:value="1830" calcext:value-type="float">
                <text:p>1830</text:p>
              </table:table-cell>
              <table:table-cell office:value-type="float" office:value="1833" calcext:value-type="float">
                <text:p>1833</text:p>
              </table:table-cell>
              <table:table-cell office:value-type="float" office:value="1845" calcext:value-type="float">
                <text:p>1845</text:p>
              </table:table-cell>
              <table:table-cell office:value-type="float" office:value="1867" calcext:value-type="float">
                <text:p>1867</text:p>
              </table:table-cell>
              <table:table-cell office:value-type="float" office:value="1870" calcext:value-type="float">
                <text:p>1870</text:p>
              </table:table-cell>
              <table:table-cell office:value-type="float" office:value="1872" calcext:value-type="float">
                <text:p>1872</text:p>
              </table:table-cell>
              <table:table-cell office:value-type="float" office:value="1878" calcext:value-type="float">
                <text:p>1878</text:p>
              </table:table-cell>
              <table:table-cell office:value-type="float" office:value="1879" calcext:value-type="float">
                <text:p>1879</text:p>
              </table:table-cell>
              <table:table-cell office:value-type="float" office:value="1881" calcext:value-type="float">
                <text:p>1881</text:p>
              </table:table-cell>
              <table:table-cell office:value-type="float" office:value="1886" calcext:value-type="float">
                <text:p>1886</text:p>
              </table:table-cell>
              <table:table-cell office:value-type="float" office:value="1891" calcext:value-type="float">
                <text:p>1891</text:p>
              </table:table-cell>
              <table:table-cell office:value-type="float" office:value="1892" calcext:value-type="float">
                <text:p>1892</text:p>
              </table:table-cell>
              <table:table-cell office:value-type="float" office:value="1898" calcext:value-type="float">
                <text:p>1898</text:p>
              </table:table-cell>
              <table:table-cell office:value-type="float" office:value="1903" calcext:value-type="float">
                <text:p>1903</text:p>
              </table:table-cell>
              <table:table-cell office:value-type="float" office:value="1905" calcext:value-type="float">
                <text:p>1905</text:p>
              </table:table-cell>
              <table:table-cell office:value-type="float" office:value="1906" calcext:value-type="float">
                <text:p>1906</text:p>
              </table:table-cell>
              <table:table-cell office:value-type="float" office:value="1913" calcext:value-type="float">
                <text:p>1913</text:p>
              </table:table-cell>
              <table:table-cell office:value-type="float" office:value="1915" calcext:value-type="float">
                <text:p>1915</text:p>
              </table:table-cell>
              <table:table-cell office:value-type="float" office:value="1917" calcext:value-type="float">
                <text:p>1917</text:p>
              </table:table-cell>
              <table:table-cell table:number-columns-repeated="3" office:value-type="float" office:value="1919" calcext:value-type="float">
                <text:p>1919</text:p>
              </table:table-cell>
              <table:table-cell table:number-columns-repeated="3" office:value-type="float" office:value="1920" calcext:value-type="float">
                <text:p>1920</text:p>
              </table:table-cell>
              <table:table-cell table:number-columns-repeated="5" office:value-type="float" office:value="1921" calcext:value-type="float">
                <text:p>1921</text:p>
              </table:table-cell>
              <table:table-cell office:value-type="float" office:value="1923" calcext:value-type="float">
                <text:p>1923</text:p>
              </table:table-cell>
              <table:table-cell office:value-type="float" office:value="1934" calcext:value-type="float">
                <text:p>1934</text:p>
              </table:table-cell>
              <table:table-cell office:value-type="float" office:value="1936" calcext:value-type="float">
                <text:p>1936</text:p>
              </table:table-cell>
              <table:table-cell office:value-type="float" office:value="1937" calcext:value-type="float">
                <text:p>1937</text:p>
              </table:table-cell>
              <table:table-cell office:value-type="float" office:value="1938" calcext:value-type="float">
                <text:p>193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witzerland Result</text:p>
            </table:table-cell>
            <table:table-cell table:number-columns-repeated="2"/>
            <table:table-cell table:number-columns-repeated="43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3" calcext:value-type="float">
              <text:p>13</text:p>
            </table:table-cell>
            <table:table-cell table:number-columns-repeated="2" office:value-type="float" office:value="14" calcext:value-type="float">
              <text:p>14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54" calcext:value-type="float">
              <text:p>54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20" calcext:value-type="float">
              <text:p>120</text:p>
            </table:table-cell>
            <table:table-cell office:value-type="float" office:value="122" calcext:value-type="float">
              <text:p>122</text:p>
            </table:table-cell>
            <table:table-cell office:value-type="float" office:value="153" calcext:value-type="float">
              <text:p>153</text:p>
            </table:table-cell>
            <table:table-cell office:value-type="float" office:value="191" calcext:value-type="float">
              <text:p>191</text:p>
            </table:table-cell>
            <table:table-cell office:value-type="float" office:value="231" calcext:value-type="float">
              <text:p>231</text:p>
            </table:table-cell>
            <table:table-cell office:value-type="float" office:value="264" calcext:value-type="float">
              <text:p>264</text:p>
            </table:table-cell>
            <table:table-cell office:value-type="float" office:value="300" calcext:value-type="float">
              <text:p>300</text:p>
            </table:table-cell>
            <table:table-cell office:value-type="float" office:value="359" calcext:value-type="float">
              <text:p>359</text:p>
            </table:table-cell>
            <table:table-cell office:value-type="float" office:value="433" calcext:value-type="float">
              <text:p>433</text:p>
            </table:table-cell>
            <table:table-cell office:value-type="float" office:value="488" calcext:value-type="float">
              <text:p>488</text:p>
            </table:table-cell>
            <table:table-cell office:value-type="float" office:value="536" calcext:value-type="float">
              <text:p>536</text:p>
            </table:table-cell>
            <table:table-cell office:value-type="float" office:value="591" calcext:value-type="float">
              <text:p>591</text:p>
            </table:table-cell>
            <table:table-cell office:value-type="float" office:value="666" calcext:value-type="float">
              <text:p>666</text:p>
            </table:table-cell>
            <table:table-cell office:value-type="float" office:value="715" calcext:value-type="float">
              <text:p>715</text:p>
            </table:table-cell>
            <table:table-cell office:value-type="float" office:value="765" calcext:value-type="float">
              <text:p>765</text:p>
            </table:table-cell>
            <table:table-cell office:value-type="float" office:value="821" calcext:value-type="float">
              <text:p>821</text:p>
            </table:table-cell>
            <table:table-cell office:value-type="float" office:value="895" calcext:value-type="float">
              <text:p>895</text:p>
            </table:table-cell>
            <table:table-cell office:value-type="float" office:value="948" calcext:value-type="float">
              <text:p>948</text:p>
            </table:table-cell>
            <table:table-cell office:value-type="float" office:value="1002" calcext:value-type="float">
              <text:p>1002</text:p>
            </table:table-cell>
            <table:table-cell office:value-type="float" office:value="1036" calcext:value-type="float">
              <text:p>1036</text:p>
            </table:table-cell>
            <table:table-cell office:value-type="float" office:value="1106" calcext:value-type="float">
              <text:p>1106</text:p>
            </table:table-cell>
            <table:table-cell office:value-type="float" office:value="1138" calcext:value-type="float">
              <text:p>1138</text:p>
            </table:table-cell>
            <table:table-cell office:value-type="float" office:value="1174" calcext:value-type="float">
              <text:p>1174</text:p>
            </table:table-cell>
            <table:table-cell office:value-type="float" office:value="1239" calcext:value-type="float">
              <text:p>1239</text:p>
            </table:table-cell>
            <table:table-cell office:value-type="float" office:value="1281" calcext:value-type="float">
              <text:p>1281</text:p>
            </table:table-cell>
            <table:table-cell office:value-type="float" office:value="1327" calcext:value-type="float">
              <text:p>1327</text:p>
            </table:table-cell>
            <table:table-cell office:value-type="float" office:value="1368" calcext:value-type="float">
              <text:p>1368</text:p>
            </table:table-cell>
            <table:table-cell office:value-type="float" office:value="1393" calcext:value-type="float">
              <text:p>1393</text:p>
            </table:table-cell>
            <table:table-cell office:value-type="float" office:value="1429" calcext:value-type="float">
              <text:p>1429</text:p>
            </table:table-cell>
            <table:table-cell office:value-type="float" office:value="1478" calcext:value-type="float">
              <text:p>1478</text:p>
            </table:table-cell>
            <table:table-cell office:value-type="float" office:value="1509" calcext:value-type="float">
              <text:p>1509</text:p>
            </table:table-cell>
            <table:table-cell office:value-type="float" office:value="1549" calcext:value-type="float">
              <text:p>1549</text:p>
            </table:table-cell>
            <table:table-cell office:value-type="float" office:value="1589" calcext:value-type="float">
              <text:p>1589</text:p>
            </table:table-cell>
            <table:table-cell office:value-type="float" office:value="1599" calcext:value-type="float">
              <text:p>1599</text:p>
            </table:table-cell>
            <table:table-cell office:value-type="float" office:value="1610" calcext:value-type="float">
              <text:p>1610</text:p>
            </table:table-cell>
            <table:table-cell office:value-type="float" office:value="1665" calcext:value-type="float">
              <text:p>1665</text:p>
            </table:table-cell>
            <table:table-cell office:value-type="float" office:value="1699" calcext:value-type="float">
              <text:p>1699</text:p>
            </table:table-cell>
            <table:table-cell office:value-type="float" office:value="1716" calcext:value-type="float">
              <text:p>1716</text:p>
            </table:table-cell>
            <table:table-cell office:value-type="float" office:value="1737" calcext:value-type="float">
              <text:p>1737</text:p>
            </table:table-cell>
            <table:table-cell office:value-type="float" office:value="1754" calcext:value-type="float">
              <text:p>1754</text:p>
            </table:table-cell>
            <table:table-cell table:number-columns-repeated="2" office:value-type="float" office:value="1762" calcext:value-type="float">
              <text:p>1762</text:p>
            </table:table-cell>
            <table:table-cell office:value-type="float" office:value="1784" calcext:value-type="float">
              <text:p>1784</text:p>
            </table:table-cell>
            <table:table-cell office:value-type="float" office:value="1795" calcext:value-type="float">
              <text:p>1795</text:p>
            </table:table-cell>
            <table:table-cell office:value-type="float" office:value="1805" calcext:value-type="float">
              <text:p>1805</text:p>
            </table:table-cell>
            <table:table-cell office:value-type="float" office:value="1810" calcext:value-type="float">
              <text:p>1810</text:p>
            </table:table-cell>
            <table:table-cell office:value-type="float" office:value="1823" calcext:value-type="float">
              <text:p>1823</text:p>
            </table:table-cell>
            <table:table-cell office:value-type="float" office:value="1830" calcext:value-type="float">
              <text:p>1830</text:p>
            </table:table-cell>
            <table:table-cell office:value-type="float" office:value="1833" calcext:value-type="float">
              <text:p>1833</text:p>
            </table:table-cell>
            <table:table-cell office:value-type="float" office:value="1845" calcext:value-type="float">
              <text:p>1845</text:p>
            </table:table-cell>
            <table:table-cell office:value-type="float" office:value="1867" calcext:value-type="float">
              <text:p>1867</text:p>
            </table:table-cell>
            <table:table-cell office:value-type="float" office:value="1870" calcext:value-type="float">
              <text:p>1870</text:p>
            </table:table-cell>
            <table:table-cell office:value-type="float" office:value="1872" calcext:value-type="float">
              <text:p>1872</text:p>
            </table:table-cell>
            <table:table-cell office:value-type="float" office:value="1878" calcext:value-type="float">
              <text:p>1878</text:p>
            </table:table-cell>
            <table:table-cell office:value-type="float" office:value="1879" calcext:value-type="float">
              <text:p>1879</text:p>
            </table:table-cell>
            <table:table-cell office:value-type="float" office:value="1881" calcext:value-type="float">
              <text:p>1881</text:p>
            </table:table-cell>
            <table:table-cell office:value-type="float" office:value="1886" calcext:value-type="float">
              <text:p>1886</text:p>
            </table:table-cell>
            <table:table-cell office:value-type="float" office:value="1891" calcext:value-type="float">
              <text:p>1891</text:p>
            </table:table-cell>
            <table:table-cell office:value-type="float" office:value="1892" calcext:value-type="float">
              <text:p>1892</text:p>
            </table:table-cell>
            <table:table-cell office:value-type="float" office:value="1898" calcext:value-type="float">
              <text:p>1898</text:p>
            </table:table-cell>
            <table:table-cell office:value-type="float" office:value="1903" calcext:value-type="float">
              <text:p>1903</text:p>
            </table:table-cell>
            <table:table-cell office:value-type="float" office:value="1905" calcext:value-type="float">
              <text:p>1905</text:p>
            </table:table-cell>
            <table:table-cell office:value-type="float" office:value="1906" calcext:value-type="float">
              <text:p>1906</text:p>
            </table:table-cell>
            <table:table-cell office:value-type="float" office:value="1913" calcext:value-type="float">
              <text:p>1913</text:p>
            </table:table-cell>
            <table:table-cell office:value-type="float" office:value="1915" calcext:value-type="float">
              <text:p>1915</text:p>
            </table:table-cell>
            <table:table-cell office:value-type="float" office:value="1917" calcext:value-type="float">
              <text:p>1917</text:p>
            </table:table-cell>
            <table:table-cell table:number-columns-repeated="3" office:value-type="float" office:value="1919" calcext:value-type="float">
              <text:p>1919</text:p>
            </table:table-cell>
            <table:table-cell table:number-columns-repeated="3" office:value-type="float" office:value="1920" calcext:value-type="float">
              <text:p>1920</text:p>
            </table:table-cell>
            <table:table-cell table:number-columns-repeated="5" office:value-type="float" office:value="1921" calcext:value-type="float">
              <text:p>1921</text:p>
            </table:table-cell>
            <table:table-cell office:value-type="float" office:value="1923" calcext:value-type="float">
              <text:p>1923</text:p>
            </table:table-cell>
            <table:table-cell office:value-type="float" office:value="1934" calcext:value-type="float">
              <text:p>1934</text:p>
            </table:table-cell>
            <table:table-cell office:value-type="float" office:value="1936" calcext:value-type="float">
              <text:p>1936</text:p>
            </table:table-cell>
            <table:table-cell office:value-type="float" office:value="1937" calcext:value-type="float">
              <text:p>1937</text:p>
            </table:table-cell>
            <table:table-cell office:value-type="float" office:value="1938" calcext:value-type="float">
              <text:p>193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Syria</text:p>
              </table:table-cell>
              <table:table-cell office:value-type="float" office:value="34.802075" calcext:value-type="float">
                <text:p>34.802075</text:p>
              </table:table-cell>
              <table:table-cell office:value-type="float" office:value="38.996815" calcext:value-type="float">
                <text:p>38.996815</text:p>
              </table:table-cell>
              <table:table-cell table:number-columns-repeated="67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0" office:value-type="float" office:value="2" calcext:value-type="float">
                <text:p>2</text:p>
              </table:table-cell>
              <table:table-cell table:number-columns-repeated="33" office:value-type="float" office:value="3" calcext:value-type="float">
                <text:p>3</text:p>
              </table:table-cell>
              <table:table-cell table:number-columns-repeated="9"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11" office:value-type="float" office:value="6" calcext:value-type="float">
                <text:p>6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Syria Result</text:p>
            </table:table-cell>
            <table:table-cell table:number-columns-repeated="2"/>
            <table:table-cell table:number-columns-repeated="67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0" office:value-type="float" office:value="2" calcext:value-type="float">
              <text:p>2</text:p>
            </table:table-cell>
            <table:table-cell table:number-columns-repeated="33" office:value-type="float" office:value="3" calcext:value-type="float">
              <text:p>3</text:p>
            </table:table-cell>
            <table:table-cell table:number-columns-repeated="9"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11" office:value-type="float" office:value="6" calcext:value-type="float">
              <text:p>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aiwan*</text:p>
              </table:table-cell>
              <table:table-cell office:value-type="float" office:value="23.7" calcext:value-type="float">
                <text:p>23.7</text:p>
              </table:table-cell>
              <table:table-cell office:value-type="float" office:value="121" calcext:value-type="float">
                <text:p>121</text:p>
              </table:table-cell>
              <table:table-cell table:number-columns-repeated="25" office:value-type="float" office:value="0" calcext:value-type="float">
                <text:p>0</text:p>
              </table:table-cell>
              <table:table-cell table:number-columns-repeated="33" office:value-type="float" office:value="1" calcext:value-type="float">
                <text:p>1</text:p>
              </table:table-cell>
              <table:table-cell table:number-columns-repeated="10" office:value-type="float" office:value="2" calcext:value-type="float">
                <text:p>2</text:p>
              </table:table-cell>
              <table:table-cell table:number-columns-repeated="11" office:value-type="float" office:value="5" calcext:value-type="float">
                <text:p>5</text:p>
              </table:table-cell>
              <table:table-cell table:number-columns-repeated="31" office:value-type="float" office:value="6" calcext:value-type="float">
                <text:p>6</text:p>
              </table:table-cell>
              <table:table-cell table:number-columns-repeated="33" office:value-type="float" office:value="7" calcext:value-type="float">
                <text:p>7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aiwan* Result</text:p>
            </table:table-cell>
            <table:table-cell table:number-columns-repeated="2"/>
            <table:table-cell table:number-columns-repeated="25" office:value-type="float" office:value="0" calcext:value-type="float">
              <text:p>0</text:p>
            </table:table-cell>
            <table:table-cell table:number-columns-repeated="33" office:value-type="float" office:value="1" calcext:value-type="float">
              <text:p>1</text:p>
            </table:table-cell>
            <table:table-cell table:number-columns-repeated="10" office:value-type="float" office:value="2" calcext:value-type="float">
              <text:p>2</text:p>
            </table:table-cell>
            <table:table-cell table:number-columns-repeated="11" office:value-type="float" office:value="5" calcext:value-type="float">
              <text:p>5</text:p>
            </table:table-cell>
            <table:table-cell table:number-columns-repeated="31" office:value-type="float" office:value="6" calcext:value-type="float">
              <text:p>6</text:p>
            </table:table-cell>
            <table:table-cell table:number-columns-repeated="33" office:value-type="float" office:value="7" calcext:value-type="float">
              <text:p>7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ajikistan</text:p>
              </table:table-cell>
              <table:table-cell office:value-type="float" office:value="38.861034" calcext:value-type="float">
                <text:p>38.861034</text:p>
              </table:table-cell>
              <table:table-cell office:value-type="float" office:value="71.276093" calcext:value-type="float">
                <text:p>71.276093</text:p>
              </table:table-cell>
              <table:table-cell table:number-columns-repeated="101" office:value-type="float" office:value="0" calcext:value-type="float">
                <text:p>0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table:number-columns-repeated="2" office:value-type="float" office:value="21" calcext:value-type="float">
                <text:p>21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9" calcext:value-type="float">
                <text:p>39</text:p>
              </table:table-cell>
              <table:table-cell table:number-columns-repeated="3" office:value-type="float" office:value="41" calcext:value-type="float">
                <text:p>41</text:p>
              </table:table-cell>
              <table:table-cell table:number-columns-repeated="3" office:value-type="float" office:value="44" calcext:value-type="float">
                <text:p>44</text:p>
              </table:table-cell>
              <table:table-cell table:number-columns-repeated="2" office:value-type="float" office:value="46" calcext:value-type="float">
                <text:p>46</text:p>
              </table:table-cell>
              <table:table-cell table:number-columns-repeated="8" office:value-type="float" office:value="47" calcext:value-type="float">
                <text:p>47</text:p>
              </table:table-cell>
              <table:table-cell table:number-columns-repeated="8" office:value-type="float" office:value="48" calcext:value-type="float">
                <text:p>48</text:p>
              </table:table-cell>
              <table:table-cell table:number-columns-repeated="2" office:value-type="float" office:value="49" calcext:value-type="float">
                <text:p>4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ajikistan Result</text:p>
            </table:table-cell>
            <table:table-cell table:number-columns-repeated="2"/>
            <table:table-cell table:number-columns-repeated="101" office:value-type="float" office:value="0" calcext:value-type="float">
              <text:p>0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8" calcext:value-type="float">
              <text:p>8</text:p>
            </table:table-cell>
            <table:table-cell table:number-columns-repeated="2" office:value-type="float" office:value="12" calcext:value-type="float">
              <text:p>12</text:p>
            </table:table-cell>
            <table:table-cell table:number-columns-repeated="2" office:value-type="float" office:value="20" calcext:value-type="float">
              <text:p>20</text:p>
            </table:table-cell>
            <table:table-cell table:number-columns-repeated="2" office:value-type="float" office:value="21" calcext:value-type="float">
              <text:p>21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9" calcext:value-type="float">
              <text:p>29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6" calcext:value-type="float">
              <text:p>36</text:p>
            </table:table-cell>
            <table:table-cell office:value-type="float" office:value="39" calcext:value-type="float">
              <text:p>39</text:p>
            </table:table-cell>
            <table:table-cell table:number-columns-repeated="3" office:value-type="float" office:value="41" calcext:value-type="float">
              <text:p>41</text:p>
            </table:table-cell>
            <table:table-cell table:number-columns-repeated="3" office:value-type="float" office:value="44" calcext:value-type="float">
              <text:p>44</text:p>
            </table:table-cell>
            <table:table-cell table:number-columns-repeated="2" office:value-type="float" office:value="46" calcext:value-type="float">
              <text:p>46</text:p>
            </table:table-cell>
            <table:table-cell table:number-columns-repeated="8" office:value-type="float" office:value="47" calcext:value-type="float">
              <text:p>47</text:p>
            </table:table-cell>
            <table:table-cell table:number-columns-repeated="8" office:value-type="float" office:value="48" calcext:value-type="float">
              <text:p>48</text:p>
            </table:table-cell>
            <table:table-cell table:number-columns-repeated="2" office:value-type="float" office:value="49" calcext:value-type="float">
              <text:p>4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anzania</text:p>
              </table:table-cell>
              <table:table-cell office:value-type="float" office:value="-6.369" calcext:value-type="float">
                <text:p>-6.369</text:p>
              </table:table-cell>
              <table:table-cell office:value-type="float" office:value="34.8888" calcext:value-type="float">
                <text:p>34.8888</text:p>
              </table:table-cell>
              <table:table-cell table:number-columns-repeated="69" office:value-type="float" office:value="0" calcext:value-type="float">
                <text:p>0</text:p>
              </table:table-cell>
              <table:table-cell table:number-columns-repeated="10" office:value-type="float" office:value="1" calcext:value-type="float">
                <text:p>1</text:p>
              </table:table-cell>
              <table:table-cell table:number-columns-repeated="5" office:value-type="float" office:value="3" calcext:value-type="float">
                <text:p>3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office:value-type="float" office:value="7" calcext:value-type="float">
                <text:p>7</text:p>
              </table:table-cell>
              <table:table-cell table:number-columns-repeated="9" office:value-type="float" office:value="10" calcext:value-type="float">
                <text:p>10</text:p>
              </table:table-cell>
              <table:table-cell table:number-columns-repeated="9" office:value-type="float" office:value="16" calcext:value-type="float">
                <text:p>16</text:p>
              </table:table-cell>
              <table:table-cell table:number-columns-repeated="36" office:value-type="float" office:value="21" calcext:value-type="float">
                <text:p>2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anzania Result</text:p>
            </table:table-cell>
            <table:table-cell table:number-columns-repeated="2"/>
            <table:table-cell table:number-columns-repeated="69" office:value-type="float" office:value="0" calcext:value-type="float">
              <text:p>0</text:p>
            </table:table-cell>
            <table:table-cell table:number-columns-repeated="10" office:value-type="float" office:value="1" calcext:value-type="float">
              <text:p>1</text:p>
            </table:table-cell>
            <table:table-cell table:number-columns-repeated="5" office:value-type="float" office:value="3" calcext:value-type="float">
              <text:p>3</text:p>
            </table:table-cell>
            <table:table-cell table:number-columns-repeated="2"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office:value-type="float" office:value="7" calcext:value-type="float">
              <text:p>7</text:p>
            </table:table-cell>
            <table:table-cell table:number-columns-repeated="9" office:value-type="float" office:value="10" calcext:value-type="float">
              <text:p>10</text:p>
            </table:table-cell>
            <table:table-cell table:number-columns-repeated="9" office:value-type="float" office:value="16" calcext:value-type="float">
              <text:p>16</text:p>
            </table:table-cell>
            <table:table-cell table:number-columns-repeated="36" office:value-type="float" office:value="21" calcext:value-type="float">
              <text:p>2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hailand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01" calcext:value-type="float">
                <text:p>101</text:p>
              </table:table-cell>
              <table:table-cell table:number-columns-repeated="39" office:value-type="float" office:value="0" calcext:value-type="float">
                <text:p>0</text:p>
              </table:table-cell>
              <table:table-cell table:number-columns-repeated="23" office:value-type="float" office:value="1" calcext:value-type="float">
                <text:p>1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6" calcext:value-type="float">
                <text:p>26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0" calcext:value-type="float">
                <text:p>40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4" office:value-type="float" office:value="47" calcext:value-type="float">
                <text:p>47</text:p>
              </table:table-cell>
              <table:table-cell office:value-type="float" office:value="48" calcext:value-type="float">
                <text:p>48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0" calcext:value-type="float">
                <text:p>50</text:p>
              </table:table-cell>
              <table:table-cell table:number-columns-repeated="3" office:value-type="float" office:value="51" calcext:value-type="float">
                <text:p>51</text:p>
              </table:table-cell>
              <table:table-cell office:value-type="float" office:value="52" calcext:value-type="float">
                <text:p>52</text:p>
              </table:table-cell>
              <table:table-cell table:number-columns-repeated="8" office:value-type="float" office:value="54" calcext:value-type="float">
                <text:p>54</text:p>
              </table:table-cell>
              <table:table-cell table:number-columns-repeated="3" office:value-type="float" office:value="55" calcext:value-type="float">
                <text:p>55</text:p>
              </table:table-cell>
              <table:table-cell table:number-columns-repeated="16" office:value-type="float" office:value="56" calcext:value-type="float">
                <text:p>56</text:p>
              </table:table-cell>
              <table:table-cell table:number-columns-repeated="8" office:value-type="float" office:value="57" calcext:value-type="float">
                <text:p>57</text:p>
              </table:table-cell>
              <table:table-cell table:number-columns-repeated="11" office:value-type="float" office:value="58" calcext:value-type="float">
                <text:p>5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hailand Result</text:p>
            </table:table-cell>
            <table:table-cell table:number-columns-repeated="2"/>
            <table:table-cell table:number-columns-repeated="39" office:value-type="float" office:value="0" calcext:value-type="float">
              <text:p>0</text:p>
            </table:table-cell>
            <table:table-cell table:number-columns-repeated="23" office:value-type="float" office:value="1" calcext:value-type="float">
              <text:p>1</text:p>
            </table:table-cell>
            <table:table-cell table:number-columns-repeated="3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9" calcext:value-type="float">
              <text:p>19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6" calcext:value-type="float">
              <text:p>26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0" calcext:value-type="float">
              <text:p>40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6" calcext:value-type="float">
              <text:p>46</text:p>
            </table:table-cell>
            <table:table-cell table:number-columns-repeated="4" office:value-type="float" office:value="47" calcext:value-type="float">
              <text:p>47</text:p>
            </table:table-cell>
            <table:table-cell office:value-type="float" office:value="48" calcext:value-type="float">
              <text:p>48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0" calcext:value-type="float">
              <text:p>50</text:p>
            </table:table-cell>
            <table:table-cell table:number-columns-repeated="3" office:value-type="float" office:value="51" calcext:value-type="float">
              <text:p>51</text:p>
            </table:table-cell>
            <table:table-cell office:value-type="float" office:value="52" calcext:value-type="float">
              <text:p>52</text:p>
            </table:table-cell>
            <table:table-cell table:number-columns-repeated="8" office:value-type="float" office:value="54" calcext:value-type="float">
              <text:p>54</text:p>
            </table:table-cell>
            <table:table-cell table:number-columns-repeated="3" office:value-type="float" office:value="55" calcext:value-type="float">
              <text:p>55</text:p>
            </table:table-cell>
            <table:table-cell table:number-columns-repeated="16" office:value-type="float" office:value="56" calcext:value-type="float">
              <text:p>56</text:p>
            </table:table-cell>
            <table:table-cell table:number-columns-repeated="8" office:value-type="float" office:value="57" calcext:value-type="float">
              <text:p>57</text:p>
            </table:table-cell>
            <table:table-cell table:number-columns-repeated="11" office:value-type="float" office:value="58" calcext:value-type="float">
              <text:p>5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imor-Leste</text:p>
              </table:table-cell>
              <table:table-cell office:value-type="float" office:value="-8.874217" calcext:value-type="float">
                <text:p>-8.874217</text:p>
              </table:table-cell>
              <table:table-cell office:value-type="float" office:value="125.727539" calcext:value-type="float">
                <text:p>125.727539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imor-Leste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ogo</text:p>
              </table:table-cell>
              <table:table-cell office:value-type="float" office:value="8.6195" calcext:value-type="float">
                <text:p>8.6195</text:p>
              </table:table-cell>
              <table:table-cell office:value-type="float" office:value="0.8248" calcext:value-type="float">
                <text:p>0.8248</text:p>
              </table:table-cell>
              <table:table-cell table:number-columns-repeated="65" office:value-type="float" office:value="0" calcext:value-type="float">
                <text:p>0</text:p>
              </table:table-cell>
              <table:table-cell table:number-columns-repeated="5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13" office:value-type="float" office:value="3" calcext:value-type="float">
                <text:p>3</text:p>
              </table:table-cell>
              <table:table-cell table:number-columns-repeated="4" office:value-type="float" office:value="5" calcext:value-type="float">
                <text:p>5</text:p>
              </table:table-cell>
              <table:table-cell table:number-columns-repeated="9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8"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8" office:value-type="float" office:value="11" calcext:value-type="float">
                <text:p>11</text:p>
              </table:table-cell>
              <table:table-cell table:number-columns-repeated="7" office:value-type="float" office:value="12" calcext:value-type="float">
                <text:p>12</text:p>
              </table:table-cell>
              <table:table-cell table:number-columns-repeated="19" office:value-type="float" office:value="13" calcext:value-type="float">
                <text:p>1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ogo Result</text:p>
            </table:table-cell>
            <table:table-cell table:number-columns-repeated="2"/>
            <table:table-cell table:number-columns-repeated="65" office:value-type="float" office:value="0" calcext:value-type="float">
              <text:p>0</text:p>
            </table:table-cell>
            <table:table-cell table:number-columns-repeated="5"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13" office:value-type="float" office:value="3" calcext:value-type="float">
              <text:p>3</text:p>
            </table:table-cell>
            <table:table-cell table:number-columns-repeated="4" office:value-type="float" office:value="5" calcext:value-type="float">
              <text:p>5</text:p>
            </table:table-cell>
            <table:table-cell table:number-columns-repeated="9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table:number-columns-repeated="8"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8" office:value-type="float" office:value="11" calcext:value-type="float">
              <text:p>11</text:p>
            </table:table-cell>
            <table:table-cell table:number-columns-repeated="7" office:value-type="float" office:value="12" calcext:value-type="float">
              <text:p>12</text:p>
            </table:table-cell>
            <table:table-cell table:number-columns-repeated="19" office:value-type="float" office:value="13" calcext:value-type="float">
              <text:p>1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rinidad and Tobago</text:p>
              </table:table-cell>
              <table:table-cell office:value-type="float" office:value="10.6918" calcext:value-type="float">
                <text:p>10.6918</text:p>
              </table:table-cell>
              <table:table-cell office:value-type="float" office:value="-61.2225" calcext:value-type="float">
                <text:p>-61.2225</text:p>
              </table:table-cell>
              <table:table-cell table:number-columns-repeated="63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4" office:value-type="float" office:value="3" calcext:value-type="float">
                <text:p>3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68" office:value-type="float" office:value="8" calcext:value-type="float">
                <text:p>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rinidad and Tobago Result</text:p>
            </table:table-cell>
            <table:table-cell table:number-columns-repeated="2"/>
            <table:table-cell table:number-columns-repeated="63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4" office:value-type="float" office:value="3" calcext:value-type="float">
              <text:p>3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table:number-columns-repeated="68" office:value-type="float" office:value="8" calcext:value-type="float">
              <text:p>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unisia</text:p>
              </table:table-cell>
              <table:table-cell office:value-type="float" office:value="34" calcext:value-type="float">
                <text:p>34</text:p>
              </table:table-cell>
              <table:table-cell office:value-type="float" office:value="9" calcext:value-type="float">
                <text:p>9</text:p>
              </table:table-cell>
              <table:table-cell table:number-columns-repeated="57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2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3" office:value-type="float" office:value="8" calcext:value-type="float">
                <text:p>8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table:number-columns-repeated="2" office:value-type="float" office:value="22" calcext:value-type="float">
                <text:p>22</text:p>
              </table:table-cell>
              <table:table-cell office:value-type="float" office:value="23" calcext:value-type="float">
                <text:p>23</text:p>
              </table:table-cell>
              <table:table-cell office:value-type="float" office:value="24" calcext:value-type="float">
                <text:p>24</text:p>
              </table:table-cell>
              <table:table-cell table:number-columns-repeated="2" office:value-type="float" office:value="25" calcext:value-type="float">
                <text:p>25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1" calcext:value-type="float">
                <text:p>31</text:p>
              </table:table-cell>
              <table:table-cell table:number-columns-repeated="2" office:value-type="float" office:value="34" calcext:value-type="float">
                <text:p>34</text:p>
              </table:table-cell>
              <table:table-cell office:value-type="float" office:value="35" calcext:value-type="float">
                <text:p>35</text:p>
              </table:table-cell>
              <table:table-cell table:number-columns-repeated="3" office:value-type="float" office:value="37" calcext:value-type="float">
                <text:p>37</text:p>
              </table:table-cell>
              <table:table-cell table:number-columns-repeated="8" office:value-type="float" office:value="38" calcext:value-type="float">
                <text:p>38</text:p>
              </table:table-cell>
              <table:table-cell office:value-type="float" office:value="39" calcext:value-type="float">
                <text:p>39</text:p>
              </table:table-cell>
              <table:table-cell table:number-columns-repeated="2" office:value-type="float" office:value="40" calcext:value-type="float">
                <text:p>40</text:p>
              </table:table-cell>
              <table:table-cell table:number-columns-repeated="2" office:value-type="float" office:value="41" calcext:value-type="float">
                <text:p>41</text:p>
              </table:table-cell>
              <table:table-cell table:number-columns-repeated="2" office:value-type="float" office:value="42" calcext:value-type="float">
                <text:p>42</text:p>
              </table:table-cell>
              <table:table-cell table:number-columns-repeated="3" office:value-type="float" office:value="43" calcext:value-type="float">
                <text:p>43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10" office:value-type="float" office:value="45" calcext:value-type="float">
                <text:p>45</text:p>
              </table:table-cell>
              <table:table-cell office:value-type="float" office:value="46" calcext:value-type="float">
                <text:p>46</text:p>
              </table:table-cell>
              <table:table-cell table:number-columns-repeated="4" office:value-type="float" office:value="47" calcext:value-type="float">
                <text:p>47</text:p>
              </table:table-cell>
              <table:table-cell table:number-columns-repeated="11" office:value-type="float" office:value="48" calcext:value-type="float">
                <text:p>48</text:p>
              </table:table-cell>
              <table:table-cell table:number-columns-repeated="10" office:value-type="float" office:value="49" calcext:value-type="float">
                <text:p>4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unisia Result</text:p>
            </table:table-cell>
            <table:table-cell table:number-columns-repeated="2"/>
            <table:table-cell table:number-columns-repeated="57" office:value-type="float" office:value="0" calcext:value-type="float">
              <text:p>0</text:p>
            </table:table-cell>
            <table:table-cell table:number-columns-repeated="3" office:value-type="float" office:value="1" calcext:value-type="float">
              <text:p>1</text:p>
            </table:table-cell>
            <table:table-cell table:number-columns-repeated="2"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3" office:value-type="float" office:value="8" calcext:value-type="float">
              <text:p>8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table:number-columns-repeated="2" office:value-type="float" office:value="18" calcext:value-type="float">
              <text:p>18</text:p>
            </table:table-cell>
            <table:table-cell table:number-columns-repeated="2" office:value-type="float" office:value="22" calcext:value-type="float">
              <text:p>22</text:p>
            </table:table-cell>
            <table:table-cell office:value-type="float" office:value="23" calcext:value-type="float">
              <text:p>23</text:p>
            </table:table-cell>
            <table:table-cell office:value-type="float" office:value="24" calcext:value-type="float">
              <text:p>24</text:p>
            </table:table-cell>
            <table:table-cell table:number-columns-repeated="2" office:value-type="float" office:value="25" calcext:value-type="float">
              <text:p>25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1" calcext:value-type="float">
              <text:p>31</text:p>
            </table:table-cell>
            <table:table-cell table:number-columns-repeated="2" office:value-type="float" office:value="34" calcext:value-type="float">
              <text:p>34</text:p>
            </table:table-cell>
            <table:table-cell office:value-type="float" office:value="35" calcext:value-type="float">
              <text:p>35</text:p>
            </table:table-cell>
            <table:table-cell table:number-columns-repeated="3" office:value-type="float" office:value="37" calcext:value-type="float">
              <text:p>37</text:p>
            </table:table-cell>
            <table:table-cell table:number-columns-repeated="8" office:value-type="float" office:value="38" calcext:value-type="float">
              <text:p>38</text:p>
            </table:table-cell>
            <table:table-cell office:value-type="float" office:value="39" calcext:value-type="float">
              <text:p>39</text:p>
            </table:table-cell>
            <table:table-cell table:number-columns-repeated="2" office:value-type="float" office:value="40" calcext:value-type="float">
              <text:p>40</text:p>
            </table:table-cell>
            <table:table-cell table:number-columns-repeated="2" office:value-type="float" office:value="41" calcext:value-type="float">
              <text:p>41</text:p>
            </table:table-cell>
            <table:table-cell table:number-columns-repeated="2" office:value-type="float" office:value="42" calcext:value-type="float">
              <text:p>42</text:p>
            </table:table-cell>
            <table:table-cell table:number-columns-repeated="3" office:value-type="float" office:value="43" calcext:value-type="float">
              <text:p>43</text:p>
            </table:table-cell>
            <table:table-cell office:value-type="float" office:value="44" calcext:value-type="float">
              <text:p>44</text:p>
            </table:table-cell>
            <table:table-cell table:number-columns-repeated="10" office:value-type="float" office:value="45" calcext:value-type="float">
              <text:p>45</text:p>
            </table:table-cell>
            <table:table-cell office:value-type="float" office:value="46" calcext:value-type="float">
              <text:p>46</text:p>
            </table:table-cell>
            <table:table-cell table:number-columns-repeated="4" office:value-type="float" office:value="47" calcext:value-type="float">
              <text:p>47</text:p>
            </table:table-cell>
            <table:table-cell table:number-columns-repeated="11" office:value-type="float" office:value="48" calcext:value-type="float">
              <text:p>48</text:p>
            </table:table-cell>
            <table:table-cell table:number-columns-repeated="10" office:value-type="float" office:value="49" calcext:value-type="float">
              <text:p>4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Turkey</text:p>
              </table:table-cell>
              <table:table-cell office:value-type="float" office:value="38.9637" calcext:value-type="float">
                <text:p>38.9637</text:p>
              </table:table-cell>
              <table:table-cell office:value-type="float" office:value="35.2433" calcext:value-type="float">
                <text:p>35.2433</text:p>
              </table:table-cell>
              <table:table-cell table:number-columns-repeated="55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30" calcext:value-type="float">
                <text:p>30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59" calcext:value-type="float">
                <text:p>59</text:p>
              </table:table-cell>
              <table:table-cell office:value-type="float" office:value="75" calcext:value-type="float">
                <text:p>75</text:p>
              </table:table-cell>
              <table:table-cell office:value-type="float" office:value="92" calcext:value-type="float">
                <text:p>92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31" calcext:value-type="float">
                <text:p>131</text:p>
              </table:table-cell>
              <table:table-cell office:value-type="float" office:value="168" calcext:value-type="float">
                <text:p>168</text:p>
              </table:table-cell>
              <table:table-cell office:value-type="float" office:value="214" calcext:value-type="float">
                <text:p>214</text:p>
              </table:table-cell>
              <table:table-cell office:value-type="float" office:value="277" calcext:value-type="float">
                <text:p>277</text:p>
              </table:table-cell>
              <table:table-cell office:value-type="float" office:value="356" calcext:value-type="float">
                <text:p>356</text:p>
              </table:table-cell>
              <table:table-cell office:value-type="float" office:value="425" calcext:value-type="float">
                <text:p>425</text:p>
              </table:table-cell>
              <table:table-cell office:value-type="float" office:value="501" calcext:value-type="float">
                <text:p>501</text:p>
              </table:table-cell>
              <table:table-cell office:value-type="float" office:value="574" calcext:value-type="float">
                <text:p>574</text:p>
              </table:table-cell>
              <table:table-cell office:value-type="float" office:value="649" calcext:value-type="float">
                <text:p>649</text:p>
              </table:table-cell>
              <table:table-cell office:value-type="float" office:value="725" calcext:value-type="float">
                <text:p>725</text:p>
              </table:table-cell>
              <table:table-cell office:value-type="float" office:value="812" calcext:value-type="float">
                <text:p>812</text:p>
              </table:table-cell>
              <table:table-cell office:value-type="float" office:value="908" calcext:value-type="float">
                <text:p>908</text:p>
              </table:table-cell>
              <table:table-cell office:value-type="float" office:value="1006" calcext:value-type="float">
                <text:p>1006</text:p>
              </table:table-cell>
              <table:table-cell office:value-type="float" office:value="1101" calcext:value-type="float">
                <text:p>1101</text:p>
              </table:table-cell>
              <table:table-cell office:value-type="float" office:value="1198" calcext:value-type="float">
                <text:p>1198</text:p>
              </table:table-cell>
              <table:table-cell office:value-type="float" office:value="1296" calcext:value-type="float">
                <text:p>1296</text:p>
              </table:table-cell>
              <table:table-cell office:value-type="float" office:value="1403" calcext:value-type="float">
                <text:p>1403</text:p>
              </table:table-cell>
              <table:table-cell office:value-type="float" office:value="1518" calcext:value-type="float">
                <text:p>1518</text:p>
              </table:table-cell>
              <table:table-cell office:value-type="float" office:value="1643" calcext:value-type="float">
                <text:p>1643</text:p>
              </table:table-cell>
              <table:table-cell office:value-type="float" office:value="1769" calcext:value-type="float">
                <text:p>1769</text:p>
              </table:table-cell>
              <table:table-cell office:value-type="float" office:value="1890" calcext:value-type="float">
                <text:p>1890</text:p>
              </table:table-cell>
              <table:table-cell office:value-type="float" office:value="2017" calcext:value-type="float">
                <text:p>2017</text:p>
              </table:table-cell>
              <table:table-cell office:value-type="float" office:value="2140" calcext:value-type="float">
                <text:p>2140</text:p>
              </table:table-cell>
              <table:table-cell office:value-type="float" office:value="2259" calcext:value-type="float">
                <text:p>2259</text:p>
              </table:table-cell>
              <table:table-cell office:value-type="float" office:value="2376" calcext:value-type="float">
                <text:p>2376</text:p>
              </table:table-cell>
              <table:table-cell office:value-type="float" office:value="2491" calcext:value-type="float">
                <text:p>2491</text:p>
              </table:table-cell>
              <table:table-cell office:value-type="float" office:value="2600" calcext:value-type="float">
                <text:p>2600</text:p>
              </table:table-cell>
              <table:table-cell office:value-type="float" office:value="2706" calcext:value-type="float">
                <text:p>2706</text:p>
              </table:table-cell>
              <table:table-cell office:value-type="float" office:value="2805" calcext:value-type="float">
                <text:p>2805</text:p>
              </table:table-cell>
              <table:table-cell office:value-type="float" office:value="2900" calcext:value-type="float">
                <text:p>2900</text:p>
              </table:table-cell>
              <table:table-cell office:value-type="float" office:value="2992" calcext:value-type="float">
                <text:p>2992</text:p>
              </table:table-cell>
              <table:table-cell office:value-type="float" office:value="3081" calcext:value-type="float">
                <text:p>3081</text:p>
              </table:table-cell>
              <table:table-cell office:value-type="float" office:value="3174" calcext:value-type="float">
                <text:p>3174</text:p>
              </table:table-cell>
              <table:table-cell office:value-type="float" office:value="3258" calcext:value-type="float">
                <text:p>3258</text:p>
              </table:table-cell>
              <table:table-cell office:value-type="float" office:value="3336" calcext:value-type="float">
                <text:p>3336</text:p>
              </table:table-cell>
              <table:table-cell office:value-type="float" office:value="3397" calcext:value-type="float">
                <text:p>3397</text:p>
              </table:table-cell>
              <table:table-cell office:value-type="float" office:value="3461" calcext:value-type="float">
                <text:p>3461</text:p>
              </table:table-cell>
              <table:table-cell office:value-type="float" office:value="3520" calcext:value-type="float">
                <text:p>3520</text:p>
              </table:table-cell>
              <table:table-cell office:value-type="float" office:value="3584" calcext:value-type="float">
                <text:p>3584</text:p>
              </table:table-cell>
              <table:table-cell office:value-type="float" office:value="3641" calcext:value-type="float">
                <text:p>3641</text:p>
              </table:table-cell>
              <table:table-cell office:value-type="float" office:value="3689" calcext:value-type="float">
                <text:p>3689</text:p>
              </table:table-cell>
              <table:table-cell office:value-type="float" office:value="3739" calcext:value-type="float">
                <text:p>3739</text:p>
              </table:table-cell>
              <table:table-cell office:value-type="float" office:value="3786" calcext:value-type="float">
                <text:p>3786</text:p>
              </table:table-cell>
              <table:table-cell office:value-type="float" office:value="3841" calcext:value-type="float">
                <text:p>3841</text:p>
              </table:table-cell>
              <table:table-cell office:value-type="float" office:value="3894" calcext:value-type="float">
                <text:p>3894</text:p>
              </table:table-cell>
              <table:table-cell office:value-type="float" office:value="3952" calcext:value-type="float">
                <text:p>3952</text:p>
              </table:table-cell>
              <table:table-cell office:value-type="float" office:value="4007" calcext:value-type="float">
                <text:p>4007</text:p>
              </table:table-cell>
              <table:table-cell office:value-type="float" office:value="4055" calcext:value-type="float">
                <text:p>4055</text:p>
              </table:table-cell>
              <table:table-cell office:value-type="float" office:value="4096" calcext:value-type="float">
                <text:p>4096</text:p>
              </table:table-cell>
              <table:table-cell office:value-type="float" office:value="4140" calcext:value-type="float">
                <text:p>4140</text:p>
              </table:table-cell>
              <table:table-cell office:value-type="float" office:value="4171" calcext:value-type="float">
                <text:p>4171</text:p>
              </table:table-cell>
              <table:table-cell office:value-type="float" office:value="4199" calcext:value-type="float">
                <text:p>4199</text:p>
              </table:table-cell>
              <table:table-cell office:value-type="float" office:value="4222" calcext:value-type="float">
                <text:p>4222</text:p>
              </table:table-cell>
              <table:table-cell office:value-type="float" office:value="4249" calcext:value-type="float">
                <text:p>4249</text:p>
              </table:table-cell>
              <table:table-cell office:value-type="float" office:value="4276" calcext:value-type="float">
                <text:p>4276</text:p>
              </table:table-cell>
              <table:table-cell office:value-type="float" office:value="4308" calcext:value-type="float">
                <text:p>4308</text:p>
              </table:table-cell>
              <table:table-cell office:value-type="float" office:value="4340" calcext:value-type="float">
                <text:p>4340</text:p>
              </table:table-cell>
              <table:table-cell office:value-type="float" office:value="4369" calcext:value-type="float">
                <text:p>4369</text:p>
              </table:table-cell>
              <table:table-cell office:value-type="float" office:value="4397" calcext:value-type="float">
                <text:p>4397</text:p>
              </table:table-cell>
              <table:table-cell office:value-type="float" office:value="4431" calcext:value-type="float">
                <text:p>4431</text:p>
              </table:table-cell>
              <table:table-cell office:value-type="float" office:value="4461" calcext:value-type="float">
                <text:p>4461</text:p>
              </table:table-cell>
              <table:table-cell office:value-type="float" office:value="4489" calcext:value-type="float">
                <text:p>4489</text:p>
              </table:table-cell>
              <table:table-cell office:value-type="float" office:value="4515" calcext:value-type="float">
                <text:p>4515</text:p>
              </table:table-cell>
              <table:table-cell office:value-type="float" office:value="4540" calcext:value-type="float">
                <text:p>4540</text:p>
              </table:table-cell>
              <table:table-cell office:value-type="float" office:value="4563" calcext:value-type="float">
                <text:p>4563</text:p>
              </table:table-cell>
              <table:table-cell office:value-type="float" office:value="4585" calcext:value-type="float">
                <text:p>4585</text:p>
              </table:table-cell>
              <table:table-cell office:value-type="float" office:value="4609" calcext:value-type="float">
                <text:p>4609</text:p>
              </table:table-cell>
              <table:table-cell office:value-type="float" office:value="4630" calcext:value-type="float">
                <text:p>4630</text:p>
              </table:table-cell>
              <table:table-cell office:value-type="float" office:value="4648" calcext:value-type="float">
                <text:p>4648</text:p>
              </table:table-cell>
              <table:table-cell office:value-type="float" office:value="4669" calcext:value-type="float">
                <text:p>4669</text:p>
              </table:table-cell>
              <table:table-cell office:value-type="float" office:value="4692" calcext:value-type="float">
                <text:p>4692</text:p>
              </table:table-cell>
              <table:table-cell office:value-type="float" office:value="4711" calcext:value-type="float">
                <text:p>4711</text:p>
              </table:table-cell>
              <table:table-cell office:value-type="float" office:value="4729" calcext:value-type="float">
                <text:p>4729</text:p>
              </table:table-cell>
              <table:table-cell office:value-type="float" office:value="4746" calcext:value-type="float">
                <text:p>4746</text:p>
              </table:table-cell>
              <table:table-cell office:value-type="float" office:value="4763" calcext:value-type="float">
                <text:p>4763</text:p>
              </table:table-cell>
              <table:table-cell office:value-type="float" office:value="4778" calcext:value-type="float">
                <text:p>4778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Turkey Result</text:p>
            </table:table-cell>
            <table:table-cell table:number-columns-repeated="2"/>
            <table:table-cell table:number-columns-repeated="55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3" calcext:value-type="float">
              <text:p>3</text:p>
            </table:table-cell>
            <table:table-cell office:value-type="float" office:value="4" calcext:value-type="float">
              <text:p>4</text:p>
            </table:table-cell>
            <table:table-cell office:value-type="float" office:value="9" calcext:value-type="float">
              <text:p>9</text:p>
            </table:table-cell>
            <table:table-cell office:value-type="float" office:value="30" calcext:value-type="float">
              <text:p>30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59" calcext:value-type="float">
              <text:p>59</text:p>
            </table:table-cell>
            <table:table-cell office:value-type="float" office:value="75" calcext:value-type="float">
              <text:p>75</text:p>
            </table:table-cell>
            <table:table-cell office:value-type="float" office:value="92" calcext:value-type="float">
              <text:p>92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31" calcext:value-type="float">
              <text:p>131</text:p>
            </table:table-cell>
            <table:table-cell office:value-type="float" office:value="168" calcext:value-type="float">
              <text:p>168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77" calcext:value-type="float">
              <text:p>277</text:p>
            </table:table-cell>
            <table:table-cell office:value-type="float" office:value="356" calcext:value-type="float">
              <text:p>356</text:p>
            </table:table-cell>
            <table:table-cell office:value-type="float" office:value="425" calcext:value-type="float">
              <text:p>425</text:p>
            </table:table-cell>
            <table:table-cell office:value-type="float" office:value="501" calcext:value-type="float">
              <text:p>501</text:p>
            </table:table-cell>
            <table:table-cell office:value-type="float" office:value="574" calcext:value-type="float">
              <text:p>574</text:p>
            </table:table-cell>
            <table:table-cell office:value-type="float" office:value="649" calcext:value-type="float">
              <text:p>649</text:p>
            </table:table-cell>
            <table:table-cell office:value-type="float" office:value="725" calcext:value-type="float">
              <text:p>725</text:p>
            </table:table-cell>
            <table:table-cell office:value-type="float" office:value="812" calcext:value-type="float">
              <text:p>812</text:p>
            </table:table-cell>
            <table:table-cell office:value-type="float" office:value="908" calcext:value-type="float">
              <text:p>908</text:p>
            </table:table-cell>
            <table:table-cell office:value-type="float" office:value="1006" calcext:value-type="float">
              <text:p>1006</text:p>
            </table:table-cell>
            <table:table-cell office:value-type="float" office:value="1101" calcext:value-type="float">
              <text:p>1101</text:p>
            </table:table-cell>
            <table:table-cell office:value-type="float" office:value="1198" calcext:value-type="float">
              <text:p>1198</text:p>
            </table:table-cell>
            <table:table-cell office:value-type="float" office:value="1296" calcext:value-type="float">
              <text:p>1296</text:p>
            </table:table-cell>
            <table:table-cell office:value-type="float" office:value="1403" calcext:value-type="float">
              <text:p>1403</text:p>
            </table:table-cell>
            <table:table-cell office:value-type="float" office:value="1518" calcext:value-type="float">
              <text:p>1518</text:p>
            </table:table-cell>
            <table:table-cell office:value-type="float" office:value="1643" calcext:value-type="float">
              <text:p>1643</text:p>
            </table:table-cell>
            <table:table-cell office:value-type="float" office:value="1769" calcext:value-type="float">
              <text:p>1769</text:p>
            </table:table-cell>
            <table:table-cell office:value-type="float" office:value="1890" calcext:value-type="float">
              <text:p>1890</text:p>
            </table:table-cell>
            <table:table-cell office:value-type="float" office:value="2017" calcext:value-type="float">
              <text:p>2017</text:p>
            </table:table-cell>
            <table:table-cell office:value-type="float" office:value="2140" calcext:value-type="float">
              <text:p>2140</text:p>
            </table:table-cell>
            <table:table-cell office:value-type="float" office:value="2259" calcext:value-type="float">
              <text:p>2259</text:p>
            </table:table-cell>
            <table:table-cell office:value-type="float" office:value="2376" calcext:value-type="float">
              <text:p>2376</text:p>
            </table:table-cell>
            <table:table-cell office:value-type="float" office:value="2491" calcext:value-type="float">
              <text:p>2491</text:p>
            </table:table-cell>
            <table:table-cell office:value-type="float" office:value="2600" calcext:value-type="float">
              <text:p>2600</text:p>
            </table:table-cell>
            <table:table-cell office:value-type="float" office:value="2706" calcext:value-type="float">
              <text:p>2706</text:p>
            </table:table-cell>
            <table:table-cell office:value-type="float" office:value="2805" calcext:value-type="float">
              <text:p>2805</text:p>
            </table:table-cell>
            <table:table-cell office:value-type="float" office:value="2900" calcext:value-type="float">
              <text:p>2900</text:p>
            </table:table-cell>
            <table:table-cell office:value-type="float" office:value="2992" calcext:value-type="float">
              <text:p>2992</text:p>
            </table:table-cell>
            <table:table-cell office:value-type="float" office:value="3081" calcext:value-type="float">
              <text:p>3081</text:p>
            </table:table-cell>
            <table:table-cell office:value-type="float" office:value="3174" calcext:value-type="float">
              <text:p>3174</text:p>
            </table:table-cell>
            <table:table-cell office:value-type="float" office:value="3258" calcext:value-type="float">
              <text:p>3258</text:p>
            </table:table-cell>
            <table:table-cell office:value-type="float" office:value="3336" calcext:value-type="float">
              <text:p>3336</text:p>
            </table:table-cell>
            <table:table-cell office:value-type="float" office:value="3397" calcext:value-type="float">
              <text:p>3397</text:p>
            </table:table-cell>
            <table:table-cell office:value-type="float" office:value="3461" calcext:value-type="float">
              <text:p>3461</text:p>
            </table:table-cell>
            <table:table-cell office:value-type="float" office:value="3520" calcext:value-type="float">
              <text:p>3520</text:p>
            </table:table-cell>
            <table:table-cell office:value-type="float" office:value="3584" calcext:value-type="float">
              <text:p>3584</text:p>
            </table:table-cell>
            <table:table-cell office:value-type="float" office:value="3641" calcext:value-type="float">
              <text:p>3641</text:p>
            </table:table-cell>
            <table:table-cell office:value-type="float" office:value="3689" calcext:value-type="float">
              <text:p>3689</text:p>
            </table:table-cell>
            <table:table-cell office:value-type="float" office:value="3739" calcext:value-type="float">
              <text:p>3739</text:p>
            </table:table-cell>
            <table:table-cell office:value-type="float" office:value="3786" calcext:value-type="float">
              <text:p>3786</text:p>
            </table:table-cell>
            <table:table-cell office:value-type="float" office:value="3841" calcext:value-type="float">
              <text:p>3841</text:p>
            </table:table-cell>
            <table:table-cell office:value-type="float" office:value="3894" calcext:value-type="float">
              <text:p>3894</text:p>
            </table:table-cell>
            <table:table-cell office:value-type="float" office:value="3952" calcext:value-type="float">
              <text:p>3952</text:p>
            </table:table-cell>
            <table:table-cell office:value-type="float" office:value="4007" calcext:value-type="float">
              <text:p>4007</text:p>
            </table:table-cell>
            <table:table-cell office:value-type="float" office:value="4055" calcext:value-type="float">
              <text:p>4055</text:p>
            </table:table-cell>
            <table:table-cell office:value-type="float" office:value="4096" calcext:value-type="float">
              <text:p>4096</text:p>
            </table:table-cell>
            <table:table-cell office:value-type="float" office:value="4140" calcext:value-type="float">
              <text:p>4140</text:p>
            </table:table-cell>
            <table:table-cell office:value-type="float" office:value="4171" calcext:value-type="float">
              <text:p>4171</text:p>
            </table:table-cell>
            <table:table-cell office:value-type="float" office:value="4199" calcext:value-type="float">
              <text:p>4199</text:p>
            </table:table-cell>
            <table:table-cell office:value-type="float" office:value="4222" calcext:value-type="float">
              <text:p>4222</text:p>
            </table:table-cell>
            <table:table-cell office:value-type="float" office:value="4249" calcext:value-type="float">
              <text:p>4249</text:p>
            </table:table-cell>
            <table:table-cell office:value-type="float" office:value="4276" calcext:value-type="float">
              <text:p>4276</text:p>
            </table:table-cell>
            <table:table-cell office:value-type="float" office:value="4308" calcext:value-type="float">
              <text:p>4308</text:p>
            </table:table-cell>
            <table:table-cell office:value-type="float" office:value="4340" calcext:value-type="float">
              <text:p>4340</text:p>
            </table:table-cell>
            <table:table-cell office:value-type="float" office:value="4369" calcext:value-type="float">
              <text:p>4369</text:p>
            </table:table-cell>
            <table:table-cell office:value-type="float" office:value="4397" calcext:value-type="float">
              <text:p>4397</text:p>
            </table:table-cell>
            <table:table-cell office:value-type="float" office:value="4431" calcext:value-type="float">
              <text:p>4431</text:p>
            </table:table-cell>
            <table:table-cell office:value-type="float" office:value="4461" calcext:value-type="float">
              <text:p>4461</text:p>
            </table:table-cell>
            <table:table-cell office:value-type="float" office:value="4489" calcext:value-type="float">
              <text:p>4489</text:p>
            </table:table-cell>
            <table:table-cell office:value-type="float" office:value="4515" calcext:value-type="float">
              <text:p>4515</text:p>
            </table:table-cell>
            <table:table-cell office:value-type="float" office:value="4540" calcext:value-type="float">
              <text:p>4540</text:p>
            </table:table-cell>
            <table:table-cell office:value-type="float" office:value="4563" calcext:value-type="float">
              <text:p>4563</text:p>
            </table:table-cell>
            <table:table-cell office:value-type="float" office:value="4585" calcext:value-type="float">
              <text:p>4585</text:p>
            </table:table-cell>
            <table:table-cell office:value-type="float" office:value="4609" calcext:value-type="float">
              <text:p>4609</text:p>
            </table:table-cell>
            <table:table-cell office:value-type="float" office:value="4630" calcext:value-type="float">
              <text:p>4630</text:p>
            </table:table-cell>
            <table:table-cell office:value-type="float" office:value="4648" calcext:value-type="float">
              <text:p>4648</text:p>
            </table:table-cell>
            <table:table-cell office:value-type="float" office:value="4669" calcext:value-type="float">
              <text:p>4669</text:p>
            </table:table-cell>
            <table:table-cell office:value-type="float" office:value="4692" calcext:value-type="float">
              <text:p>4692</text:p>
            </table:table-cell>
            <table:table-cell office:value-type="float" office:value="4711" calcext:value-type="float">
              <text:p>4711</text:p>
            </table:table-cell>
            <table:table-cell office:value-type="float" office:value="4729" calcext:value-type="float">
              <text:p>4729</text:p>
            </table:table-cell>
            <table:table-cell office:value-type="float" office:value="4746" calcext:value-type="float">
              <text:p>4746</text:p>
            </table:table-cell>
            <table:table-cell office:value-type="float" office:value="4763" calcext:value-type="float">
              <text:p>4763</text:p>
            </table:table-cell>
            <table:table-cell office:value-type="float" office:value="4778" calcext:value-type="float">
              <text:p>4778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Uganda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32" calcext:value-type="float">
                <text:p>32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Uganda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Ukraine</text:p>
              </table:table-cell>
              <table:table-cell office:value-type="float" office:value="48.3794" calcext:value-type="float">
                <text:p>48.3794</text:p>
              </table:table-cell>
              <table:table-cell office:value-type="float" office:value="31.1656" calcext:value-type="float">
                <text:p>31.1656</text:p>
              </table:table-cell>
              <table:table-cell table:number-columns-repeated="51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table:number-columns-repeated="3" office:value-type="float" office:value="2" calcext:value-type="float">
                <text:p>2</text:p>
              </table:table-cell>
              <table:table-cell table:number-columns-repeated="5" office:value-type="float" office:value="3" calcext:value-type="float">
                <text:p>3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7" calcext:value-type="float">
                <text:p>27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37" calcext:value-type="float">
                <text:p>37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5" calcext:value-type="float">
                <text:p>45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9" calcext:value-type="float">
                <text:p>69</text:p>
              </table:table-cell>
              <table:table-cell office:value-type="float" office:value="73" calcext:value-type="float">
                <text:p>73</text:p>
              </table:table-cell>
              <table:table-cell office:value-type="float" office:value="83" calcext:value-type="float">
                <text:p>83</text:p>
              </table:table-cell>
              <table:table-cell office:value-type="float" office:value="93" calcext:value-type="float">
                <text:p>93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08" calcext:value-type="float">
                <text:p>108</text:p>
              </table:table-cell>
              <table:table-cell office:value-type="float" office:value="116" calcext:value-type="float">
                <text:p>116</text:p>
              </table:table-cell>
              <table:table-cell office:value-type="float" office:value="125" calcext:value-type="float">
                <text:p>125</text:p>
              </table:table-cell>
              <table:table-cell office:value-type="float" office:value="133" calcext:value-type="float">
                <text:p>133</text:p>
              </table:table-cell>
              <table:table-cell office:value-type="float" office:value="141" calcext:value-type="float">
                <text:p>141</text:p>
              </table:table-cell>
              <table:table-cell office:value-type="float" office:value="151" calcext:value-type="float">
                <text:p>151</text:p>
              </table:table-cell>
              <table:table-cell office:value-type="float" office:value="161" calcext:value-type="float">
                <text:p>161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187" calcext:value-type="float">
                <text:p>187</text:p>
              </table:table-cell>
              <table:table-cell table:number-columns-repeated="2" office:value-type="float" office:value="201" calcext:value-type="float">
                <text:p>201</text:p>
              </table:table-cell>
              <table:table-cell office:value-type="float" office:value="209" calcext:value-type="float">
                <text:p>209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39" calcext:value-type="float">
                <text:p>239</text:p>
              </table:table-cell>
              <table:table-cell office:value-type="float" office:value="250" calcext:value-type="float">
                <text:p>250</text:p>
              </table:table-cell>
              <table:table-cell office:value-type="float" office:value="261" calcext:value-type="float">
                <text:p>261</text:p>
              </table:table-cell>
              <table:table-cell office:value-type="float" office:value="272" calcext:value-type="float">
                <text:p>272</text:p>
              </table:table-cell>
              <table:table-cell office:value-type="float" office:value="279" calcext:value-type="float">
                <text:p>279</text:p>
              </table:table-cell>
              <table:table-cell office:value-type="float" office:value="288" calcext:value-type="float">
                <text:p>288</text:p>
              </table:table-cell>
              <table:table-cell office:value-type="float" office:value="303" calcext:value-type="float">
                <text:p>303</text:p>
              </table:table-cell>
              <table:table-cell office:value-type="float" office:value="316" calcext:value-type="float">
                <text:p>316</text:p>
              </table:table-cell>
              <table:table-cell office:value-type="float" office:value="327" calcext:value-type="float">
                <text:p>327</text:p>
              </table:table-cell>
              <table:table-cell office:value-type="float" office:value="340" calcext:value-type="float">
                <text:p>340</text:p>
              </table:table-cell>
              <table:table-cell office:value-type="float" office:value="361" calcext:value-type="float">
                <text:p>361</text:p>
              </table:table-cell>
              <table:table-cell office:value-type="float" office:value="376" calcext:value-type="float">
                <text:p>376</text:p>
              </table:table-cell>
              <table:table-cell office:value-type="float" office:value="391" calcext:value-type="float">
                <text:p>391</text:p>
              </table:table-cell>
              <table:table-cell office:value-type="float" office:value="408" calcext:value-type="float">
                <text:p>408</text:p>
              </table:table-cell>
              <table:table-cell office:value-type="float" office:value="425" calcext:value-type="float">
                <text:p>425</text:p>
              </table:table-cell>
              <table:table-cell office:value-type="float" office:value="439" calcext:value-type="float">
                <text:p>439</text:p>
              </table:table-cell>
              <table:table-cell office:value-type="float" office:value="456" calcext:value-type="float">
                <text:p>456</text:p>
              </table:table-cell>
              <table:table-cell office:value-type="float" office:value="476" calcext:value-type="float">
                <text:p>476</text:p>
              </table:table-cell>
              <table:table-cell office:value-type="float" office:value="497" calcext:value-type="float">
                <text:p>497</text:p>
              </table:table-cell>
              <table:table-cell office:value-type="float" office:value="514" calcext:value-type="float">
                <text:p>514</text:p>
              </table:table-cell>
              <table:table-cell office:value-type="float" office:value="535" calcext:value-type="float">
                <text:p>535</text:p>
              </table:table-cell>
              <table:table-cell office:value-type="float" office:value="548" calcext:value-type="float">
                <text:p>548</text:p>
              </table:table-cell>
              <table:table-cell office:value-type="float" office:value="564" calcext:value-type="float">
                <text:p>564</text:p>
              </table:table-cell>
              <table:table-cell office:value-type="float" office:value="579" calcext:value-type="float">
                <text:p>579</text:p>
              </table:table-cell>
              <table:table-cell office:value-type="float" office:value="588" calcext:value-type="float">
                <text:p>588</text:p>
              </table:table-cell>
              <table:table-cell office:value-type="float" office:value="605" calcext:value-type="float">
                <text:p>605</text:p>
              </table:table-cell>
              <table:table-cell office:value-type="float" office:value="617" calcext:value-type="float">
                <text:p>617</text:p>
              </table:table-cell>
              <table:table-cell office:value-type="float" office:value="623" calcext:value-type="float">
                <text:p>623</text:p>
              </table:table-cell>
              <table:table-cell office:value-type="float" office:value="644" calcext:value-type="float">
                <text:p>644</text:p>
              </table:table-cell>
              <table:table-cell office:value-type="float" office:value="658" calcext:value-type="float">
                <text:p>658</text:p>
              </table:table-cell>
              <table:table-cell office:value-type="float" office:value="669" calcext:value-type="float">
                <text:p>669</text:p>
              </table:table-cell>
              <table:table-cell office:value-type="float" office:value="679" calcext:value-type="float">
                <text:p>679</text:p>
              </table:table-cell>
              <table:table-cell office:value-type="float" office:value="696" calcext:value-type="float">
                <text:p>696</text:p>
              </table:table-cell>
              <table:table-cell office:value-type="float" office:value="708" calcext:value-type="float">
                <text:p>708</text:p>
              </table:table-cell>
              <table:table-cell office:value-type="float" office:value="724" calcext:value-type="float">
                <text:p>724</text:p>
              </table:table-cell>
              <table:table-cell office:value-type="float" office:value="733" calcext:value-type="float">
                <text:p>733</text:p>
              </table:table-cell>
              <table:table-cell office:value-type="float" office:value="742" calcext:value-type="float">
                <text:p>742</text:p>
              </table:table-cell>
              <table:table-cell office:value-type="float" office:value="755" calcext:value-type="float">
                <text:p>755</text:p>
              </table:table-cell>
              <table:table-cell office:value-type="float" office:value="770" calcext:value-type="float">
                <text:p>770</text:p>
              </table:table-cell>
              <table:table-cell office:value-type="float" office:value="785" calcext:value-type="float">
                <text:p>785</text:p>
              </table:table-cell>
              <table:table-cell office:value-type="float" office:value="796" calcext:value-type="float">
                <text:p>796</text:p>
              </table:table-cell>
              <table:table-cell office:value-type="float" office:value="805" calcext:value-type="float">
                <text:p>805</text:p>
              </table:table-cell>
              <table:table-cell office:value-type="float" office:value="818" calcext:value-type="float">
                <text:p>818</text:p>
              </table:table-cell>
              <table:table-cell office:value-type="float" office:value="841" calcext:value-type="float">
                <text:p>841</text:p>
              </table:table-cell>
              <table:table-cell office:value-type="float" office:value="864" calcext:value-type="float">
                <text:p>864</text:p>
              </table:table-cell>
              <table:table-cell office:value-type="float" office:value="880" calcext:value-type="float">
                <text:p>88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Ukraine Result</text:p>
            </table:table-cell>
            <table:table-cell table:number-columns-repeated="2"/>
            <table:table-cell table:number-columns-repeated="51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table:number-columns-repeated="3" office:value-type="float" office:value="2" calcext:value-type="float">
              <text:p>2</text:p>
            </table:table-cell>
            <table:table-cell table:number-columns-repeated="5" office:value-type="float" office:value="3" calcext:value-type="float">
              <text:p>3</text:p>
            </table:table-cell>
            <table:table-cell table:number-columns-repeated="3" office:value-type="float" office:value="5" calcext:value-type="float">
              <text:p>5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13" calcext:value-type="float">
              <text:p>13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7" calcext:value-type="float">
              <text:p>27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37" calcext:value-type="float">
              <text:p>37</text:p>
            </table:table-cell>
            <table:table-cell office:value-type="float" office:value="38" calcext:value-type="float">
              <text:p>38</text:p>
            </table:table-cell>
            <table:table-cell office:value-type="float" office:value="45" calcext:value-type="float">
              <text:p>45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9" calcext:value-type="float">
              <text:p>69</text:p>
            </table:table-cell>
            <table:table-cell office:value-type="float" office:value="73" calcext:value-type="float">
              <text:p>73</text:p>
            </table:table-cell>
            <table:table-cell office:value-type="float" office:value="83" calcext:value-type="float">
              <text:p>83</text:p>
            </table:table-cell>
            <table:table-cell office:value-type="float" office:value="93" calcext:value-type="float">
              <text:p>93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08" calcext:value-type="float">
              <text:p>108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25" calcext:value-type="float">
              <text:p>125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41" calcext:value-type="float">
              <text:p>141</text:p>
            </table:table-cell>
            <table:table-cell office:value-type="float" office:value="151" calcext:value-type="float">
              <text:p>151</text:p>
            </table:table-cell>
            <table:table-cell office:value-type="float" office:value="161" calcext:value-type="float">
              <text:p>161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187" calcext:value-type="float">
              <text:p>187</text:p>
            </table:table-cell>
            <table:table-cell table:number-columns-repeated="2" office:value-type="float" office:value="201" calcext:value-type="float">
              <text:p>201</text:p>
            </table:table-cell>
            <table:table-cell office:value-type="float" office:value="209" calcext:value-type="float">
              <text:p>209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39" calcext:value-type="float">
              <text:p>239</text:p>
            </table:table-cell>
            <table:table-cell office:value-type="float" office:value="250" calcext:value-type="float">
              <text:p>250</text:p>
            </table:table-cell>
            <table:table-cell office:value-type="float" office:value="261" calcext:value-type="float">
              <text:p>261</text:p>
            </table:table-cell>
            <table:table-cell office:value-type="float" office:value="272" calcext:value-type="float">
              <text:p>272</text:p>
            </table:table-cell>
            <table:table-cell office:value-type="float" office:value="279" calcext:value-type="float">
              <text:p>279</text:p>
            </table:table-cell>
            <table:table-cell office:value-type="float" office:value="288" calcext:value-type="float">
              <text:p>288</text:p>
            </table:table-cell>
            <table:table-cell office:value-type="float" office:value="303" calcext:value-type="float">
              <text:p>303</text:p>
            </table:table-cell>
            <table:table-cell office:value-type="float" office:value="316" calcext:value-type="float">
              <text:p>316</text:p>
            </table:table-cell>
            <table:table-cell office:value-type="float" office:value="327" calcext:value-type="float">
              <text:p>327</text:p>
            </table:table-cell>
            <table:table-cell office:value-type="float" office:value="340" calcext:value-type="float">
              <text:p>340</text:p>
            </table:table-cell>
            <table:table-cell office:value-type="float" office:value="361" calcext:value-type="float">
              <text:p>361</text:p>
            </table:table-cell>
            <table:table-cell office:value-type="float" office:value="376" calcext:value-type="float">
              <text:p>376</text:p>
            </table:table-cell>
            <table:table-cell office:value-type="float" office:value="391" calcext:value-type="float">
              <text:p>391</text:p>
            </table:table-cell>
            <table:table-cell office:value-type="float" office:value="408" calcext:value-type="float">
              <text:p>408</text:p>
            </table:table-cell>
            <table:table-cell office:value-type="float" office:value="425" calcext:value-type="float">
              <text:p>425</text:p>
            </table:table-cell>
            <table:table-cell office:value-type="float" office:value="439" calcext:value-type="float">
              <text:p>439</text:p>
            </table:table-cell>
            <table:table-cell office:value-type="float" office:value="456" calcext:value-type="float">
              <text:p>456</text:p>
            </table:table-cell>
            <table:table-cell office:value-type="float" office:value="476" calcext:value-type="float">
              <text:p>476</text:p>
            </table:table-cell>
            <table:table-cell office:value-type="float" office:value="497" calcext:value-type="float">
              <text:p>497</text:p>
            </table:table-cell>
            <table:table-cell office:value-type="float" office:value="514" calcext:value-type="float">
              <text:p>514</text:p>
            </table:table-cell>
            <table:table-cell office:value-type="float" office:value="535" calcext:value-type="float">
              <text:p>535</text:p>
            </table:table-cell>
            <table:table-cell office:value-type="float" office:value="548" calcext:value-type="float">
              <text:p>548</text:p>
            </table:table-cell>
            <table:table-cell office:value-type="float" office:value="564" calcext:value-type="float">
              <text:p>564</text:p>
            </table:table-cell>
            <table:table-cell office:value-type="float" office:value="579" calcext:value-type="float">
              <text:p>579</text:p>
            </table:table-cell>
            <table:table-cell office:value-type="float" office:value="588" calcext:value-type="float">
              <text:p>588</text:p>
            </table:table-cell>
            <table:table-cell office:value-type="float" office:value="605" calcext:value-type="float">
              <text:p>605</text:p>
            </table:table-cell>
            <table:table-cell office:value-type="float" office:value="617" calcext:value-type="float">
              <text:p>617</text:p>
            </table:table-cell>
            <table:table-cell office:value-type="float" office:value="623" calcext:value-type="float">
              <text:p>623</text:p>
            </table:table-cell>
            <table:table-cell office:value-type="float" office:value="644" calcext:value-type="float">
              <text:p>644</text:p>
            </table:table-cell>
            <table:table-cell office:value-type="float" office:value="658" calcext:value-type="float">
              <text:p>658</text:p>
            </table:table-cell>
            <table:table-cell office:value-type="float" office:value="669" calcext:value-type="float">
              <text:p>669</text:p>
            </table:table-cell>
            <table:table-cell office:value-type="float" office:value="679" calcext:value-type="float">
              <text:p>679</text:p>
            </table:table-cell>
            <table:table-cell office:value-type="float" office:value="696" calcext:value-type="float">
              <text:p>696</text:p>
            </table:table-cell>
            <table:table-cell office:value-type="float" office:value="708" calcext:value-type="float">
              <text:p>708</text:p>
            </table:table-cell>
            <table:table-cell office:value-type="float" office:value="724" calcext:value-type="float">
              <text:p>724</text:p>
            </table:table-cell>
            <table:table-cell office:value-type="float" office:value="733" calcext:value-type="float">
              <text:p>733</text:p>
            </table:table-cell>
            <table:table-cell office:value-type="float" office:value="742" calcext:value-type="float">
              <text:p>742</text:p>
            </table:table-cell>
            <table:table-cell office:value-type="float" office:value="755" calcext:value-type="float">
              <text:p>755</text:p>
            </table:table-cell>
            <table:table-cell office:value-type="float" office:value="770" calcext:value-type="float">
              <text:p>770</text:p>
            </table:table-cell>
            <table:table-cell office:value-type="float" office:value="785" calcext:value-type="float">
              <text:p>785</text:p>
            </table:table-cell>
            <table:table-cell office:value-type="float" office:value="796" calcext:value-type="float">
              <text:p>796</text:p>
            </table:table-cell>
            <table:table-cell office:value-type="float" office:value="805" calcext:value-type="float">
              <text:p>805</text:p>
            </table:table-cell>
            <table:table-cell office:value-type="float" office:value="818" calcext:value-type="float">
              <text:p>818</text:p>
            </table:table-cell>
            <table:table-cell office:value-type="float" office:value="841" calcext:value-type="float">
              <text:p>841</text:p>
            </table:table-cell>
            <table:table-cell office:value-type="float" office:value="864" calcext:value-type="float">
              <text:p>864</text:p>
            </table:table-cell>
            <table:table-cell office:value-type="float" office:value="880" calcext:value-type="float">
              <text:p>88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United Arab Emirates</text:p>
              </table:table-cell>
              <table:table-cell office:value-type="float" office:value="24" calcext:value-type="float">
                <text:p>24</text:p>
              </table:table-cell>
              <table:table-cell office:value-type="float" office:value="54" calcext:value-type="float">
                <text:p>54</text:p>
              </table:table-cell>
              <table:table-cell table:number-columns-repeated="58" office:value-type="float" office:value="0" calcext:value-type="float">
                <text:p>0</text:p>
              </table:table-cell>
              <table:table-cell table:number-columns-repeated="9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office:value-type="float" office:value="11" calcext:value-type="float">
                <text:p>11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20" calcext:value-type="float">
                <text:p>20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5" calcext:value-type="float">
                <text:p>25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3" calcext:value-type="float">
                <text:p>33</text:p>
              </table:table-cell>
              <table:table-cell office:value-type="float" office:value="35" calcext:value-type="float">
                <text:p>35</text:p>
              </table:table-cell>
              <table:table-cell table:number-columns-repeated="2" office:value-type="float" office:value="37" calcext:value-type="float">
                <text:p>37</text:p>
              </table:table-cell>
              <table:table-cell office:value-type="float" office:value="41" calcext:value-type="float">
                <text:p>41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46" calcext:value-type="float">
                <text:p>46</text:p>
              </table:table-cell>
              <table:table-cell office:value-type="float" office:value="52" calcext:value-type="float">
                <text:p>52</text:p>
              </table:table-cell>
              <table:table-cell office:value-type="float" office:value="56" calcext:value-type="float">
                <text:p>56</text:p>
              </table:table-cell>
              <table:table-cell office:value-type="float" office:value="64" calcext:value-type="float">
                <text:p>64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76" calcext:value-type="float">
                <text:p>76</text:p>
              </table:table-cell>
              <table:table-cell office:value-type="float" office:value="82" calcext:value-type="float">
                <text:p>82</text:p>
              </table:table-cell>
              <table:table-cell office:value-type="float" office:value="89" calcext:value-type="float">
                <text:p>89</text:p>
              </table:table-cell>
              <table:table-cell office:value-type="float" office:value="98" calcext:value-type="float">
                <text:p>98</text:p>
              </table:table-cell>
              <table:table-cell office:value-type="float" office:value="105" calcext:value-type="float">
                <text:p>105</text:p>
              </table:table-cell>
              <table:table-cell office:value-type="float" office:value="111" calcext:value-type="float">
                <text:p>111</text:p>
              </table:table-cell>
              <table:table-cell office:value-type="float" office:value="119" calcext:value-type="float">
                <text:p>119</text:p>
              </table:table-cell>
              <table:table-cell office:value-type="float" office:value="126" calcext:value-type="float">
                <text:p>126</text:p>
              </table:table-cell>
              <table:table-cell office:value-type="float" office:value="137" calcext:value-type="float">
                <text:p>137</text:p>
              </table:table-cell>
              <table:table-cell office:value-type="float" office:value="146" calcext:value-type="float">
                <text:p>146</text:p>
              </table:table-cell>
              <table:table-cell office:value-type="float" office:value="157" calcext:value-type="float">
                <text:p>157</text:p>
              </table:table-cell>
              <table:table-cell office:value-type="float" office:value="165" calcext:value-type="float">
                <text:p>165</text:p>
              </table:table-cell>
              <table:table-cell office:value-type="float" office:value="174" calcext:value-type="float">
                <text:p>174</text:p>
              </table:table-cell>
              <table:table-cell office:value-type="float" office:value="185" calcext:value-type="float">
                <text:p>185</text:p>
              </table:table-cell>
              <table:table-cell office:value-type="float" office:value="198" calcext:value-type="float">
                <text:p>198</text:p>
              </table:table-cell>
              <table:table-cell office:value-type="float" office:value="201" calcext:value-type="float">
                <text:p>201</text:p>
              </table:table-cell>
              <table:table-cell office:value-type="float" office:value="203" calcext:value-type="float">
                <text:p>203</text:p>
              </table:table-cell>
              <table:table-cell office:value-type="float" office:value="206" calcext:value-type="float">
                <text:p>206</text:p>
              </table:table-cell>
              <table:table-cell office:value-type="float" office:value="208" calcext:value-type="float">
                <text:p>208</text:p>
              </table:table-cell>
              <table:table-cell office:value-type="float" office:value="210" calcext:value-type="float">
                <text:p>210</text:p>
              </table:table-cell>
              <table:table-cell office:value-type="float" office:value="214" calcext:value-type="float">
                <text:p>214</text:p>
              </table:table-cell>
              <table:table-cell office:value-type="float" office:value="220" calcext:value-type="float">
                <text:p>220</text:p>
              </table:table-cell>
              <table:table-cell office:value-type="float" office:value="224" calcext:value-type="float">
                <text:p>224</text:p>
              </table:table-cell>
              <table:table-cell office:value-type="float" office:value="227" calcext:value-type="float">
                <text:p>227</text:p>
              </table:table-cell>
              <table:table-cell office:value-type="float" office:value="233" calcext:value-type="float">
                <text:p>233</text:p>
              </table:table-cell>
              <table:table-cell office:value-type="float" office:value="237" calcext:value-type="float">
                <text:p>237</text:p>
              </table:table-cell>
              <table:table-cell office:value-type="float" office:value="241" calcext:value-type="float">
                <text:p>241</text:p>
              </table:table-cell>
              <table:table-cell office:value-type="float" office:value="244" calcext:value-type="float">
                <text:p>244</text:p>
              </table:table-cell>
              <table:table-cell office:value-type="float" office:value="245" calcext:value-type="float">
                <text:p>245</text:p>
              </table:table-cell>
              <table:table-cell office:value-type="float" office:value="248" calcext:value-type="float">
                <text:p>248</text:p>
              </table:table-cell>
              <table:table-cell office:value-type="float" office:value="253" calcext:value-type="float">
                <text:p>253</text:p>
              </table:table-cell>
              <table:table-cell office:value-type="float" office:value="255" calcext:value-type="float">
                <text:p>255</text:p>
              </table:table-cell>
              <table:table-cell office:value-type="float" office:value="258" calcext:value-type="float">
                <text:p>258</text:p>
              </table:table-cell>
              <table:table-cell office:value-type="float" office:value="260" calcext:value-type="float">
                <text:p>260</text:p>
              </table:table-cell>
              <table:table-cell office:value-type="float" office:value="262" calcext:value-type="float">
                <text:p>262</text:p>
              </table:table-cell>
              <table:table-cell office:value-type="float" office:value="264" calcext:value-type="float">
                <text:p>264</text:p>
              </table:table-cell>
              <table:table-cell office:value-type="float" office:value="266" calcext:value-type="float">
                <text:p>266</text:p>
              </table:table-cell>
              <table:table-cell office:value-type="float" office:value="269" calcext:value-type="float">
                <text:p>269</text:p>
              </table:table-cell>
              <table:table-cell office:value-type="float" office:value="270" calcext:value-type="float">
                <text:p>270</text:p>
              </table:table-cell>
              <table:table-cell office:value-type="float" office:value="273" calcext:value-type="float">
                <text:p>273</text:p>
              </table:table-cell>
              <table:table-cell office:value-type="float" office:value="274" calcext:value-type="float">
                <text:p>274</text:p>
              </table:table-cell>
              <table:table-cell office:value-type="float" office:value="275" calcext:value-type="float">
                <text:p>275</text:p>
              </table:table-cell>
              <table:table-cell office:value-type="float" office:value="276" calcext:value-type="float">
                <text:p>276</text:p>
              </table:table-cell>
              <table:table-cell office:value-type="float" office:value="281" calcext:value-type="float">
                <text:p>281</text:p>
              </table:table-cell>
              <table:table-cell office:value-type="float" office:value="283" calcext:value-type="float">
                <text:p>283</text:p>
              </table:table-cell>
              <table:table-cell office:value-type="float" office:value="284" calcext:value-type="float">
                <text:p>284</text:p>
              </table:table-cell>
              <table:table-cell office:value-type="float" office:value="286" calcext:value-type="float">
                <text:p>286</text:p>
              </table:table-cell>
              <table:table-cell office:value-type="float" office:value="287" calcext:value-type="float">
                <text:p>287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United Arab Emirates Result</text:p>
            </table:table-cell>
            <table:table-cell table:number-columns-repeated="2"/>
            <table:table-cell table:number-columns-repeated="58" office:value-type="float" office:value="0" calcext:value-type="float">
              <text:p>0</text:p>
            </table:table-cell>
            <table:table-cell table:number-columns-repeated="9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2"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office:value-type="float" office:value="11" calcext:value-type="float">
              <text:p>11</text:p>
            </table:table-cell>
            <table:table-cell table:number-columns-repeated="2"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6" calcext:value-type="float">
              <text:p>16</text:p>
            </table:table-cell>
            <table:table-cell office:value-type="float" office:value="20" calcext:value-type="float">
              <text:p>20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5" calcext:value-type="float">
              <text:p>25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3" calcext:value-type="float">
              <text:p>33</text:p>
            </table:table-cell>
            <table:table-cell office:value-type="float" office:value="35" calcext:value-type="float">
              <text:p>35</text:p>
            </table:table-cell>
            <table:table-cell table:number-columns-repeated="2" office:value-type="float" office:value="37" calcext:value-type="float">
              <text:p>37</text:p>
            </table:table-cell>
            <table:table-cell office:value-type="float" office:value="41" calcext:value-type="float">
              <text:p>41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46" calcext:value-type="float">
              <text:p>46</text:p>
            </table:table-cell>
            <table:table-cell office:value-type="float" office:value="52" calcext:value-type="float">
              <text:p>52</text:p>
            </table:table-cell>
            <table:table-cell office:value-type="float" office:value="56" calcext:value-type="float">
              <text:p>56</text:p>
            </table:table-cell>
            <table:table-cell office:value-type="float" office:value="64" calcext:value-type="float">
              <text:p>64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76" calcext:value-type="float">
              <text:p>76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89" calcext:value-type="float">
              <text:p>89</text:p>
            </table:table-cell>
            <table:table-cell office:value-type="float" office:value="98" calcext:value-type="float">
              <text:p>98</text:p>
            </table:table-cell>
            <table:table-cell office:value-type="float" office:value="105" calcext:value-type="float">
              <text:p>105</text:p>
            </table:table-cell>
            <table:table-cell office:value-type="float" office:value="111" calcext:value-type="float">
              <text:p>111</text:p>
            </table:table-cell>
            <table:table-cell office:value-type="float" office:value="119" calcext:value-type="float">
              <text:p>119</text:p>
            </table:table-cell>
            <table:table-cell office:value-type="float" office:value="126" calcext:value-type="float">
              <text:p>126</text:p>
            </table:table-cell>
            <table:table-cell office:value-type="float" office:value="137" calcext:value-type="float">
              <text:p>137</text:p>
            </table:table-cell>
            <table:table-cell office:value-type="float" office:value="146" calcext:value-type="float">
              <text:p>146</text:p>
            </table:table-cell>
            <table:table-cell office:value-type="float" office:value="157" calcext:value-type="float">
              <text:p>157</text:p>
            </table:table-cell>
            <table:table-cell office:value-type="float" office:value="165" calcext:value-type="float">
              <text:p>165</text:p>
            </table:table-cell>
            <table:table-cell office:value-type="float" office:value="174" calcext:value-type="float">
              <text:p>174</text:p>
            </table:table-cell>
            <table:table-cell office:value-type="float" office:value="185" calcext:value-type="float">
              <text:p>185</text:p>
            </table:table-cell>
            <table:table-cell office:value-type="float" office:value="198" calcext:value-type="float">
              <text:p>198</text:p>
            </table:table-cell>
            <table:table-cell office:value-type="float" office:value="201" calcext:value-type="float">
              <text:p>201</text:p>
            </table:table-cell>
            <table:table-cell office:value-type="float" office:value="203" calcext:value-type="float">
              <text:p>203</text:p>
            </table:table-cell>
            <table:table-cell office:value-type="float" office:value="206" calcext:value-type="float">
              <text:p>206</text:p>
            </table:table-cell>
            <table:table-cell office:value-type="float" office:value="208" calcext:value-type="float">
              <text:p>208</text:p>
            </table:table-cell>
            <table:table-cell office:value-type="float" office:value="210" calcext:value-type="float">
              <text:p>210</text:p>
            </table:table-cell>
            <table:table-cell office:value-type="float" office:value="214" calcext:value-type="float">
              <text:p>214</text:p>
            </table:table-cell>
            <table:table-cell office:value-type="float" office:value="220" calcext:value-type="float">
              <text:p>220</text:p>
            </table:table-cell>
            <table:table-cell office:value-type="float" office:value="224" calcext:value-type="float">
              <text:p>224</text:p>
            </table:table-cell>
            <table:table-cell office:value-type="float" office:value="227" calcext:value-type="float">
              <text:p>227</text:p>
            </table:table-cell>
            <table:table-cell office:value-type="float" office:value="233" calcext:value-type="float">
              <text:p>233</text:p>
            </table:table-cell>
            <table:table-cell office:value-type="float" office:value="237" calcext:value-type="float">
              <text:p>237</text:p>
            </table:table-cell>
            <table:table-cell office:value-type="float" office:value="241" calcext:value-type="float">
              <text:p>241</text:p>
            </table:table-cell>
            <table:table-cell office:value-type="float" office:value="244" calcext:value-type="float">
              <text:p>244</text:p>
            </table:table-cell>
            <table:table-cell office:value-type="float" office:value="245" calcext:value-type="float">
              <text:p>245</text:p>
            </table:table-cell>
            <table:table-cell office:value-type="float" office:value="248" calcext:value-type="float">
              <text:p>248</text:p>
            </table:table-cell>
            <table:table-cell office:value-type="float" office:value="253" calcext:value-type="float">
              <text:p>253</text:p>
            </table:table-cell>
            <table:table-cell office:value-type="float" office:value="255" calcext:value-type="float">
              <text:p>255</text:p>
            </table:table-cell>
            <table:table-cell office:value-type="float" office:value="258" calcext:value-type="float">
              <text:p>258</text:p>
            </table:table-cell>
            <table:table-cell office:value-type="float" office:value="260" calcext:value-type="float">
              <text:p>260</text:p>
            </table:table-cell>
            <table:table-cell office:value-type="float" office:value="262" calcext:value-type="float">
              <text:p>262</text:p>
            </table:table-cell>
            <table:table-cell office:value-type="float" office:value="264" calcext:value-type="float">
              <text:p>264</text:p>
            </table:table-cell>
            <table:table-cell office:value-type="float" office:value="266" calcext:value-type="float">
              <text:p>266</text:p>
            </table:table-cell>
            <table:table-cell office:value-type="float" office:value="269" calcext:value-type="float">
              <text:p>269</text:p>
            </table:table-cell>
            <table:table-cell office:value-type="float" office:value="270" calcext:value-type="float">
              <text:p>270</text:p>
            </table:table-cell>
            <table:table-cell office:value-type="float" office:value="273" calcext:value-type="float">
              <text:p>273</text:p>
            </table:table-cell>
            <table:table-cell office:value-type="float" office:value="274" calcext:value-type="float">
              <text:p>274</text:p>
            </table:table-cell>
            <table:table-cell office:value-type="float" office:value="275" calcext:value-type="float">
              <text:p>275</text:p>
            </table:table-cell>
            <table:table-cell office:value-type="float" office:value="276" calcext:value-type="float">
              <text:p>276</text:p>
            </table:table-cell>
            <table:table-cell office:value-type="float" office:value="281" calcext:value-type="float">
              <text:p>281</text:p>
            </table:table-cell>
            <table:table-cell office:value-type="float" office:value="283" calcext:value-type="float">
              <text:p>283</text:p>
            </table:table-cell>
            <table:table-cell office:value-type="float" office:value="284" calcext:value-type="float">
              <text:p>284</text:p>
            </table:table-cell>
            <table:table-cell office:value-type="float" office:value="286" calcext:value-type="float">
              <text:p>286</text:p>
            </table:table-cell>
            <table:table-cell office:value-type="float" office:value="287" calcext:value-type="float">
              <text:p>287</text:p>
            </table:table-cell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Bermuda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32.3078" calcext:value-type="float">
                <text:p>32.3078</text:p>
              </table:table-cell>
              <table:table-cell office:value-type="float" office:value="-64.7505" calcext:value-type="float">
                <text:p>-64.7505</text:p>
              </table:table-cell>
              <table:table-cell table:number-columns-repeated="75" office:value-type="float" office:value="0" calcext:value-type="float">
                <text:p>0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4" office:value-type="float" office:value="4" calcext:value-type="float">
                <text:p>4</text:p>
              </table:table-cell>
              <table:table-cell table:number-columns-repeated="14" office:value-type="float" office:value="5" calcext:value-type="float">
                <text:p>5</text:p>
              </table:table-cell>
              <table:table-cell table:number-columns-repeated="5" office:value-type="float" office:value="6" calcext:value-type="float">
                <text:p>6</text:p>
              </table:table-cell>
              <table:table-cell table:number-columns-repeated="9" office:value-type="float" office:value="7" calcext:value-type="float">
                <text:p>7</text:p>
              </table:table-cell>
              <table:table-cell table:number-columns-repeated="3" office:value-type="float" office:value="8" calcext:value-type="float">
                <text:p>8</text:p>
              </table:table-cell>
              <table:table-cell table:number-columns-repeated="30" office:value-type="float" office:value="9" calcext:value-type="float">
                <text:p>9</text:p>
              </table:table-cell>
            </table:table-row>
            <table:table-row table:style-name="ro1" table:visibility="collapse">
              <table:table-cell office:value-type="string" calcext:value-type="string">
                <text:p>Cayman Islands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19.3133" calcext:value-type="float">
                <text:p>19.3133</text:p>
              </table:table-cell>
              <table:table-cell office:value-type="float" office:value="-81.2546" calcext:value-type="float">
                <text:p>-81.2546</text:p>
              </table:table-cell>
              <table:table-cell table:number-columns-repeated="54" office:value-type="float" office:value="0" calcext:value-type="float">
                <text:p>0</text:p>
              </table:table-cell>
              <table:table-cell table:number-columns-repeated="89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Channel Islands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49.3723" calcext:value-type="float">
                <text:p>49.3723</text:p>
              </table:table-cell>
              <table:table-cell office:value-type="float" office:value="-2.3644" calcext:value-type="float">
                <text:p>-2.3644</text:p>
              </table:table-cell>
              <table:table-cell table:number-columns-repeated="64" office:value-type="float" office:value="0" calcext:value-type="float">
                <text:p>0</text:p>
              </table:table-cell>
              <table:table-cell table:number-columns-repeated="3"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table:number-columns-repeated="4" office:value-type="float" office:value="9" calcext:value-type="float">
                <text:p>9</text:p>
              </table:table-cell>
              <table:table-cell office:value-type="float" office:value="13" calcext:value-type="float">
                <text:p>13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9" calcext:value-type="float">
                <text:p>19</text:p>
              </table:table-cell>
              <table:table-cell office:value-type="float" office:value="20" calcext:value-type="float">
                <text:p>20</text:p>
              </table:table-cell>
              <table:table-cell table:number-columns-repeated="2" office:value-type="float" office:value="21" calcext:value-type="float">
                <text:p>21</text:p>
              </table:table-cell>
              <table:table-cell table:number-columns-repeated="2" office:value-type="float" office:value="24" calcext:value-type="float">
                <text:p>24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29" calcext:value-type="float">
                <text:p>29</text:p>
              </table:table-cell>
              <table:table-cell office:value-type="float" office:value="34" calcext:value-type="float">
                <text:p>34</text:p>
              </table:table-cell>
              <table:table-cell table:number-columns-repeated="3" office:value-type="float" office:value="35" calcext:value-type="float">
                <text:p>35</text:p>
              </table:table-cell>
              <table:table-cell office:value-type="float" office:value="36" calcext:value-type="float">
                <text:p>36</text:p>
              </table:table-cell>
              <table:table-cell office:value-type="float" office:value="38" calcext:value-type="float">
                <text:p>38</text:p>
              </table:table-cell>
              <table:table-cell office:value-type="float" office:value="40" calcext:value-type="float">
                <text:p>40</text:p>
              </table:table-cell>
              <table:table-cell table:number-columns-repeated="4" office:value-type="float" office:value="41" calcext:value-type="float">
                <text:p>41</text:p>
              </table:table-cell>
              <table:table-cell table:number-columns-repeated="3" office:value-type="float" office:value="40" calcext:value-type="float">
                <text:p>40</text:p>
              </table:table-cell>
              <table:table-cell table:number-columns-repeated="4" office:value-type="float" office:value="41" calcext:value-type="float">
                <text:p>41</text:p>
              </table:table-cell>
              <table:table-cell office:value-type="float" office:value="42" calcext:value-type="float">
                <text:p>42</text:p>
              </table:table-cell>
              <table:table-cell table:number-columns-repeated="6" office:value-type="float" office:value="43" calcext:value-type="float">
                <text:p>43</text:p>
              </table:table-cell>
              <table:table-cell office:value-type="float" office:value="44" calcext:value-type="float">
                <text:p>44</text:p>
              </table:table-cell>
              <table:table-cell table:number-columns-repeated="13" office:value-type="float" office:value="45" calcext:value-type="float">
                <text:p>45</text:p>
              </table:table-cell>
              <table:table-cell table:number-columns-repeated="7" office:value-type="float" office:value="46" calcext:value-type="float">
                <text:p>46</text:p>
              </table:table-cell>
              <table:table-cell table:number-columns-repeated="4" office:value-type="float" office:value="48" calcext:value-type="float">
                <text:p>48</text:p>
              </table:table-cell>
            </table:table-row>
            <table:table-row table:style-name="ro1" table:visibility="collapse">
              <table:table-cell office:value-type="string" calcext:value-type="string">
                <text:p>Gibraltar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36.1408" calcext:value-type="float">
                <text:p>36.1408</text:p>
              </table:table-cell>
              <table:table-cell office:value-type="float" office:value="-5.3536" calcext:value-type="float">
                <text:p>-5.3536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Isle of Man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54.2361" calcext:value-type="float">
                <text:p>54.2361</text:p>
              </table:table-cell>
              <table:table-cell office:value-type="float" office:value="-4.5481" calcext:value-type="float">
                <text:p>-4.5481</text:p>
              </table:table-cell>
              <table:table-cell table:number-columns-repeated="70" office:value-type="float" office:value="0" calcext:value-type="float">
                <text:p>0</text:p>
              </table:table-cell>
              <table:table-cell table:number-columns-repeated="10" office:value-type="float" office:value="1" calcext:value-type="float">
                <text:p>1</text:p>
              </table:table-cell>
              <table:table-cell table:number-columns-repeated="4" office:value-type="float" office:value="2" calcext:value-type="float">
                <text:p>2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2" office:value-type="float" office:value="9" calcext:value-type="float">
                <text:p>9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3" office:value-type="float" office:value="18" calcext:value-type="float">
                <text:p>18</text:p>
              </table:table-cell>
              <table:table-cell office:value-type="float" office:value="20" calcext:value-type="float">
                <text:p>20</text:p>
              </table:table-cell>
              <table:table-cell table:number-columns-repeated="3" office:value-type="float" office:value="21" calcext:value-type="float">
                <text:p>21</text:p>
              </table:table-cell>
              <table:table-cell table:number-columns-repeated="3" office:value-type="float" office:value="22" calcext:value-type="float">
                <text:p>22</text:p>
              </table:table-cell>
              <table:table-cell table:number-columns-repeated="11" office:value-type="float" office:value="23" calcext:value-type="float">
                <text:p>23</text:p>
              </table:table-cell>
              <table:table-cell table:number-columns-repeated="29" office:value-type="float" office:value="24" calcext:value-type="float">
                <text:p>24</text:p>
              </table:table-cell>
            </table:table-row>
            <table:table-row table:style-name="ro1" table:visibility="collapse">
              <table:table-cell office:value-type="string" calcext:value-type="string">
                <text:p>Montserrat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16.7425" calcext:value-type="float">
                <text:p>16.7425</text:p>
              </table:table-cell>
              <table:table-cell office:value-type="float" office:value="-62.1874" calcext:value-type="float">
                <text:p>-62.1874</text:p>
              </table:table-cell>
              <table:table-cell table:number-columns-repeated="93" office:value-type="float" office:value="0" calcext:value-type="float">
                <text:p>0</text:p>
              </table:table-cell>
              <table:table-cell table:number-columns-repeated="50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/>
              <table:table-cell office:value-type="string" calcext:value-type="string">
                <text:p>United Kingdom</text:p>
              </table:table-cell>
              <table:table-cell office:value-type="float" office:value="55.3781" calcext:value-type="float">
                <text:p>55.3781</text:p>
              </table:table-cell>
              <table:table-cell office:value-type="float" office:value="-3.436" calcext:value-type="float">
                <text:p>-3.436</text:p>
              </table:table-cell>
              <table:table-cell table:number-columns-repeated="44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office:value-type="float" office:value="3" calcext:value-type="float">
                <text:p>3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43" calcext:value-type="float">
                <text:p>43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81" calcext:value-type="float">
                <text:p>81</text:p>
              </table:table-cell>
              <table:table-cell office:value-type="float" office:value="115" calcext:value-type="float">
                <text:p>115</text:p>
              </table:table-cell>
              <table:table-cell office:value-type="float" office:value="158" calcext:value-type="float">
                <text:p>158</text:p>
              </table:table-cell>
              <table:table-cell office:value-type="float" office:value="194" calcext:value-type="float">
                <text:p>194</text:p>
              </table:table-cell>
              <table:table-cell office:value-type="float" office:value="250" calcext:value-type="float">
                <text:p>250</text:p>
              </table:table-cell>
              <table:table-cell office:value-type="float" office:value="285" calcext:value-type="float">
                <text:p>285</text:p>
              </table:table-cell>
              <table:table-cell office:value-type="float" office:value="359" calcext:value-type="float">
                <text:p>359</text:p>
              </table:table-cell>
              <table:table-cell office:value-type="float" office:value="508" calcext:value-type="float">
                <text:p>508</text:p>
              </table:table-cell>
              <table:table-cell office:value-type="float" office:value="694" calcext:value-type="float">
                <text:p>694</text:p>
              </table:table-cell>
              <table:table-cell office:value-type="float" office:value="877" calcext:value-type="float">
                <text:p>877</text:p>
              </table:table-cell>
              <table:table-cell office:value-type="float" office:value="1161" calcext:value-type="float">
                <text:p>1161</text:p>
              </table:table-cell>
              <table:table-cell office:value-type="float" office:value="1455" calcext:value-type="float">
                <text:p>1455</text:p>
              </table:table-cell>
              <table:table-cell office:value-type="float" office:value="1669" calcext:value-type="float">
                <text:p>1669</text:p>
              </table:table-cell>
              <table:table-cell office:value-type="float" office:value="2043" calcext:value-type="float">
                <text:p>2043</text:p>
              </table:table-cell>
              <table:table-cell office:value-type="float" office:value="2425" calcext:value-type="float">
                <text:p>2425</text:p>
              </table:table-cell>
              <table:table-cell office:value-type="float" office:value="3095" calcext:value-type="float">
                <text:p>3095</text:p>
              </table:table-cell>
              <table:table-cell office:value-type="float" office:value="3747" calcext:value-type="float">
                <text:p>3747</text:p>
              </table:table-cell>
              <table:table-cell office:value-type="float" office:value="4461" calcext:value-type="float">
                <text:p>4461</text:p>
              </table:table-cell>
              <table:table-cell office:value-type="float" office:value="5221" calcext:value-type="float">
                <text:p>5221</text:p>
              </table:table-cell>
              <table:table-cell office:value-type="float" office:value="5865" calcext:value-type="float">
                <text:p>5865</text:p>
              </table:table-cell>
              <table:table-cell office:value-type="float" office:value="6433" calcext:value-type="float">
                <text:p>6433</text:p>
              </table:table-cell>
              <table:table-cell office:value-type="float" office:value="7471" calcext:value-type="float">
                <text:p>7471</text:p>
              </table:table-cell>
              <table:table-cell office:value-type="float" office:value="8505" calcext:value-type="float">
                <text:p>8505</text:p>
              </table:table-cell>
              <table:table-cell office:value-type="float" office:value="9608" calcext:value-type="float">
                <text:p>9608</text:p>
              </table:table-cell>
              <table:table-cell office:value-type="float" office:value="10760" calcext:value-type="float">
                <text:p>10760</text:p>
              </table:table-cell>
              <table:table-cell office:value-type="float" office:value="11599" calcext:value-type="float">
                <text:p>11599</text:p>
              </table:table-cell>
              <table:table-cell office:value-type="float" office:value="12285" calcext:value-type="float">
                <text:p>12285</text:p>
              </table:table-cell>
              <table:table-cell office:value-type="float" office:value="13029" calcext:value-type="float">
                <text:p>13029</text:p>
              </table:table-cell>
              <table:table-cell office:value-type="float" office:value="14073" calcext:value-type="float">
                <text:p>14073</text:p>
              </table:table-cell>
              <table:table-cell office:value-type="float" office:value="14915" calcext:value-type="float">
                <text:p>14915</text:p>
              </table:table-cell>
              <table:table-cell office:value-type="float" office:value="15944" calcext:value-type="float">
                <text:p>15944</text:p>
              </table:table-cell>
              <table:table-cell office:value-type="float" office:value="16879" calcext:value-type="float">
                <text:p>16879</text:p>
              </table:table-cell>
              <table:table-cell office:value-type="float" office:value="17994" calcext:value-type="float">
                <text:p>17994</text:p>
              </table:table-cell>
              <table:table-cell office:value-type="float" office:value="18492" calcext:value-type="float">
                <text:p>18492</text:p>
              </table:table-cell>
              <table:table-cell office:value-type="float" office:value="19051" calcext:value-type="float">
                <text:p>19051</text:p>
              </table:table-cell>
              <table:table-cell office:value-type="float" office:value="20223" calcext:value-type="float">
                <text:p>20223</text:p>
              </table:table-cell>
              <table:table-cell office:value-type="float" office:value="21060" calcext:value-type="float">
                <text:p>21060</text:p>
              </table:table-cell>
              <table:table-cell office:value-type="float" office:value="21787" calcext:value-type="float">
                <text:p>21787</text:p>
              </table:table-cell>
              <table:table-cell office:value-type="float" office:value="22792" calcext:value-type="float">
                <text:p>22792</text:p>
              </table:table-cell>
              <table:table-cell office:value-type="float" office:value="23635" calcext:value-type="float">
                <text:p>23635</text:p>
              </table:table-cell>
              <table:table-cell office:value-type="float" office:value="24055" calcext:value-type="float">
                <text:p>24055</text:p>
              </table:table-cell>
              <table:table-cell office:value-type="float" office:value="24393" calcext:value-type="float">
                <text:p>24393</text:p>
              </table:table-cell>
              <table:table-cell office:value-type="float" office:value="25302" calcext:value-type="float">
                <text:p>25302</text:p>
              </table:table-cell>
              <table:table-cell office:value-type="float" office:value="26097" calcext:value-type="float">
                <text:p>26097</text:p>
              </table:table-cell>
              <table:table-cell office:value-type="float" office:value="26771" calcext:value-type="float">
                <text:p>26771</text:p>
              </table:table-cell>
              <table:table-cell office:value-type="float" office:value="27510" calcext:value-type="float">
                <text:p>27510</text:p>
              </table:table-cell>
              <table:table-cell office:value-type="float" office:value="28131" calcext:value-type="float">
                <text:p>28131</text:p>
              </table:table-cell>
              <table:table-cell office:value-type="float" office:value="28446" calcext:value-type="float">
                <text:p>28446</text:p>
              </table:table-cell>
              <table:table-cell office:value-type="float" office:value="28734" calcext:value-type="float">
                <text:p>28734</text:p>
              </table:table-cell>
              <table:table-cell office:value-type="float" office:value="29427" calcext:value-type="float">
                <text:p>29427</text:p>
              </table:table-cell>
              <table:table-cell office:value-type="float" office:value="30076" calcext:value-type="float">
                <text:p>30076</text:p>
              </table:table-cell>
              <table:table-cell office:value-type="float" office:value="30615" calcext:value-type="float">
                <text:p>30615</text:p>
              </table:table-cell>
              <table:table-cell office:value-type="float" office:value="31241" calcext:value-type="float">
                <text:p>31241</text:p>
              </table:table-cell>
              <table:table-cell office:value-type="float" office:value="31587" calcext:value-type="float">
                <text:p>31587</text:p>
              </table:table-cell>
              <table:table-cell office:value-type="float" office:value="31855" calcext:value-type="float">
                <text:p>31855</text:p>
              </table:table-cell>
              <table:table-cell office:value-type="float" office:value="32065" calcext:value-type="float">
                <text:p>32065</text:p>
              </table:table-cell>
              <table:table-cell office:value-type="float" office:value="32692" calcext:value-type="float">
                <text:p>32692</text:p>
              </table:table-cell>
              <table:table-cell office:value-type="float" office:value="33186" calcext:value-type="float">
                <text:p>33186</text:p>
              </table:table-cell>
              <table:table-cell office:value-type="float" office:value="33614" calcext:value-type="float">
                <text:p>33614</text:p>
              </table:table-cell>
              <table:table-cell office:value-type="float" office:value="33998" calcext:value-type="float">
                <text:p>33998</text:p>
              </table:table-cell>
              <table:table-cell office:value-type="float" office:value="34466" calcext:value-type="float">
                <text:p>34466</text:p>
              </table:table-cell>
              <table:table-cell office:value-type="float" office:value="34636" calcext:value-type="float">
                <text:p>34636</text:p>
              </table:table-cell>
              <table:table-cell office:value-type="float" office:value="34796" calcext:value-type="float">
                <text:p>34796</text:p>
              </table:table-cell>
              <table:table-cell office:value-type="float" office:value="35341" calcext:value-type="float">
                <text:p>35341</text:p>
              </table:table-cell>
              <table:table-cell office:value-type="float" office:value="35704" calcext:value-type="float">
                <text:p>35704</text:p>
              </table:table-cell>
              <table:table-cell office:value-type="float" office:value="36042" calcext:value-type="float">
                <text:p>36042</text:p>
              </table:table-cell>
              <table:table-cell office:value-type="float" office:value="36393" calcext:value-type="float">
                <text:p>36393</text:p>
              </table:table-cell>
              <table:table-cell office:value-type="float" office:value="36675" calcext:value-type="float">
                <text:p>36675</text:p>
              </table:table-cell>
              <table:table-cell office:value-type="float" office:value="36793" calcext:value-type="float">
                <text:p>36793</text:p>
              </table:table-cell>
              <table:table-cell office:value-type="float" office:value="36914" calcext:value-type="float">
                <text:p>36914</text:p>
              </table:table-cell>
              <table:table-cell office:value-type="float" office:value="37048" calcext:value-type="float">
                <text:p>37048</text:p>
              </table:table-cell>
              <table:table-cell office:value-type="float" office:value="37460" calcext:value-type="float">
                <text:p>37460</text:p>
              </table:table-cell>
              <table:table-cell office:value-type="float" office:value="37837" calcext:value-type="float">
                <text:p>37837</text:p>
              </table:table-cell>
              <table:table-cell office:value-type="float" office:value="38161" calcext:value-type="float">
                <text:p>38161</text:p>
              </table:table-cell>
              <table:table-cell office:value-type="float" office:value="38376" calcext:value-type="float">
                <text:p>38376</text:p>
              </table:table-cell>
              <table:table-cell office:value-type="float" office:value="38489" calcext:value-type="float">
                <text:p>38489</text:p>
              </table:table-cell>
              <table:table-cell office:value-type="float" office:value="39045" calcext:value-type="float">
                <text:p>39045</text:p>
              </table:table-cell>
              <table:table-cell office:value-type="float" office:value="39369" calcext:value-type="float">
                <text:p>39369</text:p>
              </table:table-cell>
              <table:table-cell office:value-type="float" office:value="39728" calcext:value-type="float">
                <text:p>39728</text:p>
              </table:table-cell>
              <table:table-cell office:value-type="float" office:value="39904" calcext:value-type="float">
                <text:p>39904</text:p>
              </table:table-cell>
              <table:table-cell office:value-type="float" office:value="40261" calcext:value-type="float">
                <text:p>40261</text:p>
              </table:table-cell>
              <table:table-cell office:value-type="float" office:value="40465" calcext:value-type="float">
                <text:p>40465</text:p>
              </table:table-cell>
              <table:table-cell office:value-type="float" office:value="40542" calcext:value-type="float">
                <text:p>40542</text:p>
              </table:table-cell>
              <table:table-cell office:value-type="float" office:value="40597" calcext:value-type="float">
                <text:p>40597</text:p>
              </table:table-cell>
              <table:table-cell office:value-type="float" office:value="40883" calcext:value-type="float">
                <text:p>40883</text:p>
              </table:table-cell>
              <table:table-cell office:value-type="float" office:value="41128" calcext:value-type="float">
                <text:p>41128</text:p>
              </table:table-cell>
              <table:table-cell office:value-type="float" office:value="41279" calcext:value-type="float">
                <text:p>41279</text:p>
              </table:table-cell>
              <table:table-cell office:value-type="float" office:value="41481" calcext:value-type="float">
                <text:p>41481</text:p>
              </table:table-cell>
            </table:table-row>
            <table:table-row table:style-name="ro1" table:visibility="collapse">
              <table:table-cell office:value-type="string" calcext:value-type="string">
                <text:p>Anguilla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18.2206" calcext:value-type="float">
                <text:p>18.2206</text:p>
              </table:table-cell>
              <table:table-cell office:value-type="float" office:value="-63.0686" calcext:value-type="float">
                <text:p>-63.0686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  <table:table-row table:style-name="ro1" table:visibility="collapse">
              <table:table-cell office:value-type="string" calcext:value-type="string">
                <text:p>British Virgin Islands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18.4207" calcext:value-type="float">
                <text:p>18.4207</text:p>
              </table:table-cell>
              <table:table-cell office:value-type="float" office:value="-64.64" calcext:value-type="float">
                <text:p>-64.64</text:p>
              </table:table-cell>
              <table:table-cell table:number-columns-repeated="88" office:value-type="float" office:value="0" calcext:value-type="float">
                <text:p>0</text:p>
              </table:table-cell>
              <table:table-cell table:number-columns-repeated="55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Turks and Caicos Islands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21.694" calcext:value-type="float">
                <text:p>21.694</text:p>
              </table:table-cell>
              <table:table-cell office:value-type="float" office:value="-71.7979" calcext:value-type="float">
                <text:p>-71.7979</text:p>
              </table:table-cell>
              <table:table-cell table:number-columns-repeated="74" office:value-type="float" office:value="0" calcext:value-type="float">
                <text:p>0</text:p>
              </table:table-cell>
              <table:table-cell table:number-columns-repeated="69" office:value-type="float" office:value="1" calcext:value-type="float">
                <text:p>1</text:p>
              </table:table-cell>
            </table:table-row>
            <table:table-row table:style-name="ro1" table:visibility="collapse">
              <table:table-cell office:value-type="string" calcext:value-type="string">
                <text:p>Falkland Islands (Malvinas)</text:p>
              </table:table-cell>
              <table:table-cell office:value-type="string" calcext:value-type="string">
                <text:p>United Kingdom</text:p>
              </table:table-cell>
              <table:table-cell office:value-type="float" office:value="-51.7963" calcext:value-type="float">
                <text:p>-51.7963</text:p>
              </table:table-cell>
              <table:table-cell office:value-type="float" office:value="-59.5236" calcext:value-type="float">
                <text:p>-59.5236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United Kingdom Result</text:p>
            </table:table-cell>
            <table:table-cell table:number-columns-repeated="2"/>
            <table:table-cell table:number-columns-repeated="44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office:value-type="float" office:value="3" calcext:value-type="float">
              <text:p>3</text:p>
            </table:table-cell>
            <table:table-cell table:number-columns-repeated="2" office:value-type="float" office:value="7" calcext:value-type="float">
              <text:p>7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43" calcext:value-type="float">
              <text:p>43</text:p>
            </table:table-cell>
            <table:table-cell office:value-type="float" office:value="66" calcext:value-type="float">
              <text:p>66</text:p>
            </table:table-cell>
            <table:table-cell office:value-type="float" office:value="82" calcext:value-type="float">
              <text:p>82</text:p>
            </table:table-cell>
            <table:table-cell office:value-type="float" office:value="116" calcext:value-type="float">
              <text:p>116</text:p>
            </table:table-cell>
            <table:table-cell office:value-type="float" office:value="159" calcext:value-type="float">
              <text:p>159</text:p>
            </table:table-cell>
            <table:table-cell office:value-type="float" office:value="195" calcext:value-type="float">
              <text:p>195</text:p>
            </table:table-cell>
            <table:table-cell office:value-type="float" office:value="251" calcext:value-type="float">
              <text:p>251</text:p>
            </table:table-cell>
            <table:table-cell office:value-type="float" office:value="286" calcext:value-type="float">
              <text:p>286</text:p>
            </table:table-cell>
            <table:table-cell office:value-type="float" office:value="360" calcext:value-type="float">
              <text:p>360</text:p>
            </table:table-cell>
            <table:table-cell office:value-type="float" office:value="509" calcext:value-type="float">
              <text:p>509</text:p>
            </table:table-cell>
            <table:table-cell office:value-type="float" office:value="695" calcext:value-type="float">
              <text:p>695</text:p>
            </table:table-cell>
            <table:table-cell office:value-type="float" office:value="879" calcext:value-type="float">
              <text:p>879</text:p>
            </table:table-cell>
            <table:table-cell office:value-type="float" office:value="1163" calcext:value-type="float">
              <text:p>1163</text:p>
            </table:table-cell>
            <table:table-cell office:value-type="float" office:value="1457" calcext:value-type="float">
              <text:p>1457</text:p>
            </table:table-cell>
            <table:table-cell office:value-type="float" office:value="1672" calcext:value-type="float">
              <text:p>1672</text:p>
            </table:table-cell>
            <table:table-cell office:value-type="float" office:value="2046" calcext:value-type="float">
              <text:p>2046</text:p>
            </table:table-cell>
            <table:table-cell office:value-type="float" office:value="2429" calcext:value-type="float">
              <text:p>2429</text:p>
            </table:table-cell>
            <table:table-cell office:value-type="float" office:value="3100" calcext:value-type="float">
              <text:p>3100</text:p>
            </table:table-cell>
            <table:table-cell office:value-type="float" office:value="3752" calcext:value-type="float">
              <text:p>3752</text:p>
            </table:table-cell>
            <table:table-cell office:value-type="float" office:value="4467" calcext:value-type="float">
              <text:p>4467</text:p>
            </table:table-cell>
            <table:table-cell office:value-type="float" office:value="5228" calcext:value-type="float">
              <text:p>5228</text:p>
            </table:table-cell>
            <table:table-cell office:value-type="float" office:value="5874" calcext:value-type="float">
              <text:p>5874</text:p>
            </table:table-cell>
            <table:table-cell office:value-type="float" office:value="6445" calcext:value-type="float">
              <text:p>6445</text:p>
            </table:table-cell>
            <table:table-cell office:value-type="float" office:value="7483" calcext:value-type="float">
              <text:p>7483</text:p>
            </table:table-cell>
            <table:table-cell office:value-type="float" office:value="8519" calcext:value-type="float">
              <text:p>8519</text:p>
            </table:table-cell>
            <table:table-cell office:value-type="float" office:value="9623" calcext:value-type="float">
              <text:p>9623</text:p>
            </table:table-cell>
            <table:table-cell office:value-type="float" office:value="10776" calcext:value-type="float">
              <text:p>10776</text:p>
            </table:table-cell>
            <table:table-cell office:value-type="float" office:value="11616" calcext:value-type="float">
              <text:p>11616</text:p>
            </table:table-cell>
            <table:table-cell office:value-type="float" office:value="12302" calcext:value-type="float">
              <text:p>12302</text:p>
            </table:table-cell>
            <table:table-cell office:value-type="float" office:value="13047" calcext:value-type="float">
              <text:p>13047</text:p>
            </table:table-cell>
            <table:table-cell office:value-type="float" office:value="14095" calcext:value-type="float">
              <text:p>14095</text:p>
            </table:table-cell>
            <table:table-cell office:value-type="float" office:value="14941" calcext:value-type="float">
              <text:p>14941</text:p>
            </table:table-cell>
            <table:table-cell office:value-type="float" office:value="15974" calcext:value-type="float">
              <text:p>15974</text:p>
            </table:table-cell>
            <table:table-cell office:value-type="float" office:value="16910" calcext:value-type="float">
              <text:p>16910</text:p>
            </table:table-cell>
            <table:table-cell office:value-type="float" office:value="18028" calcext:value-type="float">
              <text:p>18028</text:p>
            </table:table-cell>
            <table:table-cell office:value-type="float" office:value="18527" calcext:value-type="float">
              <text:p>18527</text:p>
            </table:table-cell>
            <table:table-cell office:value-type="float" office:value="19092" calcext:value-type="float">
              <text:p>19092</text:p>
            </table:table-cell>
            <table:table-cell office:value-type="float" office:value="20264" calcext:value-type="float">
              <text:p>20264</text:p>
            </table:table-cell>
            <table:table-cell office:value-type="float" office:value="21111" calcext:value-type="float">
              <text:p>21111</text:p>
            </table:table-cell>
            <table:table-cell office:value-type="float" office:value="21840" calcext:value-type="float">
              <text:p>21840</text:p>
            </table:table-cell>
            <table:table-cell office:value-type="float" office:value="22853" calcext:value-type="float">
              <text:p>22853</text:p>
            </table:table-cell>
            <table:table-cell office:value-type="float" office:value="23697" calcext:value-type="float">
              <text:p>23697</text:p>
            </table:table-cell>
            <table:table-cell office:value-type="float" office:value="24117" calcext:value-type="float">
              <text:p>24117</text:p>
            </table:table-cell>
            <table:table-cell office:value-type="float" office:value="24458" calcext:value-type="float">
              <text:p>24458</text:p>
            </table:table-cell>
            <table:table-cell office:value-type="float" office:value="25369" calcext:value-type="float">
              <text:p>25369</text:p>
            </table:table-cell>
            <table:table-cell office:value-type="float" office:value="26166" calcext:value-type="float">
              <text:p>26166</text:p>
            </table:table-cell>
            <table:table-cell office:value-type="float" office:value="26842" calcext:value-type="float">
              <text:p>26842</text:p>
            </table:table-cell>
            <table:table-cell office:value-type="float" office:value="27583" calcext:value-type="float">
              <text:p>27583</text:p>
            </table:table-cell>
            <table:table-cell office:value-type="float" office:value="28205" calcext:value-type="float">
              <text:p>28205</text:p>
            </table:table-cell>
            <table:table-cell office:value-type="float" office:value="28520" calcext:value-type="float">
              <text:p>28520</text:p>
            </table:table-cell>
            <table:table-cell office:value-type="float" office:value="28809" calcext:value-type="float">
              <text:p>28809</text:p>
            </table:table-cell>
            <table:table-cell office:value-type="float" office:value="29501" calcext:value-type="float">
              <text:p>29501</text:p>
            </table:table-cell>
            <table:table-cell office:value-type="float" office:value="30150" calcext:value-type="float">
              <text:p>30150</text:p>
            </table:table-cell>
            <table:table-cell office:value-type="float" office:value="30689" calcext:value-type="float">
              <text:p>30689</text:p>
            </table:table-cell>
            <table:table-cell office:value-type="float" office:value="31316" calcext:value-type="float">
              <text:p>31316</text:p>
            </table:table-cell>
            <table:table-cell office:value-type="float" office:value="31662" calcext:value-type="float">
              <text:p>31662</text:p>
            </table:table-cell>
            <table:table-cell office:value-type="float" office:value="31930" calcext:value-type="float">
              <text:p>31930</text:p>
            </table:table-cell>
            <table:table-cell office:value-type="float" office:value="32141" calcext:value-type="float">
              <text:p>32141</text:p>
            </table:table-cell>
            <table:table-cell office:value-type="float" office:value="32769" calcext:value-type="float">
              <text:p>32769</text:p>
            </table:table-cell>
            <table:table-cell office:value-type="float" office:value="33264" calcext:value-type="float">
              <text:p>33264</text:p>
            </table:table-cell>
            <table:table-cell office:value-type="float" office:value="33693" calcext:value-type="float">
              <text:p>33693</text:p>
            </table:table-cell>
            <table:table-cell office:value-type="float" office:value="34078" calcext:value-type="float">
              <text:p>34078</text:p>
            </table:table-cell>
            <table:table-cell office:value-type="float" office:value="34546" calcext:value-type="float">
              <text:p>34546</text:p>
            </table:table-cell>
            <table:table-cell office:value-type="float" office:value="34716" calcext:value-type="float">
              <text:p>34716</text:p>
            </table:table-cell>
            <table:table-cell office:value-type="float" office:value="34876" calcext:value-type="float">
              <text:p>34876</text:p>
            </table:table-cell>
            <table:table-cell office:value-type="float" office:value="35422" calcext:value-type="float">
              <text:p>35422</text:p>
            </table:table-cell>
            <table:table-cell office:value-type="float" office:value="35786" calcext:value-type="float">
              <text:p>35786</text:p>
            </table:table-cell>
            <table:table-cell office:value-type="float" office:value="36124" calcext:value-type="float">
              <text:p>36124</text:p>
            </table:table-cell>
            <table:table-cell office:value-type="float" office:value="36475" calcext:value-type="float">
              <text:p>36475</text:p>
            </table:table-cell>
            <table:table-cell office:value-type="float" office:value="36757" calcext:value-type="float">
              <text:p>36757</text:p>
            </table:table-cell>
            <table:table-cell office:value-type="float" office:value="36875" calcext:value-type="float">
              <text:p>36875</text:p>
            </table:table-cell>
            <table:table-cell office:value-type="float" office:value="36996" calcext:value-type="float">
              <text:p>36996</text:p>
            </table:table-cell>
            <table:table-cell office:value-type="float" office:value="37130" calcext:value-type="float">
              <text:p>37130</text:p>
            </table:table-cell>
            <table:table-cell office:value-type="float" office:value="37542" calcext:value-type="float">
              <text:p>37542</text:p>
            </table:table-cell>
            <table:table-cell office:value-type="float" office:value="37919" calcext:value-type="float">
              <text:p>37919</text:p>
            </table:table-cell>
            <table:table-cell office:value-type="float" office:value="38243" calcext:value-type="float">
              <text:p>38243</text:p>
            </table:table-cell>
            <table:table-cell office:value-type="float" office:value="38458" calcext:value-type="float">
              <text:p>38458</text:p>
            </table:table-cell>
            <table:table-cell office:value-type="float" office:value="38571" calcext:value-type="float">
              <text:p>38571</text:p>
            </table:table-cell>
            <table:table-cell office:value-type="float" office:value="39127" calcext:value-type="float">
              <text:p>39127</text:p>
            </table:table-cell>
            <table:table-cell office:value-type="float" office:value="39452" calcext:value-type="float">
              <text:p>39452</text:p>
            </table:table-cell>
            <table:table-cell office:value-type="float" office:value="39811" calcext:value-type="float">
              <text:p>39811</text:p>
            </table:table-cell>
            <table:table-cell office:value-type="float" office:value="39987" calcext:value-type="float">
              <text:p>39987</text:p>
            </table:table-cell>
            <table:table-cell office:value-type="float" office:value="40344" calcext:value-type="float">
              <text:p>40344</text:p>
            </table:table-cell>
            <table:table-cell office:value-type="float" office:value="40548" calcext:value-type="float">
              <text:p>40548</text:p>
            </table:table-cell>
            <table:table-cell office:value-type="float" office:value="40625" calcext:value-type="float">
              <text:p>40625</text:p>
            </table:table-cell>
            <table:table-cell office:value-type="float" office:value="40680" calcext:value-type="float">
              <text:p>40680</text:p>
            </table:table-cell>
            <table:table-cell office:value-type="float" office:value="40968" calcext:value-type="float">
              <text:p>40968</text:p>
            </table:table-cell>
            <table:table-cell office:value-type="float" office:value="41213" calcext:value-type="float">
              <text:p>41213</text:p>
            </table:table-cell>
            <table:table-cell office:value-type="float" office:value="41364" calcext:value-type="float">
              <text:p>41364</text:p>
            </table:table-cell>
            <table:table-cell office:value-type="float" office:value="41566" calcext:value-type="float">
              <text:p>41566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Uruguay</text:p>
              </table:table-cell>
              <table:table-cell office:value-type="float" office:value="-32.5228" calcext:value-type="float">
                <text:p>-32.5228</text:p>
              </table:table-cell>
              <table:table-cell office:value-type="float" office:value="-55.7658" calcext:value-type="float">
                <text:p>-55.7658</text:p>
              </table:table-cell>
              <table:table-cell table:number-columns-repeated="66" office:value-type="float" office:value="0" calcext:value-type="float">
                <text:p>0</text:p>
              </table:table-cell>
              <table:table-cell table:number-columns-repeated="4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2" office:value-type="float" office:value="4" calcext:value-type="float">
                <text:p>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2" office:value-type="float" office:value="6" calcext:value-type="float">
                <text:p>6</text:p>
              </table:table-cell>
              <table:table-cell table:number-columns-repeated="6" office:value-type="float" office:value="7" calcext:value-type="float">
                <text:p>7</text:p>
              </table:table-cell>
              <table:table-cell table:number-columns-repeated="2" office:value-type="float" office:value="8" calcext:value-type="float">
                <text:p>8</text:p>
              </table:table-cell>
              <table:table-cell table:number-columns-repeated="4" office:value-type="float" office:value="9" calcext:value-type="float">
                <text:p>9</text:p>
              </table:table-cell>
              <table:table-cell table:number-columns-repeated="2" office:value-type="float" office:value="10" calcext:value-type="float">
                <text:p>10</text:p>
              </table:table-cell>
              <table:table-cell table:number-columns-repeated="4"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table:number-columns-repeated="4" office:value-type="float" office:value="15" calcext:value-type="float">
                <text:p>15</text:p>
              </table:table-cell>
              <table:table-cell table:number-columns-repeated="8" office:value-type="float" office:value="17" calcext:value-type="float">
                <text:p>17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table:number-columns-repeated="7" office:value-type="float" office:value="19" calcext:value-type="float">
                <text:p>19</text:p>
              </table:table-cell>
              <table:table-cell table:number-columns-repeated="6" office:value-type="float" office:value="20" calcext:value-type="float">
                <text:p>20</text:p>
              </table:table-cell>
              <table:table-cell table:number-columns-repeated="9" office:value-type="float" office:value="22" calcext:value-type="float">
                <text:p>22</text:p>
              </table:table-cell>
              <table:table-cell table:number-columns-repeated="12" office:value-type="float" office:value="23" calcext:value-type="float">
                <text:p>2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Uruguay Result</text:p>
            </table:table-cell>
            <table:table-cell table:number-columns-repeated="2"/>
            <table:table-cell table:number-columns-repeated="66" office:value-type="float" office:value="0" calcext:value-type="float">
              <text:p>0</text:p>
            </table:table-cell>
            <table:table-cell table:number-columns-repeated="4"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number-columns-repeated="2" office:value-type="float" office:value="4" calcext:value-type="float">
              <text:p>4</text:p>
            </table:table-cell>
            <table:table-cell office:value-type="float" office:value="5" calcext:value-type="float">
              <text:p>5</text:p>
            </table:table-cell>
            <table:table-cell table:number-columns-repeated="2" office:value-type="float" office:value="6" calcext:value-type="float">
              <text:p>6</text:p>
            </table:table-cell>
            <table:table-cell table:number-columns-repeated="6" office:value-type="float" office:value="7" calcext:value-type="float">
              <text:p>7</text:p>
            </table:table-cell>
            <table:table-cell table:number-columns-repeated="2" office:value-type="float" office:value="8" calcext:value-type="float">
              <text:p>8</text:p>
            </table:table-cell>
            <table:table-cell table:number-columns-repeated="4" office:value-type="float" office:value="9" calcext:value-type="float">
              <text:p>9</text:p>
            </table:table-cell>
            <table:table-cell table:number-columns-repeated="2" office:value-type="float" office:value="10" calcext:value-type="float">
              <text:p>10</text:p>
            </table:table-cell>
            <table:table-cell table:number-columns-repeated="4"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table:number-columns-repeated="4" office:value-type="float" office:value="15" calcext:value-type="float">
              <text:p>15</text:p>
            </table:table-cell>
            <table:table-cell table:number-columns-repeated="8" office:value-type="float" office:value="17" calcext:value-type="float">
              <text:p>17</text:p>
            </table:table-cell>
            <table:table-cell table:number-columns-repeated="2" office:value-type="float" office:value="18" calcext:value-type="float">
              <text:p>18</text:p>
            </table:table-cell>
            <table:table-cell table:number-columns-repeated="7" office:value-type="float" office:value="19" calcext:value-type="float">
              <text:p>19</text:p>
            </table:table-cell>
            <table:table-cell table:number-columns-repeated="6" office:value-type="float" office:value="20" calcext:value-type="float">
              <text:p>20</text:p>
            </table:table-cell>
            <table:table-cell table:number-columns-repeated="9" office:value-type="float" office:value="22" calcext:value-type="float">
              <text:p>22</text:p>
            </table:table-cell>
            <table:table-cell table:number-columns-repeated="12" office:value-type="float" office:value="23" calcext:value-type="float">
              <text:p>2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US</text:p>
              </table:table-cell>
              <table:table-cell office:value-type="float" office:value="37.0902" calcext:value-type="float">
                <text:p>37.0902</text:p>
              </table:table-cell>
              <table:table-cell office:value-type="float" office:value="-95.7129" calcext:value-type="float">
                <text:p>-95.7129</text:p>
              </table:table-cell>
              <table:table-cell table:number-columns-repeated="38" office:value-type="float" office:value="0" calcext:value-type="float">
                <text:p>0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 office:value-type="float" office:value="7" calcext:value-type="float">
                <text:p>7</text:p>
              </table:table-cell>
              <table:table-cell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office:value-type="float" office:value="14" calcext:value-type="float">
                <text:p>14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21" calcext:value-type="float">
                <text:p>21</text:p>
              </table:table-cell>
              <table:table-cell office:value-type="float" office:value="22" calcext:value-type="float">
                <text:p>22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2" calcext:value-type="float">
                <text:p>32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51" calcext:value-type="float">
                <text:p>51</text:p>
              </table:table-cell>
              <table:table-cell office:value-type="float" office:value="58" calcext:value-type="float">
                <text:p>58</text:p>
              </table:table-cell>
              <table:table-cell office:value-type="float" office:value="71" calcext:value-type="float">
                <text:p>71</text:p>
              </table:table-cell>
              <table:table-cell office:value-type="float" office:value="99" calcext:value-type="float">
                <text:p>99</text:p>
              </table:table-cell>
              <table:table-cell office:value-type="float" office:value="133" calcext:value-type="float">
                <text:p>133</text:p>
              </table:table-cell>
              <table:table-cell office:value-type="float" office:value="190" calcext:value-type="float">
                <text:p>190</text:p>
              </table:table-cell>
              <table:table-cell office:value-type="float" office:value="268" calcext:value-type="float">
                <text:p>268</text:p>
              </table:table-cell>
              <table:table-cell office:value-type="float" office:value="364" calcext:value-type="float">
                <text:p>364</text:p>
              </table:table-cell>
              <table:table-cell office:value-type="float" office:value="453" calcext:value-type="float">
                <text:p>453</text:p>
              </table:table-cell>
              <table:table-cell office:value-type="float" office:value="597" calcext:value-type="float">
                <text:p>597</text:p>
              </table:table-cell>
              <table:table-cell office:value-type="float" office:value="781" calcext:value-type="float">
                <text:p>781</text:p>
              </table:table-cell>
              <table:table-cell office:value-type="float" office:value="1012" calcext:value-type="float">
                <text:p>1012</text:p>
              </table:table-cell>
              <table:table-cell office:value-type="float" office:value="1321" calcext:value-type="float">
                <text:p>1321</text:p>
              </table:table-cell>
              <table:table-cell office:value-type="float" office:value="1726" calcext:value-type="float">
                <text:p>1726</text:p>
              </table:table-cell>
              <table:table-cell office:value-type="float" office:value="2269" calcext:value-type="float">
                <text:p>2269</text:p>
              </table:table-cell>
              <table:table-cell office:value-type="float" office:value="2902" calcext:value-type="float">
                <text:p>2902</text:p>
              </table:table-cell>
              <table:table-cell office:value-type="float" office:value="3521" calcext:value-type="float">
                <text:p>3521</text:p>
              </table:table-cell>
              <table:table-cell office:value-type="float" office:value="4323" calcext:value-type="float">
                <text:p>4323</text:p>
              </table:table-cell>
              <table:table-cell office:value-type="float" office:value="5535" calcext:value-type="float">
                <text:p>5535</text:p>
              </table:table-cell>
              <table:table-cell office:value-type="float" office:value="6752" calcext:value-type="float">
                <text:p>6752</text:p>
              </table:table-cell>
              <table:table-cell office:value-type="float" office:value="8313" calcext:value-type="float">
                <text:p>8313</text:p>
              </table:table-cell>
              <table:table-cell office:value-type="float" office:value="9607" calcext:value-type="float">
                <text:p>9607</text:p>
              </table:table-cell>
              <table:table-cell office:value-type="float" office:value="10867" calcext:value-type="float">
                <text:p>10867</text:p>
              </table:table-cell>
              <table:table-cell office:value-type="float" office:value="12265" calcext:value-type="float">
                <text:p>12265</text:p>
              </table:table-cell>
              <table:table-cell office:value-type="float" office:value="13919" calcext:value-type="float">
                <text:p>13919</text:p>
              </table:table-cell>
              <table:table-cell office:value-type="float" office:value="16218" calcext:value-type="float">
                <text:p>16218</text:p>
              </table:table-cell>
              <table:table-cell office:value-type="float" office:value="18291" calcext:value-type="float">
                <text:p>18291</text:p>
              </table:table-cell>
              <table:table-cell office:value-type="float" office:value="20327" calcext:value-type="float">
                <text:p>20327</text:p>
              </table:table-cell>
              <table:table-cell office:value-type="float" office:value="22391" calcext:value-type="float">
                <text:p>22391</text:p>
              </table:table-cell>
              <table:table-cell office:value-type="float" office:value="24395" calcext:value-type="float">
                <text:p>24395</text:p>
              </table:table-cell>
              <table:table-cell office:value-type="float" office:value="26125" calcext:value-type="float">
                <text:p>26125</text:p>
              </table:table-cell>
              <table:table-cell office:value-type="float" office:value="27914" calcext:value-type="float">
                <text:p>27914</text:p>
              </table:table-cell>
              <table:table-cell office:value-type="float" office:value="30298" calcext:value-type="float">
                <text:p>30298</text:p>
              </table:table-cell>
              <table:table-cell office:value-type="float" office:value="32809" calcext:value-type="float">
                <text:p>32809</text:p>
              </table:table-cell>
              <table:table-cell office:value-type="float" office:value="34891" calcext:value-type="float">
                <text:p>34891</text:p>
              </table:table-cell>
              <table:table-cell office:value-type="float" office:value="37473" calcext:value-type="float">
                <text:p>37473</text:p>
              </table:table-cell>
              <table:table-cell office:value-type="float" office:value="39814" calcext:value-type="float">
                <text:p>39814</text:p>
              </table:table-cell>
              <table:table-cell office:value-type="float" office:value="40988" calcext:value-type="float">
                <text:p>40988</text:p>
              </table:table-cell>
              <table:table-cell office:value-type="float" office:value="42749" calcext:value-type="float">
                <text:p>42749</text:p>
              </table:table-cell>
              <table:table-cell office:value-type="float" office:value="45143" calcext:value-type="float">
                <text:p>45143</text:p>
              </table:table-cell>
              <table:table-cell office:value-type="float" office:value="47475" calcext:value-type="float">
                <text:p>47475</text:p>
              </table:table-cell>
              <table:table-cell office:value-type="float" office:value="49789" calcext:value-type="float">
                <text:p>49789</text:p>
              </table:table-cell>
              <table:table-cell office:value-type="float" office:value="51564" calcext:value-type="float">
                <text:p>51564</text:p>
              </table:table-cell>
              <table:table-cell office:value-type="float" office:value="53831" calcext:value-type="float">
                <text:p>53831</text:p>
              </table:table-cell>
              <table:table-cell office:value-type="float" office:value="54972" calcext:value-type="float">
                <text:p>54972</text:p>
              </table:table-cell>
              <table:table-cell office:value-type="float" office:value="56311" calcext:value-type="float">
                <text:p>56311</text:p>
              </table:table-cell>
              <table:table-cell office:value-type="float" office:value="58434" calcext:value-type="float">
                <text:p>58434</text:p>
              </table:table-cell>
              <table:table-cell office:value-type="float" office:value="61053" calcext:value-type="float">
                <text:p>61053</text:p>
              </table:table-cell>
              <table:table-cell office:value-type="float" office:value="63089" calcext:value-type="float">
                <text:p>63089</text:p>
              </table:table-cell>
              <table:table-cell office:value-type="float" office:value="65040" calcext:value-type="float">
                <text:p>65040</text:p>
              </table:table-cell>
              <table:table-cell office:value-type="float" office:value="66465" calcext:value-type="float">
                <text:p>66465</text:p>
              </table:table-cell>
              <table:table-cell office:value-type="float" office:value="67785" calcext:value-type="float">
                <text:p>67785</text:p>
              </table:table-cell>
              <table:table-cell office:value-type="float" office:value="69031" calcext:value-type="float">
                <text:p>69031</text:p>
              </table:table-cell>
              <table:table-cell office:value-type="float" office:value="71179" calcext:value-type="float">
                <text:p>71179</text:p>
              </table:table-cell>
              <table:table-cell office:value-type="float" office:value="73566" calcext:value-type="float">
                <text:p>73566</text:p>
              </table:table-cell>
              <table:table-cell office:value-type="float" office:value="75775" calcext:value-type="float">
                <text:p>75775</text:p>
              </table:table-cell>
              <table:table-cell office:value-type="float" office:value="77280" calcext:value-type="float">
                <text:p>77280</text:p>
              </table:table-cell>
              <table:table-cell office:value-type="float" office:value="78895" calcext:value-type="float">
                <text:p>78895</text:p>
              </table:table-cell>
              <table:table-cell office:value-type="float" office:value="79628" calcext:value-type="float">
                <text:p>79628</text:p>
              </table:table-cell>
              <table:table-cell office:value-type="float" office:value="80790" calcext:value-type="float">
                <text:p>80790</text:p>
              </table:table-cell>
              <table:table-cell office:value-type="float" office:value="82479" calcext:value-type="float">
                <text:p>82479</text:p>
              </table:table-cell>
              <table:table-cell office:value-type="float" office:value="84221" calcext:value-type="float">
                <text:p>84221</text:p>
              </table:table-cell>
              <table:table-cell office:value-type="float" office:value="85997" calcext:value-type="float">
                <text:p>85997</text:p>
              </table:table-cell>
              <table:table-cell office:value-type="float" office:value="87629" calcext:value-type="float">
                <text:p>87629</text:p>
              </table:table-cell>
              <table:table-cell office:value-type="float" office:value="88851" calcext:value-type="float">
                <text:p>88851</text:p>
              </table:table-cell>
              <table:table-cell office:value-type="float" office:value="89660" calcext:value-type="float">
                <text:p>89660</text:p>
              </table:table-cell>
              <table:table-cell office:value-type="float" office:value="90450" calcext:value-type="float">
                <text:p>90450</text:p>
              </table:table-cell>
              <table:table-cell office:value-type="float" office:value="92019" calcext:value-type="float">
                <text:p>92019</text:p>
              </table:table-cell>
              <table:table-cell office:value-type="float" office:value="93539" calcext:value-type="float">
                <text:p>93539</text:p>
              </table:table-cell>
              <table:table-cell office:value-type="float" office:value="94783" calcext:value-type="float">
                <text:p>94783</text:p>
              </table:table-cell>
              <table:table-cell office:value-type="float" office:value="96059" calcext:value-type="float">
                <text:p>96059</text:p>
              </table:table-cell>
              <table:table-cell office:value-type="float" office:value="97169" calcext:value-type="float">
                <text:p>97169</text:p>
              </table:table-cell>
              <table:table-cell office:value-type="float" office:value="97801" calcext:value-type="float">
                <text:p>97801</text:p>
              </table:table-cell>
              <table:table-cell office:value-type="float" office:value="98303" calcext:value-type="float">
                <text:p>98303</text:p>
              </table:table-cell>
              <table:table-cell office:value-type="float" office:value="98999" calcext:value-type="float">
                <text:p>98999</text:p>
              </table:table-cell>
              <table:table-cell office:value-type="float" office:value="100504" calcext:value-type="float">
                <text:p>100504</text:p>
              </table:table-cell>
              <table:table-cell office:value-type="float" office:value="101697" calcext:value-type="float">
                <text:p>101697</text:p>
              </table:table-cell>
              <table:table-cell office:value-type="float" office:value="102873" calcext:value-type="float">
                <text:p>102873</text:p>
              </table:table-cell>
              <table:table-cell office:value-type="float" office:value="103814" calcext:value-type="float">
                <text:p>103814</text:p>
              </table:table-cell>
              <table:table-cell office:value-type="float" office:value="104419" calcext:value-type="float">
                <text:p>104419</text:p>
              </table:table-cell>
              <table:table-cell office:value-type="float" office:value="105188" calcext:value-type="float">
                <text:p>105188</text:p>
              </table:table-cell>
              <table:table-cell office:value-type="float" office:value="106219" calcext:value-type="float">
                <text:p>106219</text:p>
              </table:table-cell>
              <table:table-cell office:value-type="float" office:value="107201" calcext:value-type="float">
                <text:p>107201</text:p>
              </table:table-cell>
              <table:table-cell office:value-type="float" office:value="108235" calcext:value-type="float">
                <text:p>108235</text:p>
              </table:table-cell>
              <table:table-cell office:value-type="float" office:value="109394" calcext:value-type="float">
                <text:p>109394</text:p>
              </table:table-cell>
              <table:table-cell office:value-type="float" office:value="110101" calcext:value-type="float">
                <text:p>110101</text:p>
              </table:table-cell>
              <table:table-cell office:value-type="float" office:value="110546" calcext:value-type="float">
                <text:p>110546</text:p>
              </table:table-cell>
              <table:table-cell office:value-type="float" office:value="111042" calcext:value-type="float">
                <text:p>111042</text:p>
              </table:table-cell>
              <table:table-cell office:value-type="float" office:value="112011" calcext:value-type="float">
                <text:p>112011</text:p>
              </table:table-cell>
              <table:table-cell office:value-type="float" office:value="112938" calcext:value-type="float">
                <text:p>112938</text:p>
              </table:table-cell>
              <table:table-cell office:value-type="float" office:value="113823" calcext:value-type="float">
                <text:p>113823</text:p>
              </table:table-cell>
              <table:table-cell office:value-type="float" office:value="114669" calcext:value-type="float">
                <text:p>11466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US Result</text:p>
            </table:table-cell>
            <table:table-cell table:number-columns-repeated="2"/>
            <table:table-cell table:number-columns-repeated="38" office:value-type="float" office:value="0" calcext:value-type="float">
              <text:p>0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 office:value-type="float" office:value="7" calcext:value-type="float">
              <text:p>7</text:p>
            </table:table-cell>
            <table:table-cell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office:value-type="float" office:value="14" calcext:value-type="float">
              <text:p>14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21" calcext:value-type="float">
              <text:p>21</text:p>
            </table:table-cell>
            <table:table-cell office:value-type="float" office:value="22" calcext:value-type="float">
              <text:p>22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2" calcext:value-type="float">
              <text:p>32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51" calcext:value-type="float">
              <text:p>51</text:p>
            </table:table-cell>
            <table:table-cell office:value-type="float" office:value="58" calcext:value-type="float">
              <text:p>58</text:p>
            </table:table-cell>
            <table:table-cell office:value-type="float" office:value="71" calcext:value-type="float">
              <text:p>71</text:p>
            </table:table-cell>
            <table:table-cell office:value-type="float" office:value="99" calcext:value-type="float">
              <text:p>99</text:p>
            </table:table-cell>
            <table:table-cell office:value-type="float" office:value="133" calcext:value-type="float">
              <text:p>133</text:p>
            </table:table-cell>
            <table:table-cell office:value-type="float" office:value="190" calcext:value-type="float">
              <text:p>190</text:p>
            </table:table-cell>
            <table:table-cell office:value-type="float" office:value="268" calcext:value-type="float">
              <text:p>268</text:p>
            </table:table-cell>
            <table:table-cell office:value-type="float" office:value="364" calcext:value-type="float">
              <text:p>364</text:p>
            </table:table-cell>
            <table:table-cell office:value-type="float" office:value="453" calcext:value-type="float">
              <text:p>453</text:p>
            </table:table-cell>
            <table:table-cell office:value-type="float" office:value="597" calcext:value-type="float">
              <text:p>597</text:p>
            </table:table-cell>
            <table:table-cell office:value-type="float" office:value="781" calcext:value-type="float">
              <text:p>781</text:p>
            </table:table-cell>
            <table:table-cell office:value-type="float" office:value="1012" calcext:value-type="float">
              <text:p>1012</text:p>
            </table:table-cell>
            <table:table-cell office:value-type="float" office:value="1321" calcext:value-type="float">
              <text:p>1321</text:p>
            </table:table-cell>
            <table:table-cell office:value-type="float" office:value="1726" calcext:value-type="float">
              <text:p>1726</text:p>
            </table:table-cell>
            <table:table-cell office:value-type="float" office:value="2269" calcext:value-type="float">
              <text:p>2269</text:p>
            </table:table-cell>
            <table:table-cell office:value-type="float" office:value="2902" calcext:value-type="float">
              <text:p>2902</text:p>
            </table:table-cell>
            <table:table-cell office:value-type="float" office:value="3521" calcext:value-type="float">
              <text:p>3521</text:p>
            </table:table-cell>
            <table:table-cell office:value-type="float" office:value="4323" calcext:value-type="float">
              <text:p>4323</text:p>
            </table:table-cell>
            <table:table-cell office:value-type="float" office:value="5535" calcext:value-type="float">
              <text:p>5535</text:p>
            </table:table-cell>
            <table:table-cell office:value-type="float" office:value="6752" calcext:value-type="float">
              <text:p>6752</text:p>
            </table:table-cell>
            <table:table-cell office:value-type="float" office:value="8313" calcext:value-type="float">
              <text:p>8313</text:p>
            </table:table-cell>
            <table:table-cell office:value-type="float" office:value="9607" calcext:value-type="float">
              <text:p>9607</text:p>
            </table:table-cell>
            <table:table-cell office:value-type="float" office:value="10867" calcext:value-type="float">
              <text:p>10867</text:p>
            </table:table-cell>
            <table:table-cell office:value-type="float" office:value="12265" calcext:value-type="float">
              <text:p>12265</text:p>
            </table:table-cell>
            <table:table-cell office:value-type="float" office:value="13919" calcext:value-type="float">
              <text:p>13919</text:p>
            </table:table-cell>
            <table:table-cell office:value-type="float" office:value="16218" calcext:value-type="float">
              <text:p>16218</text:p>
            </table:table-cell>
            <table:table-cell office:value-type="float" office:value="18291" calcext:value-type="float">
              <text:p>18291</text:p>
            </table:table-cell>
            <table:table-cell office:value-type="float" office:value="20327" calcext:value-type="float">
              <text:p>20327</text:p>
            </table:table-cell>
            <table:table-cell office:value-type="float" office:value="22391" calcext:value-type="float">
              <text:p>22391</text:p>
            </table:table-cell>
            <table:table-cell office:value-type="float" office:value="24395" calcext:value-type="float">
              <text:p>24395</text:p>
            </table:table-cell>
            <table:table-cell office:value-type="float" office:value="26125" calcext:value-type="float">
              <text:p>26125</text:p>
            </table:table-cell>
            <table:table-cell office:value-type="float" office:value="27914" calcext:value-type="float">
              <text:p>27914</text:p>
            </table:table-cell>
            <table:table-cell office:value-type="float" office:value="30298" calcext:value-type="float">
              <text:p>30298</text:p>
            </table:table-cell>
            <table:table-cell office:value-type="float" office:value="32809" calcext:value-type="float">
              <text:p>32809</text:p>
            </table:table-cell>
            <table:table-cell office:value-type="float" office:value="34891" calcext:value-type="float">
              <text:p>34891</text:p>
            </table:table-cell>
            <table:table-cell office:value-type="float" office:value="37473" calcext:value-type="float">
              <text:p>37473</text:p>
            </table:table-cell>
            <table:table-cell office:value-type="float" office:value="39814" calcext:value-type="float">
              <text:p>39814</text:p>
            </table:table-cell>
            <table:table-cell office:value-type="float" office:value="40988" calcext:value-type="float">
              <text:p>40988</text:p>
            </table:table-cell>
            <table:table-cell office:value-type="float" office:value="42749" calcext:value-type="float">
              <text:p>42749</text:p>
            </table:table-cell>
            <table:table-cell office:value-type="float" office:value="45143" calcext:value-type="float">
              <text:p>45143</text:p>
            </table:table-cell>
            <table:table-cell office:value-type="float" office:value="47475" calcext:value-type="float">
              <text:p>47475</text:p>
            </table:table-cell>
            <table:table-cell office:value-type="float" office:value="49789" calcext:value-type="float">
              <text:p>49789</text:p>
            </table:table-cell>
            <table:table-cell office:value-type="float" office:value="51564" calcext:value-type="float">
              <text:p>51564</text:p>
            </table:table-cell>
            <table:table-cell office:value-type="float" office:value="53831" calcext:value-type="float">
              <text:p>53831</text:p>
            </table:table-cell>
            <table:table-cell office:value-type="float" office:value="54972" calcext:value-type="float">
              <text:p>54972</text:p>
            </table:table-cell>
            <table:table-cell office:value-type="float" office:value="56311" calcext:value-type="float">
              <text:p>56311</text:p>
            </table:table-cell>
            <table:table-cell office:value-type="float" office:value="58434" calcext:value-type="float">
              <text:p>58434</text:p>
            </table:table-cell>
            <table:table-cell office:value-type="float" office:value="61053" calcext:value-type="float">
              <text:p>61053</text:p>
            </table:table-cell>
            <table:table-cell office:value-type="float" office:value="63089" calcext:value-type="float">
              <text:p>63089</text:p>
            </table:table-cell>
            <table:table-cell office:value-type="float" office:value="65040" calcext:value-type="float">
              <text:p>65040</text:p>
            </table:table-cell>
            <table:table-cell office:value-type="float" office:value="66465" calcext:value-type="float">
              <text:p>66465</text:p>
            </table:table-cell>
            <table:table-cell office:value-type="float" office:value="67785" calcext:value-type="float">
              <text:p>67785</text:p>
            </table:table-cell>
            <table:table-cell office:value-type="float" office:value="69031" calcext:value-type="float">
              <text:p>69031</text:p>
            </table:table-cell>
            <table:table-cell office:value-type="float" office:value="71179" calcext:value-type="float">
              <text:p>71179</text:p>
            </table:table-cell>
            <table:table-cell office:value-type="float" office:value="73566" calcext:value-type="float">
              <text:p>73566</text:p>
            </table:table-cell>
            <table:table-cell office:value-type="float" office:value="75775" calcext:value-type="float">
              <text:p>75775</text:p>
            </table:table-cell>
            <table:table-cell office:value-type="float" office:value="77280" calcext:value-type="float">
              <text:p>77280</text:p>
            </table:table-cell>
            <table:table-cell office:value-type="float" office:value="78895" calcext:value-type="float">
              <text:p>78895</text:p>
            </table:table-cell>
            <table:table-cell office:value-type="float" office:value="79628" calcext:value-type="float">
              <text:p>79628</text:p>
            </table:table-cell>
            <table:table-cell office:value-type="float" office:value="80790" calcext:value-type="float">
              <text:p>80790</text:p>
            </table:table-cell>
            <table:table-cell office:value-type="float" office:value="82479" calcext:value-type="float">
              <text:p>82479</text:p>
            </table:table-cell>
            <table:table-cell office:value-type="float" office:value="84221" calcext:value-type="float">
              <text:p>84221</text:p>
            </table:table-cell>
            <table:table-cell office:value-type="float" office:value="85997" calcext:value-type="float">
              <text:p>85997</text:p>
            </table:table-cell>
            <table:table-cell office:value-type="float" office:value="87629" calcext:value-type="float">
              <text:p>87629</text:p>
            </table:table-cell>
            <table:table-cell office:value-type="float" office:value="88851" calcext:value-type="float">
              <text:p>88851</text:p>
            </table:table-cell>
            <table:table-cell office:value-type="float" office:value="89660" calcext:value-type="float">
              <text:p>89660</text:p>
            </table:table-cell>
            <table:table-cell office:value-type="float" office:value="90450" calcext:value-type="float">
              <text:p>90450</text:p>
            </table:table-cell>
            <table:table-cell office:value-type="float" office:value="92019" calcext:value-type="float">
              <text:p>92019</text:p>
            </table:table-cell>
            <table:table-cell office:value-type="float" office:value="93539" calcext:value-type="float">
              <text:p>93539</text:p>
            </table:table-cell>
            <table:table-cell office:value-type="float" office:value="94783" calcext:value-type="float">
              <text:p>94783</text:p>
            </table:table-cell>
            <table:table-cell office:value-type="float" office:value="96059" calcext:value-type="float">
              <text:p>96059</text:p>
            </table:table-cell>
            <table:table-cell office:value-type="float" office:value="97169" calcext:value-type="float">
              <text:p>97169</text:p>
            </table:table-cell>
            <table:table-cell office:value-type="float" office:value="97801" calcext:value-type="float">
              <text:p>97801</text:p>
            </table:table-cell>
            <table:table-cell office:value-type="float" office:value="98303" calcext:value-type="float">
              <text:p>98303</text:p>
            </table:table-cell>
            <table:table-cell office:value-type="float" office:value="98999" calcext:value-type="float">
              <text:p>98999</text:p>
            </table:table-cell>
            <table:table-cell office:value-type="float" office:value="100504" calcext:value-type="float">
              <text:p>100504</text:p>
            </table:table-cell>
            <table:table-cell office:value-type="float" office:value="101697" calcext:value-type="float">
              <text:p>101697</text:p>
            </table:table-cell>
            <table:table-cell office:value-type="float" office:value="102873" calcext:value-type="float">
              <text:p>102873</text:p>
            </table:table-cell>
            <table:table-cell office:value-type="float" office:value="103814" calcext:value-type="float">
              <text:p>103814</text:p>
            </table:table-cell>
            <table:table-cell office:value-type="float" office:value="104419" calcext:value-type="float">
              <text:p>104419</text:p>
            </table:table-cell>
            <table:table-cell office:value-type="float" office:value="105188" calcext:value-type="float">
              <text:p>105188</text:p>
            </table:table-cell>
            <table:table-cell office:value-type="float" office:value="106219" calcext:value-type="float">
              <text:p>106219</text:p>
            </table:table-cell>
            <table:table-cell office:value-type="float" office:value="107201" calcext:value-type="float">
              <text:p>107201</text:p>
            </table:table-cell>
            <table:table-cell office:value-type="float" office:value="108235" calcext:value-type="float">
              <text:p>108235</text:p>
            </table:table-cell>
            <table:table-cell office:value-type="float" office:value="109394" calcext:value-type="float">
              <text:p>109394</text:p>
            </table:table-cell>
            <table:table-cell office:value-type="float" office:value="110101" calcext:value-type="float">
              <text:p>110101</text:p>
            </table:table-cell>
            <table:table-cell office:value-type="float" office:value="110546" calcext:value-type="float">
              <text:p>110546</text:p>
            </table:table-cell>
            <table:table-cell office:value-type="float" office:value="111042" calcext:value-type="float">
              <text:p>111042</text:p>
            </table:table-cell>
            <table:table-cell office:value-type="float" office:value="112011" calcext:value-type="float">
              <text:p>112011</text:p>
            </table:table-cell>
            <table:table-cell office:value-type="float" office:value="112938" calcext:value-type="float">
              <text:p>112938</text:p>
            </table:table-cell>
            <table:table-cell office:value-type="float" office:value="113823" calcext:value-type="float">
              <text:p>113823</text:p>
            </table:table-cell>
            <table:table-cell office:value-type="float" office:value="114669" calcext:value-type="float">
              <text:p>11466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Uzbekistan</text:p>
              </table:table-cell>
              <table:table-cell office:value-type="float" office:value="41.3775" calcext:value-type="float">
                <text:p>41.3775</text:p>
              </table:table-cell>
              <table:table-cell office:value-type="float" office:value="64.5853" calcext:value-type="float">
                <text:p>64.5853</text:p>
              </table:table-cell>
              <table:table-cell table:number-columns-repeated="65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11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table:number-columns-repeated="7" office:value-type="float" office:value="4" calcext:value-type="float">
                <text:p>4</text:p>
              </table:table-cell>
              <table:table-cell table:number-columns-repeated="3" office:value-type="float" office:value="5" calcext:value-type="float">
                <text:p>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table:number-columns-repeated="5" office:value-type="float" office:value="8" calcext:value-type="float">
                <text:p>8</text:p>
              </table:table-cell>
              <table:table-cell table:number-columns-repeated="4" office:value-type="float" office:value="9" calcext:value-type="float">
                <text:p>9</text:p>
              </table:table-cell>
              <table:table-cell table:number-columns-repeated="10" office:value-type="float" office:value="10" calcext:value-type="float">
                <text:p>10</text:p>
              </table:table-cell>
              <table:table-cell table:number-columns-repeated="4" office:value-type="float" office:value="11" calcext:value-type="float">
                <text:p>11</text:p>
              </table:table-cell>
              <table:table-cell office:value-type="float" office:value="12" calcext:value-type="float">
                <text:p>12</text:p>
              </table:table-cell>
              <table:table-cell table:number-columns-repeated="8" office:value-type="float" office:value="13" calcext:value-type="float">
                <text:p>13</text:p>
              </table:table-cell>
              <table:table-cell table:number-columns-repeated="5" office:value-type="float" office:value="14" calcext:value-type="float">
                <text:p>14</text:p>
              </table:table-cell>
              <table:table-cell table:number-columns-repeated="3" office:value-type="float" office:value="15" calcext:value-type="float">
                <text:p>15</text:p>
              </table:table-cell>
              <table:table-cell table:number-columns-repeated="3" office:value-type="float" office:value="16" calcext:value-type="float">
                <text:p>16</text:p>
              </table:table-cell>
              <table:table-cell table:number-columns-repeated="2" office:value-type="float" office:value="17" calcext:value-type="float">
                <text:p>17</text:p>
              </table:table-cell>
              <table:table-cell table:number-columns-repeated="2" office:value-type="float" office:value="18" calcext:value-type="float">
                <text:p>18</text:p>
              </table:table-cell>
              <table:table-cell table:number-columns-repeated="3" office:value-type="float" office:value="19" calcext:value-type="float">
                <text:p>1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Uzbekistan Result</text:p>
            </table:table-cell>
            <table:table-cell table:number-columns-repeated="2"/>
            <table:table-cell table:number-columns-repeated="65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11"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table:number-columns-repeated="7" office:value-type="float" office:value="4" calcext:value-type="float">
              <text:p>4</text:p>
            </table:table-cell>
            <table:table-cell table:number-columns-repeated="3" office:value-type="float" office:value="5" calcext:value-type="float">
              <text:p>5</text:p>
            </table:table-cell>
            <table:table-cell office:value-type="float" office:value="6" calcext:value-type="float">
              <text:p>6</text:p>
            </table:table-cell>
            <table:table-cell table:number-columns-repeated="2" office:value-type="float" office:value="7" calcext:value-type="float">
              <text:p>7</text:p>
            </table:table-cell>
            <table:table-cell table:number-columns-repeated="5" office:value-type="float" office:value="8" calcext:value-type="float">
              <text:p>8</text:p>
            </table:table-cell>
            <table:table-cell table:number-columns-repeated="4" office:value-type="float" office:value="9" calcext:value-type="float">
              <text:p>9</text:p>
            </table:table-cell>
            <table:table-cell table:number-columns-repeated="10" office:value-type="float" office:value="10" calcext:value-type="float">
              <text:p>10</text:p>
            </table:table-cell>
            <table:table-cell table:number-columns-repeated="4" office:value-type="float" office:value="11" calcext:value-type="float">
              <text:p>11</text:p>
            </table:table-cell>
            <table:table-cell office:value-type="float" office:value="12" calcext:value-type="float">
              <text:p>12</text:p>
            </table:table-cell>
            <table:table-cell table:number-columns-repeated="8" office:value-type="float" office:value="13" calcext:value-type="float">
              <text:p>13</text:p>
            </table:table-cell>
            <table:table-cell table:number-columns-repeated="5" office:value-type="float" office:value="14" calcext:value-type="float">
              <text:p>14</text:p>
            </table:table-cell>
            <table:table-cell table:number-columns-repeated="3" office:value-type="float" office:value="15" calcext:value-type="float">
              <text:p>15</text:p>
            </table:table-cell>
            <table:table-cell table:number-columns-repeated="3" office:value-type="float" office:value="16" calcext:value-type="float">
              <text:p>16</text:p>
            </table:table-cell>
            <table:table-cell table:number-columns-repeated="2" office:value-type="float" office:value="17" calcext:value-type="float">
              <text:p>17</text:p>
            </table:table-cell>
            <table:table-cell table:number-columns-repeated="2" office:value-type="float" office:value="18" calcext:value-type="float">
              <text:p>18</text:p>
            </table:table-cell>
            <table:table-cell table:number-columns-repeated="3" office:value-type="float" office:value="19" calcext:value-type="float">
              <text:p>1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Venezuela</text:p>
              </table:table-cell>
              <table:table-cell office:value-type="float" office:value="6.4238" calcext:value-type="float">
                <text:p>6.4238</text:p>
              </table:table-cell>
              <table:table-cell office:value-type="float" office:value="-66.5897" calcext:value-type="float">
                <text:p>-66.5897</text:p>
              </table:table-cell>
              <table:table-cell table:number-columns-repeated="65" office:value-type="float" office:value="0" calcext:value-type="float">
                <text:p>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2" office:value-type="float" office:value="2" calcext:value-type="float">
                <text:p>2</text:p>
              </table:table-cell>
              <table:table-cell table:number-columns-repeated="3" office:value-type="float" office:value="3" calcext:value-type="float">
                <text:p>3</text:p>
              </table:table-cell>
              <table:table-cell office:value-type="float" office:value="5" calcext:value-type="float">
                <text:p>5</text:p>
              </table:table-cell>
              <table:table-cell table:number-columns-repeated="5" office:value-type="float" office:value="7" calcext:value-type="float">
                <text:p>7</text:p>
              </table:table-cell>
              <table:table-cell table:number-columns-repeated="13" office:value-type="float" office:value="9" calcext:value-type="float">
                <text:p>9</text:p>
              </table:table-cell>
              <table:table-cell table:number-columns-repeated="9" office:value-type="float" office:value="10" calcext:value-type="float">
                <text:p>10</text:p>
              </table:table-cell>
              <table:table-cell office:value-type="float" office:value="16" calcext:value-type="float">
                <text:p>16</text:p>
              </table:table-cell>
              <table:table-cell table:number-columns-repeated="25" office:value-type="float" office:value="10" calcext:value-type="float">
                <text:p>10</text:p>
              </table:table-cell>
              <table:table-cell table:number-columns-repeated="3" office:value-type="float" office:value="11" calcext:value-type="float">
                <text:p>11</text:p>
              </table:table-cell>
              <table:table-cell table:number-columns-repeated="3" office:value-type="float" office:value="14" calcext:value-type="float">
                <text:p>14</text:p>
              </table:table-cell>
              <table:table-cell office:value-type="float" office:value="17" calcext:value-type="float">
                <text:p>17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3" office:value-type="float" office:value="20" calcext:value-type="float">
                <text:p>20</text:p>
              </table:table-cell>
              <table:table-cell table:number-columns-repeated="3" office:value-type="float" office:value="22" calcext:value-type="float">
                <text:p>22</text:p>
              </table:table-cell>
              <table:table-cell table:number-columns-repeated="4" office:value-type="float" office:value="23" calcext:value-type="float">
                <text:p>2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Venezuela Result</text:p>
            </table:table-cell>
            <table:table-cell table:number-columns-repeated="2"/>
            <table:table-cell table:number-columns-repeated="65"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table:number-columns-repeated="2" office:value-type="float" office:value="2" calcext:value-type="float">
              <text:p>2</text:p>
            </table:table-cell>
            <table:table-cell table:number-columns-repeated="3" office:value-type="float" office:value="3" calcext:value-type="float">
              <text:p>3</text:p>
            </table:table-cell>
            <table:table-cell office:value-type="float" office:value="5" calcext:value-type="float">
              <text:p>5</text:p>
            </table:table-cell>
            <table:table-cell table:number-columns-repeated="5" office:value-type="float" office:value="7" calcext:value-type="float">
              <text:p>7</text:p>
            </table:table-cell>
            <table:table-cell table:number-columns-repeated="13" office:value-type="float" office:value="9" calcext:value-type="float">
              <text:p>9</text:p>
            </table:table-cell>
            <table:table-cell table:number-columns-repeated="9" office:value-type="float" office:value="10" calcext:value-type="float">
              <text:p>10</text:p>
            </table:table-cell>
            <table:table-cell office:value-type="float" office:value="16" calcext:value-type="float">
              <text:p>16</text:p>
            </table:table-cell>
            <table:table-cell table:number-columns-repeated="25" office:value-type="float" office:value="10" calcext:value-type="float">
              <text:p>10</text:p>
            </table:table-cell>
            <table:table-cell table:number-columns-repeated="3" office:value-type="float" office:value="11" calcext:value-type="float">
              <text:p>11</text:p>
            </table:table-cell>
            <table:table-cell table:number-columns-repeated="3" office:value-type="float" office:value="14" calcext:value-type="float">
              <text:p>14</text:p>
            </table:table-cell>
            <table:table-cell office:value-type="float" office:value="17" calcext:value-type="float">
              <text:p>17</text:p>
            </table:table-cell>
            <table:table-cell office:value-type="float" office:value="18" calcext:value-type="float">
              <text:p>18</text:p>
            </table:table-cell>
            <table:table-cell table:number-columns-repeated="3" office:value-type="float" office:value="20" calcext:value-type="float">
              <text:p>20</text:p>
            </table:table-cell>
            <table:table-cell table:number-columns-repeated="3" office:value-type="float" office:value="22" calcext:value-type="float">
              <text:p>22</text:p>
            </table:table-cell>
            <table:table-cell table:number-columns-repeated="4" office:value-type="float" office:value="23" calcext:value-type="float">
              <text:p>2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Vietnam</text:p>
              </table:table-cell>
              <table:table-cell office:value-type="float" office:value="16" calcext:value-type="float">
                <text:p>16</text:p>
              </table:table-cell>
              <table:table-cell office:value-type="float" office:value="108" calcext:value-type="float">
                <text:p>108</text:p>
              </table:table-cell>
              <table:table-cell table:number-columns-repeated="143" office:value-type="float" office:value="0" calcext:value-type="float">
                <text:p>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Vietnam Result</text:p>
            </table:table-cell>
            <table:table-cell table:number-columns-repeated="2"/>
            <table:table-cell table:number-columns-repeated="143" office:value-type="float" office:value="0" calcext:value-type="float">
              <text:p>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West Bank and Gaza</text:p>
              </table:table-cell>
              <table:table-cell office:value-type="float" office:value="31.9522" calcext:value-type="float">
                <text:p>31.9522</text:p>
              </table:table-cell>
              <table:table-cell office:value-type="float" office:value="35.2332" calcext:value-type="float">
                <text:p>35.2332</text:p>
              </table:table-cell>
              <table:table-cell table:number-columns-repeated="64" office:value-type="float" office:value="0" calcext:value-type="float">
                <text:p>0</text:p>
              </table:table-cell>
              <table:table-cell table:number-columns-repeated="15" office:value-type="float" office:value="1" calcext:value-type="float">
                <text:p>1</text:p>
              </table:table-cell>
              <table:table-cell table:number-columns-repeated="43" office:value-type="float" office:value="2" calcext:value-type="float">
                <text:p>2</text:p>
              </table:table-cell>
              <table:table-cell table:number-columns-repeated="21" office:value-type="float" office:value="3" calcext:value-type="float">
                <text:p>3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West Bank and Gaza Result</text:p>
            </table:table-cell>
            <table:table-cell table:number-columns-repeated="2"/>
            <table:table-cell table:number-columns-repeated="64" office:value-type="float" office:value="0" calcext:value-type="float">
              <text:p>0</text:p>
            </table:table-cell>
            <table:table-cell table:number-columns-repeated="15" office:value-type="float" office:value="1" calcext:value-type="float">
              <text:p>1</text:p>
            </table:table-cell>
            <table:table-cell table:number-columns-repeated="43" office:value-type="float" office:value="2" calcext:value-type="float">
              <text:p>2</text:p>
            </table:table-cell>
            <table:table-cell table:number-columns-repeated="21" office:value-type="float" office:value="3" calcext:value-type="float">
              <text:p>3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Western Sahara</text:p>
              </table:table-cell>
              <table:table-cell office:value-type="float" office:value="24.2155" calcext:value-type="float">
                <text:p>24.2155</text:p>
              </table:table-cell>
              <table:table-cell office:value-type="float" office:value="-12.8858" calcext:value-type="float">
                <text:p>-12.8858</text:p>
              </table:table-cell>
              <table:table-cell table:number-columns-repeated="125" office:value-type="float" office:value="0" calcext:value-type="float">
                <text:p>0</text:p>
              </table:table-cell>
              <table:table-cell table:number-columns-repeated="18" office:value-type="float" office:value="1" calcext:value-type="float">
                <text:p>1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Western Sahara Result</text:p>
            </table:table-cell>
            <table:table-cell table:number-columns-repeated="2"/>
            <table:table-cell table:number-columns-repeated="125" office:value-type="float" office:value="0" calcext:value-type="float">
              <text:p>0</text:p>
            </table:table-cell>
            <table:table-cell table:number-columns-repeated="18" office:value-type="float" office:value="1" calcext:value-type="float">
              <text:p>1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Yemen</text:p>
              </table:table-cell>
              <table:table-cell office:value-type="float" office:value="15.552727" calcext:value-type="float">
                <text:p>15.552727</text:p>
              </table:table-cell>
              <table:table-cell office:value-type="float" office:value="48.516388" calcext:value-type="float">
                <text:p>48.516388</text:p>
              </table:table-cell>
              <table:table-cell table:number-columns-repeated="99" office:value-type="float" office:value="0" calcext:value-type="float">
                <text:p>0</text:p>
              </table:table-cell>
              <table:table-cell table:number-columns-repeated="5" office:value-type="float" office:value="2" calcext:value-type="float">
                <text:p>2</text:p>
              </table:table-cell>
              <table:table-cell office:value-type="float" office:value="4" calcext:value-type="float">
                <text:p>4</text:p>
              </table:table-cell>
              <table:table-cell table:number-columns-repeated="2" office:value-type="float" office:value="5" calcext:value-type="float">
                <text:p>5</text:p>
              </table:table-cell>
              <table:table-cell table:number-columns-repeated="2" office:value-type="float" office:value="7" calcext:value-type="float">
                <text:p>7</text:p>
              </table:table-cell>
              <table:table-cell office:value-type="float" office:value="8" calcext:value-type="float">
                <text:p>8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2" office:value-type="float" office:value="12" calcext:value-type="float">
                <text:p>12</text:p>
              </table:table-cell>
              <table:table-cell office:value-type="float" office:value="15" calcext:value-type="float">
                <text:p>15</text:p>
              </table:table-cell>
              <table:table-cell office:value-type="float" office:value="18" calcext:value-type="float">
                <text:p>18</text:p>
              </table:table-cell>
              <table:table-cell table:number-columns-repeated="2" office:value-type="float" office:value="20" calcext:value-type="float">
                <text:p>20</text:p>
              </table:table-cell>
              <table:table-cell office:value-type="float" office:value="28" calcext:value-type="float">
                <text:p>28</text:p>
              </table:table-cell>
              <table:table-cell office:value-type="float" office:value="30" calcext:value-type="float">
                <text:p>30</text:p>
              </table:table-cell>
              <table:table-cell table:number-columns-repeated="2" office:value-type="float" office:value="33" calcext:value-type="float">
                <text:p>33</text:p>
              </table:table-cell>
              <table:table-cell office:value-type="float" office:value="39" calcext:value-type="float">
                <text:p>39</text:p>
              </table:table-cell>
              <table:table-cell office:value-type="float" office:value="42" calcext:value-type="float">
                <text:p>42</text:p>
              </table:table-cell>
              <table:table-cell office:value-type="float" office:value="44" calcext:value-type="float">
                <text:p>44</text:p>
              </table:table-cell>
              <table:table-cell office:value-type="float" office:value="49" calcext:value-type="float">
                <text:p>49</text:p>
              </table:table-cell>
              <table:table-cell office:value-type="float" office:value="53" calcext:value-type="float">
                <text:p>53</text:p>
              </table:table-cell>
              <table:table-cell office:value-type="float" office:value="57" calcext:value-type="float">
                <text:p>57</text:p>
              </table:table-cell>
              <table:table-cell office:value-type="float" office:value="65" calcext:value-type="float">
                <text:p>65</text:p>
              </table:table-cell>
              <table:table-cell office:value-type="float" office:value="77" calcext:value-type="float">
                <text:p>77</text:p>
              </table:table-cell>
              <table:table-cell office:value-type="float" office:value="80" calcext:value-type="float">
                <text:p>80</text:p>
              </table:table-cell>
              <table:table-cell office:value-type="float" office:value="84" calcext:value-type="float">
                <text:p>84</text:p>
              </table:table-cell>
              <table:table-cell office:value-type="float" office:value="87" calcext:value-type="float">
                <text:p>87</text:p>
              </table:table-cell>
              <table:table-cell office:value-type="float" office:value="95" calcext:value-type="float">
                <text:p>95</text:p>
              </table:table-cell>
              <table:table-cell office:value-type="float" office:value="103" calcext:value-type="float">
                <text:p>103</text:p>
              </table:table-cell>
              <table:table-cell table:number-columns-repeated="2" office:value-type="float" office:value="111" calcext:value-type="float">
                <text:p>111</text:p>
              </table:table-cell>
              <table:table-cell table:number-columns-repeated="2" office:value-type="float" office:value="112" calcext:value-type="float">
                <text:p>112</text:p>
              </table:table-cell>
              <table:table-cell office:value-type="float" office:value="127" calcext:value-type="float">
                <text:p>127</text:p>
              </table:table-cell>
              <table:table-cell office:value-type="float" office:value="129" calcext:value-type="float">
                <text:p>129</text:p>
              </table:table-cell>
              <table:table-cell office:value-type="float" office:value="136" calcext:value-type="float">
                <text:p>136</text:p>
              </table:table-cell>
              <table:table-cell office:value-type="float" office:value="139" calcext:value-type="float">
                <text:p>139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Yemen Result</text:p>
            </table:table-cell>
            <table:table-cell table:number-columns-repeated="2"/>
            <table:table-cell table:number-columns-repeated="99" office:value-type="float" office:value="0" calcext:value-type="float">
              <text:p>0</text:p>
            </table:table-cell>
            <table:table-cell table:number-columns-repeated="5" office:value-type="float" office:value="2" calcext:value-type="float">
              <text:p>2</text:p>
            </table:table-cell>
            <table:table-cell office:value-type="float" office:value="4" calcext:value-type="float">
              <text:p>4</text:p>
            </table:table-cell>
            <table:table-cell table:number-columns-repeated="2" office:value-type="float" office:value="5" calcext:value-type="float">
              <text:p>5</text:p>
            </table:table-cell>
            <table:table-cell table:number-columns-repeated="2" office:value-type="float" office:value="7" calcext:value-type="float">
              <text:p>7</text:p>
            </table:table-cell>
            <table:table-cell office:value-type="float" office:value="8" calcext:value-type="float">
              <text:p>8</text:p>
            </table:table-cell>
            <table:table-cell office:value-type="float" office:value="9" calcext:value-type="float">
              <text:p>9</text:p>
            </table:table-cell>
            <table:table-cell office:value-type="float" office:value="10" calcext:value-type="float">
              <text:p>10</text:p>
            </table:table-cell>
            <table:table-cell table:number-columns-repeated="2" office:value-type="float" office:value="12" calcext:value-type="float">
              <text:p>12</text:p>
            </table:table-cell>
            <table:table-cell office:value-type="float" office:value="15" calcext:value-type="float">
              <text:p>15</text:p>
            </table:table-cell>
            <table:table-cell office:value-type="float" office:value="18" calcext:value-type="float">
              <text:p>18</text:p>
            </table:table-cell>
            <table:table-cell table:number-columns-repeated="2" office:value-type="float" office:value="20" calcext:value-type="float">
              <text:p>20</text:p>
            </table:table-cell>
            <table:table-cell office:value-type="float" office:value="28" calcext:value-type="float">
              <text:p>28</text:p>
            </table:table-cell>
            <table:table-cell office:value-type="float" office:value="30" calcext:value-type="float">
              <text:p>30</text:p>
            </table:table-cell>
            <table:table-cell table:number-columns-repeated="2" office:value-type="float" office:value="33" calcext:value-type="float">
              <text:p>33</text:p>
            </table:table-cell>
            <table:table-cell office:value-type="float" office:value="39" calcext:value-type="float">
              <text:p>39</text:p>
            </table:table-cell>
            <table:table-cell office:value-type="float" office:value="42" calcext:value-type="float">
              <text:p>42</text:p>
            </table:table-cell>
            <table:table-cell office:value-type="float" office:value="44" calcext:value-type="float">
              <text:p>44</text:p>
            </table:table-cell>
            <table:table-cell office:value-type="float" office:value="49" calcext:value-type="float">
              <text:p>49</text:p>
            </table:table-cell>
            <table:table-cell office:value-type="float" office:value="53" calcext:value-type="float">
              <text:p>53</text:p>
            </table:table-cell>
            <table:table-cell office:value-type="float" office:value="57" calcext:value-type="float">
              <text:p>57</text:p>
            </table:table-cell>
            <table:table-cell office:value-type="float" office:value="65" calcext:value-type="float">
              <text:p>65</text:p>
            </table:table-cell>
            <table:table-cell office:value-type="float" office:value="77" calcext:value-type="float">
              <text:p>77</text:p>
            </table:table-cell>
            <table:table-cell office:value-type="float" office:value="80" calcext:value-type="float">
              <text:p>80</text:p>
            </table:table-cell>
            <table:table-cell office:value-type="float" office:value="84" calcext:value-type="float">
              <text:p>84</text:p>
            </table:table-cell>
            <table:table-cell office:value-type="float" office:value="87" calcext:value-type="float">
              <text:p>87</text:p>
            </table:table-cell>
            <table:table-cell office:value-type="float" office:value="95" calcext:value-type="float">
              <text:p>95</text:p>
            </table:table-cell>
            <table:table-cell office:value-type="float" office:value="103" calcext:value-type="float">
              <text:p>103</text:p>
            </table:table-cell>
            <table:table-cell table:number-columns-repeated="2" office:value-type="float" office:value="111" calcext:value-type="float">
              <text:p>111</text:p>
            </table:table-cell>
            <table:table-cell table:number-columns-repeated="2" office:value-type="float" office:value="112" calcext:value-type="float">
              <text:p>112</text:p>
            </table:table-cell>
            <table:table-cell office:value-type="float" office:value="127" calcext:value-type="float">
              <text:p>127</text:p>
            </table:table-cell>
            <table:table-cell office:value-type="float" office:value="129" calcext:value-type="float">
              <text:p>129</text:p>
            </table:table-cell>
            <table:table-cell office:value-type="float" office:value="136" calcext:value-type="float">
              <text:p>136</text:p>
            </table:table-cell>
            <table:table-cell office:value-type="float" office:value="139" calcext:value-type="float">
              <text:p>139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Zambia</text:p>
              </table:table-cell>
              <table:table-cell office:value-type="float" office:value="-15.4167" calcext:value-type="float">
                <text:p>-15.4167</text:p>
              </table:table-cell>
              <table:table-cell office:value-type="float" office:value="28.2833" calcext:value-type="float">
                <text:p>28.2833</text:p>
              </table:table-cell>
              <table:table-cell table:number-columns-repeated="71" office:value-type="float" office:value="0" calcext:value-type="float">
                <text:p>0</text:p>
              </table:table-cell>
              <table:table-cell table:number-columns-repeated="8" office:value-type="float" office:value="1" calcext:value-type="float">
                <text:p>1</text:p>
              </table:table-cell>
              <table:table-cell table:number-columns-repeated="9" office:value-type="float" office:value="2" calcext:value-type="float">
                <text:p>2</text:p>
              </table:table-cell>
              <table:table-cell table:number-columns-repeated="17" office:value-type="float" office:value="3" calcext:value-type="float">
                <text:p>3</text:p>
              </table:table-cell>
              <table:table-cell table:number-columns-repeated="3" office:value-type="float" office:value="4" calcext:value-type="float">
                <text:p>4</text:p>
              </table:table-cell>
              <table:table-cell table:number-columns-repeated="30" office:value-type="float" office:value="7" calcext:value-type="float">
                <text:p>7</text:p>
              </table:table-cell>
              <table:table-cell table:number-columns-repeated="5" office:value-type="float" office:value="10" calcext:value-type="float">
                <text:p>10</text:p>
              </table:table-cell>
            </table:table-row>
          </table:table-row-group>
          <table:table-row table:style-name="ro1">
            <table:table-cell/>
            <table:table-cell office:value-type="string" calcext:value-type="string">
              <text:p>Zambia Result</text:p>
            </table:table-cell>
            <table:table-cell table:number-columns-repeated="2"/>
            <table:table-cell table:number-columns-repeated="71" office:value-type="float" office:value="0" calcext:value-type="float">
              <text:p>0</text:p>
            </table:table-cell>
            <table:table-cell table:number-columns-repeated="8" office:value-type="float" office:value="1" calcext:value-type="float">
              <text:p>1</text:p>
            </table:table-cell>
            <table:table-cell table:number-columns-repeated="9" office:value-type="float" office:value="2" calcext:value-type="float">
              <text:p>2</text:p>
            </table:table-cell>
            <table:table-cell table:number-columns-repeated="17" office:value-type="float" office:value="3" calcext:value-type="float">
              <text:p>3</text:p>
            </table:table-cell>
            <table:table-cell table:number-columns-repeated="3" office:value-type="float" office:value="4" calcext:value-type="float">
              <text:p>4</text:p>
            </table:table-cell>
            <table:table-cell table:number-columns-repeated="30" office:value-type="float" office:value="7" calcext:value-type="float">
              <text:p>7</text:p>
            </table:table-cell>
            <table:table-cell table:number-columns-repeated="5" office:value-type="float" office:value="10" calcext:value-type="float">
              <text:p>10</text:p>
            </table:table-cell>
          </table:table-row>
          <table:table-row-group table:display="false">
            <table:table-row table:style-name="ro1" table:visibility="collapse">
              <table:table-cell/>
              <table:table-cell office:value-type="string" calcext:value-type="string">
                <text:p>Zimbabwe</text:p>
              </table:table-cell>
              <table:table-cell office:value-type="float" office:value="-20" calcext:value-type="float">
                <text:p>-20</text:p>
              </table:table-cell>
              <table:table-cell office:value-type="float" office:value="30" calcext:value-type="float">
                <text:p>30</text:p>
              </table:table-cell>
              <table:table-cell table:number-columns-repeated="61" office:value-type="float" office:value="0" calcext:value-type="float">
                <text:p>0</text:p>
              </table:table-cell>
              <table:table-cell table:number-columns-repeated="15"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14" office:value-type="float" office:value="3" calcext:value-type="float">
                <text:p>3</text:p>
              </table:table-cell>
              <table:table-cell table:number-columns-repeated="52" office:value-type="float" office:value="4" calcext:value-type="float">
                <text:p>4</text:p>
              </table:table-cell>
            </table:table-row>
          </table:table-row-group>
        </table:table-row-group>
        <table:table-row table:style-name="ro1">
          <table:table-cell/>
          <table:table-cell office:value-type="string" calcext:value-type="string">
            <text:p>Zimbabwe Result</text:p>
          </table:table-cell>
          <table:table-cell table:number-columns-repeated="2"/>
          <table:table-cell table:number-columns-repeated="61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5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rand Su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office:value-type="float" office:value="259" calcext:value-type="float">
            <text:p>259</text:p>
          </table:table-cell>
          <table:table-cell office:value-type="float" office:value="362" calcext:value-type="float">
            <text:p>362</text:p>
          </table:table-cell>
          <table:table-cell office:value-type="float" office:value="426" calcext:value-type="float">
            <text:p>426</text:p>
          </table:table-cell>
          <table:table-cell office:value-type="float" office:value="492" calcext:value-type="float">
            <text:p>492</text:p>
          </table:table-cell>
          <table:table-cell office:value-type="float" office:value="564" calcext:value-type="float">
            <text:p>564</text:p>
          </table:table-cell>
          <table:table-cell office:value-type="float" office:value="634" calcext:value-type="float">
            <text:p>634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906" calcext:value-type="float">
            <text:p>906</text:p>
          </table:table-cell>
          <table:table-cell office:value-type="float" office:value="1013" calcext:value-type="float">
            <text:p>1013</text:p>
          </table:table-cell>
          <table:table-cell office:value-type="float" office:value="1113" calcext:value-type="float">
            <text:p>1113</text:p>
          </table:table-cell>
          <table:table-cell office:value-type="float" office:value="1118" calcext:value-type="float">
            <text:p>1118</text:p>
          </table:table-cell>
          <table:table-cell office:value-type="float" office:value="1371" calcext:value-type="float">
            <text:p>1371</text:p>
          </table:table-cell>
          <table:table-cell office:value-type="float" office:value="1523" calcext:value-type="float">
            <text:p>1523</text:p>
          </table:table-cell>
          <table:table-cell office:value-type="float" office:value="1666" calcext:value-type="float">
            <text:p>1666</text:p>
          </table:table-cell>
          <table:table-cell office:value-type="float" office:value="1770" calcext:value-type="float">
            <text:p>1770</text:p>
          </table:table-cell>
          <table:table-cell office:value-type="float" office:value="1868" calcext:value-type="float">
            <text:p>1868</text:p>
          </table:table-cell>
          <table:table-cell office:value-type="float" office:value="2007" calcext:value-type="float">
            <text:p>2007</text:p>
          </table:table-cell>
          <table:table-cell office:value-type="float" office:value="2122" calcext:value-type="float">
            <text:p>2122</text:p>
          </table:table-cell>
          <table:table-cell office:value-type="float" office:value="2247" calcext:value-type="float">
            <text:p>2247</text:p>
          </table:table-cell>
          <table:table-cell office:value-type="float" office:value="2251" calcext:value-type="float">
            <text:p>2251</text:p>
          </table:table-cell>
          <table:table-cell office:value-type="float" office:value="2458" calcext:value-type="float">
            <text:p>2458</text:p>
          </table:table-cell>
          <table:table-cell office:value-type="float" office:value="2469" calcext:value-type="float">
            <text:p>2469</text:p>
          </table:table-cell>
          <table:table-cell office:value-type="float" office:value="2629" calcext:value-type="float">
            <text:p>2629</text:p>
          </table:table-cell>
          <table:table-cell office:value-type="float" office:value="2708" calcext:value-type="float">
            <text:p>2708</text:p>
          </table:table-cell>
          <table:table-cell office:value-type="float" office:value="2770" calcext:value-type="float">
            <text:p>2770</text:p>
          </table:table-cell>
          <table:table-cell office:value-type="float" office:value="2814" calcext:value-type="float">
            <text:p>2814</text:p>
          </table:table-cell>
          <table:table-cell office:value-type="float" office:value="2872" calcext:value-type="float">
            <text:p>2872</text:p>
          </table:table-cell>
          <table:table-cell office:value-type="float" office:value="2941" calcext:value-type="float">
            <text:p>2941</text:p>
          </table:table-cell>
          <table:table-cell office:value-type="float" office:value="2996" calcext:value-type="float">
            <text:p>2996</text:p>
          </table:table-cell>
          <table:table-cell office:value-type="float" office:value="3085" calcext:value-type="float">
            <text:p>3085</text:p>
          </table:table-cell>
          <table:table-cell office:value-type="float" office:value="3160" calcext:value-type="float">
            <text:p>3160</text:p>
          </table:table-cell>
          <table:table-cell office:value-type="float" office:value="3254" calcext:value-type="float">
            <text:p>3254</text:p>
          </table:table-cell>
          <table:table-cell office:value-type="float" office:value="3347" calcext:value-type="float">
            <text:p>3347</text:p>
          </table:table-cell>
          <table:table-cell office:value-type="float" office:value="3459" calcext:value-type="float">
            <text:p>3459</text:p>
          </table:table-cell>
          <table:table-cell office:value-type="float" office:value="3558" calcext:value-type="float">
            <text:p>3558</text:p>
          </table:table-cell>
          <table:table-cell office:value-type="float" office:value="3801" calcext:value-type="float">
            <text:p>3801</text:p>
          </table:table-cell>
          <table:table-cell office:value-type="float" office:value="3987" calcext:value-type="float">
            <text:p>3987</text:p>
          </table:table-cell>
          <table:table-cell office:value-type="float" office:value="4263" calcext:value-type="float">
            <text:p>4263</text:p>
          </table:table-cell>
          <table:table-cell office:value-type="float" office:value="4610" calcext:value-type="float">
            <text:p>4610</text:p>
          </table:table-cell>
          <table:table-cell office:value-type="float" office:value="4912" calcext:value-type="float">
            <text:p>4912</text:p>
          </table:table-cell>
          <table:table-cell office:value-type="float" office:value="5410" calcext:value-type="float">
            <text:p>5410</text:p>
          </table:table-cell>
          <table:table-cell office:value-type="float" office:value="5830" calcext:value-type="float">
            <text:p>5830</text:p>
          </table:table-cell>
          <table:table-cell office:value-type="float" office:value="6470" calcext:value-type="float">
            <text:p>6470</text:p>
          </table:table-cell>
          <table:table-cell office:value-type="float" office:value="7150" calcext:value-type="float">
            <text:p>7150</text:p>
          </table:table-cell>
          <table:table-cell office:value-type="float" office:value="7956" calcext:value-type="float">
            <text:p>7956</text:p>
          </table:table-cell>
          <table:table-cell office:value-type="float" office:value="8851" calcext:value-type="float">
            <text:p>8851</text:p>
          </table:table-cell>
          <table:table-cell office:value-type="float" office:value="9957" calcext:value-type="float">
            <text:p>9957</text:p>
          </table:table-cell>
          <table:table-cell office:value-type="float" office:value="11437" calcext:value-type="float">
            <text:p>11437</text:p>
          </table:table-cell>
          <table:table-cell office:value-type="float" office:value="13138" calcext:value-type="float">
            <text:p>13138</text:p>
          </table:table-cell>
          <table:table-cell office:value-type="float" office:value="14837" calcext:value-type="float">
            <text:p>14837</text:p>
          </table:table-cell>
          <table:table-cell office:value-type="float" office:value="16755" calcext:value-type="float">
            <text:p>16755</text:p>
          </table:table-cell>
          <table:table-cell office:value-type="float" office:value="19019" calcext:value-type="float">
            <text:p>19019</text:p>
          </table:table-cell>
          <table:table-cell office:value-type="float" office:value="21791" calcext:value-type="float">
            <text:p>21791</text:p>
          </table:table-cell>
          <table:table-cell office:value-type="float" office:value="24790" calcext:value-type="float">
            <text:p>24790</text:p>
          </table:table-cell>
          <table:table-cell office:value-type="float" office:value="28293" calcext:value-type="float">
            <text:p>28293</text:p>
          </table:table-cell>
          <table:table-cell office:value-type="float" office:value="31971" calcext:value-type="float">
            <text:p>31971</text:p>
          </table:table-cell>
          <table:table-cell office:value-type="float" office:value="35431" calcext:value-type="float">
            <text:p>35431</text:p>
          </table:table-cell>
          <table:table-cell office:value-type="float" office:value="39575" calcext:value-type="float">
            <text:p>39575</text:p>
          </table:table-cell>
          <table:table-cell office:value-type="float" office:value="44407" calcext:value-type="float">
            <text:p>44407</text:p>
          </table:table-cell>
          <table:table-cell office:value-type="float" office:value="49933" calcext:value-type="float">
            <text:p>49933</text:p>
          </table:table-cell>
          <table:table-cell office:value-type="float" office:value="56215" calcext:value-type="float">
            <text:p>56215</text:p>
          </table:table-cell>
          <table:table-cell office:value-type="float" office:value="62174" calcext:value-type="float">
            <text:p>62174</text:p>
          </table:table-cell>
          <table:table-cell office:value-type="float" office:value="67999" calcext:value-type="float">
            <text:p>67999</text:p>
          </table:table-cell>
          <table:table-cell office:value-type="float" office:value="72973" calcext:value-type="float">
            <text:p>72973</text:p>
          </table:table-cell>
          <table:table-cell office:value-type="float" office:value="78796" calcext:value-type="float">
            <text:p>78796</text:p>
          </table:table-cell>
          <table:table-cell office:value-type="float" office:value="86693" calcext:value-type="float">
            <text:p>86693</text:p>
          </table:table-cell>
          <table:table-cell office:value-type="float" office:value="93379" calcext:value-type="float">
            <text:p>93379</text:p>
          </table:table-cell>
          <table:table-cell office:value-type="float" office:value="100955" calcext:value-type="float">
            <text:p>100955</text:p>
          </table:table-cell>
          <table:table-cell office:value-type="float" office:value="108191" calcext:value-type="float">
            <text:p>108191</text:p>
          </table:table-cell>
          <table:table-cell office:value-type="float" office:value="114204" calcext:value-type="float">
            <text:p>114204</text:p>
          </table:table-cell>
          <table:table-cell office:value-type="float" office:value="119894" calcext:value-type="float">
            <text:p>119894</text:p>
          </table:table-cell>
          <table:table-cell office:value-type="float" office:value="125608" calcext:value-type="float">
            <text:p>125608</text:p>
          </table:table-cell>
          <table:table-cell office:value-type="float" office:value="132490" calcext:value-type="float">
            <text:p>132490</text:p>
          </table:table-cell>
          <table:table-cell office:value-type="float" office:value="140751" calcext:value-type="float">
            <text:p>140751</text:p>
          </table:table-cell>
          <table:table-cell office:value-type="float" office:value="148017" calcext:value-type="float">
            <text:p>148017</text:p>
          </table:table-cell>
          <table:table-cell office:value-type="float" office:value="156874" calcext:value-type="float">
            <text:p>156874</text:p>
          </table:table-cell>
          <table:table-cell office:value-type="float" office:value="163300" calcext:value-type="float">
            <text:p>163300</text:p>
          </table:table-cell>
          <table:table-cell office:value-type="float" office:value="167823" calcext:value-type="float">
            <text:p>167823</text:p>
          </table:table-cell>
          <table:table-cell office:value-type="float" office:value="173212" calcext:value-type="float">
            <text:p>173212</text:p>
          </table:table-cell>
          <table:table-cell office:value-type="float" office:value="180304" calcext:value-type="float">
            <text:p>180304</text:p>
          </table:table-cell>
          <table:table-cell office:value-type="float" office:value="187000" calcext:value-type="float">
            <text:p>187000</text:p>
          </table:table-cell>
          <table:table-cell office:value-type="float" office:value="193746" calcext:value-type="float">
            <text:p>193746</text:p>
          </table:table-cell>
          <table:table-cell office:value-type="float" office:value="200084" calcext:value-type="float">
            <text:p>200084</text:p>
          </table:table-cell>
          <table:table-cell office:value-type="float" office:value="206275" calcext:value-type="float">
            <text:p>206275</text:p>
          </table:table-cell>
          <table:table-cell office:value-type="float" office:value="210002" calcext:value-type="float">
            <text:p>210002</text:p>
          </table:table-cell>
          <table:table-cell office:value-type="float" office:value="214556" calcext:value-type="float">
            <text:p>214556</text:p>
          </table:table-cell>
          <table:table-cell office:value-type="float" office:value="220911" calcext:value-type="float">
            <text:p>220911</text:p>
          </table:table-cell>
          <table:table-cell office:value-type="float" office:value="227793" calcext:value-type="float">
            <text:p>227793</text:p>
          </table:table-cell>
          <table:table-cell office:value-type="float" office:value="233485" calcext:value-type="float">
            <text:p>233485</text:p>
          </table:table-cell>
          <table:table-cell office:value-type="float" office:value="238739" calcext:value-type="float">
            <text:p>238739</text:p>
          </table:table-cell>
          <table:table-cell office:value-type="float" office:value="243926" calcext:value-type="float">
            <text:p>243926</text:p>
          </table:table-cell>
          <table:table-cell office:value-type="float" office:value="247592" calcext:value-type="float">
            <text:p>247592</text:p>
          </table:table-cell>
          <table:table-cell office:value-type="float" office:value="251684" calcext:value-type="float">
            <text:p>251684</text:p>
          </table:table-cell>
          <table:table-cell office:value-type="float" office:value="257404" calcext:value-type="float">
            <text:p>257404</text:p>
          </table:table-cell>
          <table:table-cell office:value-type="float" office:value="263987" calcext:value-type="float">
            <text:p>263987</text:p>
          </table:table-cell>
          <table:table-cell office:value-type="float" office:value="269694" calcext:value-type="float">
            <text:p>269694</text:p>
          </table:table-cell>
          <table:table-cell office:value-type="float" office:value="275035" calcext:value-type="float">
            <text:p>275035</text:p>
          </table:table-cell>
          <table:table-cell office:value-type="float" office:value="279434" calcext:value-type="float">
            <text:p>279434</text:p>
          </table:table-cell>
          <table:table-cell office:value-type="float" office:value="282858" calcext:value-type="float">
            <text:p>282858</text:p>
          </table:table-cell>
          <table:table-cell office:value-type="float" office:value="286469" calcext:value-type="float">
            <text:p>286469</text:p>
          </table:table-cell>
          <table:table-cell office:value-type="float" office:value="292089" calcext:value-type="float">
            <text:p>292089</text:p>
          </table:table-cell>
          <table:table-cell office:value-type="float" office:value="297308" calcext:value-type="float">
            <text:p>297308</text:p>
          </table:table-cell>
          <table:table-cell office:value-type="float" office:value="302581" calcext:value-type="float">
            <text:p>302581</text:p>
          </table:table-cell>
          <table:table-cell office:value-type="float" office:value="307765" calcext:value-type="float">
            <text:p>307765</text:p>
          </table:table-cell>
          <table:table-cell office:value-type="float" office:value="311917" calcext:value-type="float">
            <text:p>311917</text:p>
          </table:table-cell>
          <table:table-cell office:value-type="float" office:value="315313" calcext:value-type="float">
            <text:p>315313</text:p>
          </table:table-cell>
          <table:table-cell office:value-type="float" office:value="318620" calcext:value-type="float">
            <text:p>318620</text:p>
          </table:table-cell>
          <table:table-cell office:value-type="float" office:value="323429" calcext:value-type="float">
            <text:p>323429</text:p>
          </table:table-cell>
          <table:table-cell office:value-type="float" office:value="328247" calcext:value-type="float">
            <text:p>328247</text:p>
          </table:table-cell>
          <table:table-cell office:value-type="float" office:value="333055" calcext:value-type="float">
            <text:p>333055</text:p>
          </table:table-cell>
          <table:table-cell office:value-type="float" office:value="338348" calcext:value-type="float">
            <text:p>338348</text:p>
          </table:table-cell>
          <table:table-cell office:value-type="float" office:value="342328" calcext:value-type="float">
            <text:p>342328</text:p>
          </table:table-cell>
          <table:table-cell office:value-type="float" office:value="345174" calcext:value-type="float">
            <text:p>345174</text:p>
          </table:table-cell>
          <table:table-cell office:value-type="float" office:value="346345" calcext:value-type="float">
            <text:p>346345</text:p>
          </table:table-cell>
          <table:table-cell office:value-type="float" office:value="350567" calcext:value-type="float">
            <text:p>350567</text:p>
          </table:table-cell>
          <table:table-cell office:value-type="float" office:value="355750" calcext:value-type="float">
            <text:p>355750</text:p>
          </table:table-cell>
          <table:table-cell office:value-type="float" office:value="360446" calcext:value-type="float">
            <text:p>360446</text:p>
          </table:table-cell>
          <table:table-cell office:value-type="float" office:value="365140" calcext:value-type="float">
            <text:p>365140</text:p>
          </table:table-cell>
          <table:table-cell office:value-type="float" office:value="369252" calcext:value-type="float">
            <text:p>369252</text:p>
          </table:table-cell>
          <table:table-cell office:value-type="float" office:value="372133" calcext:value-type="float">
            <text:p>372133</text:p>
          </table:table-cell>
          <table:table-cell office:value-type="float" office:value="375660" calcext:value-type="float">
            <text:p>375660</text:p>
          </table:table-cell>
          <table:table-cell office:value-type="float" office:value="380357" calcext:value-type="float">
            <text:p>380357</text:p>
          </table:table-cell>
          <table:table-cell office:value-type="float" office:value="386055" calcext:value-type="float">
            <text:p>386055</text:p>
          </table:table-cell>
          <table:table-cell office:value-type="float" office:value="391228" calcext:value-type="float">
            <text:p>391228</text:p>
          </table:table-cell>
          <table:table-cell office:value-type="float" office:value="396239" calcext:value-type="float">
            <text:p>396239</text:p>
          </table:table-cell>
          <table:table-cell office:value-type="float" office:value="400084" calcext:value-type="float">
            <text:p>400084</text:p>
          </table:table-cell>
          <table:table-cell office:value-type="float" office:value="402827" calcext:value-type="float">
            <text:p>402827</text:p>
          </table:table-cell>
          <table:table-cell office:value-type="float" office:value="406574" calcext:value-type="float">
            <text:p>406574</text:p>
          </table:table-cell>
          <table:table-cell office:value-type="float" office:value="411458" calcext:value-type="float">
            <text:p>411458</text:p>
          </table:table-cell>
          <table:table-cell office:value-type="float" office:value="417069" calcext:value-type="float">
            <text:p>417069</text:p>
          </table:table-cell>
          <table:table-cell office:value-type="float" office:value="421461" calcext:value-type="float">
            <text:p>421461</text:p>
          </table:table-cell>
          <table:table-cell office:value-type="float" office:value="425394" calcext:value-type="float">
            <text:p>425394</text:p>
          </table:table-cell>
        </table:table-row>
      </table:table>
      <table:named-expressions/>
      <table:database-ranges>
        <table:database-range table:name="__Anonymous_DB__1" table:target-range-address="time_series_covid_19_deaths.A1:time_series_covid_19_deaths.AMJ1048576" table:contains-header="false"/>
        <table:database-range table:name="__Anonymous_DB__2" table:target-range-address="time_series_covid_19_deaths.A1:time_series_covid_19_deaths.EQ456">
          <table:sort table:bind-styles-to-content="false"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4" table:function="sum"/>
              <table:subtotal-field table:field-number="5" table:function="sum"/>
              <table:subtotal-field table:field-number="6" table:function="sum"/>
              <table:subtotal-field table:field-number="7" table:function="sum"/>
              <table:subtotal-field table:field-number="8" table:function="sum"/>
              <table:subtotal-field table:field-number="9" table:function="sum"/>
              <table:subtotal-field table:field-number="10" table:function="sum"/>
              <table:subtotal-field table:field-number="11" table:function="sum"/>
              <table:subtotal-field table:field-number="12" table:function="sum"/>
              <table:subtotal-field table:field-number="13" table:function="sum"/>
              <table:subtotal-field table:field-number="14" table:function="sum"/>
              <table:subtotal-field table:field-number="15" table:function="sum"/>
              <table:subtotal-field table:field-number="16" table:function="sum"/>
              <table:subtotal-field table:field-number="17" table:function="sum"/>
              <table:subtotal-field table:field-number="18" table:function="sum"/>
              <table:subtotal-field table:field-number="19" table:function="sum"/>
              <table:subtotal-field table:field-number="20" table:function="sum"/>
              <table:subtotal-field table:field-number="21" table:function="sum"/>
              <table:subtotal-field table:field-number="22" table:function="sum"/>
              <table:subtotal-field table:field-number="23" table:function="sum"/>
              <table:subtotal-field table:field-number="24" table:function="sum"/>
              <table:subtotal-field table:field-number="25" table:function="sum"/>
              <table:subtotal-field table:field-number="26" table:function="sum"/>
              <table:subtotal-field table:field-number="27" table:function="sum"/>
              <table:subtotal-field table:field-number="28" table:function="sum"/>
              <table:subtotal-field table:field-number="29" table:function="sum"/>
              <table:subtotal-field table:field-number="30" table:function="sum"/>
              <table:subtotal-field table:field-number="31" table:function="sum"/>
              <table:subtotal-field table:field-number="32" table:function="sum"/>
              <table:subtotal-field table:field-number="33" table:function="sum"/>
              <table:subtotal-field table:field-number="34" table:function="sum"/>
              <table:subtotal-field table:field-number="35" table:function="sum"/>
              <table:subtotal-field table:field-number="36" table:function="sum"/>
              <table:subtotal-field table:field-number="37" table:function="sum"/>
              <table:subtotal-field table:field-number="38" table:function="sum"/>
              <table:subtotal-field table:field-number="39" table:function="sum"/>
              <table:subtotal-field table:field-number="40" table:function="sum"/>
              <table:subtotal-field table:field-number="41" table:function="sum"/>
              <table:subtotal-field table:field-number="42" table:function="sum"/>
              <table:subtotal-field table:field-number="43" table:function="sum"/>
              <table:subtotal-field table:field-number="44" table:function="sum"/>
              <table:subtotal-field table:field-number="45" table:function="sum"/>
              <table:subtotal-field table:field-number="46" table:function="sum"/>
              <table:subtotal-field table:field-number="47" table:function="sum"/>
              <table:subtotal-field table:field-number="48" table:function="sum"/>
              <table:subtotal-field table:field-number="49" table:function="sum"/>
              <table:subtotal-field table:field-number="50" table:function="sum"/>
              <table:subtotal-field table:field-number="51" table:function="sum"/>
              <table:subtotal-field table:field-number="52" table:function="sum"/>
              <table:subtotal-field table:field-number="53" table:function="sum"/>
              <table:subtotal-field table:field-number="54" table:function="sum"/>
              <table:subtotal-field table:field-number="55" table:function="sum"/>
              <table:subtotal-field table:field-number="56" table:function="sum"/>
              <table:subtotal-field table:field-number="57" table:function="sum"/>
              <table:subtotal-field table:field-number="58" table:function="sum"/>
              <table:subtotal-field table:field-number="59" table:function="sum"/>
              <table:subtotal-field table:field-number="60" table:function="sum"/>
              <table:subtotal-field table:field-number="61" table:function="sum"/>
              <table:subtotal-field table:field-number="62" table:function="sum"/>
              <table:subtotal-field table:field-number="63" table:function="sum"/>
              <table:subtotal-field table:field-number="64" table:function="sum"/>
              <table:subtotal-field table:field-number="65" table:function="sum"/>
              <table:subtotal-field table:field-number="66" table:function="sum"/>
              <table:subtotal-field table:field-number="67" table:function="sum"/>
              <table:subtotal-field table:field-number="68" table:function="sum"/>
              <table:subtotal-field table:field-number="69" table:function="sum"/>
              <table:subtotal-field table:field-number="70" table:function="sum"/>
              <table:subtotal-field table:field-number="71" table:function="sum"/>
              <table:subtotal-field table:field-number="72" table:function="sum"/>
              <table:subtotal-field table:field-number="73" table:function="sum"/>
              <table:subtotal-field table:field-number="74" table:function="sum"/>
              <table:subtotal-field table:field-number="75" table:function="sum"/>
              <table:subtotal-field table:field-number="76" table:function="sum"/>
              <table:subtotal-field table:field-number="77" table:function="sum"/>
              <table:subtotal-field table:field-number="78" table:function="sum"/>
              <table:subtotal-field table:field-number="79" table:function="sum"/>
              <table:subtotal-field table:field-number="80" table:function="sum"/>
              <table:subtotal-field table:field-number="81" table:function="sum"/>
              <table:subtotal-field table:field-number="82" table:function="sum"/>
              <table:subtotal-field table:field-number="83" table:function="sum"/>
              <table:subtotal-field table:field-number="84" table:function="sum"/>
              <table:subtotal-field table:field-number="85" table:function="sum"/>
              <table:subtotal-field table:field-number="86" table:function="sum"/>
              <table:subtotal-field table:field-number="87" table:function="sum"/>
              <table:subtotal-field table:field-number="88" table:function="sum"/>
              <table:subtotal-field table:field-number="89" table:function="sum"/>
              <table:subtotal-field table:field-number="90" table:function="sum"/>
              <table:subtotal-field table:field-number="91" table:function="sum"/>
              <table:subtotal-field table:field-number="92" table:function="sum"/>
              <table:subtotal-field table:field-number="93" table:function="sum"/>
              <table:subtotal-field table:field-number="94" table:function="sum"/>
              <table:subtotal-field table:field-number="95" table:function="sum"/>
              <table:subtotal-field table:field-number="96" table:function="sum"/>
              <table:subtotal-field table:field-number="97" table:function="sum"/>
              <table:subtotal-field table:field-number="98" table:function="sum"/>
              <table:subtotal-field table:field-number="99" table:function="sum"/>
              <table:subtotal-field table:field-number="100" table:function="sum"/>
              <table:subtotal-field table:field-number="101" table:function="sum"/>
              <table:subtotal-field table:field-number="102" table:function="sum"/>
              <table:subtotal-field table:field-number="103" table:function="sum"/>
              <table:subtotal-field table:field-number="104" table:function="sum"/>
              <table:subtotal-field table:field-number="105" table:function="sum"/>
              <table:subtotal-field table:field-number="106" table:function="sum"/>
              <table:subtotal-field table:field-number="107" table:function="sum"/>
              <table:subtotal-field table:field-number="108" table:function="sum"/>
              <table:subtotal-field table:field-number="109" table:function="sum"/>
              <table:subtotal-field table:field-number="110" table:function="sum"/>
              <table:subtotal-field table:field-number="111" table:function="sum"/>
              <table:subtotal-field table:field-number="112" table:function="sum"/>
              <table:subtotal-field table:field-number="113" table:function="sum"/>
              <table:subtotal-field table:field-number="114" table:function="sum"/>
              <table:subtotal-field table:field-number="115" table:function="sum"/>
              <table:subtotal-field table:field-number="116" table:function="sum"/>
              <table:subtotal-field table:field-number="117" table:function="sum"/>
              <table:subtotal-field table:field-number="118" table:function="sum"/>
              <table:subtotal-field table:field-number="119" table:function="sum"/>
              <table:subtotal-field table:field-number="120" table:function="sum"/>
              <table:subtotal-field table:field-number="121" table:function="sum"/>
              <table:subtotal-field table:field-number="122" table:function="sum"/>
              <table:subtotal-field table:field-number="123" table:function="sum"/>
              <table:subtotal-field table:field-number="124" table:function="sum"/>
              <table:subtotal-field table:field-number="125" table:function="sum"/>
              <table:subtotal-field table:field-number="126" table:function="sum"/>
              <table:subtotal-field table:field-number="127" table:function="sum"/>
              <table:subtotal-field table:field-number="128" table:function="sum"/>
              <table:subtotal-field table:field-number="129" table:function="sum"/>
              <table:subtotal-field table:field-number="130" table:function="sum"/>
              <table:subtotal-field table:field-number="131" table:function="sum"/>
              <table:subtotal-field table:field-number="132" table:function="sum"/>
              <table:subtotal-field table:field-number="133" table:function="sum"/>
              <table:subtotal-field table:field-number="134" table:function="sum"/>
              <table:subtotal-field table:field-number="135" table:function="sum"/>
              <table:subtotal-field table:field-number="136" table:function="sum"/>
              <table:subtotal-field table:field-number="137" table:function="sum"/>
              <table:subtotal-field table:field-number="138" table:function="sum"/>
              <table:subtotal-field table:field-number="139" table:function="sum"/>
              <table:subtotal-field table:field-number="140" table:function="sum"/>
              <table:subtotal-field table:field-number="141" table:function="sum"/>
              <table:subtotal-field table:field-number="142" table:function="sum"/>
              <table:subtotal-field table:field-number="143" table:function="sum"/>
              <table:subtotal-field table:field-number="144" table:function="sum"/>
              <table:subtotal-field table:field-number="145" table:function="sum"/>
              <table:subtotal-field table:field-number="146" table:function="sum"/>
            </table:subtotal-rule>
          </table:subtotal-rules>
        </table:database-range>
        <table:database-range table:name="__Anonymous_Sheet_DB__0" table:target-range-address="time_series_covid_19_deaths.A1:time_series_covid_19_deaths.EQ4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4T13:24:34.162543756</dc:date>
    <meta:editing-duration>PT3H38M25S</meta:editing-duration>
    <meta:editing-cycles>3</meta:editing-cycles>
    <meta:generator>LibreOffice/6.0.7.3$Linux_X86_64 LibreOffice_project/00m0$Build-3</meta:generator>
    <meta:document-statistic meta:table-count="1" meta:cell-count="66280" meta:object-count="0"/>
  </office:meta>
</office:document-meta>
</file>